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2" style:family="table">
      <style:table-properties style:width="18.733cm" table:align="left" style:writing-mode="lr-tb"/>
    </style:style>
    <style:style style:name="表格42.A" style:family="table-column">
      <style:table-column-properties style:column-width="3.002cm"/>
    </style:style>
    <style:style style:name="表格42.B" style:family="table-column">
      <style:table-column-properties style:column-width="2.503cm"/>
    </style:style>
    <style:style style:name="表格42.C" style:family="table-column">
      <style:table-column-properties style:column-width="0.75cm"/>
    </style:style>
    <style:style style:name="表格42.E" style:family="table-column">
      <style:table-column-properties style:column-width="1cm"/>
    </style:style>
    <style:style style:name="表格42.H" style:family="table-column">
      <style:table-column-properties style:column-width="5.004cm"/>
    </style:style>
    <style:style style:name="表格42.I" style:family="table-column">
      <style:table-column-properties style:column-width="3.503cm"/>
    </style:style>
    <style:style style:name="表格42.J" style:family="table-column">
      <style:table-column-properties style:column-width="0.071cm"/>
    </style:style>
    <style:style style:name="表格42.K" style:family="table-column">
      <style:table-column-properties style:column-width="0.041cm"/>
    </style:style>
    <style:style style:name="表格42.L" style:family="table-column">
      <style:table-column-properties style:column-width="0.109cm"/>
    </style:style>
    <style:style style:name="表格42.1" style:family="table-row">
      <style:table-row-properties fo:keep-together="auto"/>
    </style:style>
    <style:style style:name="表格4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2.K1" style:family="table-cell">
      <style:table-cell-properties style:vertical-align="top" fo:padding="0cm" fo:border="none" style:writing-mode="lr-tb"/>
    </style:style>
    <style:style style:name="表格4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9" style:family="table">
      <style:table-properties style:width="18.733cm" table:align="left" style:writing-mode="lr-tb"/>
    </style:style>
    <style:style style:name="表格29.A" style:family="table-column">
      <style:table-column-properties style:column-width="3.002cm"/>
    </style:style>
    <style:style style:name="表格29.B" style:family="table-column">
      <style:table-column-properties style:column-width="2.503cm"/>
    </style:style>
    <style:style style:name="表格29.C" style:family="table-column">
      <style:table-column-properties style:column-width="0.75cm"/>
    </style:style>
    <style:style style:name="表格29.E" style:family="table-column">
      <style:table-column-properties style:column-width="1cm"/>
    </style:style>
    <style:style style:name="表格29.H" style:family="table-column">
      <style:table-column-properties style:column-width="5.004cm"/>
    </style:style>
    <style:style style:name="表格29.I" style:family="table-column">
      <style:table-column-properties style:column-width="3.503cm"/>
    </style:style>
    <style:style style:name="表格29.J" style:family="table-column">
      <style:table-column-properties style:column-width="0.071cm"/>
    </style:style>
    <style:style style:name="表格29.K" style:family="table-column">
      <style:table-column-properties style:column-width="0.041cm"/>
    </style:style>
    <style:style style:name="表格29.L" style:family="table-column">
      <style:table-column-properties style:column-width="0.10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9.K1" style:family="table-cell">
      <style:table-cell-properties style:vertical-align="top" fo:padding="0cm" fo:border="none" style:writing-mode="lr-tb"/>
    </style:style>
    <style:style style:name="表格2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0" style:family="table">
      <style:table-properties style:width="18.733cm" table:align="left" style:writing-mode="lr-tb"/>
    </style:style>
    <style:style style:name="表格30.A" style:family="table-column">
      <style:table-column-properties style:column-width="3.002cm"/>
    </style:style>
    <style:style style:name="表格30.B" style:family="table-column">
      <style:table-column-properties style:column-width="2.503cm"/>
    </style:style>
    <style:style style:name="表格30.C" style:family="table-column">
      <style:table-column-properties style:column-width="0.75cm"/>
    </style:style>
    <style:style style:name="表格30.E" style:family="table-column">
      <style:table-column-properties style:column-width="1cm"/>
    </style:style>
    <style:style style:name="表格30.H" style:family="table-column">
      <style:table-column-properties style:column-width="5.004cm"/>
    </style:style>
    <style:style style:name="表格30.I" style:family="table-column">
      <style:table-column-properties style:column-width="3.503cm"/>
    </style:style>
    <style:style style:name="表格30.J" style:family="table-column">
      <style:table-column-properties style:column-width="0.071cm"/>
    </style:style>
    <style:style style:name="表格30.K" style:family="table-column">
      <style:table-column-properties style:column-width="0.041cm"/>
    </style:style>
    <style:style style:name="表格30.L" style:family="table-column">
      <style:table-column-properties style:column-width="0.109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0.K1" style:family="table-cell">
      <style:table-cell-properties style:vertical-align="top" fo:padding="0cm" fo:border="none" style:writing-mode="lr-tb"/>
    </style:style>
    <style:style style:name="表格3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1" style:family="table">
      <style:table-properties style:width="18.733cm" table:align="left" style:writing-mode="lr-tb"/>
    </style:style>
    <style:style style:name="表格31.A" style:family="table-column">
      <style:table-column-properties style:column-width="3.002cm"/>
    </style:style>
    <style:style style:name="表格31.B" style:family="table-column">
      <style:table-column-properties style:column-width="2.503cm"/>
    </style:style>
    <style:style style:name="表格31.C" style:family="table-column">
      <style:table-column-properties style:column-width="0.75cm"/>
    </style:style>
    <style:style style:name="表格31.E" style:family="table-column">
      <style:table-column-properties style:column-width="1cm"/>
    </style:style>
    <style:style style:name="表格31.H" style:family="table-column">
      <style:table-column-properties style:column-width="5.004cm"/>
    </style:style>
    <style:style style:name="表格31.I" style:family="table-column">
      <style:table-column-properties style:column-width="3.503cm"/>
    </style:style>
    <style:style style:name="表格31.J" style:family="table-column">
      <style:table-column-properties style:column-width="0.071cm"/>
    </style:style>
    <style:style style:name="表格31.K" style:family="table-column">
      <style:table-column-properties style:column-width="0.041cm"/>
    </style:style>
    <style:style style:name="表格31.L" style:family="table-column">
      <style:table-column-properties style:column-width="0.109cm"/>
    </style:style>
    <style:style style:name="表格31.1" style:family="table-row">
      <style:table-row-properties fo:keep-together="auto"/>
    </style:style>
    <style:style style:name="表格3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1.K1" style:family="table-cell">
      <style:table-cell-properties style:vertical-align="top" fo:padding="0cm" fo:border="none" style:writing-mode="lr-tb"/>
    </style:style>
    <style:style style:name="表格3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8" style:family="table">
      <style:table-properties style:width="18.733cm" table:align="left" style:writing-mode="lr-tb"/>
    </style:style>
    <style:style style:name="表格38.A" style:family="table-column">
      <style:table-column-properties style:column-width="3.002cm"/>
    </style:style>
    <style:style style:name="表格38.B" style:family="table-column">
      <style:table-column-properties style:column-width="2.503cm"/>
    </style:style>
    <style:style style:name="表格38.C" style:family="table-column">
      <style:table-column-properties style:column-width="0.75cm"/>
    </style:style>
    <style:style style:name="表格38.E" style:family="table-column">
      <style:table-column-properties style:column-width="1cm"/>
    </style:style>
    <style:style style:name="表格38.H" style:family="table-column">
      <style:table-column-properties style:column-width="5.004cm"/>
    </style:style>
    <style:style style:name="表格38.I" style:family="table-column">
      <style:table-column-properties style:column-width="3.503cm"/>
    </style:style>
    <style:style style:name="表格38.J" style:family="table-column">
      <style:table-column-properties style:column-width="0.071cm"/>
    </style:style>
    <style:style style:name="表格38.K" style:family="table-column">
      <style:table-column-properties style:column-width="0.041cm"/>
    </style:style>
    <style:style style:name="表格38.L" style:family="table-column">
      <style:table-column-properties style:column-width="0.109cm"/>
    </style:style>
    <style:style style:name="表格38.1" style:family="table-row">
      <style:table-row-properties fo:keep-together="auto"/>
    </style:style>
    <style:style style:name="表格3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8.K1" style:family="table-cell">
      <style:table-cell-properties style:vertical-align="top" fo:padding="0cm" fo:border="none" style:writing-mode="lr-tb"/>
    </style:style>
    <style:style style:name="表格3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2" style:family="table">
      <style:table-properties style:width="18.733cm" table:align="left" style:writing-mode="lr-tb"/>
    </style:style>
    <style:style style:name="表格32.A" style:family="table-column">
      <style:table-column-properties style:column-width="3.002cm"/>
    </style:style>
    <style:style style:name="表格32.B" style:family="table-column">
      <style:table-column-properties style:column-width="2.503cm"/>
    </style:style>
    <style:style style:name="表格32.C" style:family="table-column">
      <style:table-column-properties style:column-width="0.75cm"/>
    </style:style>
    <style:style style:name="表格32.E" style:family="table-column">
      <style:table-column-properties style:column-width="1cm"/>
    </style:style>
    <style:style style:name="表格32.H" style:family="table-column">
      <style:table-column-properties style:column-width="5.004cm"/>
    </style:style>
    <style:style style:name="表格32.I" style:family="table-column">
      <style:table-column-properties style:column-width="3.503cm"/>
    </style:style>
    <style:style style:name="表格32.J" style:family="table-column">
      <style:table-column-properties style:column-width="0.071cm"/>
    </style:style>
    <style:style style:name="表格32.K" style:family="table-column">
      <style:table-column-properties style:column-width="0.041cm"/>
    </style:style>
    <style:style style:name="表格32.L" style:family="table-column">
      <style:table-column-properties style:column-width="0.109cm"/>
    </style:style>
    <style:style style:name="表格32.1" style:family="table-row">
      <style:table-row-properties fo:keep-together="auto"/>
    </style:style>
    <style:style style:name="表格3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2.K1" style:family="table-cell">
      <style:table-cell-properties style:vertical-align="top" fo:padding="0cm" fo:border="none" style:writing-mode="lr-tb"/>
    </style:style>
    <style:style style:name="表格3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3" style:family="table">
      <style:table-properties style:width="18.733cm" table:align="left" style:writing-mode="lr-tb"/>
    </style:style>
    <style:style style:name="表格33.A" style:family="table-column">
      <style:table-column-properties style:column-width="3.002cm"/>
    </style:style>
    <style:style style:name="表格33.B" style:family="table-column">
      <style:table-column-properties style:column-width="2.503cm"/>
    </style:style>
    <style:style style:name="表格33.C" style:family="table-column">
      <style:table-column-properties style:column-width="0.75cm"/>
    </style:style>
    <style:style style:name="表格33.E" style:family="table-column">
      <style:table-column-properties style:column-width="1cm"/>
    </style:style>
    <style:style style:name="表格33.H" style:family="table-column">
      <style:table-column-properties style:column-width="5.004cm"/>
    </style:style>
    <style:style style:name="表格33.I" style:family="table-column">
      <style:table-column-properties style:column-width="3.503cm"/>
    </style:style>
    <style:style style:name="表格33.J" style:family="table-column">
      <style:table-column-properties style:column-width="0.071cm"/>
    </style:style>
    <style:style style:name="表格33.K" style:family="table-column">
      <style:table-column-properties style:column-width="0.041cm"/>
    </style:style>
    <style:style style:name="表格33.L" style:family="table-column">
      <style:table-column-properties style:column-width="0.109cm"/>
    </style:style>
    <style:style style:name="表格33.1" style:family="table-row">
      <style:table-row-properties fo:keep-together="auto"/>
    </style:style>
    <style:style style:name="表格3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3.K1" style:family="table-cell">
      <style:table-cell-properties style:vertical-align="top" fo:padding="0cm" fo:border="none" style:writing-mode="lr-tb"/>
    </style:style>
    <style:style style:name="表格3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4" style:family="table">
      <style:table-properties style:width="18.733cm" table:align="left" style:writing-mode="lr-tb"/>
    </style:style>
    <style:style style:name="表格34.A" style:family="table-column">
      <style:table-column-properties style:column-width="3.002cm"/>
    </style:style>
    <style:style style:name="表格34.B" style:family="table-column">
      <style:table-column-properties style:column-width="2.503cm"/>
    </style:style>
    <style:style style:name="表格34.C" style:family="table-column">
      <style:table-column-properties style:column-width="0.75cm"/>
    </style:style>
    <style:style style:name="表格34.E" style:family="table-column">
      <style:table-column-properties style:column-width="1cm"/>
    </style:style>
    <style:style style:name="表格34.H" style:family="table-column">
      <style:table-column-properties style:column-width="5.004cm"/>
    </style:style>
    <style:style style:name="表格34.I" style:family="table-column">
      <style:table-column-properties style:column-width="3.503cm"/>
    </style:style>
    <style:style style:name="表格34.J" style:family="table-column">
      <style:table-column-properties style:column-width="0.071cm"/>
    </style:style>
    <style:style style:name="表格34.K" style:family="table-column">
      <style:table-column-properties style:column-width="0.041cm"/>
    </style:style>
    <style:style style:name="表格34.L" style:family="table-column">
      <style:table-column-properties style:column-width="0.109cm"/>
    </style:style>
    <style:style style:name="表格34.1" style:family="table-row">
      <style:table-row-properties fo:keep-together="auto"/>
    </style:style>
    <style:style style:name="表格3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4.K1" style:family="table-cell">
      <style:table-cell-properties style:vertical-align="top" fo:padding="0cm" fo:border="none" style:writing-mode="lr-tb"/>
    </style:style>
    <style:style style:name="表格3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5" style:family="table">
      <style:table-properties style:width="18.733cm" table:align="left" style:writing-mode="lr-tb"/>
    </style:style>
    <style:style style:name="表格35.A" style:family="table-column">
      <style:table-column-properties style:column-width="3.002cm"/>
    </style:style>
    <style:style style:name="表格35.B" style:family="table-column">
      <style:table-column-properties style:column-width="2.503cm"/>
    </style:style>
    <style:style style:name="表格35.C" style:family="table-column">
      <style:table-column-properties style:column-width="0.75cm"/>
    </style:style>
    <style:style style:name="表格35.E" style:family="table-column">
      <style:table-column-properties style:column-width="1cm"/>
    </style:style>
    <style:style style:name="表格35.H" style:family="table-column">
      <style:table-column-properties style:column-width="5.004cm"/>
    </style:style>
    <style:style style:name="表格35.I" style:family="table-column">
      <style:table-column-properties style:column-width="3.503cm"/>
    </style:style>
    <style:style style:name="表格35.J" style:family="table-column">
      <style:table-column-properties style:column-width="0.071cm"/>
    </style:style>
    <style:style style:name="表格35.K" style:family="table-column">
      <style:table-column-properties style:column-width="0.041cm"/>
    </style:style>
    <style:style style:name="表格35.L" style:family="table-column">
      <style:table-column-properties style:column-width="0.109cm"/>
    </style:style>
    <style:style style:name="表格35.1" style:family="table-row">
      <style:table-row-properties fo:keep-together="auto"/>
    </style:style>
    <style:style style:name="表格3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5.K1" style:family="table-cell">
      <style:table-cell-properties style:vertical-align="top" fo:padding="0cm" fo:border="none" style:writing-mode="lr-tb"/>
    </style:style>
    <style:style style:name="表格3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0" style:family="table">
      <style:table-properties style:width="18.733cm" table:align="left" style:writing-mode="lr-tb"/>
    </style:style>
    <style:style style:name="表格60.A" style:family="table-column">
      <style:table-column-properties style:column-width="3.002cm"/>
    </style:style>
    <style:style style:name="表格60.B" style:family="table-column">
      <style:table-column-properties style:column-width="2.503cm"/>
    </style:style>
    <style:style style:name="表格60.C" style:family="table-column">
      <style:table-column-properties style:column-width="0.75cm"/>
    </style:style>
    <style:style style:name="表格60.E" style:family="table-column">
      <style:table-column-properties style:column-width="1cm"/>
    </style:style>
    <style:style style:name="表格60.H" style:family="table-column">
      <style:table-column-properties style:column-width="5.004cm"/>
    </style:style>
    <style:style style:name="表格60.I" style:family="table-column">
      <style:table-column-properties style:column-width="3.503cm"/>
    </style:style>
    <style:style style:name="表格60.J" style:family="table-column">
      <style:table-column-properties style:column-width="0.071cm"/>
    </style:style>
    <style:style style:name="表格60.K" style:family="table-column">
      <style:table-column-properties style:column-width="0.041cm"/>
    </style:style>
    <style:style style:name="表格60.L" style:family="table-column">
      <style:table-column-properties style:column-width="0.109cm"/>
    </style:style>
    <style:style style:name="表格60.1" style:family="table-row">
      <style:table-row-properties fo:keep-together="auto"/>
    </style:style>
    <style:style style:name="表格6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0.K1" style:family="table-cell">
      <style:table-cell-properties style:vertical-align="top" fo:padding="0cm" fo:border="none" style:writing-mode="lr-tb"/>
    </style:style>
    <style:style style:name="表格6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6" style:family="table">
      <style:table-properties style:width="18.733cm" table:align="left" style:writing-mode="lr-tb"/>
    </style:style>
    <style:style style:name="表格36.A" style:family="table-column">
      <style:table-column-properties style:column-width="3.002cm"/>
    </style:style>
    <style:style style:name="表格36.B" style:family="table-column">
      <style:table-column-properties style:column-width="2.503cm"/>
    </style:style>
    <style:style style:name="表格36.C" style:family="table-column">
      <style:table-column-properties style:column-width="0.75cm"/>
    </style:style>
    <style:style style:name="表格36.E" style:family="table-column">
      <style:table-column-properties style:column-width="1cm"/>
    </style:style>
    <style:style style:name="表格36.H" style:family="table-column">
      <style:table-column-properties style:column-width="5.004cm"/>
    </style:style>
    <style:style style:name="表格36.I" style:family="table-column">
      <style:table-column-properties style:column-width="3.503cm"/>
    </style:style>
    <style:style style:name="表格36.J" style:family="table-column">
      <style:table-column-properties style:column-width="0.071cm"/>
    </style:style>
    <style:style style:name="表格36.K" style:family="table-column">
      <style:table-column-properties style:column-width="0.041cm"/>
    </style:style>
    <style:style style:name="表格36.L" style:family="table-column">
      <style:table-column-properties style:column-width="0.109cm"/>
    </style:style>
    <style:style style:name="表格36.1" style:family="table-row">
      <style:table-row-properties fo:keep-together="auto"/>
    </style:style>
    <style:style style:name="表格3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6.K1" style:family="table-cell">
      <style:table-cell-properties style:vertical-align="top" fo:padding="0cm" fo:border="none" style:writing-mode="lr-tb"/>
    </style:style>
    <style:style style:name="表格3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7" style:family="table">
      <style:table-properties style:width="18.733cm" table:align="left" style:writing-mode="lr-tb"/>
    </style:style>
    <style:style style:name="表格37.A" style:family="table-column">
      <style:table-column-properties style:column-width="3.002cm"/>
    </style:style>
    <style:style style:name="表格37.B" style:family="table-column">
      <style:table-column-properties style:column-width="2.503cm"/>
    </style:style>
    <style:style style:name="表格37.C" style:family="table-column">
      <style:table-column-properties style:column-width="0.75cm"/>
    </style:style>
    <style:style style:name="表格37.E" style:family="table-column">
      <style:table-column-properties style:column-width="1cm"/>
    </style:style>
    <style:style style:name="表格37.H" style:family="table-column">
      <style:table-column-properties style:column-width="5.004cm"/>
    </style:style>
    <style:style style:name="表格37.I" style:family="table-column">
      <style:table-column-properties style:column-width="3.503cm"/>
    </style:style>
    <style:style style:name="表格37.J" style:family="table-column">
      <style:table-column-properties style:column-width="0.071cm"/>
    </style:style>
    <style:style style:name="表格37.K" style:family="table-column">
      <style:table-column-properties style:column-width="0.041cm"/>
    </style:style>
    <style:style style:name="表格37.L" style:family="table-column">
      <style:table-column-properties style:column-width="0.109cm"/>
    </style:style>
    <style:style style:name="表格37.1" style:family="table-row">
      <style:table-row-properties fo:keep-together="auto"/>
    </style:style>
    <style:style style:name="表格3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7.K1" style:family="table-cell">
      <style:table-cell-properties style:vertical-align="top" fo:padding="0cm" fo:border="none" style:writing-mode="lr-tb"/>
    </style:style>
    <style:style style:name="表格3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0" style:family="table">
      <style:table-properties style:width="18.733cm" table:align="left" style:writing-mode="lr-tb"/>
    </style:style>
    <style:style style:name="表格40.A" style:family="table-column">
      <style:table-column-properties style:column-width="3.002cm"/>
    </style:style>
    <style:style style:name="表格40.B" style:family="table-column">
      <style:table-column-properties style:column-width="2.503cm"/>
    </style:style>
    <style:style style:name="表格40.C" style:family="table-column">
      <style:table-column-properties style:column-width="0.75cm"/>
    </style:style>
    <style:style style:name="表格40.E" style:family="table-column">
      <style:table-column-properties style:column-width="1cm"/>
    </style:style>
    <style:style style:name="表格40.H" style:family="table-column">
      <style:table-column-properties style:column-width="5.004cm"/>
    </style:style>
    <style:style style:name="表格40.I" style:family="table-column">
      <style:table-column-properties style:column-width="3.503cm"/>
    </style:style>
    <style:style style:name="表格40.J" style:family="table-column">
      <style:table-column-properties style:column-width="0.071cm"/>
    </style:style>
    <style:style style:name="表格40.K" style:family="table-column">
      <style:table-column-properties style:column-width="0.041cm"/>
    </style:style>
    <style:style style:name="表格40.L" style:family="table-column">
      <style:table-column-properties style:column-width="0.109cm"/>
    </style:style>
    <style:style style:name="表格40.1" style:family="table-row">
      <style:table-row-properties fo:keep-together="auto"/>
    </style:style>
    <style:style style:name="表格4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0.K1" style:family="table-cell">
      <style:table-cell-properties style:vertical-align="top" fo:padding="0cm" fo:border="none" style:writing-mode="lr-tb"/>
    </style:style>
    <style:style style:name="表格4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9" style:family="table">
      <style:table-properties style:width="18.733cm" table:align="left" style:writing-mode="lr-tb"/>
    </style:style>
    <style:style style:name="表格39.A" style:family="table-column">
      <style:table-column-properties style:column-width="3.002cm"/>
    </style:style>
    <style:style style:name="表格39.B" style:family="table-column">
      <style:table-column-properties style:column-width="2.503cm"/>
    </style:style>
    <style:style style:name="表格39.C" style:family="table-column">
      <style:table-column-properties style:column-width="0.75cm"/>
    </style:style>
    <style:style style:name="表格39.E" style:family="table-column">
      <style:table-column-properties style:column-width="1cm"/>
    </style:style>
    <style:style style:name="表格39.H" style:family="table-column">
      <style:table-column-properties style:column-width="5.004cm"/>
    </style:style>
    <style:style style:name="表格39.I" style:family="table-column">
      <style:table-column-properties style:column-width="3.503cm"/>
    </style:style>
    <style:style style:name="表格39.J" style:family="table-column">
      <style:table-column-properties style:column-width="0.071cm"/>
    </style:style>
    <style:style style:name="表格39.K" style:family="table-column">
      <style:table-column-properties style:column-width="0.041cm"/>
    </style:style>
    <style:style style:name="表格39.L" style:family="table-column">
      <style:table-column-properties style:column-width="0.109cm"/>
    </style:style>
    <style:style style:name="表格39.1" style:family="table-row">
      <style:table-row-properties fo:keep-together="auto"/>
    </style:style>
    <style:style style:name="表格3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9.K1" style:family="table-cell">
      <style:table-cell-properties style:vertical-align="top" fo:padding="0cm" fo:border="none" style:writing-mode="lr-tb"/>
    </style:style>
    <style:style style:name="表格3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1" style:family="table">
      <style:table-properties style:width="18.733cm" table:align="left" style:writing-mode="lr-tb"/>
    </style:style>
    <style:style style:name="表格41.A" style:family="table-column">
      <style:table-column-properties style:column-width="3.002cm"/>
    </style:style>
    <style:style style:name="表格41.B" style:family="table-column">
      <style:table-column-properties style:column-width="2.503cm"/>
    </style:style>
    <style:style style:name="表格41.C" style:family="table-column">
      <style:table-column-properties style:column-width="0.75cm"/>
    </style:style>
    <style:style style:name="表格41.E" style:family="table-column">
      <style:table-column-properties style:column-width="1cm"/>
    </style:style>
    <style:style style:name="表格41.H" style:family="table-column">
      <style:table-column-properties style:column-width="5.004cm"/>
    </style:style>
    <style:style style:name="表格41.I" style:family="table-column">
      <style:table-column-properties style:column-width="3.503cm"/>
    </style:style>
    <style:style style:name="表格41.J" style:family="table-column">
      <style:table-column-properties style:column-width="0.071cm"/>
    </style:style>
    <style:style style:name="表格41.K" style:family="table-column">
      <style:table-column-properties style:column-width="0.041cm"/>
    </style:style>
    <style:style style:name="表格41.L" style:family="table-column">
      <style:table-column-properties style:column-width="0.109cm"/>
    </style:style>
    <style:style style:name="表格41.1" style:family="table-row">
      <style:table-row-properties fo:keep-together="auto"/>
    </style:style>
    <style:style style:name="表格4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1.K1" style:family="table-cell">
      <style:table-cell-properties style:vertical-align="top" fo:padding="0cm" fo:border="none" style:writing-mode="lr-tb"/>
    </style:style>
    <style:style style:name="表格4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3" style:family="table">
      <style:table-properties style:width="18.733cm" table:align="left" style:writing-mode="lr-tb"/>
    </style:style>
    <style:style style:name="表格43.A" style:family="table-column">
      <style:table-column-properties style:column-width="3.002cm"/>
    </style:style>
    <style:style style:name="表格43.B" style:family="table-column">
      <style:table-column-properties style:column-width="2.503cm"/>
    </style:style>
    <style:style style:name="表格43.C" style:family="table-column">
      <style:table-column-properties style:column-width="0.75cm"/>
    </style:style>
    <style:style style:name="表格43.E" style:family="table-column">
      <style:table-column-properties style:column-width="1cm"/>
    </style:style>
    <style:style style:name="表格43.H" style:family="table-column">
      <style:table-column-properties style:column-width="5.004cm"/>
    </style:style>
    <style:style style:name="表格43.I" style:family="table-column">
      <style:table-column-properties style:column-width="3.503cm"/>
    </style:style>
    <style:style style:name="表格43.J" style:family="table-column">
      <style:table-column-properties style:column-width="0.071cm"/>
    </style:style>
    <style:style style:name="表格43.K" style:family="table-column">
      <style:table-column-properties style:column-width="0.041cm"/>
    </style:style>
    <style:style style:name="表格43.L" style:family="table-column">
      <style:table-column-properties style:column-width="0.109cm"/>
    </style:style>
    <style:style style:name="表格43.1" style:family="table-row">
      <style:table-row-properties fo:keep-together="auto"/>
    </style:style>
    <style:style style:name="表格4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3.K1" style:family="table-cell">
      <style:table-cell-properties style:vertical-align="top" fo:padding="0cm" fo:border="none" style:writing-mode="lr-tb"/>
    </style:style>
    <style:style style:name="表格4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5" style:family="table">
      <style:table-properties style:width="18.733cm" table:align="left" style:writing-mode="lr-tb"/>
    </style:style>
    <style:style style:name="表格45.A" style:family="table-column">
      <style:table-column-properties style:column-width="3.002cm"/>
    </style:style>
    <style:style style:name="表格45.B" style:family="table-column">
      <style:table-column-properties style:column-width="2.503cm"/>
    </style:style>
    <style:style style:name="表格45.C" style:family="table-column">
      <style:table-column-properties style:column-width="0.75cm"/>
    </style:style>
    <style:style style:name="表格45.E" style:family="table-column">
      <style:table-column-properties style:column-width="1cm"/>
    </style:style>
    <style:style style:name="表格45.H" style:family="table-column">
      <style:table-column-properties style:column-width="5.004cm"/>
    </style:style>
    <style:style style:name="表格45.I" style:family="table-column">
      <style:table-column-properties style:column-width="3.503cm"/>
    </style:style>
    <style:style style:name="表格45.J" style:family="table-column">
      <style:table-column-properties style:column-width="0.071cm"/>
    </style:style>
    <style:style style:name="表格45.K" style:family="table-column">
      <style:table-column-properties style:column-width="0.041cm"/>
    </style:style>
    <style:style style:name="表格45.L" style:family="table-column">
      <style:table-column-properties style:column-width="0.109cm"/>
    </style:style>
    <style:style style:name="表格45.1" style:family="table-row">
      <style:table-row-properties fo:keep-together="auto"/>
    </style:style>
    <style:style style:name="表格4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5.K1" style:family="table-cell">
      <style:table-cell-properties style:vertical-align="top" fo:padding="0cm" fo:border="none" style:writing-mode="lr-tb"/>
    </style:style>
    <style:style style:name="表格4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4" style:family="table">
      <style:table-properties style:width="18.733cm" table:align="left" style:writing-mode="lr-tb"/>
    </style:style>
    <style:style style:name="表格44.A" style:family="table-column">
      <style:table-column-properties style:column-width="3.002cm"/>
    </style:style>
    <style:style style:name="表格44.B" style:family="table-column">
      <style:table-column-properties style:column-width="2.503cm"/>
    </style:style>
    <style:style style:name="表格44.C" style:family="table-column">
      <style:table-column-properties style:column-width="0.75cm"/>
    </style:style>
    <style:style style:name="表格44.E" style:family="table-column">
      <style:table-column-properties style:column-width="1cm"/>
    </style:style>
    <style:style style:name="表格44.H" style:family="table-column">
      <style:table-column-properties style:column-width="5.004cm"/>
    </style:style>
    <style:style style:name="表格44.I" style:family="table-column">
      <style:table-column-properties style:column-width="3.503cm"/>
    </style:style>
    <style:style style:name="表格44.J" style:family="table-column">
      <style:table-column-properties style:column-width="0.071cm"/>
    </style:style>
    <style:style style:name="表格44.K" style:family="table-column">
      <style:table-column-properties style:column-width="0.041cm"/>
    </style:style>
    <style:style style:name="表格44.L" style:family="table-column">
      <style:table-column-properties style:column-width="0.109cm"/>
    </style:style>
    <style:style style:name="表格44.1" style:family="table-row">
      <style:table-row-properties fo:keep-together="auto"/>
    </style:style>
    <style:style style:name="表格4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4.K1" style:family="table-cell">
      <style:table-cell-properties style:vertical-align="top" fo:padding="0cm" fo:border="none" style:writing-mode="lr-tb"/>
    </style:style>
    <style:style style:name="表格4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7" style:family="table">
      <style:table-properties style:width="18.733cm" table:align="left" style:writing-mode="lr-tb"/>
    </style:style>
    <style:style style:name="表格47.A" style:family="table-column">
      <style:table-column-properties style:column-width="3.002cm"/>
    </style:style>
    <style:style style:name="表格47.B" style:family="table-column">
      <style:table-column-properties style:column-width="2.503cm"/>
    </style:style>
    <style:style style:name="表格47.C" style:family="table-column">
      <style:table-column-properties style:column-width="0.75cm"/>
    </style:style>
    <style:style style:name="表格47.E" style:family="table-column">
      <style:table-column-properties style:column-width="1cm"/>
    </style:style>
    <style:style style:name="表格47.H" style:family="table-column">
      <style:table-column-properties style:column-width="5.004cm"/>
    </style:style>
    <style:style style:name="表格47.I" style:family="table-column">
      <style:table-column-properties style:column-width="3.503cm"/>
    </style:style>
    <style:style style:name="表格47.J" style:family="table-column">
      <style:table-column-properties style:column-width="0.071cm"/>
    </style:style>
    <style:style style:name="表格47.K" style:family="table-column">
      <style:table-column-properties style:column-width="0.041cm"/>
    </style:style>
    <style:style style:name="表格47.L" style:family="table-column">
      <style:table-column-properties style:column-width="0.109cm"/>
    </style:style>
    <style:style style:name="表格47.1" style:family="table-row">
      <style:table-row-properties fo:keep-together="auto"/>
    </style:style>
    <style:style style:name="表格4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7.K1" style:family="table-cell">
      <style:table-cell-properties style:vertical-align="top" fo:padding="0cm" fo:border="none" style:writing-mode="lr-tb"/>
    </style:style>
    <style:style style:name="表格4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8" style:family="table">
      <style:table-properties style:width="18.733cm" table:align="left" style:writing-mode="lr-tb"/>
    </style:style>
    <style:style style:name="表格48.A" style:family="table-column">
      <style:table-column-properties style:column-width="3.002cm"/>
    </style:style>
    <style:style style:name="表格48.B" style:family="table-column">
      <style:table-column-properties style:column-width="2.503cm"/>
    </style:style>
    <style:style style:name="表格48.C" style:family="table-column">
      <style:table-column-properties style:column-width="0.75cm"/>
    </style:style>
    <style:style style:name="表格48.E" style:family="table-column">
      <style:table-column-properties style:column-width="1cm"/>
    </style:style>
    <style:style style:name="表格48.H" style:family="table-column">
      <style:table-column-properties style:column-width="5.004cm"/>
    </style:style>
    <style:style style:name="表格48.I" style:family="table-column">
      <style:table-column-properties style:column-width="3.503cm"/>
    </style:style>
    <style:style style:name="表格48.J" style:family="table-column">
      <style:table-column-properties style:column-width="0.071cm"/>
    </style:style>
    <style:style style:name="表格48.K" style:family="table-column">
      <style:table-column-properties style:column-width="0.041cm"/>
    </style:style>
    <style:style style:name="表格48.L" style:family="table-column">
      <style:table-column-properties style:column-width="0.109cm"/>
    </style:style>
    <style:style style:name="表格48.1" style:family="table-row">
      <style:table-row-properties fo:keep-together="auto"/>
    </style:style>
    <style:style style:name="表格4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8.K1" style:family="table-cell">
      <style:table-cell-properties style:vertical-align="top" fo:padding="0cm" fo:border="none" style:writing-mode="lr-tb"/>
    </style:style>
    <style:style style:name="表格4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9" style:family="table">
      <style:table-properties style:width="18.733cm" table:align="left" style:writing-mode="lr-tb"/>
    </style:style>
    <style:style style:name="表格49.A" style:family="table-column">
      <style:table-column-properties style:column-width="3.002cm"/>
    </style:style>
    <style:style style:name="表格49.B" style:family="table-column">
      <style:table-column-properties style:column-width="2.503cm"/>
    </style:style>
    <style:style style:name="表格49.C" style:family="table-column">
      <style:table-column-properties style:column-width="0.75cm"/>
    </style:style>
    <style:style style:name="表格49.E" style:family="table-column">
      <style:table-column-properties style:column-width="1cm"/>
    </style:style>
    <style:style style:name="表格49.H" style:family="table-column">
      <style:table-column-properties style:column-width="5.004cm"/>
    </style:style>
    <style:style style:name="表格49.I" style:family="table-column">
      <style:table-column-properties style:column-width="3.503cm"/>
    </style:style>
    <style:style style:name="表格49.J" style:family="table-column">
      <style:table-column-properties style:column-width="0.071cm"/>
    </style:style>
    <style:style style:name="表格49.K" style:family="table-column">
      <style:table-column-properties style:column-width="0.041cm"/>
    </style:style>
    <style:style style:name="表格49.L" style:family="table-column">
      <style:table-column-properties style:column-width="0.109cm"/>
    </style:style>
    <style:style style:name="表格49.1" style:family="table-row">
      <style:table-row-properties fo:keep-together="auto"/>
    </style:style>
    <style:style style:name="表格4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9.K1" style:family="table-cell">
      <style:table-cell-properties style:vertical-align="top" fo:padding="0cm" fo:border="none" style:writing-mode="lr-tb"/>
    </style:style>
    <style:style style:name="表格4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0" style:family="table">
      <style:table-properties style:width="18.733cm" table:align="left" style:writing-mode="lr-tb"/>
    </style:style>
    <style:style style:name="表格50.A" style:family="table-column">
      <style:table-column-properties style:column-width="3.002cm"/>
    </style:style>
    <style:style style:name="表格50.B" style:family="table-column">
      <style:table-column-properties style:column-width="2.503cm"/>
    </style:style>
    <style:style style:name="表格50.C" style:family="table-column">
      <style:table-column-properties style:column-width="0.75cm"/>
    </style:style>
    <style:style style:name="表格50.E" style:family="table-column">
      <style:table-column-properties style:column-width="1cm"/>
    </style:style>
    <style:style style:name="表格50.H" style:family="table-column">
      <style:table-column-properties style:column-width="5.004cm"/>
    </style:style>
    <style:style style:name="表格50.I" style:family="table-column">
      <style:table-column-properties style:column-width="3.503cm"/>
    </style:style>
    <style:style style:name="表格50.J" style:family="table-column">
      <style:table-column-properties style:column-width="0.071cm"/>
    </style:style>
    <style:style style:name="表格50.K" style:family="table-column">
      <style:table-column-properties style:column-width="0.041cm"/>
    </style:style>
    <style:style style:name="表格50.L" style:family="table-column">
      <style:table-column-properties style:column-width="0.109cm"/>
    </style:style>
    <style:style style:name="表格50.1" style:family="table-row">
      <style:table-row-properties fo:keep-together="auto"/>
    </style:style>
    <style:style style:name="表格5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0.K1" style:family="table-cell">
      <style:table-cell-properties style:vertical-align="top" fo:padding="0cm" fo:border="none" style:writing-mode="lr-tb"/>
    </style:style>
    <style:style style:name="表格5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1" style:family="table">
      <style:table-properties style:width="18.733cm" table:align="left" style:writing-mode="lr-tb"/>
    </style:style>
    <style:style style:name="表格51.A" style:family="table-column">
      <style:table-column-properties style:column-width="3.002cm"/>
    </style:style>
    <style:style style:name="表格51.B" style:family="table-column">
      <style:table-column-properties style:column-width="2.503cm"/>
    </style:style>
    <style:style style:name="表格51.C" style:family="table-column">
      <style:table-column-properties style:column-width="0.75cm"/>
    </style:style>
    <style:style style:name="表格51.E" style:family="table-column">
      <style:table-column-properties style:column-width="1cm"/>
    </style:style>
    <style:style style:name="表格51.H" style:family="table-column">
      <style:table-column-properties style:column-width="5.004cm"/>
    </style:style>
    <style:style style:name="表格51.I" style:family="table-column">
      <style:table-column-properties style:column-width="3.503cm"/>
    </style:style>
    <style:style style:name="表格51.J" style:family="table-column">
      <style:table-column-properties style:column-width="0.071cm"/>
    </style:style>
    <style:style style:name="表格51.K" style:family="table-column">
      <style:table-column-properties style:column-width="0.041cm"/>
    </style:style>
    <style:style style:name="表格51.L" style:family="table-column">
      <style:table-column-properties style:column-width="0.109cm"/>
    </style:style>
    <style:style style:name="表格51.1" style:family="table-row">
      <style:table-row-properties fo:keep-together="auto"/>
    </style:style>
    <style:style style:name="表格5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1.K1" style:family="table-cell">
      <style:table-cell-properties style:vertical-align="top" fo:padding="0cm" fo:border="none" style:writing-mode="lr-tb"/>
    </style:style>
    <style:style style:name="表格5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3" style:family="table">
      <style:table-properties style:width="18.733cm" table:align="left" style:writing-mode="lr-tb"/>
    </style:style>
    <style:style style:name="表格53.A" style:family="table-column">
      <style:table-column-properties style:column-width="3.002cm"/>
    </style:style>
    <style:style style:name="表格53.B" style:family="table-column">
      <style:table-column-properties style:column-width="2.503cm"/>
    </style:style>
    <style:style style:name="表格53.C" style:family="table-column">
      <style:table-column-properties style:column-width="0.75cm"/>
    </style:style>
    <style:style style:name="表格53.E" style:family="table-column">
      <style:table-column-properties style:column-width="1cm"/>
    </style:style>
    <style:style style:name="表格53.H" style:family="table-column">
      <style:table-column-properties style:column-width="5.004cm"/>
    </style:style>
    <style:style style:name="表格53.I" style:family="table-column">
      <style:table-column-properties style:column-width="3.503cm"/>
    </style:style>
    <style:style style:name="表格53.J" style:family="table-column">
      <style:table-column-properties style:column-width="0.071cm"/>
    </style:style>
    <style:style style:name="表格53.K" style:family="table-column">
      <style:table-column-properties style:column-width="0.041cm"/>
    </style:style>
    <style:style style:name="表格53.L" style:family="table-column">
      <style:table-column-properties style:column-width="0.109cm"/>
    </style:style>
    <style:style style:name="表格53.1" style:family="table-row">
      <style:table-row-properties fo:keep-together="auto"/>
    </style:style>
    <style:style style:name="表格5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3.K1" style:family="table-cell">
      <style:table-cell-properties style:vertical-align="top" fo:padding="0cm" fo:border="none" style:writing-mode="lr-tb"/>
    </style:style>
    <style:style style:name="表格5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2" style:family="table">
      <style:table-properties style:width="18.733cm" table:align="left" style:writing-mode="lr-tb"/>
    </style:style>
    <style:style style:name="表格52.A" style:family="table-column">
      <style:table-column-properties style:column-width="3.002cm"/>
    </style:style>
    <style:style style:name="表格52.B" style:family="table-column">
      <style:table-column-properties style:column-width="2.503cm"/>
    </style:style>
    <style:style style:name="表格52.C" style:family="table-column">
      <style:table-column-properties style:column-width="0.75cm"/>
    </style:style>
    <style:style style:name="表格52.E" style:family="table-column">
      <style:table-column-properties style:column-width="1cm"/>
    </style:style>
    <style:style style:name="表格52.H" style:family="table-column">
      <style:table-column-properties style:column-width="5.004cm"/>
    </style:style>
    <style:style style:name="表格52.I" style:family="table-column">
      <style:table-column-properties style:column-width="3.503cm"/>
    </style:style>
    <style:style style:name="表格52.J" style:family="table-column">
      <style:table-column-properties style:column-width="0.071cm"/>
    </style:style>
    <style:style style:name="表格52.K" style:family="table-column">
      <style:table-column-properties style:column-width="0.041cm"/>
    </style:style>
    <style:style style:name="表格52.L" style:family="table-column">
      <style:table-column-properties style:column-width="0.109cm"/>
    </style:style>
    <style:style style:name="表格52.1" style:family="table-row">
      <style:table-row-properties fo:keep-together="auto"/>
    </style:style>
    <style:style style:name="表格5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2.K1" style:family="table-cell">
      <style:table-cell-properties style:vertical-align="top" fo:padding="0cm" fo:border="none" style:writing-mode="lr-tb"/>
    </style:style>
    <style:style style:name="表格5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4" style:family="table">
      <style:table-properties style:width="18.733cm" table:align="left" style:writing-mode="lr-tb"/>
    </style:style>
    <style:style style:name="表格54.A" style:family="table-column">
      <style:table-column-properties style:column-width="3.002cm"/>
    </style:style>
    <style:style style:name="表格54.B" style:family="table-column">
      <style:table-column-properties style:column-width="2.503cm"/>
    </style:style>
    <style:style style:name="表格54.C" style:family="table-column">
      <style:table-column-properties style:column-width="0.75cm"/>
    </style:style>
    <style:style style:name="表格54.E" style:family="table-column">
      <style:table-column-properties style:column-width="1cm"/>
    </style:style>
    <style:style style:name="表格54.H" style:family="table-column">
      <style:table-column-properties style:column-width="5.004cm"/>
    </style:style>
    <style:style style:name="表格54.I" style:family="table-column">
      <style:table-column-properties style:column-width="3.503cm"/>
    </style:style>
    <style:style style:name="表格54.J" style:family="table-column">
      <style:table-column-properties style:column-width="0.071cm"/>
    </style:style>
    <style:style style:name="表格54.K" style:family="table-column">
      <style:table-column-properties style:column-width="0.041cm"/>
    </style:style>
    <style:style style:name="表格54.L" style:family="table-column">
      <style:table-column-properties style:column-width="0.109cm"/>
    </style:style>
    <style:style style:name="表格54.1" style:family="table-row">
      <style:table-row-properties fo:keep-together="auto"/>
    </style:style>
    <style:style style:name="表格5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4.K1" style:family="table-cell">
      <style:table-cell-properties style:vertical-align="top" fo:padding="0cm" fo:border="none" style:writing-mode="lr-tb"/>
    </style:style>
    <style:style style:name="表格5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5" style:family="table">
      <style:table-properties style:width="18.733cm" table:align="left" style:writing-mode="lr-tb"/>
    </style:style>
    <style:style style:name="表格55.A" style:family="table-column">
      <style:table-column-properties style:column-width="3.002cm"/>
    </style:style>
    <style:style style:name="表格55.B" style:family="table-column">
      <style:table-column-properties style:column-width="2.503cm"/>
    </style:style>
    <style:style style:name="表格55.C" style:family="table-column">
      <style:table-column-properties style:column-width="0.75cm"/>
    </style:style>
    <style:style style:name="表格55.E" style:family="table-column">
      <style:table-column-properties style:column-width="1cm"/>
    </style:style>
    <style:style style:name="表格55.H" style:family="table-column">
      <style:table-column-properties style:column-width="5.004cm"/>
    </style:style>
    <style:style style:name="表格55.I" style:family="table-column">
      <style:table-column-properties style:column-width="3.503cm"/>
    </style:style>
    <style:style style:name="表格55.J" style:family="table-column">
      <style:table-column-properties style:column-width="0.071cm"/>
    </style:style>
    <style:style style:name="表格55.K" style:family="table-column">
      <style:table-column-properties style:column-width="0.041cm"/>
    </style:style>
    <style:style style:name="表格55.L" style:family="table-column">
      <style:table-column-properties style:column-width="0.109cm"/>
    </style:style>
    <style:style style:name="表格55.1" style:family="table-row">
      <style:table-row-properties fo:keep-together="auto"/>
    </style:style>
    <style:style style:name="表格5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5.K1" style:family="table-cell">
      <style:table-cell-properties style:vertical-align="top" fo:padding="0cm" fo:border="none" style:writing-mode="lr-tb"/>
    </style:style>
    <style:style style:name="表格5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6" style:family="table">
      <style:table-properties style:width="18.733cm" table:align="left" style:writing-mode="lr-tb"/>
    </style:style>
    <style:style style:name="表格56.A" style:family="table-column">
      <style:table-column-properties style:column-width="3.002cm"/>
    </style:style>
    <style:style style:name="表格56.B" style:family="table-column">
      <style:table-column-properties style:column-width="2.503cm"/>
    </style:style>
    <style:style style:name="表格56.C" style:family="table-column">
      <style:table-column-properties style:column-width="0.75cm"/>
    </style:style>
    <style:style style:name="表格56.E" style:family="table-column">
      <style:table-column-properties style:column-width="1cm"/>
    </style:style>
    <style:style style:name="表格56.H" style:family="table-column">
      <style:table-column-properties style:column-width="5.004cm"/>
    </style:style>
    <style:style style:name="表格56.I" style:family="table-column">
      <style:table-column-properties style:column-width="3.503cm"/>
    </style:style>
    <style:style style:name="表格56.J" style:family="table-column">
      <style:table-column-properties style:column-width="0.071cm"/>
    </style:style>
    <style:style style:name="表格56.K" style:family="table-column">
      <style:table-column-properties style:column-width="0.041cm"/>
    </style:style>
    <style:style style:name="表格56.L" style:family="table-column">
      <style:table-column-properties style:column-width="0.109cm"/>
    </style:style>
    <style:style style:name="表格56.1" style:family="table-row">
      <style:table-row-properties fo:keep-together="auto"/>
    </style:style>
    <style:style style:name="表格5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6.K1" style:family="table-cell">
      <style:table-cell-properties style:vertical-align="top" fo:padding="0cm" fo:border="none" style:writing-mode="lr-tb"/>
    </style:style>
    <style:style style:name="表格5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7" style:family="table">
      <style:table-properties style:width="18.733cm" table:align="left" style:writing-mode="lr-tb"/>
    </style:style>
    <style:style style:name="表格57.A" style:family="table-column">
      <style:table-column-properties style:column-width="3.002cm"/>
    </style:style>
    <style:style style:name="表格57.B" style:family="table-column">
      <style:table-column-properties style:column-width="2.503cm"/>
    </style:style>
    <style:style style:name="表格57.C" style:family="table-column">
      <style:table-column-properties style:column-width="0.75cm"/>
    </style:style>
    <style:style style:name="表格57.E" style:family="table-column">
      <style:table-column-properties style:column-width="1cm"/>
    </style:style>
    <style:style style:name="表格57.H" style:family="table-column">
      <style:table-column-properties style:column-width="5.004cm"/>
    </style:style>
    <style:style style:name="表格57.I" style:family="table-column">
      <style:table-column-properties style:column-width="3.503cm"/>
    </style:style>
    <style:style style:name="表格57.J" style:family="table-column">
      <style:table-column-properties style:column-width="0.071cm"/>
    </style:style>
    <style:style style:name="表格57.K" style:family="table-column">
      <style:table-column-properties style:column-width="0.041cm"/>
    </style:style>
    <style:style style:name="表格57.L" style:family="table-column">
      <style:table-column-properties style:column-width="0.109cm"/>
    </style:style>
    <style:style style:name="表格57.1" style:family="table-row">
      <style:table-row-properties fo:keep-together="auto"/>
    </style:style>
    <style:style style:name="表格5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7.K1" style:family="table-cell">
      <style:table-cell-properties style:vertical-align="top" fo:padding="0cm" fo:border="none" style:writing-mode="lr-tb"/>
    </style:style>
    <style:style style:name="表格5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8" style:family="table">
      <style:table-properties style:width="18.733cm" table:align="left" style:writing-mode="lr-tb"/>
    </style:style>
    <style:style style:name="表格58.A" style:family="table-column">
      <style:table-column-properties style:column-width="3.002cm"/>
    </style:style>
    <style:style style:name="表格58.B" style:family="table-column">
      <style:table-column-properties style:column-width="2.503cm"/>
    </style:style>
    <style:style style:name="表格58.C" style:family="table-column">
      <style:table-column-properties style:column-width="0.75cm"/>
    </style:style>
    <style:style style:name="表格58.E" style:family="table-column">
      <style:table-column-properties style:column-width="1cm"/>
    </style:style>
    <style:style style:name="表格58.H" style:family="table-column">
      <style:table-column-properties style:column-width="5.004cm"/>
    </style:style>
    <style:style style:name="表格58.I" style:family="table-column">
      <style:table-column-properties style:column-width="3.503cm"/>
    </style:style>
    <style:style style:name="表格58.J" style:family="table-column">
      <style:table-column-properties style:column-width="0.071cm"/>
    </style:style>
    <style:style style:name="表格58.K" style:family="table-column">
      <style:table-column-properties style:column-width="0.041cm"/>
    </style:style>
    <style:style style:name="表格58.L" style:family="table-column">
      <style:table-column-properties style:column-width="0.109cm"/>
    </style:style>
    <style:style style:name="表格58.1" style:family="table-row">
      <style:table-row-properties fo:keep-together="auto"/>
    </style:style>
    <style:style style:name="表格5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8.K1" style:family="table-cell">
      <style:table-cell-properties style:vertical-align="top" fo:padding="0cm" fo:border="none" style:writing-mode="lr-tb"/>
    </style:style>
    <style:style style:name="表格5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9" style:family="table">
      <style:table-properties style:width="18.733cm" table:align="left" style:writing-mode="lr-tb"/>
    </style:style>
    <style:style style:name="表格59.A" style:family="table-column">
      <style:table-column-properties style:column-width="3.002cm"/>
    </style:style>
    <style:style style:name="表格59.B" style:family="table-column">
      <style:table-column-properties style:column-width="2.503cm"/>
    </style:style>
    <style:style style:name="表格59.C" style:family="table-column">
      <style:table-column-properties style:column-width="0.75cm"/>
    </style:style>
    <style:style style:name="表格59.E" style:family="table-column">
      <style:table-column-properties style:column-width="1cm"/>
    </style:style>
    <style:style style:name="表格59.H" style:family="table-column">
      <style:table-column-properties style:column-width="5.004cm"/>
    </style:style>
    <style:style style:name="表格59.I" style:family="table-column">
      <style:table-column-properties style:column-width="3.503cm"/>
    </style:style>
    <style:style style:name="表格59.J" style:family="table-column">
      <style:table-column-properties style:column-width="0.071cm"/>
    </style:style>
    <style:style style:name="表格59.K" style:family="table-column">
      <style:table-column-properties style:column-width="0.041cm"/>
    </style:style>
    <style:style style:name="表格59.L" style:family="table-column">
      <style:table-column-properties style:column-width="0.109cm"/>
    </style:style>
    <style:style style:name="表格59.1" style:family="table-row">
      <style:table-row-properties fo:keep-together="auto"/>
    </style:style>
    <style:style style:name="表格5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9.K1" style:family="table-cell">
      <style:table-cell-properties style:vertical-align="top" fo:padding="0cm" fo:border="none" style:writing-mode="lr-tb"/>
    </style:style>
    <style:style style:name="表格5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ba608"/>
    </style:style>
    <style:style style:name="P4" style:family="paragraph" style:parent-style-name="Standard">
      <style:paragraph-properties style:snap-to-layout-grid="false"/>
      <style:text-properties officeooo:paragraph-rsid="003433ee"/>
    </style:style>
    <style:style style:name="P5" style:family="paragraph" style:parent-style-name="Standard">
      <style:paragraph-properties style:snap-to-layout-grid="false"/>
      <style:text-properties officeooo:paragraph-rsid="00432e7c"/>
    </style:style>
    <style:style style:name="P6" style:family="paragraph" style:parent-style-name="Standard">
      <style:paragraph-properties style:snap-to-layout-grid="false"/>
      <style:text-properties officeooo:paragraph-rsid="0050c4e0"/>
    </style:style>
    <style:style style:name="P7" style:family="paragraph" style:parent-style-name="Standard">
      <style:paragraph-properties style:snap-to-layout-grid="false"/>
      <style:text-properties officeooo:paragraph-rsid="0054c2ab"/>
    </style:style>
    <style:style style:name="P8" style:family="paragraph" style:parent-style-name="Standard">
      <style:paragraph-properties style:snap-to-layout-grid="false"/>
      <style:text-properties officeooo:paragraph-rsid="007824f1"/>
    </style:style>
    <style:style style:name="P9" style:family="paragraph" style:parent-style-name="Standard">
      <style:paragraph-properties style:snap-to-layout-grid="false"/>
      <style:text-properties officeooo:paragraph-rsid="00831399"/>
    </style:style>
    <style:style style:name="P10" style:family="paragraph" style:parent-style-name="Standard">
      <style:paragraph-properties style:snap-to-layout-grid="false"/>
      <style:text-properties officeooo:paragraph-rsid="008bf0d2"/>
    </style:style>
    <style:style style:name="P11" style:family="paragraph" style:parent-style-name="Standard">
      <style:paragraph-properties style:snap-to-layout-grid="false"/>
      <style:text-properties officeooo:paragraph-rsid="0090bcd5"/>
    </style:style>
    <style:style style:name="P12" style:family="paragraph" style:parent-style-name="Standard">
      <style:paragraph-properties style:snap-to-layout-grid="false"/>
      <style:text-properties officeooo:paragraph-rsid="022163ce"/>
    </style:style>
    <style:style style:name="P13" style:family="paragraph" style:parent-style-name="Standard">
      <style:paragraph-properties style:snap-to-layout-grid="false"/>
      <style:text-properties officeooo:paragraph-rsid="023e7618"/>
    </style:style>
    <style:style style:name="P14" style:family="paragraph" style:parent-style-name="Standard">
      <style:paragraph-properties style:snap-to-layout-grid="false"/>
      <style:text-properties officeooo:paragraph-rsid="0241dbfe"/>
    </style:style>
    <style:style style:name="P15" style:family="paragraph" style:parent-style-name="Standard">
      <style:text-properties officeooo:paragraph-rsid="001ba608"/>
    </style:style>
    <style:style style:name="P16" style:family="paragraph" style:parent-style-name="Standard">
      <style:text-properties officeooo:paragraph-rsid="003433ee"/>
    </style:style>
    <style:style style:name="P17" style:family="paragraph" style:parent-style-name="Standard">
      <style:text-properties officeooo:paragraph-rsid="00432e7c"/>
    </style:style>
    <style:style style:name="P18" style:family="paragraph" style:parent-style-name="Standard">
      <style:text-properties officeooo:paragraph-rsid="0050c4e0"/>
    </style:style>
    <style:style style:name="P19" style:family="paragraph" style:parent-style-name="Standard">
      <style:text-properties officeooo:paragraph-rsid="0054c2ab"/>
    </style:style>
    <style:style style:name="P20" style:family="paragraph" style:parent-style-name="Standard">
      <style:text-properties officeooo:paragraph-rsid="007824f1"/>
    </style:style>
    <style:style style:name="P21" style:family="paragraph" style:parent-style-name="Standard">
      <style:text-properties officeooo:paragraph-rsid="00831399"/>
    </style:style>
    <style:style style:name="P22" style:family="paragraph" style:parent-style-name="Standard">
      <style:text-properties officeooo:paragraph-rsid="008bf0d2"/>
    </style:style>
    <style:style style:name="P23" style:family="paragraph" style:parent-style-name="Standard">
      <style:text-properties officeooo:paragraph-rsid="0090bcd5"/>
    </style:style>
    <style:style style:name="P24" style:family="paragraph" style:parent-style-name="Standard">
      <style:text-properties officeooo:paragraph-rsid="00a98bfc"/>
    </style:style>
    <style:style style:name="P25" style:family="paragraph" style:parent-style-name="Standard">
      <style:text-properties fo:language="zh" fo:country="TW" officeooo:paragraph-rsid="00a98bfc" style:language-asian="zh" style:country-asian="TW"/>
    </style:style>
    <style:style style:name="P26" style:family="paragraph" style:parent-style-name="Standard">
      <style:text-properties style:font-name="Arial" fo:language="zh" fo:country="TW" officeooo:paragraph-rsid="00a98bfc" style:font-name-asian="標楷體" style:language-asian="zh" style:country-asian="TW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08e5e42" officeooo:paragraph-rsid="010ab926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08e5e42" officeooo:paragraph-rsid="0111728b" style:font-size-asian="12pt" style:font-name-complex="Arial" style:font-size-complex="12pt"/>
    </style:style>
    <style:style style:name="P32" style:family="paragraph" style:parent-style-name="Standard">
      <style:text-properties style:font-name="Arial" fo:font-size="12pt" officeooo:rsid="008e5e42" officeooo:paragraph-rsid="0119c943" style:font-size-asian="12pt" style:font-name-complex="Arial" style:font-size-complex="12pt"/>
    </style:style>
    <style:style style:name="P33" style:family="paragraph" style:parent-style-name="Standard">
      <style:text-properties style:font-name="Arial" fo:font-size="12pt" officeooo:rsid="008e5e42" officeooo:paragraph-rsid="0120e3f7" style:font-size-asian="12pt" style:font-name-complex="Arial" style:font-size-complex="12pt"/>
    </style:style>
    <style:style style:name="P34" style:family="paragraph" style:parent-style-name="Standard">
      <style:text-properties style:font-name="Arial" fo:font-size="12pt" officeooo:rsid="008e5e42" officeooo:paragraph-rsid="012a84de" style:font-size-asian="12pt" style:font-name-complex="Arial" style:font-size-complex="12pt"/>
    </style:style>
    <style:style style:name="P35" style:family="paragraph" style:parent-style-name="Standard">
      <style:text-properties style:font-name="Arial" fo:font-size="12pt" officeooo:rsid="008e5e42" officeooo:paragraph-rsid="01303c93" style:font-size-asian="12pt" style:font-name-complex="Arial" style:font-size-complex="12pt"/>
    </style:style>
    <style:style style:name="P36" style:family="paragraph" style:parent-style-name="Standard">
      <style:text-properties style:font-name="Arial" fo:font-size="12pt" officeooo:rsid="008e5e42" officeooo:paragraph-rsid="01423350" style:font-size-asian="12pt" style:font-name-complex="Arial" style:font-size-complex="12pt"/>
    </style:style>
    <style:style style:name="P37" style:family="paragraph" style:parent-style-name="Standard">
      <style:text-properties style:font-name="Arial" fo:font-size="12pt" officeooo:rsid="008e5e42" officeooo:paragraph-rsid="0165c1d3" style:font-size-asian="12pt" style:font-name-complex="Arial" style:font-size-complex="12pt"/>
    </style:style>
    <style:style style:name="P38" style:family="paragraph" style:parent-style-name="Standard">
      <style:text-properties style:font-name="Arial" fo:font-size="12pt" officeooo:rsid="008e5e42" officeooo:paragraph-rsid="016bc885" style:font-size-asian="12pt" style:font-name-complex="Arial" style:font-size-complex="12pt"/>
    </style:style>
    <style:style style:name="P39" style:family="paragraph" style:parent-style-name="Standard">
      <style:text-properties style:font-name="Arial" fo:font-size="12pt" officeooo:rsid="008e5e42" officeooo:paragraph-rsid="016fcebf" style:font-size-asian="12pt" style:font-name-complex="Arial" style:font-size-complex="12pt"/>
    </style:style>
    <style:style style:name="P40" style:family="paragraph" style:parent-style-name="Standard">
      <style:text-properties style:font-name="Arial" fo:font-size="12pt" officeooo:rsid="008e5e42" officeooo:paragraph-rsid="017f046f" style:font-size-asian="12pt" style:font-name-complex="Arial" style:font-size-complex="12pt"/>
    </style:style>
    <style:style style:name="P41" style:family="paragraph" style:parent-style-name="Standard">
      <style:text-properties style:font-name="Arial" fo:font-size="12pt" officeooo:rsid="008e5e42" officeooo:paragraph-rsid="018e5d58" style:font-size-asian="12pt" style:font-name-complex="Arial" style:font-size-complex="12pt"/>
    </style:style>
    <style:style style:name="P42" style:family="paragraph" style:parent-style-name="Standard">
      <style:text-properties style:font-name="Arial" fo:font-size="12pt" officeooo:rsid="008e5e42" officeooo:paragraph-rsid="01950d4f" style:font-size-asian="12pt" style:font-name-complex="Arial" style:font-size-complex="12pt"/>
    </style:style>
    <style:style style:name="P43" style:family="paragraph" style:parent-style-name="Standard">
      <style:text-properties style:font-name="Arial" fo:font-size="12pt" officeooo:rsid="008e5e42" officeooo:paragraph-rsid="01a1b798" style:font-size-asian="12pt" style:font-name-complex="Arial" style:font-size-complex="12pt"/>
    </style:style>
    <style:style style:name="P44" style:family="paragraph" style:parent-style-name="Standard">
      <style:text-properties style:font-name="Arial" fo:font-size="12pt" officeooo:rsid="008e5e42" officeooo:paragraph-rsid="01c1da60" style:font-size-asian="12pt" style:font-name-complex="Arial" style:font-size-complex="12pt"/>
    </style:style>
    <style:style style:name="P45" style:family="paragraph" style:parent-style-name="Standard">
      <style:text-properties style:font-name="Arial" fo:font-size="12pt" officeooo:rsid="008e5e42" officeooo:paragraph-rsid="01c686d1" style:font-size-asian="12pt" style:font-name-complex="Arial" style:font-size-complex="12pt"/>
    </style:style>
    <style:style style:name="P46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47" style:family="paragraph" style:parent-style-name="Standard">
      <style:text-properties style:font-name="Arial" fo:font-size="12pt" officeooo:rsid="008e5e42" officeooo:paragraph-rsid="01cda0bb" style:font-size-asian="12pt" style:font-name-complex="Arial" style:font-size-complex="12pt"/>
    </style:style>
    <style:style style:name="P48" style:family="paragraph" style:parent-style-name="Standard">
      <style:text-properties style:font-name="Arial" fo:font-size="12pt" officeooo:rsid="008e5e42" officeooo:paragraph-rsid="01d9f37a" style:font-size-asian="12pt" style:font-name-complex="Arial" style:font-size-complex="12pt"/>
    </style:style>
    <style:style style:name="P49" style:family="paragraph" style:parent-style-name="Standard">
      <style:text-properties style:font-name="Arial" fo:font-size="12pt" officeooo:rsid="008e5e42" officeooo:paragraph-rsid="01ea65ea" style:font-size-asian="12pt" style:font-name-complex="Arial" style:font-size-complex="12pt"/>
    </style:style>
    <style:style style:name="P50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51" style:family="paragraph" style:parent-style-name="Standard">
      <style:text-properties style:font-name="Arial" fo:font-size="12pt" officeooo:rsid="008e5e42" officeooo:paragraph-rsid="01e5fd4f" style:font-size-asian="12pt" style:font-name-complex="Arial" style:font-size-complex="12pt"/>
    </style:style>
    <style:style style:name="P52" style:family="paragraph" style:parent-style-name="Standard">
      <style:text-properties style:font-name="Arial" fo:font-size="12pt" officeooo:rsid="008e5e42" officeooo:paragraph-rsid="01fff215" style:font-size-asian="12pt" style:font-name-complex="Arial" style:font-size-complex="12pt"/>
    </style:style>
    <style:style style:name="P53" style:family="paragraph" style:parent-style-name="Standard">
      <style:text-properties style:font-name="Arial" fo:font-size="12pt" officeooo:rsid="008e5e42" officeooo:paragraph-rsid="02042ffe" style:font-size-asian="12pt" style:font-name-complex="Arial" style:font-size-complex="12pt"/>
    </style:style>
    <style:style style:name="P54" style:family="paragraph" style:parent-style-name="Standard">
      <style:text-properties style:font-name="Arial" fo:font-size="12pt" officeooo:rsid="008e5e42" officeooo:paragraph-rsid="02090c38" style:font-size-asian="12pt" style:font-name-complex="Arial" style:font-size-complex="12pt"/>
    </style:style>
    <style:style style:name="P55" style:family="paragraph" style:parent-style-name="Standard">
      <style:text-properties style:font-name="Arial" fo:font-size="12pt" officeooo:rsid="008e5e42" officeooo:paragraph-rsid="020d1f6e" style:font-size-asian="12pt" style:font-name-complex="Arial" style:font-size-complex="12pt"/>
    </style:style>
    <style:style style:name="P56" style:family="paragraph" style:parent-style-name="Standard">
      <style:text-properties style:font-name="Arial" fo:font-size="12pt" officeooo:rsid="008e5e42" officeooo:paragraph-rsid="0218dd46" style:font-size-asian="12pt" style:font-name-complex="Arial" style:font-size-complex="12pt"/>
    </style:style>
    <style:style style:name="P57" style:family="paragraph" style:parent-style-name="Standard">
      <style:text-properties style:font-name="Arial" fo:font-size="12pt" officeooo:rsid="008e5e42" officeooo:paragraph-rsid="0223dbea" style:font-size-asian="12pt" style:font-name-complex="Arial" style:font-size-complex="12pt"/>
    </style:style>
    <style:style style:name="P58" style:family="paragraph" style:parent-style-name="Standard">
      <style:text-properties style:font-name="Arial" fo:font-size="12pt" officeooo:rsid="008e5e42" officeooo:paragraph-rsid="022912ab" style:font-size-asian="12pt" style:font-name-complex="Arial" style:font-size-complex="12pt"/>
    </style:style>
    <style:style style:name="P59" style:family="paragraph" style:parent-style-name="Standard">
      <style:text-properties style:font-name="Arial" fo:font-size="12pt" officeooo:rsid="008e5e42" officeooo:paragraph-rsid="022fb075" style:font-size-asian="12pt" style:font-name-complex="Arial" style:font-size-complex="12pt"/>
    </style:style>
    <style:style style:name="P60" style:family="paragraph" style:parent-style-name="Standard">
      <style:text-properties style:font-name="Arial" fo:font-size="12pt" officeooo:rsid="008e5e42" officeooo:paragraph-rsid="0233c552" style:font-size-asian="12pt" style:font-name-complex="Arial" style:font-size-complex="12pt"/>
    </style:style>
    <style:style style:name="P61" style:family="paragraph" style:parent-style-name="Standard">
      <style:text-properties style:font-name="Arial" fo:font-size="12pt" officeooo:rsid="008e5e42" officeooo:paragraph-rsid="0253837b" style:font-size-asian="12pt" style:font-name-complex="Arial" style:font-size-complex="12pt"/>
    </style:style>
    <style:style style:name="P62" style:family="paragraph" style:parent-style-name="Standard">
      <style:text-properties style:font-name="Arial" fo:font-size="12pt" officeooo:rsid="010ab926" officeooo:paragraph-rsid="0241dbfe" style:font-size-asian="12pt" style:font-name-complex="Arial" style:font-size-complex="12pt"/>
    </style:style>
    <style:style style:name="P63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0a98bfc"/>
    </style:style>
    <style:style style:name="P64" style:family="paragraph" style:parent-style-name="Standard">
      <style:text-properties fo:font-weight="bold" style:font-weight-asian="bold"/>
    </style:style>
    <style:style style:name="P6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6" style:family="paragraph" style:parent-style-name="Standard">
      <style:paragraph-properties fo:text-align="center" style:justify-single-word="false"/>
    </style:style>
    <style:style style:name="P67" style:family="paragraph" style:parent-style-name="Standard">
      <style:text-properties officeooo:paragraph-rsid="00cf6c40"/>
    </style:style>
    <style:style style:name="P68" style:family="paragraph" style:parent-style-name="Standard">
      <style:text-properties officeooo:paragraph-rsid="00e02383"/>
    </style:style>
    <style:style style:name="P69" style:family="paragraph" style:parent-style-name="Standard">
      <style:text-properties style:font-name="Bitstream Vera Sans Mono1" fo:font-size="9pt" fo:language="en" fo:country="US" officeooo:rsid="015c4d85" officeooo:paragraph-rsid="015c4d85" style:font-name-asian="Bitstream Vera Sans Mono1" style:font-size-asian="9pt" style:font-name-complex="Bitstream Vera Sans Mono" style:font-size-complex="9pt"/>
    </style:style>
    <style:style style:name="P70" style:family="paragraph" style:parent-style-name="Standard">
      <style:text-properties officeooo:rsid="01c08339" officeooo:paragraph-rsid="01c08339"/>
    </style:style>
    <style:style style:name="P71" style:family="paragraph" style:parent-style-name="Standard">
      <style:text-properties officeooo:rsid="010ab926" officeooo:paragraph-rsid="01c08339"/>
    </style:style>
    <style:style style:name="P72" style:family="paragraph" style:parent-style-name="Standard">
      <style:paragraph-properties fo:margin-left="0.423cm" fo:margin-right="0cm" fo:text-indent="0cm" style:auto-text-indent="false"/>
    </style:style>
    <style:style style:name="P73" style:family="paragraph" style:parent-style-name="Standard">
      <style:paragraph-properties fo:margin-left="0.423cm" fo:margin-right="0cm" fo:text-indent="0cm" style:auto-text-indent="false"/>
      <style:text-properties style:font-name="Bitstream Vera Sans Mono" fo:font-size="9pt" style:font-size-asian="9pt" style:font-name-complex="Bitstream Vera Sans Mono" style:font-size-complex="9pt"/>
    </style:style>
    <style:style style:name="P74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75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新細明體"/>
    </style:style>
    <style:style style:name="P76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77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78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79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80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81" style:family="paragraph" style:parent-style-name="Table_20_Contents">
      <style:text-properties style:font-name="Bitstream Vera Sans Mono" fo:font-weight="bold" officeooo:paragraph-rsid="001ba608" style:font-weight-asian="bold" style:font-name-complex="Bitstream Vera Sans Mono" style:font-weight-complex="bold"/>
    </style:style>
    <style:style style:name="P82" style:family="paragraph" style:parent-style-name="Table_20_Contents">
      <style:text-properties style:font-name="Bitstream Vera Sans Mono" fo:font-weight="bold" officeooo:paragraph-rsid="003433ee" style:font-weight-asian="bold" style:font-name-complex="Bitstream Vera Sans Mono" style:font-weight-complex="bold"/>
    </style:style>
    <style:style style:name="P83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84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85" style:family="paragraph" style:parent-style-name="Table_20_Contents">
      <style:text-properties style:font-name="Bitstream Vera Sans Mono" fo:font-weight="bold" officeooo:paragraph-rsid="0054c2ab" style:font-weight-asian="bold" style:font-name-complex="Bitstream Vera Sans Mono" style:font-weight-complex="bold"/>
    </style:style>
    <style:style style:name="P86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87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88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89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90" style:family="paragraph" style:parent-style-name="Table_20_Contents">
      <style:text-properties style:font-name="Bitstream Vera Sans Mono" fo:font-weight="bold" officeooo:paragraph-rsid="001ba608" style:font-weight-asian="bold" style:font-name-complex="Bitstream Vera Sans Mono"/>
    </style:style>
    <style:style style:name="P91" style:family="paragraph" style:parent-style-name="Table_20_Contents">
      <style:text-properties style:font-name="Bitstream Vera Sans Mono" fo:font-weight="bold" officeooo:paragraph-rsid="003433ee" style:font-weight-asian="bold" style:font-name-complex="Bitstream Vera Sans Mono"/>
    </style:style>
    <style:style style:name="P92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93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94" style:family="paragraph" style:parent-style-name="Table_20_Contents">
      <style:text-properties style:font-name="Bitstream Vera Sans Mono" fo:font-weight="bold" officeooo:paragraph-rsid="0054c2ab" style:font-weight-asian="bold" style:font-name-complex="Bitstream Vera Sans Mono"/>
    </style:style>
    <style:style style:name="P95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96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97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98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99" style:family="paragraph" style:parent-style-name="Table_20_Contents">
      <style:text-properties style:font-name="Bitstream Vera Sans Mono" style:font-name-complex="Bitstream Vera Sans Mono"/>
    </style:style>
    <style:style style:name="P100" style:family="paragraph" style:parent-style-name="Table_20_Contents">
      <style:text-properties style:font-name="Bitstream Vera Sans Mono" officeooo:paragraph-rsid="001ba608" style:font-name-complex="Bitstream Vera Sans Mono"/>
    </style:style>
    <style:style style:name="P101" style:family="paragraph" style:parent-style-name="Table_20_Contents">
      <style:text-properties style:font-name="Bitstream Vera Sans Mono" officeooo:paragraph-rsid="003433ee" style:font-name-complex="Bitstream Vera Sans Mono"/>
    </style:style>
    <style:style style:name="P102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103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104" style:family="paragraph" style:parent-style-name="Table_20_Contents">
      <style:text-properties style:font-name="Bitstream Vera Sans Mono" officeooo:paragraph-rsid="0054c2ab" style:font-name-complex="Bitstream Vera Sans Mono"/>
    </style:style>
    <style:style style:name="P105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106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107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108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109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110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111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112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113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114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115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116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rsid="00316459" officeooo:paragraph-rsid="00316459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paragraph-rsid="0021259c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paragraph-rsid="002311e0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paragraph-rsid="0025a9b3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paragraph-rsid="002679d9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paragraph-rsid="002f7c13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paragraph-rsid="003433ee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paragraph-rsid="00369bbb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paragraph-rsid="00397b67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paragraph-rsid="003ad082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paragraph-rsid="0054c2ab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text-properties style:font-name="Bitstream Vera Sans Mono" fo:font-size="9pt" officeooo:paragraph-rsid="00736f11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text-properties style:font-name="Bitstream Vera Sans Mono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text-properties style:font-name="Bitstream Vera Sans Mono" fo:font-size="9pt" officeooo:paragraph-rsid="0253837b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50" style:family="paragraph" style:parent-style-name="Table_20_Contents">
      <style:text-properties style:font-name="Bitstream Vera Sans Mono" officeooo:paragraph-rsid="001ba608" style:language-asian="zh" style:country-asian="TW" style:font-name-complex="Bitstream Vera Sans Mono"/>
    </style:style>
    <style:style style:name="P151" style:family="paragraph" style:parent-style-name="Table_20_Contents">
      <style:text-properties style:font-name="Bitstream Vera Sans Mono" officeooo:paragraph-rsid="003433ee" style:language-asian="zh" style:country-asian="TW" style:font-name-complex="Bitstream Vera Sans Mono"/>
    </style:style>
    <style:style style:name="P152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53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54" style:family="paragraph" style:parent-style-name="Table_20_Contents">
      <style:text-properties style:font-name="Bitstream Vera Sans Mono" officeooo:paragraph-rsid="0054c2ab" style:language-asian="zh" style:country-asian="TW" style:font-name-complex="Bitstream Vera Sans Mono"/>
    </style:style>
    <style:style style:name="P155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56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57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58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59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60" style:family="paragraph" style:parent-style-name="Table_20_Contents">
      <style:text-properties fo:color="#800000" style:font-name="Bitstream Vera Sans Mono" fo:font-weight="bold" officeooo:paragraph-rsid="001ba608" style:font-weight-asian="bold" style:font-name-complex="Bitstream Vera Sans Mono" style:font-weight-complex="bold"/>
    </style:style>
    <style:style style:name="P161" style:family="paragraph" style:parent-style-name="Table_20_Contents">
      <style:text-properties fo:color="#800000" style:font-name="Bitstream Vera Sans Mono" fo:font-weight="bold" officeooo:paragraph-rsid="003433ee" style:font-weight-asian="bold" style:font-name-complex="Bitstream Vera Sans Mono" style:font-weight-complex="bold"/>
    </style:style>
    <style:style style:name="P162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63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64" style:family="paragraph" style:parent-style-name="Table_20_Contents">
      <style:text-properties fo:color="#800000" style:font-name="Bitstream Vera Sans Mono" fo:font-weight="bold" officeooo:paragraph-rsid="0054c2ab" style:font-weight-asian="bold" style:font-name-complex="Bitstream Vera Sans Mono" style:font-weight-complex="bold"/>
    </style:style>
    <style:style style:name="P165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66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67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68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69" style:family="paragraph" style:parent-style-name="Table_20_Contents">
      <style:paragraph-properties style:snap-to-layout-grid="false"/>
    </style:style>
    <style:style style:name="P170" style:family="paragraph" style:parent-style-name="Table_20_Contents">
      <style:paragraph-properties style:snap-to-layout-grid="false"/>
      <style:text-properties officeooo:paragraph-rsid="001ba608"/>
    </style:style>
    <style:style style:name="P171" style:family="paragraph" style:parent-style-name="Table_20_Contents">
      <style:paragraph-properties style:snap-to-layout-grid="false"/>
      <style:text-properties officeooo:paragraph-rsid="003433ee"/>
    </style:style>
    <style:style style:name="P172" style:family="paragraph" style:parent-style-name="Table_20_Contents">
      <style:paragraph-properties style:snap-to-layout-grid="false"/>
      <style:text-properties officeooo:paragraph-rsid="00432e7c"/>
    </style:style>
    <style:style style:name="P173" style:family="paragraph" style:parent-style-name="Table_20_Contents">
      <style:paragraph-properties style:snap-to-layout-grid="false"/>
      <style:text-properties officeooo:paragraph-rsid="0050c4e0"/>
    </style:style>
    <style:style style:name="P174" style:family="paragraph" style:parent-style-name="Table_20_Contents">
      <style:paragraph-properties style:snap-to-layout-grid="false"/>
      <style:text-properties officeooo:paragraph-rsid="0054c2ab"/>
    </style:style>
    <style:style style:name="P175" style:family="paragraph" style:parent-style-name="Table_20_Contents">
      <style:paragraph-properties style:snap-to-layout-grid="false"/>
      <style:text-properties officeooo:paragraph-rsid="007824f1"/>
    </style:style>
    <style:style style:name="P176" style:family="paragraph" style:parent-style-name="Table_20_Contents">
      <style:paragraph-properties style:snap-to-layout-grid="false"/>
      <style:text-properties officeooo:paragraph-rsid="00831399"/>
    </style:style>
    <style:style style:name="P177" style:family="paragraph" style:parent-style-name="Table_20_Contents">
      <style:paragraph-properties style:snap-to-layout-grid="false"/>
      <style:text-properties officeooo:paragraph-rsid="008bf0d2"/>
    </style:style>
    <style:style style:name="P178" style:family="paragraph" style:parent-style-name="Table_20_Contents">
      <style:paragraph-properties style:snap-to-layout-grid="false"/>
      <style:text-properties officeooo:paragraph-rsid="0090bcd5"/>
    </style:style>
    <style:style style:name="P179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82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84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85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86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87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88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89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paragraph-properties style:snap-to-layout-grid="false"/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paragraph-properties style:snap-to-layout-grid="false"/>
      <style:text-properties style:font-name="Bitstream Vera Sans Mono1" fo:font-size="9pt" officeooo:paragraph-rsid="003f449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ba608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3433ee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021259c" officeooo:paragraph-rsid="0021259c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021259c" officeooo:paragraph-rsid="0021259c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text-properties style:font-name="Bitstream Vera Sans Mono1" fo:font-size="9pt" officeooo:rsid="002311e0" officeooo:paragraph-rsid="002311e0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02311e0" officeooo:paragraph-rsid="003433e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text-properties style:font-name="Bitstream Vera Sans Mono1" fo:font-size="9pt" officeooo:rsid="002679d9" officeooo:paragraph-rsid="002679d9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02679d9" officeooo:paragraph-rsid="002679d9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02b4ad6" officeooo:paragraph-rsid="002b4ad6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02e0a23" officeooo:paragraph-rsid="002e0a23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text-properties style:font-name="Bitstream Vera Sans Mono1" fo:font-size="9pt" officeooo:rsid="002e0a23" officeooo:paragraph-rsid="003433ee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02f7c13" officeooo:paragraph-rsid="002f7c13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text-properties style:font-name="Bitstream Vera Sans Mono1" fo:font-size="9pt" officeooo:rsid="002f7c13" officeooo:paragraph-rsid="003433ee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035be2a" officeooo:paragraph-rsid="0035be2a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0369bbb" officeooo:paragraph-rsid="00369bbb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369bbb" officeooo:paragraph-rsid="0054c2ab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379054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4c2ab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text-properties style:font-name="Bitstream Vera Sans Mono1" fo:font-size="9pt" officeooo:rsid="00397b67" officeooo:paragraph-rsid="00397b67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03ad082" officeooo:paragraph-rsid="003ad082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style:snap-to-layout-grid="false"/>
      <style:text-properties style:font-name="Bitstream Vera Sans Mono1" fo:font-size="9pt" officeooo:rsid="003f4490" officeooo:paragraph-rsid="003f4490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17f046f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18e5d58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53837b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07177fa" officeooo:paragraph-rsid="007177fa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text-properties style:font-name="Bitstream Vera Sans Mono1" fo:font-size="9pt" officeooo:rsid="00736f11" officeooo:paragraph-rsid="00736f11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1" fo:font-size="9pt" officeooo:rsid="00736f11" officeooo:paragraph-rsid="00736f11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08a0662" officeooo:paragraph-rsid="0253837b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08a2234" officeooo:paragraph-rsid="0253837b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ab926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d4e053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11728b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2a84de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303c93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423350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950d4f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cda0bb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text-properties style:font-name="Bitstream Vera Sans Mono1" fo:font-size="9pt" officeooo:rsid="011158bd" officeooo:paragraph-rsid="0111728b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text-properties style:font-name="Bitstream Vera Sans Mono1" fo:font-size="9pt" officeooo:rsid="0113c828" officeooo:paragraph-rsid="0113c828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rsid="0113c828" officeooo:paragraph-rsid="0113c828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rsid="0113c828" officeooo:paragraph-rsid="0119c943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text-properties style:font-name="Bitstream Vera Sans Mono1" fo:font-size="9pt" officeooo:rsid="011d503d" officeooo:paragraph-rsid="011d503d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1d503d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20e3f7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2a84de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303c93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423350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6fcebf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7f046f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8e5d58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950d4f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c686d1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cda0bb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d9f37a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e5fd4f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253837b" style:font-name-asian="Bitstream Vera Sans Mono1" style:font-size-asian="9pt" style:font-name-complex="Bitstream Vera Sans Mono" style:font-size-complex="9pt"/>
    </style:style>
    <style:style style:name="P372" style:family="paragraph" style:parent-style-name="Table_20_Contents">
      <style:text-properties style:font-name="Bitstream Vera Sans Mono1" fo:font-size="9pt" officeooo:rsid="011d503d" officeooo:paragraph-rsid="0120e3f7" style:font-name-asian="Bitstream Vera Sans Mono1" style:font-size-asian="9pt" style:font-name-complex="Bitstream Vera Sans Mono" style:font-size-complex="9pt"/>
    </style:style>
    <style:style style:name="P373" style:family="paragraph" style:parent-style-name="Table_20_Contents">
      <style:text-properties style:font-name="Bitstream Vera Sans Mono1" fo:font-size="9pt" officeooo:rsid="011d503d" officeooo:paragraph-rsid="012a84de" style:font-name-asian="Bitstream Vera Sans Mono1" style:font-size-asian="9pt" style:font-name-complex="Bitstream Vera Sans Mono" style:font-size-complex="9pt"/>
    </style:style>
    <style:style style:name="P374" style:family="paragraph" style:parent-style-name="Table_20_Contents">
      <style:text-properties style:font-name="Bitstream Vera Sans Mono1" fo:font-size="9pt" officeooo:rsid="011d503d" officeooo:paragraph-rsid="01303c93" style:font-name-asian="Bitstream Vera Sans Mono1" style:font-size-asian="9pt" style:font-name-complex="Bitstream Vera Sans Mono" style:font-size-complex="9pt"/>
    </style:style>
    <style:style style:name="P375" style:family="paragraph" style:parent-style-name="Table_20_Contents">
      <style:text-properties style:font-name="Bitstream Vera Sans Mono1" fo:font-size="9pt" officeooo:rsid="011d503d" officeooo:paragraph-rsid="01423350" style:font-name-asian="Bitstream Vera Sans Mono1" style:font-size-asian="9pt" style:font-name-complex="Bitstream Vera Sans Mono" style:font-size-complex="9pt"/>
    </style:style>
    <style:style style:name="P376" style:family="paragraph" style:parent-style-name="Table_20_Contents">
      <style:text-properties style:font-name="Bitstream Vera Sans Mono1" fo:font-size="9pt" officeooo:rsid="011d503d" officeooo:paragraph-rsid="01950d4f" style:font-name-asian="Bitstream Vera Sans Mono1" style:font-size-asian="9pt" style:font-name-complex="Bitstream Vera Sans Mono" style:font-size-complex="9pt"/>
    </style:style>
    <style:style style:name="P377" style:family="paragraph" style:parent-style-name="Table_20_Contents">
      <style:text-properties style:font-name="Bitstream Vera Sans Mono1" fo:font-size="9pt" officeooo:rsid="011e6218" officeooo:paragraph-rsid="011e6218" style:font-name-asian="Bitstream Vera Sans Mono1" style:font-size-asian="9pt" style:font-name-complex="Bitstream Vera Sans Mono" style:font-size-complex="9pt"/>
    </style:style>
    <style:style style:name="P378" style:family="paragraph" style:parent-style-name="Table_20_Contents">
      <style:text-properties style:font-name="Bitstream Vera Sans Mono1" fo:font-size="9pt" officeooo:rsid="011f49a1" officeooo:paragraph-rsid="011f49a1" style:font-name-asian="Bitstream Vera Sans Mono1" style:font-size-asian="9pt" style:font-name-complex="Bitstream Vera Sans Mono" style:font-size-complex="9pt"/>
    </style:style>
    <style:style style:name="P379" style:family="paragraph" style:parent-style-name="Table_20_Contents">
      <style:text-properties style:font-name="Bitstream Vera Sans Mono1" fo:font-size="9pt" officeooo:rsid="01272bf7" officeooo:paragraph-rsid="01272bf7" style:font-name-asian="Bitstream Vera Sans Mono1" style:font-size-asian="9pt" style:font-name-complex="Bitstream Vera Sans Mono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129c578" officeooo:paragraph-rsid="0129c578" style:font-name-asian="Bitstream Vera Sans Mono1" style:font-size-asian="9pt" style:font-name-complex="Bitstream Vera Sans Mono" style:font-size-complex="9pt"/>
    </style:style>
    <style:style style:name="P381" style:family="paragraph" style:parent-style-name="Table_20_Contents">
      <style:text-properties style:font-name="Bitstream Vera Sans Mono1" fo:font-size="9pt" officeooo:rsid="012d4acd" officeooo:paragraph-rsid="012d4acd" style:font-name-asian="Bitstream Vera Sans Mono1" style:font-size-asian="9pt" style:font-name-complex="Bitstream Vera Sans Mono" style:font-size-complex="9pt"/>
    </style:style>
    <style:style style:name="P382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383" style:family="paragraph" style:parent-style-name="Table_20_Contents">
      <style:text-properties style:font-name="Bitstream Vera Sans Mono1" fo:font-size="9pt" officeooo:rsid="012f84e8" officeooo:paragraph-rsid="012f84e8" style:font-name-asian="Bitstream Vera Sans Mono1" style:font-size-asian="9pt" style:font-name-complex="Bitstream Vera Sans Mono" style:font-size-complex="9pt"/>
    </style:style>
    <style:style style:name="P384" style:family="paragraph" style:parent-style-name="Table_20_Contents">
      <style:text-properties style:font-name="Bitstream Vera Sans Mono1" fo:font-size="9pt" officeooo:rsid="0136d469" officeooo:paragraph-rsid="0136d469" style:font-name-asian="Bitstream Vera Sans Mono1" style:font-size-asian="9pt" style:font-name-complex="Bitstream Vera Sans Mono" style:font-size-complex="9pt"/>
    </style:style>
    <style:style style:name="P385" style:family="paragraph" style:parent-style-name="Table_20_Contents">
      <style:text-properties style:font-name="Bitstream Vera Sans Mono1" fo:font-size="9pt" officeooo:rsid="013987a1" officeooo:paragraph-rsid="013987a1" style:font-name-asian="Bitstream Vera Sans Mono1" style:font-size-asian="9pt" style:font-name-complex="Bitstream Vera Sans Mono" style:font-size-complex="9pt"/>
    </style:style>
    <style:style style:name="P386" style:family="paragraph" style:parent-style-name="Table_20_Contents">
      <style:text-properties style:font-name="Bitstream Vera Sans Mono1" fo:font-size="9pt" officeooo:rsid="013987a1" officeooo:paragraph-rsid="01950d4f" style:font-name-asian="Bitstream Vera Sans Mono1" style:font-size-asian="9pt" style:font-name-complex="Bitstream Vera Sans Mono" style:font-size-complex="9pt"/>
    </style:style>
    <style:style style:name="P387" style:family="paragraph" style:parent-style-name="Table_20_Contents"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423350" style:font-name-asian="Bitstream Vera Sans Mono1" style:font-size-asian="9pt" style:font-name-complex="Bitstream Vera Sans Mono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391" style:family="paragraph" style:parent-style-name="Table_20_Contents"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392" style:family="paragraph" style:parent-style-name="Table_20_Contents">
      <style:text-properties style:font-name="Bitstream Vera Sans Mono1" fo:font-size="9pt" officeooo:rsid="013bb9e2" officeooo:paragraph-rsid="013bb9e2" style:font-name-asian="Bitstream Vera Sans Mono1" style:font-size-asian="9pt" style:font-name-complex="Bitstream Vera Sans Mono" style:font-size-complex="9pt"/>
    </style:style>
    <style:style style:name="P393" style:family="paragraph" style:parent-style-name="Table_20_Contents">
      <style:text-properties style:font-name="Bitstream Vera Sans Mono1" fo:font-size="9pt" officeooo:rsid="013bb9e2" officeooo:paragraph-rsid="01950d4f" style:font-name-asian="Bitstream Vera Sans Mono1" style:font-size-asian="9pt" style:font-name-complex="Bitstream Vera Sans Mono" style:font-size-complex="9pt"/>
    </style:style>
    <style:style style:name="P394" style:family="paragraph" style:parent-style-name="Table_20_Contents">
      <style:text-properties style:font-name="Bitstream Vera Sans Mono1" fo:font-size="9pt" officeooo:rsid="013d57cf" officeooo:paragraph-rsid="013d57cf" style:font-name-asian="Bitstream Vera Sans Mono1" style:font-size-asian="9pt" style:font-name-complex="Bitstream Vera Sans Mono" style:font-size-complex="9pt"/>
    </style:style>
    <style:style style:name="P395" style:family="paragraph" style:parent-style-name="Table_20_Contents">
      <style:text-properties style:font-name="Bitstream Vera Sans Mono1" fo:font-size="9pt" officeooo:rsid="013d57cf" officeooo:paragraph-rsid="01950d4f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text-properties style:font-name="Bitstream Vera Sans Mono1" fo:font-size="9pt" officeooo:rsid="013ed8c9" officeooo:paragraph-rsid="013ed8c9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text-properties style:font-name="Bitstream Vera Sans Mono1" fo:font-size="9pt" officeooo:rsid="013ed8c9" officeooo:paragraph-rsid="01423350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text-properties style:font-name="Bitstream Vera Sans Mono1" fo:font-size="9pt" officeooo:rsid="013ed8c9" officeooo:paragraph-rsid="01950d4f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418691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text-properties style:font-name="Bitstream Vera Sans Mono1" fo:font-size="9pt" officeooo:rsid="01430f0d" officeooo:paragraph-rsid="016bc885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text-properties style:font-name="Bitstream Vera Sans Mono1" fo:font-size="9pt" officeooo:rsid="0143e4b5" officeooo:paragraph-rsid="0143e4b5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text-properties style:font-name="Bitstream Vera Sans Mono1" fo:font-size="9pt" officeooo:rsid="0143e4b5" officeooo:paragraph-rsid="016bc885" style:font-name-asian="Bitstream Vera Sans Mono1" style:font-size-asian="9pt" style:font-name-complex="Bitstream Vera Sans Mono" style:font-size-complex="9pt"/>
    </style:style>
    <style:style style:name="P406" style:family="paragraph" style:parent-style-name="Table_20_Contents">
      <style:text-properties style:font-name="Bitstream Vera Sans Mono1" fo:font-size="9pt" officeooo:rsid="014461f0" officeooo:paragraph-rsid="014461f0" style:font-name-asian="Bitstream Vera Sans Mono1" style:font-size-asian="9pt" style:font-name-complex="Bitstream Vera Sans Mono" style:font-size-complex="9pt"/>
    </style:style>
    <style:style style:name="P407" style:family="paragraph" style:parent-style-name="Table_20_Contents">
      <style:text-properties style:font-name="Bitstream Vera Sans Mono1" fo:font-size="9pt" officeooo:rsid="0145cadd" officeooo:paragraph-rsid="0145cadd" style:font-name-asian="Bitstream Vera Sans Mono1" style:font-size-asian="9pt" style:font-name-complex="Bitstream Vera Sans Mono" style:font-size-complex="9pt"/>
    </style:style>
    <style:style style:name="P408" style:family="paragraph" style:parent-style-name="Table_20_Contents">
      <style:text-properties style:font-name="Bitstream Vera Sans Mono1" fo:font-size="9pt" officeooo:rsid="014714bf" officeooo:paragraph-rsid="014714bf" style:font-name-asian="Bitstream Vera Sans Mono1" style:font-size-asian="9pt" style:font-name-complex="Bitstream Vera Sans Mono" style:font-size-complex="9pt"/>
    </style:style>
    <style:style style:name="P409" style:family="paragraph" style:parent-style-name="Table_20_Contents">
      <style:text-properties style:font-name="Bitstream Vera Sans Mono1" fo:font-size="9pt" officeooo:rsid="0148a0e6" officeooo:paragraph-rsid="0148a0e6" style:font-name-asian="Bitstream Vera Sans Mono1" style:font-size-asian="9pt" style:font-name-complex="Bitstream Vera Sans Mono" style:font-size-complex="9pt"/>
    </style:style>
    <style:style style:name="P410" style:family="paragraph" style:parent-style-name="Table_20_Contents">
      <style:text-properties style:font-name="Bitstream Vera Sans Mono1" fo:font-size="9pt" officeooo:rsid="0148f9f7" officeooo:paragraph-rsid="0148f9f7" style:font-name-asian="Bitstream Vera Sans Mono1" style:font-size-asian="9pt" style:font-name-complex="Bitstream Vera Sans Mono" style:font-size-complex="9pt"/>
    </style:style>
    <style:style style:name="P411" style:family="paragraph" style:parent-style-name="Table_20_Contents">
      <style:text-properties style:font-name="Bitstream Vera Sans Mono1" fo:font-size="9pt" officeooo:rsid="0148f9f7" officeooo:paragraph-rsid="0253837b" style:font-name-asian="Bitstream Vera Sans Mono1" style:font-size-asian="9pt" style:font-name-complex="Bitstream Vera Sans Mono" style:font-size-complex="9pt"/>
    </style:style>
    <style:style style:name="P412" style:family="paragraph" style:parent-style-name="Table_20_Contents">
      <style:text-properties style:font-name="Bitstream Vera Sans Mono1" fo:font-size="9pt" officeooo:rsid="014ae003" officeooo:paragraph-rsid="014ae003" style:font-name-asian="Bitstream Vera Sans Mono1" style:font-size-asian="9pt" style:font-name-complex="Bitstream Vera Sans Mono" style:font-size-complex="9pt"/>
    </style:style>
    <style:style style:name="P413" style:family="paragraph" style:parent-style-name="Table_20_Contents">
      <style:text-properties style:font-name="Bitstream Vera Sans Mono1" fo:font-size="9pt" officeooo:rsid="014ae003" officeooo:paragraph-rsid="0253837b" style:font-name-asian="Bitstream Vera Sans Mono1" style:font-size-asian="9pt" style:font-name-complex="Bitstream Vera Sans Mono" style:font-size-complex="9pt"/>
    </style:style>
    <style:style style:name="P414" style:family="paragraph" style:parent-style-name="Table_20_Contents">
      <style:text-properties style:font-name="Bitstream Vera Sans Mono1" fo:font-size="9pt" officeooo:rsid="014d2f45" officeooo:paragraph-rsid="014d2f45" style:font-name-asian="Bitstream Vera Sans Mono1" style:font-size-asian="9pt" style:font-name-complex="Bitstream Vera Sans Mono" style:font-size-complex="9pt"/>
    </style:style>
    <style:style style:name="P415" style:family="paragraph" style:parent-style-name="Table_20_Contents">
      <style:text-properties style:font-name="Bitstream Vera Sans Mono1" fo:font-size="9pt" officeooo:rsid="01515a6b" officeooo:paragraph-rsid="01515a6b" style:font-name-asian="Bitstream Vera Sans Mono1" style:font-size-asian="9pt" style:font-name-complex="Bitstream Vera Sans Mono" style:font-size-complex="9pt"/>
    </style:style>
    <style:style style:name="P416" style:family="paragraph" style:parent-style-name="Table_20_Contents">
      <style:text-properties style:font-name="Bitstream Vera Sans Mono1" fo:font-size="9pt" officeooo:rsid="0151bad4" officeooo:paragraph-rsid="0151bad4" style:font-name-asian="Bitstream Vera Sans Mono1" style:font-size-asian="9pt" style:font-name-complex="Bitstream Vera Sans Mono" style:font-size-complex="9pt"/>
    </style:style>
    <style:style style:name="P417" style:family="paragraph" style:parent-style-name="Table_20_Contents">
      <style:text-properties style:font-name="Bitstream Vera Sans Mono1" fo:font-size="9pt" officeooo:rsid="0152dd20" officeooo:paragraph-rsid="0152dd20" style:font-name-asian="Bitstream Vera Sans Mono1" style:font-size-asian="9pt" style:font-name-complex="Bitstream Vera Sans Mono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rsid="0152dd20" officeooo:paragraph-rsid="0152dd20" style:font-name-asian="Bitstream Vera Sans Mono1" style:font-size-asian="9pt" style:font-name-complex="Bitstream Vera Sans Mono" style:font-size-complex="9pt"/>
    </style:style>
    <style:style style:name="P419" style:family="paragraph" style:parent-style-name="Table_20_Contents">
      <style:text-properties style:font-name="Bitstream Vera Sans Mono1" fo:font-size="9pt" officeooo:rsid="01530c27" officeooo:paragraph-rsid="01530c27" style:font-name-asian="Bitstream Vera Sans Mono1" style:font-size-asian="9pt" style:font-name-complex="Bitstream Vera Sans Mono" style:font-size-complex="9pt"/>
    </style:style>
    <style:style style:name="P420" style:family="paragraph" style:parent-style-name="Table_20_Contents">
      <style:text-properties style:font-name="Bitstream Vera Sans Mono1" fo:font-size="9pt" officeooo:rsid="01542560" officeooo:paragraph-rsid="01542560" style:font-name-asian="Bitstream Vera Sans Mono1" style:font-size-asian="9pt" style:font-name-complex="Bitstream Vera Sans Mono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rsid="01542560" officeooo:paragraph-rsid="01542560" style:font-name-asian="Bitstream Vera Sans Mono1" style:font-size-asian="9pt" style:font-name-complex="Bitstream Vera Sans Mono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rsid="0156cc87" officeooo:paragraph-rsid="0156cc87" style:font-name-asian="Bitstream Vera Sans Mono1" style:font-size-asian="9pt" style:font-name-complex="Bitstream Vera Sans Mono" style:font-size-complex="9pt"/>
    </style:style>
    <style:style style:name="P423" style:family="paragraph" style:parent-style-name="Table_20_Contents">
      <style:text-properties style:font-name="Bitstream Vera Sans Mono1" fo:font-size="9pt" officeooo:rsid="01582a2d" officeooo:paragraph-rsid="01582a2d" style:font-name-asian="Bitstream Vera Sans Mono1" style:font-size-asian="9pt" style:font-name-complex="Bitstream Vera Sans Mono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rsid="015a6da8" officeooo:paragraph-rsid="015a6da8" style:font-name-asian="Bitstream Vera Sans Mono1" style:font-size-asian="9pt" style:font-name-complex="Bitstream Vera Sans Mono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1" fo:font-size="9pt" officeooo:rsid="015dcb41" officeooo:paragraph-rsid="015dcb41" style:font-name-asian="Bitstream Vera Sans Mono1" style:font-size-asian="9pt" style:font-name-complex="Bitstream Vera Sans Mono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fo:font-size="9pt" officeooo:rsid="015e94e7" officeooo:paragraph-rsid="015e94e7" style:font-name-asian="Bitstream Vera Sans Mono1" style:font-size-asian="9pt" style:font-name-complex="Bitstream Vera Sans Mono" style:font-size-complex="9pt"/>
    </style:style>
    <style:style style:name="P427" style:family="paragraph" style:parent-style-name="Table_20_Contents">
      <style:paragraph-properties style:snap-to-layout-grid="false"/>
      <style:text-properties style:font-name="Bitstream Vera Sans Mono1" fo:font-size="9pt" officeooo:rsid="015ecd9e" officeooo:paragraph-rsid="015ecd9e" style:font-name-asian="Bitstream Vera Sans Mono1" style:font-size-asian="9pt" style:font-name-complex="Bitstream Vera Sans Mono" style:font-size-complex="9pt"/>
    </style:style>
    <style:style style:name="P428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6e233" style:font-name-asian="Bitstream Vera Sans Mono1" style:font-size-asian="9pt" style:font-name-complex="Bitstream Vera Sans Mono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bc885" style:font-name-asian="Bitstream Vera Sans Mono1" style:font-size-asian="9pt" style:font-name-complex="Bitstream Vera Sans Mono" style:font-size-complex="9pt"/>
    </style:style>
    <style:style style:name="P430" style:family="paragraph" style:parent-style-name="Table_20_Contents">
      <style:paragraph-properties style:snap-to-layout-grid="false"/>
      <style:text-properties style:font-name="Bitstream Vera Sans Mono1" fo:font-size="9pt" officeooo:rsid="01744870" officeooo:paragraph-rsid="01744870" style:font-name-asian="Bitstream Vera Sans Mono1" style:font-size-asian="9pt" style:font-name-complex="Bitstream Vera Sans Mono" style:font-size-complex="9pt"/>
    </style:style>
    <style:style style:name="P431" style:family="paragraph" style:parent-style-name="Table_20_Contents">
      <style:paragraph-properties style:snap-to-layout-grid="false"/>
      <style:text-properties style:font-name="Bitstream Vera Sans Mono1" fo:font-size="9pt" officeooo:rsid="01744870" officeooo:paragraph-rsid="0253837b" style:font-name-asian="Bitstream Vera Sans Mono1" style:font-size-asian="9pt" style:font-name-complex="Bitstream Vera Sans Mono" style:font-size-complex="9pt"/>
    </style:style>
    <style:style style:name="P432" style:family="paragraph" style:parent-style-name="Table_20_Contents">
      <style:text-properties style:font-name="Bitstream Vera Sans Mono1" fo:font-size="9pt" officeooo:rsid="01763aca" officeooo:paragraph-rsid="01763aca" style:font-name-asian="Bitstream Vera Sans Mono1" style:font-size-asian="9pt" style:font-name-complex="Bitstream Vera Sans Mono" style:font-size-complex="9pt"/>
    </style:style>
    <style:style style:name="P433" style:family="paragraph" style:parent-style-name="Table_20_Contents">
      <style:text-properties style:font-name="Bitstream Vera Sans Mono1" fo:font-size="9pt" officeooo:rsid="01763aca" officeooo:paragraph-rsid="0253837b" style:font-name-asian="Bitstream Vera Sans Mono1" style:font-size-asian="9pt" style:font-name-complex="Bitstream Vera Sans Mono" style:font-size-complex="9pt"/>
    </style:style>
    <style:style style:name="P434" style:family="paragraph" style:parent-style-name="Table_20_Contents">
      <style:text-properties style:font-name="Bitstream Vera Sans Mono1" fo:font-size="9pt" officeooo:rsid="017b3565" officeooo:paragraph-rsid="017b3565" style:font-name-asian="Bitstream Vera Sans Mono1" style:font-size-asian="9pt" style:font-name-complex="Bitstream Vera Sans Mono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b3565" style:font-name-asian="Bitstream Vera Sans Mono1" style:font-size-asian="9pt" style:font-name-complex="Bitstream Vera Sans Mono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8e5d58" style:font-name-asian="Bitstream Vera Sans Mono1" style:font-size-asian="9pt" style:font-name-complex="Bitstream Vera Sans Mono" style:font-size-complex="9pt"/>
    </style:style>
    <style:style style:name="P437" style:family="paragraph" style:parent-style-name="Table_20_Contents">
      <style:text-properties style:font-name="Bitstream Vera Sans Mono1" fo:font-size="9pt" officeooo:rsid="017c66fd" officeooo:paragraph-rsid="017c66fd" style:font-name-asian="Bitstream Vera Sans Mono1" style:font-size-asian="9pt" style:font-name-complex="Bitstream Vera Sans Mono" style:font-size-complex="9pt"/>
    </style:style>
    <style:style style:name="P438" style:family="paragraph" style:parent-style-name="Table_20_Contents">
      <style:text-properties style:font-name="Bitstream Vera Sans Mono1" fo:font-size="9pt" officeooo:rsid="017c66fd" officeooo:paragraph-rsid="0253837b" style:font-name-asian="Bitstream Vera Sans Mono1" style:font-size-asian="9pt" style:font-name-complex="Bitstream Vera Sans Mono" style:font-size-complex="9pt"/>
    </style:style>
    <style:style style:name="P439" style:family="paragraph" style:parent-style-name="Table_20_Contents">
      <style:text-properties style:font-name="Bitstream Vera Sans Mono1" fo:font-size="9pt" officeooo:rsid="017c9497" officeooo:paragraph-rsid="017c9497" style:font-name-asian="Bitstream Vera Sans Mono1" style:font-size-asian="9pt" style:font-name-complex="Bitstream Vera Sans Mono" style:font-size-complex="9pt"/>
    </style:style>
    <style:style style:name="P440" style:family="paragraph" style:parent-style-name="Table_20_Contents">
      <style:text-properties style:font-name="Bitstream Vera Sans Mono1" fo:font-size="9pt" officeooo:rsid="017c9497" officeooo:paragraph-rsid="0253837b" style:font-name-asian="Bitstream Vera Sans Mono1" style:font-size-asian="9pt" style:font-name-complex="Bitstream Vera Sans Mono" style:font-size-complex="9pt"/>
    </style:style>
    <style:style style:name="P441" style:family="paragraph" style:parent-style-name="Table_20_Contents">
      <style:text-properties style:font-name="Bitstream Vera Sans Mono1" fo:font-size="9pt" officeooo:rsid="017cabd0" officeooo:paragraph-rsid="017cabd0" style:font-name-asian="Bitstream Vera Sans Mono1" style:font-size-asian="9pt" style:font-name-complex="Bitstream Vera Sans Mono" style:font-size-complex="9pt"/>
    </style:style>
    <style:style style:name="P442" style:family="paragraph" style:parent-style-name="Table_20_Contents">
      <style:text-properties style:font-name="Bitstream Vera Sans Mono1" fo:font-size="9pt" officeooo:rsid="017cabd0" officeooo:paragraph-rsid="0253837b" style:font-name-asian="Bitstream Vera Sans Mono1" style:font-size-asian="9pt" style:font-name-complex="Bitstream Vera Sans Mono" style:font-size-complex="9pt"/>
    </style:style>
    <style:style style:name="P443" style:family="paragraph" style:parent-style-name="Table_20_Contents">
      <style:text-properties style:font-name="Bitstream Vera Sans Mono1" fo:font-size="9pt" officeooo:rsid="017cabd0" officeooo:paragraph-rsid="02572f0d" style:font-name-asian="Bitstream Vera Sans Mono1" style:font-size-asian="9pt" style:font-name-complex="Bitstream Vera Sans Mono" style:font-size-complex="9pt"/>
    </style:style>
    <style:style style:name="P444" style:family="paragraph" style:parent-style-name="Table_20_Contents">
      <style:text-properties style:font-name="Bitstream Vera Sans Mono1" fo:font-size="9pt" officeooo:rsid="018229d5" officeooo:paragraph-rsid="018229d5" style:font-name-asian="Bitstream Vera Sans Mono1" style:font-size-asian="9pt" style:font-name-complex="Bitstream Vera Sans Mono" style:font-size-complex="9pt"/>
    </style:style>
    <style:style style:name="P445" style:family="paragraph" style:parent-style-name="Table_20_Contents">
      <style:text-properties style:font-name="Bitstream Vera Sans Mono1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446" style:family="paragraph" style:parent-style-name="Table_20_Contents">
      <style:paragraph-properties style:snap-to-layout-grid="false"/>
      <style:text-properties style:font-name="Bitstream Vera Sans Mono1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447" style:family="paragraph" style:parent-style-name="Table_20_Contents">
      <style:text-properties style:font-name="Bitstream Vera Sans Mono1" fo:font-size="9pt" officeooo:rsid="01831d6a" officeooo:paragraph-rsid="01831d6a" style:font-name-asian="Bitstream Vera Sans Mono1" style:font-size-asian="9pt" style:font-name-complex="Bitstream Vera Sans Mono" style:font-size-complex="9pt"/>
    </style:style>
    <style:style style:name="P448" style:family="paragraph" style:parent-style-name="Table_20_Contents">
      <style:text-properties style:font-name="Bitstream Vera Sans Mono1" fo:font-size="9pt" officeooo:rsid="0186917b" officeooo:paragraph-rsid="0186917b" style:font-name-asian="Bitstream Vera Sans Mono1" style:font-size-asian="9pt" style:font-name-complex="Bitstream Vera Sans Mono" style:font-size-complex="9pt"/>
    </style:style>
    <style:style style:name="P449" style:family="paragraph" style:parent-style-name="Table_20_Contents"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450" style:family="paragraph" style:parent-style-name="Table_20_Contents">
      <style:paragraph-properties style:snap-to-layout-grid="false"/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>
      <style:paragraph-properties style:snap-to-layout-grid="false"/>
      <style:text-properties style:font-name="Bitstream Vera Sans Mono1" fo:font-size="9pt" officeooo:rsid="019b0fe9" officeooo:paragraph-rsid="019b0fe9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>
      <style:text-properties style:font-name="Bitstream Vera Sans Mono1" fo:font-size="9pt" officeooo:rsid="01af5ddd" officeooo:paragraph-rsid="01af5ddd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>
      <style:text-properties style:font-name="Bitstream Vera Sans Mono1" fo:font-size="9pt" officeooo:rsid="01af5ddd" officeooo:paragraph-rsid="0253837b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>
      <style:paragraph-properties style:snap-to-layout-grid="false"/>
      <style:text-properties style:font-name="Bitstream Vera Sans Mono1" fo:font-size="9pt" officeooo:rsid="01b04894" officeooo:paragraph-rsid="01b04894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>
      <style:paragraph-properties style:snap-to-layout-grid="false"/>
      <style:text-properties style:font-name="Bitstream Vera Sans Mono1" fo:font-size="9pt" officeooo:rsid="01b198b6" officeooo:paragraph-rsid="01b198b6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>
      <style:text-properties style:font-name="Bitstream Vera Sans Mono1" fo:font-size="9pt" officeooo:rsid="01b782c0" officeooo:paragraph-rsid="01b782c0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>
      <style:text-properties style:font-name="Bitstream Vera Sans Mono1" fo:font-size="9pt" officeooo:rsid="01c686d1" officeooo:paragraph-rsid="01c686d1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>
      <style:text-properties style:font-name="Bitstream Vera Sans Mono1" fo:font-size="9pt" officeooo:rsid="01c686d1" officeooo:paragraph-rsid="01cda0bb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>
      <style:text-properties style:font-name="Bitstream Vera Sans Mono1" fo:font-size="9pt" officeooo:rsid="01c7b15b" officeooo:paragraph-rsid="01c7b15b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>
      <style:text-properties style:font-name="Bitstream Vera Sans Mono1" fo:font-size="9pt" officeooo:rsid="01cb505f" officeooo:paragraph-rsid="01cb505f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>
      <style:text-properties style:font-name="Bitstream Vera Sans Mono1" fo:font-size="9pt" officeooo:rsid="01d1a5e8" officeooo:paragraph-rsid="01d1a5e8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text-properties style:font-name="Bitstream Vera Sans Mono1" fo:font-size="9pt" officeooo:rsid="01d4e053" officeooo:paragraph-rsid="01d4e053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text-properties style:font-name="Bitstream Vera Sans Mono1" fo:font-size="9pt" officeooo:rsid="01d7b103" officeooo:paragraph-rsid="01d7b103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text-properties style:font-name="Bitstream Vera Sans Mono1" fo:font-size="9pt" officeooo:paragraph-rsid="01d7b103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text-properties style:font-name="Bitstream Vera Sans Mono1" fo:font-size="9pt" officeooo:rsid="01d82c3d" officeooo:paragraph-rsid="01d82c3d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db6117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e5fd4f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fff215" style:font-name-asian="Bitstream Vera Sans Mono1" style:font-size-asian="9pt" style:font-name-complex="Bitstream Vera Sans Mono" style:font-size-complex="9pt"/>
    </style:style>
    <style:style style:name="P471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42ffe" style:font-name-asian="Bitstream Vera Sans Mono1" style:font-size-asian="9pt" style:font-name-complex="Bitstream Vera Sans Mono" style:font-size-complex="9pt"/>
    </style:style>
    <style:style style:name="P472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90c38" style:font-name-asian="Bitstream Vera Sans Mono1" style:font-size-asian="9pt" style:font-name-complex="Bitstream Vera Sans Mono" style:font-size-complex="9pt"/>
    </style:style>
    <style:style style:name="P473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d1f6e" style:font-name-asian="Bitstream Vera Sans Mono1" style:font-size-asian="9pt" style:font-name-complex="Bitstream Vera Sans Mono" style:font-size-complex="9pt"/>
    </style:style>
    <style:style style:name="P474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18dd46" style:font-name-asian="Bitstream Vera Sans Mono1" style:font-size-asian="9pt" style:font-name-complex="Bitstream Vera Sans Mono" style:font-size-complex="9pt"/>
    </style:style>
    <style:style style:name="P475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163ce" style:font-name-asian="Bitstream Vera Sans Mono1" style:font-size-asian="9pt" style:font-name-complex="Bitstream Vera Sans Mono" style:font-size-complex="9pt"/>
    </style:style>
    <style:style style:name="P476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3dbea" style:font-name-asian="Bitstream Vera Sans Mono1" style:font-size-asian="9pt" style:font-name-complex="Bitstream Vera Sans Mono" style:font-size-complex="9pt"/>
    </style:style>
    <style:style style:name="P477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912ab" style:font-name-asian="Bitstream Vera Sans Mono1" style:font-size-asian="9pt" style:font-name-complex="Bitstream Vera Sans Mono" style:font-size-complex="9pt"/>
    </style:style>
    <style:style style:name="P478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3e7618" style:font-name-asian="Bitstream Vera Sans Mono1" style:font-size-asian="9pt" style:font-name-complex="Bitstream Vera Sans Mono" style:font-size-complex="9pt"/>
    </style:style>
    <style:style style:name="P479" style:family="paragraph" style:parent-style-name="Table_20_Contents">
      <style:text-properties style:font-name="Bitstream Vera Sans Mono1" fo:font-size="9pt" officeooo:rsid="01dea5c7" officeooo:paragraph-rsid="01dea5c7" style:font-name-asian="Bitstream Vera Sans Mono1" style:font-size-asian="9pt" style:font-name-complex="Bitstream Vera Sans Mono" style:font-size-complex="9pt"/>
    </style:style>
    <style:style style:name="P480" style:family="paragraph" style:parent-style-name="Table_20_Contents">
      <style:text-properties style:font-name="Bitstream Vera Sans Mono1" fo:font-size="9pt" officeooo:rsid="01e0c3b4" officeooo:paragraph-rsid="01e0c3b4" style:font-name-asian="Bitstream Vera Sans Mono1" style:font-size-asian="9pt" style:font-name-complex="Bitstream Vera Sans Mono" style:font-size-complex="9pt"/>
    </style:style>
    <style:style style:name="P481" style:family="paragraph" style:parent-style-name="Table_20_Contents">
      <style:text-properties style:font-name="Bitstream Vera Sans Mono1" fo:font-size="9pt" officeooo:rsid="01e0c3b4" officeooo:paragraph-rsid="01e5fd4f" style:font-name-asian="Bitstream Vera Sans Mono1" style:font-size-asian="9pt" style:font-name-complex="Bitstream Vera Sans Mono" style:font-size-complex="9pt"/>
    </style:style>
    <style:style style:name="P482" style:family="paragraph" style:parent-style-name="Table_20_Contents">
      <style:paragraph-properties style:snap-to-layout-grid="false"/>
      <style:text-properties style:font-name="Bitstream Vera Sans Mono1" fo:font-size="9pt" officeooo:rsid="01e4d7c5" officeooo:paragraph-rsid="01e4d7c5" style:font-name-asian="Bitstream Vera Sans Mono1" style:font-size-asian="9pt" style:font-name-complex="Bitstream Vera Sans Mono" style:font-size-complex="9pt"/>
    </style:style>
    <style:style style:name="P483" style:family="paragraph" style:parent-style-name="Table_20_Contents"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484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485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486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87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488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489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490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491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492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493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494" style:family="paragraph" style:parent-style-name="Table_20_Contents">
      <style:text-properties style:font-name="Bitstream Vera Sans Mono1" fo:font-size="9pt" officeooo:rsid="0201e6ab" officeooo:paragraph-rsid="0201e6ab" style:font-name-asian="Bitstream Vera Sans Mono1" style:font-size-asian="9pt" style:font-name-complex="Bitstream Vera Sans Mono" style:font-size-complex="9pt"/>
    </style:style>
    <style:style style:name="P495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01e6ab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18dd46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2163ce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3e7618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text-properties style:font-name="Bitstream Vera Sans Mono1" fo:font-size="9pt" officeooo:rsid="0201e6ab" officeooo:paragraph-rsid="0218dd46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>
      <style:text-properties style:font-name="Bitstream Vera Sans Mono1" fo:font-size="9pt" officeooo:rsid="0205feae" officeooo:paragraph-rsid="0205feae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05feae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18dd46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163ce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3dbea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912ab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3e7618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>
      <style:text-properties style:font-name="Bitstream Vera Sans Mono1" fo:font-size="9pt" officeooo:rsid="020b92ac" officeooo:paragraph-rsid="020b92ac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>
      <style:paragraph-properties style:snap-to-layout-grid="false"/>
      <style:text-properties style:font-name="Bitstream Vera Sans Mono1" fo:font-size="9pt" officeooo:rsid="020b92ac" officeooo:paragraph-rsid="020b92ac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>
      <style:text-properties style:font-name="Bitstream Vera Sans Mono1" fo:font-size="9pt" officeooo:rsid="020dc3ae" officeooo:paragraph-rsid="020dc3ae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>
      <style:text-properties style:font-name="Bitstream Vera Sans Mono1" fo:font-size="9pt" officeooo:rsid="020dc3ae" officeooo:paragraph-rsid="0218dd46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>
      <style:text-properties style:font-name="Bitstream Vera Sans Mono1" fo:font-size="9pt" officeooo:rsid="0210cdae" officeooo:paragraph-rsid="0210cdae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>
      <style:text-properties style:font-name="Bitstream Vera Sans Mono1" fo:font-size="9pt" officeooo:rsid="0212a4f0" officeooo:paragraph-rsid="0212a4f0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>
      <style:text-properties style:font-name="Bitstream Vera Sans Mono1" fo:font-size="9pt" officeooo:rsid="0218dd46" officeooo:paragraph-rsid="0218dd46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text-properties style:font-name="Bitstream Vera Sans Mono1" fo:font-size="9pt" officeooo:rsid="0212e8ef" officeooo:paragraph-rsid="0212e8ef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text-properties style:font-name="Bitstream Vera Sans Mono1" fo:font-size="9pt" officeooo:rsid="0220471c" officeooo:paragraph-rsid="0220471c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text-properties style:font-name="Bitstream Vera Sans Mono1" fo:font-size="9pt" officeooo:rsid="0223dbea" officeooo:paragraph-rsid="0223dbea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paragraph-properties style:snap-to-layout-grid="false"/>
      <style:text-properties style:font-name="Bitstream Vera Sans Mono1" fo:font-size="9pt" officeooo:rsid="0223dbea" officeooo:paragraph-rsid="0223dbea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>
      <style:text-properties style:font-name="Bitstream Vera Sans Mono1" fo:font-size="9pt" officeooo:rsid="0223dbea" officeooo:paragraph-rsid="022912ab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>
      <style:text-properties style:font-name="Bitstream Vera Sans Mono1" fo:font-size="9pt" officeooo:rsid="0223dbea" officeooo:paragraph-rsid="022fb075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>
      <style:text-properties style:font-name="Bitstream Vera Sans Mono1" fo:font-size="9pt" officeooo:rsid="0225bff7" officeooo:paragraph-rsid="0225bff7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>
      <style:paragraph-properties style:snap-to-layout-grid="false"/>
      <style:text-properties style:font-name="Bitstream Vera Sans Mono1" fo:font-size="9pt" officeooo:rsid="0225bff7" officeooo:paragraph-rsid="0225bff7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>
      <style:text-properties style:font-name="Bitstream Vera Sans Mono1" fo:font-size="9pt" officeooo:rsid="0225bff7" officeooo:paragraph-rsid="023e7618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>
      <style:text-properties style:font-name="Bitstream Vera Sans Mono1" fo:font-size="9pt" officeooo:rsid="02261371" officeooo:paragraph-rsid="02261371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>
      <style:text-properties style:font-name="Bitstream Vera Sans Mono1" fo:font-size="9pt" officeooo:rsid="02261371" officeooo:paragraph-rsid="023e7618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>
      <style:text-properties style:font-name="Bitstream Vera Sans Mono1" fo:font-size="9pt" officeooo:rsid="0226e50b" officeooo:paragraph-rsid="022163ce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>
      <style:text-properties style:font-name="Bitstream Vera Sans Mono1" fo:font-size="9pt" officeooo:rsid="0226e50b" officeooo:paragraph-rsid="0226e50b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>
      <style:paragraph-properties style:snap-to-layout-grid="false"/>
      <style:text-properties style:font-name="Bitstream Vera Sans Mono1" fo:font-size="9pt" officeooo:rsid="0226e50b" officeooo:paragraph-rsid="0226e50b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>
      <style:paragraph-properties style:snap-to-layout-grid="false"/>
      <style:text-properties style:font-name="Bitstream Vera Sans Mono1" fo:font-size="9pt" officeooo:rsid="0226e50b" officeooo:paragraph-rsid="023e7618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>
      <style:text-properties style:font-name="Bitstream Vera Sans Mono1" fo:font-size="9pt" officeooo:rsid="0226e50b" officeooo:paragraph-rsid="023e7618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>
      <style:paragraph-properties style:snap-to-layout-grid="false"/>
      <style:text-properties style:font-name="Bitstream Vera Sans Mono1" fo:font-size="9pt" officeooo:rsid="02297c2b" officeooo:paragraph-rsid="02297c2b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>
      <style:paragraph-properties style:snap-to-layout-grid="false"/>
      <style:text-properties style:font-name="Bitstream Vera Sans Mono1" fo:font-size="9pt" officeooo:rsid="02297c2b" officeooo:paragraph-rsid="022fb075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>
      <style:text-properties style:font-name="Bitstream Vera Sans Mono1" fo:font-size="9pt" officeooo:rsid="022ac433" officeooo:paragraph-rsid="022ac433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>
      <style:text-properties style:font-name="Bitstream Vera Sans Mono1" fo:font-size="9pt" officeooo:rsid="022ac90b" officeooo:paragraph-rsid="022ac90b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>
      <style:text-properties style:font-name="Bitstream Vera Sans Mono1" fo:font-size="9pt" officeooo:rsid="022f9dd4" officeooo:paragraph-rsid="022f9dd4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>
      <style:text-properties style:font-name="Bitstream Vera Sans Mono1" fo:font-size="9pt" officeooo:rsid="0233498f" officeooo:paragraph-rsid="0233498f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33498f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33c552" style:font-name-asian="Bitstream Vera Sans Mono1" style:font-size-asian="9pt" style:font-name-complex="Bitstream Vera Sans Mono" style:font-size-complex="9pt"/>
    </style:style>
    <style:style style:name="P540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4ed29b" style:font-name-asian="Bitstream Vera Sans Mono1" style:font-size-asian="9pt" style:font-name-complex="Bitstream Vera Sans Mono" style:font-size-complex="9pt"/>
    </style:style>
    <style:style style:name="P541" style:family="paragraph" style:parent-style-name="Table_20_Contents">
      <style:text-properties style:font-name="Bitstream Vera Sans Mono1" fo:font-size="9pt" officeooo:rsid="023547b7" officeooo:paragraph-rsid="023547b7" style:font-name-asian="Bitstream Vera Sans Mono1" style:font-size-asian="9pt" style:font-name-complex="Bitstream Vera Sans Mono" style:font-size-complex="9pt"/>
    </style:style>
    <style:style style:name="P542" style:family="paragraph" style:parent-style-name="Table_20_Contents"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543" style:family="paragraph" style:parent-style-name="Table_20_Contents">
      <style:paragraph-properties style:snap-to-layout-grid="false"/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544" style:family="paragraph" style:parent-style-name="Table_20_Contents">
      <style:paragraph-properties style:snap-to-layout-grid="false"/>
      <style:text-properties style:font-name="Bitstream Vera Sans Mono1" fo:font-size="9pt" officeooo:rsid="023a54e7" officeooo:paragraph-rsid="023a54e7" style:font-name-asian="Bitstream Vera Sans Mono1" style:font-size-asian="9pt" style:font-name-complex="Bitstream Vera Sans Mono" style:font-size-complex="9pt"/>
    </style:style>
    <style:style style:name="P545" style:family="paragraph" style:parent-style-name="Table_20_Contents">
      <style:text-properties style:font-name="Bitstream Vera Sans Mono1" fo:font-size="9pt" officeooo:rsid="023ed9e1" officeooo:paragraph-rsid="023ed9e1" style:font-name-asian="Bitstream Vera Sans Mono1" style:font-size-asian="9pt" style:font-name-complex="Bitstream Vera Sans Mono" style:font-size-complex="9pt"/>
    </style:style>
    <style:style style:name="P546" style:family="paragraph" style:parent-style-name="Table_20_Contents">
      <style:text-properties style:font-name="Bitstream Vera Sans Mono1" fo:font-size="9pt" officeooo:rsid="02572f0d" officeooo:paragraph-rsid="02572f0d" style:font-name-asian="Bitstream Vera Sans Mono1" style:font-size-asian="9pt" style:font-name-complex="Bitstream Vera Sans Mono" style:font-size-complex="9pt"/>
    </style:style>
    <style:style style:name="P547" style:family="paragraph" style:parent-style-name="Table_20_Contents">
      <style:paragraph-properties style:snap-to-layout-grid="false"/>
      <style:text-properties style:font-name="Bitstream Vera Sans Mono1" fo:font-size="9pt" officeooo:rsid="02583bd1" officeooo:paragraph-rsid="02583bd1" style:font-name-asian="Bitstream Vera Sans Mono1" style:font-size-asian="9pt" style:font-name-complex="Bitstream Vera Sans Mono" style:font-size-complex="9pt"/>
    </style:style>
    <style:style style:name="P548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549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550" style:family="paragraph" style:parent-style-name="Table_20_Contents">
      <style:paragraph-properties style:snap-to-layout-grid="false"/>
      <style:text-properties style:font-name="Bitstream Vera Sans Mono1" fo:font-size="9pt" officeooo:paragraph-rsid="001ba608" style:font-name-asian="Bitstream Vera Sans Mono1" style:font-size-asian="9pt" style:font-size-complex="9pt"/>
    </style:style>
    <style:style style:name="P551" style:family="paragraph" style:parent-style-name="Table_20_Contents">
      <style:paragraph-properties style:snap-to-layout-grid="false"/>
      <style:text-properties style:font-name="Bitstream Vera Sans Mono1" fo:font-size="9pt" officeooo:paragraph-rsid="003433ee" style:font-name-asian="Bitstream Vera Sans Mono1" style:font-size-asian="9pt" style:font-size-complex="9pt"/>
    </style:style>
    <style:style style:name="P552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553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554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555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556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557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558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559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560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size-complex="9pt"/>
    </style:style>
    <style:style style:name="P561" style:family="paragraph" style:parent-style-name="Table_20_Contents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size-complex="9pt"/>
    </style:style>
    <style:style style:name="P562" style:family="paragraph" style:parent-style-name="Table_20_Contents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size-complex="9pt"/>
    </style:style>
    <style:style style:name="P563" style:family="paragraph" style:parent-style-name="Table_20_Contents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size-complex="9pt"/>
    </style:style>
    <style:style style:name="P564" style:family="paragraph" style:parent-style-name="Table_20_Contents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size-complex="9pt"/>
    </style:style>
    <style:style style:name="P565" style:family="paragraph" style:parent-style-name="Table_20_Contents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size-complex="9pt"/>
    </style:style>
    <style:style style:name="P566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size-complex="9pt"/>
    </style:style>
    <style:style style:name="P567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size-complex="9pt"/>
    </style:style>
    <style:style style:name="P568" style:family="paragraph" style:parent-style-name="Table_20_Contents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size-complex="9pt"/>
    </style:style>
    <style:style style:name="P569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size-complex="9pt"/>
    </style:style>
    <style:style style:name="P570" style:family="paragraph" style:parent-style-name="Table_20_Contents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size-complex="9pt"/>
    </style:style>
    <style:style style:name="P571" style:family="paragraph" style:parent-style-name="Table_20_Contents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size-complex="9pt"/>
    </style:style>
    <style:style style:name="P572" style:family="paragraph" style:parent-style-name="Table_20_Contents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size-complex="9pt"/>
    </style:style>
    <style:style style:name="P573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size-complex="9pt"/>
    </style:style>
    <style:style style:name="P574" style:family="paragraph" style:parent-style-name="Table_20_Contents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size-complex="9pt"/>
    </style:style>
    <style:style style:name="P575" style:family="paragraph" style:parent-style-name="Table_20_Contents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size-complex="9pt"/>
    </style:style>
    <style:style style:name="P576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577" style:family="paragraph" style:parent-style-name="Table_20_Contents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size-complex="9pt"/>
    </style:style>
    <style:style style:name="P578" style:family="paragraph" style:parent-style-name="Table_20_Contents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size-complex="9pt"/>
    </style:style>
    <style:style style:name="P579" style:family="paragraph" style:parent-style-name="Table_20_Contents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size-complex="9pt"/>
    </style:style>
    <style:style style:name="P580" style:family="paragraph" style:parent-style-name="Table_20_Contents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size-complex="9pt"/>
    </style:style>
    <style:style style:name="P581" style:family="paragraph" style:parent-style-name="Table_20_Contents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size-complex="9pt"/>
    </style:style>
    <style:style style:name="P582" style:family="paragraph" style:parent-style-name="Table_20_Contents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size-complex="9pt"/>
    </style:style>
    <style:style style:name="P583" style:family="paragraph" style:parent-style-name="Table_20_Contents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size-complex="9pt"/>
    </style:style>
    <style:style style:name="P584" style:family="paragraph" style:parent-style-name="Table_20_Contents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size-complex="9pt"/>
    </style:style>
    <style:style style:name="P585" style:family="paragraph" style:parent-style-name="Table_20_Contents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size-complex="9pt"/>
    </style:style>
    <style:style style:name="P586" style:family="paragraph" style:parent-style-name="Table_20_Contents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size-complex="9pt"/>
    </style:style>
    <style:style style:name="P587" style:family="paragraph" style:parent-style-name="Table_20_Contents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size-complex="9pt"/>
    </style:style>
    <style:style style:name="P588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size-complex="9pt"/>
    </style:style>
    <style:style style:name="P589" style:family="paragraph" style:parent-style-name="Table_20_Contents">
      <style:paragraph-properties style:snap-to-layout-grid="false"/>
      <style:text-properties style:font-name="Bitstream Vera Sans Mono1" fo:font-size="9pt" officeooo:rsid="0021259c" officeooo:paragraph-rsid="0021259c" style:font-name-asian="Bitstream Vera Sans Mono1" style:font-size-asian="9pt" style:font-size-complex="9pt"/>
    </style:style>
    <style:style style:name="P590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font-size-complex="9pt"/>
    </style:style>
    <style:style style:name="P591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font-size-complex="9pt"/>
    </style:style>
    <style:style style:name="P592" style:family="paragraph" style:parent-style-name="Table_20_Contents">
      <style:text-properties style:font-name="Bitstream Vera Sans Mono1" fo:font-size="9pt" officeooo:rsid="002679d9" officeooo:paragraph-rsid="002679d9" style:font-name-asian="Bitstream Vera Sans Mono1" style:font-size-asian="9pt" style:font-size-complex="9pt"/>
    </style:style>
    <style:style style:name="P593" style:family="paragraph" style:parent-style-name="Table_20_Contents">
      <style:paragraph-properties style:snap-to-layout-grid="false"/>
      <style:text-properties style:font-name="Bitstream Vera Sans Mono1" fo:font-size="9pt" officeooo:rsid="00369bbb" officeooo:paragraph-rsid="00369bbb" style:font-name-asian="Bitstream Vera Sans Mono1" style:font-size-asian="9pt" style:font-size-complex="9pt"/>
    </style:style>
    <style:style style:name="P594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595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596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597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54c2ab" style:font-name-asian="Bitstream Vera Sans Mono1" style:font-size-asian="9pt" style:font-size-complex="9pt"/>
    </style:style>
    <style:style style:name="P598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599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600" style:family="paragraph" style:parent-style-name="Table_20_Contents">
      <style:paragraph-properties style:snap-to-layout-grid="false"/>
      <style:text-properties style:font-name="Bitstream Vera Sans Mono1" fo:font-size="9pt" officeooo:rsid="00736f11" officeooo:paragraph-rsid="00736f11" style:font-name-asian="Bitstream Vera Sans Mono1" style:font-size-asian="9pt" style:font-size-complex="9pt"/>
    </style:style>
    <style:style style:name="P601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602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603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604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605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language-asian="zh" style:country-asian="TW" style:font-size-complex="9pt"/>
    </style:style>
    <style:style style:name="P606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language-asian="zh" style:country-asian="TW" style:font-size-complex="9pt"/>
    </style:style>
    <style:style style:name="P607" style:family="paragraph" style:parent-style-name="Table_20_Contents">
      <style:text-properties style:font-name="Bitstream Vera Sans Mono1" fo:font-size="9pt" officeooo:rsid="0025a9b3" officeooo:paragraph-rsid="007177fa" style:font-name-asian="Bitstream Vera Sans Mono1" style:font-size-asian="9pt" style:language-asian="zh" style:country-asian="TW" style:font-size-complex="9pt"/>
    </style:style>
    <style:style style:name="P608" style:family="paragraph" style:parent-style-name="Table_20_Contents">
      <style:paragraph-properties style:snap-to-layout-grid="false"/>
      <style:text-properties style:font-name="Bitstream Vera Sans Mono1" fo:font-size="9pt" officeooo:rsid="002bde89" officeooo:paragraph-rsid="002bde89" style:font-name-asian="Bitstream Vera Sans Mono1" style:font-size-asian="9pt" style:language-asian="zh" style:country-asian="TW" style:font-size-complex="9pt"/>
    </style:style>
    <style:style style:name="P609" style:family="paragraph" style:parent-style-name="Table_20_Contents">
      <style:paragraph-properties style:snap-to-layout-grid="false"/>
      <style:text-properties style:font-name="Bitstream Vera Sans Mono1" fo:font-size="9pt" officeooo:rsid="002bde89" officeooo:paragraph-rsid="003433ee" style:font-name-asian="Bitstream Vera Sans Mono1" style:font-size-asian="9pt" style:language-asian="zh" style:country-asian="TW" style:font-size-complex="9pt"/>
    </style:style>
    <style:style style:name="P610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611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612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613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614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language-asian="zh" style:country-asian="TW" style:font-size-complex="9pt"/>
    </style:style>
    <style:style style:name="P615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language-asian="zh" style:country-asian="TW" style:font-size-complex="9pt"/>
    </style:style>
    <style:style style:name="P616" style:family="paragraph" style:parent-style-name="Table_20_Contents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language-asian="zh" style:country-asian="TW" style:font-size-complex="9pt"/>
    </style:style>
    <style:style style:name="P617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language-asian="zh" style:country-asian="TW" style:font-size-complex="9pt"/>
    </style:style>
    <style:style style:name="P618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language-asian="zh" style:country-asian="TW" style:font-size-complex="9pt"/>
    </style:style>
    <style:style style:name="P619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language-asian="zh" style:country-asian="TW" style:font-size-complex="9pt"/>
    </style:style>
    <style:style style:name="P620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621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language-asian="zh" style:country-asian="TW" style:font-size-complex="9pt"/>
    </style:style>
    <style:style style:name="P62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623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62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62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62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17f046f" style:font-name-asian="Bitstream Vera Sans Mono1" style:font-size-asian="9pt" style:language-asian="zh" style:country-asian="TW" style:font-size-complex="9pt"/>
    </style:style>
    <style:style style:name="P627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18e5d58" style:font-name-asian="Bitstream Vera Sans Mono1" style:font-size-asian="9pt" style:language-asian="zh" style:country-asian="TW" style:font-size-complex="9pt"/>
    </style:style>
    <style:style style:name="P628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572f0d" style:font-name-asian="Bitstream Vera Sans Mono1" style:font-size-asian="9pt" style:language-asian="zh" style:country-asian="TW" style:font-size-complex="9pt"/>
    </style:style>
    <style:style style:name="P62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63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63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63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0ab926" style:font-name-asian="Bitstream Vera Sans Mono1" style:font-size-asian="9pt" style:language-asian="zh" style:country-asian="TW" style:font-size-complex="9pt"/>
    </style:style>
    <style:style style:name="P633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634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635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63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637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638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639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640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641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642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643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644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645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64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647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648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649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650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16aeb2" style:font-name-asian="Bitstream Vera Sans Mono1" style:font-size-asian="9pt" style:language-asian="zh" style:country-asian="TW" style:font-size-complex="9pt"/>
    </style:style>
    <style:style style:name="P651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19c943" style:font-name-asian="Bitstream Vera Sans Mono1" style:font-size-asian="9pt" style:language-asian="zh" style:country-asian="TW" style:font-size-complex="9pt"/>
    </style:style>
    <style:style style:name="P652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2a84de" style:font-name-asian="Bitstream Vera Sans Mono1" style:font-size-asian="9pt" style:language-asian="zh" style:country-asian="TW" style:font-size-complex="9pt"/>
    </style:style>
    <style:style style:name="P653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303c93" style:font-name-asian="Bitstream Vera Sans Mono1" style:font-size-asian="9pt" style:language-asian="zh" style:country-asian="TW" style:font-size-complex="9pt"/>
    </style:style>
    <style:style style:name="P654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423350" style:font-name-asian="Bitstream Vera Sans Mono1" style:font-size-asian="9pt" style:language-asian="zh" style:country-asian="TW" style:font-size-complex="9pt"/>
    </style:style>
    <style:style style:name="P655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88e7ae" style:font-name-asian="Bitstream Vera Sans Mono1" style:font-size-asian="9pt" style:language-asian="zh" style:country-asian="TW" style:font-size-complex="9pt"/>
    </style:style>
    <style:style style:name="P656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950d4f" style:font-name-asian="Bitstream Vera Sans Mono1" style:font-size-asian="9pt" style:language-asian="zh" style:country-asian="TW" style:font-size-complex="9pt"/>
    </style:style>
    <style:style style:name="P657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658" style:family="paragraph" style:parent-style-name="Table_20_Contents">
      <style:paragraph-properties style:snap-to-layout-grid="false"/>
      <style:text-properties style:font-name="Bitstream Vera Sans Mono1" fo:font-size="9pt" officeooo:rsid="01246af4" officeooo:paragraph-rsid="01246af4" style:font-name-asian="Bitstream Vera Sans Mono1" style:font-size-asian="9pt" style:language-asian="zh" style:country-asian="TW" style:font-size-complex="9pt"/>
    </style:style>
    <style:style style:name="P659" style:family="paragraph" style:parent-style-name="Table_20_Contents">
      <style:paragraph-properties style:snap-to-layout-grid="false"/>
      <style:text-properties style:font-name="Bitstream Vera Sans Mono1" fo:font-size="9pt" officeooo:rsid="01272bf7" officeooo:paragraph-rsid="01272bf7" style:font-name-asian="Bitstream Vera Sans Mono1" style:font-size-asian="9pt" style:language-asian="zh" style:country-asian="TW" style:font-size-complex="9pt"/>
    </style:style>
    <style:style style:name="P660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2c7a29" style:font-name-asian="Bitstream Vera Sans Mono1" style:font-size-asian="9pt" style:language-asian="zh" style:country-asian="TW" style:font-size-complex="9pt"/>
    </style:style>
    <style:style style:name="P661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303c93" style:font-name-asian="Bitstream Vera Sans Mono1" style:font-size-asian="9pt" style:language-asian="zh" style:country-asian="TW" style:font-size-complex="9pt"/>
    </style:style>
    <style:style style:name="P662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43e4b5" style:font-name-asian="Bitstream Vera Sans Mono1" style:font-size-asian="9pt" style:language-asian="zh" style:country-asian="TW" style:font-size-complex="9pt"/>
    </style:style>
    <style:style style:name="P663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950d4f" style:font-name-asian="Bitstream Vera Sans Mono1" style:font-size-asian="9pt" style:language-asian="zh" style:country-asian="TW" style:font-size-complex="9pt"/>
    </style:style>
    <style:style style:name="P664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c686d1" style:font-name-asian="Bitstream Vera Sans Mono1" style:font-size-asian="9pt" style:language-asian="zh" style:country-asian="TW" style:font-size-complex="9pt"/>
    </style:style>
    <style:style style:name="P665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cda0bb" style:font-name-asian="Bitstream Vera Sans Mono1" style:font-size-asian="9pt" style:language-asian="zh" style:country-asian="TW" style:font-size-complex="9pt"/>
    </style:style>
    <style:style style:name="P666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d9f37a" style:font-name-asian="Bitstream Vera Sans Mono1" style:font-size-asian="9pt" style:language-asian="zh" style:country-asian="TW" style:font-size-complex="9pt"/>
    </style:style>
    <style:style style:name="P667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378561" style:font-name-asian="Bitstream Vera Sans Mono1" style:font-size-asian="9pt" style:language-asian="zh" style:country-asian="TW" style:font-size-complex="9pt"/>
    </style:style>
    <style:style style:name="P668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e5fd4f" style:font-name-asian="Bitstream Vera Sans Mono1" style:font-size-asian="9pt" style:language-asian="zh" style:country-asian="TW" style:font-size-complex="9pt"/>
    </style:style>
    <style:style style:name="P669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fff215" style:font-name-asian="Bitstream Vera Sans Mono1" style:font-size-asian="9pt" style:language-asian="zh" style:country-asian="TW" style:font-size-complex="9pt"/>
    </style:style>
    <style:style style:name="P670" style:family="paragraph" style:parent-style-name="Table_20_Contents">
      <style:paragraph-properties style:snap-to-layout-grid="false"/>
      <style:text-properties style:font-name="Bitstream Vera Sans Mono1" fo:font-size="9pt" officeooo:rsid="0142cf43" officeooo:paragraph-rsid="0142cf43" style:font-name-asian="Bitstream Vera Sans Mono1" style:font-size-asian="9pt" style:language-asian="zh" style:country-asian="TW" style:font-size-complex="9pt"/>
    </style:style>
    <style:style style:name="P671" style:family="paragraph" style:parent-style-name="Table_20_Contents">
      <style:paragraph-properties style:snap-to-layout-grid="false"/>
      <style:text-properties style:font-name="Bitstream Vera Sans Mono1" fo:font-size="9pt" officeooo:rsid="014ae003" officeooo:paragraph-rsid="014ae003" style:font-name-asian="Bitstream Vera Sans Mono1" style:font-size-asian="9pt" style:language-asian="zh" style:country-asian="TW" style:font-size-complex="9pt"/>
    </style:style>
    <style:style style:name="P672" style:family="paragraph" style:parent-style-name="Table_20_Contents">
      <style:paragraph-properties style:snap-to-layout-grid="false"/>
      <style:text-properties style:font-name="Bitstream Vera Sans Mono1" fo:font-size="9pt" officeooo:rsid="014d928b" officeooo:paragraph-rsid="014d928b" style:font-name-asian="Bitstream Vera Sans Mono1" style:font-size-asian="9pt" style:language-asian="zh" style:country-asian="TW" style:font-size-complex="9pt"/>
    </style:style>
    <style:style style:name="P673" style:family="paragraph" style:parent-style-name="Table_20_Contents">
      <style:paragraph-properties style:snap-to-layout-grid="false"/>
      <style:text-properties style:font-name="Bitstream Vera Sans Mono1" fo:font-size="9pt" officeooo:rsid="014d928b" officeooo:paragraph-rsid="01b85527" style:font-name-asian="Bitstream Vera Sans Mono1" style:font-size-asian="9pt" style:language-asian="zh" style:country-asian="TW" style:font-size-complex="9pt"/>
    </style:style>
    <style:style style:name="P674" style:family="paragraph" style:parent-style-name="Table_20_Contents">
      <style:paragraph-properties style:snap-to-layout-grid="false"/>
      <style:text-properties style:font-name="Bitstream Vera Sans Mono1" fo:font-size="9pt" officeooo:rsid="014dfdd3" officeooo:paragraph-rsid="014dfdd3" style:font-name-asian="Bitstream Vera Sans Mono1" style:font-size-asian="9pt" style:language-asian="zh" style:country-asian="TW" style:font-size-complex="9pt"/>
    </style:style>
    <style:style style:name="P675" style:family="paragraph" style:parent-style-name="Table_20_Contents">
      <style:paragraph-properties style:snap-to-layout-grid="false"/>
      <style:text-properties style:font-name="Bitstream Vera Sans Mono1" fo:font-size="9pt" officeooo:rsid="0151bad4" officeooo:paragraph-rsid="0151bad4" style:font-name-asian="Bitstream Vera Sans Mono1" style:font-size-asian="9pt" style:language-asian="zh" style:country-asian="TW" style:font-size-complex="9pt"/>
    </style:style>
    <style:style style:name="P676" style:family="paragraph" style:parent-style-name="Table_20_Contents">
      <style:paragraph-properties style:snap-to-layout-grid="false"/>
      <style:text-properties style:font-name="Bitstream Vera Sans Mono1" fo:font-size="9pt" officeooo:rsid="01582a2d" officeooo:paragraph-rsid="01582a2d" style:font-name-asian="Bitstream Vera Sans Mono1" style:font-size-asian="9pt" style:language-asian="zh" style:country-asian="TW" style:font-size-complex="9pt"/>
    </style:style>
    <style:style style:name="P677" style:family="paragraph" style:parent-style-name="Table_20_Contents">
      <style:paragraph-properties style:snap-to-layout-grid="false"/>
      <style:text-properties style:font-name="Bitstream Vera Sans Mono1" fo:font-size="9pt" officeooo:rsid="015905ea" officeooo:paragraph-rsid="015905ea" style:font-name-asian="Bitstream Vera Sans Mono1" style:font-size-asian="9pt" style:language-asian="zh" style:country-asian="TW" style:font-size-complex="9pt"/>
    </style:style>
    <style:style style:name="P678" style:family="paragraph" style:parent-style-name="Table_20_Contents">
      <style:paragraph-properties style:snap-to-layout-grid="false"/>
      <style:text-properties style:font-name="Bitstream Vera Sans Mono1" fo:font-size="9pt" officeooo:rsid="0160491c" officeooo:paragraph-rsid="0160491c" style:font-name-asian="Bitstream Vera Sans Mono1" style:font-size-asian="9pt" style:language-asian="zh" style:country-asian="TW" style:font-size-complex="9pt"/>
    </style:style>
    <style:style style:name="P679" style:family="paragraph" style:parent-style-name="Table_20_Contents">
      <style:paragraph-properties style:snap-to-layout-grid="false"/>
      <style:text-properties style:font-name="Bitstream Vera Sans Mono1" fo:font-size="9pt" officeooo:rsid="0160491c" officeooo:paragraph-rsid="01623afc" style:font-name-asian="Bitstream Vera Sans Mono1" style:font-size-asian="9pt" style:language-asian="zh" style:country-asian="TW" style:font-size-complex="9pt"/>
    </style:style>
    <style:style style:name="P680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6e233" style:font-name-asian="Bitstream Vera Sans Mono1" style:font-size-asian="9pt" style:language-asian="zh" style:country-asian="TW" style:font-size-complex="9pt"/>
    </style:style>
    <style:style style:name="P681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bc885" style:font-name-asian="Bitstream Vera Sans Mono1" style:font-size-asian="9pt" style:language-asian="zh" style:country-asian="TW" style:font-size-complex="9pt"/>
    </style:style>
    <style:style style:name="P682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fcebf" style:font-name-asian="Bitstream Vera Sans Mono1" style:font-size-asian="9pt" style:language-asian="zh" style:country-asian="TW" style:font-size-complex="9pt"/>
    </style:style>
    <style:style style:name="P683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8e5d58" style:font-name-asian="Bitstream Vera Sans Mono1" style:font-size-asian="9pt" style:language-asian="zh" style:country-asian="TW" style:font-size-complex="9pt"/>
    </style:style>
    <style:style style:name="P684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253837b" style:font-name-asian="Bitstream Vera Sans Mono1" style:font-size-asian="9pt" style:language-asian="zh" style:country-asian="TW" style:font-size-complex="9pt"/>
    </style:style>
    <style:style style:name="P685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6ea081" style:font-name-asian="Bitstream Vera Sans Mono1" style:font-size-asian="9pt" style:language-asian="zh" style:country-asian="TW" style:font-size-complex="9pt"/>
    </style:style>
    <style:style style:name="P686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6fcebf" style:font-name-asian="Bitstream Vera Sans Mono1" style:font-size-asian="9pt" style:language-asian="zh" style:country-asian="TW" style:font-size-complex="9pt"/>
    </style:style>
    <style:style style:name="P687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8e5d58" style:font-name-asian="Bitstream Vera Sans Mono1" style:font-size-asian="9pt" style:language-asian="zh" style:country-asian="TW" style:font-size-complex="9pt"/>
    </style:style>
    <style:style style:name="P688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253837b" style:font-name-asian="Bitstream Vera Sans Mono1" style:font-size-asian="9pt" style:language-asian="zh" style:country-asian="TW" style:font-size-complex="9pt"/>
    </style:style>
    <style:style style:name="P689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b3565" style:font-name-asian="Bitstream Vera Sans Mono1" style:font-size-asian="9pt" style:language-asian="zh" style:country-asian="TW" style:font-size-complex="9pt"/>
    </style:style>
    <style:style style:name="P690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f046f" style:font-name-asian="Bitstream Vera Sans Mono1" style:font-size-asian="9pt" style:language-asian="zh" style:country-asian="TW" style:font-size-complex="9pt"/>
    </style:style>
    <style:style style:name="P691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8e5d58" style:font-name-asian="Bitstream Vera Sans Mono1" style:font-size-asian="9pt" style:language-asian="zh" style:country-asian="TW" style:font-size-complex="9pt"/>
    </style:style>
    <style:style style:name="P692" style:family="paragraph" style:parent-style-name="Table_20_Contents">
      <style:paragraph-properties style:snap-to-layout-grid="false"/>
      <style:text-properties style:font-name="Bitstream Vera Sans Mono1" fo:font-size="9pt" officeooo:rsid="018229d5" officeooo:paragraph-rsid="018229d5" style:font-name-asian="Bitstream Vera Sans Mono1" style:font-size-asian="9pt" style:language-asian="zh" style:country-asian="TW" style:font-size-complex="9pt"/>
    </style:style>
    <style:style style:name="P693" style:family="paragraph" style:parent-style-name="Table_20_Contents">
      <style:paragraph-properties style:snap-to-layout-grid="false"/>
      <style:text-properties style:font-name="Bitstream Vera Sans Mono1" fo:font-size="9pt" officeooo:rsid="01836628" officeooo:paragraph-rsid="01836628" style:font-name-asian="Bitstream Vera Sans Mono1" style:font-size-asian="9pt" style:language-asian="zh" style:country-asian="TW" style:font-size-complex="9pt"/>
    </style:style>
    <style:style style:name="P694" style:family="paragraph" style:parent-style-name="Table_20_Contents">
      <style:paragraph-properties style:snap-to-layout-grid="false"/>
      <style:text-properties style:font-name="Bitstream Vera Sans Mono1" fo:font-size="9pt" officeooo:rsid="019ffaa1" officeooo:paragraph-rsid="019ffaa1" style:font-name-asian="Bitstream Vera Sans Mono1" style:font-size-asian="9pt" style:language-asian="zh" style:country-asian="TW" style:font-size-complex="9pt"/>
    </style:style>
    <style:style style:name="P695" style:family="paragraph" style:parent-style-name="Table_20_Contents">
      <style:paragraph-properties style:snap-to-layout-grid="false"/>
      <style:text-properties style:font-name="Bitstream Vera Sans Mono1" fo:font-size="9pt" officeooo:rsid="01cc503f" officeooo:paragraph-rsid="01cc503f" style:font-name-asian="Bitstream Vera Sans Mono1" style:font-size-asian="9pt" style:language-asian="zh" style:country-asian="TW" style:font-size-complex="9pt"/>
    </style:style>
    <style:style style:name="P696" style:family="paragraph" style:parent-style-name="Table_20_Contents">
      <style:paragraph-properties style:snap-to-layout-grid="false"/>
      <style:text-properties style:font-name="Bitstream Vera Sans Mono1" fo:font-size="9pt" officeooo:rsid="01cc503f" officeooo:paragraph-rsid="01cda0bb" style:font-name-asian="Bitstream Vera Sans Mono1" style:font-size-asian="9pt" style:language-asian="zh" style:country-asian="TW" style:font-size-complex="9pt"/>
    </style:style>
    <style:style style:name="P697" style:family="paragraph" style:parent-style-name="Table_20_Contents">
      <style:paragraph-properties style:snap-to-layout-grid="false"/>
      <style:text-properties style:font-name="Bitstream Vera Sans Mono1" fo:font-size="9pt" officeooo:rsid="01cca01a" officeooo:paragraph-rsid="01cca01a" style:font-name-asian="Bitstream Vera Sans Mono1" style:font-size-asian="9pt" style:language-asian="zh" style:country-asian="TW" style:font-size-complex="9pt"/>
    </style:style>
    <style:style style:name="P698" style:family="paragraph" style:parent-style-name="Table_20_Contents">
      <style:paragraph-properties style:snap-to-layout-grid="false"/>
      <style:text-properties style:font-name="Bitstream Vera Sans Mono1" fo:font-size="9pt" officeooo:rsid="01cca01a" officeooo:paragraph-rsid="01cda0bb" style:font-name-asian="Bitstream Vera Sans Mono1" style:font-size-asian="9pt" style:language-asian="zh" style:country-asian="TW" style:font-size-complex="9pt"/>
    </style:style>
    <style:style style:name="P699" style:family="paragraph" style:parent-style-name="Table_20_Contents">
      <style:paragraph-properties style:snap-to-layout-grid="false"/>
      <style:text-properties style:font-name="Bitstream Vera Sans Mono1" fo:font-size="9pt" officeooo:rsid="01dca38c" officeooo:paragraph-rsid="01dca38c" style:font-name-asian="Bitstream Vera Sans Mono1" style:font-size-asian="9pt" style:language-asian="zh" style:country-asian="TW" style:font-size-complex="9pt"/>
    </style:style>
    <style:style style:name="P700" style:family="paragraph" style:parent-style-name="Table_20_Contents">
      <style:paragraph-properties style:snap-to-layout-grid="false"/>
      <style:text-properties style:font-name="Bitstream Vera Sans Mono1" fo:font-size="9pt" officeooo:rsid="01de962c" officeooo:paragraph-rsid="01de962c" style:font-name-asian="Bitstream Vera Sans Mono1" style:font-size-asian="9pt" style:language-asian="zh" style:country-asian="TW" style:font-size-complex="9pt"/>
    </style:style>
    <style:style style:name="P701" style:family="paragraph" style:parent-style-name="Table_20_Contents">
      <style:paragraph-properties style:snap-to-layout-grid="false"/>
      <style:text-properties style:font-name="Bitstream Vera Sans Mono1" fo:font-size="9pt" officeooo:rsid="01dfb605" officeooo:paragraph-rsid="01dfb605" style:font-name-asian="Bitstream Vera Sans Mono1" style:font-size-asian="9pt" style:language-asian="zh" style:country-asian="TW" style:font-size-complex="9pt"/>
    </style:style>
    <style:style style:name="P702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1e5fd4f" style:font-name-asian="Bitstream Vera Sans Mono1" style:font-size-asian="9pt" style:language-asian="zh" style:country-asian="TW" style:font-size-complex="9pt"/>
    </style:style>
    <style:style style:name="P703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1fff215" style:font-name-asian="Bitstream Vera Sans Mono1" style:font-size-asian="9pt" style:language-asian="zh" style:country-asian="TW" style:font-size-complex="9pt"/>
    </style:style>
    <style:style style:name="P704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042ffe" style:font-name-asian="Bitstream Vera Sans Mono1" style:font-size-asian="9pt" style:language-asian="zh" style:country-asian="TW" style:font-size-complex="9pt"/>
    </style:style>
    <style:style style:name="P705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090c38" style:font-name-asian="Bitstream Vera Sans Mono1" style:font-size-asian="9pt" style:language-asian="zh" style:country-asian="TW" style:font-size-complex="9pt"/>
    </style:style>
    <style:style style:name="P706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18dd46" style:font-name-asian="Bitstream Vera Sans Mono1" style:font-size-asian="9pt" style:language-asian="zh" style:country-asian="TW" style:font-size-complex="9pt"/>
    </style:style>
    <style:style style:name="P707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163ce" style:font-name-asian="Bitstream Vera Sans Mono1" style:font-size-asian="9pt" style:language-asian="zh" style:country-asian="TW" style:font-size-complex="9pt"/>
    </style:style>
    <style:style style:name="P708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3dbea" style:font-name-asian="Bitstream Vera Sans Mono1" style:font-size-asian="9pt" style:language-asian="zh" style:country-asian="TW" style:font-size-complex="9pt"/>
    </style:style>
    <style:style style:name="P709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912ab" style:font-name-asian="Bitstream Vera Sans Mono1" style:font-size-asian="9pt" style:language-asian="zh" style:country-asian="TW" style:font-size-complex="9pt"/>
    </style:style>
    <style:style style:name="P710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fb075" style:font-name-asian="Bitstream Vera Sans Mono1" style:font-size-asian="9pt" style:language-asian="zh" style:country-asian="TW" style:font-size-complex="9pt"/>
    </style:style>
    <style:style style:name="P711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33c552" style:font-name-asian="Bitstream Vera Sans Mono1" style:font-size-asian="9pt" style:language-asian="zh" style:country-asian="TW" style:font-size-complex="9pt"/>
    </style:style>
    <style:style style:name="P712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3e7618" style:font-name-asian="Bitstream Vera Sans Mono1" style:font-size-asian="9pt" style:language-asian="zh" style:country-asian="TW" style:font-size-complex="9pt"/>
    </style:style>
    <style:style style:name="P713" style:family="paragraph" style:parent-style-name="Table_20_Contents">
      <style:paragraph-properties style:snap-to-layout-grid="false"/>
      <style:text-properties style:font-name="Bitstream Vera Sans Mono1" fo:font-size="9pt" officeooo:rsid="01e828fe" officeooo:paragraph-rsid="01e828fe" style:font-name-asian="Bitstream Vera Sans Mono1" style:font-size-asian="9pt" style:language-asian="zh" style:country-asian="TW" style:font-size-complex="9pt"/>
    </style:style>
    <style:style style:name="P714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715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716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788a9" style:font-name-asian="Bitstream Vera Sans Mono1" style:font-size-asian="9pt" style:language-asian="zh" style:country-asian="TW" style:font-size-complex="9pt"/>
    </style:style>
    <style:style style:name="P717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90c38" style:font-name-asian="Bitstream Vera Sans Mono1" style:font-size-asian="9pt" style:language-asian="zh" style:country-asian="TW" style:font-size-complex="9pt"/>
    </style:style>
    <style:style style:name="P718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d1f6e" style:font-name-asian="Bitstream Vera Sans Mono1" style:font-size-asian="9pt" style:language-asian="zh" style:country-asian="TW" style:font-size-complex="9pt"/>
    </style:style>
    <style:style style:name="P719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18dd46" style:font-name-asian="Bitstream Vera Sans Mono1" style:font-size-asian="9pt" style:language-asian="zh" style:country-asian="TW" style:font-size-complex="9pt"/>
    </style:style>
    <style:style style:name="P720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12e8ef" style:font-name-asian="Bitstream Vera Sans Mono1" style:font-size-asian="9pt" style:language-asian="zh" style:country-asian="TW" style:font-size-complex="9pt"/>
    </style:style>
    <style:style style:name="P721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163ce" style:font-name-asian="Bitstream Vera Sans Mono1" style:font-size-asian="9pt" style:language-asian="zh" style:country-asian="TW" style:font-size-complex="9pt"/>
    </style:style>
    <style:style style:name="P722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3dbea" style:font-name-asian="Bitstream Vera Sans Mono1" style:font-size-asian="9pt" style:language-asian="zh" style:country-asian="TW" style:font-size-complex="9pt"/>
    </style:style>
    <style:style style:name="P723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912ab" style:font-name-asian="Bitstream Vera Sans Mono1" style:font-size-asian="9pt" style:language-asian="zh" style:country-asian="TW" style:font-size-complex="9pt"/>
    </style:style>
    <style:style style:name="P724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3e7618" style:font-name-asian="Bitstream Vera Sans Mono1" style:font-size-asian="9pt" style:language-asian="zh" style:country-asian="TW" style:font-size-complex="9pt"/>
    </style:style>
    <style:style style:name="P725" style:family="paragraph" style:parent-style-name="Table_20_Contents">
      <style:paragraph-properties style:snap-to-layout-grid="false"/>
      <style:text-properties style:font-name="Bitstream Vera Sans Mono1" fo:font-size="9pt" officeooo:rsid="0215e984" officeooo:paragraph-rsid="0215e984" style:font-name-asian="Bitstream Vera Sans Mono1" style:font-size-asian="9pt" style:language-asian="zh" style:country-asian="TW" style:font-size-complex="9pt"/>
    </style:style>
    <style:style style:name="P726" style:family="paragraph" style:parent-style-name="Table_20_Contents">
      <style:paragraph-properties style:snap-to-layout-grid="false"/>
      <style:text-properties style:font-name="Bitstream Vera Sans Mono1" fo:font-size="9pt" officeooo:rsid="02261371" officeooo:paragraph-rsid="02261371" style:font-name-asian="Bitstream Vera Sans Mono1" style:font-size-asian="9pt" style:language-asian="zh" style:country-asian="TW" style:font-size-complex="9pt"/>
    </style:style>
    <style:style style:name="P727" style:family="paragraph" style:parent-style-name="Table_20_Contents">
      <style:paragraph-properties style:snap-to-layout-grid="false"/>
      <style:text-properties style:font-name="Bitstream Vera Sans Mono1" fo:font-size="9pt" officeooo:rsid="02261371" officeooo:paragraph-rsid="023e7618" style:font-name-asian="Bitstream Vera Sans Mono1" style:font-size-asian="9pt" style:language-asian="zh" style:country-asian="TW" style:font-size-complex="9pt"/>
    </style:style>
    <style:style style:name="P728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2ac433" style:font-name-asian="Bitstream Vera Sans Mono1" style:font-size-asian="9pt" style:language-asian="zh" style:country-asian="TW" style:font-size-complex="9pt"/>
    </style:style>
    <style:style style:name="P729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2fb075" style:font-name-asian="Bitstream Vera Sans Mono1" style:font-size-asian="9pt" style:language-asian="zh" style:country-asian="TW" style:font-size-complex="9pt"/>
    </style:style>
    <style:style style:name="P730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33c552" style:font-name-asian="Bitstream Vera Sans Mono1" style:font-size-asian="9pt" style:language-asian="zh" style:country-asian="TW" style:font-size-complex="9pt"/>
    </style:style>
    <style:style style:name="P731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09329" style:font-name-asian="Bitstream Vera Sans Mono1" style:font-size-asian="9pt" style:language-asian="zh" style:country-asian="TW" style:font-size-complex="9pt"/>
    </style:style>
    <style:style style:name="P732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547b7" style:font-name-asian="Bitstream Vera Sans Mono1" style:font-size-asian="9pt" style:language-asian="zh" style:country-asian="TW" style:font-size-complex="9pt"/>
    </style:style>
    <style:style style:name="P733" style:family="paragraph" style:parent-style-name="Table_20_Contents">
      <style:paragraph-properties style:snap-to-layout-grid="false"/>
      <style:text-properties style:font-name="Bitstream Vera Sans Mono1" fo:font-size="9pt" officeooo:rsid="023f9f53" officeooo:paragraph-rsid="023f9f53" style:font-name-asian="Bitstream Vera Sans Mono1" style:font-size-asian="9pt" style:language-asian="zh" style:country-asian="TW" style:font-size-complex="9pt"/>
    </style:style>
    <style:style style:name="P734" style:family="paragraph" style:parent-style-name="Table_20_Contents">
      <style:paragraph-properties style:snap-to-layout-grid="false"/>
      <style:text-properties style:font-name="Bitstream Vera Sans Mono1" fo:font-size="9pt" officeooo:rsid="02587a9e" officeooo:paragraph-rsid="02587a9e" style:font-name-asian="Bitstream Vera Sans Mono1" style:font-size-asian="9pt" style:language-asian="zh" style:country-asian="TW" style:font-size-complex="9pt"/>
    </style:style>
    <style:style style:name="P735" style:family="paragraph" style:parent-style-name="Table_20_Contents">
      <style:paragraph-properties style:snap-to-layout-grid="false"/>
      <style:text-properties style:font-name="Bitstream Vera Sans Mono1" fo:font-size="9pt" officeooo:rsid="025b0009" officeooo:paragraph-rsid="025b0009" style:font-name-asian="Bitstream Vera Sans Mono1" style:font-size-asian="9pt" style:language-asian="zh" style:country-asian="TW" style:font-size-complex="9pt"/>
    </style:style>
    <style:style style:name="P736" style:family="paragraph" style:parent-style-name="Table_20_Contents">
      <style:text-properties style:font-name="Bitstream Vera Sans Mono1" fo:font-size="9pt" officeooo:rsid="00397b67" officeooo:paragraph-rsid="003bf252" style:font-name-asian="Bitstream Vera Sans Mono1" style:font-size-asian="9pt" style:language-asian="zh" style:country-asian="TW" style:font-name-complex="Bitstream Vera Sans Mono" style:font-size-complex="9pt"/>
    </style:style>
    <style:style style:name="P737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38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39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740" style:family="paragraph" style:parent-style-name="Table_20_Contents">
      <style:text-properties officeooo:paragraph-rsid="001ba608"/>
    </style:style>
    <style:style style:name="P741" style:family="paragraph" style:parent-style-name="Table_20_Contents">
      <style:text-properties officeooo:paragraph-rsid="003433ee"/>
    </style:style>
    <style:style style:name="P742" style:family="paragraph" style:parent-style-name="Table_20_Contents">
      <style:text-properties officeooo:paragraph-rsid="00432e7c"/>
    </style:style>
    <style:style style:name="P743" style:family="paragraph" style:parent-style-name="Table_20_Contents">
      <style:text-properties officeooo:paragraph-rsid="0050c4e0"/>
    </style:style>
    <style:style style:name="P744" style:family="paragraph" style:parent-style-name="Table_20_Contents">
      <style:text-properties officeooo:paragraph-rsid="0054c2ab"/>
    </style:style>
    <style:style style:name="P745" style:family="paragraph" style:parent-style-name="Table_20_Contents">
      <style:text-properties officeooo:paragraph-rsid="007824f1"/>
    </style:style>
    <style:style style:name="P746" style:family="paragraph" style:parent-style-name="Table_20_Contents">
      <style:text-properties officeooo:paragraph-rsid="00831399"/>
    </style:style>
    <style:style style:name="P747" style:family="paragraph" style:parent-style-name="Table_20_Contents">
      <style:text-properties officeooo:paragraph-rsid="008bf0d2"/>
    </style:style>
    <style:style style:name="P748" style:family="paragraph" style:parent-style-name="Table_20_Contents">
      <style:text-properties officeooo:paragraph-rsid="0090bcd5"/>
    </style:style>
    <style:style style:name="P7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9pt" officeooo:rsid="0021259c" officeooo:paragraph-rsid="0021259c" style:font-size-asian="9pt" style:font-name-complex="Bitstream Vera Sans Mono" style:font-size-complex="9pt"/>
    </style:style>
    <style:style style:name="P7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75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7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75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7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7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7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75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7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7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7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7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26aa2e" officeooo:paragraph-rsid="0026aa2e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26aa2e" officeooo:paragraph-rsid="003433ee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0ab926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11728b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19c943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20e3f7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2a84de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303c93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423350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6fcebf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7f046f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8e5d58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950d4f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253837b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376aca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e5fd4f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fff215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42ffe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90c38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d1f6e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18dd46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163ce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3dbea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912ab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3e7618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461f0" officeooo:paragraph-rsid="014461f0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461f0" officeooo:paragraph-rsid="01cda0bb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66e233" officeooo:paragraph-rsid="0166e233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66e233" officeooo:paragraph-rsid="016bc885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1763aca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18e5d58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253837b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8229d5" officeooo:paragraph-rsid="018229d5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82d58" officeooo:paragraph-rsid="01982d58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d5180" officeooo:paragraph-rsid="019d5180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ec48d" officeooo:paragraph-rsid="019ec48d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c686d1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cda0bb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d9f37a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e5fd4f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1fff215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042ffe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090c38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18dd46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23dbea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18dd46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163ce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3dbea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912ab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fb075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33c552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3e7618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2e42fb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2fb075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33c552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3e7618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835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836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837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838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839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840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841" style:family="paragraph" style:parent-style-name="Standard" style:list-style-name="WW8Num2">
      <style:paragraph-properties style:snap-to-layout-grid="false"/>
      <style:text-properties officeooo:paragraph-rsid="01d4e053"/>
    </style:style>
    <style:style style:name="P842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843" style:family="paragraph" style:parent-style-name="Standard" style:list-style-name="WW8Num2">
      <style:paragraph-properties style:snap-to-layout-grid="false"/>
      <style:text-properties officeooo:paragraph-rsid="010ab926"/>
    </style:style>
    <style:style style:name="P844" style:family="paragraph" style:parent-style-name="Standard" style:list-style-name="WW8Num2">
      <style:paragraph-properties style:snap-to-layout-grid="false"/>
      <style:text-properties officeooo:paragraph-rsid="0111728b"/>
    </style:style>
    <style:style style:name="P845" style:family="paragraph" style:parent-style-name="Standard" style:list-style-name="WW8Num2">
      <style:paragraph-properties style:snap-to-layout-grid="false"/>
      <style:text-properties officeooo:paragraph-rsid="0119c943"/>
    </style:style>
    <style:style style:name="P846" style:family="paragraph" style:parent-style-name="Standard" style:list-style-name="WW8Num2">
      <style:paragraph-properties style:snap-to-layout-grid="false"/>
      <style:text-properties officeooo:paragraph-rsid="0120e3f7"/>
    </style:style>
    <style:style style:name="P847" style:family="paragraph" style:parent-style-name="Standard" style:list-style-name="WW8Num2">
      <style:paragraph-properties style:snap-to-layout-grid="false"/>
      <style:text-properties officeooo:paragraph-rsid="012a84de"/>
    </style:style>
    <style:style style:name="P848" style:family="paragraph" style:parent-style-name="Standard" style:list-style-name="WW8Num2">
      <style:paragraph-properties style:snap-to-layout-grid="false"/>
      <style:text-properties officeooo:paragraph-rsid="01303c93"/>
    </style:style>
    <style:style style:name="P849" style:family="paragraph" style:parent-style-name="Standard" style:list-style-name="WW8Num2">
      <style:paragraph-properties style:snap-to-layout-grid="false"/>
      <style:text-properties officeooo:paragraph-rsid="01950d4f"/>
    </style:style>
    <style:style style:name="P850" style:family="paragraph" style:parent-style-name="Standard" style:list-style-name="WW8Num2">
      <style:paragraph-properties style:snap-to-layout-grid="false"/>
      <style:text-properties officeooo:paragraph-rsid="01423350"/>
    </style:style>
    <style:style style:name="P851" style:family="paragraph" style:parent-style-name="Standard" style:list-style-name="WW8Num2">
      <style:paragraph-properties style:snap-to-layout-grid="false"/>
      <style:text-properties officeooo:paragraph-rsid="0165c1d3"/>
    </style:style>
    <style:style style:name="P852" style:family="paragraph" style:parent-style-name="Standard" style:list-style-name="WW8Num2">
      <style:paragraph-properties style:snap-to-layout-grid="false"/>
      <style:text-properties officeooo:paragraph-rsid="016bc885"/>
    </style:style>
    <style:style style:name="P853" style:family="paragraph" style:parent-style-name="Standard" style:list-style-name="WW8Num2">
      <style:paragraph-properties style:snap-to-layout-grid="false"/>
      <style:text-properties officeooo:paragraph-rsid="016fcebf"/>
    </style:style>
    <style:style style:name="P854" style:family="paragraph" style:parent-style-name="Standard" style:list-style-name="WW8Num2">
      <style:paragraph-properties style:snap-to-layout-grid="false"/>
      <style:text-properties officeooo:paragraph-rsid="0253837b"/>
    </style:style>
    <style:style style:name="P855" style:family="paragraph" style:parent-style-name="Standard" style:list-style-name="WW8Num2">
      <style:paragraph-properties style:snap-to-layout-grid="false"/>
      <style:text-properties officeooo:paragraph-rsid="017f046f"/>
    </style:style>
    <style:style style:name="P856" style:family="paragraph" style:parent-style-name="Standard" style:list-style-name="WW8Num2">
      <style:paragraph-properties style:snap-to-layout-grid="false"/>
      <style:text-properties officeooo:paragraph-rsid="018e5d58"/>
    </style:style>
    <style:style style:name="P857" style:family="paragraph" style:parent-style-name="Standard" style:list-style-name="WW8Num2">
      <style:paragraph-properties style:snap-to-layout-grid="false"/>
      <style:text-properties officeooo:paragraph-rsid="01c1da60"/>
    </style:style>
    <style:style style:name="P858" style:family="paragraph" style:parent-style-name="Standard" style:list-style-name="WW8Num2">
      <style:paragraph-properties style:snap-to-layout-grid="false"/>
      <style:text-properties officeooo:paragraph-rsid="01c686d1"/>
    </style:style>
    <style:style style:name="P859" style:family="paragraph" style:parent-style-name="Standard" style:list-style-name="WW8Num2">
      <style:paragraph-properties style:snap-to-layout-grid="false"/>
      <style:text-properties officeooo:paragraph-rsid="01cda0bb"/>
    </style:style>
    <style:style style:name="P860" style:family="paragraph" style:parent-style-name="Standard" style:list-style-name="WW8Num2">
      <style:paragraph-properties style:snap-to-layout-grid="false"/>
      <style:text-properties officeooo:paragraph-rsid="01d9f37a"/>
    </style:style>
    <style:style style:name="P861" style:family="paragraph" style:parent-style-name="Standard" style:list-style-name="WW8Num2">
      <style:paragraph-properties style:snap-to-layout-grid="false"/>
      <style:text-properties officeooo:paragraph-rsid="01ea65ea"/>
    </style:style>
    <style:style style:name="P862" style:family="paragraph" style:parent-style-name="Standard" style:list-style-name="WW8Num2">
      <style:paragraph-properties style:snap-to-layout-grid="false"/>
      <style:text-properties officeooo:paragraph-rsid="01e5fd4f"/>
    </style:style>
    <style:style style:name="P863" style:family="paragraph" style:parent-style-name="Standard" style:list-style-name="WW8Num2">
      <style:paragraph-properties style:snap-to-layout-grid="false"/>
      <style:text-properties officeooo:paragraph-rsid="01fff215"/>
    </style:style>
    <style:style style:name="P864" style:family="paragraph" style:parent-style-name="Standard" style:list-style-name="WW8Num2">
      <style:paragraph-properties style:snap-to-layout-grid="false"/>
      <style:text-properties officeooo:paragraph-rsid="02042ffe"/>
    </style:style>
    <style:style style:name="P865" style:family="paragraph" style:parent-style-name="Standard" style:list-style-name="WW8Num2">
      <style:paragraph-properties style:snap-to-layout-grid="false"/>
      <style:text-properties officeooo:paragraph-rsid="02090c38"/>
    </style:style>
    <style:style style:name="P866" style:family="paragraph" style:parent-style-name="Standard" style:list-style-name="WW8Num2">
      <style:paragraph-properties style:snap-to-layout-grid="false"/>
      <style:text-properties officeooo:paragraph-rsid="020d1f6e"/>
    </style:style>
    <style:style style:name="P867" style:family="paragraph" style:parent-style-name="Standard" style:list-style-name="WW8Num2">
      <style:paragraph-properties style:snap-to-layout-grid="false"/>
      <style:text-properties officeooo:paragraph-rsid="0218dd46"/>
    </style:style>
    <style:style style:name="P868" style:family="paragraph" style:parent-style-name="Standard" style:list-style-name="WW8Num2">
      <style:paragraph-properties style:snap-to-layout-grid="false"/>
      <style:text-properties officeooo:paragraph-rsid="0223dbea"/>
    </style:style>
    <style:style style:name="P869" style:family="paragraph" style:parent-style-name="Standard" style:list-style-name="WW8Num2">
      <style:paragraph-properties style:snap-to-layout-grid="false"/>
      <style:text-properties officeooo:paragraph-rsid="022163ce"/>
    </style:style>
    <style:style style:name="P870" style:family="paragraph" style:parent-style-name="Standard" style:list-style-name="WW8Num2">
      <style:paragraph-properties style:snap-to-layout-grid="false"/>
      <style:text-properties officeooo:paragraph-rsid="022912ab"/>
    </style:style>
    <style:style style:name="P871" style:family="paragraph" style:parent-style-name="Standard" style:list-style-name="WW8Num2">
      <style:paragraph-properties style:snap-to-layout-grid="false"/>
      <style:text-properties officeooo:paragraph-rsid="022fb075"/>
    </style:style>
    <style:style style:name="P872" style:family="paragraph" style:parent-style-name="Standard" style:list-style-name="WW8Num2">
      <style:paragraph-properties style:snap-to-layout-grid="false"/>
      <style:text-properties officeooo:paragraph-rsid="0233c552"/>
    </style:style>
    <style:style style:name="P873" style:family="paragraph" style:parent-style-name="Standard" style:list-style-name="WW8Num2">
      <style:paragraph-properties style:snap-to-layout-grid="false"/>
      <style:text-properties officeooo:paragraph-rsid="023e7618"/>
    </style:style>
    <style:style style:name="P874" style:family="paragraph" style:parent-style-name="Standard" style:list-style-name="WW8Num2">
      <style:paragraph-properties style:snap-to-layout-grid="false"/>
      <style:text-properties officeooo:paragraph-rsid="0241dbfe"/>
    </style:style>
    <style:style style:name="P875" style:family="paragraph" style:parent-style-name="Standard" style:list-style-name="WW8Num2">
      <style:paragraph-properties style:snap-to-layout-grid="false"/>
      <style:text-properties officeooo:paragraph-rsid="0242cf95"/>
    </style:style>
    <style:style style:name="P876" style:family="paragraph" style:parent-style-name="Standard" style:list-style-name="WW8Num2">
      <style:text-properties officeooo:paragraph-rsid="0096468c"/>
    </style:style>
    <style:style style:name="P877" style:family="paragraph" style:parent-style-name="Standard" style:list-style-name="WW8Num2">
      <style:text-properties officeooo:paragraph-rsid="00bda0e5"/>
    </style:style>
    <style:style style:name="P878" style:family="paragraph" style:parent-style-name="Standard" style:list-style-name="WW8Num2">
      <style:text-properties officeooo:paragraph-rsid="00f3a19a"/>
    </style:style>
    <style:style style:name="P879" style:family="paragraph" style:parent-style-name="Standard" style:list-style-name="WW8Num2">
      <style:text-properties officeooo:paragraph-rsid="01d4e053"/>
    </style:style>
    <style:style style:name="P880" style:family="paragraph" style:parent-style-name="Standard" style:list-style-name="WW8Num2">
      <style:text-properties officeooo:paragraph-rsid="01f035ba"/>
    </style:style>
    <style:style style:name="P881" style:family="paragraph" style:parent-style-name="Standard" style:list-style-name="WW8Num2">
      <style:text-properties officeooo:paragraph-rsid="010ab926"/>
    </style:style>
    <style:style style:name="P882" style:family="paragraph" style:parent-style-name="Standard" style:list-style-name="WW8Num2">
      <style:paragraph-properties style:snap-to-layout-grid="false"/>
      <style:text-properties officeooo:rsid="01c7b15b" officeooo:paragraph-rsid="01c7b15b"/>
    </style:style>
    <style:style style:name="P883" style:family="paragraph" style:parent-style-name="Standard" style:list-style-name="WW8Num2">
      <style:paragraph-properties style:snap-to-layout-grid="false"/>
      <style:text-properties officeooo:rsid="01c7b15b" officeooo:paragraph-rsid="01cda0bb"/>
    </style:style>
    <style:style style:name="P884" style:family="paragraph" style:parent-style-name="Standard" style:list-style-name="WW8Num2">
      <style:paragraph-properties style:snap-to-layout-grid="false"/>
      <style:text-properties officeooo:rsid="01c7b15b" officeooo:paragraph-rsid="01d9f37a"/>
    </style:style>
    <style:style style:name="P885" style:family="paragraph" style:parent-style-name="Standard" style:list-style-name="WW8Num2">
      <style:paragraph-properties style:snap-to-layout-grid="false"/>
      <style:text-properties officeooo:rsid="01c7b15b" officeooo:paragraph-rsid="01e5fd4f"/>
    </style:style>
    <style:style style:name="P886" style:family="paragraph" style:parent-style-name="Standard" style:list-style-name="WW8Num2">
      <style:paragraph-properties style:snap-to-layout-grid="false"/>
      <style:text-properties officeooo:rsid="0223dbea" officeooo:paragraph-rsid="0223dbea"/>
    </style:style>
    <style:style style:name="P887" style:family="paragraph" style:parent-style-name="Standard" style:list-style-name="WW8Num2">
      <style:paragraph-properties style:snap-to-layout-grid="false"/>
      <style:text-properties officeooo:rsid="0223dbea" officeooo:paragraph-rsid="022912ab"/>
    </style:style>
    <style:style style:name="P888" style:family="paragraph" style:parent-style-name="Standard" style:list-style-name="WW8Num2">
      <style:paragraph-properties style:snap-to-layout-grid="false"/>
      <style:text-properties officeooo:rsid="0223dbea" officeooo:paragraph-rsid="022fb075"/>
    </style:style>
    <style:style style:name="P889" style:family="paragraph" style:parent-style-name="Standard" style:list-style-name="WW8Num2">
      <style:paragraph-properties style:snap-to-layout-grid="false"/>
      <style:text-properties officeooo:rsid="0223dbea" officeooo:paragraph-rsid="0233c552"/>
    </style:style>
    <style:style style:name="P890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891" style:family="paragraph" style:parent-style-name="Heading_20_1">
      <style:text-properties officeooo:paragraph-rsid="00a98bfc"/>
    </style:style>
    <style:style style:name="P892" style:family="paragraph" style:parent-style-name="Heading_20_1">
      <style:text-properties style:font-name="Arial" fo:font-size="12pt" officeooo:paragraph-rsid="00a98bfc" style:font-name-asian="標楷體" style:font-size-asian="12pt" style:font-name-complex="Arial" style:font-size-complex="12pt"/>
    </style:style>
    <style:style style:name="P893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894" style:family="paragraph" style:parent-style-name="Heading_20_1">
      <style:text-properties style:font-name="Arial" fo:font-size="12pt" officeooo:paragraph-rsid="003433ee" style:font-size-asian="12pt" style:font-name-complex="Arial" style:font-size-complex="12pt"/>
    </style:style>
    <style:style style:name="P895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896" style:family="paragraph" style:parent-style-name="Heading_20_1">
      <style:text-properties style:font-name="Arial" fo:font-size="12pt" officeooo:paragraph-rsid="0054c2ab" style:font-size-asian="12pt" style:font-name-complex="Arial" style:font-size-complex="12pt"/>
    </style:style>
    <style:style style:name="P897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898" style:family="paragraph" style:parent-style-name="Heading_20_1" style:list-style-name="WW8Num2">
      <style:text-properties style:font-name="Arial" fo:font-size="12pt" officeooo:rsid="01a1b798" officeooo:paragraph-rsid="01a1b798" style:font-size-asian="12pt" style:font-name-complex="Arial" style:font-size-complex="12pt"/>
    </style:style>
    <style:style style:name="P899" style:family="paragraph" style:parent-style-name="Heading_20_1" style:list-style-name="">
      <style:text-properties style:font-name="Arial" fo:font-size="12pt" officeooo:rsid="010ab926" officeooo:paragraph-rsid="023e7618" style:font-size-asian="12pt" style:font-name-complex="Arial" style:font-size-complex="12pt"/>
    </style:style>
    <style:style style:name="P900" style:family="paragraph" style:parent-style-name="Heading_20_1" style:list-style-name="WW8Num2">
      <style:text-properties style:font-name="Arial" fo:font-size="12pt" officeooo:rsid="010ab926" officeooo:paragraph-rsid="0242cf95" style:font-size-asian="12pt" style:font-name-complex="Arial" style:font-size-complex="12pt"/>
    </style:style>
    <style:style style:name="P901" style:family="paragraph" style:parent-style-name="Heading_20_1" style:list-style-name="WW8Num2">
      <style:text-properties style:font-name="Arial" fo:font-size="12pt" officeooo:rsid="010ab926" officeooo:paragraph-rsid="01bdf2f1" style:font-size-asian="12pt" style:language-asian="zh" style:country-asian="TW" style:font-name-complex="Arial" style:font-size-complex="12pt"/>
    </style:style>
    <style:style style:name="P902" style:family="paragraph" style:parent-style-name="Heading_20_1" style:list-style-name="">
      <style:text-properties officeooo:paragraph-rsid="001ba608"/>
    </style:style>
    <style:style style:name="P903" style:family="paragraph" style:parent-style-name="Heading_20_1">
      <style:text-properties officeooo:paragraph-rsid="001ba608"/>
    </style:style>
    <style:style style:name="P904" style:family="paragraph" style:parent-style-name="Heading_20_1">
      <style:text-properties officeooo:paragraph-rsid="0050c4e0"/>
    </style:style>
    <style:style style:name="P905" style:family="paragraph" style:parent-style-name="Heading_20_1">
      <style:text-properties officeooo:paragraph-rsid="00831399"/>
    </style:style>
    <style:style style:name="P906" style:family="paragraph" style:parent-style-name="Heading_20_1">
      <style:text-properties officeooo:paragraph-rsid="008bf0d2"/>
    </style:style>
    <style:style style:name="P907" style:family="paragraph" style:parent-style-name="Heading_20_1">
      <style:text-properties officeooo:paragraph-rsid="0090bcd5"/>
    </style:style>
    <style:style style:name="P908" style:family="paragraph" style:parent-style-name="Heading_20_1" style:list-style-name="WW8Num2">
      <style:text-properties officeooo:paragraph-rsid="0096468c"/>
    </style:style>
    <style:style style:name="P909" style:family="paragraph" style:parent-style-name="Heading_20_1" style:list-style-name="WW8Num2">
      <style:text-properties officeooo:paragraph-rsid="00bda0e5"/>
    </style:style>
    <style:style style:name="P910" style:family="paragraph" style:parent-style-name="Heading_20_1" style:list-style-name="WW8Num2">
      <style:text-properties officeooo:paragraph-rsid="00cf6c40"/>
    </style:style>
    <style:style style:name="P911" style:family="paragraph" style:parent-style-name="Heading_20_1" style:list-style-name="WW8Num2">
      <style:text-properties officeooo:paragraph-rsid="00e02383"/>
    </style:style>
    <style:style style:name="P912" style:family="paragraph" style:parent-style-name="Heading_20_1" style:list-style-name="WW8Num2">
      <style:text-properties officeooo:paragraph-rsid="00f3a19a"/>
    </style:style>
    <style:style style:name="P913" style:family="paragraph" style:parent-style-name="Heading_20_1" style:list-style-name="WW8Num2">
      <style:text-properties officeooo:paragraph-rsid="01d4e053"/>
    </style:style>
    <style:style style:name="P914" style:family="paragraph" style:parent-style-name="Heading_20_1" style:list-style-name="WW8Num2">
      <style:text-properties officeooo:paragraph-rsid="01f035ba"/>
    </style:style>
    <style:style style:name="P915" style:family="paragraph" style:parent-style-name="Heading_20_1" style:list-style-name="WW8Num2">
      <style:text-properties officeooo:rsid="010ab926" officeooo:paragraph-rsid="010ab926"/>
    </style:style>
    <style:style style:name="P916" style:family="paragraph" style:parent-style-name="Heading_20_1" style:list-style-name="WW8Num2">
      <style:text-properties officeooo:rsid="010ab926" officeooo:paragraph-rsid="0111728b"/>
    </style:style>
    <style:style style:name="P917" style:family="paragraph" style:parent-style-name="Heading_20_1" style:list-style-name="WW8Num2">
      <style:text-properties officeooo:rsid="010ab926" officeooo:paragraph-rsid="0119c943"/>
    </style:style>
    <style:style style:name="P918" style:family="paragraph" style:parent-style-name="Heading_20_1" style:list-style-name="WW8Num2">
      <style:text-properties officeooo:rsid="010ab926" officeooo:paragraph-rsid="0120e3f7"/>
    </style:style>
    <style:style style:name="P919" style:family="paragraph" style:parent-style-name="Heading_20_1" style:list-style-name="WW8Num2">
      <style:text-properties officeooo:rsid="010ab926" officeooo:paragraph-rsid="012a84de"/>
    </style:style>
    <style:style style:name="P920" style:family="paragraph" style:parent-style-name="Heading_20_1" style:list-style-name="WW8Num2">
      <style:text-properties officeooo:rsid="010ab926" officeooo:paragraph-rsid="01303c93"/>
    </style:style>
    <style:style style:name="P921" style:family="paragraph" style:parent-style-name="Heading_20_1" style:list-style-name="WW8Num2">
      <style:text-properties officeooo:rsid="010ab926" officeooo:paragraph-rsid="01950d4f"/>
    </style:style>
    <style:style style:name="P922" style:family="paragraph" style:parent-style-name="Heading_20_1" style:list-style-name="WW8Num2">
      <style:text-properties officeooo:rsid="010ab926" officeooo:paragraph-rsid="01423350"/>
    </style:style>
    <style:style style:name="P923" style:family="paragraph" style:parent-style-name="Heading_20_1" style:list-style-name="WW8Num2">
      <style:text-properties officeooo:rsid="010ab926" officeooo:paragraph-rsid="0165c1d3"/>
    </style:style>
    <style:style style:name="P924" style:family="paragraph" style:parent-style-name="Heading_20_1" style:list-style-name="WW8Num2">
      <style:text-properties officeooo:rsid="010ab926" officeooo:paragraph-rsid="016bc885"/>
    </style:style>
    <style:style style:name="P925" style:family="paragraph" style:parent-style-name="Heading_20_1" style:list-style-name="WW8Num2">
      <style:text-properties officeooo:rsid="010ab926" officeooo:paragraph-rsid="016fcebf"/>
    </style:style>
    <style:style style:name="P926" style:family="paragraph" style:parent-style-name="Heading_20_1" style:list-style-name="WW8Num2">
      <style:text-properties officeooo:rsid="010ab926" officeooo:paragraph-rsid="0254baa7"/>
    </style:style>
    <style:style style:name="P927" style:family="paragraph" style:parent-style-name="Heading_20_1" style:list-style-name="WW8Num2">
      <style:text-properties officeooo:rsid="010ab926" officeooo:paragraph-rsid="017f046f"/>
    </style:style>
    <style:style style:name="P928" style:family="paragraph" style:parent-style-name="Heading_20_1" style:list-style-name="WW8Num2">
      <style:text-properties officeooo:rsid="010ab926" officeooo:paragraph-rsid="018e5d58"/>
    </style:style>
    <style:style style:name="P929" style:family="paragraph" style:parent-style-name="Heading_20_1" style:list-style-name="WW8Num2">
      <style:text-properties officeooo:rsid="010ab926" officeooo:paragraph-rsid="01c1da60"/>
    </style:style>
    <style:style style:name="P930" style:family="paragraph" style:parent-style-name="Heading_20_1" style:list-style-name="WW8Num2">
      <style:text-properties officeooo:rsid="010ab926" officeooo:paragraph-rsid="01c686d1"/>
    </style:style>
    <style:style style:name="P931" style:family="paragraph" style:parent-style-name="Heading_20_1" style:list-style-name="WW8Num2">
      <style:text-properties officeooo:rsid="010ab926" officeooo:paragraph-rsid="01cda0bb"/>
    </style:style>
    <style:style style:name="P932" style:family="paragraph" style:parent-style-name="Heading_20_1" style:list-style-name="WW8Num2">
      <style:text-properties officeooo:rsid="010ab926" officeooo:paragraph-rsid="01d9f37a"/>
    </style:style>
    <style:style style:name="P933" style:family="paragraph" style:parent-style-name="Heading_20_1" style:list-style-name="WW8Num2">
      <style:text-properties officeooo:rsid="010ab926" officeooo:paragraph-rsid="01ea65ea"/>
    </style:style>
    <style:style style:name="P934" style:family="paragraph" style:parent-style-name="Heading_20_1" style:list-style-name="WW8Num2">
      <style:text-properties officeooo:rsid="010ab926" officeooo:paragraph-rsid="01e5fd4f"/>
    </style:style>
    <style:style style:name="P935" style:family="paragraph" style:parent-style-name="Heading_20_1" style:list-style-name="WW8Num2">
      <style:text-properties officeooo:rsid="010ab926" officeooo:paragraph-rsid="01fff215"/>
    </style:style>
    <style:style style:name="P936" style:family="paragraph" style:parent-style-name="Heading_20_1" style:list-style-name="WW8Num2">
      <style:text-properties officeooo:rsid="010ab926" officeooo:paragraph-rsid="02042ffe"/>
    </style:style>
    <style:style style:name="P937" style:family="paragraph" style:parent-style-name="Heading_20_1" style:list-style-name="WW8Num2">
      <style:text-properties officeooo:rsid="010ab926" officeooo:paragraph-rsid="02090c38"/>
    </style:style>
    <style:style style:name="P938" style:family="paragraph" style:parent-style-name="Heading_20_1" style:list-style-name="WW8Num2">
      <style:text-properties officeooo:rsid="010ab926" officeooo:paragraph-rsid="020d1f6e"/>
    </style:style>
    <style:style style:name="P939" style:family="paragraph" style:parent-style-name="Heading_20_1" style:list-style-name="WW8Num2">
      <style:text-properties officeooo:rsid="010ab926" officeooo:paragraph-rsid="0218dd46"/>
    </style:style>
    <style:style style:name="P940" style:family="paragraph" style:parent-style-name="Heading_20_1" style:list-style-name="WW8Num2">
      <style:text-properties officeooo:rsid="010ab926" officeooo:paragraph-rsid="0223dbea"/>
    </style:style>
    <style:style style:name="P941" style:family="paragraph" style:parent-style-name="Heading_20_1" style:list-style-name="WW8Num2">
      <style:text-properties officeooo:rsid="010ab926" officeooo:paragraph-rsid="022163ce"/>
    </style:style>
    <style:style style:name="P942" style:family="paragraph" style:parent-style-name="Heading_20_1" style:list-style-name="WW8Num2">
      <style:text-properties officeooo:rsid="010ab926" officeooo:paragraph-rsid="022912ab"/>
    </style:style>
    <style:style style:name="P943" style:family="paragraph" style:parent-style-name="Heading_20_1" style:list-style-name="WW8Num2">
      <style:text-properties officeooo:rsid="010ab926" officeooo:paragraph-rsid="022fb075"/>
    </style:style>
    <style:style style:name="P944" style:family="paragraph" style:parent-style-name="Heading_20_1" style:list-style-name="WW8Num2">
      <style:text-properties officeooo:rsid="010ab926" officeooo:paragraph-rsid="0233c552"/>
    </style:style>
    <style:style style:name="P945" style:family="paragraph" style:parent-style-name="Heading_20_1" style:list-style-name="WW8Num2">
      <style:text-properties officeooo:rsid="010ab926" officeooo:paragraph-rsid="023e7618"/>
    </style:style>
    <style:style style:name="P946" style:family="paragraph" style:parent-style-name="Heading_20_1" style:list-style-name="WW8Num2">
      <style:text-properties officeooo:rsid="010ab926" officeooo:paragraph-rsid="0241dbfe"/>
    </style:style>
    <style:style style:name="P947" style:family="paragraph" style:parent-style-name="Heading_20_1" style:list-style-name="WW8Num2">
      <style:text-properties officeooo:rsid="010ab926" officeooo:paragraph-rsid="0242cf95"/>
    </style:style>
    <style:style style:name="P948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949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950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951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952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953" style:family="paragraph" style:parent-style-name="Table_20_Contents" style:list-style-name="WW8Num2">
      <style:paragraph-properties style:snap-to-layout-grid="false"/>
      <style:text-properties officeooo:paragraph-rsid="01d4e053"/>
    </style:style>
    <style:style style:name="P954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955" style:family="paragraph" style:parent-style-name="Table_20_Contents" style:list-style-name="WW8Num2">
      <style:paragraph-properties style:snap-to-layout-grid="false"/>
      <style:text-properties officeooo:paragraph-rsid="010ab926"/>
    </style:style>
    <style:style style:name="P956" style:family="paragraph" style:parent-style-name="Table_20_Contents" style:list-style-name="WW8Num2">
      <style:paragraph-properties style:snap-to-layout-grid="false"/>
      <style:text-properties officeooo:paragraph-rsid="0111728b"/>
    </style:style>
    <style:style style:name="P957" style:family="paragraph" style:parent-style-name="Table_20_Contents" style:list-style-name="WW8Num2">
      <style:paragraph-properties style:snap-to-layout-grid="false"/>
      <style:text-properties officeooo:paragraph-rsid="0119c943"/>
    </style:style>
    <style:style style:name="P958" style:family="paragraph" style:parent-style-name="Table_20_Contents" style:list-style-name="WW8Num2">
      <style:paragraph-properties style:snap-to-layout-grid="false"/>
      <style:text-properties officeooo:paragraph-rsid="0120e3f7"/>
    </style:style>
    <style:style style:name="P959" style:family="paragraph" style:parent-style-name="Table_20_Contents" style:list-style-name="WW8Num2">
      <style:paragraph-properties style:snap-to-layout-grid="false"/>
      <style:text-properties officeooo:paragraph-rsid="012a84de"/>
    </style:style>
    <style:style style:name="P960" style:family="paragraph" style:parent-style-name="Table_20_Contents" style:list-style-name="WW8Num2">
      <style:paragraph-properties style:snap-to-layout-grid="false"/>
      <style:text-properties officeooo:paragraph-rsid="01303c93"/>
    </style:style>
    <style:style style:name="P961" style:family="paragraph" style:parent-style-name="Table_20_Contents" style:list-style-name="WW8Num2">
      <style:paragraph-properties style:snap-to-layout-grid="false"/>
      <style:text-properties officeooo:paragraph-rsid="01950d4f"/>
    </style:style>
    <style:style style:name="P962" style:family="paragraph" style:parent-style-name="Table_20_Contents" style:list-style-name="WW8Num2">
      <style:paragraph-properties style:snap-to-layout-grid="false"/>
      <style:text-properties officeooo:paragraph-rsid="01423350"/>
    </style:style>
    <style:style style:name="P963" style:family="paragraph" style:parent-style-name="Table_20_Contents" style:list-style-name="WW8Num2">
      <style:paragraph-properties style:snap-to-layout-grid="false"/>
      <style:text-properties officeooo:paragraph-rsid="0165c1d3"/>
    </style:style>
    <style:style style:name="P964" style:family="paragraph" style:parent-style-name="Table_20_Contents" style:list-style-name="WW8Num2">
      <style:paragraph-properties style:snap-to-layout-grid="false"/>
      <style:text-properties officeooo:paragraph-rsid="016bc885"/>
    </style:style>
    <style:style style:name="P965" style:family="paragraph" style:parent-style-name="Table_20_Contents" style:list-style-name="WW8Num2">
      <style:paragraph-properties style:snap-to-layout-grid="false"/>
      <style:text-properties officeooo:paragraph-rsid="016fcebf"/>
    </style:style>
    <style:style style:name="P966" style:family="paragraph" style:parent-style-name="Table_20_Contents" style:list-style-name="WW8Num2">
      <style:paragraph-properties style:snap-to-layout-grid="false"/>
      <style:text-properties officeooo:paragraph-rsid="0253837b"/>
    </style:style>
    <style:style style:name="P967" style:family="paragraph" style:parent-style-name="Table_20_Contents" style:list-style-name="WW8Num2">
      <style:paragraph-properties style:snap-to-layout-grid="false"/>
      <style:text-properties officeooo:paragraph-rsid="018e5d58"/>
    </style:style>
    <style:style style:name="P968" style:family="paragraph" style:parent-style-name="Table_20_Contents" style:list-style-name="WW8Num2">
      <style:paragraph-properties style:snap-to-layout-grid="false"/>
      <style:text-properties officeooo:paragraph-rsid="01c1da60"/>
    </style:style>
    <style:style style:name="P969" style:family="paragraph" style:parent-style-name="Table_20_Contents" style:list-style-name="WW8Num2">
      <style:paragraph-properties style:snap-to-layout-grid="false"/>
      <style:text-properties officeooo:paragraph-rsid="01c686d1"/>
    </style:style>
    <style:style style:name="P970" style:family="paragraph" style:parent-style-name="Table_20_Contents" style:list-style-name="WW8Num2">
      <style:paragraph-properties style:snap-to-layout-grid="false"/>
      <style:text-properties officeooo:paragraph-rsid="01cda0bb"/>
    </style:style>
    <style:style style:name="P971" style:family="paragraph" style:parent-style-name="Table_20_Contents" style:list-style-name="WW8Num2">
      <style:paragraph-properties style:snap-to-layout-grid="false"/>
      <style:text-properties officeooo:paragraph-rsid="01d9f37a"/>
    </style:style>
    <style:style style:name="P972" style:family="paragraph" style:parent-style-name="Table_20_Contents" style:list-style-name="WW8Num2">
      <style:paragraph-properties style:snap-to-layout-grid="false"/>
      <style:text-properties officeooo:paragraph-rsid="01ea65ea"/>
    </style:style>
    <style:style style:name="P973" style:family="paragraph" style:parent-style-name="Table_20_Contents" style:list-style-name="WW8Num2">
      <style:paragraph-properties style:snap-to-layout-grid="false"/>
      <style:text-properties officeooo:paragraph-rsid="01e5fd4f"/>
    </style:style>
    <style:style style:name="P974" style:family="paragraph" style:parent-style-name="Table_20_Contents" style:list-style-name="WW8Num2">
      <style:paragraph-properties style:snap-to-layout-grid="false"/>
      <style:text-properties officeooo:paragraph-rsid="01fff215"/>
    </style:style>
    <style:style style:name="P975" style:family="paragraph" style:parent-style-name="Table_20_Contents" style:list-style-name="WW8Num2">
      <style:paragraph-properties style:snap-to-layout-grid="false"/>
      <style:text-properties officeooo:paragraph-rsid="02042ffe"/>
    </style:style>
    <style:style style:name="P976" style:family="paragraph" style:parent-style-name="Table_20_Contents" style:list-style-name="WW8Num2">
      <style:paragraph-properties style:snap-to-layout-grid="false"/>
      <style:text-properties officeooo:paragraph-rsid="02090c38"/>
    </style:style>
    <style:style style:name="P977" style:family="paragraph" style:parent-style-name="Table_20_Contents" style:list-style-name="WW8Num2">
      <style:paragraph-properties style:snap-to-layout-grid="false"/>
      <style:text-properties officeooo:paragraph-rsid="020d1f6e"/>
    </style:style>
    <style:style style:name="P978" style:family="paragraph" style:parent-style-name="Table_20_Contents" style:list-style-name="WW8Num2">
      <style:paragraph-properties style:snap-to-layout-grid="false"/>
      <style:text-properties officeooo:paragraph-rsid="0218dd46"/>
    </style:style>
    <style:style style:name="P979" style:family="paragraph" style:parent-style-name="Table_20_Contents" style:list-style-name="WW8Num2">
      <style:paragraph-properties style:snap-to-layout-grid="false"/>
      <style:text-properties officeooo:paragraph-rsid="0223dbea"/>
    </style:style>
    <style:style style:name="P980" style:family="paragraph" style:parent-style-name="Table_20_Contents" style:list-style-name="WW8Num2">
      <style:paragraph-properties style:snap-to-layout-grid="false"/>
      <style:text-properties officeooo:paragraph-rsid="022163ce"/>
    </style:style>
    <style:style style:name="P981" style:family="paragraph" style:parent-style-name="Table_20_Contents" style:list-style-name="WW8Num2">
      <style:paragraph-properties style:snap-to-layout-grid="false"/>
      <style:text-properties officeooo:paragraph-rsid="022912ab"/>
    </style:style>
    <style:style style:name="P982" style:family="paragraph" style:parent-style-name="Table_20_Contents" style:list-style-name="WW8Num2">
      <style:paragraph-properties style:snap-to-layout-grid="false"/>
      <style:text-properties officeooo:paragraph-rsid="022fb075"/>
    </style:style>
    <style:style style:name="P983" style:family="paragraph" style:parent-style-name="Table_20_Contents" style:list-style-name="WW8Num2">
      <style:paragraph-properties style:snap-to-layout-grid="false"/>
      <style:text-properties officeooo:paragraph-rsid="0233c552"/>
    </style:style>
    <style:style style:name="P984" style:family="paragraph" style:parent-style-name="Table_20_Contents" style:list-style-name="WW8Num2">
      <style:paragraph-properties style:snap-to-layout-grid="false"/>
      <style:text-properties officeooo:paragraph-rsid="023e7618"/>
    </style:style>
    <style:style style:name="P985" style:family="paragraph" style:parent-style-name="Table_20_Contents" style:list-style-name="WW8Num2">
      <style:paragraph-properties style:snap-to-layout-grid="false"/>
      <style:text-properties officeooo:paragraph-rsid="0241dbfe"/>
    </style:style>
    <style:style style:name="P986" style:family="paragraph" style:parent-style-name="Table_20_Contents" style:list-style-name="WW8Num2">
      <style:paragraph-properties style:snap-to-layout-grid="false"/>
      <style:text-properties officeooo:paragraph-rsid="0242cf95"/>
    </style:style>
    <style:style style:name="P987" style:family="paragraph" style:parent-style-name="Table_20_Contents" style:list-style-name="WW8Num2">
      <style:text-properties officeooo:paragraph-rsid="0096468c"/>
    </style:style>
    <style:style style:name="P988" style:family="paragraph" style:parent-style-name="Table_20_Contents" style:list-style-name="WW8Num2">
      <style:text-properties officeooo:paragraph-rsid="00bda0e5"/>
    </style:style>
    <style:style style:name="P989" style:family="paragraph" style:parent-style-name="Table_20_Contents" style:list-style-name="WW8Num2">
      <style:text-properties officeooo:paragraph-rsid="00cf6c40"/>
    </style:style>
    <style:style style:name="P990" style:family="paragraph" style:parent-style-name="Table_20_Contents" style:list-style-name="WW8Num2">
      <style:text-properties officeooo:paragraph-rsid="00e02383"/>
    </style:style>
    <style:style style:name="P991" style:family="paragraph" style:parent-style-name="Table_20_Contents" style:list-style-name="WW8Num2">
      <style:text-properties officeooo:paragraph-rsid="00f3a19a"/>
    </style:style>
    <style:style style:name="P992" style:family="paragraph" style:parent-style-name="Table_20_Contents" style:list-style-name="WW8Num2">
      <style:text-properties officeooo:paragraph-rsid="01d4e053"/>
    </style:style>
    <style:style style:name="P993" style:family="paragraph" style:parent-style-name="Table_20_Contents" style:list-style-name="WW8Num2">
      <style:text-properties officeooo:paragraph-rsid="01f035ba"/>
    </style:style>
    <style:style style:name="P994" style:family="paragraph" style:parent-style-name="Table_20_Contents" style:list-style-name="WW8Num2">
      <style:text-properties officeooo:paragraph-rsid="010ab926"/>
    </style:style>
    <style:style style:name="P995" style:family="paragraph" style:parent-style-name="Table_20_Contents" style:list-style-name="WW8Num2">
      <style:text-properties officeooo:paragraph-rsid="0111728b"/>
    </style:style>
    <style:style style:name="P996" style:family="paragraph" style:parent-style-name="Table_20_Contents" style:list-style-name="WW8Num2">
      <style:text-properties officeooo:paragraph-rsid="0119c943"/>
    </style:style>
    <style:style style:name="P997" style:family="paragraph" style:parent-style-name="Table_20_Contents" style:list-style-name="WW8Num2">
      <style:text-properties officeooo:paragraph-rsid="0120e3f7"/>
    </style:style>
    <style:style style:name="P998" style:family="paragraph" style:parent-style-name="Table_20_Contents" style:list-style-name="WW8Num2">
      <style:text-properties officeooo:paragraph-rsid="012a84de"/>
    </style:style>
    <style:style style:name="P999" style:family="paragraph" style:parent-style-name="Table_20_Contents" style:list-style-name="WW8Num2">
      <style:text-properties officeooo:paragraph-rsid="01303c93"/>
    </style:style>
    <style:style style:name="P1000" style:family="paragraph" style:parent-style-name="Table_20_Contents" style:list-style-name="WW8Num2">
      <style:text-properties officeooo:paragraph-rsid="01950d4f"/>
    </style:style>
    <style:style style:name="P1001" style:family="paragraph" style:parent-style-name="Table_20_Contents" style:list-style-name="WW8Num2">
      <style:text-properties officeooo:paragraph-rsid="01423350"/>
    </style:style>
    <style:style style:name="P1002" style:family="paragraph" style:parent-style-name="Table_20_Contents" style:list-style-name="WW8Num2">
      <style:text-properties officeooo:paragraph-rsid="0165c1d3"/>
    </style:style>
    <style:style style:name="P1003" style:family="paragraph" style:parent-style-name="Table_20_Contents" style:list-style-name="WW8Num2">
      <style:text-properties officeooo:paragraph-rsid="016bc885"/>
    </style:style>
    <style:style style:name="P1004" style:family="paragraph" style:parent-style-name="Table_20_Contents" style:list-style-name="WW8Num2">
      <style:text-properties officeooo:paragraph-rsid="016fcebf"/>
    </style:style>
    <style:style style:name="P1005" style:family="paragraph" style:parent-style-name="Table_20_Contents" style:list-style-name="WW8Num2">
      <style:text-properties officeooo:paragraph-rsid="0253837b"/>
    </style:style>
    <style:style style:name="P1006" style:family="paragraph" style:parent-style-name="Table_20_Contents" style:list-style-name="WW8Num2">
      <style:text-properties officeooo:paragraph-rsid="017f046f"/>
    </style:style>
    <style:style style:name="P1007" style:family="paragraph" style:parent-style-name="Table_20_Contents" style:list-style-name="WW8Num2">
      <style:text-properties officeooo:paragraph-rsid="018e5d58"/>
    </style:style>
    <style:style style:name="P1008" style:family="paragraph" style:parent-style-name="Table_20_Contents" style:list-style-name="WW8Num2">
      <style:text-properties officeooo:paragraph-rsid="01c1da60"/>
    </style:style>
    <style:style style:name="P1009" style:family="paragraph" style:parent-style-name="Table_20_Contents" style:list-style-name="WW8Num2">
      <style:text-properties officeooo:paragraph-rsid="01c686d1"/>
    </style:style>
    <style:style style:name="P1010" style:family="paragraph" style:parent-style-name="Table_20_Contents" style:list-style-name="WW8Num2">
      <style:text-properties officeooo:paragraph-rsid="01cda0bb"/>
    </style:style>
    <style:style style:name="P1011" style:family="paragraph" style:parent-style-name="Table_20_Contents" style:list-style-name="WW8Num2">
      <style:text-properties officeooo:paragraph-rsid="01d9f37a"/>
    </style:style>
    <style:style style:name="P1012" style:family="paragraph" style:parent-style-name="Table_20_Contents" style:list-style-name="WW8Num2">
      <style:text-properties officeooo:paragraph-rsid="01ea65ea"/>
    </style:style>
    <style:style style:name="P1013" style:family="paragraph" style:parent-style-name="Table_20_Contents" style:list-style-name="WW8Num2">
      <style:text-properties officeooo:paragraph-rsid="01e5fd4f"/>
    </style:style>
    <style:style style:name="P1014" style:family="paragraph" style:parent-style-name="Table_20_Contents" style:list-style-name="WW8Num2">
      <style:text-properties officeooo:paragraph-rsid="01fff215"/>
    </style:style>
    <style:style style:name="P1015" style:family="paragraph" style:parent-style-name="Table_20_Contents" style:list-style-name="WW8Num2">
      <style:text-properties officeooo:paragraph-rsid="02042ffe"/>
    </style:style>
    <style:style style:name="P1016" style:family="paragraph" style:parent-style-name="Table_20_Contents" style:list-style-name="WW8Num2">
      <style:text-properties officeooo:paragraph-rsid="02090c38"/>
    </style:style>
    <style:style style:name="P1017" style:family="paragraph" style:parent-style-name="Table_20_Contents" style:list-style-name="WW8Num2">
      <style:text-properties officeooo:paragraph-rsid="020d1f6e"/>
    </style:style>
    <style:style style:name="P1018" style:family="paragraph" style:parent-style-name="Table_20_Contents" style:list-style-name="WW8Num2">
      <style:text-properties officeooo:paragraph-rsid="0218dd46"/>
    </style:style>
    <style:style style:name="P1019" style:family="paragraph" style:parent-style-name="Table_20_Contents" style:list-style-name="WW8Num2">
      <style:text-properties officeooo:paragraph-rsid="0223dbea"/>
    </style:style>
    <style:style style:name="P1020" style:family="paragraph" style:parent-style-name="Table_20_Contents" style:list-style-name="WW8Num2">
      <style:text-properties officeooo:paragraph-rsid="022163ce"/>
    </style:style>
    <style:style style:name="P1021" style:family="paragraph" style:parent-style-name="Table_20_Contents" style:list-style-name="WW8Num2">
      <style:text-properties officeooo:paragraph-rsid="022912ab"/>
    </style:style>
    <style:style style:name="P1022" style:family="paragraph" style:parent-style-name="Table_20_Contents" style:list-style-name="WW8Num2">
      <style:text-properties officeooo:paragraph-rsid="022fb075"/>
    </style:style>
    <style:style style:name="P1023" style:family="paragraph" style:parent-style-name="Table_20_Contents" style:list-style-name="WW8Num2">
      <style:text-properties officeooo:paragraph-rsid="0233c552"/>
    </style:style>
    <style:style style:name="P1024" style:family="paragraph" style:parent-style-name="Table_20_Contents" style:list-style-name="WW8Num2">
      <style:text-properties officeooo:paragraph-rsid="023e7618"/>
    </style:style>
    <style:style style:name="P1025" style:family="paragraph" style:parent-style-name="Table_20_Contents" style:list-style-name="WW8Num2">
      <style:text-properties officeooo:paragraph-rsid="0241dbfe"/>
    </style:style>
    <style:style style:name="P1026" style:family="paragraph" style:parent-style-name="Table_20_Contents" style:list-style-name="WW8Num2">
      <style:text-properties officeooo:paragraph-rsid="0242cf95"/>
    </style:style>
    <style:style style:name="P1027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1028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1029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1030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1031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1032" style:family="paragraph" style:parent-style-name="Table_20_Contents" style:list-style-name="WW8Num2">
      <style:text-properties style:font-name="Bitstream Vera Sans Mono" fo:font-weight="bold" officeooo:paragraph-rsid="01d4e053" style:font-weight-asian="bold" style:font-name-complex="Bitstream Vera Sans Mono" style:font-weight-complex="bold"/>
    </style:style>
    <style:style style:name="P1033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1034" style:family="paragraph" style:parent-style-name="Table_20_Contents" style:list-style-name="WW8Num2">
      <style:text-properties style:font-name="Bitstream Vera Sans Mono" fo:font-weight="bold" officeooo:paragraph-rsid="010ab926" style:font-weight-asian="bold" style:font-name-complex="Bitstream Vera Sans Mono" style:font-weight-complex="bold"/>
    </style:style>
    <style:style style:name="P1035" style:family="paragraph" style:parent-style-name="Table_20_Contents" style:list-style-name="WW8Num2">
      <style:text-properties style:font-name="Bitstream Vera Sans Mono" fo:font-weight="bold" officeooo:paragraph-rsid="0111728b" style:font-weight-asian="bold" style:font-name-complex="Bitstream Vera Sans Mono" style:font-weight-complex="bold"/>
    </style:style>
    <style:style style:name="P1036" style:family="paragraph" style:parent-style-name="Table_20_Contents" style:list-style-name="WW8Num2">
      <style:text-properties style:font-name="Bitstream Vera Sans Mono" fo:font-weight="bold" officeooo:paragraph-rsid="0119c943" style:font-weight-asian="bold" style:font-name-complex="Bitstream Vera Sans Mono" style:font-weight-complex="bold"/>
    </style:style>
    <style:style style:name="P1037" style:family="paragraph" style:parent-style-name="Table_20_Contents" style:list-style-name="WW8Num2">
      <style:text-properties style:font-name="Bitstream Vera Sans Mono" fo:font-weight="bold" officeooo:paragraph-rsid="0120e3f7" style:font-weight-asian="bold" style:font-name-complex="Bitstream Vera Sans Mono" style:font-weight-complex="bold"/>
    </style:style>
    <style:style style:name="P1038" style:family="paragraph" style:parent-style-name="Table_20_Contents" style:list-style-name="WW8Num2">
      <style:text-properties style:font-name="Bitstream Vera Sans Mono" fo:font-weight="bold" officeooo:paragraph-rsid="012a84de" style:font-weight-asian="bold" style:font-name-complex="Bitstream Vera Sans Mono" style:font-weight-complex="bold"/>
    </style:style>
    <style:style style:name="P1039" style:family="paragraph" style:parent-style-name="Table_20_Contents" style:list-style-name="WW8Num2">
      <style:text-properties style:font-name="Bitstream Vera Sans Mono" fo:font-weight="bold" officeooo:paragraph-rsid="01303c93" style:font-weight-asian="bold" style:font-name-complex="Bitstream Vera Sans Mono" style:font-weight-complex="bold"/>
    </style:style>
    <style:style style:name="P1040" style:family="paragraph" style:parent-style-name="Table_20_Contents" style:list-style-name="WW8Num2">
      <style:text-properties style:font-name="Bitstream Vera Sans Mono" fo:font-weight="bold" officeooo:paragraph-rsid="01950d4f" style:font-weight-asian="bold" style:font-name-complex="Bitstream Vera Sans Mono" style:font-weight-complex="bold"/>
    </style:style>
    <style:style style:name="P1041" style:family="paragraph" style:parent-style-name="Table_20_Contents" style:list-style-name="WW8Num2">
      <style:text-properties style:font-name="Bitstream Vera Sans Mono" fo:font-weight="bold" officeooo:paragraph-rsid="01423350" style:font-weight-asian="bold" style:font-name-complex="Bitstream Vera Sans Mono" style:font-weight-complex="bold"/>
    </style:style>
    <style:style style:name="P1042" style:family="paragraph" style:parent-style-name="Table_20_Contents" style:list-style-name="WW8Num2">
      <style:text-properties style:font-name="Bitstream Vera Sans Mono" fo:font-weight="bold" officeooo:paragraph-rsid="0165c1d3" style:font-weight-asian="bold" style:font-name-complex="Bitstream Vera Sans Mono" style:font-weight-complex="bold"/>
    </style:style>
    <style:style style:name="P1043" style:family="paragraph" style:parent-style-name="Table_20_Contents" style:list-style-name="WW8Num2">
      <style:text-properties style:font-name="Bitstream Vera Sans Mono" fo:font-weight="bold" officeooo:paragraph-rsid="016bc885" style:font-weight-asian="bold" style:font-name-complex="Bitstream Vera Sans Mono" style:font-weight-complex="bold"/>
    </style:style>
    <style:style style:name="P1044" style:family="paragraph" style:parent-style-name="Table_20_Contents" style:list-style-name="WW8Num2">
      <style:text-properties style:font-name="Bitstream Vera Sans Mono" fo:font-weight="bold" officeooo:paragraph-rsid="016fcebf" style:font-weight-asian="bold" style:font-name-complex="Bitstream Vera Sans Mono" style:font-weight-complex="bold"/>
    </style:style>
    <style:style style:name="P1045" style:family="paragraph" style:parent-style-name="Table_20_Contents" style:list-style-name="WW8Num2">
      <style:text-properties style:font-name="Bitstream Vera Sans Mono" fo:font-weight="bold" officeooo:paragraph-rsid="0253837b" style:font-weight-asian="bold" style:font-name-complex="Bitstream Vera Sans Mono" style:font-weight-complex="bold"/>
    </style:style>
    <style:style style:name="P1046" style:family="paragraph" style:parent-style-name="Table_20_Contents" style:list-style-name="WW8Num2">
      <style:text-properties style:font-name="Bitstream Vera Sans Mono" fo:font-weight="bold" officeooo:paragraph-rsid="017f046f" style:font-weight-asian="bold" style:font-name-complex="Bitstream Vera Sans Mono" style:font-weight-complex="bold"/>
    </style:style>
    <style:style style:name="P1047" style:family="paragraph" style:parent-style-name="Table_20_Contents" style:list-style-name="WW8Num2">
      <style:text-properties style:font-name="Bitstream Vera Sans Mono" fo:font-weight="bold" officeooo:paragraph-rsid="018e5d58" style:font-weight-asian="bold" style:font-name-complex="Bitstream Vera Sans Mono" style:font-weight-complex="bold"/>
    </style:style>
    <style:style style:name="P1048" style:family="paragraph" style:parent-style-name="Table_20_Contents" style:list-style-name="WW8Num2">
      <style:text-properties style:font-name="Bitstream Vera Sans Mono" fo:font-weight="bold" officeooo:paragraph-rsid="01c1da60" style:font-weight-asian="bold" style:font-name-complex="Bitstream Vera Sans Mono" style:font-weight-complex="bold"/>
    </style:style>
    <style:style style:name="P1049" style:family="paragraph" style:parent-style-name="Table_20_Contents" style:list-style-name="WW8Num2">
      <style:text-properties style:font-name="Bitstream Vera Sans Mono" fo:font-weight="bold" officeooo:paragraph-rsid="01c686d1" style:font-weight-asian="bold" style:font-name-complex="Bitstream Vera Sans Mono" style:font-weight-complex="bold"/>
    </style:style>
    <style:style style:name="P1050" style:family="paragraph" style:parent-style-name="Table_20_Contents" style:list-style-name="WW8Num2">
      <style:text-properties style:font-name="Bitstream Vera Sans Mono" fo:font-weight="bold" officeooo:paragraph-rsid="01cda0bb" style:font-weight-asian="bold" style:font-name-complex="Bitstream Vera Sans Mono" style:font-weight-complex="bold"/>
    </style:style>
    <style:style style:name="P1051" style:family="paragraph" style:parent-style-name="Table_20_Contents" style:list-style-name="WW8Num2">
      <style:text-properties style:font-name="Bitstream Vera Sans Mono" fo:font-weight="bold" officeooo:paragraph-rsid="01d9f37a" style:font-weight-asian="bold" style:font-name-complex="Bitstream Vera Sans Mono" style:font-weight-complex="bold"/>
    </style:style>
    <style:style style:name="P1052" style:family="paragraph" style:parent-style-name="Table_20_Contents" style:list-style-name="WW8Num2">
      <style:text-properties style:font-name="Bitstream Vera Sans Mono" fo:font-weight="bold" officeooo:paragraph-rsid="01ea65ea" style:font-weight-asian="bold" style:font-name-complex="Bitstream Vera Sans Mono" style:font-weight-complex="bold"/>
    </style:style>
    <style:style style:name="P1053" style:family="paragraph" style:parent-style-name="Table_20_Contents" style:list-style-name="WW8Num2">
      <style:text-properties style:font-name="Bitstream Vera Sans Mono" fo:font-weight="bold" officeooo:paragraph-rsid="01e5fd4f" style:font-weight-asian="bold" style:font-name-complex="Bitstream Vera Sans Mono" style:font-weight-complex="bold"/>
    </style:style>
    <style:style style:name="P1054" style:family="paragraph" style:parent-style-name="Table_20_Contents" style:list-style-name="WW8Num2">
      <style:text-properties style:font-name="Bitstream Vera Sans Mono" fo:font-weight="bold" officeooo:paragraph-rsid="01fff215" style:font-weight-asian="bold" style:font-name-complex="Bitstream Vera Sans Mono" style:font-weight-complex="bold"/>
    </style:style>
    <style:style style:name="P1055" style:family="paragraph" style:parent-style-name="Table_20_Contents" style:list-style-name="WW8Num2">
      <style:text-properties style:font-name="Bitstream Vera Sans Mono" fo:font-weight="bold" officeooo:paragraph-rsid="02042ffe" style:font-weight-asian="bold" style:font-name-complex="Bitstream Vera Sans Mono" style:font-weight-complex="bold"/>
    </style:style>
    <style:style style:name="P1056" style:family="paragraph" style:parent-style-name="Table_20_Contents" style:list-style-name="WW8Num2">
      <style:text-properties style:font-name="Bitstream Vera Sans Mono" fo:font-weight="bold" officeooo:paragraph-rsid="02090c38" style:font-weight-asian="bold" style:font-name-complex="Bitstream Vera Sans Mono" style:font-weight-complex="bold"/>
    </style:style>
    <style:style style:name="P1057" style:family="paragraph" style:parent-style-name="Table_20_Contents" style:list-style-name="WW8Num2">
      <style:text-properties style:font-name="Bitstream Vera Sans Mono" fo:font-weight="bold" officeooo:paragraph-rsid="020d1f6e" style:font-weight-asian="bold" style:font-name-complex="Bitstream Vera Sans Mono" style:font-weight-complex="bold"/>
    </style:style>
    <style:style style:name="P1058" style:family="paragraph" style:parent-style-name="Table_20_Contents" style:list-style-name="WW8Num2">
      <style:text-properties style:font-name="Bitstream Vera Sans Mono" fo:font-weight="bold" officeooo:paragraph-rsid="0218dd46" style:font-weight-asian="bold" style:font-name-complex="Bitstream Vera Sans Mono" style:font-weight-complex="bold"/>
    </style:style>
    <style:style style:name="P1059" style:family="paragraph" style:parent-style-name="Table_20_Contents" style:list-style-name="WW8Num2">
      <style:text-properties style:font-name="Bitstream Vera Sans Mono" fo:font-weight="bold" officeooo:paragraph-rsid="0223dbea" style:font-weight-asian="bold" style:font-name-complex="Bitstream Vera Sans Mono" style:font-weight-complex="bold"/>
    </style:style>
    <style:style style:name="P1060" style:family="paragraph" style:parent-style-name="Table_20_Contents" style:list-style-name="WW8Num2">
      <style:text-properties style:font-name="Bitstream Vera Sans Mono" fo:font-weight="bold" officeooo:paragraph-rsid="022163ce" style:font-weight-asian="bold" style:font-name-complex="Bitstream Vera Sans Mono" style:font-weight-complex="bold"/>
    </style:style>
    <style:style style:name="P1061" style:family="paragraph" style:parent-style-name="Table_20_Contents" style:list-style-name="WW8Num2">
      <style:text-properties style:font-name="Bitstream Vera Sans Mono" fo:font-weight="bold" officeooo:paragraph-rsid="022912ab" style:font-weight-asian="bold" style:font-name-complex="Bitstream Vera Sans Mono" style:font-weight-complex="bold"/>
    </style:style>
    <style:style style:name="P1062" style:family="paragraph" style:parent-style-name="Table_20_Contents" style:list-style-name="WW8Num2">
      <style:text-properties style:font-name="Bitstream Vera Sans Mono" fo:font-weight="bold" officeooo:paragraph-rsid="022fb075" style:font-weight-asian="bold" style:font-name-complex="Bitstream Vera Sans Mono" style:font-weight-complex="bold"/>
    </style:style>
    <style:style style:name="P1063" style:family="paragraph" style:parent-style-name="Table_20_Contents" style:list-style-name="WW8Num2">
      <style:text-properties style:font-name="Bitstream Vera Sans Mono" fo:font-weight="bold" officeooo:paragraph-rsid="0233c552" style:font-weight-asian="bold" style:font-name-complex="Bitstream Vera Sans Mono" style:font-weight-complex="bold"/>
    </style:style>
    <style:style style:name="P1064" style:family="paragraph" style:parent-style-name="Table_20_Contents" style:list-style-name="WW8Num2">
      <style:text-properties style:font-name="Bitstream Vera Sans Mono" fo:font-weight="bold" officeooo:paragraph-rsid="023e7618" style:font-weight-asian="bold" style:font-name-complex="Bitstream Vera Sans Mono" style:font-weight-complex="bold"/>
    </style:style>
    <style:style style:name="P1065" style:family="paragraph" style:parent-style-name="Table_20_Contents" style:list-style-name="WW8Num2">
      <style:text-properties style:font-name="Bitstream Vera Sans Mono" fo:font-weight="bold" officeooo:paragraph-rsid="0241dbfe" style:font-weight-asian="bold" style:font-name-complex="Bitstream Vera Sans Mono" style:font-weight-complex="bold"/>
    </style:style>
    <style:style style:name="P1066" style:family="paragraph" style:parent-style-name="Table_20_Contents" style:list-style-name="WW8Num2">
      <style:text-properties style:font-name="Bitstream Vera Sans Mono" fo:font-weight="bold" officeooo:paragraph-rsid="0242cf95" style:font-weight-asian="bold" style:font-name-complex="Bitstream Vera Sans Mono" style:font-weight-complex="bold"/>
    </style:style>
    <style:style style:name="P1067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1068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1069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1070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1071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1072" style:family="paragraph" style:parent-style-name="Table_20_Contents" style:list-style-name="WW8Num2">
      <style:text-properties style:font-name="Bitstream Vera Sans Mono" fo:font-weight="bold" officeooo:paragraph-rsid="01d4e053" style:font-weight-asian="bold" style:font-name-complex="Bitstream Vera Sans Mono"/>
    </style:style>
    <style:style style:name="P1073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1074" style:family="paragraph" style:parent-style-name="Table_20_Contents" style:list-style-name="WW8Num2">
      <style:text-properties style:font-name="Bitstream Vera Sans Mono" fo:font-weight="bold" officeooo:paragraph-rsid="010ab926" style:font-weight-asian="bold" style:font-name-complex="Bitstream Vera Sans Mono"/>
    </style:style>
    <style:style style:name="P1075" style:family="paragraph" style:parent-style-name="Table_20_Contents" style:list-style-name="WW8Num2">
      <style:text-properties style:font-name="Bitstream Vera Sans Mono" fo:font-weight="bold" officeooo:paragraph-rsid="0111728b" style:font-weight-asian="bold" style:font-name-complex="Bitstream Vera Sans Mono"/>
    </style:style>
    <style:style style:name="P1076" style:family="paragraph" style:parent-style-name="Table_20_Contents" style:list-style-name="WW8Num2">
      <style:text-properties style:font-name="Bitstream Vera Sans Mono" fo:font-weight="bold" officeooo:paragraph-rsid="0119c943" style:font-weight-asian="bold" style:font-name-complex="Bitstream Vera Sans Mono"/>
    </style:style>
    <style:style style:name="P1077" style:family="paragraph" style:parent-style-name="Table_20_Contents" style:list-style-name="WW8Num2">
      <style:text-properties style:font-name="Bitstream Vera Sans Mono" fo:font-weight="bold" officeooo:paragraph-rsid="0120e3f7" style:font-weight-asian="bold" style:font-name-complex="Bitstream Vera Sans Mono"/>
    </style:style>
    <style:style style:name="P1078" style:family="paragraph" style:parent-style-name="Table_20_Contents" style:list-style-name="WW8Num2">
      <style:text-properties style:font-name="Bitstream Vera Sans Mono" fo:font-weight="bold" officeooo:paragraph-rsid="012a84de" style:font-weight-asian="bold" style:font-name-complex="Bitstream Vera Sans Mono"/>
    </style:style>
    <style:style style:name="P1079" style:family="paragraph" style:parent-style-name="Table_20_Contents" style:list-style-name="WW8Num2">
      <style:text-properties style:font-name="Bitstream Vera Sans Mono" fo:font-weight="bold" officeooo:paragraph-rsid="01303c93" style:font-weight-asian="bold" style:font-name-complex="Bitstream Vera Sans Mono"/>
    </style:style>
    <style:style style:name="P1080" style:family="paragraph" style:parent-style-name="Table_20_Contents" style:list-style-name="WW8Num2">
      <style:text-properties style:font-name="Bitstream Vera Sans Mono" fo:font-weight="bold" officeooo:paragraph-rsid="01950d4f" style:font-weight-asian="bold" style:font-name-complex="Bitstream Vera Sans Mono"/>
    </style:style>
    <style:style style:name="P1081" style:family="paragraph" style:parent-style-name="Table_20_Contents" style:list-style-name="WW8Num2">
      <style:text-properties style:font-name="Bitstream Vera Sans Mono" fo:font-weight="bold" officeooo:paragraph-rsid="01423350" style:font-weight-asian="bold" style:font-name-complex="Bitstream Vera Sans Mono"/>
    </style:style>
    <style:style style:name="P1082" style:family="paragraph" style:parent-style-name="Table_20_Contents" style:list-style-name="WW8Num2">
      <style:text-properties style:font-name="Bitstream Vera Sans Mono" fo:font-weight="bold" officeooo:paragraph-rsid="0165c1d3" style:font-weight-asian="bold" style:font-name-complex="Bitstream Vera Sans Mono"/>
    </style:style>
    <style:style style:name="P1083" style:family="paragraph" style:parent-style-name="Table_20_Contents" style:list-style-name="WW8Num2">
      <style:text-properties style:font-name="Bitstream Vera Sans Mono" fo:font-weight="bold" officeooo:paragraph-rsid="016bc885" style:font-weight-asian="bold" style:font-name-complex="Bitstream Vera Sans Mono"/>
    </style:style>
    <style:style style:name="P1084" style:family="paragraph" style:parent-style-name="Table_20_Contents" style:list-style-name="WW8Num2">
      <style:text-properties style:font-name="Bitstream Vera Sans Mono" fo:font-weight="bold" officeooo:paragraph-rsid="016fcebf" style:font-weight-asian="bold" style:font-name-complex="Bitstream Vera Sans Mono"/>
    </style:style>
    <style:style style:name="P1085" style:family="paragraph" style:parent-style-name="Table_20_Contents" style:list-style-name="WW8Num2">
      <style:text-properties style:font-name="Bitstream Vera Sans Mono" fo:font-weight="bold" officeooo:paragraph-rsid="0253837b" style:font-weight-asian="bold" style:font-name-complex="Bitstream Vera Sans Mono"/>
    </style:style>
    <style:style style:name="P1086" style:family="paragraph" style:parent-style-name="Table_20_Contents" style:list-style-name="WW8Num2">
      <style:text-properties style:font-name="Bitstream Vera Sans Mono" fo:font-weight="bold" officeooo:paragraph-rsid="017f046f" style:font-weight-asian="bold" style:font-name-complex="Bitstream Vera Sans Mono"/>
    </style:style>
    <style:style style:name="P1087" style:family="paragraph" style:parent-style-name="Table_20_Contents" style:list-style-name="WW8Num2">
      <style:text-properties style:font-name="Bitstream Vera Sans Mono" fo:font-weight="bold" officeooo:paragraph-rsid="018e5d58" style:font-weight-asian="bold" style:font-name-complex="Bitstream Vera Sans Mono"/>
    </style:style>
    <style:style style:name="P1088" style:family="paragraph" style:parent-style-name="Table_20_Contents" style:list-style-name="WW8Num2">
      <style:text-properties style:font-name="Bitstream Vera Sans Mono" fo:font-weight="bold" officeooo:paragraph-rsid="01c1da60" style:font-weight-asian="bold" style:font-name-complex="Bitstream Vera Sans Mono"/>
    </style:style>
    <style:style style:name="P1089" style:family="paragraph" style:parent-style-name="Table_20_Contents" style:list-style-name="WW8Num2">
      <style:text-properties style:font-name="Bitstream Vera Sans Mono" fo:font-weight="bold" officeooo:paragraph-rsid="01c686d1" style:font-weight-asian="bold" style:font-name-complex="Bitstream Vera Sans Mono"/>
    </style:style>
    <style:style style:name="P1090" style:family="paragraph" style:parent-style-name="Table_20_Contents" style:list-style-name="WW8Num2">
      <style:text-properties style:font-name="Bitstream Vera Sans Mono" fo:font-weight="bold" officeooo:paragraph-rsid="01cda0bb" style:font-weight-asian="bold" style:font-name-complex="Bitstream Vera Sans Mono"/>
    </style:style>
    <style:style style:name="P1091" style:family="paragraph" style:parent-style-name="Table_20_Contents" style:list-style-name="WW8Num2">
      <style:text-properties style:font-name="Bitstream Vera Sans Mono" fo:font-weight="bold" officeooo:paragraph-rsid="01d9f37a" style:font-weight-asian="bold" style:font-name-complex="Bitstream Vera Sans Mono"/>
    </style:style>
    <style:style style:name="P1092" style:family="paragraph" style:parent-style-name="Table_20_Contents" style:list-style-name="WW8Num2">
      <style:text-properties style:font-name="Bitstream Vera Sans Mono" fo:font-weight="bold" officeooo:paragraph-rsid="01ea65ea" style:font-weight-asian="bold" style:font-name-complex="Bitstream Vera Sans Mono"/>
    </style:style>
    <style:style style:name="P1093" style:family="paragraph" style:parent-style-name="Table_20_Contents" style:list-style-name="WW8Num2">
      <style:text-properties style:font-name="Bitstream Vera Sans Mono" fo:font-weight="bold" officeooo:paragraph-rsid="01e5fd4f" style:font-weight-asian="bold" style:font-name-complex="Bitstream Vera Sans Mono"/>
    </style:style>
    <style:style style:name="P1094" style:family="paragraph" style:parent-style-name="Table_20_Contents" style:list-style-name="WW8Num2">
      <style:text-properties style:font-name="Bitstream Vera Sans Mono" fo:font-weight="bold" officeooo:paragraph-rsid="01fff215" style:font-weight-asian="bold" style:font-name-complex="Bitstream Vera Sans Mono"/>
    </style:style>
    <style:style style:name="P1095" style:family="paragraph" style:parent-style-name="Table_20_Contents" style:list-style-name="WW8Num2">
      <style:text-properties style:font-name="Bitstream Vera Sans Mono" fo:font-weight="bold" officeooo:paragraph-rsid="02042ffe" style:font-weight-asian="bold" style:font-name-complex="Bitstream Vera Sans Mono"/>
    </style:style>
    <style:style style:name="P1096" style:family="paragraph" style:parent-style-name="Table_20_Contents" style:list-style-name="WW8Num2">
      <style:text-properties style:font-name="Bitstream Vera Sans Mono" fo:font-weight="bold" officeooo:paragraph-rsid="02090c38" style:font-weight-asian="bold" style:font-name-complex="Bitstream Vera Sans Mono"/>
    </style:style>
    <style:style style:name="P1097" style:family="paragraph" style:parent-style-name="Table_20_Contents" style:list-style-name="WW8Num2">
      <style:text-properties style:font-name="Bitstream Vera Sans Mono" fo:font-weight="bold" officeooo:paragraph-rsid="020d1f6e" style:font-weight-asian="bold" style:font-name-complex="Bitstream Vera Sans Mono"/>
    </style:style>
    <style:style style:name="P1098" style:family="paragraph" style:parent-style-name="Table_20_Contents" style:list-style-name="WW8Num2">
      <style:text-properties style:font-name="Bitstream Vera Sans Mono" fo:font-weight="bold" officeooo:paragraph-rsid="0218dd46" style:font-weight-asian="bold" style:font-name-complex="Bitstream Vera Sans Mono"/>
    </style:style>
    <style:style style:name="P1099" style:family="paragraph" style:parent-style-name="Table_20_Contents" style:list-style-name="WW8Num2">
      <style:text-properties style:font-name="Bitstream Vera Sans Mono" fo:font-weight="bold" officeooo:paragraph-rsid="0223dbea" style:font-weight-asian="bold" style:font-name-complex="Bitstream Vera Sans Mono"/>
    </style:style>
    <style:style style:name="P1100" style:family="paragraph" style:parent-style-name="Table_20_Contents" style:list-style-name="WW8Num2">
      <style:text-properties style:font-name="Bitstream Vera Sans Mono" fo:font-weight="bold" officeooo:paragraph-rsid="022163ce" style:font-weight-asian="bold" style:font-name-complex="Bitstream Vera Sans Mono"/>
    </style:style>
    <style:style style:name="P1101" style:family="paragraph" style:parent-style-name="Table_20_Contents" style:list-style-name="WW8Num2">
      <style:text-properties style:font-name="Bitstream Vera Sans Mono" fo:font-weight="bold" officeooo:paragraph-rsid="022912ab" style:font-weight-asian="bold" style:font-name-complex="Bitstream Vera Sans Mono"/>
    </style:style>
    <style:style style:name="P1102" style:family="paragraph" style:parent-style-name="Table_20_Contents" style:list-style-name="WW8Num2">
      <style:text-properties style:font-name="Bitstream Vera Sans Mono" fo:font-weight="bold" officeooo:paragraph-rsid="022fb075" style:font-weight-asian="bold" style:font-name-complex="Bitstream Vera Sans Mono"/>
    </style:style>
    <style:style style:name="P1103" style:family="paragraph" style:parent-style-name="Table_20_Contents" style:list-style-name="WW8Num2">
      <style:text-properties style:font-name="Bitstream Vera Sans Mono" fo:font-weight="bold" officeooo:paragraph-rsid="0233c552" style:font-weight-asian="bold" style:font-name-complex="Bitstream Vera Sans Mono"/>
    </style:style>
    <style:style style:name="P1104" style:family="paragraph" style:parent-style-name="Table_20_Contents" style:list-style-name="WW8Num2">
      <style:text-properties style:font-name="Bitstream Vera Sans Mono" fo:font-weight="bold" officeooo:paragraph-rsid="023e7618" style:font-weight-asian="bold" style:font-name-complex="Bitstream Vera Sans Mono"/>
    </style:style>
    <style:style style:name="P1105" style:family="paragraph" style:parent-style-name="Table_20_Contents" style:list-style-name="WW8Num2">
      <style:text-properties style:font-name="Bitstream Vera Sans Mono" fo:font-weight="bold" officeooo:paragraph-rsid="0241dbfe" style:font-weight-asian="bold" style:font-name-complex="Bitstream Vera Sans Mono"/>
    </style:style>
    <style:style style:name="P1106" style:family="paragraph" style:parent-style-name="Table_20_Contents" style:list-style-name="WW8Num2">
      <style:text-properties style:font-name="Bitstream Vera Sans Mono" fo:font-weight="bold" officeooo:paragraph-rsid="0242cf95" style:font-weight-asian="bold" style:font-name-complex="Bitstream Vera Sans Mono"/>
    </style:style>
    <style:style style:name="P1107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1108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1109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1110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1111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1112" style:family="paragraph" style:parent-style-name="Table_20_Contents" style:list-style-name="WW8Num2">
      <style:text-properties style:font-name="Bitstream Vera Sans Mono" officeooo:paragraph-rsid="01d4e053" style:font-name-complex="Bitstream Vera Sans Mono"/>
    </style:style>
    <style:style style:name="P1113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1114" style:family="paragraph" style:parent-style-name="Table_20_Contents" style:list-style-name="WW8Num2">
      <style:text-properties style:font-name="Bitstream Vera Sans Mono" officeooo:paragraph-rsid="010ab926" style:font-name-complex="Bitstream Vera Sans Mono"/>
    </style:style>
    <style:style style:name="P1115" style:family="paragraph" style:parent-style-name="Table_20_Contents" style:list-style-name="WW8Num2">
      <style:text-properties style:font-name="Bitstream Vera Sans Mono" officeooo:paragraph-rsid="0111728b" style:font-name-complex="Bitstream Vera Sans Mono"/>
    </style:style>
    <style:style style:name="P1116" style:family="paragraph" style:parent-style-name="Table_20_Contents" style:list-style-name="WW8Num2">
      <style:text-properties style:font-name="Bitstream Vera Sans Mono" officeooo:paragraph-rsid="0119c943" style:font-name-complex="Bitstream Vera Sans Mono"/>
    </style:style>
    <style:style style:name="P1117" style:family="paragraph" style:parent-style-name="Table_20_Contents" style:list-style-name="WW8Num2">
      <style:text-properties style:font-name="Bitstream Vera Sans Mono" officeooo:paragraph-rsid="0120e3f7" style:font-name-complex="Bitstream Vera Sans Mono"/>
    </style:style>
    <style:style style:name="P1118" style:family="paragraph" style:parent-style-name="Table_20_Contents" style:list-style-name="WW8Num2">
      <style:text-properties style:font-name="Bitstream Vera Sans Mono" officeooo:paragraph-rsid="012a84de" style:font-name-complex="Bitstream Vera Sans Mono"/>
    </style:style>
    <style:style style:name="P1119" style:family="paragraph" style:parent-style-name="Table_20_Contents" style:list-style-name="WW8Num2">
      <style:text-properties style:font-name="Bitstream Vera Sans Mono" officeooo:paragraph-rsid="01303c93" style:font-name-complex="Bitstream Vera Sans Mono"/>
    </style:style>
    <style:style style:name="P1120" style:family="paragraph" style:parent-style-name="Table_20_Contents" style:list-style-name="WW8Num2">
      <style:text-properties style:font-name="Bitstream Vera Sans Mono" officeooo:paragraph-rsid="01950d4f" style:font-name-complex="Bitstream Vera Sans Mono"/>
    </style:style>
    <style:style style:name="P1121" style:family="paragraph" style:parent-style-name="Table_20_Contents" style:list-style-name="WW8Num2">
      <style:text-properties style:font-name="Bitstream Vera Sans Mono" officeooo:paragraph-rsid="01423350" style:font-name-complex="Bitstream Vera Sans Mono"/>
    </style:style>
    <style:style style:name="P1122" style:family="paragraph" style:parent-style-name="Table_20_Contents" style:list-style-name="WW8Num2">
      <style:text-properties style:font-name="Bitstream Vera Sans Mono" officeooo:paragraph-rsid="0165c1d3" style:font-name-complex="Bitstream Vera Sans Mono"/>
    </style:style>
    <style:style style:name="P1123" style:family="paragraph" style:parent-style-name="Table_20_Contents" style:list-style-name="WW8Num2">
      <style:text-properties style:font-name="Bitstream Vera Sans Mono" officeooo:paragraph-rsid="016bc885" style:font-name-complex="Bitstream Vera Sans Mono"/>
    </style:style>
    <style:style style:name="P1124" style:family="paragraph" style:parent-style-name="Table_20_Contents" style:list-style-name="WW8Num2">
      <style:text-properties style:font-name="Bitstream Vera Sans Mono" officeooo:paragraph-rsid="016fcebf" style:font-name-complex="Bitstream Vera Sans Mono"/>
    </style:style>
    <style:style style:name="P1125" style:family="paragraph" style:parent-style-name="Table_20_Contents" style:list-style-name="WW8Num2">
      <style:text-properties style:font-name="Bitstream Vera Sans Mono" officeooo:paragraph-rsid="0253837b" style:font-name-complex="Bitstream Vera Sans Mono"/>
    </style:style>
    <style:style style:name="P1126" style:family="paragraph" style:parent-style-name="Table_20_Contents" style:list-style-name="WW8Num2">
      <style:text-properties style:font-name="Bitstream Vera Sans Mono" officeooo:paragraph-rsid="017f046f" style:font-name-complex="Bitstream Vera Sans Mono"/>
    </style:style>
    <style:style style:name="P1127" style:family="paragraph" style:parent-style-name="Table_20_Contents" style:list-style-name="WW8Num2">
      <style:text-properties style:font-name="Bitstream Vera Sans Mono" officeooo:paragraph-rsid="018e5d58" style:font-name-complex="Bitstream Vera Sans Mono"/>
    </style:style>
    <style:style style:name="P1128" style:family="paragraph" style:parent-style-name="Table_20_Contents" style:list-style-name="WW8Num2">
      <style:text-properties style:font-name="Bitstream Vera Sans Mono" officeooo:paragraph-rsid="01c1da60" style:font-name-complex="Bitstream Vera Sans Mono"/>
    </style:style>
    <style:style style:name="P1129" style:family="paragraph" style:parent-style-name="Table_20_Contents" style:list-style-name="WW8Num2">
      <style:text-properties style:font-name="Bitstream Vera Sans Mono" officeooo:paragraph-rsid="01c686d1" style:font-name-complex="Bitstream Vera Sans Mono"/>
    </style:style>
    <style:style style:name="P1130" style:family="paragraph" style:parent-style-name="Table_20_Contents" style:list-style-name="WW8Num2">
      <style:text-properties style:font-name="Bitstream Vera Sans Mono" officeooo:paragraph-rsid="01cda0bb" style:font-name-complex="Bitstream Vera Sans Mono"/>
    </style:style>
    <style:style style:name="P1131" style:family="paragraph" style:parent-style-name="Table_20_Contents" style:list-style-name="WW8Num2">
      <style:text-properties style:font-name="Bitstream Vera Sans Mono" officeooo:paragraph-rsid="01d9f37a" style:font-name-complex="Bitstream Vera Sans Mono"/>
    </style:style>
    <style:style style:name="P1132" style:family="paragraph" style:parent-style-name="Table_20_Contents" style:list-style-name="WW8Num2">
      <style:text-properties style:font-name="Bitstream Vera Sans Mono" officeooo:paragraph-rsid="01ea65ea" style:font-name-complex="Bitstream Vera Sans Mono"/>
    </style:style>
    <style:style style:name="P1133" style:family="paragraph" style:parent-style-name="Table_20_Contents" style:list-style-name="WW8Num2">
      <style:text-properties style:font-name="Bitstream Vera Sans Mono" officeooo:paragraph-rsid="01e5fd4f" style:font-name-complex="Bitstream Vera Sans Mono"/>
    </style:style>
    <style:style style:name="P1134" style:family="paragraph" style:parent-style-name="Table_20_Contents" style:list-style-name="WW8Num2">
      <style:text-properties style:font-name="Bitstream Vera Sans Mono" officeooo:paragraph-rsid="01fff215" style:font-name-complex="Bitstream Vera Sans Mono"/>
    </style:style>
    <style:style style:name="P1135" style:family="paragraph" style:parent-style-name="Table_20_Contents" style:list-style-name="WW8Num2">
      <style:text-properties style:font-name="Bitstream Vera Sans Mono" officeooo:paragraph-rsid="02042ffe" style:font-name-complex="Bitstream Vera Sans Mono"/>
    </style:style>
    <style:style style:name="P1136" style:family="paragraph" style:parent-style-name="Table_20_Contents" style:list-style-name="WW8Num2">
      <style:text-properties style:font-name="Bitstream Vera Sans Mono" officeooo:paragraph-rsid="02090c38" style:font-name-complex="Bitstream Vera Sans Mono"/>
    </style:style>
    <style:style style:name="P1137" style:family="paragraph" style:parent-style-name="Table_20_Contents" style:list-style-name="WW8Num2">
      <style:text-properties style:font-name="Bitstream Vera Sans Mono" officeooo:paragraph-rsid="020d1f6e" style:font-name-complex="Bitstream Vera Sans Mono"/>
    </style:style>
    <style:style style:name="P1138" style:family="paragraph" style:parent-style-name="Table_20_Contents" style:list-style-name="WW8Num2">
      <style:text-properties style:font-name="Bitstream Vera Sans Mono" officeooo:paragraph-rsid="0218dd46" style:font-name-complex="Bitstream Vera Sans Mono"/>
    </style:style>
    <style:style style:name="P1139" style:family="paragraph" style:parent-style-name="Table_20_Contents" style:list-style-name="WW8Num2">
      <style:text-properties style:font-name="Bitstream Vera Sans Mono" officeooo:paragraph-rsid="0223dbea" style:font-name-complex="Bitstream Vera Sans Mono"/>
    </style:style>
    <style:style style:name="P1140" style:family="paragraph" style:parent-style-name="Table_20_Contents" style:list-style-name="WW8Num2">
      <style:text-properties style:font-name="Bitstream Vera Sans Mono" officeooo:paragraph-rsid="022163ce" style:font-name-complex="Bitstream Vera Sans Mono"/>
    </style:style>
    <style:style style:name="P1141" style:family="paragraph" style:parent-style-name="Table_20_Contents" style:list-style-name="WW8Num2">
      <style:text-properties style:font-name="Bitstream Vera Sans Mono" officeooo:paragraph-rsid="022912ab" style:font-name-complex="Bitstream Vera Sans Mono"/>
    </style:style>
    <style:style style:name="P1142" style:family="paragraph" style:parent-style-name="Table_20_Contents" style:list-style-name="WW8Num2">
      <style:text-properties style:font-name="Bitstream Vera Sans Mono" officeooo:paragraph-rsid="022fb075" style:font-name-complex="Bitstream Vera Sans Mono"/>
    </style:style>
    <style:style style:name="P1143" style:family="paragraph" style:parent-style-name="Table_20_Contents" style:list-style-name="WW8Num2">
      <style:text-properties style:font-name="Bitstream Vera Sans Mono" officeooo:paragraph-rsid="0233c552" style:font-name-complex="Bitstream Vera Sans Mono"/>
    </style:style>
    <style:style style:name="P1144" style:family="paragraph" style:parent-style-name="Table_20_Contents" style:list-style-name="WW8Num2">
      <style:text-properties style:font-name="Bitstream Vera Sans Mono" officeooo:paragraph-rsid="023e7618" style:font-name-complex="Bitstream Vera Sans Mono"/>
    </style:style>
    <style:style style:name="P1145" style:family="paragraph" style:parent-style-name="Table_20_Contents" style:list-style-name="WW8Num2">
      <style:text-properties style:font-name="Bitstream Vera Sans Mono" officeooo:paragraph-rsid="0241dbfe" style:font-name-complex="Bitstream Vera Sans Mono"/>
    </style:style>
    <style:style style:name="P1146" style:family="paragraph" style:parent-style-name="Table_20_Contents" style:list-style-name="WW8Num2">
      <style:text-properties style:font-name="Bitstream Vera Sans Mono" officeooo:paragraph-rsid="0242cf95" style:font-name-complex="Bitstream Vera Sans Mono"/>
    </style:style>
    <style:style style:name="P1147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1148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1149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1150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1151" style:family="paragraph" style:parent-style-name="Table_20_Contents" style:list-style-name="WW8Num2">
      <style:text-properties style:font-name="Bitstream Vera Sans Mono" fo:font-size="9pt" officeooo:paragraph-rsid="017b3565" style:font-name-asian="Bitstream Vera Sans Mono1" style:font-size-asian="9pt" style:font-name-complex="Bitstream Vera Sans Mono" style:font-size-complex="9pt"/>
    </style:style>
    <style:style style:name="P1152" style:family="paragraph" style:parent-style-name="Table_20_Contents" style:list-style-name="WW8Num2">
      <style:text-properties style:font-name="Bitstream Vera Sans Mono" fo:font-size="9pt" officeooo:paragraph-rsid="017c66fd" style:font-name-asian="Bitstream Vera Sans Mono1" style:font-size-asian="9pt" style:font-name-complex="Bitstream Vera Sans Mono" style:font-size-complex="9pt"/>
    </style:style>
    <style:style style:name="P1153" style:family="paragraph" style:parent-style-name="Table_20_Contents" style:list-style-name="WW8Num2">
      <style:text-properties style:font-name="Bitstream Vera Sans Mono" fo:font-size="9pt" officeooo:paragraph-rsid="017cabd0" style:font-name-asian="Bitstream Vera Sans Mono1" style:font-size-asian="9pt" style:font-name-complex="Bitstream Vera Sans Mono" style:font-size-complex="9pt"/>
    </style:style>
    <style:style style:name="P1154" style:family="paragraph" style:parent-style-name="Table_20_Contents" style:list-style-name="WW8Num2">
      <style:text-properties style:font-name="Bitstream Vera Sans Mono" fo:font-size="9pt" officeooo:paragraph-rsid="017c9497" style:font-name-asian="Bitstream Vera Sans Mono1" style:font-size-asian="9pt" style:font-name-complex="Bitstream Vera Sans Mono" style:font-size-complex="9pt"/>
    </style:style>
    <style:style style:name="P1155" style:family="paragraph" style:parent-style-name="Table_20_Contents" style:list-style-name="WW8Num2">
      <style:text-properties style:font-name="Bitstream Vera Sans Mono" fo:font-size="9pt" officeooo:paragraph-rsid="0253837b" style:font-name-asian="Bitstream Vera Sans Mono1" style:font-size-asian="9pt" style:font-name-complex="Bitstream Vera Sans Mono" style:font-size-complex="9pt"/>
    </style:style>
    <style:style style:name="P1156" style:family="paragraph" style:parent-style-name="Table_20_Contents" style:list-style-name="WW8Num2">
      <style:text-properties style:font-name="Bitstream Vera Sans Mono" fo:font-size="9pt" officeooo:paragraph-rsid="02572f0d" style:font-name-asian="Bitstream Vera Sans Mono1" style:font-size-asian="9pt" style:font-name-complex="Bitstream Vera Sans Mono" style:font-size-complex="9pt"/>
    </style:style>
    <style:style style:name="P1157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1158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1159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1160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1161" style:family="paragraph" style:parent-style-name="Table_20_Contents" style:list-style-name="WW8Num2">
      <style:text-properties style:font-name="Bitstream Vera Sans Mono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1162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1163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1164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1165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1166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1167" style:family="paragraph" style:parent-style-name="Table_20_Contents" style:list-style-name="WW8Num2">
      <style:text-properties style:font-name="Bitstream Vera Sans Mono" fo:font-size="9pt" officeooo:rsid="00db849a" officeooo:paragraph-rsid="01d4e053" style:font-size-asian="9pt" style:language-asian="zh" style:country-asian="TW" style:font-name-complex="Bitstream Vera Sans Mono" style:font-size-complex="9pt"/>
    </style:style>
    <style:style style:name="P1168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1169" style:family="paragraph" style:parent-style-name="Table_20_Contents" style:list-style-name="WW8Num2">
      <style:text-properties style:font-name="Bitstream Vera Sans Mono" fo:font-size="9pt" officeooo:rsid="00db849a" officeooo:paragraph-rsid="010ab926" style:font-size-asian="9pt" style:language-asian="zh" style:country-asian="TW" style:font-name-complex="Bitstream Vera Sans Mono" style:font-size-complex="9pt"/>
    </style:style>
    <style:style style:name="P1170" style:family="paragraph" style:parent-style-name="Table_20_Contents" style:list-style-name="WW8Num2">
      <style:text-properties style:font-name="Bitstream Vera Sans Mono" fo:font-size="9pt" officeooo:rsid="00db849a" officeooo:paragraph-rsid="0111728b" style:font-size-asian="9pt" style:language-asian="zh" style:country-asian="TW" style:font-name-complex="Bitstream Vera Sans Mono" style:font-size-complex="9pt"/>
    </style:style>
    <style:style style:name="P1171" style:family="paragraph" style:parent-style-name="Table_20_Contents" style:list-style-name="WW8Num2">
      <style:text-properties style:font-name="Bitstream Vera Sans Mono" fo:font-size="9pt" officeooo:rsid="00db849a" officeooo:paragraph-rsid="0119c943" style:font-size-asian="9pt" style:language-asian="zh" style:country-asian="TW" style:font-name-complex="Bitstream Vera Sans Mono" style:font-size-complex="9pt"/>
    </style:style>
    <style:style style:name="P1172" style:family="paragraph" style:parent-style-name="Table_20_Contents" style:list-style-name="WW8Num2">
      <style:text-properties style:font-name="Bitstream Vera Sans Mono" fo:font-size="9pt" officeooo:rsid="00db849a" officeooo:paragraph-rsid="0120e3f7" style:font-size-asian="9pt" style:language-asian="zh" style:country-asian="TW" style:font-name-complex="Bitstream Vera Sans Mono" style:font-size-complex="9pt"/>
    </style:style>
    <style:style style:name="P1173" style:family="paragraph" style:parent-style-name="Table_20_Contents" style:list-style-name="WW8Num2">
      <style:text-properties style:font-name="Bitstream Vera Sans Mono" fo:font-size="9pt" officeooo:rsid="00db849a" officeooo:paragraph-rsid="012a84de" style:font-size-asian="9pt" style:language-asian="zh" style:country-asian="TW" style:font-name-complex="Bitstream Vera Sans Mono" style:font-size-complex="9pt"/>
    </style:style>
    <style:style style:name="P1174" style:family="paragraph" style:parent-style-name="Table_20_Contents" style:list-style-name="WW8Num2">
      <style:text-properties style:font-name="Bitstream Vera Sans Mono" fo:font-size="9pt" officeooo:rsid="00db849a" officeooo:paragraph-rsid="01303c93" style:font-size-asian="9pt" style:language-asian="zh" style:country-asian="TW" style:font-name-complex="Bitstream Vera Sans Mono" style:font-size-complex="9pt"/>
    </style:style>
    <style:style style:name="P1175" style:family="paragraph" style:parent-style-name="Table_20_Contents" style:list-style-name="WW8Num2">
      <style:text-properties style:font-name="Bitstream Vera Sans Mono" fo:font-size="9pt" officeooo:rsid="00db849a" officeooo:paragraph-rsid="01950d4f" style:font-size-asian="9pt" style:language-asian="zh" style:country-asian="TW" style:font-name-complex="Bitstream Vera Sans Mono" style:font-size-complex="9pt"/>
    </style:style>
    <style:style style:name="P1176" style:family="paragraph" style:parent-style-name="Table_20_Contents" style:list-style-name="WW8Num2">
      <style:text-properties style:font-name="Bitstream Vera Sans Mono" fo:font-size="9pt" officeooo:rsid="00db849a" officeooo:paragraph-rsid="01423350" style:font-size-asian="9pt" style:language-asian="zh" style:country-asian="TW" style:font-name-complex="Bitstream Vera Sans Mono" style:font-size-complex="9pt"/>
    </style:style>
    <style:style style:name="P1177" style:family="paragraph" style:parent-style-name="Table_20_Contents" style:list-style-name="WW8Num2">
      <style:text-properties style:font-name="Bitstream Vera Sans Mono" fo:font-size="9pt" officeooo:rsid="00db849a" officeooo:paragraph-rsid="0165c1d3" style:font-size-asian="9pt" style:language-asian="zh" style:country-asian="TW" style:font-name-complex="Bitstream Vera Sans Mono" style:font-size-complex="9pt"/>
    </style:style>
    <style:style style:name="P1178" style:family="paragraph" style:parent-style-name="Table_20_Contents" style:list-style-name="WW8Num2">
      <style:text-properties style:font-name="Bitstream Vera Sans Mono" fo:font-size="9pt" officeooo:rsid="00db849a" officeooo:paragraph-rsid="016bc885" style:font-size-asian="9pt" style:language-asian="zh" style:country-asian="TW" style:font-name-complex="Bitstream Vera Sans Mono" style:font-size-complex="9pt"/>
    </style:style>
    <style:style style:name="P1179" style:family="paragraph" style:parent-style-name="Table_20_Contents" style:list-style-name="WW8Num2">
      <style:text-properties style:font-name="Bitstream Vera Sans Mono" fo:font-size="9pt" officeooo:rsid="00db849a" officeooo:paragraph-rsid="016fcebf" style:font-size-asian="9pt" style:language-asian="zh" style:country-asian="TW" style:font-name-complex="Bitstream Vera Sans Mono" style:font-size-complex="9pt"/>
    </style:style>
    <style:style style:name="P1180" style:family="paragraph" style:parent-style-name="Table_20_Contents" style:list-style-name="WW8Num2">
      <style:text-properties style:font-name="Bitstream Vera Sans Mono" fo:font-size="9pt" officeooo:rsid="00db849a" officeooo:paragraph-rsid="0253837b" style:font-size-asian="9pt" style:language-asian="zh" style:country-asian="TW" style:font-name-complex="Bitstream Vera Sans Mono" style:font-size-complex="9pt"/>
    </style:style>
    <style:style style:name="P1181" style:family="paragraph" style:parent-style-name="Table_20_Contents" style:list-style-name="WW8Num2">
      <style:text-properties style:font-name="Bitstream Vera Sans Mono" fo:font-size="9pt" officeooo:rsid="00db849a" officeooo:paragraph-rsid="017f046f" style:font-size-asian="9pt" style:language-asian="zh" style:country-asian="TW" style:font-name-complex="Bitstream Vera Sans Mono" style:font-size-complex="9pt"/>
    </style:style>
    <style:style style:name="P1182" style:family="paragraph" style:parent-style-name="Table_20_Contents" style:list-style-name="WW8Num2">
      <style:text-properties style:font-name="Bitstream Vera Sans Mono" fo:font-size="9pt" officeooo:rsid="00db849a" officeooo:paragraph-rsid="018e5d58" style:font-size-asian="9pt" style:language-asian="zh" style:country-asian="TW" style:font-name-complex="Bitstream Vera Sans Mono" style:font-size-complex="9pt"/>
    </style:style>
    <style:style style:name="P1183" style:family="paragraph" style:parent-style-name="Table_20_Contents" style:list-style-name="WW8Num2">
      <style:text-properties style:font-name="Bitstream Vera Sans Mono" fo:font-size="9pt" officeooo:rsid="00db849a" officeooo:paragraph-rsid="01c1da60" style:font-size-asian="9pt" style:language-asian="zh" style:country-asian="TW" style:font-name-complex="Bitstream Vera Sans Mono" style:font-size-complex="9pt"/>
    </style:style>
    <style:style style:name="P1184" style:family="paragraph" style:parent-style-name="Table_20_Contents" style:list-style-name="WW8Num2">
      <style:text-properties style:font-name="Bitstream Vera Sans Mono" fo:font-size="9pt" officeooo:rsid="00db849a" officeooo:paragraph-rsid="01c686d1" style:font-size-asian="9pt" style:language-asian="zh" style:country-asian="TW" style:font-name-complex="Bitstream Vera Sans Mono" style:font-size-complex="9pt"/>
    </style:style>
    <style:style style:name="P1185" style:family="paragraph" style:parent-style-name="Table_20_Contents" style:list-style-name="WW8Num2">
      <style:text-properties style:font-name="Bitstream Vera Sans Mono" fo:font-size="9pt" officeooo:rsid="00db849a" officeooo:paragraph-rsid="01cda0bb" style:font-size-asian="9pt" style:language-asian="zh" style:country-asian="TW" style:font-name-complex="Bitstream Vera Sans Mono" style:font-size-complex="9pt"/>
    </style:style>
    <style:style style:name="P1186" style:family="paragraph" style:parent-style-name="Table_20_Contents" style:list-style-name="WW8Num2">
      <style:text-properties style:font-name="Bitstream Vera Sans Mono" fo:font-size="9pt" officeooo:rsid="00db849a" officeooo:paragraph-rsid="01d9f37a" style:font-size-asian="9pt" style:language-asian="zh" style:country-asian="TW" style:font-name-complex="Bitstream Vera Sans Mono" style:font-size-complex="9pt"/>
    </style:style>
    <style:style style:name="P1187" style:family="paragraph" style:parent-style-name="Table_20_Contents" style:list-style-name="WW8Num2">
      <style:text-properties style:font-name="Bitstream Vera Sans Mono" fo:font-size="9pt" officeooo:rsid="00db849a" officeooo:paragraph-rsid="01ea65ea" style:font-size-asian="9pt" style:language-asian="zh" style:country-asian="TW" style:font-name-complex="Bitstream Vera Sans Mono" style:font-size-complex="9pt"/>
    </style:style>
    <style:style style:name="P1188" style:family="paragraph" style:parent-style-name="Table_20_Contents" style:list-style-name="WW8Num2">
      <style:text-properties style:font-name="Bitstream Vera Sans Mono" fo:font-size="9pt" officeooo:rsid="00db849a" officeooo:paragraph-rsid="01e5fd4f" style:font-size-asian="9pt" style:language-asian="zh" style:country-asian="TW" style:font-name-complex="Bitstream Vera Sans Mono" style:font-size-complex="9pt"/>
    </style:style>
    <style:style style:name="P1189" style:family="paragraph" style:parent-style-name="Table_20_Contents" style:list-style-name="WW8Num2">
      <style:text-properties style:font-name="Bitstream Vera Sans Mono" fo:font-size="9pt" officeooo:rsid="00db849a" officeooo:paragraph-rsid="01fff215" style:font-size-asian="9pt" style:language-asian="zh" style:country-asian="TW" style:font-name-complex="Bitstream Vera Sans Mono" style:font-size-complex="9pt"/>
    </style:style>
    <style:style style:name="P1190" style:family="paragraph" style:parent-style-name="Table_20_Contents" style:list-style-name="WW8Num2">
      <style:text-properties style:font-name="Bitstream Vera Sans Mono" fo:font-size="9pt" officeooo:rsid="00db849a" officeooo:paragraph-rsid="02042ffe" style:font-size-asian="9pt" style:language-asian="zh" style:country-asian="TW" style:font-name-complex="Bitstream Vera Sans Mono" style:font-size-complex="9pt"/>
    </style:style>
    <style:style style:name="P1191" style:family="paragraph" style:parent-style-name="Table_20_Contents" style:list-style-name="WW8Num2">
      <style:text-properties style:font-name="Bitstream Vera Sans Mono" fo:font-size="9pt" officeooo:rsid="00db849a" officeooo:paragraph-rsid="02090c38" style:font-size-asian="9pt" style:language-asian="zh" style:country-asian="TW" style:font-name-complex="Bitstream Vera Sans Mono" style:font-size-complex="9pt"/>
    </style:style>
    <style:style style:name="P1192" style:family="paragraph" style:parent-style-name="Table_20_Contents" style:list-style-name="WW8Num2">
      <style:text-properties style:font-name="Bitstream Vera Sans Mono" fo:font-size="9pt" officeooo:rsid="00db849a" officeooo:paragraph-rsid="020d1f6e" style:font-size-asian="9pt" style:language-asian="zh" style:country-asian="TW" style:font-name-complex="Bitstream Vera Sans Mono" style:font-size-complex="9pt"/>
    </style:style>
    <style:style style:name="P1193" style:family="paragraph" style:parent-style-name="Table_20_Contents" style:list-style-name="WW8Num2">
      <style:text-properties style:font-name="Bitstream Vera Sans Mono" fo:font-size="9pt" officeooo:rsid="00db849a" officeooo:paragraph-rsid="0218dd46" style:font-size-asian="9pt" style:language-asian="zh" style:country-asian="TW" style:font-name-complex="Bitstream Vera Sans Mono" style:font-size-complex="9pt"/>
    </style:style>
    <style:style style:name="P1194" style:family="paragraph" style:parent-style-name="Table_20_Contents" style:list-style-name="WW8Num2">
      <style:text-properties style:font-name="Bitstream Vera Sans Mono" fo:font-size="9pt" officeooo:rsid="00db849a" officeooo:paragraph-rsid="0223dbea" style:font-size-asian="9pt" style:language-asian="zh" style:country-asian="TW" style:font-name-complex="Bitstream Vera Sans Mono" style:font-size-complex="9pt"/>
    </style:style>
    <style:style style:name="P1195" style:family="paragraph" style:parent-style-name="Table_20_Contents" style:list-style-name="WW8Num2">
      <style:text-properties style:font-name="Bitstream Vera Sans Mono" fo:font-size="9pt" officeooo:rsid="00db849a" officeooo:paragraph-rsid="022163ce" style:font-size-asian="9pt" style:language-asian="zh" style:country-asian="TW" style:font-name-complex="Bitstream Vera Sans Mono" style:font-size-complex="9pt"/>
    </style:style>
    <style:style style:name="P1196" style:family="paragraph" style:parent-style-name="Table_20_Contents" style:list-style-name="WW8Num2">
      <style:text-properties style:font-name="Bitstream Vera Sans Mono" fo:font-size="9pt" officeooo:rsid="00db849a" officeooo:paragraph-rsid="022912ab" style:font-size-asian="9pt" style:language-asian="zh" style:country-asian="TW" style:font-name-complex="Bitstream Vera Sans Mono" style:font-size-complex="9pt"/>
    </style:style>
    <style:style style:name="P1197" style:family="paragraph" style:parent-style-name="Table_20_Contents" style:list-style-name="WW8Num2">
      <style:text-properties style:font-name="Bitstream Vera Sans Mono" fo:font-size="9pt" officeooo:rsid="00db849a" officeooo:paragraph-rsid="022fb075" style:font-size-asian="9pt" style:language-asian="zh" style:country-asian="TW" style:font-name-complex="Bitstream Vera Sans Mono" style:font-size-complex="9pt"/>
    </style:style>
    <style:style style:name="P1198" style:family="paragraph" style:parent-style-name="Table_20_Contents" style:list-style-name="WW8Num2">
      <style:text-properties style:font-name="Bitstream Vera Sans Mono" fo:font-size="9pt" officeooo:rsid="00db849a" officeooo:paragraph-rsid="023e7618" style:font-size-asian="9pt" style:language-asian="zh" style:country-asian="TW" style:font-name-complex="Bitstream Vera Sans Mono" style:font-size-complex="9pt"/>
    </style:style>
    <style:style style:name="P1199" style:family="paragraph" style:parent-style-name="Table_20_Contents" style:list-style-name="WW8Num2">
      <style:text-properties style:font-name="Bitstream Vera Sans Mono" fo:font-size="9pt" officeooo:rsid="00db849a" officeooo:paragraph-rsid="0241dbfe" style:font-size-asian="9pt" style:language-asian="zh" style:country-asian="TW" style:font-name-complex="Bitstream Vera Sans Mono" style:font-size-complex="9pt"/>
    </style:style>
    <style:style style:name="P1200" style:family="paragraph" style:parent-style-name="Table_20_Contents" style:list-style-name="WW8Num2">
      <style:text-properties style:font-name="Bitstream Vera Sans Mono" fo:font-size="9pt" officeooo:rsid="00db849a" officeooo:paragraph-rsid="0242cf95" style:font-size-asian="9pt" style:language-asian="zh" style:country-asian="TW" style:font-name-complex="Bitstream Vera Sans Mono" style:font-size-complex="9pt"/>
    </style:style>
    <style:style style:name="P1201" style:family="paragraph" style:parent-style-name="Table_20_Contents" style:list-style-name="WW8Num2">
      <style:text-properties style:font-name="Bitstream Vera Sans Mono" fo:font-size="9pt" officeooo:rsid="0238a97e" officeooo:paragraph-rsid="0238a97e" style:font-size-asian="9pt" style:language-asian="zh" style:country-asian="TW" style:font-name-complex="Bitstream Vera Sans Mono" style:font-size-complex="9pt"/>
    </style:style>
    <style:style style:name="P1202" style:family="paragraph" style:parent-style-name="Table_20_Contents" style:list-style-name="WW8Num2">
      <style:text-properties style:font-name="Bitstream Vera Sans Mono" fo:font-size="9pt" officeooo:rsid="023ad3a3" officeooo:paragraph-rsid="023c68b6" style:font-size-asian="9pt" style:language-asian="zh" style:country-asian="TW" style:font-name-complex="Bitstream Vera Sans Mono" style:font-size-complex="9pt"/>
    </style:style>
    <style:style style:name="P1203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1204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1205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1206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1207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1208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1209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1210" style:family="paragraph" style:parent-style-name="Table_20_Contents" style:list-style-name="WW8Num2">
      <style:text-properties fo:color="#800000" style:font-name="Bitstream Vera Sans Mono" fo:font-weight="bold" officeooo:paragraph-rsid="01d4e053" style:font-weight-asian="bold" style:font-name-complex="Bitstream Vera Sans Mono" style:font-weight-complex="bold"/>
    </style:style>
    <style:style style:name="P1211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1212" style:family="paragraph" style:parent-style-name="Table_20_Contents" style:list-style-name="WW8Num2">
      <style:text-properties fo:color="#800000" style:font-name="Bitstream Vera Sans Mono" fo:font-weight="bold" officeooo:rsid="010ab926" officeooo:paragraph-rsid="010ab926" style:font-weight-asian="bold" style:font-name-complex="Bitstream Vera Sans Mono" style:font-weight-complex="bold"/>
    </style:style>
    <style:style style:name="P1213" style:family="paragraph" style:parent-style-name="Table_20_Contents" style:list-style-name="WW8Num2">
      <style:text-properties fo:color="#800000" style:font-name="Bitstream Vera Sans Mono" fo:font-weight="bold" officeooo:rsid="010ab926" officeooo:paragraph-rsid="0111728b" style:font-weight-asian="bold" style:font-name-complex="Bitstream Vera Sans Mono" style:font-weight-complex="bold"/>
    </style:style>
    <style:style style:name="P1214" style:family="paragraph" style:parent-style-name="Table_20_Contents" style:list-style-name="WW8Num2">
      <style:text-properties fo:color="#800000" style:font-name="Bitstream Vera Sans Mono" fo:font-weight="bold" officeooo:rsid="010ab926" officeooo:paragraph-rsid="0119c943" style:font-weight-asian="bold" style:font-name-complex="Bitstream Vera Sans Mono" style:font-weight-complex="bold"/>
    </style:style>
    <style:style style:name="P1215" style:family="paragraph" style:parent-style-name="Table_20_Contents" style:list-style-name="WW8Num2">
      <style:text-properties fo:color="#800000" style:font-name="Bitstream Vera Sans Mono" fo:font-weight="bold" officeooo:rsid="010ab926" officeooo:paragraph-rsid="0120e3f7" style:font-weight-asian="bold" style:font-name-complex="Bitstream Vera Sans Mono" style:font-weight-complex="bold"/>
    </style:style>
    <style:style style:name="P1216" style:family="paragraph" style:parent-style-name="Table_20_Contents" style:list-style-name="WW8Num2">
      <style:text-properties fo:color="#800000" style:font-name="Bitstream Vera Sans Mono" fo:font-weight="bold" officeooo:rsid="010ab926" officeooo:paragraph-rsid="012a84de" style:font-weight-asian="bold" style:font-name-complex="Bitstream Vera Sans Mono" style:font-weight-complex="bold"/>
    </style:style>
    <style:style style:name="P1217" style:family="paragraph" style:parent-style-name="Table_20_Contents" style:list-style-name="WW8Num2">
      <style:text-properties fo:color="#800000" style:font-name="Bitstream Vera Sans Mono" fo:font-weight="bold" officeooo:rsid="010ab926" officeooo:paragraph-rsid="01303c93" style:font-weight-asian="bold" style:font-name-complex="Bitstream Vera Sans Mono" style:font-weight-complex="bold"/>
    </style:style>
    <style:style style:name="P1218" style:family="paragraph" style:parent-style-name="Table_20_Contents" style:list-style-name="WW8Num2">
      <style:text-properties fo:color="#800000" style:font-name="Bitstream Vera Sans Mono" fo:font-weight="bold" officeooo:rsid="010ab926" officeooo:paragraph-rsid="01950d4f" style:font-weight-asian="bold" style:font-name-complex="Bitstream Vera Sans Mono" style:font-weight-complex="bold"/>
    </style:style>
    <style:style style:name="P1219" style:family="paragraph" style:parent-style-name="Table_20_Contents" style:list-style-name="WW8Num2">
      <style:text-properties fo:color="#800000" style:font-name="Bitstream Vera Sans Mono" fo:font-weight="bold" officeooo:rsid="010ab926" officeooo:paragraph-rsid="01423350" style:font-weight-asian="bold" style:font-name-complex="Bitstream Vera Sans Mono" style:font-weight-complex="bold"/>
    </style:style>
    <style:style style:name="P1220" style:family="paragraph" style:parent-style-name="Table_20_Contents" style:list-style-name="WW8Num2">
      <style:text-properties fo:color="#800000" style:font-name="Bitstream Vera Sans Mono" fo:font-weight="bold" officeooo:rsid="010ab926" officeooo:paragraph-rsid="0165c1d3" style:font-weight-asian="bold" style:font-name-complex="Bitstream Vera Sans Mono" style:font-weight-complex="bold"/>
    </style:style>
    <style:style style:name="P1221" style:family="paragraph" style:parent-style-name="Table_20_Contents" style:list-style-name="WW8Num2">
      <style:text-properties fo:color="#800000" style:font-name="Bitstream Vera Sans Mono" fo:font-weight="bold" officeooo:rsid="010ab926" officeooo:paragraph-rsid="016bc885" style:font-weight-asian="bold" style:font-name-complex="Bitstream Vera Sans Mono" style:font-weight-complex="bold"/>
    </style:style>
    <style:style style:name="P1222" style:family="paragraph" style:parent-style-name="Table_20_Contents" style:list-style-name="WW8Num2">
      <style:text-properties fo:color="#800000" style:font-name="Bitstream Vera Sans Mono" fo:font-weight="bold" officeooo:rsid="010ab926" officeooo:paragraph-rsid="016fcebf" style:font-weight-asian="bold" style:font-name-complex="Bitstream Vera Sans Mono" style:font-weight-complex="bold"/>
    </style:style>
    <style:style style:name="P1223" style:family="paragraph" style:parent-style-name="Table_20_Contents" style:list-style-name="WW8Num2">
      <style:text-properties fo:color="#800000" style:font-name="Bitstream Vera Sans Mono" fo:font-weight="bold" officeooo:rsid="010ab926" officeooo:paragraph-rsid="0253837b" style:font-weight-asian="bold" style:font-name-complex="Bitstream Vera Sans Mono" style:font-weight-complex="bold"/>
    </style:style>
    <style:style style:name="P1224" style:family="paragraph" style:parent-style-name="Table_20_Contents" style:list-style-name="WW8Num2">
      <style:text-properties fo:color="#800000" style:font-name="Bitstream Vera Sans Mono" fo:font-weight="bold" officeooo:rsid="010ab926" officeooo:paragraph-rsid="017f046f" style:font-weight-asian="bold" style:font-name-complex="Bitstream Vera Sans Mono" style:font-weight-complex="bold"/>
    </style:style>
    <style:style style:name="P1225" style:family="paragraph" style:parent-style-name="Table_20_Contents" style:list-style-name="WW8Num2">
      <style:text-properties fo:color="#800000" style:font-name="Bitstream Vera Sans Mono" fo:font-weight="bold" officeooo:rsid="010ab926" officeooo:paragraph-rsid="018e5d58" style:font-weight-asian="bold" style:font-name-complex="Bitstream Vera Sans Mono" style:font-weight-complex="bold"/>
    </style:style>
    <style:style style:name="P1226" style:family="paragraph" style:parent-style-name="Table_20_Contents" style:list-style-name="WW8Num2">
      <style:text-properties fo:color="#800000" style:font-name="Bitstream Vera Sans Mono" fo:font-weight="bold" officeooo:rsid="010ab926" officeooo:paragraph-rsid="01c1da60" style:font-weight-asian="bold" style:font-name-complex="Bitstream Vera Sans Mono" style:font-weight-complex="bold"/>
    </style:style>
    <style:style style:name="P1227" style:family="paragraph" style:parent-style-name="Table_20_Contents" style:list-style-name="WW8Num2">
      <style:text-properties fo:color="#800000" style:font-name="Bitstream Vera Sans Mono" fo:font-weight="bold" officeooo:rsid="010ab926" officeooo:paragraph-rsid="01c686d1" style:font-weight-asian="bold" style:font-name-complex="Bitstream Vera Sans Mono" style:font-weight-complex="bold"/>
    </style:style>
    <style:style style:name="P1228" style:family="paragraph" style:parent-style-name="Table_20_Contents" style:list-style-name="WW8Num2">
      <style:text-properties fo:color="#800000" style:font-name="Bitstream Vera Sans Mono" fo:font-weight="bold" officeooo:rsid="010ab926" officeooo:paragraph-rsid="01cda0bb" style:font-weight-asian="bold" style:font-name-complex="Bitstream Vera Sans Mono" style:font-weight-complex="bold"/>
    </style:style>
    <style:style style:name="P1229" style:family="paragraph" style:parent-style-name="Table_20_Contents" style:list-style-name="WW8Num2">
      <style:text-properties fo:color="#800000" style:font-name="Bitstream Vera Sans Mono" fo:font-weight="bold" officeooo:rsid="010ab926" officeooo:paragraph-rsid="01d9f37a" style:font-weight-asian="bold" style:font-name-complex="Bitstream Vera Sans Mono" style:font-weight-complex="bold"/>
    </style:style>
    <style:style style:name="P1230" style:family="paragraph" style:parent-style-name="Table_20_Contents" style:list-style-name="WW8Num2">
      <style:text-properties fo:color="#800000" style:font-name="Bitstream Vera Sans Mono" fo:font-weight="bold" officeooo:rsid="010ab926" officeooo:paragraph-rsid="01ea65ea" style:font-weight-asian="bold" style:font-name-complex="Bitstream Vera Sans Mono" style:font-weight-complex="bold"/>
    </style:style>
    <style:style style:name="P1231" style:family="paragraph" style:parent-style-name="Table_20_Contents" style:list-style-name="WW8Num2">
      <style:text-properties fo:color="#800000" style:font-name="Bitstream Vera Sans Mono" fo:font-weight="bold" officeooo:rsid="010ab926" officeooo:paragraph-rsid="01e5fd4f" style:font-weight-asian="bold" style:font-name-complex="Bitstream Vera Sans Mono" style:font-weight-complex="bold"/>
    </style:style>
    <style:style style:name="P1232" style:family="paragraph" style:parent-style-name="Table_20_Contents" style:list-style-name="WW8Num2">
      <style:text-properties fo:color="#800000" style:font-name="Bitstream Vera Sans Mono" fo:font-weight="bold" officeooo:rsid="010ab926" officeooo:paragraph-rsid="01fff215" style:font-weight-asian="bold" style:font-name-complex="Bitstream Vera Sans Mono" style:font-weight-complex="bold"/>
    </style:style>
    <style:style style:name="P1233" style:family="paragraph" style:parent-style-name="Table_20_Contents" style:list-style-name="WW8Num2">
      <style:text-properties fo:color="#800000" style:font-name="Bitstream Vera Sans Mono" fo:font-weight="bold" officeooo:rsid="010ab926" officeooo:paragraph-rsid="02042ffe" style:font-weight-asian="bold" style:font-name-complex="Bitstream Vera Sans Mono" style:font-weight-complex="bold"/>
    </style:style>
    <style:style style:name="P1234" style:family="paragraph" style:parent-style-name="Table_20_Contents" style:list-style-name="WW8Num2">
      <style:text-properties fo:color="#800000" style:font-name="Bitstream Vera Sans Mono" fo:font-weight="bold" officeooo:rsid="010ab926" officeooo:paragraph-rsid="02090c38" style:font-weight-asian="bold" style:font-name-complex="Bitstream Vera Sans Mono" style:font-weight-complex="bold"/>
    </style:style>
    <style:style style:name="P1235" style:family="paragraph" style:parent-style-name="Table_20_Contents" style:list-style-name="WW8Num2">
      <style:text-properties fo:color="#800000" style:font-name="Bitstream Vera Sans Mono" fo:font-weight="bold" officeooo:rsid="010ab926" officeooo:paragraph-rsid="020d1f6e" style:font-weight-asian="bold" style:font-name-complex="Bitstream Vera Sans Mono" style:font-weight-complex="bold"/>
    </style:style>
    <style:style style:name="P1236" style:family="paragraph" style:parent-style-name="Table_20_Contents" style:list-style-name="WW8Num2">
      <style:text-properties fo:color="#800000" style:font-name="Bitstream Vera Sans Mono" fo:font-weight="bold" officeooo:rsid="010ab926" officeooo:paragraph-rsid="0218dd46" style:font-weight-asian="bold" style:font-name-complex="Bitstream Vera Sans Mono" style:font-weight-complex="bold"/>
    </style:style>
    <style:style style:name="P1237" style:family="paragraph" style:parent-style-name="Table_20_Contents" style:list-style-name="WW8Num2">
      <style:text-properties fo:color="#800000" style:font-name="Bitstream Vera Sans Mono" fo:font-weight="bold" officeooo:rsid="022163ce" officeooo:paragraph-rsid="0223dbea" style:font-weight-asian="bold" style:font-name-complex="Bitstream Vera Sans Mono" style:font-weight-complex="bold"/>
    </style:style>
    <style:style style:name="P1238" style:family="paragraph" style:parent-style-name="Table_20_Contents" style:list-style-name="WW8Num2">
      <style:text-properties fo:color="#800000" style:font-name="Bitstream Vera Sans Mono" fo:font-weight="bold" officeooo:rsid="022163ce" officeooo:paragraph-rsid="022163ce" style:font-weight-asian="bold" style:font-name-complex="Bitstream Vera Sans Mono" style:font-weight-complex="bold"/>
    </style:style>
    <style:style style:name="P1239" style:family="paragraph" style:parent-style-name="Table_20_Contents" style:list-style-name="WW8Num2">
      <style:text-properties fo:color="#800000" style:font-name="Bitstream Vera Sans Mono" fo:font-weight="bold" officeooo:rsid="022163ce" officeooo:paragraph-rsid="022912ab" style:font-weight-asian="bold" style:font-name-complex="Bitstream Vera Sans Mono" style:font-weight-complex="bold"/>
    </style:style>
    <style:style style:name="P1240" style:family="paragraph" style:parent-style-name="Table_20_Contents" style:list-style-name="WW8Num2">
      <style:text-properties fo:color="#800000" style:font-name="Bitstream Vera Sans Mono" fo:font-weight="bold" officeooo:rsid="022163ce" officeooo:paragraph-rsid="022fb075" style:font-weight-asian="bold" style:font-name-complex="Bitstream Vera Sans Mono" style:font-weight-complex="bold"/>
    </style:style>
    <style:style style:name="P1241" style:family="paragraph" style:parent-style-name="Table_20_Contents" style:list-style-name="WW8Num2">
      <style:text-properties fo:color="#800000" style:font-name="Bitstream Vera Sans Mono" fo:font-weight="bold" officeooo:rsid="022163ce" officeooo:paragraph-rsid="0233c552" style:font-weight-asian="bold" style:font-name-complex="Bitstream Vera Sans Mono" style:font-weight-complex="bold"/>
    </style:style>
    <style:style style:name="P1242" style:family="paragraph" style:parent-style-name="Table_20_Contents" style:list-style-name="WW8Num2">
      <style:text-properties fo:color="#800000" style:font-name="Bitstream Vera Sans Mono" fo:font-weight="bold" officeooo:rsid="022163ce" officeooo:paragraph-rsid="023e7618" style:font-weight-asian="bold" style:font-name-complex="Bitstream Vera Sans Mono" style:font-weight-complex="bold"/>
    </style:style>
    <style:style style:name="P1243" style:family="paragraph" style:parent-style-name="Table_20_Contents" style:list-style-name="WW8Num2">
      <style:text-properties fo:color="#800000" style:font-name="Bitstream Vera Sans Mono" fo:font-weight="bold" officeooo:rsid="022163ce" officeooo:paragraph-rsid="0241dbfe" style:font-weight-asian="bold" style:font-name-complex="Bitstream Vera Sans Mono" style:font-weight-complex="bold"/>
    </style:style>
    <style:style style:name="P1244" style:family="paragraph" style:parent-style-name="Table_20_Contents" style:list-style-name="WW8Num2">
      <style:text-properties fo:color="#800000" style:font-name="Bitstream Vera Sans Mono" fo:font-weight="bold" officeooo:rsid="022163ce" officeooo:paragraph-rsid="0242cf95" style:font-weight-asian="bold" style:font-name-complex="Bitstream Vera Sans Mono" style:font-weight-complex="bold"/>
    </style:style>
    <style:style style:name="P1245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124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124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24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24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125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125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125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25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125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125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125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125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125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125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126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126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5c1d3" style:font-name-asian="Bitstream Vera Sans Mono1" style:font-size-asian="9pt" style:font-name-complex="Bitstream Vera Sans Mono" style:font-size-complex="9pt"/>
    </style:style>
    <style:style style:name="P126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126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126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126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126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126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1da60" style:font-name-asian="Bitstream Vera Sans Mono1" style:font-size-asian="9pt" style:font-name-complex="Bitstream Vera Sans Mono" style:font-size-complex="9pt"/>
    </style:style>
    <style:style style:name="P126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126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127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127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a65ea" style:font-name-asian="Bitstream Vera Sans Mono1" style:font-size-asian="9pt" style:font-name-complex="Bitstream Vera Sans Mono" style:font-size-complex="9pt"/>
    </style:style>
    <style:style style:name="P127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127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127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127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127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127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127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127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128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128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128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128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128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1dbfe" style:font-name-asian="Bitstream Vera Sans Mono1" style:font-size-asian="9pt" style:font-name-complex="Bitstream Vera Sans Mono" style:font-size-complex="9pt"/>
    </style:style>
    <style:style style:name="P128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2cf95" style:font-name-asian="Bitstream Vera Sans Mono1" style:font-size-asian="9pt" style:font-name-complex="Bitstream Vera Sans Mono" style:font-size-complex="9pt"/>
    </style:style>
    <style:style style:name="P1286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1287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1288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289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290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1291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1292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1293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1294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1295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1296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1297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1298" style:family="paragraph" style:parent-style-name="Table_20_Contents" style:list-style-name="WW8Num2"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1299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300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1301" style:family="paragraph" style:parent-style-name="Table_20_Contents" style:list-style-name="WW8Num2"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1302" style:family="paragraph" style:parent-style-name="Table_20_Contents" style:list-style-name="WW8Num2">
      <style:text-properties style:font-name="Bitstream Vera Sans Mono1" fo:font-size="9pt" officeooo:paragraph-rsid="011158bd" style:font-name-asian="Bitstream Vera Sans Mono1" style:font-size-asian="9pt" style:font-name-complex="Bitstream Vera Sans Mono" style:font-size-complex="9pt"/>
    </style:style>
    <style:style style:name="P1303" style:family="paragraph" style:parent-style-name="Table_20_Contents" style:list-style-name="WW8Num2">
      <style:text-properties style:font-name="Bitstream Vera Sans Mono1" fo:font-size="9pt" officeooo:paragraph-rsid="01175b13" style:font-name-asian="Bitstream Vera Sans Mono1" style:font-size-asian="9pt" style:font-name-complex="Bitstream Vera Sans Mono" style:font-size-complex="9pt"/>
    </style:style>
    <style:style style:name="P1304" style:family="paragraph" style:parent-style-name="Table_20_Contents" style:list-style-name="WW8Num2"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1305" style:family="paragraph" style:parent-style-name="Table_20_Contents" style:list-style-name="WW8Num2"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1306" style:family="paragraph" style:parent-style-name="Table_20_Contents" style:list-style-name="WW8Num2">
      <style:text-properties style:font-name="Bitstream Vera Sans Mono1" fo:font-size="9pt" officeooo:paragraph-rsid="01272bf7" style:font-name-asian="Bitstream Vera Sans Mono1" style:font-size-asian="9pt" style:font-name-complex="Bitstream Vera Sans Mono" style:font-size-complex="9pt"/>
    </style:style>
    <style:style style:name="P1307" style:family="paragraph" style:parent-style-name="Table_20_Contents" style:list-style-name="WW8Num2">
      <style:text-properties style:font-name="Bitstream Vera Sans Mono1" fo:font-size="9pt" officeooo:paragraph-rsid="011d503d" style:font-name-asian="Bitstream Vera Sans Mono1" style:font-size-asian="9pt" style:font-name-complex="Bitstream Vera Sans Mono" style:font-size-complex="9pt"/>
    </style:style>
    <style:style style:name="P1308" style:family="paragraph" style:parent-style-name="Table_20_Contents" style:list-style-name="WW8Num2">
      <style:text-properties style:font-name="Bitstream Vera Sans Mono1" fo:font-size="9pt" officeooo:paragraph-rsid="011e6218" style:font-name-asian="Bitstream Vera Sans Mono1" style:font-size-asian="9pt" style:font-name-complex="Bitstream Vera Sans Mono" style:font-size-complex="9pt"/>
    </style:style>
    <style:style style:name="P1309" style:family="paragraph" style:parent-style-name="Table_20_Contents" style:list-style-name="WW8Num2">
      <style:text-properties style:font-name="Bitstream Vera Sans Mono1" fo:font-size="9pt" officeooo:paragraph-rsid="011f49a1" style:font-name-asian="Bitstream Vera Sans Mono1" style:font-size-asian="9pt" style:font-name-complex="Bitstream Vera Sans Mono" style:font-size-complex="9pt"/>
    </style:style>
    <style:style style:name="P1310" style:family="paragraph" style:parent-style-name="Table_20_Contents" style:list-style-name="WW8Num2"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1311" style:family="paragraph" style:parent-style-name="Table_20_Contents" style:list-style-name="WW8Num2"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1312" style:family="paragraph" style:parent-style-name="Table_20_Contents" style:list-style-name="WW8Num2">
      <style:text-properties style:font-name="Bitstream Vera Sans Mono1" fo:font-size="9pt" officeooo:paragraph-rsid="012d4acd" style:font-name-asian="Bitstream Vera Sans Mono1" style:font-size-asian="9pt" style:font-name-complex="Bitstream Vera Sans Mono" style:font-size-complex="9pt"/>
    </style:style>
    <style:style style:name="P1313" style:family="paragraph" style:parent-style-name="Table_20_Contents" style:list-style-name="WW8Num2"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1314" style:family="paragraph" style:parent-style-name="Table_20_Contents" style:list-style-name="WW8Num2"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1315" style:family="paragraph" style:parent-style-name="Table_20_Contents" style:list-style-name="WW8Num2"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1316" style:family="paragraph" style:parent-style-name="Table_20_Contents" style:list-style-name="WW8Num2">
      <style:text-properties style:font-name="Bitstream Vera Sans Mono1" fo:font-size="9pt" officeooo:paragraph-rsid="01430f0d" style:font-name-asian="Bitstream Vera Sans Mono1" style:font-size-asian="9pt" style:font-name-complex="Bitstream Vera Sans Mono" style:font-size-complex="9pt"/>
    </style:style>
    <style:style style:name="P1317" style:family="paragraph" style:parent-style-name="Table_20_Contents" style:list-style-name="WW8Num2">
      <style:text-properties style:font-name="Bitstream Vera Sans Mono1" fo:font-size="9pt" officeooo:paragraph-rsid="0165c1d3" style:font-name-asian="Bitstream Vera Sans Mono1" style:font-size-asian="9pt" style:font-name-complex="Bitstream Vera Sans Mono" style:font-size-complex="9pt"/>
    </style:style>
    <style:style style:name="P1318" style:family="paragraph" style:parent-style-name="Table_20_Contents" style:list-style-name="WW8Num2"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1319" style:family="paragraph" style:parent-style-name="Table_20_Contents" style:list-style-name="WW8Num2"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1320" style:family="paragraph" style:parent-style-name="Table_20_Contents" style:list-style-name="WW8Num2"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1321" style:family="paragraph" style:parent-style-name="Table_20_Contents" style:list-style-name="WW8Num2"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1322" style:family="paragraph" style:parent-style-name="Table_20_Contents" style:list-style-name="WW8Num2"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1323" style:family="paragraph" style:parent-style-name="Table_20_Contents" style:list-style-name="WW8Num2">
      <style:text-properties style:font-name="Bitstream Vera Sans Mono1" fo:font-size="9pt" officeooo:paragraph-rsid="019171d0" style:font-name-asian="Bitstream Vera Sans Mono1" style:font-size-asian="9pt" style:font-name-complex="Bitstream Vera Sans Mono" style:font-size-complex="9pt"/>
    </style:style>
    <style:style style:name="P1324" style:family="paragraph" style:parent-style-name="Table_20_Contents" style:list-style-name="WW8Num2">
      <style:text-properties style:font-name="Bitstream Vera Sans Mono1" fo:font-size="9pt" officeooo:paragraph-rsid="01c1da60" style:font-name-asian="Bitstream Vera Sans Mono1" style:font-size-asian="9pt" style:font-name-complex="Bitstream Vera Sans Mono" style:font-size-complex="9pt"/>
    </style:style>
    <style:style style:name="P1325" style:family="paragraph" style:parent-style-name="Table_20_Contents" style:list-style-name="WW8Num2"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1326" style:family="paragraph" style:parent-style-name="Table_20_Contents" style:list-style-name="WW8Num2"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1327" style:family="paragraph" style:parent-style-name="Table_20_Contents" style:list-style-name="WW8Num2"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1328" style:family="paragraph" style:parent-style-name="Table_20_Contents" style:list-style-name="WW8Num2">
      <style:text-properties style:font-name="Bitstream Vera Sans Mono1" fo:font-size="9pt" officeooo:paragraph-rsid="01ea65ea" style:font-name-asian="Bitstream Vera Sans Mono1" style:font-size-asian="9pt" style:font-name-complex="Bitstream Vera Sans Mono" style:font-size-complex="9pt"/>
    </style:style>
    <style:style style:name="P1329" style:family="paragraph" style:parent-style-name="Table_20_Contents" style:list-style-name="WW8Num2"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1330" style:family="paragraph" style:parent-style-name="Table_20_Contents" style:list-style-name="WW8Num2"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1331" style:family="paragraph" style:parent-style-name="Table_20_Contents" style:list-style-name="WW8Num2">
      <style:text-properties style:font-name="Bitstream Vera Sans Mono1" fo:font-size="9pt" officeooo:paragraph-rsid="0205feae" style:font-name-asian="Bitstream Vera Sans Mono1" style:font-size-asian="9pt" style:font-name-complex="Bitstream Vera Sans Mono" style:font-size-complex="9pt"/>
    </style:style>
    <style:style style:name="P1332" style:family="paragraph" style:parent-style-name="Table_20_Contents" style:list-style-name="WW8Num2">
      <style:text-properties style:font-name="Bitstream Vera Sans Mono1" fo:font-size="9pt" officeooo:paragraph-rsid="0212a4f0" style:font-name-asian="Bitstream Vera Sans Mono1" style:font-size-asian="9pt" style:font-name-complex="Bitstream Vera Sans Mono" style:font-size-complex="9pt"/>
    </style:style>
    <style:style style:name="P1333" style:family="paragraph" style:parent-style-name="Table_20_Contents" style:list-style-name="WW8Num2"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1334" style:family="paragraph" style:parent-style-name="Table_20_Contents" style:list-style-name="WW8Num2">
      <style:text-properties style:font-name="Bitstream Vera Sans Mono1" fo:font-size="9pt" officeooo:paragraph-rsid="0210cdae" style:font-name-asian="Bitstream Vera Sans Mono1" style:font-size-asian="9pt" style:font-name-complex="Bitstream Vera Sans Mono" style:font-size-complex="9pt"/>
    </style:style>
    <style:style style:name="P1335" style:family="paragraph" style:parent-style-name="Table_20_Contents" style:list-style-name="WW8Num2">
      <style:text-properties style:font-name="Bitstream Vera Sans Mono1" fo:font-size="9pt" officeooo:paragraph-rsid="0212e8ef" style:font-name-asian="Bitstream Vera Sans Mono1" style:font-size-asian="9pt" style:font-name-complex="Bitstream Vera Sans Mono" style:font-size-complex="9pt"/>
    </style:style>
    <style:style style:name="P1336" style:family="paragraph" style:parent-style-name="Table_20_Contents" style:list-style-name="WW8Num2"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1337" style:family="paragraph" style:parent-style-name="Table_20_Contents" style:list-style-name="WW8Num2">
      <style:text-properties style:font-name="Bitstream Vera Sans Mono1" fo:font-size="9pt" officeooo:paragraph-rsid="020b92ac" style:font-name-asian="Bitstream Vera Sans Mono1" style:font-size-asian="9pt" style:font-name-complex="Bitstream Vera Sans Mono" style:font-size-complex="9pt"/>
    </style:style>
    <style:style style:name="P1338" style:family="paragraph" style:parent-style-name="Table_20_Contents" style:list-style-name="WW8Num2"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1339" style:family="paragraph" style:parent-style-name="Table_20_Contents" style:list-style-name="WW8Num2"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1340" style:family="paragraph" style:parent-style-name="Table_20_Contents" style:list-style-name="WW8Num2"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1341" style:family="paragraph" style:parent-style-name="Table_20_Contents" style:list-style-name="WW8Num2">
      <style:text-properties style:font-name="Bitstream Vera Sans Mono1" fo:font-size="9pt" officeooo:paragraph-rsid="0225bff7" style:font-name-asian="Bitstream Vera Sans Mono1" style:font-size-asian="9pt" style:font-name-complex="Bitstream Vera Sans Mono" style:font-size-complex="9pt"/>
    </style:style>
    <style:style style:name="P1342" style:family="paragraph" style:parent-style-name="Table_20_Contents" style:list-style-name="WW8Num2"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1343" style:family="paragraph" style:parent-style-name="Table_20_Contents" style:list-style-name="WW8Num2">
      <style:text-properties style:font-name="Bitstream Vera Sans Mono1" fo:font-size="9pt" officeooo:paragraph-rsid="0226e50b" style:font-name-asian="Bitstream Vera Sans Mono1" style:font-size-asian="9pt" style:font-name-complex="Bitstream Vera Sans Mono" style:font-size-complex="9pt"/>
    </style:style>
    <style:style style:name="P1344" style:family="paragraph" style:parent-style-name="Table_20_Contents" style:list-style-name="WW8Num2"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1345" style:family="paragraph" style:parent-style-name="Table_20_Contents" style:list-style-name="WW8Num2">
      <style:text-properties style:font-name="Bitstream Vera Sans Mono1" fo:font-size="9pt" officeooo:paragraph-rsid="022ac433" style:font-name-asian="Bitstream Vera Sans Mono1" style:font-size-asian="9pt" style:font-name-complex="Bitstream Vera Sans Mono" style:font-size-complex="9pt"/>
    </style:style>
    <style:style style:name="P1346" style:family="paragraph" style:parent-style-name="Table_20_Contents" style:list-style-name="WW8Num2"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1347" style:family="paragraph" style:parent-style-name="Table_20_Contents" style:list-style-name="WW8Num2">
      <style:text-properties style:font-name="Bitstream Vera Sans Mono1" fo:font-size="9pt" officeooo:paragraph-rsid="0233498f" style:font-name-asian="Bitstream Vera Sans Mono1" style:font-size-asian="9pt" style:font-name-complex="Bitstream Vera Sans Mono" style:font-size-complex="9pt"/>
    </style:style>
    <style:style style:name="P1348" style:family="paragraph" style:parent-style-name="Table_20_Contents" style:list-style-name="WW8Num2"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1349" style:family="paragraph" style:parent-style-name="Table_20_Contents" style:list-style-name="WW8Num2">
      <style:text-properties style:font-name="Bitstream Vera Sans Mono1" fo:font-size="9pt" officeooo:paragraph-rsid="0236bdfd" style:font-name-asian="Bitstream Vera Sans Mono1" style:font-size-asian="9pt" style:font-name-complex="Bitstream Vera Sans Mono" style:font-size-complex="9pt"/>
    </style:style>
    <style:style style:name="P1350" style:family="paragraph" style:parent-style-name="Table_20_Contents" style:list-style-name="WW8Num2"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1351" style:family="paragraph" style:parent-style-name="Table_20_Contents" style:list-style-name="WW8Num2">
      <style:text-properties style:font-name="Bitstream Vera Sans Mono1" fo:font-size="9pt" officeooo:paragraph-rsid="0241dbfe" style:font-name-asian="Bitstream Vera Sans Mono1" style:font-size-asian="9pt" style:font-name-complex="Bitstream Vera Sans Mono" style:font-size-complex="9pt"/>
    </style:style>
    <style:style style:name="P1352" style:family="paragraph" style:parent-style-name="Table_20_Contents" style:list-style-name="WW8Num2">
      <style:text-properties style:font-name="Bitstream Vera Sans Mono1" fo:font-size="9pt" officeooo:paragraph-rsid="0242cf95" style:font-name-asian="Bitstream Vera Sans Mono1" style:font-size-asian="9pt" style:font-name-complex="Bitstream Vera Sans Mono" style:font-size-complex="9pt"/>
    </style:style>
    <style:style style:name="P1353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13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1355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13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13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13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13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13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13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13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1363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1364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1365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1366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13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1368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1369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1370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1371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1372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13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13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1375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13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13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13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13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13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10ab926" style:font-name-asian="Bitstream Vera Sans Mono1" style:font-size-asian="9pt" style:font-name-complex="Bitstream Vera Sans Mono" style:font-size-complex="9pt"/>
    </style:style>
    <style:style style:name="P1381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13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13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ab926" style:font-name-asian="Bitstream Vera Sans Mono1" style:font-size-asian="9pt" style:font-name-complex="Bitstream Vera Sans Mono" style:font-size-complex="9pt"/>
    </style:style>
    <style:style style:name="P13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13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ab926" style:font-name-asian="Bitstream Vera Sans Mono1" style:font-size-asian="9pt" style:font-name-complex="Bitstream Vera Sans Mono" style:font-size-complex="9pt"/>
    </style:style>
    <style:style style:name="P1386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1387" style:family="paragraph" style:parent-style-name="Table_20_Contents" style:list-style-name="WW8Num2">
      <style:text-properties style:font-name="Bitstream Vera Sans Mono1" fo:font-size="9pt" officeooo:rsid="01093dce" officeooo:paragraph-rsid="010ab926" style:font-name-asian="Bitstream Vera Sans Mono1" style:font-size-asian="9pt" style:font-name-complex="Bitstream Vera Sans Mono" style:font-size-complex="9pt"/>
    </style:style>
    <style:style style:name="P1388" style:family="paragraph" style:parent-style-name="Table_20_Contents" style:list-style-name="WW8Num2">
      <style:text-properties style:font-name="Bitstream Vera Sans Mono1" fo:font-size="9pt" officeooo:rsid="012f84e8" officeooo:paragraph-rsid="012f84e8" style:font-name-asian="Bitstream Vera Sans Mono1" style:font-size-asian="9pt" style:font-name-complex="Bitstream Vera Sans Mono" style:font-size-complex="9pt"/>
    </style:style>
    <style:style style:name="P1389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1390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1391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1392" style:family="paragraph" style:parent-style-name="Table_20_Contents" style:list-style-name="WW8Num2">
      <style:text-properties style:font-name="Bitstream Vera Sans Mono1" fo:font-size="9pt" officeooo:rsid="012f84e8" officeooo:paragraph-rsid="013987a1" style:font-name-asian="Bitstream Vera Sans Mono1" style:font-size-asian="9pt" style:font-name-complex="Bitstream Vera Sans Mono" style:font-size-complex="9pt"/>
    </style:style>
    <style:style style:name="P1393" style:family="paragraph" style:parent-style-name="Table_20_Contents" style:list-style-name="WW8Num2">
      <style:text-properties style:font-name="Bitstream Vera Sans Mono1" fo:font-size="9pt" officeooo:rsid="012f84e8" officeooo:paragraph-rsid="01950d4f" style:font-name-asian="Bitstream Vera Sans Mono1" style:font-size-asian="9pt" style:font-name-complex="Bitstream Vera Sans Mono" style:font-size-complex="9pt"/>
    </style:style>
    <style:style style:name="P1394" style:family="paragraph" style:parent-style-name="Table_20_Contents" style:list-style-name="WW8Num2">
      <style:text-properties style:font-name="Bitstream Vera Sans Mono1" fo:font-size="9pt" officeooo:rsid="012f84e8" officeooo:paragraph-rsid="014461f0" style:font-name-asian="Bitstream Vera Sans Mono1" style:font-size-asian="9pt" style:font-name-complex="Bitstream Vera Sans Mono" style:font-size-complex="9pt"/>
    </style:style>
    <style:style style:name="P1395" style:family="paragraph" style:parent-style-name="Table_20_Contents" style:list-style-name="WW8Num2">
      <style:text-properties style:font-name="Bitstream Vera Sans Mono1" fo:font-size="9pt" officeooo:rsid="012f84e8" officeooo:paragraph-rsid="0145cadd" style:font-name-asian="Bitstream Vera Sans Mono1" style:font-size-asian="9pt" style:font-name-complex="Bitstream Vera Sans Mono" style:font-size-complex="9pt"/>
    </style:style>
    <style:style style:name="P1396" style:family="paragraph" style:parent-style-name="Table_20_Contents" style:list-style-name="WW8Num2">
      <style:text-properties style:font-name="Bitstream Vera Sans Mono1" fo:font-size="9pt" officeooo:rsid="012f84e8" officeooo:paragraph-rsid="0148a0e6" style:font-name-asian="Bitstream Vera Sans Mono1" style:font-size-asian="9pt" style:font-name-complex="Bitstream Vera Sans Mono" style:font-size-complex="9pt"/>
    </style:style>
    <style:style style:name="P1397" style:family="paragraph" style:parent-style-name="Table_20_Contents" style:list-style-name="WW8Num2">
      <style:text-properties style:font-name="Bitstream Vera Sans Mono1" fo:font-size="9pt" officeooo:rsid="012f84e8" officeooo:paragraph-rsid="014ae003" style:font-name-asian="Bitstream Vera Sans Mono1" style:font-size-asian="9pt" style:font-name-complex="Bitstream Vera Sans Mono" style:font-size-complex="9pt"/>
    </style:style>
    <style:style style:name="P1398" style:family="paragraph" style:parent-style-name="Table_20_Contents" style:list-style-name="WW8Num2">
      <style:text-properties style:font-name="Bitstream Vera Sans Mono1" fo:font-size="9pt" officeooo:rsid="012f84e8" officeooo:paragraph-rsid="014d2f45" style:font-name-asian="Bitstream Vera Sans Mono1" style:font-size-asian="9pt" style:font-name-complex="Bitstream Vera Sans Mono" style:font-size-complex="9pt"/>
    </style:style>
    <style:style style:name="P1399" style:family="paragraph" style:parent-style-name="Table_20_Contents" style:list-style-name="WW8Num2">
      <style:text-properties style:font-name="Bitstream Vera Sans Mono1" fo:font-size="9pt" officeooo:rsid="012f84e8" officeooo:paragraph-rsid="01582a2d" style:font-name-asian="Bitstream Vera Sans Mono1" style:font-size-asian="9pt" style:font-name-complex="Bitstream Vera Sans Mono" style:font-size-complex="9pt"/>
    </style:style>
    <style:style style:name="P1400" style:family="paragraph" style:parent-style-name="Table_20_Contents" style:list-style-name="WW8Num2">
      <style:text-properties style:font-name="Bitstream Vera Sans Mono1" fo:font-size="9pt" officeooo:rsid="012f84e8" officeooo:paragraph-rsid="01515a6b" style:font-name-asian="Bitstream Vera Sans Mono1" style:font-size-asian="9pt" style:font-name-complex="Bitstream Vera Sans Mono" style:font-size-complex="9pt"/>
    </style:style>
    <style:style style:name="P1401" style:family="paragraph" style:parent-style-name="Table_20_Contents" style:list-style-name="WW8Num2">
      <style:text-properties style:font-name="Bitstream Vera Sans Mono1" fo:font-size="9pt" officeooo:rsid="012f84e8" officeooo:paragraph-rsid="0151bad4" style:font-name-asian="Bitstream Vera Sans Mono1" style:font-size-asian="9pt" style:font-name-complex="Bitstream Vera Sans Mono" style:font-size-complex="9pt"/>
    </style:style>
    <style:style style:name="P1402" style:family="paragraph" style:parent-style-name="Table_20_Contents" style:list-style-name="WW8Num2">
      <style:text-properties style:font-name="Bitstream Vera Sans Mono1" fo:font-size="9pt" officeooo:rsid="012f84e8" officeooo:paragraph-rsid="0152dd20" style:font-name-asian="Bitstream Vera Sans Mono1" style:font-size-asian="9pt" style:font-name-complex="Bitstream Vera Sans Mono" style:font-size-complex="9pt"/>
    </style:style>
    <style:style style:name="P1403" style:family="paragraph" style:parent-style-name="Table_20_Contents" style:list-style-name="WW8Num2">
      <style:text-properties style:font-name="Bitstream Vera Sans Mono1" fo:font-size="9pt" officeooo:rsid="012f84e8" officeooo:paragraph-rsid="01542560" style:font-name-asian="Bitstream Vera Sans Mono1" style:font-size-asian="9pt" style:font-name-complex="Bitstream Vera Sans Mono" style:font-size-complex="9pt"/>
    </style:style>
    <style:style style:name="P1404" style:family="paragraph" style:parent-style-name="Table_20_Contents" style:list-style-name="WW8Num2">
      <style:text-properties style:font-name="Bitstream Vera Sans Mono1" fo:font-size="9pt" officeooo:rsid="012f84e8" officeooo:paragraph-rsid="01763aca" style:font-name-asian="Bitstream Vera Sans Mono1" style:font-size-asian="9pt" style:font-name-complex="Bitstream Vera Sans Mono" style:font-size-complex="9pt"/>
    </style:style>
    <style:style style:name="P1405" style:family="paragraph" style:parent-style-name="Table_20_Contents" style:list-style-name="WW8Num2">
      <style:text-properties style:font-name="Bitstream Vera Sans Mono1" fo:font-size="9pt" officeooo:rsid="012f84e8" officeooo:paragraph-rsid="0253837b" style:font-name-asian="Bitstream Vera Sans Mono1" style:font-size-asian="9pt" style:font-name-complex="Bitstream Vera Sans Mono" style:font-size-complex="9pt"/>
    </style:style>
    <style:style style:name="P1406" style:family="paragraph" style:parent-style-name="Table_20_Contents" style:list-style-name="WW8Num2">
      <style:text-properties style:font-name="Bitstream Vera Sans Mono1" fo:font-size="9pt" officeooo:rsid="012f84e8" officeooo:paragraph-rsid="018229d5" style:font-name-asian="Bitstream Vera Sans Mono1" style:font-size-asian="9pt" style:font-name-complex="Bitstream Vera Sans Mono" style:font-size-complex="9pt"/>
    </style:style>
    <style:style style:name="P1407" style:family="paragraph" style:parent-style-name="Table_20_Contents" style:list-style-name="WW8Num2">
      <style:text-properties style:font-name="Bitstream Vera Sans Mono1" fo:font-size="9pt" officeooo:rsid="012f84e8" officeooo:paragraph-rsid="01831d6a" style:font-name-asian="Bitstream Vera Sans Mono1" style:font-size-asian="9pt" style:font-name-complex="Bitstream Vera Sans Mono" style:font-size-complex="9pt"/>
    </style:style>
    <style:style style:name="P1408" style:family="paragraph" style:parent-style-name="Table_20_Contents" style:list-style-name="WW8Num2">
      <style:text-properties style:font-name="Bitstream Vera Sans Mono1" fo:font-size="9pt" officeooo:rsid="012f84e8" officeooo:paragraph-rsid="01c7b15b" style:font-name-asian="Bitstream Vera Sans Mono1" style:font-size-asian="9pt" style:font-name-complex="Bitstream Vera Sans Mono" style:font-size-complex="9pt"/>
    </style:style>
    <style:style style:name="P1409" style:family="paragraph" style:parent-style-name="Table_20_Contents" style:list-style-name="WW8Num2">
      <style:text-properties style:font-name="Bitstream Vera Sans Mono1" fo:font-size="9pt" officeooo:rsid="012f84e8" officeooo:paragraph-rsid="01d1a5e8" style:font-name-asian="Bitstream Vera Sans Mono1" style:font-size-asian="9pt" style:font-name-complex="Bitstream Vera Sans Mono" style:font-size-complex="9pt"/>
    </style:style>
    <style:style style:name="P1410" style:family="paragraph" style:parent-style-name="Table_20_Contents" style:list-style-name="WW8Num2">
      <style:text-properties style:font-name="Bitstream Vera Sans Mono1" fo:font-size="9pt" officeooo:rsid="012f84e8" officeooo:paragraph-rsid="01dea5c7" style:font-name-asian="Bitstream Vera Sans Mono1" style:font-size-asian="9pt" style:font-name-complex="Bitstream Vera Sans Mono" style:font-size-complex="9pt"/>
    </style:style>
    <style:style style:name="P1411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1412" style:family="paragraph" style:parent-style-name="Table_20_Contents" style:list-style-name="WW8Num2">
      <style:text-properties style:font-name="Bitstream Vera Sans Mono1" fo:font-size="9pt" officeooo:rsid="01175b13" officeooo:paragraph-rsid="01175b13" style:font-name-asian="Bitstream Vera Sans Mono1" style:font-size-asian="9pt" style:font-name-complex="Bitstream Vera Sans Mono" style:font-size-complex="9pt"/>
    </style:style>
    <style:style style:name="P1413" style:family="paragraph" style:parent-style-name="Table_20_Contents" style:list-style-name="WW8Num2"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1414" style:family="paragraph" style:parent-style-name="Table_20_Contents" style:list-style-name="WW8Num2"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1415" style:family="paragraph" style:parent-style-name="Table_20_Contents" style:list-style-name="WW8Num2"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1416" style:family="paragraph" style:parent-style-name="Table_20_Contents" style:list-style-name="WW8Num2">
      <style:text-properties style:font-name="Bitstream Vera Sans Mono1" fo:font-size="9pt" officeooo:rsid="013d57cf" officeooo:paragraph-rsid="013d57cf" style:font-name-asian="Bitstream Vera Sans Mono1" style:font-size-asian="9pt" style:font-name-complex="Bitstream Vera Sans Mono" style:font-size-complex="9pt"/>
    </style:style>
    <style:style style:name="P1417" style:family="paragraph" style:parent-style-name="Table_20_Contents" style:list-style-name="WW8Num2">
      <style:text-properties style:font-name="Bitstream Vera Sans Mono1" fo:font-size="9pt" officeooo:rsid="013d57cf" officeooo:paragraph-rsid="013ed8c9" style:font-name-asian="Bitstream Vera Sans Mono1" style:font-size-asian="9pt" style:font-name-complex="Bitstream Vera Sans Mono" style:font-size-complex="9pt"/>
    </style:style>
    <style:style style:name="P1418" style:family="paragraph" style:parent-style-name="Table_20_Contents" style:list-style-name="WW8Num2">
      <style:text-properties style:font-name="Bitstream Vera Sans Mono1" fo:font-size="9pt" officeooo:rsid="013d57cf" officeooo:paragraph-rsid="01950d4f" style:font-name-asian="Bitstream Vera Sans Mono1" style:font-size-asian="9pt" style:font-name-complex="Bitstream Vera Sans Mono" style:font-size-complex="9pt"/>
    </style:style>
    <style:style style:name="P1419" style:family="paragraph" style:parent-style-name="Table_20_Contents" style:list-style-name="WW8Num2">
      <style:text-properties style:font-name="Bitstream Vera Sans Mono1" fo:font-size="9pt" officeooo:rsid="014714bf" officeooo:paragraph-rsid="014714bf" style:font-name-asian="Bitstream Vera Sans Mono1" style:font-size-asian="9pt" style:font-name-complex="Bitstream Vera Sans Mono" style:font-size-complex="9pt"/>
    </style:style>
    <style:style style:name="P1420" style:family="paragraph" style:parent-style-name="Table_20_Contents" style:list-style-name="WW8Num2">
      <style:text-properties style:font-name="Bitstream Vera Sans Mono1" fo:font-size="9pt" officeooo:rsid="01b782c0" officeooo:paragraph-rsid="01b782c0" style:font-name-asian="Bitstream Vera Sans Mono1" style:font-size-asian="9pt" style:font-name-complex="Bitstream Vera Sans Mono" style:font-size-complex="9pt"/>
    </style:style>
    <style:style style:name="P1421" style:family="paragraph" style:parent-style-name="Table_20_Contents" style:list-style-name="WW8Num2"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1422" style:family="paragraph" style:parent-style-name="Table_20_Contents" style:list-style-name="WW8Num2">
      <style:text-properties style:font-name="Bitstream Vera Sans Mono1" fo:font-size="9pt" officeooo:rsid="01c81fd9" officeooo:paragraph-rsid="01c686d1" style:font-name-asian="Bitstream Vera Sans Mono1" style:font-size-asian="9pt" style:font-name-complex="Bitstream Vera Sans Mono" style:font-size-complex="9pt"/>
    </style:style>
    <style:style style:name="P1423" style:family="paragraph" style:parent-style-name="Table_20_Contents" style:list-style-name="WW8Num2">
      <style:text-properties style:font-name="Bitstream Vera Sans Mono1" fo:font-size="9pt" officeooo:rsid="01c81fd9" officeooo:paragraph-rsid="01c81fd9" style:font-name-asian="Bitstream Vera Sans Mono1" style:font-size-asian="9pt" style:font-name-complex="Bitstream Vera Sans Mono" style:font-size-complex="9pt"/>
    </style:style>
    <style:style style:name="P1424" style:family="paragraph" style:parent-style-name="Table_20_Contents" style:list-style-name="WW8Num2">
      <style:text-properties style:font-name="Bitstream Vera Sans Mono1" fo:font-size="9pt" officeooo:rsid="01e0c3b4" officeooo:paragraph-rsid="01e0c3b4" style:font-name-asian="Bitstream Vera Sans Mono1" style:font-size-asian="9pt" style:font-name-complex="Bitstream Vera Sans Mono" style:font-size-complex="9pt"/>
    </style:style>
    <style:style style:name="P1425" style:family="paragraph" style:parent-style-name="Table_20_Contents" style:list-style-name="WW8Num2">
      <style:text-properties style:font-name="Bitstream Vera Sans Mono1" fo:font-size="9pt" officeooo:rsid="01e0c3b4" officeooo:paragraph-rsid="01ea65ea" style:font-name-asian="Bitstream Vera Sans Mono1" style:font-size-asian="9pt" style:font-name-complex="Bitstream Vera Sans Mono" style:font-size-complex="9pt"/>
    </style:style>
    <style:style style:name="P1426" style:family="paragraph" style:parent-style-name="Table_20_Contents" style:list-style-name="WW8Num2">
      <style:text-properties style:font-name="Bitstream Vera Sans Mono1" fo:font-size="9pt" officeooo:rsid="01e0c3b4" officeooo:paragraph-rsid="01e5fd4f" style:font-name-asian="Bitstream Vera Sans Mono1" style:font-size-asian="9pt" style:font-name-complex="Bitstream Vera Sans Mono" style:font-size-complex="9pt"/>
    </style:style>
    <style:style style:name="P1427" style:family="paragraph" style:parent-style-name="Table_20_Contents" style:list-style-name="WW8Num2">
      <style:text-properties style:font-name="Bitstream Vera Sans Mono1" fo:font-size="9pt" officeooo:rsid="01e5fd4f" officeooo:paragraph-rsid="01ea65ea" style:font-name-asian="Bitstream Vera Sans Mono1" style:font-size-asian="9pt" style:font-name-complex="Bitstream Vera Sans Mono" style:font-size-complex="9pt"/>
    </style:style>
    <style:style style:name="P142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1ea65ea" style:font-name-asian="Bitstream Vera Sans Mono1" style:font-size-asian="9pt" style:font-name-complex="Bitstream Vera Sans Mono" style:font-size-complex="9pt"/>
    </style:style>
    <style:style style:name="P1429" style:family="paragraph" style:parent-style-name="Table_20_Contents" style:list-style-name="WW8Num2"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14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1ea65ea" style:font-name-asian="Bitstream Vera Sans Mono1" style:font-size-asian="9pt" style:font-name-complex="Bitstream Vera Sans Mono" style:font-size-complex="9pt"/>
    </style:style>
    <style:style style:name="P14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41dbfe" style:font-name-asian="Bitstream Vera Sans Mono1" style:font-size-asian="9pt" style:font-name-complex="Bitstream Vera Sans Mono" style:font-size-complex="9pt"/>
    </style:style>
    <style:style style:name="P14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42cf95" style:font-name-asian="Bitstream Vera Sans Mono1" style:font-size-asian="9pt" style:font-name-complex="Bitstream Vera Sans Mono" style:font-size-complex="9pt"/>
    </style:style>
    <style:style style:name="P1433" style:family="paragraph" style:parent-style-name="Table_20_Contents" style:list-style-name="WW8Num2">
      <style:text-properties style:font-name="Bitstream Vera Sans Mono1" fo:font-size="9pt" officeooo:rsid="01ea65ea" officeooo:paragraph-rsid="01ea65ea" style:font-name-asian="Bitstream Vera Sans Mono1" style:font-size-asian="9pt" style:font-name-complex="Bitstream Vera Sans Mono" style:font-size-complex="9pt"/>
    </style:style>
    <style:style style:name="P14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1ea65ea" style:font-name-asian="Bitstream Vera Sans Mono1" style:font-size-asian="9pt" style:font-name-complex="Bitstream Vera Sans Mono" style:font-size-complex="9pt"/>
    </style:style>
    <style:style style:name="P14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41dbfe" style:font-name-asian="Bitstream Vera Sans Mono1" style:font-size-asian="9pt" style:font-name-complex="Bitstream Vera Sans Mono" style:font-size-complex="9pt"/>
    </style:style>
    <style:style style:name="P14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42cf95" style:font-name-asian="Bitstream Vera Sans Mono1" style:font-size-asian="9pt" style:font-name-complex="Bitstream Vera Sans Mono" style:font-size-complex="9pt"/>
    </style:style>
    <style:style style:name="P1437" style:family="paragraph" style:parent-style-name="Table_20_Contents" style:list-style-name="WW8Num2">
      <style:text-properties style:font-name="Bitstream Vera Sans Mono1" fo:font-size="9pt" officeooo:rsid="01ecb34c" officeooo:paragraph-rsid="01ecb34c" style:font-name-asian="Bitstream Vera Sans Mono1" style:font-size-asian="9pt" style:font-name-complex="Bitstream Vera Sans Mono" style:font-size-complex="9pt"/>
    </style:style>
    <style:style style:name="P14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1d503d" officeooo:paragraph-rsid="01ea65ea" style:font-name-asian="Bitstream Vera Sans Mono1" style:font-size-asian="9pt" style:font-name-complex="Bitstream Vera Sans Mono" style:font-size-complex="9pt"/>
    </style:style>
    <style:style style:name="P14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c686d1" officeooo:paragraph-rsid="01ea65ea" style:font-name-asian="Bitstream Vera Sans Mono1" style:font-size-asian="9pt" style:font-name-complex="Bitstream Vera Sans Mono" style:font-size-complex="9pt"/>
    </style:style>
    <style:style style:name="P1440" style:family="paragraph" style:parent-style-name="Table_20_Contents" style:list-style-name="WW8Num2">
      <style:text-properties style:font-name="Bitstream Vera Sans Mono1" fo:font-size="9pt" officeooo:rsid="01ed5628" officeooo:paragraph-rsid="01ed5628" style:font-name-asian="Bitstream Vera Sans Mono1" style:font-size-asian="9pt" style:font-name-complex="Bitstream Vera Sans Mono" style:font-size-complex="9pt"/>
    </style:style>
    <style:style style:name="P1441" style:family="paragraph" style:parent-style-name="Table_20_Contents" style:list-style-name="WW8Num2">
      <style:text-properties style:font-name="Bitstream Vera Sans Mono1" fo:font-size="9pt" officeooo:rsid="0220471c" officeooo:paragraph-rsid="0220471c" style:font-name-asian="Bitstream Vera Sans Mono1" style:font-size-asian="9pt" style:font-name-complex="Bitstream Vera Sans Mono" style:font-size-complex="9pt"/>
    </style:style>
    <style:style style:name="P1442" style:family="paragraph" style:parent-style-name="Table_20_Contents" style:list-style-name="WW8Num2">
      <style:text-properties style:font-name="Bitstream Vera Sans Mono1" fo:font-size="9pt" officeooo:rsid="020dc3ae" officeooo:paragraph-rsid="020dc3ae" style:font-name-asian="Bitstream Vera Sans Mono1" style:font-size-asian="9pt" style:font-name-complex="Bitstream Vera Sans Mono" style:font-size-complex="9pt"/>
    </style:style>
    <style:style style:name="P1443" style:family="paragraph" style:parent-style-name="Table_20_Contents" style:list-style-name="WW8Num2">
      <style:text-properties style:font-name="Bitstream Vera Sans Mono1" fo:font-size="9pt" officeooo:rsid="020dc3ae" officeooo:paragraph-rsid="0218dd46" style:font-name-asian="Bitstream Vera Sans Mono1" style:font-size-asian="9pt" style:font-name-complex="Bitstream Vera Sans Mono" style:font-size-complex="9pt"/>
    </style:style>
    <style:style style:name="P1444" style:family="paragraph" style:parent-style-name="Table_20_Contents" style:list-style-name="WW8Num2">
      <style:text-properties style:font-name="Bitstream Vera Sans Mono1" fo:font-size="9pt" officeooo:rsid="020dc3ae" officeooo:paragraph-rsid="0223dbea" style:font-name-asian="Bitstream Vera Sans Mono1" style:font-size-asian="9pt" style:font-name-complex="Bitstream Vera Sans Mono" style:font-size-complex="9pt"/>
    </style:style>
    <style:style style:name="P1445" style:family="paragraph" style:parent-style-name="Table_20_Contents" style:list-style-name="WW8Num2">
      <style:text-properties style:font-name="Bitstream Vera Sans Mono1" fo:font-size="9pt" officeooo:rsid="020dc3ae" officeooo:paragraph-rsid="0226e50b" style:font-name-asian="Bitstream Vera Sans Mono1" style:font-size-asian="9pt" style:font-name-complex="Bitstream Vera Sans Mono" style:font-size-complex="9pt"/>
    </style:style>
    <style:style style:name="P1446" style:family="paragraph" style:parent-style-name="Table_20_Contents" style:list-style-name="WW8Num2">
      <style:text-properties style:font-name="Bitstream Vera Sans Mono1" fo:font-size="9pt" officeooo:rsid="020dc3ae" officeooo:paragraph-rsid="023e7618" style:font-name-asian="Bitstream Vera Sans Mono1" style:font-size-asian="9pt" style:font-name-complex="Bitstream Vera Sans Mono" style:font-size-complex="9pt"/>
    </style:style>
    <style:style style:name="P1447" style:family="paragraph" style:parent-style-name="Table_20_Contents" style:list-style-name="WW8Num2">
      <style:text-properties style:font-name="Bitstream Vera Sans Mono1" fo:font-size="9pt" officeooo:rsid="020dc3ae" officeooo:paragraph-rsid="0241dbfe" style:font-name-asian="Bitstream Vera Sans Mono1" style:font-size-asian="9pt" style:font-name-complex="Bitstream Vera Sans Mono" style:font-size-complex="9pt"/>
    </style:style>
    <style:style style:name="P1448" style:family="paragraph" style:parent-style-name="Table_20_Contents" style:list-style-name="WW8Num2">
      <style:text-properties style:font-name="Bitstream Vera Sans Mono1" fo:font-size="9pt" officeooo:rsid="022c4be9" officeooo:paragraph-rsid="022c4be9" style:font-name-asian="Bitstream Vera Sans Mono1" style:font-size-asian="9pt" style:font-name-complex="Bitstream Vera Sans Mono" style:font-size-complex="9pt"/>
    </style:style>
    <style:style style:name="P1449" style:family="paragraph" style:parent-style-name="Table_20_Contents" style:list-style-name="WW8Num2">
      <style:text-properties style:font-name="Bitstream Vera Sans Mono1" fo:font-size="9pt" officeooo:rsid="022c4be9" officeooo:paragraph-rsid="02309329" style:font-name-asian="Bitstream Vera Sans Mono1" style:font-size-asian="9pt" style:font-name-complex="Bitstream Vera Sans Mono" style:font-size-complex="9pt"/>
    </style:style>
    <style:style style:name="P14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1451" style:family="paragraph" style:parent-style-name="Table_20_Contents" style:list-style-name="WW8Num2">
      <style:text-properties style:font-name="Bitstream Vera Sans Mono1" fo:font-size="9pt" officeooo:rsid="0226e50b" officeooo:paragraph-rsid="0241dbfe" style:font-name-asian="Bitstream Vera Sans Mono1" style:font-size-asian="9pt" style:font-name-complex="Bitstream Vera Sans Mono" style:font-size-complex="9pt"/>
    </style:style>
    <style:style style:name="P14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26e50b" officeooo:paragraph-rsid="0241dbfe" style:font-name-asian="Bitstream Vera Sans Mono1" style:font-size-asian="9pt" style:font-name-complex="Bitstream Vera Sans Mono" style:font-size-complex="9pt"/>
    </style:style>
    <style:style style:name="P1453" style:family="paragraph" style:parent-style-name="Table_20_Contents" style:list-style-name="WW8Num2">
      <style:text-properties style:font-name="Bitstream Vera Sans Mono1" fo:font-size="9pt" officeooo:rsid="0226e50b" officeooo:paragraph-rsid="0242cf95" style:font-name-asian="Bitstream Vera Sans Mono1" style:font-size-asian="9pt" style:font-name-complex="Bitstream Vera Sans Mono" style:font-size-complex="9pt"/>
    </style:style>
    <style:style style:name="P14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41dbfe" style:font-name-asian="Bitstream Vera Sans Mono1" style:font-size-asian="9pt" style:font-name-complex="Bitstream Vera Sans Mono" style:font-size-complex="9pt"/>
    </style:style>
    <style:style style:name="P14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42cf95" style:font-name-asian="Bitstream Vera Sans Mono1" style:font-size-asian="9pt" style:font-name-complex="Bitstream Vera Sans Mono" style:font-size-complex="9pt"/>
    </style:style>
    <style:style style:name="P1456" style:family="paragraph" style:parent-style-name="Table_20_Contents" style:list-style-name="WW8Num2">
      <style:text-properties style:font-name="Bitstream Vera Sans Mono1" fo:font-size="9pt" officeooo:rsid="0225bff7" officeooo:paragraph-rsid="0241dbfe" style:font-name-asian="Bitstream Vera Sans Mono1" style:font-size-asian="9pt" style:font-name-complex="Bitstream Vera Sans Mono" style:font-size-complex="9pt"/>
    </style:style>
    <style:style style:name="P1457" style:family="paragraph" style:parent-style-name="Table_20_Contents" style:list-style-name="WW8Num2">
      <style:text-properties style:font-name="Bitstream Vera Sans Mono1" fo:font-size="9pt" officeooo:rsid="0225bff7" officeooo:paragraph-rsid="0242cf95" style:font-name-asian="Bitstream Vera Sans Mono1" style:font-size-asian="9pt" style:font-name-complex="Bitstream Vera Sans Mono" style:font-size-complex="9pt"/>
    </style:style>
    <style:style style:name="P14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1e6ab" officeooo:paragraph-rsid="0241dbfe" style:font-name-asian="Bitstream Vera Sans Mono1" style:font-size-asian="9pt" style:font-name-complex="Bitstream Vera Sans Mono" style:font-size-complex="9pt"/>
    </style:style>
    <style:style style:name="P1459" style:family="paragraph" style:parent-style-name="Table_20_Contents" style:list-style-name="WW8Num2">
      <style:text-properties style:font-name="Bitstream Vera Sans Mono1" fo:font-size="9pt" officeooo:rsid="0241dbfe" officeooo:paragraph-rsid="0241dbfe" style:font-name-asian="Bitstream Vera Sans Mono1" style:font-size-asian="9pt" style:font-name-complex="Bitstream Vera Sans Mono" style:font-size-complex="9pt"/>
    </style:style>
    <style:style style:name="P1460" style:family="paragraph" style:parent-style-name="Table_20_Contents" style:list-style-name="WW8Num2">
      <style:text-properties style:font-name="Bitstream Vera Sans Mono1" fo:font-size="9pt" officeooo:rsid="0241dbfe" officeooo:paragraph-rsid="0242cf95" style:font-name-asian="Bitstream Vera Sans Mono1" style:font-size-asian="9pt" style:font-name-complex="Bitstream Vera Sans Mono" style:font-size-complex="9pt"/>
    </style:style>
    <style:style style:name="P14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a0c34" officeooo:paragraph-rsid="024a0c34" style:font-name-asian="Bitstream Vera Sans Mono1" style:font-size-asian="9pt" style:font-name-complex="Bitstream Vera Sans Mono" style:font-size-complex="9pt"/>
    </style:style>
    <style:style style:name="P14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4ed29b" style:font-name-asian="Bitstream Vera Sans Mono1" style:font-size-asian="9pt" style:font-name-complex="Bitstream Vera Sans Mono" style:font-size-complex="9pt"/>
    </style:style>
    <style:style style:name="P14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508831" style:font-name-asian="Bitstream Vera Sans Mono1" style:font-size-asian="9pt" style:font-name-complex="Bitstream Vera Sans Mono" style:font-size-complex="9pt"/>
    </style:style>
    <style:style style:name="P1464" style:family="paragraph" style:parent-style-name="Table_20_Contents" style:list-style-name="WW8Num2">
      <style:text-properties style:font-name="Bitstream Vera Sans Mono1" fo:font-size="9pt" officeooo:rsid="0247b665" officeooo:paragraph-rsid="0247b665" style:font-name-asian="Bitstream Vera Sans Mono1" style:font-size-asian="9pt" style:font-name-complex="Bitstream Vera Sans Mono" style:font-size-complex="9pt"/>
    </style:style>
    <style:style style:name="P14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bd277" officeooo:paragraph-rsid="024bd277" style:font-name-asian="Bitstream Vera Sans Mono1" style:font-size-asian="9pt" style:font-name-complex="Bitstream Vera Sans Mono" style:font-size-complex="9pt"/>
    </style:style>
    <style:style style:name="P1466" style:family="paragraph" style:parent-style-name="Table_20_Contents" style:list-style-name="WW8Num2">
      <style:text-properties style:font-name="Bitstream Vera Sans Mono1" fo:font-size="9pt" officeooo:rsid="024ee13a" officeooo:paragraph-rsid="024ee13a" style:font-name-asian="Bitstream Vera Sans Mono1" style:font-size-asian="9pt" style:font-name-complex="Bitstream Vera Sans Mono" style:font-size-complex="9pt"/>
    </style:style>
    <style:style style:name="P14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14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14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14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14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14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14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14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14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14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10ab926" style:font-name-asian="Bitstream Vera Sans Mono1" style:font-size-asian="9pt" style:language-asian="zh" style:country-asian="TW" style:font-size-complex="9pt"/>
    </style:style>
    <style:style style:name="P14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1ea65ea" style:font-name-asian="Bitstream Vera Sans Mono1" style:font-size-asian="9pt" style:language-asian="zh" style:country-asian="TW" style:font-size-complex="9pt"/>
    </style:style>
    <style:style style:name="P14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241dbfe" style:font-name-asian="Bitstream Vera Sans Mono1" style:font-size-asian="9pt" style:language-asian="zh" style:country-asian="TW" style:font-size-complex="9pt"/>
    </style:style>
    <style:style style:name="P14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8561" officeooo:paragraph-rsid="01ea65ea" style:font-name-asian="Bitstream Vera Sans Mono1" style:font-size-asian="9pt" style:language-asian="zh" style:country-asian="TW" style:font-size-complex="9pt"/>
    </style:style>
    <style:style style:name="P14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828fe" officeooo:paragraph-rsid="01ea65ea" style:font-name-asian="Bitstream Vera Sans Mono1" style:font-size-asian="9pt" style:language-asian="zh" style:country-asian="TW" style:font-size-complex="9pt"/>
    </style:style>
    <style:style style:name="P14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41dbfe" style:font-name-asian="Bitstream Vera Sans Mono1" style:font-size-asian="9pt" style:language-asian="zh" style:country-asian="TW" style:font-size-complex="9pt"/>
    </style:style>
    <style:style style:name="P14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42cf95" style:font-name-asian="Bitstream Vera Sans Mono1" style:font-size-asian="9pt" style:language-asian="zh" style:country-asian="TW" style:font-size-complex="9pt"/>
    </style:style>
    <style:style style:name="P14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f9f53" officeooo:paragraph-rsid="0241dbfe" style:font-name-asian="Bitstream Vera Sans Mono1" style:font-size-asian="9pt" style:language-asian="zh" style:country-asian="TW" style:font-size-complex="9pt"/>
    </style:style>
    <style:style style:name="P14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f9f53" officeooo:paragraph-rsid="0242cf95" style:font-name-asian="Bitstream Vera Sans Mono1" style:font-size-asian="9pt" style:language-asian="zh" style:country-asian="TW" style:font-size-complex="9pt"/>
    </style:style>
    <style:style style:name="P14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41dbfe" style:font-name-asian="Bitstream Vera Sans Mono1" style:font-size-asian="9pt" style:language-asian="zh" style:country-asian="TW" style:font-size-complex="9pt"/>
    </style:style>
    <style:style style:name="P14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14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14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14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14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10ab926" style:font-name-asian="Bitstream Vera Sans Mono1" style:font-size-asian="9pt" style:language-asian="zh" style:country-asian="TW" style:font-name-complex="Bitstream Vera Sans Mono" style:font-size-complex="9pt"/>
    </style:style>
    <style:style style:name="P149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149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149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149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a65ea" style:font-name-asian="Bitstream Vera Sans Mono1" style:font-size-asian="9pt" style:font-size-complex="9pt"/>
    </style:style>
    <style:style style:name="P149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1dbfe" style:font-name-asian="Bitstream Vera Sans Mono1" style:font-size-asian="9pt" style:font-size-complex="9pt"/>
    </style:style>
    <style:style style:name="P149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2cf95" style:font-name-asian="Bitstream Vera Sans Mono1" style:font-size-asian="9pt" style:font-size-complex="9pt"/>
    </style:style>
    <style:style style:name="P1497" style:family="paragraph" style:parent-style-name="Table_20_Contents" style:list-style-name="WW8Num2">
      <style:paragraph-properties style:snap-to-layout-grid="false"/>
      <style:text-properties officeooo:rsid="017f046f" officeooo:paragraph-rsid="017f046f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fo:color="#ff0000"/>
    </style:style>
    <style:style style:name="T8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9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0" style:family="text">
      <style:text-properties style:font-name="新細明體" style:font-name-complex="新細明體"/>
    </style:style>
    <style:style style:name="T11" style:family="text">
      <style:text-properties style:font-name="新細明體" fo:font-size="9pt" style:font-size-asian="9pt" style:font-name-complex="新細明體" style:font-size-complex="9pt"/>
    </style:style>
    <style:style style:name="T12" style:family="text">
      <style:text-properties style:font-name="新細明體" fo:font-size="9pt" officeooo:rsid="0018297b" style:font-size-asian="9pt" style:font-name-complex="新細明體" style:font-size-complex="9pt"/>
    </style:style>
    <style:style style:name="T13" style:family="text">
      <style:text-properties style:font-name="新細明體" fo:font-size="9pt" officeooo:rsid="0019f275" style:font-size-asian="9pt" style:font-name-complex="新細明體" style:font-size-complex="9pt"/>
    </style:style>
    <style:style style:name="T14" style:family="text">
      <style:text-properties style:font-name="新細明體" fo:font-size="9pt" style:font-size-asian="9pt" style:font-name-complex="Arial" style:font-size-complex="9pt"/>
    </style:style>
    <style:style style:name="T15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6" style:family="text">
      <style:text-properties style:font-name="新細明體" fo:font-size="11pt" style:font-size-asian="11pt" style:font-name-complex="新細明體"/>
    </style:style>
    <style:style style:name="T17" style:family="text">
      <style:text-properties style:font-name="新細明體" fo:font-size="11pt" style:font-size-asian="11pt" style:font-name-complex="Arial"/>
    </style:style>
    <style:style style:name="T18" style:family="text">
      <style:text-properties officeooo:rsid="0012a285"/>
    </style:style>
    <style:style style:name="T19" style:family="text">
      <style:text-properties officeooo:rsid="0014b392"/>
    </style:style>
    <style:style style:name="T20" style:family="text">
      <style:text-properties officeooo:rsid="001809d9"/>
    </style:style>
    <style:style style:name="T21" style:family="text">
      <style:text-properties officeooo:rsid="0019f275"/>
    </style:style>
    <style:style style:name="T22" style:family="text">
      <style:text-properties officeooo:rsid="001caca4"/>
    </style:style>
    <style:style style:name="T23" style:family="text">
      <style:text-properties officeooo:rsid="001d67c8"/>
    </style:style>
    <style:style style:name="T24" style:family="text">
      <style:text-properties officeooo:rsid="002470e9"/>
    </style:style>
    <style:style style:name="T25" style:family="text">
      <style:text-properties officeooo:rsid="002c88b3"/>
    </style:style>
    <style:style style:name="T26" style:family="text">
      <style:text-properties officeooo:rsid="003bf252"/>
    </style:style>
    <style:style style:name="T27" style:family="text">
      <style:text-properties officeooo:rsid="003ded74"/>
    </style:style>
    <style:style style:name="T28" style:family="text">
      <style:text-properties officeooo:rsid="0040b6a4"/>
    </style:style>
    <style:style style:name="T29" style:family="text">
      <style:text-properties officeooo:rsid="00428085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7f0656" style:language-asian="zh" style:country-asian="TW"/>
    </style:style>
    <style:style style:name="T33" style:family="text">
      <style:text-properties officeooo:rsid="00827c9f" style:language-asian="zh" style:country-asian="TW"/>
    </style:style>
    <style:style style:name="T34" style:family="text">
      <style:text-properties officeooo:rsid="008556cd" style:language-asian="zh" style:country-asian="TW"/>
    </style:style>
    <style:style style:name="T35" style:family="text">
      <style:text-properties officeooo:rsid="00a74efa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officeooo:rsid="00647c6a"/>
    </style:style>
    <style:style style:name="T46" style:family="text">
      <style:text-properties officeooo:rsid="007177fa"/>
    </style:style>
    <style:style style:name="T47" style:family="text">
      <style:text-properties style:font-name="Arial" fo:font-size="12pt" style:font-size-asian="12pt" style:font-name-complex="Arial" style:font-size-complex="12pt"/>
    </style:style>
    <style:style style:name="T48" style:family="text">
      <style:text-properties style:font-name="Arial" fo:font-size="12pt" officeooo:rsid="0040b6a4" style:font-size-asian="12pt" style:font-name-complex="Arial" style:font-size-complex="12pt"/>
    </style:style>
    <style:style style:name="T49" style:family="text">
      <style:text-properties style:font-name="Arial" fo:font-size="12pt" officeooo:rsid="001ba608" style:font-size-asian="12pt" style:font-name-complex="Arial" style:font-size-complex="12pt"/>
    </style:style>
    <style:style style:name="T50" style:family="text">
      <style:text-properties style:font-name="Arial" fo:font-size="12pt" officeooo:rsid="00831399" style:font-size-asian="12pt" style:font-name-complex="Arial" style:font-size-complex="12pt"/>
    </style:style>
    <style:style style:name="T51" style:family="text">
      <style:text-properties style:font-name="Arial" fo:font-size="12pt" officeooo:rsid="008d8a08" style:font-size-asian="12pt" style:font-name-complex="Arial" style:font-size-complex="12pt"/>
    </style:style>
    <style:style style:name="T52" style:family="text">
      <style:text-properties style:font-name="Arial" fo:font-size="12pt" officeooo:rsid="008e5e42" style:font-size-asian="12pt" style:font-name-complex="Arial" style:font-size-complex="12pt"/>
    </style:style>
    <style:style style:name="T53" style:family="text">
      <style:text-properties style:font-name="Arial" fo:font-size="12pt" officeooo:rsid="008fa877" style:font-size-asian="12pt" style:font-name-complex="Arial" style:font-size-complex="12pt"/>
    </style:style>
    <style:style style:name="T54" style:family="text">
      <style:text-properties style:font-name="Arial" fo:font-size="12pt" officeooo:rsid="0090bcd5" style:font-size-asian="12pt" style:font-name-complex="Arial" style:font-size-complex="12pt"/>
    </style:style>
    <style:style style:name="T55" style:family="text">
      <style:text-properties style:font-name="Arial" fo:font-size="12pt" officeooo:rsid="0096eaa8" style:font-size-asian="12pt" style:font-name-complex="Arial" style:font-size-complex="12pt"/>
    </style:style>
    <style:style style:name="T56" style:family="text">
      <style:text-properties style:font-name="Arial" fo:font-size="12pt" officeooo:rsid="009ce355" style:font-size-asian="12pt" style:font-name-complex="Arial" style:font-size-complex="12pt"/>
    </style:style>
    <style:style style:name="T57" style:family="text">
      <style:text-properties style:font-name="Arial" fo:font-size="12pt" officeooo:rsid="00bda0e5" style:font-size-asian="12pt" style:font-name-complex="Arial" style:font-size-complex="12pt"/>
    </style:style>
    <style:style style:name="T58" style:family="text">
      <style:text-properties style:font-name="Arial" fo:font-size="12pt" officeooo:rsid="00cf6c40" style:font-size-asian="12pt" style:font-name-complex="Arial" style:font-size-complex="12pt"/>
    </style:style>
    <style:style style:name="T59" style:family="text">
      <style:text-properties style:font-name="Arial" fo:font-size="12pt" officeooo:rsid="00e1f49d" style:font-size-asian="12pt" style:font-name-complex="Arial" style:font-size-complex="12pt"/>
    </style:style>
    <style:style style:name="T60" style:family="text">
      <style:text-properties style:font-name="Arial" fo:font-size="12pt" officeooo:rsid="00f50913" style:font-size-asian="12pt" style:font-name-complex="Arial" style:font-size-complex="12pt"/>
    </style:style>
    <style:style style:name="T61" style:family="text">
      <style:text-properties style:font-name="Arial" fo:font-size="12pt" officeooo:rsid="00f5111f" style:font-size-asian="12pt" style:font-name-complex="Arial" style:font-size-complex="12pt"/>
    </style:style>
    <style:style style:name="T62" style:family="text">
      <style:text-properties style:font-name="Arial" fo:font-size="12pt" officeooo:rsid="00f5d74b" style:font-size-asian="12pt" style:font-name-complex="Arial" style:font-size-complex="12pt"/>
    </style:style>
    <style:style style:name="T63" style:family="text">
      <style:text-properties style:font-name="Arial" fo:font-size="12pt" officeooo:rsid="010b2616" style:font-size-asian="12pt" style:font-name-complex="Arial" style:font-size-complex="12pt"/>
    </style:style>
    <style:style style:name="T64" style:family="text">
      <style:text-properties style:font-name="Arial" fo:font-size="12pt" officeooo:rsid="0112d253" style:font-size-asian="12pt" style:font-name-complex="Arial" style:font-size-complex="12pt"/>
    </style:style>
    <style:style style:name="T65" style:family="text">
      <style:text-properties style:font-name="Arial" fo:font-size="12pt" officeooo:rsid="01157f46" style:font-size-asian="12pt" style:font-name-complex="Arial" style:font-size-complex="12pt"/>
    </style:style>
    <style:style style:name="T66" style:family="text">
      <style:text-properties style:font-name="Arial" fo:font-size="12pt" officeooo:rsid="0119c943" style:font-size-asian="12pt" style:font-name-complex="Arial" style:font-size-complex="12pt"/>
    </style:style>
    <style:style style:name="T67" style:family="text">
      <style:text-properties style:font-name="Arial" fo:font-size="12pt" officeooo:rsid="0121e47b" style:font-size-asian="12pt" style:font-name-complex="Arial" style:font-size-complex="12pt"/>
    </style:style>
    <style:style style:name="T68" style:family="text">
      <style:text-properties style:font-name="Arial" fo:font-size="12pt" officeooo:rsid="012a84de" style:font-size-asian="12pt" style:font-name-complex="Arial" style:font-size-complex="12pt"/>
    </style:style>
    <style:style style:name="T69" style:family="text">
      <style:text-properties style:font-name="Arial" fo:font-size="12pt" officeooo:rsid="013104b8" style:font-size-asian="12pt" style:font-name-complex="Arial" style:font-size-complex="12pt"/>
    </style:style>
    <style:style style:name="T70" style:family="text">
      <style:text-properties style:font-name="Arial" fo:font-size="12pt" officeooo:rsid="0142cf43" style:font-size-asian="12pt" style:font-name-complex="Arial" style:font-size-complex="12pt"/>
    </style:style>
    <style:style style:name="T71" style:family="text">
      <style:text-properties style:font-name="Arial" fo:font-size="12pt" officeooo:rsid="0165c1d3" style:font-size-asian="12pt" style:font-name-complex="Arial" style:font-size-complex="12pt"/>
    </style:style>
    <style:style style:name="T72" style:family="text">
      <style:text-properties style:font-name="Arial" fo:font-size="12pt" officeooo:rsid="016c612c" style:font-size-asian="12pt" style:font-name-complex="Arial" style:font-size-complex="12pt"/>
    </style:style>
    <style:style style:name="T73" style:family="text">
      <style:text-properties style:font-name="Arial" fo:font-size="12pt" officeooo:rsid="0171a196" style:font-size-asian="12pt" style:font-name-complex="Arial" style:font-size-complex="12pt"/>
    </style:style>
    <style:style style:name="T74" style:family="text">
      <style:text-properties style:font-name="Arial" fo:font-size="12pt" officeooo:rsid="017f046f" style:font-size-asian="12pt" style:font-name-complex="Arial" style:font-size-complex="12pt"/>
    </style:style>
    <style:style style:name="T75" style:family="text">
      <style:text-properties style:font-name="Arial" fo:font-size="12pt" officeooo:rsid="018f3f84" style:font-size-asian="12pt" style:font-name-complex="Arial" style:font-size-complex="12pt"/>
    </style:style>
    <style:style style:name="T76" style:family="text">
      <style:text-properties style:font-name="Arial" fo:font-size="12pt" officeooo:rsid="01950d4f" style:font-size-asian="12pt" style:font-name-complex="Arial" style:font-size-complex="12pt"/>
    </style:style>
    <style:style style:name="T77" style:family="text">
      <style:text-properties style:font-name="Arial" fo:font-size="12pt" officeooo:rsid="01c2fc65" style:font-size-asian="12pt" style:font-name-complex="Arial" style:font-size-complex="12pt"/>
    </style:style>
    <style:style style:name="T78" style:family="text">
      <style:text-properties style:font-name="Arial" fo:font-size="12pt" officeooo:rsid="01c686d1" style:font-size-asian="12pt" style:font-name-complex="Arial" style:font-size-complex="12pt"/>
    </style:style>
    <style:style style:name="T79" style:family="text">
      <style:text-properties style:font-name="Arial" fo:font-size="12pt" officeooo:rsid="01cee454" style:font-size-asian="12pt" style:font-name-complex="Arial" style:font-size-complex="12pt"/>
    </style:style>
    <style:style style:name="T80" style:family="text">
      <style:text-properties style:font-name="Arial" fo:font-size="12pt" officeooo:rsid="01cfeea8" style:font-size-asian="12pt" style:font-name-complex="Arial" style:font-size-complex="12pt"/>
    </style:style>
    <style:style style:name="T81" style:family="text">
      <style:text-properties style:font-name="Arial" fo:font-size="12pt" officeooo:rsid="01d4e053" style:font-size-asian="12pt" style:font-name-complex="Arial" style:font-size-complex="12pt"/>
    </style:style>
    <style:style style:name="T82" style:family="text">
      <style:text-properties style:font-name="Arial" fo:font-size="12pt" officeooo:rsid="01d9f37a" style:font-size-asian="12pt" style:font-name-complex="Arial" style:font-size-complex="12pt"/>
    </style:style>
    <style:style style:name="T83" style:family="text">
      <style:text-properties style:font-name="Arial" fo:font-size="12pt" officeooo:rsid="01e5fd4f" style:font-size-asian="12pt" style:font-name-complex="Arial" style:font-size-complex="12pt"/>
    </style:style>
    <style:style style:name="T84" style:family="text">
      <style:text-properties style:font-name="Arial" fo:font-size="12pt" officeooo:rsid="01e8b60d" style:font-size-asian="12pt" style:font-name-complex="Arial" style:font-size-complex="12pt"/>
    </style:style>
    <style:style style:name="T85" style:family="text">
      <style:text-properties style:font-name="Arial" fo:font-size="12pt" officeooo:rsid="01ea65ea" style:font-size-asian="12pt" style:font-name-complex="Arial" style:font-size-complex="12pt"/>
    </style:style>
    <style:style style:name="T86" style:family="text">
      <style:text-properties style:font-name="Arial" fo:font-size="12pt" officeooo:rsid="01f035ba" style:font-size-asian="12pt" style:font-name-complex="Arial" style:font-size-complex="12pt"/>
    </style:style>
    <style:style style:name="T87" style:family="text">
      <style:text-properties style:font-name="Arial" fo:font-size="12pt" officeooo:rsid="01fff215" style:font-size-asian="12pt" style:font-name-complex="Arial" style:font-size-complex="12pt"/>
    </style:style>
    <style:style style:name="T88" style:family="text">
      <style:text-properties style:font-name="Arial" fo:font-size="12pt" officeooo:rsid="02042ffe" style:font-size-asian="12pt" style:font-name-complex="Arial" style:font-size-complex="12pt"/>
    </style:style>
    <style:style style:name="T89" style:family="text">
      <style:text-properties style:font-name="Arial" fo:font-size="12pt" officeooo:rsid="02092000" style:font-size-asian="12pt" style:font-name-complex="Arial" style:font-size-complex="12pt"/>
    </style:style>
    <style:style style:name="T90" style:family="text">
      <style:text-properties style:font-name="Arial" fo:font-size="12pt" officeooo:rsid="020d1f6e" style:font-size-asian="12pt" style:font-name-complex="Arial" style:font-size-complex="12pt"/>
    </style:style>
    <style:style style:name="T91" style:family="text">
      <style:text-properties style:font-name="Arial" fo:font-size="12pt" officeooo:rsid="0218dd46" style:font-size-asian="12pt" style:font-name-complex="Arial" style:font-size-complex="12pt"/>
    </style:style>
    <style:style style:name="T92" style:family="text">
      <style:text-properties style:font-name="Arial" fo:font-size="12pt" officeooo:rsid="022163ce" style:font-size-asian="12pt" style:font-name-complex="Arial" style:font-size-complex="12pt"/>
    </style:style>
    <style:style style:name="T93" style:family="text">
      <style:text-properties style:font-name="Arial" fo:font-size="12pt" officeooo:rsid="0221a278" style:font-size-asian="12pt" style:font-name-complex="Arial" style:font-size-complex="12pt"/>
    </style:style>
    <style:style style:name="T94" style:family="text">
      <style:text-properties style:font-name="Arial" fo:font-size="12pt" officeooo:rsid="0223dbea" style:font-size-asian="12pt" style:font-name-complex="Arial" style:font-size-complex="12pt"/>
    </style:style>
    <style:style style:name="T95" style:family="text">
      <style:text-properties style:font-name="Arial" fo:font-size="12pt" officeooo:rsid="022912ab" style:font-size-asian="12pt" style:font-name-complex="Arial" style:font-size-complex="12pt"/>
    </style:style>
    <style:style style:name="T96" style:family="text">
      <style:text-properties style:font-name="Arial" fo:font-size="12pt" officeooo:rsid="022fb075" style:font-size-asian="12pt" style:font-name-complex="Arial" style:font-size-complex="12pt"/>
    </style:style>
    <style:style style:name="T97" style:family="text">
      <style:text-properties style:font-name="Arial" fo:font-size="12pt" officeooo:rsid="0233c552" style:font-size-asian="12pt" style:font-name-complex="Arial" style:font-size-complex="12pt"/>
    </style:style>
    <style:style style:name="T98" style:family="text">
      <style:text-properties style:font-name="Arial" fo:font-size="12pt" officeooo:rsid="023e7618" style:font-size-asian="12pt" style:font-name-complex="Arial" style:font-size-complex="12pt"/>
    </style:style>
    <style:style style:name="T99" style:family="text">
      <style:text-properties style:font-name="Arial" fo:font-size="12pt" officeooo:rsid="0241dbfe" style:font-size-asian="12pt" style:font-name-complex="Arial" style:font-size-complex="12pt"/>
    </style:style>
    <style:style style:name="T100" style:family="text">
      <style:text-properties style:font-name="Arial" fo:font-size="12pt" officeooo:rsid="02445d11" style:font-size-asian="12pt" style:font-name-complex="Arial" style:font-size-complex="12pt"/>
    </style:style>
    <style:style style:name="T101" style:family="text">
      <style:text-properties style:font-name="Arial" fo:font-size="12pt" officeooo:rsid="0254baa7" style:font-size-asian="12pt" style:font-name-complex="Arial" style:font-size-complex="12pt"/>
    </style:style>
    <style:style style:name="T102" style:family="text">
      <style:text-properties officeooo:rsid="007824f1"/>
    </style:style>
    <style:style style:name="T103" style:family="text">
      <style:text-properties officeooo:rsid="0079bb22"/>
    </style:style>
    <style:style style:name="T104" style:family="text">
      <style:text-properties officeooo:rsid="007a1b58"/>
    </style:style>
    <style:style style:name="T105" style:family="text">
      <style:text-properties officeooo:rsid="007f0656"/>
    </style:style>
    <style:style style:name="T106" style:family="text">
      <style:text-properties officeooo:rsid="00827c9f"/>
    </style:style>
    <style:style style:name="T107" style:family="text">
      <style:text-properties officeooo:rsid="00831399"/>
    </style:style>
    <style:style style:name="T108" style:family="text">
      <style:text-properties officeooo:rsid="008556cd"/>
    </style:style>
    <style:style style:name="T109" style:family="text">
      <style:text-properties officeooo:rsid="008fa877"/>
    </style:style>
    <style:style style:name="T110" style:family="text">
      <style:text-properties officeooo:rsid="0093c18b"/>
    </style:style>
    <style:style style:name="T111" style:family="text">
      <style:text-properties officeooo:rsid="009bddac"/>
    </style:style>
    <style:style style:name="T112" style:family="text">
      <style:text-properties officeooo:rsid="009ed5a0"/>
    </style:style>
    <style:style style:name="T113" style:family="text">
      <style:text-properties officeooo:rsid="00a10552"/>
    </style:style>
    <style:style style:name="T114" style:family="text">
      <style:text-properties officeooo:rsid="00a74efa"/>
    </style:style>
    <style:style style:name="T115" style:family="text">
      <style:text-properties officeooo:rsid="00a7692e"/>
    </style:style>
    <style:style style:name="T116" style:family="text">
      <style:text-properties officeooo:rsid="00a849e4"/>
    </style:style>
    <style:style style:name="T117" style:family="text">
      <style:text-properties officeooo:rsid="00acbb9b"/>
    </style:style>
    <style:style style:name="T118" style:family="text">
      <style:text-properties officeooo:rsid="00ae786e"/>
    </style:style>
    <style:style style:name="T119" style:family="text">
      <style:text-properties officeooo:rsid="00bda0e5"/>
    </style:style>
    <style:style style:name="T120" style:family="text">
      <style:text-properties officeooo:rsid="00c4aa50"/>
    </style:style>
    <style:style style:name="T121" style:family="text">
      <style:text-properties officeooo:rsid="00c7b6fb"/>
    </style:style>
    <style:style style:name="T122" style:family="text">
      <style:text-properties officeooo:rsid="00cf6c40"/>
    </style:style>
    <style:style style:name="T123" style:family="text">
      <style:text-properties officeooo:rsid="00d5f3e7"/>
    </style:style>
    <style:style style:name="T124" style:family="text">
      <style:text-properties officeooo:rsid="00d62ab2"/>
    </style:style>
    <style:style style:name="T125" style:family="text">
      <style:text-properties officeooo:rsid="00d90806"/>
    </style:style>
    <style:style style:name="T126" style:family="text">
      <style:text-properties officeooo:rsid="00db849a"/>
    </style:style>
    <style:style style:name="T127" style:family="text">
      <style:text-properties officeooo:rsid="00e7c678"/>
    </style:style>
    <style:style style:name="T128" style:family="text">
      <style:text-properties officeooo:rsid="00ebaa41"/>
    </style:style>
    <style:style style:name="T129" style:family="text">
      <style:text-properties officeooo:rsid="00ef9dcd"/>
    </style:style>
    <style:style style:name="T130" style:family="text">
      <style:text-properties officeooo:rsid="00f19fbe"/>
    </style:style>
    <style:style style:name="T131" style:family="text">
      <style:text-properties officeooo:rsid="00f6970e"/>
    </style:style>
    <style:style style:name="T132" style:family="text">
      <style:text-properties officeooo:rsid="00fa04ef"/>
    </style:style>
    <style:style style:name="T133" style:family="text">
      <style:text-properties officeooo:rsid="01000d46"/>
    </style:style>
    <style:style style:name="T134" style:family="text">
      <style:text-properties officeooo:rsid="01011838"/>
    </style:style>
    <style:style style:name="T135" style:family="text">
      <style:text-properties officeooo:rsid="010d18bc"/>
    </style:style>
    <style:style style:name="T136" style:family="text">
      <style:text-properties officeooo:rsid="01157f46"/>
    </style:style>
    <style:style style:name="T137" style:family="text">
      <style:text-properties officeooo:rsid="011b314c"/>
    </style:style>
    <style:style style:name="T138" style:family="text">
      <style:text-properties officeooo:rsid="012af257"/>
    </style:style>
    <style:style style:name="T139" style:family="text">
      <style:text-properties officeooo:rsid="012c9aa3"/>
    </style:style>
    <style:style style:name="T140" style:family="text">
      <style:text-properties officeooo:rsid="012fcbe3"/>
    </style:style>
    <style:style style:name="T141" style:family="text">
      <style:text-properties officeooo:rsid="0134d645"/>
    </style:style>
    <style:style style:name="T142" style:family="text">
      <style:text-properties officeooo:rsid="01361ce3"/>
    </style:style>
    <style:style style:name="T143" style:family="text">
      <style:text-properties officeooo:rsid="013f552e"/>
    </style:style>
    <style:style style:name="T144" style:family="text">
      <style:text-properties officeooo:rsid="0142cf43"/>
    </style:style>
    <style:style style:name="T145" style:family="text">
      <style:text-properties officeooo:rsid="014f845d"/>
    </style:style>
    <style:style style:name="T146" style:family="text">
      <style:text-properties officeooo:rsid="015905ea"/>
    </style:style>
    <style:style style:name="T147" style:family="text">
      <style:text-properties officeooo:rsid="01636657"/>
    </style:style>
    <style:style style:name="T148" style:family="text">
      <style:text-properties officeooo:rsid="0165c1d3"/>
    </style:style>
    <style:style style:name="T149" style:family="text">
      <style:text-properties officeooo:rsid="0166e233"/>
    </style:style>
    <style:style style:name="T150" style:family="text">
      <style:text-properties officeooo:rsid="017c66fd"/>
    </style:style>
    <style:style style:name="T151" style:family="text">
      <style:text-properties officeooo:rsid="017eab80"/>
    </style:style>
    <style:style style:name="T152" style:family="text">
      <style:text-properties officeooo:rsid="017f046f"/>
    </style:style>
    <style:style style:name="T153" style:family="text">
      <style:text-properties officeooo:rsid="0184d92c"/>
    </style:style>
    <style:style style:name="T154" style:family="text">
      <style:text-properties officeooo:rsid="0152dd20" style:font-name-complex="Bitstream Vera Sans Mono"/>
    </style:style>
    <style:style style:name="T155" style:family="text">
      <style:text-properties officeooo:rsid="0188e7ae" style:font-name-complex="Bitstream Vera Sans Mono"/>
    </style:style>
    <style:style style:name="T156" style:family="text">
      <style:text-properties officeooo:rsid="018cc46c"/>
    </style:style>
    <style:style style:name="T157" style:family="text">
      <style:text-properties officeooo:rsid="018f3f84"/>
    </style:style>
    <style:style style:name="T158" style:family="text">
      <style:text-properties officeooo:rsid="0190966f"/>
    </style:style>
    <style:style style:name="T159" style:family="text">
      <style:text-properties officeooo:rsid="019687d4"/>
    </style:style>
    <style:style style:name="T160" style:family="text">
      <style:text-properties officeooo:rsid="01976030"/>
    </style:style>
    <style:style style:name="T161" style:family="text">
      <style:text-properties officeooo:rsid="01982d58"/>
    </style:style>
    <style:style style:name="T162" style:family="text">
      <style:text-properties officeooo:rsid="0199749b"/>
    </style:style>
    <style:style style:name="T163" style:family="text">
      <style:text-properties officeooo:rsid="019ffaa1"/>
    </style:style>
    <style:style style:name="T164" style:family="text">
      <style:text-properties officeooo:rsid="01b52da9"/>
    </style:style>
    <style:style style:name="T165" style:family="text">
      <style:text-properties officeooo:rsid="01b840b7"/>
    </style:style>
    <style:style style:name="T166" style:family="text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T167" style:family="text">
      <style:text-properties style:font-name="Bitstream Vera Sans Mono1" fo:font-size="9pt" officeooo:rsid="01b782c0" style:font-name-asian="Bitstream Vera Sans Mono1" style:font-size-asian="9pt" style:font-name-complex="Bitstream Vera Sans Mono" style:font-size-complex="9pt"/>
    </style:style>
    <style:style style:name="T168" style:family="text">
      <style:text-properties style:font-name="Bitstream Vera Sans Mono1" fo:font-size="9pt" officeooo:rsid="01b840b7" style:font-name-asian="Bitstream Vera Sans Mono1" style:font-size-asian="9pt" style:font-name-complex="Bitstream Vera Sans Mono" style:font-size-complex="9pt"/>
    </style:style>
    <style:style style:name="T169" style:family="text">
      <style:text-properties officeooo:rsid="01c2fc65"/>
    </style:style>
    <style:style style:name="T170" style:family="text">
      <style:text-properties officeooo:rsid="01d45854"/>
    </style:style>
    <style:style style:name="T171" style:family="text">
      <style:text-properties officeooo:rsid="01d4e053"/>
    </style:style>
    <style:style style:name="T172" style:family="text">
      <style:text-properties officeooo:rsid="01e15d56"/>
    </style:style>
    <style:style style:name="T173" style:family="text">
      <style:text-properties officeooo:rsid="01e5fd4f"/>
    </style:style>
    <style:style style:name="T174" style:family="text">
      <style:text-properties officeooo:rsid="01ec2e7e"/>
    </style:style>
    <style:style style:name="T175" style:family="text">
      <style:text-properties officeooo:rsid="01ed5628"/>
    </style:style>
    <style:style style:name="T176" style:family="text">
      <style:text-properties officeooo:rsid="01f035ba"/>
    </style:style>
    <style:style style:name="T177" style:family="text">
      <style:text-properties officeooo:rsid="01f2619b"/>
    </style:style>
    <style:style style:name="T178" style:family="text">
      <style:text-properties officeooo:rsid="01fd6f16"/>
    </style:style>
    <style:style style:name="T179" style:family="text">
      <style:text-properties officeooo:rsid="01fff215"/>
    </style:style>
    <style:style style:name="T180" style:family="text">
      <style:text-properties officeooo:rsid="020c70ab"/>
    </style:style>
    <style:style style:name="T181" style:family="text">
      <style:text-properties officeooo:rsid="021af871"/>
    </style:style>
    <style:style style:name="T182" style:family="text">
      <style:text-properties officeooo:rsid="0213c3bf"/>
    </style:style>
    <style:style style:name="T183" style:family="text">
      <style:text-properties officeooo:rsid="0212e8ef"/>
    </style:style>
    <style:style style:name="T184" style:family="text">
      <style:text-properties officeooo:rsid="0221a278"/>
    </style:style>
    <style:style style:name="T185" style:family="text">
      <style:text-properties officeooo:rsid="0223dbea"/>
    </style:style>
    <style:style style:name="T186" style:family="text">
      <style:text-properties officeooo:rsid="022912ab"/>
    </style:style>
    <style:style style:name="T187" style:family="text">
      <style:text-properties officeooo:rsid="022e3300"/>
    </style:style>
    <style:style style:name="T188" style:family="text">
      <style:text-properties officeooo:rsid="0236000a"/>
    </style:style>
    <style:style style:name="T189" style:family="text">
      <style:text-properties officeooo:rsid="0238a97e"/>
    </style:style>
    <style:style style:name="T190" style:family="text">
      <style:text-properties officeooo:rsid="023e7618"/>
    </style:style>
    <style:style style:name="T191" style:family="text">
      <style:text-properties officeooo:rsid="0246c251"/>
    </style:style>
    <style:style style:name="T192" style:family="text">
      <style:text-properties officeooo:rsid="024d4ae9"/>
    </style:style>
    <style:style style:name="T193" style:family="text">
      <style:text-properties officeooo:rsid="024f503e"/>
    </style:style>
    <style:style style:name="T194" style:family="text">
      <style:text-properties officeooo:rsid="0256a15a"/>
    </style:style>
    <style:style style:name="T195" style:family="text">
      <style:text-properties officeooo:rsid="0256ef41"/>
    </style:style>
    <style:style style:name="T196" style:family="text">
      <style:text-properties officeooo:rsid="02572f0d"/>
    </style:style>
    <style:style style:name="T197" style:family="text">
      <style:text-properties officeooo:rsid="025b0009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0"/>
      <text:p text:style-name="P76"/>
      <text:p text:style-name="P76"/>
      <text:p text:style-name="P76"/>
      <text:p text:style-name="P76">bambooCORE 0.5</text:p>
      <text:p text:style-name="P76"/>
      <text:p text:style-name="P77">bambooCORE Document</text:p>
      <text:p text:style-name="Text_20_body"/>
      <text:p text:style-name="Text_20_body"/>
      <text:p text:style-name="Text_20_body"/>
      <text:p text:style-name="P78">DATE : 2014-2016</text:p>
      <text:p text:style-name="P78">DataBase File : bbcore</text:p>
      <text:p text:style-name="P78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835"><text:soft-page-break/><text:a xlink:type="simple" xlink:href="#__RefHeading__8365_722345540" text:style-name="Index_20_Link" text:visited-style-name="Index_20_Link">bambooCORE Architecture<text:tab/>4</text:a></text:p>
          <text:p text:style-name="P835"><text:a xlink:type="simple" xlink:href="#__RefHeading___Toc399744325" text:style-name="Index_20_Link" text:visited-style-name="Index_20_Link">TB_ACCOUNT<text:tab/>5</text:a></text:p>
          <text:p text:style-name="P835"><text:a xlink:type="simple" xlink:href="#__RefHeading___Toc399744326" text:style-name="Index_20_Link" text:visited-style-name="Index_20_Link">TB_SYS_CODE<text:tab/>6</text:a></text:p>
          <text:p text:style-name="P835"><text:a xlink:type="simple" xlink:href="#__RefHeading___Toc399744327" text:style-name="Index_20_Link" text:visited-style-name="Index_20_Link">TB_ROLE<text:tab/>7</text:a></text:p>
          <text:p text:style-name="P835"><text:a xlink:type="simple" xlink:href="#__RefHeading___Toc399744328" text:style-name="Index_20_Link" text:visited-style-name="Index_20_Link">TB_USER_ROLE<text:tab/>7</text:a></text:p>
          <text:p text:style-name="P835"><text:a xlink:type="simple" xlink:href="#__RefHeading___Toc399744329" text:style-name="Index_20_Link" text:visited-style-name="Index_20_Link">TB_ROLE_PERMISSION<text:tab/>8</text:a></text:p>
          <text:p text:style-name="P835"><text:a xlink:type="simple" xlink:href="#__RefHeading___Toc399744330" text:style-name="Index_20_Link" text:visited-style-name="Index_20_Link">TB_SYS_USESS<text:tab/>9</text:a></text:p>
          <text:p text:style-name="P835"><text:a xlink:type="simple" xlink:href="#__RefHeading___Toc399744331" text:style-name="Index_20_Link" text:visited-style-name="Index_20_Link">TB_SYS_MENU<text:tab/>10</text:a></text:p>
          <text:p text:style-name="P835"><text:a xlink:type="simple" xlink:href="#__RefHeading___Toc399744332" text:style-name="Index_20_Link" text:visited-style-name="Index_20_Link">TB_SYS_MENU_ROLE<text:tab/>11</text:a></text:p>
          <text:p text:style-name="P835"><text:a xlink:type="simple" xlink:href="#__RefHeading___Toc399744333" text:style-name="Index_20_Link" text:visited-style-name="Index_20_Link">TB_SYS<text:tab/>11</text:a></text:p>
          <text:p text:style-name="P835"><text:a xlink:type="simple" xlink:href="#__RefHeading___Toc399744334" text:style-name="Index_20_Link" text:visited-style-name="Index_20_Link">TB_SYS_ICON<text:tab/>12</text:a></text:p>
          <text:p text:style-name="P835"><text:a xlink:type="simple" xlink:href="#__RefHeading__13_1763329536" text:style-name="Index_20_Link" text:visited-style-name="Index_20_Link">TB_SYS_PROG<text:tab/>13</text:a></text:p>
          <text:p text:style-name="P835"><text:a xlink:type="simple" xlink:href="#__RefHeading__5102_2133359321" text:style-name="Index_20_Link" text:visited-style-name="Index_20_Link">TB_SYS_CALENDAR_NOTE<text:tab/>14</text:a></text:p>
          <text:p text:style-name="P835"><text:a xlink:type="simple" xlink:href="#__RefHeading__5592_1484496577" text:style-name="Index_20_Link" text:visited-style-name="Index_20_Link">TB_SYS_MSG_NOTICE<text:tab/>15</text:a></text:p>
          <text:p text:style-name="P835"><text:a xlink:type="simple" xlink:href="#__RefHeading__6135_1224920703" text:style-name="Index_20_Link" text:visited-style-name="Index_20_Link">TB_SYS_TEMPLATE<text:tab/>15</text:a></text:p>
          <text:p text:style-name="P835"><text:a xlink:type="simple" xlink:href="#__RefHeading__6139_1224920703" text:style-name="Index_20_Link" text:visited-style-name="Index_20_Link">TB_SYS_TEMPLATE_PARAM<text:tab/>16</text:a></text:p>
          <text:p text:style-name="P835"><text:a xlink:type="simple" xlink:href="#__RefHeading__6973_1507293065" text:style-name="Index_20_Link" text:visited-style-name="Index_20_Link">TB_SYS_MSG_NOTICE_CONFIG<text:tab/>16</text:a></text:p>
          <text:p text:style-name="P835"><text:a xlink:type="simple" xlink:href="#__RefHeading__7410_1829345708" text:style-name="Index_20_Link" text:visited-style-name="Index_20_Link">TB_SYS_WS_CONFIG<text:tab/>17</text:a></text:p>
          <text:p text:style-name="P835"><text:a xlink:type="simple" xlink:href="#__RefHeading__7894_832783559" text:style-name="Index_20_Link" text:visited-style-name="Index_20_Link">TB_SYS_EXPRESSION<text:tab/>17</text:a></text:p>
          <text:p text:style-name="P835"><text:a xlink:type="simple" xlink:href="#__RefHeading__8355_722345540" text:style-name="Index_20_Link" text:visited-style-name="Index_20_Link">TB_SYS_BEAN_HELP<text:tab/>18</text:a></text:p>
          <text:p text:style-name="P835"><text:a xlink:type="simple" xlink:href="#__RefHeading__8357_722345540" text:style-name="Index_20_Link" text:visited-style-name="Index_20_Link">TB_SYS_BEAN_HELP_EXPR<text:tab/>18</text:a></text:p>
          <text:p text:style-name="P835"><text:a xlink:type="simple" xlink:href="#__RefHeading__8359_722345540" text:style-name="Index_20_Link" text:visited-style-name="Index_20_Link">TB_SYS_BEAN_HELP_EXPR_MAP<text:tab/>19</text:a></text:p>
          <text:p text:style-name="P835"><text:a xlink:type="simple" xlink:href="#__RefHeading__9785_1923556911" text:style-name="Index_20_Link" text:visited-style-name="Index_20_Link">TB_SYS_UPLOAD<text:tab/>20</text:a></text:p>
          <text:p text:style-name="P835"><text:a xlink:type="simple" xlink:href="#__RefHeading__10568_19264099" text:style-name="Index_20_Link" text:visited-style-name="Index_20_Link">TB_SYS_JREPORT<text:tab/>21</text:a></text:p>
          <text:p text:style-name="P835"><text:a xlink:type="simple" xlink:href="#__RefHeading__10570_19264099" text:style-name="Index_20_Link" text:visited-style-name="Index_20_Link">TB_SYS_JREPORT_PARAM<text:tab/>21</text:a></text:p>
          <text:p text:style-name="P835"><text:a xlink:type="simple" xlink:href="#__RefHeading__11806_1241572173" text:style-name="Index_20_Link" text:visited-style-name="Index_20_Link">TB_SYS_CTX_BEAN<text:tab/>22</text:a></text:p>
          <text:p text:style-name="P835"><text:a xlink:type="simple" xlink:href="#__RefHeading__19488_315683219" text:style-name="Index_20_Link" text:visited-style-name="Index_20_Link">TB_SYS_TWITTER<text:tab/>22</text:a></text:p>
          <text:p text:style-name="P835"><text:a xlink:type="simple" xlink:href="#__RefHeading__21242_1227445181" text:style-name="Index_20_Link" text:visited-style-name="Index_20_Link">TB_SYS_MAIL_HELPER<text:tab/>23</text:a></text:p>
          <text:p text:style-name="P835"><text:a xlink:type="simple" xlink:href="#__RefHeading__11816_96411672" text:style-name="Index_20_Link" text:visited-style-name="Index_20_Link">BB_ORGANIZATION<text:tab/>24</text:a></text:p>
          <text:p text:style-name="P835"><text:a xlink:type="simple" xlink:href="#__RefHeading__11818_96411672" text:style-name="Index_20_Link" text:visited-style-name="Index_20_Link">BB_ORGANIZATION_PAR<text:tab/>24</text:a></text:p>
          <text:p text:style-name="P835"><text:a xlink:type="simple" xlink:href="#__RefHeading__12656_188845631" text:style-name="Index_20_Link" text:visited-style-name="Index_20_Link">BB_EMPLOYEE<text:tab/>25</text:a></text:p>
          <text:p text:style-name="P835"><text:a xlink:type="simple" xlink:href="#__RefHeading__12659_188845631" text:style-name="Index_20_Link" text:visited-style-name="Index_20_Link">BB_EMPLOYEE_ORGA<text:tab/>25</text:a></text:p>
          <text:p text:style-name="P835"><text:a xlink:type="simple" xlink:href="#__RefHeading__13447_1029224104" text:style-name="Index_20_Link" text:visited-style-name="Index_20_Link">BB_VISION<text:tab/>26</text:a></text:p>
          <text:p text:style-name="P835"><text:a xlink:type="simple" xlink:href="#__RefHeading__13449_1029224104" text:style-name="Index_20_Link" text:visited-style-name="Index_20_Link">BB_PERSPECTIVE<text:tab/>26</text:a></text:p>
          <text:p text:style-name="P835"><text:a xlink:type="simple" xlink:href="#__RefHeading__17506_953661027" text:style-name="Index_20_Link" text:visited-style-name="Index_20_Link">BB_OBJECTIVE<text:tab/>27</text:a></text:p>
          <text:p text:style-name="P835"><text:a xlink:type="simple" xlink:href="#__RefHeading__15138_679456773" text:style-name="Index_20_Link" text:visited-style-name="Index_20_Link">BB_KPI<text:tab/>28</text:a></text:p>
          <text:p text:style-name="P835"><text:a xlink:type="simple" xlink:href="#__RefHeading__18458_26598187" text:style-name="Index_20_Link" text:visited-style-name="Index_20_Link">越準越好分數處理方式<text:tab/>29</text:a></text:p>
          <text:p text:style-name="P835"><text:a xlink:type="simple" xlink:href="#__RefHeading__15140_679456773" text:style-name="Index_20_Link" text:visited-style-name="Index_20_Link">BB_KPI_ORGA<text:tab/>30</text:a></text:p>
          <text:p text:style-name="P835"><text:a xlink:type="simple" xlink:href="#__RefHeading__15142_679456773" text:style-name="Index_20_Link" text:visited-style-name="Index_20_Link">BB_KPI_EMPL<text:tab/>30</text:a></text:p>
          <text:p text:style-name="P835"><text:a xlink:type="simple" xlink:href="#__RefHeading__15144_679456773" text:style-name="Index_20_Link" text:visited-style-name="Index_20_Link">BB_FORMULA<text:tab/>31</text:a></text:p>
          <text:p text:style-name="P835"><text:a xlink:type="simple" xlink:href="#__RefHeading__27461_1860957965" text:style-name="Index_20_Link" text:visited-style-name="Index_20_Link">BB_AGGREGATION_METHOD<text:tab/>32</text:a></text:p>
          <text:p text:style-name="P835"><text:a xlink:type="simple" xlink:href="#__RefHeading__15146_679456773" text:style-name="Index_20_Link" text:visited-style-name="Index_20_Link">BB_MEASURE_DATA<text:tab/>33</text:a></text:p>
          <text:p text:style-name="P835"><text:soft-page-break/><text:a xlink:type="simple" xlink:href="#__RefHeading__15150_679456773" text:style-name="Index_20_Link" text:visited-style-name="Index_20_Link">BB_SCORE_COLOR<text:tab/>34</text:a></text:p>
          <text:p text:style-name="P835"><text:a xlink:type="simple" xlink:href="#__RefHeading__18598_569668784" text:style-name="Index_20_Link" text:visited-style-name="Index_20_Link">BB_STRATEGY_MAP<text:tab/>35</text:a></text:p>
          <text:p text:style-name="P835"><text:a xlink:type="simple" xlink:href="#__RefHeading__18600_569668784" text:style-name="Index_20_Link" text:visited-style-name="Index_20_Link">BB_STRATEGY_MAP_NODES<text:tab/>35</text:a></text:p>
          <text:p text:style-name="P835"><text:a xlink:type="simple" xlink:href="#__RefHeading__18602_569668784" text:style-name="Index_20_Link" text:visited-style-name="Index_20_Link">BB_STRATEGY_MAP_CONNS<text:tab/>36</text:a></text:p>
          <text:p text:style-name="P835"><text:a xlink:type="simple" xlink:href="#__RefHeading__19900_173492183" text:style-name="Index_20_Link" text:visited-style-name="Index_20_Link">BB_SWOT<text:tab/>36</text:a></text:p>
          <text:p text:style-name="P835"><text:a xlink:type="simple" xlink:href="#__RefHeading__20309_2098148859" text:style-name="Index_20_Link" text:visited-style-name="Index_20_Link">BB_SWOT_REPORT_MST<text:tab/>37</text:a></text:p>
          <text:p text:style-name="P835"><text:a xlink:type="simple" xlink:href="#__RefHeading__20311_2098148859" text:style-name="Index_20_Link" text:visited-style-name="Index_20_Link">BB_SWOT_REPORT_DTL<text:tab/>37</text:a></text:p>
          <text:p text:style-name="P835"><text:a xlink:type="simple" xlink:href="#__RefHeading__21874_718747835" text:style-name="Index_20_Link" text:visited-style-name="Index_20_Link">BB_WORKSPACE<text:tab/>38</text:a></text:p>
          <text:p text:style-name="P835"><text:a xlink:type="simple" xlink:href="#__RefHeading__21876_718747835" text:style-name="Index_20_Link" text:visited-style-name="Index_20_Link">BB_WORKSPACE_TEMPLATE<text:tab/>38</text:a></text:p>
          <text:p text:style-name="P835"><text:a xlink:type="simple" xlink:href="#__RefHeading__21878_718747835" text:style-name="Index_20_Link" text:visited-style-name="Index_20_Link">BB_WORKSPACE_COMPOMENT<text:tab/>39</text:a></text:p>
          <text:p text:style-name="P835"><text:a xlink:type="simple" xlink:href="#__RefHeading__21880_718747835" text:style-name="Index_20_Link" text:visited-style-name="Index_20_Link">BB_WORKSPACE_CONFIG<text:tab/>39</text:a></text:p>
          <text:p text:style-name="P835"><text:a xlink:type="simple" xlink:href="#__RefHeading__23499_2053230135" text:style-name="Index_20_Link" text:visited-style-name="Index_20_Link">BB_WORKSPACE_LABEL<text:tab/>40</text:a></text:p>
          <text:p text:style-name="P835"><text:a xlink:type="simple" xlink:href="#__RefHeading__23963_88937974" text:style-name="Index_20_Link" text:visited-style-name="Index_20_Link">QC_DATA_SOURCE_DRIVER<text:tab/>41</text:a></text:p>
          <text:p text:style-name="P835"><text:a xlink:type="simple" xlink:href="#__RefHeading__23965_88937974" text:style-name="Index_20_Link" text:visited-style-name="Index_20_Link">QC_DATA_SOURCE_CONF<text:tab/>41</text:a></text:p>
          <text:p text:style-name="P835"><text:a xlink:type="simple" xlink:href="#__RefHeading__23967_88937974" text:style-name="Index_20_Link" text:visited-style-name="Index_20_Link">QC_DATA_QUERY<text:tab/>42</text:a></text:p>
          <text:p text:style-name="P835"><text:a xlink:type="simple" xlink:href="#__RefHeading__25322_72617355" text:style-name="Index_20_Link" text:visited-style-name="Index_20_Link">QC_DATA_QUERY_MAPPER<text:tab/>42</text:a></text:p>
          <text:p text:style-name="P835"><text:a xlink:type="simple" xlink:href="#__RefHeading__25744_471428104" text:style-name="Index_20_Link" text:visited-style-name="Index_20_Link">QC_DATA_QUERY_MAPPER_SET<text:tab/>43</text:a></text:p>
          <text:p text:style-name="P835"><text:a xlink:type="simple" xlink:href="#__RefHeading__26121_455019284" text:style-name="Index_20_Link" text:visited-style-name="Index_20_Link">QC_OLAP_CONF<text:tab/>44</text:a></text:p>
          <text:p text:style-name="P835"><text:a xlink:type="simple" xlink:href="#__RefHeading__26123_455019284" text:style-name="Index_20_Link" text:visited-style-name="Index_20_Link">QC_OLAP_CATALOG<text:tab/>44</text:a></text:p>
          <text:p text:style-name="P835"><text:a xlink:type="simple" xlink:href="#__RefHeading__26125_455019284" text:style-name="Index_20_Link" text:visited-style-name="Index_20_Link">QC_OLAP_MDX<text:tab/>4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P24"/>
      <text:p text:style-name="P24"/>
      <text:list xml:id="list3453680691645602704" text:style-name="WW8Num2">
        <text:list-item>
          <text:h text:style-name="P891" text:outline-level="1"><text:soft-page-break/></text:h>
        </text:list-item>
        <text:list-item>
          <text:h text:style-name="P892" text:outline-level="1"><text:bookmark-start text:name="__RefHeading__8365_722345540"/>bambooCORE Architecture<text:bookmark-end text:name="__RefHeading__8365_722345540"/></text:h>
        </text:list-item>
      </text:list>
      <text:p text:style-name="P25"><draw:frame draw:style-name="fr1" draw:name="框架2" text:anchor-type="char" svg:x="0.37cm" svg:y="0.164cm" svg:width="15.025cm" svg:height="1.928cm" draw:z-index="1"><draw:text-box><text:p text:style-name="P65">STRUTS2 </text:p><text:p text:style-name="P65">bambooCORE’s DOJO tag lib , <text:s/>form design </text:p></draw:text-box></draw:frame><draw:frame draw:style-name="fr2" draw:name="框架3" text:anchor-type="char" svg:x="15.505cm" svg:y="0.164cm" svg:width="2.801cm" svg:height="10.236cm" draw:z-index="2"><draw:text-box><text:p text:style-name="P66"/><text:p text:style-name="P66"/><text:p text:style-name="P66"/><text:p text:style-name="P66"/><text:p text:style-name="P66"/><text:p text:style-name="P66"/><text:p text:style-name="P65">Apache shiro</text:p><text:p text:style-name="P65">security</text:p></draw:text-box></draw:frame></text:p>
      <text:p text:style-name="P24"/>
      <text:p text:style-name="P24"/>
      <text:p text:style-name="P26"><draw:frame draw:style-name="fr3" draw:name="框架4" text:anchor-type="char" svg:x="0.37cm" svg:y="0.243cm" svg:width="3.595cm" svg:height="1.346cm" draw:z-index="3"><draw:text-box><text:p text:style-name="P65">REST (cxf)</text:p></draw:text-box></draw:frame><draw:frame draw:style-name="fr3" draw:name="框架5" text:anchor-type="char" svg:x="3.995cm" svg:y="0.243cm" svg:width="3.436cm" svg:height="1.346cm" draw:z-index="4"><draw:text-box><text:p text:style-name="P65">SOAP (cxf)</text:p></draw:text-box></draw:frame><draw:frame draw:style-name="fr3" draw:name="框架6" text:anchor-type="char" svg:x="10.874cm" svg:y="0.243cm" svg:width="4.521cm" svg:height="1.346cm" draw:z-index="5"><draw:text-box><text:p text:style-name="P65">ActiveMQ<text:span text:style-name="T105">(</text:span><text:span text:style-name="T32">暫不開啟</text:span><text:span text:style-name="T105">)</text:span></text:p></draw:text-box></draw:frame><draw:frame draw:style-name="fr3" draw:name="框架15" text:anchor-type="char" svg:x="7.435cm" svg:y="0.243cm" svg:width="3.463cm" svg:height="1.346cm" draw:z-index="14"><draw:text-box><text:p text:style-name="P65">Hessian<text:span text:style-name="T106">(</text:span><text:span text:style-name="T33">暫不</text:span><text:span text:style-name="T106">)</text:span></text:p></draw:text-box></draw:frame></text:p>
      <text:p text:style-name="P24"/>
      <text:p text:style-name="P25"><draw:frame draw:style-name="fr4" draw:name="框架1" text:anchor-type="char" svg:x="0.37cm" svg:y="0.323cm" svg:width="15.025cm" svg:height="5.42cm" draw:z-index="0"><draw:text-box><text:p text:style-name="P64">Service tier / Business rule / workflow</text:p></draw:text-box></draw:frame></text:p>
      <text:p text:style-name="P63"/>
      <text:p text:style-name="P25"><draw:frame draw:style-name="fr5" draw:name="框架11" text:anchor-type="char" svg:x="7.885cm" svg:y="-0.074cm" svg:width="7.325cm" svg:height="1.901cm" draw:z-index="10"><draw:text-box><text:p text:style-name="P65">Script Engine support</text:p><text:p text:style-name="P66">Groovy, beanShell, JPython</text:p><text:p text:style-name="P66"/><text:p text:style-name="P65"/></draw:text-box></draw:frame><draw:frame draw:style-name="fr2" draw:name="框架13" text:anchor-type="char" svg:x="0.635cm" svg:y="-0.074cm" svg:width="7.22cm" svg:height="3.013cm" draw:z-index="12"><draw:text-box><text:p text:style-name="P64">Service container / logic service</text:p></draw:text-box></draw:frame></text:p>
      <text:p text:style-name="P24"/>
      <text:p text:style-name="P25"><draw:frame draw:style-name="fr6" draw:name="框架14" text:anchor-type="char" svg:x="1.323cm" svg:y="0.164cm" svg:width="5.764cm" svg:height="1.24cm" draw:z-index="13"><draw:text-box><text:p text:style-name="P65">CORE service</text:p></draw:text-box></draw:frame></text:p>
      <text:p text:style-name="P25"><draw:frame draw:style-name="fr5" draw:name="框架9" text:anchor-type="char" svg:x="7.885cm" svg:y="-0.048cm" svg:width="7.325cm" svg:height="1.081cm" draw:z-index="8"><draw:text-box><text:p text:style-name="P65">Activiti</text:p></draw:text-box></draw:frame></text:p>
      <text:p text:style-name="P25"><draw:frame draw:style-name="fr5" draw:name="框架10" text:anchor-type="char" svg:x="7.885cm" svg:y="0.508cm" svg:width="7.325cm" svg:height="1.161cm" draw:z-index="9"><draw:text-box><text:p text:style-name="P65">Drools</text:p></draw:text-box></draw:frame><draw:frame draw:style-name="fr2" draw:name="框架12" text:anchor-type="char" svg:x="0.635cm" svg:y="0.508cm" svg:width="7.22cm" svg:height="1.161cm" draw:z-index="11"><draw:text-box><text:p text:style-name="P65">Repository</text:p></draw:text-box></draw:frame></text:p>
      <text:p text:style-name="P24"/>
      <text:p text:style-name="P24"/>
      <text:p text:style-name="P25"><draw:frame draw:style-name="fr6" draw:name="框架8" text:anchor-type="char" svg:x="0.37cm" svg:y="0.058cm" svg:width="15.025cm" svg:height="1.452cm" draw:z-index="7"><draw:text-box><text:p text:style-name="P65">Hibernate / MyBATIS / Spring JDBC</text:p></draw:text-box></draw:frame></text:p>
      <text:p text:style-name="P24"/>
      <text:p text:style-name="P25"><draw:frame draw:style-name="fr6" draw:name="框架7" text:anchor-type="char" svg:x="0.37cm" svg:y="0.349cm" svg:width="17.935cm" svg:height="1.24cm" draw:z-index="6"><draw:text-box><text:p text:style-name="P65">Spring 4 </text:p></draw:text-box></draw:frame></text:p>
      <text:p text:style-name="P24"/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2003436153297" text:continue-numbering="true" text:style-name="WW8Num2">
        <text:list-item>
          <text:h text:style-name="P893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80">Project</text:p>
          </table:table-cell>
          <table:table-cell table:style-name="表格1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80">Ver</text:p>
          </table:table-cell>
          <table:table-cell table:style-name="表格1.A1" office:value-type="string">
            <text:p text:style-name="P99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80">Maintain</text:p>
          </table:table-cell>
          <table:table-cell table:style-name="表格1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80">Date</text:p>
          </table:table-cell>
          <table:table-cell table:style-name="表格1.A2" office:value-type="string">
            <text:p text:style-name="P99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80">Table</text:p>
          </table:table-cell>
          <table:table-cell table:style-name="表格1.A2" table:number-columns-spanned="6" office:value-type="string">
            <text:p text:style-name="P159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80">DataBase</text:p>
          </table:table-cell>
          <table:table-cell table:style-name="表格1.A2" office:value-type="string">
            <text:p text:style-name="P99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80">Descript</text:p>
          </table:table-cell>
          <table:table-cell table:style-name="表格1.A4" table:number-columns-spanned="8" office:value-type="string">
            <text:p text:style-name="P99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9">Field</text:p>
          </table:table-cell>
          <table:table-cell table:style-name="表格1.A5" office:value-type="string">
            <text:p text:style-name="P79">Datatype</text:p>
          </table:table-cell>
          <table:table-cell table:style-name="表格1.A5" office:value-type="string">
            <text:p text:style-name="P79">PK</text:p>
          </table:table-cell>
          <table:table-cell table:style-name="表格1.A5" office:value-type="string">
            <text:p text:style-name="P79">UK</text:p>
          </table:table-cell>
          <table:table-cell table:style-name="表格1.A5" office:value-type="string">
            <text:p text:style-name="P79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79">Description</text:p>
          </table:table-cell>
          <table:table-cell table:style-name="表格1.A5" office:value-type="string">
            <text:p text:style-name="P79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OID</text:p>
          </table:table-cell>
          <table:table-cell table:style-name="表格1.A5" office:value-type="string">
            <text:p text:style-name="P109">CHAR</text:p>
          </table:table-cell>
          <table:table-cell table:style-name="表格1.A5" office:value-type="string">
            <text:p text:style-name="P109">Y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3"><text:s/></text:p>
          </table:table-cell>
          <table:table-cell table:style-name="表格1.A5" office:value-type="string">
            <text:p text:style-name="P109">36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PK / UUID</text:p>
          </table:table-cell>
          <table:table-cell table:style-name="表格1.A5" office:value-type="string">
            <text:p text:style-name="P115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ACCOUNT</text:p>
          </table:table-cell>
          <table:table-cell table:style-name="表格1.A5" office:value-type="string">
            <text:p text:style-name="P109">VARCHAR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09">Y</text:p>
          </table:table-cell>
          <table:table-cell table:style-name="表格1.A5" office:value-type="string">
            <text:p text:style-name="P749"/>
          </table:table-cell>
          <table:table-cell table:style-name="表格1.A5" office:value-type="string">
            <text:p text:style-name="P109">24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PK / account</text:p>
          </table:table-cell>
          <table:table-cell table:style-name="表格1.A5" office:value-type="string">
            <text:p text:style-name="P179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PASSWORD</text:p>
          </table:table-cell>
          <table:table-cell table:style-name="表格1.A5" office:value-type="string">
            <text:p text:style-name="P109">VARCHAR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09">255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Password</text:p>
          </table:table-cell>
          <table:table-cell table:style-name="表格1.A5" office:value-type="string">
            <text:p text:style-name="P179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ON_JOB</text:p>
          </table:table-cell>
          <table:table-cell table:style-name="表格1.A5" office:value-type="string">
            <text:p text:style-name="P109">VARCHAR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09">1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116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CUSERID</text:p>
          </table:table-cell>
          <table:table-cell table:style-name="表格1.A5" office:value-type="string">
            <text:p text:style-name="P109">VARCHAR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09">24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Create data user</text:p>
          </table:table-cell>
          <table:table-cell table:style-name="表格1.A5" office:value-type="string">
            <text:p text:style-name="P116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CDATE</text:p>
          </table:table-cell>
          <table:table-cell table:style-name="表格1.A5" office:value-type="string">
            <text:p text:style-name="P109">DATETIME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Create time</text:p>
          </table:table-cell>
          <table:table-cell table:style-name="表格1.A5" office:value-type="string">
            <text:p text:style-name="P116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UUSERID</text:p>
          </table:table-cell>
          <table:table-cell table:style-name="表格1.A5" office:value-type="string">
            <text:p text:style-name="P109">VARCHAR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09">24</text:p>
          </table:table-cell>
          <table:table-cell table:style-name="表格1.A5" office:value-type="string">
            <text:p text:style-name="P115">null</text:p>
          </table:table-cell>
          <table:table-cell table:style-name="表格1.A5" office:value-type="string">
            <text:p text:style-name="P115">Update date user</text:p>
          </table:table-cell>
          <table:table-cell table:style-name="表格1.A5" office:value-type="string">
            <text:p text:style-name="P116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09">UDATE</text:p>
          </table:table-cell>
          <table:table-cell table:style-name="表格1.A5" office:value-type="string">
            <text:p text:style-name="P109">DATETIME</text:p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0"/>
          </table:table-cell>
          <table:table-cell table:style-name="表格1.A5" office:value-type="string">
            <text:p text:style-name="P115">null</text:p>
          </table:table-cell>
          <table:table-cell table:style-name="表格1.A5" office:value-type="string">
            <text:p text:style-name="P115">Update time</text:p>
          </table:table-cell>
          <table:table-cell table:style-name="表格1.A5" office:value-type="string">
            <text:p text:style-name="P116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2003469168393" text:continue-numbering="true" text:style-name="WW8Num2">
        <text:list-item>
          <text:h text:style-name="P893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80">Project</text:p>
          </table:table-cell>
          <table:table-cell table:style-name="表格2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80">Ver</text:p>
          </table:table-cell>
          <table:table-cell table:style-name="表格2.A1" office:value-type="string">
            <text:p text:style-name="P99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80">Maintain</text:p>
          </table:table-cell>
          <table:table-cell table:style-name="表格2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80">Date</text:p>
          </table:table-cell>
          <table:table-cell table:style-name="表格2.A2" office:value-type="string">
            <text:p text:style-name="P99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80">Table</text:p>
          </table:table-cell>
          <table:table-cell table:style-name="表格2.A2" table:number-columns-spanned="6" office:value-type="string">
            <text:p text:style-name="P159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80">DataBase</text:p>
          </table:table-cell>
          <table:table-cell table:style-name="表格2.A2" office:value-type="string">
            <text:p text:style-name="P99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80">Descript</text:p>
          </table:table-cell>
          <table:table-cell table:style-name="表格2.A4" table:number-columns-spanned="8" office:value-type="string">
            <text:p text:style-name="P99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9">Field</text:p>
          </table:table-cell>
          <table:table-cell table:style-name="表格2.A5" office:value-type="string">
            <text:p text:style-name="P79">Datatype</text:p>
          </table:table-cell>
          <table:table-cell table:style-name="表格2.A5" office:value-type="string">
            <text:p text:style-name="P79">PK</text:p>
          </table:table-cell>
          <table:table-cell table:style-name="表格2.A5" office:value-type="string">
            <text:p text:style-name="P79">UK</text:p>
          </table:table-cell>
          <table:table-cell table:style-name="表格2.A5" office:value-type="string">
            <text:p text:style-name="P79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79">Description</text:p>
          </table:table-cell>
          <table:table-cell table:style-name="表格2.A5" office:value-type="string">
            <text:p text:style-name="P79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OID</text:p>
          </table:table-cell>
          <table:table-cell table:style-name="表格2.A5" office:value-type="string">
            <text:p text:style-name="P109">CHAR</text:p>
          </table:table-cell>
          <table:table-cell table:style-name="表格2.A5" office:value-type="string">
            <text:p text:style-name="P109">Y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3"><text:s/></text:p>
          </table:table-cell>
          <table:table-cell table:style-name="表格2.A5" office:value-type="string">
            <text:p text:style-name="P109">36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PK / UUID</text:p>
          </table:table-cell>
          <table:table-cell table:style-name="表格2.A5" office:value-type="string">
            <text:p text:style-name="P115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CODE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Y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25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TYPE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MSG</text:p>
          </table:table-cell>
          <table:table-cell table:style-name="表格2.A5" office:value-type="string">
            <text:p text:style-name="P115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NAME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0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Name or message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PARAM1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0</text:p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Custom field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PARAM2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0</text:p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Custom field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PARAM3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0</text:p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Custom field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PARAM4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0</text:p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Custom field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PARAM5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100</text:p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Custom field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CUSERID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24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Create data user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CDATE</text:p>
          </table:table-cell>
          <table:table-cell table:style-name="表格2.A5" office:value-type="string">
            <text:p text:style-name="P109">DATETIME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Create time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UUSERID</text:p>
          </table:table-cell>
          <table:table-cell table:style-name="表格2.A5" office:value-type="string">
            <text:p text:style-name="P109">VARCHAR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09">24</text:p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Update date user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09">UDATE</text:p>
          </table:table-cell>
          <table:table-cell table:style-name="表格2.A5" office:value-type="string">
            <text:p text:style-name="P109">DATETIME</text:p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0"/>
          </table:table-cell>
          <table:table-cell table:style-name="表格2.A5" office:value-type="string">
            <text:p text:style-name="P115">null</text:p>
          </table:table-cell>
          <table:table-cell table:style-name="表格2.A5" office:value-type="string">
            <text:p text:style-name="P115">Update time</text:p>
          </table:table-cell>
          <table:table-cell table:style-name="表格2.A5" office:value-type="string">
            <text:p text:style-name="P116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2003502162581" text:continue-numbering="true" text:style-name="WW8Num2">
        <text:list-item>
          <text:h text:style-name="P893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80">Project</text:p>
          </table:table-cell>
          <table:table-cell table:style-name="表格3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80">Ver</text:p>
          </table:table-cell>
          <table:table-cell table:style-name="表格3.A1" office:value-type="string">
            <text:p text:style-name="P99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80">Maintain</text:p>
          </table:table-cell>
          <table:table-cell table:style-name="表格3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80">Date</text:p>
          </table:table-cell>
          <table:table-cell table:style-name="表格3.A2" office:value-type="string">
            <text:p text:style-name="P99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80">Table</text:p>
          </table:table-cell>
          <table:table-cell table:style-name="表格3.A2" table:number-columns-spanned="6" office:value-type="string">
            <text:p text:style-name="P159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80">DataBase</text:p>
          </table:table-cell>
          <table:table-cell table:style-name="表格3.A2" office:value-type="string">
            <text:p text:style-name="P99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80">Descript</text:p>
          </table:table-cell>
          <table:table-cell table:style-name="表格3.A4" table:number-columns-spanned="8" office:value-type="string">
            <text:p text:style-name="P99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9">Field</text:p>
          </table:table-cell>
          <table:table-cell table:style-name="表格3.A5" office:value-type="string">
            <text:p text:style-name="P79">Datatype</text:p>
          </table:table-cell>
          <table:table-cell table:style-name="表格3.A5" office:value-type="string">
            <text:p text:style-name="P79">PK</text:p>
          </table:table-cell>
          <table:table-cell table:style-name="表格3.A5" office:value-type="string">
            <text:p text:style-name="P79">UK</text:p>
          </table:table-cell>
          <table:table-cell table:style-name="表格3.A5" office:value-type="string">
            <text:p text:style-name="P79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79">Description</text:p>
          </table:table-cell>
          <table:table-cell table:style-name="表格3.A5" office:value-type="string">
            <text:p text:style-name="P79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OID</text:p>
          </table:table-cell>
          <table:table-cell table:style-name="表格3.A5" office:value-type="string">
            <text:p text:style-name="P109">CHAR</text:p>
          </table:table-cell>
          <table:table-cell table:style-name="表格3.A5" office:value-type="string">
            <text:p text:style-name="P109">Y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3"><text:s/></text:p>
          </table:table-cell>
          <table:table-cell table:style-name="表格3.A5" office:value-type="string">
            <text:p text:style-name="P109">36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5">PK / UUID</text:p>
          </table:table-cell>
          <table:table-cell table:style-name="表格3.A5" office:value-type="string">
            <text:p text:style-name="P115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ROLE</text:p>
          </table:table-cell>
          <table:table-cell table:style-name="表格3.A5" office:value-type="string">
            <text:p text:style-name="P109">VARCHAR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09">Y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5">50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DESCRIPTION</text:p>
          </table:table-cell>
          <table:table-cell table:style-name="表格3.A5" office:value-type="string">
            <text:p text:style-name="P109">VARCHAR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5">500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69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CUSERID</text:p>
          </table:table-cell>
          <table:table-cell table:style-name="表格3.A5" office:value-type="string">
            <text:p text:style-name="P109">VARCHAR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09">24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5">Create data user</text:p>
          </table:table-cell>
          <table:table-cell table:style-name="表格3.A5" office:value-type="string">
            <text:p text:style-name="P116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CDATE</text:p>
          </table:table-cell>
          <table:table-cell table:style-name="表格3.A5" office:value-type="string">
            <text:p text:style-name="P109">DATETIME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5">Create time</text:p>
          </table:table-cell>
          <table:table-cell table:style-name="表格3.A5" office:value-type="string">
            <text:p text:style-name="P116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UUSERID</text:p>
          </table:table-cell>
          <table:table-cell table:style-name="表格3.A5" office:value-type="string">
            <text:p text:style-name="P109">VARCHAR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09">24</text:p>
          </table:table-cell>
          <table:table-cell table:style-name="表格3.A5" office:value-type="string">
            <text:p text:style-name="P115">null</text:p>
          </table:table-cell>
          <table:table-cell table:style-name="表格3.A5" office:value-type="string">
            <text:p text:style-name="P115">Update date user</text:p>
          </table:table-cell>
          <table:table-cell table:style-name="表格3.A5" office:value-type="string">
            <text:p text:style-name="P116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09">UDATE</text:p>
          </table:table-cell>
          <table:table-cell table:style-name="表格3.A5" office:value-type="string">
            <text:p text:style-name="P109">DATETIME</text:p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0"/>
          </table:table-cell>
          <table:table-cell table:style-name="表格3.A5" office:value-type="string">
            <text:p text:style-name="P115">null</text:p>
          </table:table-cell>
          <table:table-cell table:style-name="表格3.A5" office:value-type="string">
            <text:p text:style-name="P115">Update time</text:p>
          </table:table-cell>
          <table:table-cell table:style-name="表格3.A5" office:value-type="string">
            <text:p text:style-name="P116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212003518168970" text:continue-numbering="true" text:style-name="WW8Num2">
        <text:list-item>
          <text:h text:style-name="P893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80">Project</text:p>
          </table:table-cell>
          <table:table-cell table:style-name="表格4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80">Ver</text:p>
          </table:table-cell>
          <table:table-cell table:style-name="表格4.A1" office:value-type="string">
            <text:p text:style-name="P99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80">Maintain</text:p>
          </table:table-cell>
          <table:table-cell table:style-name="表格4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80">Date</text:p>
          </table:table-cell>
          <table:table-cell table:style-name="表格4.A2" office:value-type="string">
            <text:p text:style-name="P99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80">Table</text:p>
          </table:table-cell>
          <table:table-cell table:style-name="表格4.A2" table:number-columns-spanned="6" office:value-type="string">
            <text:p text:style-name="P159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80">DataBase</text:p>
          </table:table-cell>
          <table:table-cell table:style-name="表格4.A2" office:value-type="string">
            <text:p text:style-name="P99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80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0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9">Field</text:p>
          </table:table-cell>
          <table:table-cell table:style-name="表格4.A5" office:value-type="string">
            <text:p text:style-name="P79">Datatype</text:p>
          </table:table-cell>
          <table:table-cell table:style-name="表格4.A5" office:value-type="string">
            <text:p text:style-name="P79">PK</text:p>
          </table:table-cell>
          <table:table-cell table:style-name="表格4.A5" office:value-type="string">
            <text:p text:style-name="P79">UK</text:p>
          </table:table-cell>
          <table:table-cell table:style-name="表格4.A5" office:value-type="string">
            <text:p text:style-name="P79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79">Description</text:p>
          </table:table-cell>
          <table:table-cell table:style-name="表格4.A5" office:value-type="string">
            <text:p text:style-name="P79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OID</text:p>
          </table:table-cell>
          <table:table-cell table:style-name="表格4.A5" office:value-type="string">
            <text:p text:style-name="P109">CHAR</text:p>
          </table:table-cell>
          <table:table-cell table:style-name="表格4.A5" office:value-type="string">
            <text:p text:style-name="P109">Y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3"><text:s/></text:p>
          </table:table-cell>
          <table:table-cell table:style-name="表格4.A5" office:value-type="string">
            <text:p text:style-name="P109">36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5">PK / UUID</text:p>
          </table:table-cell>
          <table:table-cell table:style-name="表格4.A5" office:value-type="string">
            <text:p text:style-name="P115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ROLE</text:p>
          </table:table-cell>
          <table:table-cell table:style-name="表格4.A5" office:value-type="string">
            <text:p text:style-name="P109">VARCHAR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09">Y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5">50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69"><text:span text:style-name="T8">* 或</text:span><text:span text:style-name="T9"> </text:span><text:span text:style-name="T8">admin代表全部權限</text:span></text:p>
          </table:table-cell>
          <table:table-cell table:style-name="表格4.A5" office:value-type="string">
            <text:p text:style-name="P11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ACCOUNT</text:p>
          </table:table-cell>
          <table:table-cell table:style-name="表格4.A5" office:value-type="string">
            <text:p text:style-name="P109">VARCHAR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09">Y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5">24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DESCRIPTION</text:p>
          </table:table-cell>
          <table:table-cell table:style-name="表格4.A5" office:value-type="string">
            <text:p text:style-name="P109">VARCHAR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5">500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69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CUSERID</text:p>
          </table:table-cell>
          <table:table-cell table:style-name="表格4.A5" office:value-type="string">
            <text:p text:style-name="P109">VARCHAR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09">24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5">Create data user</text:p>
          </table:table-cell>
          <table:table-cell table:style-name="表格4.A5" office:value-type="string">
            <text:p text:style-name="P11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CDATE</text:p>
          </table:table-cell>
          <table:table-cell table:style-name="表格4.A5" office:value-type="string">
            <text:p text:style-name="P109">DATETIME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5">Create time</text:p>
          </table:table-cell>
          <table:table-cell table:style-name="表格4.A5" office:value-type="string">
            <text:p text:style-name="P11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UUSERID</text:p>
          </table:table-cell>
          <table:table-cell table:style-name="表格4.A5" office:value-type="string">
            <text:p text:style-name="P109">VARCHAR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09">24</text:p>
          </table:table-cell>
          <table:table-cell table:style-name="表格4.A5" office:value-type="string">
            <text:p text:style-name="P115">null</text:p>
          </table:table-cell>
          <table:table-cell table:style-name="表格4.A5" office:value-type="string">
            <text:p text:style-name="P115">Update date user</text:p>
          </table:table-cell>
          <table:table-cell table:style-name="表格4.A5" office:value-type="string">
            <text:p text:style-name="P11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09">UDATE</text:p>
          </table:table-cell>
          <table:table-cell table:style-name="表格4.A5" office:value-type="string">
            <text:p text:style-name="P109">DATETIME</text:p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0"/>
          </table:table-cell>
          <table:table-cell table:style-name="表格4.A5" office:value-type="string">
            <text:p text:style-name="P115">null</text:p>
          </table:table-cell>
          <table:table-cell table:style-name="表格4.A5" office:value-type="string">
            <text:p text:style-name="P115">Update time</text:p>
          </table:table-cell>
          <table:table-cell table:style-name="表格4.A5" office:value-type="string">
            <text:p text:style-name="P11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212003551172110" text:continue-numbering="true" text:style-name="WW8Num2">
        <text:list-item>
          <text:h text:style-name="P893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80">Project</text:p>
          </table:table-cell>
          <table:table-cell table:style-name="表格5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80">Ver</text:p>
          </table:table-cell>
          <table:table-cell table:style-name="表格5.A1" office:value-type="string">
            <text:p text:style-name="P99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80">Maintain</text:p>
          </table:table-cell>
          <table:table-cell table:style-name="表格5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80">Date</text:p>
          </table:table-cell>
          <table:table-cell table:style-name="表格5.A2" office:value-type="string">
            <text:p text:style-name="P99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80">Table</text:p>
          </table:table-cell>
          <table:table-cell table:style-name="表格5.A2" table:number-columns-spanned="6" office:value-type="string">
            <text:p text:style-name="P159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80">DataBase</text:p>
          </table:table-cell>
          <table:table-cell table:style-name="表格5.A2" office:value-type="string">
            <text:p text:style-name="P99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80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0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9">Field</text:p>
          </table:table-cell>
          <table:table-cell table:style-name="表格5.A5" office:value-type="string">
            <text:p text:style-name="P79">Datatype</text:p>
          </table:table-cell>
          <table:table-cell table:style-name="表格5.A5" office:value-type="string">
            <text:p text:style-name="P79">PK</text:p>
          </table:table-cell>
          <table:table-cell table:style-name="表格5.A5" office:value-type="string">
            <text:p text:style-name="P79">UK</text:p>
          </table:table-cell>
          <table:table-cell table:style-name="表格5.A5" office:value-type="string">
            <text:p text:style-name="P79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79">Description</text:p>
          </table:table-cell>
          <table:table-cell table:style-name="表格5.A5" office:value-type="string">
            <text:p text:style-name="P79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OID</text:p>
          </table:table-cell>
          <table:table-cell table:style-name="表格5.A5" office:value-type="string">
            <text:p text:style-name="P109">CHAR</text:p>
          </table:table-cell>
          <table:table-cell table:style-name="表格5.A5" office:value-type="string">
            <text:p text:style-name="P109">Y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3"><text:s/></text:p>
          </table:table-cell>
          <table:table-cell table:style-name="表格5.A5" office:value-type="string">
            <text:p text:style-name="P109">36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5">PK / UUID</text:p>
          </table:table-cell>
          <table:table-cell table:style-name="表格5.A5" office:value-type="string">
            <text:p text:style-name="P115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ROLE</text:p>
          </table:table-cell>
          <table:table-cell table:style-name="表格5.A5" office:value-type="string">
            <text:p text:style-name="P109">VARCHAR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09">Y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5">50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PERMISSION</text:p>
          </table:table-cell>
          <table:table-cell table:style-name="表格5.A5" office:value-type="string">
            <text:p text:style-name="P109">VARCHAR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09">Y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5">255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69"><text:span text:style-name="T5">Program id</text:span><text:span text:style-name="T4"> 或</text:span><text:span text:style-name="T6"> </text:span><text:span text:style-name="T4">spring bean Id</text:span></text:p>
            <text:p text:style-name="P180">* 代表全部權限</text:p>
          </table:table-cell>
          <table:table-cell table:style-name="表格5.A5" office:value-type="string">
            <text:p text:style-name="P116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PERM_TYPE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5">15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69"><text:span text:style-name="T13">COMPOMENT</text:span><text:span text:style-name="T11"> : </text:span><text:span text:style-name="T12">service</text:span></text:p>
            <text:p text:style-name="P181"><text:span text:style-name="T21">CONTROLLER</text:span> : <text:span text:style-name="T20">program id</text:span></text:p>
          </table:table-cell>
          <table:table-cell table:style-name="表格5.A5" office:value-type="string">
            <text:p text:style-name="P11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DESCRIPTION</text:p>
          </table:table-cell>
          <table:table-cell table:style-name="表格5.A5" office:value-type="string">
            <text:p text:style-name="P109">VARCHAR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5">500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69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CUSERID</text:p>
          </table:table-cell>
          <table:table-cell table:style-name="表格5.A5" office:value-type="string">
            <text:p text:style-name="P109">VARCHAR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09">24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5">Create data user</text:p>
          </table:table-cell>
          <table:table-cell table:style-name="表格5.A5" office:value-type="string">
            <text:p text:style-name="P11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CDATE</text:p>
          </table:table-cell>
          <table:table-cell table:style-name="表格5.A5" office:value-type="string">
            <text:p text:style-name="P109">DATETIME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5">Create time</text:p>
          </table:table-cell>
          <table:table-cell table:style-name="表格5.A5" office:value-type="string">
            <text:p text:style-name="P11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UUSERID</text:p>
          </table:table-cell>
          <table:table-cell table:style-name="表格5.A5" office:value-type="string">
            <text:p text:style-name="P109">VARCHAR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09">24</text:p>
          </table:table-cell>
          <table:table-cell table:style-name="表格5.A5" office:value-type="string">
            <text:p text:style-name="P115">null</text:p>
          </table:table-cell>
          <table:table-cell table:style-name="表格5.A5" office:value-type="string">
            <text:p text:style-name="P115">Update date user</text:p>
          </table:table-cell>
          <table:table-cell table:style-name="表格5.A5" office:value-type="string">
            <text:p text:style-name="P11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09">UDATE</text:p>
          </table:table-cell>
          <table:table-cell table:style-name="表格5.A5" office:value-type="string">
            <text:p text:style-name="P109">DATETIME</text:p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0"/>
          </table:table-cell>
          <table:table-cell table:style-name="表格5.A5" office:value-type="string">
            <text:p text:style-name="P115">null</text:p>
          </table:table-cell>
          <table:table-cell table:style-name="表格5.A5" office:value-type="string">
            <text:p text:style-name="P115">Update time</text:p>
          </table:table-cell>
          <table:table-cell table:style-name="表格5.A5" office:value-type="string">
            <text:p text:style-name="P11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1">Action / Controller:</text:p>
      <text:p text:style-name="P73">/index.action</text:p>
      <text:p text:style-name="P73">index.action</text:p>
      <text:p text:style-name="P72"><text:span text:style-name="T4">或使用</text:span><text:span text:style-name="T6"> </text:span><text:span text:style-name="T16">@ControllerAuthority <text:s/></text:span><text:span text:style-name="T17">的 </text:span><text:span text:style-name="T16">functionId </text:span></text:p>
      <text:p text:style-name="P74">如</text:p>
      <text:p text:style-name="P75">Perspectives</text:p>
      <text:p text:style-name="P75">KPI</text:p>
      <text:p text:style-name="P72"><text:span text:style-name="T14">或使用 </text:span><text:span text:style-name="T16">@ControllerAuthority </text:span><text:span text:style-name="T17">如果 </text:span><text:span text:style-name="T16">check=false </text:span><text:span text:style-name="T17">就不檢查</text:span></text:p>
      <text:p text:style-name="P1"/>
      <text:p text:style-name="P1">Service:</text:p>
      <text:p text:style-name="P72"><text:span text:style-name="T4">core.service.TestService表示針對</text:span><text:span text:style-name="T6"> </text:span><text:span text:style-name="T4">service 作權限簡查</text:span></text:p>
      <text:p text:style-name="P72"><text:span text:style-name="T4">core.service.TestService@UpdateData#UPDATE 表示針對</text:span><text:span text:style-name="T6"> </text:span><text:span text:style-name="T4">method 作權限簡查</text:span></text:p>
      <text:p text:style-name="P72"><text:span text:style-name="T4">core.service.TestService@UpdateData#DELETE 表示針對</text:span><text:span text:style-name="T6"> </text:span><text:span text:style-name="T4">method 作權限簡查</text:span></text:p>
      <text:p text:style-name="P72"><text:span text:style-name="T4">或使用</text:span><text:span text:style-name="T6"> </text:span><text:span text:style-name="T16">@ServiceAuthority </text:span><text:span text:style-name="T17">與 </text:span><text:span text:style-name="T16">@ServiceMethodAuthority</text:span><text:span text:style-name="T17">如</text:span></text:p>
      <text:p text:style-name="P75">Perspectives</text:p>
      <text:p text:style-name="P75">KPI</text:p>
      <text:p text:style-name="Standard"/>
      <text:p text:style-name="Standard"/>
      <text:p text:style-name="Standard"/>
      <text:p text:style-name="Standard"/>
      <text:p text:style-name="Standard"/>
      <text:list xml:id="list212003568177418" text:continue-numbering="true" text:style-name="WW8Num2">
        <text:list-item>
          <text:h text:style-name="P893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80">Project</text:p>
          </table:table-cell>
          <table:table-cell table:style-name="表格6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80">Ver</text:p>
          </table:table-cell>
          <table:table-cell table:style-name="表格6.A1" office:value-type="string">
            <text:p text:style-name="P99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80">Maintain</text:p>
          </table:table-cell>
          <table:table-cell table:style-name="表格6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80">Date</text:p>
          </table:table-cell>
          <table:table-cell table:style-name="表格6.A2" office:value-type="string">
            <text:p text:style-name="P99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80">Table</text:p>
          </table:table-cell>
          <table:table-cell table:style-name="表格6.A2" table:number-columns-spanned="6" office:value-type="string">
            <text:p text:style-name="P159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80">DataBase</text:p>
          </table:table-cell>
          <table:table-cell table:style-name="表格6.A2" office:value-type="string">
            <text:p text:style-name="P99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80">Descript</text:p>
          </table:table-cell>
          <table:table-cell table:style-name="表格6.A4" table:number-columns-spanned="8" office:value-type="string">
            <text:p text:style-name="P99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9">Field</text:p>
          </table:table-cell>
          <table:table-cell table:style-name="表格6.A5" office:value-type="string">
            <text:p text:style-name="P79">Datatype</text:p>
          </table:table-cell>
          <table:table-cell table:style-name="表格6.A5" office:value-type="string">
            <text:p text:style-name="P79">PK</text:p>
          </table:table-cell>
          <table:table-cell table:style-name="表格6.A5" office:value-type="string">
            <text:p text:style-name="P79">UK</text:p>
          </table:table-cell>
          <table:table-cell table:style-name="表格6.A5" office:value-type="string">
            <text:p text:style-name="P79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79">Description</text:p>
          </table:table-cell>
          <table:table-cell table:style-name="表格6.A5" office:value-type="string">
            <text:p text:style-name="P79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OID</text:p>
          </table:table-cell>
          <table:table-cell table:style-name="表格6.A5" office:value-type="string">
            <text:p text:style-name="P109">CHAR</text:p>
          </table:table-cell>
          <table:table-cell table:style-name="表格6.A5" office:value-type="string">
            <text:p text:style-name="P109">Y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3"><text:s/></text:p>
          </table:table-cell>
          <table:table-cell table:style-name="表格6.A5" office:value-type="string">
            <text:p text:style-name="P109">36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5">PK / UUID</text:p>
          </table:table-cell>
          <table:table-cell table:style-name="表格6.A5" office:value-type="string">
            <text:p text:style-name="P115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SESSION_ID</text:p>
          </table:table-cell>
          <table:table-cell table:style-name="表格6.A5" office:value-type="string">
            <text:p text:style-name="P109">VARCHAR</text:p>
          </table:table-cell>
          <table:table-cell table:style-name="表格6.A5" office:value-type="string">
            <text:p text:style-name="P109">Y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109">32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5">Jsession id</text:p>
          </table:table-cell>
          <table:table-cell table:style-name="表格6.A5" office:value-type="string">
            <text:p text:style-name="P116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ACCOUNT</text:p>
          </table:table-cell>
          <table:table-cell table:style-name="表格6.A5" office:value-type="string">
            <text:p text:style-name="P109">VARCHAR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09">Y</text:p>
          </table:table-cell>
          <table:table-cell table:style-name="表格6.A5" office:value-type="string">
            <text:p text:style-name="P749"/>
          </table:table-cell>
          <table:table-cell table:style-name="表格6.A5" office:value-type="string">
            <text:p text:style-name="P109">24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80"/>
          </table:table-cell>
          <table:table-cell table:style-name="表格6.A5" office:value-type="string">
            <text:p text:style-name="P169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CUSERID</text:p>
          </table:table-cell>
          <table:table-cell table:style-name="表格6.A5" office:value-type="string">
            <text:p text:style-name="P109">VARCHAR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09">24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5">Create data user</text:p>
          </table:table-cell>
          <table:table-cell table:style-name="表格6.A5" office:value-type="string">
            <text:p text:style-name="P116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CDATE</text:p>
          </table:table-cell>
          <table:table-cell table:style-name="表格6.A5" office:value-type="string">
            <text:p text:style-name="P109">DATETIME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5">Create time</text:p>
          </table:table-cell>
          <table:table-cell table:style-name="表格6.A5" office:value-type="string">
            <text:p text:style-name="P116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UUSERID</text:p>
          </table:table-cell>
          <table:table-cell table:style-name="表格6.A5" office:value-type="string">
            <text:p text:style-name="P109">VARCHAR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09">24</text:p>
          </table:table-cell>
          <table:table-cell table:style-name="表格6.A5" office:value-type="string">
            <text:p text:style-name="P115">null</text:p>
          </table:table-cell>
          <table:table-cell table:style-name="表格6.A5" office:value-type="string">
            <text:p text:style-name="P115">Update date user</text:p>
          </table:table-cell>
          <table:table-cell table:style-name="表格6.A5" office:value-type="string">
            <text:p text:style-name="P116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09">UDATE</text:p>
          </table:table-cell>
          <table:table-cell table:style-name="表格6.A5" office:value-type="string">
            <text:p text:style-name="P109">DATETIME</text:p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0"/>
          </table:table-cell>
          <table:table-cell table:style-name="表格6.A5" office:value-type="string">
            <text:p text:style-name="P115">null</text:p>
          </table:table-cell>
          <table:table-cell table:style-name="表格6.A5" office:value-type="string">
            <text:p text:style-name="P115">Update time</text:p>
          </table:table-cell>
          <table:table-cell table:style-name="表格6.A5" office:value-type="string">
            <text:p text:style-name="P116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2003601150897" text:continue-numbering="true" text:style-name="WW8Num2">
        <text:list-item>
          <text:h text:style-name="P893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80">Project</text:p>
          </table:table-cell>
          <table:table-cell table:style-name="表格7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80">Ver</text:p>
          </table:table-cell>
          <table:table-cell table:style-name="表格7.A1" office:value-type="string">
            <text:p text:style-name="P99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80">Maintain</text:p>
          </table:table-cell>
          <table:table-cell table:style-name="表格7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80">Date</text:p>
          </table:table-cell>
          <table:table-cell table:style-name="表格7.A2" office:value-type="string">
            <text:p text:style-name="P99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80">Table</text:p>
          </table:table-cell>
          <table:table-cell table:style-name="表格7.A2" table:number-columns-spanned="6" office:value-type="string">
            <text:p text:style-name="P159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80">DataBase</text:p>
          </table:table-cell>
          <table:table-cell table:style-name="表格7.A2" office:value-type="string">
            <text:p text:style-name="P99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80">Descript</text:p>
          </table:table-cell>
          <table:table-cell table:style-name="表格7.A4" table:number-columns-spanned="8" office:value-type="string">
            <text:p text:style-name="P9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9">Field</text:p>
          </table:table-cell>
          <table:table-cell table:style-name="表格7.A5" office:value-type="string">
            <text:p text:style-name="P79">Datatype</text:p>
          </table:table-cell>
          <table:table-cell table:style-name="表格7.A5" office:value-type="string">
            <text:p text:style-name="P79">PK</text:p>
          </table:table-cell>
          <table:table-cell table:style-name="表格7.A5" office:value-type="string">
            <text:p text:style-name="P79">UK</text:p>
          </table:table-cell>
          <table:table-cell table:style-name="表格7.A5" office:value-type="string">
            <text:p text:style-name="P79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79">Description</text:p>
          </table:table-cell>
          <table:table-cell table:style-name="表格7.A5" office:value-type="string">
            <text:p text:style-name="P79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OID</text:p>
          </table:table-cell>
          <table:table-cell table:style-name="表格7.A5" office:value-type="string">
            <text:p text:style-name="P109">CHAR</text:p>
          </table:table-cell>
          <table:table-cell table:style-name="表格7.A5" office:value-type="string">
            <text:p text:style-name="P109">Y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3"><text:s/></text:p>
          </table:table-cell>
          <table:table-cell table:style-name="表格7.A5" office:value-type="string">
            <text:p text:style-name="P109">36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5">PK / UUID</text:p>
          </table:table-cell>
          <table:table-cell table:style-name="表格7.A5" office:value-type="string">
            <text:p text:style-name="P115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PROG_ID</text:p>
          </table:table-cell>
          <table:table-cell table:style-name="表格7.A5" office:value-type="string">
            <text:p text:style-name="P109">VARCHAR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>Y</text:p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09">50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PARENT_OID</text:p>
          </table:table-cell>
          <table:table-cell table:style-name="表格7.A5" office:value-type="string">
            <text:p text:style-name="P109">CHAR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1">Y</text:p>
          </table:table-cell>
          <table:table-cell table:style-name="表格7.A5" office:value-type="string">
            <text:p text:style-name="P114"/>
          </table:table-cell>
          <table:table-cell table:style-name="表格7.A5" office:value-type="string">
            <text:p text:style-name="P109">36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11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2">ENABLE_FALG</text:p>
          </table:table-cell>
          <table:table-cell table:style-name="表格7.A5" office:value-type="string">
            <text:p text:style-name="P109">VARCHAR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749"/>
          </table:table-cell>
          <table:table-cell table:style-name="表格7.A5" office:value-type="string">
            <text:p text:style-name="P115">1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Table_20_Contents"><text:span text:style-name="hps"><text:span text:style-name="T15">Y 或 N</text:span></text:span></text:p>
          </table:table-cell>
          <table:table-cell table:style-name="表格7.A5" office:value-type="string">
            <text:p text:style-name="P169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CUSERID</text:p>
          </table:table-cell>
          <table:table-cell table:style-name="表格7.A5" office:value-type="string">
            <text:p text:style-name="P109">VARCHAR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09">24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5">Create data user</text:p>
          </table:table-cell>
          <table:table-cell table:style-name="表格7.A5" office:value-type="string">
            <text:p text:style-name="P11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CDATE</text:p>
          </table:table-cell>
          <table:table-cell table:style-name="表格7.A5" office:value-type="string">
            <text:p text:style-name="P109">DATETIME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5">Create time</text:p>
          </table:table-cell>
          <table:table-cell table:style-name="表格7.A5" office:value-type="string">
            <text:p text:style-name="P11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UUSERID</text:p>
          </table:table-cell>
          <table:table-cell table:style-name="表格7.A5" office:value-type="string">
            <text:p text:style-name="P109">VARCHAR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09">24</text:p>
          </table:table-cell>
          <table:table-cell table:style-name="表格7.A5" office:value-type="string">
            <text:p text:style-name="P115">null</text:p>
          </table:table-cell>
          <table:table-cell table:style-name="表格7.A5" office:value-type="string">
            <text:p text:style-name="P115">Update date user</text:p>
          </table:table-cell>
          <table:table-cell table:style-name="表格7.A5" office:value-type="string">
            <text:p text:style-name="P11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09">UDATE</text:p>
          </table:table-cell>
          <table:table-cell table:style-name="表格7.A5" office:value-type="string">
            <text:p text:style-name="P109">DATETIME</text:p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0"/>
          </table:table-cell>
          <table:table-cell table:style-name="表格7.A5" office:value-type="string">
            <text:p text:style-name="P115">null</text:p>
          </table:table-cell>
          <table:table-cell table:style-name="表格7.A5" office:value-type="string">
            <text:p text:style-name="P115">Update time</text:p>
          </table:table-cell>
          <table:table-cell table:style-name="表格7.A5" office:value-type="string">
            <text:p text:style-name="P11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2003617177882" text:continue-numbering="true" text:style-name="WW8Num2">
        <text:list-item>
          <text:h text:style-name="P893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80">Project</text:p>
          </table:table-cell>
          <table:table-cell table:style-name="表格8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80">Ver</text:p>
          </table:table-cell>
          <table:table-cell table:style-name="表格8.A1" office:value-type="string">
            <text:p text:style-name="P99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80">Maintain</text:p>
          </table:table-cell>
          <table:table-cell table:style-name="表格8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80">Date</text:p>
          </table:table-cell>
          <table:table-cell table:style-name="表格8.A2" office:value-type="string">
            <text:p text:style-name="P99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80">Table</text:p>
          </table:table-cell>
          <table:table-cell table:style-name="表格8.A2" table:number-columns-spanned="6" office:value-type="string">
            <text:p text:style-name="P159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80">DataBase</text:p>
          </table:table-cell>
          <table:table-cell table:style-name="表格8.A2" office:value-type="string">
            <text:p text:style-name="P99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80">Descript</text:p>
          </table:table-cell>
          <table:table-cell table:style-name="表格8.A4" table:number-columns-spanned="8" office:value-type="string">
            <text:p text:style-name="P9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9">Field</text:p>
          </table:table-cell>
          <table:table-cell table:style-name="表格8.A5" office:value-type="string">
            <text:p text:style-name="P79">Datatype</text:p>
          </table:table-cell>
          <table:table-cell table:style-name="表格8.A5" office:value-type="string">
            <text:p text:style-name="P79">PK</text:p>
          </table:table-cell>
          <table:table-cell table:style-name="表格8.A5" office:value-type="string">
            <text:p text:style-name="P79">UK</text:p>
          </table:table-cell>
          <table:table-cell table:style-name="表格8.A5" office:value-type="string">
            <text:p text:style-name="P79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79">Description</text:p>
          </table:table-cell>
          <table:table-cell table:style-name="表格8.A5" office:value-type="string">
            <text:p text:style-name="P79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OID</text:p>
          </table:table-cell>
          <table:table-cell table:style-name="表格8.A5" office:value-type="string">
            <text:p text:style-name="P109">CHAR</text:p>
          </table:table-cell>
          <table:table-cell table:style-name="表格8.A5" office:value-type="string">
            <text:p text:style-name="P109">Y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3"><text:s/></text:p>
          </table:table-cell>
          <table:table-cell table:style-name="表格8.A5" office:value-type="string">
            <text:p text:style-name="P109">36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5">PK / UUID</text:p>
          </table:table-cell>
          <table:table-cell table:style-name="表格8.A5" office:value-type="string">
            <text:p text:style-name="P115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PROG_ID</text:p>
          </table:table-cell>
          <table:table-cell table:style-name="表格8.A5" office:value-type="string">
            <text:p text:style-name="P109">VARCHAR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>Y</text:p>
          </table:table-cell>
          <table:table-cell table:style-name="表格8.A5" office:value-type="string">
            <text:p text:style-name="P114"/>
          </table:table-cell>
          <table:table-cell table:style-name="表格8.A5" office:value-type="string">
            <text:p text:style-name="P109">50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ROLE</text:p>
          </table:table-cell>
          <table:table-cell table:style-name="表格8.A5" office:value-type="string">
            <text:p text:style-name="P109">VARCHAR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09">Y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5">50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CUSERID</text:p>
          </table:table-cell>
          <table:table-cell table:style-name="表格8.A5" office:value-type="string">
            <text:p text:style-name="P109">VARCHAR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09">24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5">Create data user</text:p>
          </table:table-cell>
          <table:table-cell table:style-name="表格8.A5" office:value-type="string">
            <text:p text:style-name="P116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CDATE</text:p>
          </table:table-cell>
          <table:table-cell table:style-name="表格8.A5" office:value-type="string">
            <text:p text:style-name="P109">DATETIME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5">Create time</text:p>
          </table:table-cell>
          <table:table-cell table:style-name="表格8.A5" office:value-type="string">
            <text:p text:style-name="P116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UUSERID</text:p>
          </table:table-cell>
          <table:table-cell table:style-name="表格8.A5" office:value-type="string">
            <text:p text:style-name="P109">VARCHAR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09">24</text:p>
          </table:table-cell>
          <table:table-cell table:style-name="表格8.A5" office:value-type="string">
            <text:p text:style-name="P115">null</text:p>
          </table:table-cell>
          <table:table-cell table:style-name="表格8.A5" office:value-type="string">
            <text:p text:style-name="P115">Update date user</text:p>
          </table:table-cell>
          <table:table-cell table:style-name="表格8.A5" office:value-type="string">
            <text:p text:style-name="P116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09">UDATE</text:p>
          </table:table-cell>
          <table:table-cell table:style-name="表格8.A5" office:value-type="string">
            <text:p text:style-name="P109">DATETIME</text:p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0"/>
          </table:table-cell>
          <table:table-cell table:style-name="表格8.A5" office:value-type="string">
            <text:p text:style-name="P115">null</text:p>
          </table:table-cell>
          <table:table-cell table:style-name="表格8.A5" office:value-type="string">
            <text:p text:style-name="P115">Update time</text:p>
          </table:table-cell>
          <table:table-cell table:style-name="表格8.A5" office:value-type="string">
            <text:p text:style-name="P116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212003634163696" text:continue-numbering="true" text:style-name="WW8Num2">
        <text:list-item>
          <text:h text:style-name="P893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80">Project</text:p>
          </table:table-cell>
          <table:table-cell table:style-name="表格9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80">Ver</text:p>
          </table:table-cell>
          <table:table-cell table:style-name="表格9.A1" office:value-type="string">
            <text:p text:style-name="P99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80">Maintain</text:p>
          </table:table-cell>
          <table:table-cell table:style-name="表格9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80">Date</text:p>
          </table:table-cell>
          <table:table-cell table:style-name="表格9.A2" office:value-type="string">
            <text:p text:style-name="P99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80">Table</text:p>
          </table:table-cell>
          <table:table-cell table:style-name="表格9.A2" table:number-columns-spanned="6" office:value-type="string">
            <text:p text:style-name="P159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80">DataBase</text:p>
          </table:table-cell>
          <table:table-cell table:style-name="表格9.A2" office:value-type="string">
            <text:p text:style-name="P99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80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0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9">Field</text:p>
          </table:table-cell>
          <table:table-cell table:style-name="表格9.A5" office:value-type="string">
            <text:p text:style-name="P79">Datatype</text:p>
          </table:table-cell>
          <table:table-cell table:style-name="表格9.A5" office:value-type="string">
            <text:p text:style-name="P79">PK</text:p>
          </table:table-cell>
          <table:table-cell table:style-name="表格9.A5" office:value-type="string">
            <text:p text:style-name="P79">UK</text:p>
          </table:table-cell>
          <table:table-cell table:style-name="表格9.A5" office:value-type="string">
            <text:p text:style-name="P79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79">Description</text:p>
          </table:table-cell>
          <table:table-cell table:style-name="表格9.A5" office:value-type="string">
            <text:p text:style-name="P79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OID</text:p>
          </table:table-cell>
          <table:table-cell table:style-name="表格9.A5" office:value-type="string">
            <text:p text:style-name="P109">CHAR</text:p>
          </table:table-cell>
          <table:table-cell table:style-name="表格9.A5" office:value-type="string">
            <text:p text:style-name="P109">Y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3"><text:s/></text:p>
          </table:table-cell>
          <table:table-cell table:style-name="表格9.A5" office:value-type="string">
            <text:p text:style-name="P109">36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5">PK / UUID</text:p>
          </table:table-cell>
          <table:table-cell table:style-name="表格9.A5" office:value-type="string">
            <text:p text:style-name="P115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SYS_ID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>Y</text:p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09">10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NAME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4"/>
          </table:table-cell>
          <table:table-cell table:style-name="表格9.A5" office:value-type="string">
            <text:p text:style-name="P109">100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HOST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5">200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CONTEXT_PATH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5">100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IS_LOCAL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5">1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69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109">ICON</text:p>
          </table:table-cell>
          <table:table-cell table:style-name="表格9.A13" office:value-type="string">
            <text:p text:style-name="P109">VARCHAR</text:p>
          </table:table-cell>
          <table:table-cell table:style-name="表格9.A13" office:value-type="string">
            <text:p text:style-name="P110"/>
          </table:table-cell>
          <table:table-cell table:style-name="表格9.A13" office:value-type="string">
            <text:p text:style-name="P110"/>
          </table:table-cell>
          <table:table-cell table:style-name="表格9.A13" office:value-type="string">
            <text:p text:style-name="P749"/>
          </table:table-cell>
          <table:table-cell table:style-name="表格9.A13" office:value-type="string">
            <text:p text:style-name="P115">20</text:p>
          </table:table-cell>
          <table:table-cell table:style-name="表格9.A13" office:value-type="string">
            <text:p text:style-name="P116"/>
          </table:table-cell>
          <table:table-cell table:style-name="表格9.A13" office:value-type="string">
            <text:p text:style-name="P179">tb_sys_icon.ICON_ID</text:p>
          </table:table-cell>
          <table:table-cell table:style-name="表格9.A13" office:value-type="string">
            <text:p text:style-name="P169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CUSERID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09">24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5">Create data user</text:p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CDATE</text:p>
          </table:table-cell>
          <table:table-cell table:style-name="表格9.A5" office:value-type="string">
            <text:p text:style-name="P109">DATETIME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5">Create time</text:p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UUSERID</text:p>
          </table:table-cell>
          <table:table-cell table:style-name="表格9.A5" office:value-type="string">
            <text:p text:style-name="P109">VARCHAR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09">24</text:p>
          </table:table-cell>
          <table:table-cell table:style-name="表格9.A5" office:value-type="string">
            <text:p text:style-name="P115">null</text:p>
          </table:table-cell>
          <table:table-cell table:style-name="表格9.A5" office:value-type="string">
            <text:p text:style-name="P115">Update date user</text:p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09">UDATE</text:p>
          </table:table-cell>
          <table:table-cell table:style-name="表格9.A5" office:value-type="string">
            <text:p text:style-name="P109">DATETIME</text:p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0"/>
          </table:table-cell>
          <table:table-cell table:style-name="表格9.A5" office:value-type="string">
            <text:p text:style-name="P115">null</text:p>
          </table:table-cell>
          <table:table-cell table:style-name="表格9.A5" office:value-type="string">
            <text:p text:style-name="P115">Update time</text:p>
          </table:table-cell>
          <table:table-cell table:style-name="表格9.A5" office:value-type="string">
            <text:p text:style-name="P11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212003667164137" text:continue-numbering="true" text:style-name="WW8Num2">
        <text:list-item>
          <text:h text:style-name="P893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80">Project</text:p>
          </table:table-cell>
          <table:table-cell table:style-name="表格10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80">Ver</text:p>
          </table:table-cell>
          <table:table-cell table:style-name="表格10.A1" office:value-type="string">
            <text:p text:style-name="P99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80">Maintain</text:p>
          </table:table-cell>
          <table:table-cell table:style-name="表格10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80">Date</text:p>
          </table:table-cell>
          <table:table-cell table:style-name="表格10.A2" office:value-type="string">
            <text:p text:style-name="P99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80">Table</text:p>
          </table:table-cell>
          <table:table-cell table:style-name="表格10.A2" table:number-columns-spanned="6" office:value-type="string">
            <text:p text:style-name="P159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80">DataBase</text:p>
          </table:table-cell>
          <table:table-cell table:style-name="表格10.A2" office:value-type="string">
            <text:p text:style-name="P99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80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0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9">Field</text:p>
          </table:table-cell>
          <table:table-cell table:style-name="表格10.A5" office:value-type="string">
            <text:p text:style-name="P79">Datatype</text:p>
          </table:table-cell>
          <table:table-cell table:style-name="表格10.A5" office:value-type="string">
            <text:p text:style-name="P79">PK</text:p>
          </table:table-cell>
          <table:table-cell table:style-name="表格10.A5" office:value-type="string">
            <text:p text:style-name="P79">UK</text:p>
          </table:table-cell>
          <table:table-cell table:style-name="表格10.A5" office:value-type="string">
            <text:p text:style-name="P79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79">Description</text:p>
          </table:table-cell>
          <table:table-cell table:style-name="表格10.A5" office:value-type="string">
            <text:p text:style-name="P79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OID</text:p>
          </table:table-cell>
          <table:table-cell table:style-name="表格10.A5" office:value-type="string">
            <text:p text:style-name="P109">CHAR</text:p>
          </table:table-cell>
          <table:table-cell table:style-name="表格10.A5" office:value-type="string">
            <text:p text:style-name="P109">Y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3"><text:s/></text:p>
          </table:table-cell>
          <table:table-cell table:style-name="表格10.A5" office:value-type="string">
            <text:p text:style-name="P109">36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5">PK / UUID</text:p>
          </table:table-cell>
          <table:table-cell table:style-name="表格10.A5" office:value-type="string">
            <text:p text:style-name="P115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ICON_ID</text:p>
          </table:table-cell>
          <table:table-cell table:style-name="表格10.A5" office:value-type="string">
            <text:p text:style-name="P109">VARCHAR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>Y</text:p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09">20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FILE_NAME</text:p>
          </table:table-cell>
          <table:table-cell table:style-name="表格10.A5" office:value-type="string">
            <text:p text:style-name="P109">VARCHAR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4"/>
          </table:table-cell>
          <table:table-cell table:style-name="表格10.A5" office:value-type="string">
            <text:p text:style-name="P109">200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CUSERID</text:p>
          </table:table-cell>
          <table:table-cell table:style-name="表格10.A5" office:value-type="string">
            <text:p text:style-name="P109">VARCHAR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09">24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5">Create data user</text:p>
          </table:table-cell>
          <table:table-cell table:style-name="表格10.A5" office:value-type="string">
            <text:p text:style-name="P116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CDATE</text:p>
          </table:table-cell>
          <table:table-cell table:style-name="表格10.A5" office:value-type="string">
            <text:p text:style-name="P109">DATETIME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5">Create time</text:p>
          </table:table-cell>
          <table:table-cell table:style-name="表格10.A5" office:value-type="string">
            <text:p text:style-name="P116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UUSERID</text:p>
          </table:table-cell>
          <table:table-cell table:style-name="表格10.A5" office:value-type="string">
            <text:p text:style-name="P109">VARCHAR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09">24</text:p>
          </table:table-cell>
          <table:table-cell table:style-name="表格10.A5" office:value-type="string">
            <text:p text:style-name="P115">null</text:p>
          </table:table-cell>
          <table:table-cell table:style-name="表格10.A5" office:value-type="string">
            <text:p text:style-name="P115">Update date user</text:p>
          </table:table-cell>
          <table:table-cell table:style-name="表格10.A5" office:value-type="string">
            <text:p text:style-name="P116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09">UDATE</text:p>
          </table:table-cell>
          <table:table-cell table:style-name="表格10.A5" office:value-type="string">
            <text:p text:style-name="P109">DATETIME</text:p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0"/>
          </table:table-cell>
          <table:table-cell table:style-name="表格10.A5" office:value-type="string">
            <text:p text:style-name="P115">null</text:p>
          </table:table-cell>
          <table:table-cell table:style-name="表格10.A5" office:value-type="string">
            <text:p text:style-name="P115">Update time</text:p>
          </table:table-cell>
          <table:table-cell table:style-name="表格10.A5" office:value-type="string">
            <text:p text:style-name="P116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2003683158655" text:continue-numbering="true" text:style-name="WW8Num2">
        <text:list-item>
          <text:h text:style-name="P893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80">Project</text:p>
          </table:table-cell>
          <table:table-cell table:style-name="表格11.A1" table:number-columns-spanned="6" office:value-type="string">
            <text:p text:style-name="P9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80">Ver</text:p>
          </table:table-cell>
          <table:table-cell table:style-name="表格11.A1" office:value-type="string">
            <text:p text:style-name="P99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80">Maintain</text:p>
          </table:table-cell>
          <table:table-cell table:style-name="表格11.A2" table:number-columns-spanned="6" office:value-type="string">
            <text:p text:style-name="P9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80">Date</text:p>
          </table:table-cell>
          <table:table-cell table:style-name="表格11.A2" office:value-type="string">
            <text:p text:style-name="P99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80">Table</text:p>
          </table:table-cell>
          <table:table-cell table:style-name="表格11.A2" table:number-columns-spanned="6" office:value-type="string">
            <text:p text:style-name="P159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80">DataBase</text:p>
          </table:table-cell>
          <table:table-cell table:style-name="表格11.A2" office:value-type="string">
            <text:p text:style-name="P99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80">Descript</text:p>
          </table:table-cell>
          <table:table-cell table:style-name="表格11.A4" table:number-columns-spanned="8" office:value-type="string">
            <text:p text:style-name="P149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79">Field</text:p>
          </table:table-cell>
          <table:table-cell table:style-name="表格11.A5" office:value-type="string">
            <text:p text:style-name="P79">Datatype</text:p>
          </table:table-cell>
          <table:table-cell table:style-name="表格11.A5" office:value-type="string">
            <text:p text:style-name="P79">PK</text:p>
          </table:table-cell>
          <table:table-cell table:style-name="表格11.A5" office:value-type="string">
            <text:p text:style-name="P79">UK</text:p>
          </table:table-cell>
          <table:table-cell table:style-name="表格11.A5" office:value-type="string">
            <text:p text:style-name="P79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79">Description</text:p>
          </table:table-cell>
          <table:table-cell table:style-name="表格11.A5" office:value-type="string">
            <text:p text:style-name="P79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OID</text:p>
          </table:table-cell>
          <table:table-cell table:style-name="表格11.A5" office:value-type="string">
            <text:p text:style-name="P182">CHAR</text:p>
          </table:table-cell>
          <table:table-cell table:style-name="表格11.A5" office:value-type="string">
            <text:p text:style-name="P182">Y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2"><text:s/></text:p>
          </table:table-cell>
          <table:table-cell table:style-name="表格11.A5" office:value-type="string">
            <text:p text:style-name="P182">36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PK / UUID</text:p>
          </table:table-cell>
          <table:table-cell table:style-name="表格11.A5" office:value-type="string">
            <text:p text:style-name="P189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PROG_ID</text:p>
          </table:table-cell>
          <table:table-cell table:style-name="表格11.A5" office:value-type="string">
            <text:p text:style-name="P182">VARCHAR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>Y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2">50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NAME</text:p>
          </table:table-cell>
          <table:table-cell table:style-name="表格11.A5" office:value-type="string">
            <text:p text:style-name="P182">VARCHAR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2">100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739"/>
          </table:table-cell>
          <table:table-cell table:style-name="表格11.A5" office:value-type="string">
            <text:p text:style-name="P19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URL</text:p>
          </table:table-cell>
          <table:table-cell table:style-name="表格11.A5" office:value-type="string">
            <text:p text:style-name="P182">VARCHAR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751"/>
          </table:table-cell>
          <table:table-cell table:style-name="表格11.A5" office:value-type="string">
            <text:p text:style-name="P189">255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739"/>
          </table:table-cell>
          <table:table-cell table:style-name="表格11.A5" office:value-type="string">
            <text:p text:style-name="P73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4">EDIT_<text:span text:style-name="T19">MODE</text:span></text:p>
          </table:table-cell>
          <table:table-cell table:style-name="表格11.A11" office:value-type="string">
            <text:p text:style-name="P185">VARCHAR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1"/>
          </table:table-cell>
          <table:table-cell table:style-name="表格11.A11" office:value-type="string">
            <text:p text:style-name="P233">1</text:p>
          </table:table-cell>
          <table:table-cell table:style-name="表格11.A11" office:value-type="string">
            <text:p text:style-name="P234">'N'</text:p>
          </table:table-cell>
          <table:table-cell table:style-name="表格11.A11" office:value-type="string">
            <text:p text:style-name="P604">Edit mode need <text:span text:style-name="T7">OID</text:span> <text:span text:style-name="T18">parameters</text:span></text:p>
          </table:table-cell>
          <table:table-cell table:style-name="表格11.A11" office:value-type="string">
            <text:p text:style-name="P73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6">IS_DIALOG</text:p>
          </table:table-cell>
          <table:table-cell table:style-name="表格11.A11" office:value-type="string">
            <text:p text:style-name="P187">VARCHAR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1"/>
          </table:table-cell>
          <table:table-cell table:style-name="表格11.A11" office:value-type="string">
            <text:p text:style-name="P329">1</text:p>
          </table:table-cell>
          <table:table-cell table:style-name="表格11.A11" office:value-type="string">
            <text:p text:style-name="P330">'N'</text:p>
          </table:table-cell>
          <table:table-cell table:style-name="表格11.A11" office:value-type="string">
            <text:p text:style-name="P603">是否有<text:span text:style-name="T121">dialog模式</text:span></text:p>
          </table:table-cell>
          <table:table-cell table:style-name="表格11.A11" office:value-type="string">
            <text:p text:style-name="P73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8">DIALOG_W</text:p>
          </table:table-cell>
          <table:table-cell table:style-name="表格11.A11" office:value-type="string">
            <text:p text:style-name="P188">INT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1"/>
          </table:table-cell>
          <table:table-cell table:style-name="表格11.A11" office:value-type="string">
            <text:p text:style-name="P331">4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602">Dialog <text:span text:style-name="T30">寬</text:span></text:p>
          </table:table-cell>
          <table:table-cell table:style-name="表格11.A11" office:value-type="string">
            <text:p text:style-name="P73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8">DIALOG_H</text:p>
          </table:table-cell>
          <table:table-cell table:style-name="表格11.A11" office:value-type="string">
            <text:p text:style-name="P188">INT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1"/>
          </table:table-cell>
          <table:table-cell table:style-name="表格11.A11" office:value-type="string">
            <text:p text:style-name="P331">4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602">Dialog <text:span text:style-name="T30">高</text:span></text:p>
          </table:table-cell>
          <table:table-cell table:style-name="表格11.A11" office:value-type="string">
            <text:p text:style-name="P73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2">PROG_SYSTEM</text:p>
          </table:table-cell>
          <table:table-cell table:style-name="表格11.A11" office:value-type="string">
            <text:p text:style-name="P182">VARCHAR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1"/>
          </table:table-cell>
          <table:table-cell table:style-name="表格11.A11" office:value-type="string">
            <text:p text:style-name="P189">10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548">TB_SYS.SYS_ID</text:p>
          </table:table-cell>
          <table:table-cell table:style-name="表格11.A11" office:value-type="string">
            <text:p text:style-name="P73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2">ITEM_TYPE</text:p>
          </table:table-cell>
          <table:table-cell table:style-name="表格11.A11" office:value-type="string">
            <text:p text:style-name="P182">VARCHAR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1"/>
          </table:table-cell>
          <table:table-cell table:style-name="表格11.A11" office:value-type="string">
            <text:p text:style-name="P189">10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549">FOLDER</text:p>
            <text:p text:style-name="P549">ITEM</text:p>
          </table:table-cell>
          <table:table-cell table:style-name="表格11.A11" office:value-type="string">
            <text:p text:style-name="P73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2">ICON</text:p>
          </table:table-cell>
          <table:table-cell table:style-name="表格11.A11" office:value-type="string">
            <text:p text:style-name="P182">VARCHAR</text:p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183"/>
          </table:table-cell>
          <table:table-cell table:style-name="表格11.A11" office:value-type="string">
            <text:p text:style-name="P751"/>
          </table:table-cell>
          <table:table-cell table:style-name="表格11.A11" office:value-type="string">
            <text:p text:style-name="P189">20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548">TB_SYS_ICON.ICON_ID</text:p>
          </table:table-cell>
          <table:table-cell table:style-name="表格11.A11" office:value-type="string">
            <text:p text:style-name="P739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CUSERID</text:p>
          </table:table-cell>
          <table:table-cell table:style-name="表格11.A5" office:value-type="string">
            <text:p text:style-name="P182">VARCHAR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2">24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Create data user</text:p>
          </table:table-cell>
          <table:table-cell table:style-name="表格11.A5" office:value-type="string">
            <text:p text:style-name="P19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CDATE</text:p>
          </table:table-cell>
          <table:table-cell table:style-name="表格11.A5" office:value-type="string">
            <text:p text:style-name="P182">DATETIME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Create time</text:p>
          </table:table-cell>
          <table:table-cell table:style-name="表格11.A5" office:value-type="string">
            <text:p text:style-name="P19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UUSERID</text:p>
          </table:table-cell>
          <table:table-cell table:style-name="表格11.A5" office:value-type="string">
            <text:p text:style-name="P182">VARCHAR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2">24</text:p>
          </table:table-cell>
          <table:table-cell table:style-name="表格11.A5" office:value-type="string">
            <text:p text:style-name="P189">null</text:p>
          </table:table-cell>
          <table:table-cell table:style-name="表格11.A5" office:value-type="string">
            <text:p text:style-name="P189">Update date user</text:p>
          </table:table-cell>
          <table:table-cell table:style-name="表格11.A5" office:value-type="string">
            <text:p text:style-name="P19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2">UDATE</text:p>
          </table:table-cell>
          <table:table-cell table:style-name="表格11.A5" office:value-type="string">
            <text:p text:style-name="P182">DATETIME</text:p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3"/>
          </table:table-cell>
          <table:table-cell table:style-name="表格11.A5" office:value-type="string">
            <text:p text:style-name="P189">null</text:p>
          </table:table-cell>
          <table:table-cell table:style-name="表格11.A5" office:value-type="string">
            <text:p text:style-name="P189">Update time</text:p>
          </table:table-cell>
          <table:table-cell table:style-name="表格11.A5" office:value-type="string">
            <text:p text:style-name="P19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902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12003733169517" text:continue-numbering="true" text:style-name="WW8Num2">
        <text:list-item>
          <text:h text:style-name="P903" text:outline-level="1"><text:bookmark-start text:name="__RefHeading__5102_2133359321"/><text:soft-page-break/><text:span text:style-name="T47">TB_SYS_</text:span><text:span text:style-name="T49">CALENDAR_NOTE</text:span><text:bookmark-end text:name="__RefHeading__5102_213335932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p text:style-name="P81">Project</text:p>
          </table:table-cell>
          <table:table-cell table:style-name="表格12.A1" table:number-columns-spanned="6" office:value-type="string">
            <text:p text:style-name="P10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p text:style-name="P81">Ver</text:p>
          </table:table-cell>
          <table:table-cell table:style-name="表格12.A1" office:value-type="string">
            <text:p text:style-name="P100">0.5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2" office:value-type="string">
            <text:p text:style-name="P81">Maintain</text:p>
          </table:table-cell>
          <table:table-cell table:style-name="表格12.A2" table:number-columns-spanned="6" office:value-type="string">
            <text:p text:style-name="P10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p text:style-name="P81">Date</text:p>
          </table:table-cell>
          <table:table-cell table:style-name="表格12.A2" office:value-type="string">
            <text:p text:style-name="P100">2014/10/<text:span text:style-name="T23">15</text:span>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2" office:value-type="string">
            <text:p text:style-name="P81">Table</text:p>
          </table:table-cell>
          <table:table-cell table:style-name="表格12.A2" table:number-columns-spanned="6" office:value-type="string">
            <text:p text:style-name="P160">tb_sys_<text:span text:style-name="T22">calendar_no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p text:style-name="P81">DataBase</text:p>
          </table:table-cell>
          <table:table-cell table:style-name="表格12.A2" office:value-type="string">
            <text:p text:style-name="P100">bbcore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4" office:value-type="string">
            <text:p text:style-name="P81">Descript</text:p>
          </table:table-cell>
          <table:table-cell table:style-name="表格12.A4" table:number-columns-spanned="8" office:value-type="string">
            <text:p text:style-name="P150">使用者備忘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5" table:number-columns-spanned="9" office:value-type="string">
            <text:p text:style-name="P1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90">Field</text:p>
          </table:table-cell>
          <table:table-cell table:style-name="表格12.A5" office:value-type="string">
            <text:p text:style-name="P90">Datatype</text:p>
          </table:table-cell>
          <table:table-cell table:style-name="表格12.A5" office:value-type="string">
            <text:p text:style-name="P90">PK</text:p>
          </table:table-cell>
          <table:table-cell table:style-name="表格12.A5" office:value-type="string">
            <text:p text:style-name="P90">UK</text:p>
          </table:table-cell>
          <table:table-cell table:style-name="表格12.A5" office:value-type="string">
            <text:p text:style-name="P90">IDX</text:p>
          </table:table-cell>
          <table:table-cell table:style-name="表格12.A5" office:value-type="string">
            <text:p text:style-name="P740"><text:span text:style-name="T2">S</text:span><text:span text:style-name="T3">IZE</text:span></text:p>
          </table:table-cell>
          <table:table-cell table:style-name="表格12.A5" office:value-type="string">
            <text:p text:style-name="P740"><text:span text:style-name="T2">D</text:span><text:span text:style-name="T3">EF</text:span></text:p>
          </table:table-cell>
          <table:table-cell table:style-name="表格12.A5" office:value-type="string">
            <text:p text:style-name="P90">Description</text:p>
          </table:table-cell>
          <table:table-cell table:style-name="表格12.A5" office:value-type="string">
            <text:p text:style-name="P90">Remarks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37">OID</text:p>
          </table:table-cell>
          <table:table-cell table:style-name="表格12.A5" office:value-type="string">
            <text:p text:style-name="P237">CHAR</text:p>
          </table:table-cell>
          <table:table-cell table:style-name="表格12.A5" office:value-type="string">
            <text:p text:style-name="P237">Y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<text:s/></text:p>
          </table:table-cell>
          <table:table-cell table:style-name="表格12.A5" office:value-type="string">
            <text:p text:style-name="P237">36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PK / UUID</text:p>
          </table:table-cell>
          <table:table-cell table:style-name="表格12.A5" office:value-type="string">
            <text:p text:style-name="P237">Default java UUID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115">ACCOUNT</text:p>
          </table:table-cell>
          <table:table-cell table:style-name="表格12.A5" office:value-type="string">
            <text:p text:style-name="P115">VARCHAR</text:p>
          </table:table-cell>
          <table:table-cell table:style-name="表格12.A5" office:value-type="string">
            <text:p text:style-name="P116"/>
          </table:table-cell>
          <table:table-cell table:style-name="表格12.A5" office:value-type="string">
            <text:p text:style-name="P117">Y</text:p>
          </table:table-cell>
          <table:table-cell table:style-name="表格12.A5" office:value-type="string">
            <text:p text:style-name="P750"/>
          </table:table-cell>
          <table:table-cell table:style-name="表格12.A5" office:value-type="string">
            <text:p text:style-name="P115">24</text:p>
          </table:table-cell>
          <table:table-cell table:style-name="表格12.A5" office:value-type="string">
            <text:p text:style-name="P116"/>
          </table:table-cell>
          <table:table-cell table:style-name="表格12.A5" office:value-type="string">
            <text:p text:style-name="P115"/>
          </table:table-cell>
          <table:table-cell table:style-name="表格12.A5" office:value-type="string">
            <text:p text:style-name="P179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39">CALENDAR_ID</text:p>
          </table:table-cell>
          <table:table-cell table:style-name="表格12.A5" office:value-type="string">
            <text:p text:style-name="P118">VARCHAR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8">Y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9">11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589">20141915001</text:p>
          </table:table-cell>
          <table:table-cell table:style-name="表格12.A5" office:value-type="string">
            <text:p text:style-name="P191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50">TITLE</text:p>
          </table:table-cell>
          <table:table-cell table:style-name="表格12.A5" office:value-type="string">
            <text:p text:style-name="P122">VARCHAR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752"/>
          </table:table-cell>
          <table:table-cell table:style-name="表格12.A5" office:value-type="string">
            <text:p text:style-name="P250">100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550"/>
          </table:table-cell>
          <table:table-cell table:style-name="表格12.A5" office:value-type="string">
            <text:p text:style-name="P55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40">NOTE</text:p>
          </table:table-cell>
          <table:table-cell table:style-name="表格12.A11" office:value-type="string">
            <text:p text:style-name="P119">VARCHAR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752"/>
          </table:table-cell>
          <table:table-cell table:style-name="表格12.A11" office:value-type="string">
            <text:p text:style-name="P240"><text:span text:style-name="T24">1</text:span>0<text:span text:style-name="T24">0</text:span>0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550"/>
          </table:table-cell>
          <table:table-cell table:style-name="表格12.A11" office:value-type="string">
            <text:p text:style-name="P55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43">DATE</text:p>
          </table:table-cell>
          <table:table-cell table:style-name="表格12.A11" office:value-type="string">
            <text:p text:style-name="P120">VARCHAR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770">Y</text:p>
          </table:table-cell>
          <table:table-cell table:style-name="表格12.A11" office:value-type="string">
            <text:p text:style-name="P243">8</text:p>
          </table:table-cell>
          <table:table-cell table:style-name="表格12.A11" office:value-type="string">
            <text:p text:style-name="P235"/>
          </table:table-cell>
          <table:table-cell table:style-name="表格12.A11" office:value-type="string">
            <text:p text:style-name="P605">20141015</text:p>
          </table:table-cell>
          <table:table-cell table:style-name="表格12.A11" office:value-type="string">
            <text:p text:style-name="P55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43">TIME</text:p>
          </table:table-cell>
          <table:table-cell table:style-name="表格12.A11" office:value-type="string">
            <text:p text:style-name="P120">VARCHAR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752"/>
          </table:table-cell>
          <table:table-cell table:style-name="表格12.A11" office:value-type="string">
            <text:p text:style-name="P248">9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590">1010-<text:span text:style-name="T25">1200</text:span></text:p>
          </table:table-cell>
          <table:table-cell table:style-name="表格12.A11" office:value-type="string">
            <text:p text:style-name="P608">10時10分至12時00分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45">ALERT</text:p>
          </table:table-cell>
          <table:table-cell table:style-name="表格12.A11" office:value-type="string">
            <text:p text:style-name="P121">VARCHAR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752"/>
          </table:table-cell>
          <table:table-cell table:style-name="表格12.A11" office:value-type="string">
            <text:p text:style-name="P245">1</text:p>
          </table:table-cell>
          <table:table-cell table:style-name="表格12.A11" office:value-type="string">
            <text:p text:style-name="P246">N</text:p>
          </table:table-cell>
          <table:table-cell table:style-name="表格12.A11" office:value-type="string">
            <text:p text:style-name="P590"/>
          </table:table-cell>
          <table:table-cell table:style-name="表格12.A11" office:value-type="string">
            <text:p text:style-name="P55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45">CONTACT</text:p>
          </table:table-cell>
          <table:table-cell table:style-name="表格12.A11" office:value-type="string">
            <text:p text:style-name="P121">VARCHAR</text:p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191"/>
          </table:table-cell>
          <table:table-cell table:style-name="表格12.A11" office:value-type="string">
            <text:p text:style-name="P752"/>
          </table:table-cell>
          <table:table-cell table:style-name="表格12.A11" office:value-type="string">
            <text:p text:style-name="P247">500</text:p>
          </table:table-cell>
          <table:table-cell table:style-name="表格12.A11" office:value-type="string">
            <text:p text:style-name="P246"/>
          </table:table-cell>
          <table:table-cell table:style-name="表格12.A11" office:value-type="string">
            <text:p text:style-name="P592">Email address</text:p>
          </table:table-cell>
          <table:table-cell table:style-name="表格12.A11" office:value-type="string">
            <text:p text:style-name="P55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37">CUSERID</text:p>
          </table:table-cell>
          <table:table-cell table:style-name="表格12.A5" office:value-type="string">
            <text:p text:style-name="P237">VARCHAR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24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Create data user</text:p>
          </table:table-cell>
          <table:table-cell table:style-name="表格12.A5" office:value-type="string">
            <text:p text:style-name="P191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37">CDATE</text:p>
          </table:table-cell>
          <table:table-cell table:style-name="表格12.A5" office:value-type="string">
            <text:p text:style-name="P237">DATETIME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Create time</text:p>
          </table:table-cell>
          <table:table-cell table:style-name="表格12.A5" office:value-type="string">
            <text:p text:style-name="P191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37">UUSERID</text:p>
          </table:table-cell>
          <table:table-cell table:style-name="表格12.A5" office:value-type="string">
            <text:p text:style-name="P237">VARCHAR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24</text:p>
          </table:table-cell>
          <table:table-cell table:style-name="表格12.A5" office:value-type="string">
            <text:p text:style-name="P237">null</text:p>
          </table:table-cell>
          <table:table-cell table:style-name="表格12.A5" office:value-type="string">
            <text:p text:style-name="P237">Update date user</text:p>
          </table:table-cell>
          <table:table-cell table:style-name="表格12.A5" office:value-type="string">
            <text:p text:style-name="P191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37">UDATE</text:p>
          </table:table-cell>
          <table:table-cell table:style-name="表格12.A5" office:value-type="string">
            <text:p text:style-name="P237">DATETIME</text:p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191"/>
          </table:table-cell>
          <table:table-cell table:style-name="表格12.A5" office:value-type="string">
            <text:p text:style-name="P237">null</text:p>
          </table:table-cell>
          <table:table-cell table:style-name="表格12.A5" office:value-type="string">
            <text:p text:style-name="P237">Update time</text:p>
          </table:table-cell>
          <table:table-cell table:style-name="表格12.A5" office:value-type="string">
            <text:p text:style-name="P191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12003766158721" text:continue-numbering="true" text:style-name="WW8Num2">
        <text:list-item>
          <text:h text:style-name="P894" text:outline-level="1"><text:bookmark-start text:name="__RefHeading__5592_1484496577"/><text:soft-page-break/>TB_SYS_<text:span text:style-name="T28">MSG_NOTICE</text:span><text:bookmark-end text:name="__RefHeading__5592_1484496577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p text:style-name="P82">Project</text:p>
          </table:table-cell>
          <table:table-cell table:style-name="表格13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p text:style-name="P82">Ver</text:p>
          </table:table-cell>
          <table:table-cell table:style-name="表格13.A1" office:value-type="string">
            <text:p text:style-name="P101">0.5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2" office:value-type="string">
            <text:p text:style-name="P82">Maintain</text:p>
          </table:table-cell>
          <table:table-cell table:style-name="表格13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p text:style-name="P82">Date</text:p>
          </table:table-cell>
          <table:table-cell table:style-name="表格13.A2" office:value-type="string">
            <text:p text:style-name="P101">2014/10/<text:span text:style-name="T23">16</text:span>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2" office:value-type="string">
            <text:p text:style-name="P82">Table</text:p>
          </table:table-cell>
          <table:table-cell table:style-name="表格13.A2" table:number-columns-spanned="6" office:value-type="string">
            <text:p text:style-name="P161">tb_sys_<text:span text:style-name="T28">msg_noti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p text:style-name="P82">DataBase</text:p>
          </table:table-cell>
          <table:table-cell table:style-name="表格13.A2" office:value-type="string">
            <text:p text:style-name="P101">bbcore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4" office:value-type="string">
            <text:p text:style-name="P82">Descript</text:p>
          </table:table-cell>
          <table:table-cell table:style-name="表格13.A4" table:number-columns-spanned="8" office:value-type="string">
            <text:p text:style-name="P151">訊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5" table:number-columns-spanned="9" office:value-type="string">
            <text:p text:style-name="P1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91">Field</text:p>
          </table:table-cell>
          <table:table-cell table:style-name="表格13.A5" office:value-type="string">
            <text:p text:style-name="P91">Datatype</text:p>
          </table:table-cell>
          <table:table-cell table:style-name="表格13.A5" office:value-type="string">
            <text:p text:style-name="P91">PK</text:p>
          </table:table-cell>
          <table:table-cell table:style-name="表格13.A5" office:value-type="string">
            <text:p text:style-name="P91">UK</text:p>
          </table:table-cell>
          <table:table-cell table:style-name="表格13.A5" office:value-type="string">
            <text:p text:style-name="P91">IDX</text:p>
          </table:table-cell>
          <table:table-cell table:style-name="表格13.A5" office:value-type="string">
            <text:p text:style-name="P741"><text:span text:style-name="T2">S</text:span><text:span text:style-name="T3">IZE</text:span></text:p>
          </table:table-cell>
          <table:table-cell table:style-name="表格13.A5" office:value-type="string">
            <text:p text:style-name="P741"><text:span text:style-name="T2">D</text:span><text:span text:style-name="T3">EF</text:span></text:p>
          </table:table-cell>
          <table:table-cell table:style-name="表格13.A5" office:value-type="string">
            <text:p text:style-name="P91">Description</text:p>
          </table:table-cell>
          <table:table-cell table:style-name="表格13.A5" office:value-type="string">
            <text:p text:style-name="P91">Remarks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53">OID</text:p>
          </table:table-cell>
          <table:table-cell table:style-name="表格13.A5" office:value-type="string">
            <text:p text:style-name="P253">CHAR</text:p>
          </table:table-cell>
          <table:table-cell table:style-name="表格13.A5" office:value-type="string">
            <text:p text:style-name="P253">Y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<text:s/></text:p>
          </table:table-cell>
          <table:table-cell table:style-name="表格13.A5" office:value-type="string">
            <text:p text:style-name="P253">36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PK / UUID</text:p>
          </table:table-cell>
          <table:table-cell table:style-name="表格13.A5" office:value-type="string">
            <text:p text:style-name="P253">Default java UUID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56">NOTICE_ID</text:p>
          </table:table-cell>
          <table:table-cell table:style-name="表格13.A5" office:value-type="string">
            <text:p text:style-name="P124">VARCHAR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60">Y</text:p>
          </table:table-cell>
          <table:table-cell table:style-name="表格13.A5" office:value-type="string">
            <text:p text:style-name="P753"/>
          </table:table-cell>
          <table:table-cell table:style-name="表格13.A5" office:value-type="string">
            <text:p text:style-name="P256">1<text:span text:style-name="T27">3</text:span>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593">2014101600<text:span text:style-name="T27">00</text:span>1</text:p>
          </table:table-cell>
          <table:table-cell table:style-name="表格13.A5" office:value-type="string">
            <text:p text:style-name="P55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91">MSG_ID</text:p>
          </table:table-cell>
          <table:table-cell table:style-name="表格13.A9" office:value-type="string">
            <text:p text:style-name="P133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292">Y</text:p>
          </table:table-cell>
          <table:table-cell table:style-name="表格13.A9" office:value-type="string">
            <text:p text:style-name="P753"/>
          </table:table-cell>
          <table:table-cell table:style-name="表格13.A9" office:value-type="string">
            <text:p text:style-name="P291">10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600">tb_sys_msg_notice_config.MSG_ID</text:p>
          </table:table-cell>
          <table:table-cell table:style-name="表格13.A9" office:value-type="string">
            <text:p text:style-name="P55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51">TITLE</text:p>
          </table:table-cell>
          <table:table-cell table:style-name="表格13.A9" office:value-type="string">
            <text:p text:style-name="P123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753"/>
          </table:table-cell>
          <table:table-cell table:style-name="表格13.A9" office:value-type="string">
            <text:p text:style-name="P251">100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551"/>
          </table:table-cell>
          <table:table-cell table:style-name="表格13.A9" office:value-type="string">
            <text:p text:style-name="P55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54">MESSAGE</text:p>
          </table:table-cell>
          <table:table-cell table:style-name="表格13.A9" office:value-type="string">
            <text:p text:style-name="P123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753"/>
          </table:table-cell>
          <table:table-cell table:style-name="表格13.A9" office:value-type="string">
            <text:p text:style-name="P241"><text:span text:style-name="T24">1</text:span>0<text:span text:style-name="T24">0</text:span>0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551"/>
          </table:table-cell>
          <table:table-cell table:style-name="表格13.A9" office:value-type="string">
            <text:p text:style-name="P55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44">DATE</text:p>
          </table:table-cell>
          <table:table-cell table:style-name="表格13.A9" office:value-type="string">
            <text:p text:style-name="P123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771">Y</text:p>
          </table:table-cell>
          <table:table-cell table:style-name="表格13.A9" office:value-type="string">
            <text:p text:style-name="P290">17</text:p>
          </table:table-cell>
          <table:table-cell table:style-name="表格13.A9" office:value-type="string">
            <text:p text:style-name="P236"/>
          </table:table-cell>
          <table:table-cell table:style-name="表格13.A9" office:value-type="string">
            <text:p text:style-name="P607">20141015-2014101<text:span text:style-name="T46">6</text:span></text:p>
          </table:table-cell>
          <table:table-cell table:style-name="表格13.A9" office:value-type="string">
            <text:p text:style-name="P55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44">TIME</text:p>
          </table:table-cell>
          <table:table-cell table:style-name="表格13.A9" office:value-type="string">
            <text:p text:style-name="P123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753"/>
          </table:table-cell>
          <table:table-cell table:style-name="表格13.A9" office:value-type="string">
            <text:p text:style-name="P249">9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591">1010-<text:span text:style-name="T25">1200</text:span></text:p>
          </table:table-cell>
          <table:table-cell table:style-name="表格13.A9" office:value-type="string">
            <text:p text:style-name="P609">10時10分至12時00分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66">IS_GLOBAL</text:p>
          </table:table-cell>
          <table:table-cell table:style-name="表格13.A9" office:value-type="string">
            <text:p text:style-name="P125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753"/>
          </table:table-cell>
          <table:table-cell table:style-name="表格13.A9" office:value-type="string">
            <text:p text:style-name="P266">1</text:p>
          </table:table-cell>
          <table:table-cell table:style-name="表格13.A9" office:value-type="string">
            <text:p text:style-name="P268">N</text:p>
          </table:table-cell>
          <table:table-cell table:style-name="表格13.A9" office:value-type="string">
            <text:p text:style-name="P606">是否大家的都看的到</text:p>
          </table:table-cell>
          <table:table-cell table:style-name="表格13.A9" office:value-type="string">
            <text:p text:style-name="P60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67"><text:span text:style-name="T29">TO_</text:span>ACCOUNT</text:p>
          </table:table-cell>
          <table:table-cell table:style-name="表格13.A9" office:value-type="string">
            <text:p text:style-name="P126">VARCHAR</text:p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192"/>
          </table:table-cell>
          <table:table-cell table:style-name="表格13.A9" office:value-type="string">
            <text:p text:style-name="P753"/>
          </table:table-cell>
          <table:table-cell table:style-name="表格13.A9" office:value-type="string">
            <text:p text:style-name="P267">24</text:p>
          </table:table-cell>
          <table:table-cell table:style-name="表格13.A9" office:value-type="string">
            <text:p text:style-name="P193">*</text:p>
          </table:table-cell>
          <table:table-cell table:style-name="表格13.A9" office:value-type="string">
            <text:p text:style-name="P736">IS_GLOBAL<text:span text:style-name="T26">='Y' 時值為 *</text:span></text:p>
          </table:table-cell>
          <table:table-cell table:style-name="表格13.A9" office:value-type="string">
            <text:p text:style-name="P60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53">CUSERID</text:p>
          </table:table-cell>
          <table:table-cell table:style-name="表格13.A5" office:value-type="string">
            <text:p text:style-name="P253">VARCHAR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24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Create data user</text:p>
          </table:table-cell>
          <table:table-cell table:style-name="表格13.A5" office:value-type="string">
            <text:p text:style-name="P192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53">CDATE</text:p>
          </table:table-cell>
          <table:table-cell table:style-name="表格13.A5" office:value-type="string">
            <text:p text:style-name="P253">DATETIME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Create time</text:p>
          </table:table-cell>
          <table:table-cell table:style-name="表格13.A5" office:value-type="string">
            <text:p text:style-name="P192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53">UUSERID</text:p>
          </table:table-cell>
          <table:table-cell table:style-name="表格13.A5" office:value-type="string">
            <text:p text:style-name="P253">VARCHAR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24</text:p>
          </table:table-cell>
          <table:table-cell table:style-name="表格13.A5" office:value-type="string">
            <text:p text:style-name="P253">null</text:p>
          </table:table-cell>
          <table:table-cell table:style-name="表格13.A5" office:value-type="string">
            <text:p text:style-name="P253">Update date user</text:p>
          </table:table-cell>
          <table:table-cell table:style-name="表格13.A5" office:value-type="string">
            <text:p text:style-name="P192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53">UDATE</text:p>
          </table:table-cell>
          <table:table-cell table:style-name="表格13.A5" office:value-type="string">
            <text:p text:style-name="P253">DATETIME</text:p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192"/>
          </table:table-cell>
          <table:table-cell table:style-name="表格13.A5" office:value-type="string">
            <text:p text:style-name="P253">null</text:p>
          </table:table-cell>
          <table:table-cell table:style-name="表格13.A5" office:value-type="string">
            <text:p text:style-name="P253">Update time</text:p>
          </table:table-cell>
          <table:table-cell table:style-name="表格13.A5" office:value-type="string">
            <text:p text:style-name="P192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6"/>
      <text:p text:style-name="P16"/>
      <text:list xml:id="list212003799159774" text:continue-numbering="true" text:style-name="WW8Num2">
        <text:list-item>
          <text:h text:style-name="P895" text:outline-level="1"><text:bookmark-start text:name="__RefHeading__6135_1224920703"/>TB_SYS_<text:span text:style-name="T28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83">Project</text:p>
          </table:table-cell>
          <table:table-cell table:style-name="表格14.A1" table:number-columns-spanned="6" office:value-type="string">
            <text:p text:style-name="P10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83">Ver</text:p>
          </table:table-cell>
          <table:table-cell table:style-name="表格14.A1" office:value-type="string">
            <text:p text:style-name="P102">0.5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2" office:value-type="string">
            <text:p text:style-name="P83">Maintain</text:p>
          </table:table-cell>
          <table:table-cell table:style-name="表格14.A2" table:number-columns-spanned="6" office:value-type="string">
            <text:p text:style-name="P10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83">Date</text:p>
          </table:table-cell>
          <table:table-cell table:style-name="表格14.A2" office:value-type="string">
            <text:p text:style-name="P102">2014/10/<text:span text:style-name="T23">17</text:span>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2" office:value-type="string">
            <text:p text:style-name="P83">Table</text:p>
          </table:table-cell>
          <table:table-cell table:style-name="表格14.A2" table:number-columns-spanned="6" office:value-type="string">
            <text:p text:style-name="P162">tb_sys_<text:span text:style-name="T28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83">DataBase</text:p>
          </table:table-cell>
          <table:table-cell table:style-name="表格14.A2" office:value-type="string">
            <text:p text:style-name="P102">bbcore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4" office:value-type="string">
            <text:p text:style-name="P83">Descript</text:p>
          </table:table-cell>
          <table:table-cell table:style-name="表格14.A4" table:number-columns-spanned="8" office:value-type="string">
            <text:p text:style-name="P152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5" table:number-columns-spanned="9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92">Field</text:p>
          </table:table-cell>
          <table:table-cell table:style-name="表格14.A5" office:value-type="string">
            <text:p text:style-name="P92">Datatype</text:p>
          </table:table-cell>
          <table:table-cell table:style-name="表格14.A5" office:value-type="string">
            <text:p text:style-name="P92">PK</text:p>
          </table:table-cell>
          <table:table-cell table:style-name="表格14.A5" office:value-type="string">
            <text:p text:style-name="P92">UK</text:p>
          </table:table-cell>
          <table:table-cell table:style-name="表格14.A5" office:value-type="string">
            <text:p text:style-name="P92">IDX</text:p>
          </table:table-cell>
          <table:table-cell table:style-name="表格14.A5" office:value-type="string">
            <text:p text:style-name="P742"><text:span text:style-name="T2">S</text:span><text:span text:style-name="T3">IZE</text:span></text:p>
          </table:table-cell>
          <table:table-cell table:style-name="表格14.A5" office:value-type="string">
            <text:p text:style-name="P742"><text:span text:style-name="T2">D</text:span><text:span text:style-name="T3">EF</text:span></text:p>
          </table:table-cell>
          <table:table-cell table:style-name="表格14.A5" office:value-type="string">
            <text:p text:style-name="P92">Description</text:p>
          </table:table-cell>
          <table:table-cell table:style-name="表格14.A5" office:value-type="string">
            <text:p text:style-name="P92">Remarks</text:p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69">OID</text:p>
          </table:table-cell>
          <table:table-cell table:style-name="表格14.A5" office:value-type="string">
            <text:p text:style-name="P269">CHAR</text:p>
          </table:table-cell>
          <table:table-cell table:style-name="表格14.A5" office:value-type="string">
            <text:p text:style-name="P269">Y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<text:s/></text:p>
          </table:table-cell>
          <table:table-cell table:style-name="表格14.A5" office:value-type="string">
            <text:p text:style-name="P269">36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PK / UUID</text:p>
          </table:table-cell>
          <table:table-cell table:style-name="表格14.A5" office:value-type="string">
            <text:p text:style-name="P269">Default java UUID</text:p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0">TEMPLATE_ID</text:p>
          </table:table-cell>
          <table:table-cell table:style-name="表格14.A5" office:value-type="string">
            <text:p text:style-name="P127">VARCHAR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1">Y</text:p>
          </table:table-cell>
          <table:table-cell table:style-name="表格14.A5" office:value-type="string">
            <text:p text:style-name="P754"/>
          </table:table-cell>
          <table:table-cell table:style-name="表格14.A5" office:value-type="string">
            <text:p text:style-name="P270">10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594"><text:span text:style-name="T30">如</text:span>TPLMSG0<text:span text:style-name="T36">0</text:span>01</text:p>
          </table:table-cell>
          <table:table-cell table:style-name="表格14.A5" office:value-type="string">
            <text:p text:style-name="P552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52">TITLE</text:p>
          </table:table-cell>
          <table:table-cell table:style-name="表格14.A9" office:value-type="string">
            <text:p text:style-name="P127">VARCHAR</text:p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754"/>
          </table:table-cell>
          <table:table-cell table:style-name="表格14.A9" office:value-type="string">
            <text:p text:style-name="P252"><text:span text:style-name="T38">2</text:span>00</text:p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552"/>
          </table:table-cell>
          <table:table-cell table:style-name="表格14.A9" office:value-type="string">
            <text:p text:style-name="P552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55">MESSAGE</text:p>
          </table:table-cell>
          <table:table-cell table:style-name="表格14.A9" office:value-type="string">
            <text:p text:style-name="P127">VARCHAR</text:p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754"/>
          </table:table-cell>
          <table:table-cell table:style-name="表格14.A9" office:value-type="string">
            <text:p text:style-name="P242"><text:span text:style-name="T37">4</text:span>0<text:span text:style-name="T24">0</text:span>0</text:p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552"/>
          </table:table-cell>
          <table:table-cell table:style-name="表格14.A9" office:value-type="string">
            <text:p text:style-name="P552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78">DESCRIPTION</text:p>
          </table:table-cell>
          <table:table-cell table:style-name="表格14.A9" office:value-type="string">
            <text:p text:style-name="P130">VARCHAR</text:p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754"/>
          </table:table-cell>
          <table:table-cell table:style-name="表格14.A9" office:value-type="string">
            <text:p text:style-name="P278">200</text:p>
          </table:table-cell>
          <table:table-cell table:style-name="表格14.A9" office:value-type="string">
            <text:p text:style-name="P194"/>
          </table:table-cell>
          <table:table-cell table:style-name="表格14.A9" office:value-type="string">
            <text:p text:style-name="P552"/>
          </table:table-cell>
          <table:table-cell table:style-name="表格14.A9" office:value-type="string">
            <text:p text:style-name="P552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69">CUSERID</text:p>
          </table:table-cell>
          <table:table-cell table:style-name="表格14.A5" office:value-type="string">
            <text:p text:style-name="P269">VARCHAR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24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Create data user</text:p>
          </table:table-cell>
          <table:table-cell table:style-name="表格14.A5" office:value-type="string">
            <text:p text:style-name="P194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69">CDATE</text:p>
          </table:table-cell>
          <table:table-cell table:style-name="表格14.A5" office:value-type="string">
            <text:p text:style-name="P269">DATETIME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Create time</text:p>
          </table:table-cell>
          <table:table-cell table:style-name="表格14.A5" office:value-type="string">
            <text:p text:style-name="P194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69">UUSERID</text:p>
          </table:table-cell>
          <table:table-cell table:style-name="表格14.A5" office:value-type="string">
            <text:p text:style-name="P269">VARCHAR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24</text:p>
          </table:table-cell>
          <table:table-cell table:style-name="表格14.A5" office:value-type="string">
            <text:p text:style-name="P269">null</text:p>
          </table:table-cell>
          <table:table-cell table:style-name="表格14.A5" office:value-type="string">
            <text:p text:style-name="P269">Update date user</text:p>
          </table:table-cell>
          <table:table-cell table:style-name="表格14.A5" office:value-type="string">
            <text:p text:style-name="P194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69">UDATE</text:p>
          </table:table-cell>
          <table:table-cell table:style-name="表格14.A5" office:value-type="string">
            <text:p text:style-name="P269">DATETIME</text:p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194"/>
          </table:table-cell>
          <table:table-cell table:style-name="表格14.A5" office:value-type="string">
            <text:p text:style-name="P269">null</text:p>
          </table:table-cell>
          <table:table-cell table:style-name="表格14.A5" office:value-type="string">
            <text:p text:style-name="P269">Update time</text:p>
          </table:table-cell>
          <table:table-cell table:style-name="表格14.A5" office:value-type="string">
            <text:p text:style-name="P194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</table:table>
      <text:list xml:id="list212003815164905" text:continue-numbering="true" text:style-name="WW8Num2">
        <text:list-item>
          <text:h text:style-name="P904" text:outline-level="1"><text:bookmark-start text:name="__RefHeading__6139_1224920703"/><text:soft-page-break/><text:span text:style-name="T47">TB_SYS_</text:span><text:span text:style-name="T48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84">Project</text:p>
          </table:table-cell>
          <table:table-cell table:style-name="表格15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84">Ver</text:p>
          </table:table-cell>
          <table:table-cell table:style-name="表格15.A1" office:value-type="string">
            <text:p text:style-name="P103">0.5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2" office:value-type="string">
            <text:p text:style-name="P84">Maintain</text:p>
          </table:table-cell>
          <table:table-cell table:style-name="表格15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84">Date</text:p>
          </table:table-cell>
          <table:table-cell table:style-name="表格15.A2" office:value-type="string">
            <text:p text:style-name="P103">2014/10/<text:span text:style-name="T23">17</text:span>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2" office:value-type="string">
            <text:p text:style-name="P84">Table</text:p>
          </table:table-cell>
          <table:table-cell table:style-name="表格15.A2" table:number-columns-spanned="6" office:value-type="string">
            <text:p text:style-name="P163">tb_sys_<text:span text:style-name="T28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84">DataBase</text:p>
          </table:table-cell>
          <table:table-cell table:style-name="表格15.A2" office:value-type="string">
            <text:p text:style-name="P103">bbcore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4" office:value-type="string">
            <text:p text:style-name="P84">Descript</text:p>
          </table:table-cell>
          <table:table-cell table:style-name="表格15.A4" table:number-columns-spanned="8" office:value-type="string">
            <text:p text:style-name="P153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5" table:number-columns-spanned="9" office:value-type="string">
            <text:p text:style-name="P1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93">Field</text:p>
          </table:table-cell>
          <table:table-cell table:style-name="表格15.A5" office:value-type="string">
            <text:p text:style-name="P93">Datatype</text:p>
          </table:table-cell>
          <table:table-cell table:style-name="表格15.A5" office:value-type="string">
            <text:p text:style-name="P93">PK</text:p>
          </table:table-cell>
          <table:table-cell table:style-name="表格15.A5" office:value-type="string">
            <text:p text:style-name="P93">UK</text:p>
          </table:table-cell>
          <table:table-cell table:style-name="表格15.A5" office:value-type="string">
            <text:p text:style-name="P93">IDX</text:p>
          </table:table-cell>
          <table:table-cell table:style-name="表格15.A5" office:value-type="string">
            <text:p text:style-name="P743"><text:span text:style-name="T2">S</text:span><text:span text:style-name="T3">IZE</text:span></text:p>
          </table:table-cell>
          <table:table-cell table:style-name="表格15.A5" office:value-type="string">
            <text:p text:style-name="P743"><text:span text:style-name="T2">D</text:span><text:span text:style-name="T3">EF</text:span></text:p>
          </table:table-cell>
          <table:table-cell table:style-name="表格15.A5" office:value-type="string">
            <text:p text:style-name="P93">Description</text:p>
          </table:table-cell>
          <table:table-cell table:style-name="表格15.A5" office:value-type="string">
            <text:p text:style-name="P93">Remarks</text:p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2">OID</text:p>
          </table:table-cell>
          <table:table-cell table:style-name="表格15.A5" office:value-type="string">
            <text:p text:style-name="P272">CHAR</text:p>
          </table:table-cell>
          <table:table-cell table:style-name="表格15.A5" office:value-type="string">
            <text:p text:style-name="P272">Y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<text:s/></text:p>
          </table:table-cell>
          <table:table-cell table:style-name="表格15.A5" office:value-type="string">
            <text:p text:style-name="P272">36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PK / UUID</text:p>
          </table:table-cell>
          <table:table-cell table:style-name="表格15.A5" office:value-type="string">
            <text:p text:style-name="P272">Default java UUID</text:p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1">TEMPLATE_ID</text:p>
          </table:table-cell>
          <table:table-cell table:style-name="表格15.A5" office:value-type="string">
            <text:p text:style-name="P128">VARCHAR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62">Y</text:p>
          </table:table-cell>
          <table:table-cell table:style-name="表格15.A5" office:value-type="string">
            <text:p text:style-name="P755"/>
          </table:table-cell>
          <table:table-cell table:style-name="表格15.A5" office:value-type="string">
            <text:p text:style-name="P271">10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596">TB_SYS_TEMPLATE.TEMPLATE_ID</text:p>
          </table:table-cell>
          <table:table-cell table:style-name="表格15.A5" office:value-type="string">
            <text:p text:style-name="P553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75">IS_TITLE</text:p>
          </table:table-cell>
          <table:table-cell table:style-name="表格15.A9" office:value-type="string">
            <text:p text:style-name="P129">VARCHAR</text:p>
          </table:table-cell>
          <table:table-cell table:style-name="表格15.A9" office:value-type="string">
            <text:p text:style-name="P195"/>
          </table:table-cell>
          <table:table-cell table:style-name="表格15.A9" office:value-type="string">
            <text:p text:style-name="P277">Y</text:p>
          </table:table-cell>
          <table:table-cell table:style-name="表格15.A9" office:value-type="string">
            <text:p text:style-name="P755"/>
          </table:table-cell>
          <table:table-cell table:style-name="表格15.A9" office:value-type="string">
            <text:p text:style-name="P275">1</text:p>
          </table:table-cell>
          <table:table-cell table:style-name="表格15.A9" office:value-type="string">
            <text:p text:style-name="P276">N</text:p>
          </table:table-cell>
          <table:table-cell table:style-name="表格15.A9" office:value-type="string">
            <text:p text:style-name="P610">是否為<text:span text:style-name="T39">title 或內文</text:span></text:p>
          </table:table-cell>
          <table:table-cell table:style-name="表格15.A9" office:value-type="string">
            <text:p text:style-name="P553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74">TEMPLATE_VAR</text:p>
          </table:table-cell>
          <table:table-cell table:style-name="表格15.A9" office:value-type="string">
            <text:p text:style-name="P128">VARCHAR</text:p>
          </table:table-cell>
          <table:table-cell table:style-name="表格15.A9" office:value-type="string">
            <text:p text:style-name="P195"/>
          </table:table-cell>
          <table:table-cell table:style-name="表格15.A9" office:value-type="string">
            <text:p text:style-name="P273">Y</text:p>
          </table:table-cell>
          <table:table-cell table:style-name="表格15.A9" office:value-type="string">
            <text:p text:style-name="P755"/>
          </table:table-cell>
          <table:table-cell table:style-name="表格15.A9" office:value-type="string">
            <text:p text:style-name="P274">100</text:p>
          </table:table-cell>
          <table:table-cell table:style-name="表格15.A9" office:value-type="string">
            <text:p text:style-name="P195"/>
          </table:table-cell>
          <table:table-cell table:style-name="表格15.A9" office:value-type="string">
            <text:p text:style-name="P595">Template <text:span text:style-name="T30">的變數</text:span></text:p>
          </table:table-cell>
          <table:table-cell table:style-name="表格15.A9" office:value-type="string">
            <text:p text:style-name="P553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74">OBJECT_VAR</text:p>
          </table:table-cell>
          <table:table-cell table:style-name="表格15.A9" office:value-type="string">
            <text:p text:style-name="P128">VARCHAR</text:p>
          </table:table-cell>
          <table:table-cell table:style-name="表格15.A9" office:value-type="string">
            <text:p text:style-name="P195"/>
          </table:table-cell>
          <table:table-cell table:style-name="表格15.A9" office:value-type="string">
            <text:p text:style-name="P195"/>
          </table:table-cell>
          <table:table-cell table:style-name="表格15.A9" office:value-type="string">
            <text:p text:style-name="P755"/>
          </table:table-cell>
          <table:table-cell table:style-name="表格15.A9" office:value-type="string">
            <text:p text:style-name="P274">100</text:p>
          </table:table-cell>
          <table:table-cell table:style-name="表格15.A9" office:value-type="string">
            <text:p text:style-name="P195"/>
          </table:table-cell>
          <table:table-cell table:style-name="表格15.A9" office:value-type="string">
            <text:p text:style-name="P610">object 的變數</text:p>
          </table:table-cell>
          <table:table-cell table:style-name="表格15.A9" office:value-type="string">
            <text:p text:style-name="P553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2">CUSERID</text:p>
          </table:table-cell>
          <table:table-cell table:style-name="表格15.A5" office:value-type="string">
            <text:p text:style-name="P272">VARCHAR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24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Create data user</text:p>
          </table:table-cell>
          <table:table-cell table:style-name="表格15.A5" office:value-type="string">
            <text:p text:style-name="P195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2">CDATE</text:p>
          </table:table-cell>
          <table:table-cell table:style-name="表格15.A5" office:value-type="string">
            <text:p text:style-name="P272">DATETIME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Create time</text:p>
          </table:table-cell>
          <table:table-cell table:style-name="表格15.A5" office:value-type="string">
            <text:p text:style-name="P195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2">UUSERID</text:p>
          </table:table-cell>
          <table:table-cell table:style-name="表格15.A5" office:value-type="string">
            <text:p text:style-name="P272">VARCHAR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24</text:p>
          </table:table-cell>
          <table:table-cell table:style-name="表格15.A5" office:value-type="string">
            <text:p text:style-name="P272">null</text:p>
          </table:table-cell>
          <table:table-cell table:style-name="表格15.A5" office:value-type="string">
            <text:p text:style-name="P272">Update date user</text:p>
          </table:table-cell>
          <table:table-cell table:style-name="表格15.A5" office:value-type="string">
            <text:p text:style-name="P195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2">UDATE</text:p>
          </table:table-cell>
          <table:table-cell table:style-name="表格15.A5" office:value-type="string">
            <text:p text:style-name="P272">DATETIME</text:p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195"/>
          </table:table-cell>
          <table:table-cell table:style-name="表格15.A5" office:value-type="string">
            <text:p text:style-name="P272">null</text:p>
          </table:table-cell>
          <table:table-cell table:style-name="表格15.A5" office:value-type="string">
            <text:p text:style-name="P272">Update time</text:p>
          </table:table-cell>
          <table:table-cell table:style-name="表格15.A5" office:value-type="string">
            <text:p text:style-name="P195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8"/>
      <text:p text:style-name="P17"/>
      <text:p text:style-name="P17"/>
      <text:list xml:id="list212003848168791" text:continue-numbering="true" text:style-name="WW8Num2">
        <text:list-item>
          <text:h text:style-name="P896" text:outline-level="1"><text:bookmark-start text:name="__RefHeading__6973_1507293065"/>TB_SYS_<text:span text:style-name="T28">MSG_NOTICE_CONFIG</text:span><text:bookmark-end text:name="__RefHeading__6973_1507293065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p text:style-name="P85">Project</text:p>
          </table:table-cell>
          <table:table-cell table:style-name="表格16.A1" table:number-columns-spanned="6" office:value-type="string">
            <text:p text:style-name="P10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p text:style-name="P85">Ver</text:p>
          </table:table-cell>
          <table:table-cell table:style-name="表格16.A1" office:value-type="string">
            <text:p text:style-name="P104">0.5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2" office:value-type="string">
            <text:p text:style-name="P85">Maintain</text:p>
          </table:table-cell>
          <table:table-cell table:style-name="表格16.A2" table:number-columns-spanned="6" office:value-type="string">
            <text:p text:style-name="P10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p text:style-name="P85">Date</text:p>
          </table:table-cell>
          <table:table-cell table:style-name="表格16.A2" office:value-type="string">
            <text:p text:style-name="P104">2014/10/<text:span text:style-name="T23">18</text:span>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2" office:value-type="string">
            <text:p text:style-name="P85">Table</text:p>
          </table:table-cell>
          <table:table-cell table:style-name="表格16.A2" table:number-columns-spanned="6" office:value-type="string">
            <text:p text:style-name="P164">tb_sys_<text:span text:style-name="T28">msg_notice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p text:style-name="P85">DataBase</text:p>
          </table:table-cell>
          <table:table-cell table:style-name="表格16.A2" office:value-type="string">
            <text:p text:style-name="P104">bbcore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4" office:value-type="string">
            <text:p text:style-name="P85">Descript</text:p>
          </table:table-cell>
          <table:table-cell table:style-name="表格16.A4" table:number-columns-spanned="8" office:value-type="string">
            <text:p text:style-name="P154">提供<text:span text:style-name="T45">WebMessagePublishListener.java呼叫當前該使用哪組繼承BaseMessagePublishService.java的Impl service-class , 這組service-class主要是產生推堆訊息內容實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5" table:number-columns-spanned="9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94">Field</text:p>
          </table:table-cell>
          <table:table-cell table:style-name="表格16.A5" office:value-type="string">
            <text:p text:style-name="P94">Datatype</text:p>
          </table:table-cell>
          <table:table-cell table:style-name="表格16.A5" office:value-type="string">
            <text:p text:style-name="P94">PK</text:p>
          </table:table-cell>
          <table:table-cell table:style-name="表格16.A5" office:value-type="string">
            <text:p text:style-name="P94">UK</text:p>
          </table:table-cell>
          <table:table-cell table:style-name="表格16.A5" office:value-type="string">
            <text:p text:style-name="P94">IDX</text:p>
          </table:table-cell>
          <table:table-cell table:style-name="表格16.A5" office:value-type="string">
            <text:p text:style-name="P744"><text:span text:style-name="T2">S</text:span><text:span text:style-name="T3">IZE</text:span></text:p>
          </table:table-cell>
          <table:table-cell table:style-name="表格16.A5" office:value-type="string">
            <text:p text:style-name="P744"><text:span text:style-name="T2">D</text:span><text:span text:style-name="T3">EF</text:span></text:p>
          </table:table-cell>
          <table:table-cell table:style-name="表格16.A5" office:value-type="string">
            <text:p text:style-name="P94">Description</text:p>
          </table:table-cell>
          <table:table-cell table:style-name="表格16.A5" office:value-type="string">
            <text:p text:style-name="P94">Remarks</text:p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79">OID</text:p>
          </table:table-cell>
          <table:table-cell table:style-name="表格16.A5" office:value-type="string">
            <text:p text:style-name="P279">CHAR</text:p>
          </table:table-cell>
          <table:table-cell table:style-name="表格16.A5" office:value-type="string">
            <text:p text:style-name="P279">Y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<text:s/></text:p>
          </table:table-cell>
          <table:table-cell table:style-name="表格16.A5" office:value-type="string">
            <text:p text:style-name="P279">36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PK / UUID</text:p>
          </table:table-cell>
          <table:table-cell table:style-name="表格16.A5" office:value-type="string">
            <text:p text:style-name="P279">Default java UUID</text:p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57"><text:span text:style-name="T40">MSG</text:span>_ID</text:p>
          </table:table-cell>
          <table:table-cell table:style-name="表格16.A5" office:value-type="string">
            <text:p text:style-name="P131">VARCHAR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63">Y</text:p>
          </table:table-cell>
          <table:table-cell table:style-name="表格16.A5" office:value-type="string">
            <text:p text:style-name="P756"/>
          </table:table-cell>
          <table:table-cell table:style-name="表格16.A5" office:value-type="string">
            <text:p text:style-name="P257">1<text:span text:style-name="T40">0</text:span>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597"><text:span text:style-name="T30">如 </text:span>MSG001 </text:p>
          </table:table-cell>
          <table:table-cell table:style-name="表格16.A5" office:value-type="string">
            <text:p text:style-name="P554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9" office:value-type="string">
            <text:p text:style-name="P281">SYSTEM</text:p>
          </table:table-cell>
          <table:table-cell table:style-name="表格16.A9" office:value-type="string">
            <text:p text:style-name="P132">VARCHAR</text:p>
          </table:table-cell>
          <table:table-cell table:style-name="表格16.A9" office:value-type="string">
            <text:p text:style-name="P196"/>
          </table:table-cell>
          <table:table-cell table:style-name="表格16.A9" office:value-type="string">
            <text:p text:style-name="P283"/>
          </table:table-cell>
          <table:table-cell table:style-name="表格16.A9" office:value-type="string">
            <text:p text:style-name="P756"/>
          </table:table-cell>
          <table:table-cell table:style-name="表格16.A9" office:value-type="string">
            <text:p text:style-name="P281">10</text:p>
          </table:table-cell>
          <table:table-cell table:style-name="表格16.A9" office:value-type="string">
            <text:p text:style-name="P196"/>
          </table:table-cell>
          <table:table-cell table:style-name="表格16.A9" office:value-type="string">
            <text:p text:style-name="P611">如 <text:span text:style-name="T41">CORE</text:span></text:p>
          </table:table-cell>
          <table:table-cell table:style-name="表格16.A9" office:value-type="string">
            <text:p text:style-name="P554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9" office:value-type="string">
            <text:p text:style-name="P280">CLASS_<text:span text:style-name="T42">NAME</text:span></text:p>
          </table:table-cell>
          <table:table-cell table:style-name="表格16.A9" office:value-type="string">
            <text:p text:style-name="P131">VARCHAR</text:p>
          </table:table-cell>
          <table:table-cell table:style-name="表格16.A9" office:value-type="string">
            <text:p text:style-name="P196"/>
          </table:table-cell>
          <table:table-cell table:style-name="表格16.A9" office:value-type="string">
            <text:p text:style-name="P196"/>
          </table:table-cell>
          <table:table-cell table:style-name="表格16.A9" office:value-type="string">
            <text:p text:style-name="P756"/>
          </table:table-cell>
          <table:table-cell table:style-name="表格16.A9" office:value-type="string">
            <text:p text:style-name="P282">255</text:p>
          </table:table-cell>
          <table:table-cell table:style-name="表格16.A9" office:value-type="string">
            <text:p text:style-name="P196"/>
          </table:table-cell>
          <table:table-cell table:style-name="表格16.A9" office:value-type="string">
            <text:p text:style-name="P611">如 <text:span text:style-name="T40">com.test.SysMsgServiceImpl</text:span></text:p>
          </table:table-cell>
          <table:table-cell table:style-name="表格16.A9" office:value-type="string">
            <text:p text:style-name="P554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79">CUSERID</text:p>
          </table:table-cell>
          <table:table-cell table:style-name="表格16.A5" office:value-type="string">
            <text:p text:style-name="P279">VARCHAR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24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Create data user</text:p>
          </table:table-cell>
          <table:table-cell table:style-name="表格16.A5" office:value-type="string">
            <text:p text:style-name="P196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79">CDATE</text:p>
          </table:table-cell>
          <table:table-cell table:style-name="表格16.A5" office:value-type="string">
            <text:p text:style-name="P279">DATETIME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Create time</text:p>
          </table:table-cell>
          <table:table-cell table:style-name="表格16.A5" office:value-type="string">
            <text:p text:style-name="P196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79">UUSERID</text:p>
          </table:table-cell>
          <table:table-cell table:style-name="表格16.A5" office:value-type="string">
            <text:p text:style-name="P279">VARCHAR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24</text:p>
          </table:table-cell>
          <table:table-cell table:style-name="表格16.A5" office:value-type="string">
            <text:p text:style-name="P279">null</text:p>
          </table:table-cell>
          <table:table-cell table:style-name="表格16.A5" office:value-type="string">
            <text:p text:style-name="P279">Update date user</text:p>
          </table:table-cell>
          <table:table-cell table:style-name="表格16.A5" office:value-type="string">
            <text:p text:style-name="P196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79">UDATE</text:p>
          </table:table-cell>
          <table:table-cell table:style-name="表格16.A5" office:value-type="string">
            <text:p text:style-name="P279">DATETIME</text:p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196"/>
          </table:table-cell>
          <table:table-cell table:style-name="表格16.A5" office:value-type="string">
            <text:p text:style-name="P279">null</text:p>
          </table:table-cell>
          <table:table-cell table:style-name="表格16.A5" office:value-type="string">
            <text:p text:style-name="P279">Update time</text:p>
          </table:table-cell>
          <table:table-cell table:style-name="表格16.A5" office:value-type="string">
            <text:p text:style-name="P196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9"/>
      <text:p text:style-name="P19"/>
      <text:list xml:id="list212003865179855" text:continue-numbering="true" text:style-name="WW8Num2">
        <text:list-item>
          <text:h text:style-name="P897" text:outline-level="1"><text:bookmark-start text:name="__RefHeading__7410_1829345708"/><text:soft-page-break/>TB_SYS_<text:span text:style-name="T102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86">Project</text:p>
          </table:table-cell>
          <table:table-cell table:style-name="表格17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86">Ver</text:p>
          </table:table-cell>
          <table:table-cell table:style-name="表格17.A1" office:value-type="string">
            <text:p text:style-name="P105">0.5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2" office:value-type="string">
            <text:p text:style-name="P86">Maintain</text:p>
          </table:table-cell>
          <table:table-cell table:style-name="表格17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86">Date</text:p>
          </table:table-cell>
          <table:table-cell table:style-name="表格17.A2" office:value-type="string">
            <text:p text:style-name="P105">2014/10/<text:span text:style-name="T102">22</text:span>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2" office:value-type="string">
            <text:p text:style-name="P86">Table</text:p>
          </table:table-cell>
          <table:table-cell table:style-name="表格17.A2" table:number-columns-spanned="6" office:value-type="string">
            <text:p text:style-name="P165">tb_sys_<text:span text:style-name="T102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86">DataBase</text:p>
          </table:table-cell>
          <table:table-cell table:style-name="表格17.A2" office:value-type="string">
            <text:p text:style-name="P105">bbcore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4" office:value-type="string">
            <text:p text:style-name="P86">Descript</text:p>
          </table:table-cell>
          <table:table-cell table:style-name="表格17.A4" table:number-columns-spanned="8" office:value-type="string">
            <text:p text:style-name="P155">提供<text:span text:style-name="T102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5" table:number-columns-spanned="9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95">Field</text:p>
          </table:table-cell>
          <table:table-cell table:style-name="表格17.A5" office:value-type="string">
            <text:p text:style-name="P95">Datatype</text:p>
          </table:table-cell>
          <table:table-cell table:style-name="表格17.A5" office:value-type="string">
            <text:p text:style-name="P95">PK</text:p>
          </table:table-cell>
          <table:table-cell table:style-name="表格17.A5" office:value-type="string">
            <text:p text:style-name="P95">UK</text:p>
          </table:table-cell>
          <table:table-cell table:style-name="表格17.A5" office:value-type="string">
            <text:p text:style-name="P95">IDX</text:p>
          </table:table-cell>
          <table:table-cell table:style-name="表格17.A5" office:value-type="string">
            <text:p text:style-name="P745"><text:span text:style-name="T2">S</text:span><text:span text:style-name="T3">IZE</text:span></text:p>
          </table:table-cell>
          <table:table-cell table:style-name="表格17.A5" office:value-type="string">
            <text:p text:style-name="P745"><text:span text:style-name="T2">D</text:span><text:span text:style-name="T3">EF</text:span></text:p>
          </table:table-cell>
          <table:table-cell table:style-name="表格17.A5" office:value-type="string">
            <text:p text:style-name="P95">Description</text:p>
          </table:table-cell>
          <table:table-cell table:style-name="表格17.A5" office:value-type="string">
            <text:p text:style-name="P95">Remarks</text:p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93">OID</text:p>
          </table:table-cell>
          <table:table-cell table:style-name="表格17.A5" office:value-type="string">
            <text:p text:style-name="P293">CHAR</text:p>
          </table:table-cell>
          <table:table-cell table:style-name="表格17.A5" office:value-type="string">
            <text:p text:style-name="P293">Y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<text:s/></text:p>
          </table:table-cell>
          <table:table-cell table:style-name="表格17.A5" office:value-type="string">
            <text:p text:style-name="P293">36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PK / UUID</text:p>
          </table:table-cell>
          <table:table-cell table:style-name="表格17.A5" office:value-type="string">
            <text:p text:style-name="P293">Default java UUID</text:p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58"><text:span text:style-name="T103">WS</text:span>_ID</text:p>
          </table:table-cell>
          <table:table-cell table:style-name="表格17.A5" office:value-type="string">
            <text:p text:style-name="P134">VARCHAR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64">Y</text:p>
          </table:table-cell>
          <table:table-cell table:style-name="表格17.A5" office:value-type="string">
            <text:p text:style-name="P757"/>
          </table:table-cell>
          <table:table-cell table:style-name="表格17.A5" office:value-type="string">
            <text:p text:style-name="P258">1<text:span text:style-name="T40">0</text:span>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598"><text:span text:style-name="T30">如 </text:span><text:span text:style-name="T31">WS001</text:span> </text:p>
          </table:table-cell>
          <table:table-cell table:style-name="表格17.A5" office:value-type="string">
            <text:p text:style-name="P555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81">SYSTEM</text:p>
          </table:table-cell>
          <table:table-cell table:style-name="表格17.A9" office:value-type="string">
            <text:p text:style-name="P132">VARCHAR</text:p>
          </table:table-cell>
          <table:table-cell table:style-name="表格17.A9" office:value-type="string">
            <text:p text:style-name="P196"/>
          </table:table-cell>
          <table:table-cell table:style-name="表格17.A9" office:value-type="string">
            <text:p text:style-name="P283"/>
          </table:table-cell>
          <table:table-cell table:style-name="表格17.A9" office:value-type="string">
            <text:p text:style-name="P756"/>
          </table:table-cell>
          <table:table-cell table:style-name="表格17.A9" office:value-type="string">
            <text:p text:style-name="P281">10</text:p>
          </table:table-cell>
          <table:table-cell table:style-name="表格17.A9" office:value-type="string">
            <text:p text:style-name="P196"/>
          </table:table-cell>
          <table:table-cell table:style-name="表格17.A9" office:value-type="string">
            <text:p text:style-name="P611">如 <text:span text:style-name="T41">CORE</text:span></text:p>
          </table:table-cell>
          <table:table-cell table:style-name="表格17.A9" office:value-type="string">
            <text:p text:style-name="P55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94">TYPE</text:p>
          </table:table-cell>
          <table:table-cell table:style-name="表格17.A9" office:value-type="string">
            <text:p text:style-name="P135">VARCHAR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284"/>
          </table:table-cell>
          <table:table-cell table:style-name="表格17.A9" office:value-type="string">
            <text:p text:style-name="P757"/>
          </table:table-cell>
          <table:table-cell table:style-name="表格17.A9" office:value-type="string">
            <text:p text:style-name="P294">4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622">SOAP, REST</text:p>
          </table:table-cell>
          <table:table-cell table:style-name="表格17.A9" office:value-type="string">
            <text:p text:style-name="P555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94">BEAN_ID</text:p>
          </table:table-cell>
          <table:table-cell table:style-name="表格17.A9" office:value-type="string">
            <text:p text:style-name="P135">VARCHAR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757"/>
          </table:table-cell>
          <table:table-cell table:style-name="表格17.A9" office:value-type="string">
            <text:p text:style-name="P294">255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622">Spring bean id</text:p>
          </table:table-cell>
          <table:table-cell table:style-name="表格17.A9" office:value-type="string">
            <text:p text:style-name="P555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94">PUBLISH_ADDRESS</text:p>
          </table:table-cell>
          <table:table-cell table:style-name="表格17.A9" office:value-type="string">
            <text:p text:style-name="P135">VARCHAR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757"/>
          </table:table-cell>
          <table:table-cell table:style-name="表格17.A9" office:value-type="string">
            <text:p text:style-name="P294">255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612">只有 <text:span text:style-name="T103">TYPE = 'SOAP' 才需要</text:span></text:p>
            <text:p text:style-name="P612">如: /<text:span text:style-name="T104">hello</text:span></text:p>
          </table:table-cell>
          <table:table-cell table:style-name="表格17.A9" office:value-type="string">
            <text:p text:style-name="P555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95">DESCRIPTION</text:p>
          </table:table-cell>
          <table:table-cell table:style-name="表格17.A9" office:value-type="string">
            <text:p text:style-name="P136">VARCHAR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757"/>
          </table:table-cell>
          <table:table-cell table:style-name="表格17.A9" office:value-type="string">
            <text:p text:style-name="P295">500</text:p>
          </table:table-cell>
          <table:table-cell table:style-name="表格17.A9" office:value-type="string">
            <text:p text:style-name="P197"/>
          </table:table-cell>
          <table:table-cell table:style-name="表格17.A9" office:value-type="string">
            <text:p text:style-name="P612"/>
          </table:table-cell>
          <table:table-cell table:style-name="表格17.A9" office:value-type="string">
            <text:p text:style-name="P555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93">CUSERID</text:p>
          </table:table-cell>
          <table:table-cell table:style-name="表格17.A5" office:value-type="string">
            <text:p text:style-name="P293">VARCHAR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24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Create data user</text:p>
          </table:table-cell>
          <table:table-cell table:style-name="表格17.A5" office:value-type="string">
            <text:p text:style-name="P197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93">CDATE</text:p>
          </table:table-cell>
          <table:table-cell table:style-name="表格17.A5" office:value-type="string">
            <text:p text:style-name="P293">DATETIME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Create time</text:p>
          </table:table-cell>
          <table:table-cell table:style-name="表格17.A5" office:value-type="string">
            <text:p text:style-name="P197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93">UUSERID</text:p>
          </table:table-cell>
          <table:table-cell table:style-name="表格17.A5" office:value-type="string">
            <text:p text:style-name="P293">VARCHAR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24</text:p>
          </table:table-cell>
          <table:table-cell table:style-name="表格17.A5" office:value-type="string">
            <text:p text:style-name="P293">null</text:p>
          </table:table-cell>
          <table:table-cell table:style-name="表格17.A5" office:value-type="string">
            <text:p text:style-name="P293">Update date user</text:p>
          </table:table-cell>
          <table:table-cell table:style-name="表格17.A5" office:value-type="string">
            <text:p text:style-name="P197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93">UDATE</text:p>
          </table:table-cell>
          <table:table-cell table:style-name="表格17.A5" office:value-type="string">
            <text:p text:style-name="P293">DATETIME</text:p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197"/>
          </table:table-cell>
          <table:table-cell table:style-name="表格17.A5" office:value-type="string">
            <text:p text:style-name="P293">null</text:p>
          </table:table-cell>
          <table:table-cell table:style-name="表格17.A5" office:value-type="string">
            <text:p text:style-name="P293">Update time</text:p>
          </table:table-cell>
          <table:table-cell table:style-name="表格17.A5" office:value-type="string">
            <text:p text:style-name="P197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20"/>
      <text:p text:style-name="P20"/>
      <text:list xml:id="list212003898180878" text:continue-numbering="true" text:style-name="WW8Num2">
        <text:list-item>
          <text:h text:style-name="P905" text:outline-level="1"><text:bookmark-start text:name="__RefHeading__7894_832783559"/><text:span text:style-name="T47">TB_SYS_</text:span><text:span text:style-name="T50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87">Project</text:p>
          </table:table-cell>
          <table:table-cell table:style-name="表格18.A1" table:number-columns-spanned="6" office:value-type="string">
            <text:p text:style-name="P10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87">Ver</text:p>
          </table:table-cell>
          <table:table-cell table:style-name="表格18.A1" office:value-type="string">
            <text:p text:style-name="P106">0.5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2" office:value-type="string">
            <text:p text:style-name="P87">Maintain</text:p>
          </table:table-cell>
          <table:table-cell table:style-name="表格18.A2" table:number-columns-spanned="6" office:value-type="string">
            <text:p text:style-name="P10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87">Date</text:p>
          </table:table-cell>
          <table:table-cell table:style-name="表格18.A2" office:value-type="string">
            <text:p text:style-name="P106">2014/10/<text:span text:style-name="T102">23</text:span>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2" office:value-type="string">
            <text:p text:style-name="P87">Table</text:p>
          </table:table-cell>
          <table:table-cell table:style-name="表格18.A2" table:number-columns-spanned="6" office:value-type="string">
            <text:p text:style-name="P166">tb_sys_<text:span text:style-name="T107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87">DataBase</text:p>
          </table:table-cell>
          <table:table-cell table:style-name="表格18.A2" office:value-type="string">
            <text:p text:style-name="P106">bbcore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4" office:value-type="string">
            <text:p text:style-name="P87">Descript</text:p>
          </table:table-cell>
          <table:table-cell table:style-name="表格18.A4" table:number-columns-spanned="8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96">Field</text:p>
          </table:table-cell>
          <table:table-cell table:style-name="表格18.A5" office:value-type="string">
            <text:p text:style-name="P96">Datatype</text:p>
          </table:table-cell>
          <table:table-cell table:style-name="表格18.A5" office:value-type="string">
            <text:p text:style-name="P96">PK</text:p>
          </table:table-cell>
          <table:table-cell table:style-name="表格18.A5" office:value-type="string">
            <text:p text:style-name="P96">UK</text:p>
          </table:table-cell>
          <table:table-cell table:style-name="表格18.A5" office:value-type="string">
            <text:p text:style-name="P96">IDX</text:p>
          </table:table-cell>
          <table:table-cell table:style-name="表格18.A5" office:value-type="string">
            <text:p text:style-name="P746"><text:span text:style-name="T2">S</text:span><text:span text:style-name="T3">IZE</text:span></text:p>
          </table:table-cell>
          <table:table-cell table:style-name="表格18.A5" office:value-type="string">
            <text:p text:style-name="P746"><text:span text:style-name="T2">D</text:span><text:span text:style-name="T3">EF</text:span></text:p>
          </table:table-cell>
          <table:table-cell table:style-name="表格18.A5" office:value-type="string">
            <text:p text:style-name="P96">Description</text:p>
          </table:table-cell>
          <table:table-cell table:style-name="表格18.A5" office:value-type="string">
            <text:p text:style-name="P96">Remarks</text:p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96">OID</text:p>
          </table:table-cell>
          <table:table-cell table:style-name="表格18.A5" office:value-type="string">
            <text:p text:style-name="P296">CHAR</text:p>
          </table:table-cell>
          <table:table-cell table:style-name="表格18.A5" office:value-type="string">
            <text:p text:style-name="P296">Y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<text:s/></text:p>
          </table:table-cell>
          <table:table-cell table:style-name="表格18.A5" office:value-type="string">
            <text:p text:style-name="P296">36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PK / UUID</text:p>
          </table:table-cell>
          <table:table-cell table:style-name="表格18.A5" office:value-type="string">
            <text:p text:style-name="P296">Default java UUID</text:p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59"><text:span text:style-name="T108">EXPR</text:span>_ID</text:p>
          </table:table-cell>
          <table:table-cell table:style-name="表格18.A5" office:value-type="string">
            <text:p text:style-name="P137">VARCHAR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65">Y</text:p>
          </table:table-cell>
          <table:table-cell table:style-name="表格18.A5" office:value-type="string">
            <text:p text:style-name="P758"/>
          </table:table-cell>
          <table:table-cell table:style-name="表格18.A5" office:value-type="string">
            <text:p text:style-name="P297">20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599"><text:span text:style-name="T30">如 </text:span><text:span text:style-name="T34">EXPR0001</text:span></text:p>
          </table:table-cell>
          <table:table-cell table:style-name="表格18.A5" office:value-type="string">
            <text:p text:style-name="P556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99">TYPE</text:p>
          </table:table-cell>
          <table:table-cell table:style-name="表格18.A9" office:value-type="string">
            <text:p text:style-name="P140">VARCHAR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285"/>
          </table:table-cell>
          <table:table-cell table:style-name="表格18.A9" office:value-type="string">
            <text:p text:style-name="P758"/>
          </table:table-cell>
          <table:table-cell table:style-name="表格18.A9" office:value-type="string">
            <text:p text:style-name="P301">10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624">PYTHON , GROOVY, BSH</text:p>
          </table:table-cell>
          <table:table-cell table:style-name="表格18.A9" office:value-type="string">
            <text:p text:style-name="P556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97">NAME</text:p>
          </table:table-cell>
          <table:table-cell table:style-name="表格18.A9" office:value-type="string">
            <text:p text:style-name="P138">VARCHAR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285"/>
          </table:table-cell>
          <table:table-cell table:style-name="表格18.A9" office:value-type="string">
            <text:p text:style-name="P758"/>
          </table:table-cell>
          <table:table-cell table:style-name="表格18.A9" office:value-type="string">
            <text:p text:style-name="P297">100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613"/>
          </table:table-cell>
          <table:table-cell table:style-name="表格18.A9" office:value-type="string">
            <text:p text:style-name="P556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97">CONTENT</text:p>
          </table:table-cell>
          <table:table-cell table:style-name="表格18.A9" office:value-type="string">
            <text:p text:style-name="P138">VARCHAR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285"/>
          </table:table-cell>
          <table:table-cell table:style-name="表格18.A9" office:value-type="string">
            <text:p text:style-name="P758"/>
          </table:table-cell>
          <table:table-cell table:style-name="表格18.A9" office:value-type="string">
            <text:p text:style-name="P297">8000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623"/>
          </table:table-cell>
          <table:table-cell table:style-name="表格18.A9" office:value-type="string">
            <text:p text:style-name="P556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98">DESCRIPTION</text:p>
          </table:table-cell>
          <table:table-cell table:style-name="表格18.A9" office:value-type="string">
            <text:p text:style-name="P139">VARCHAR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758"/>
          </table:table-cell>
          <table:table-cell table:style-name="表格18.A9" office:value-type="string">
            <text:p text:style-name="P298">500</text:p>
          </table:table-cell>
          <table:table-cell table:style-name="表格18.A9" office:value-type="string">
            <text:p text:style-name="P198"/>
          </table:table-cell>
          <table:table-cell table:style-name="表格18.A9" office:value-type="string">
            <text:p text:style-name="P623"/>
          </table:table-cell>
          <table:table-cell table:style-name="表格18.A9" office:value-type="string">
            <text:p text:style-name="P556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96">CUSERID</text:p>
          </table:table-cell>
          <table:table-cell table:style-name="表格18.A5" office:value-type="string">
            <text:p text:style-name="P296">VARCHAR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24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Create data user</text:p>
          </table:table-cell>
          <table:table-cell table:style-name="表格18.A5" office:value-type="string">
            <text:p text:style-name="P198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96">CDATE</text:p>
          </table:table-cell>
          <table:table-cell table:style-name="表格18.A5" office:value-type="string">
            <text:p text:style-name="P296">DATETIME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Create time</text:p>
          </table:table-cell>
          <table:table-cell table:style-name="表格18.A5" office:value-type="string">
            <text:p text:style-name="P198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96">UUSERID</text:p>
          </table:table-cell>
          <table:table-cell table:style-name="表格18.A5" office:value-type="string">
            <text:p text:style-name="P296">VARCHAR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24</text:p>
          </table:table-cell>
          <table:table-cell table:style-name="表格18.A5" office:value-type="string">
            <text:p text:style-name="P296">null</text:p>
          </table:table-cell>
          <table:table-cell table:style-name="表格18.A5" office:value-type="string">
            <text:p text:style-name="P296">Update date user</text:p>
          </table:table-cell>
          <table:table-cell table:style-name="表格18.A5" office:value-type="string">
            <text:p text:style-name="P198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96">UDATE</text:p>
          </table:table-cell>
          <table:table-cell table:style-name="表格18.A5" office:value-type="string">
            <text:p text:style-name="P296">DATETIME</text:p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198"/>
          </table:table-cell>
          <table:table-cell table:style-name="表格18.A5" office:value-type="string">
            <text:p text:style-name="P296">null</text:p>
          </table:table-cell>
          <table:table-cell table:style-name="表格18.A5" office:value-type="string">
            <text:p text:style-name="P296">Update time</text:p>
          </table:table-cell>
          <table:table-cell table:style-name="表格18.A5" office:value-type="string">
            <text:p text:style-name="P198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21"/>
      <text:list xml:id="list212003931177614" text:continue-numbering="true" text:style-name="WW8Num2">
        <text:list-item>
          <text:h text:style-name="P906" text:outline-level="1"><text:bookmark-start text:name="__RefHeading__8355_722345540"/><text:soft-page-break/><text:span text:style-name="T47">TB_SYS_</text:span><text:span text:style-name="T53">BEAN</text:span><text:span text:style-name="T51">_</text:span><text:span text:style-name="T52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88">Project</text:p>
          </table:table-cell>
          <table:table-cell table:style-name="表格19.A1" table:number-columns-spanned="6" office:value-type="string">
            <text:p text:style-name="P10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88">Ver</text:p>
          </table:table-cell>
          <table:table-cell table:style-name="表格19.A1" office:value-type="string">
            <text:p text:style-name="P107">0.5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2" office:value-type="string">
            <text:p text:style-name="P88">Maintain</text:p>
          </table:table-cell>
          <table:table-cell table:style-name="表格19.A2" table:number-columns-spanned="6" office:value-type="string">
            <text:p text:style-name="P10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88">Date</text:p>
          </table:table-cell>
          <table:table-cell table:style-name="表格19.A2" office:value-type="string">
            <text:p text:style-name="P107">2014/10/<text:span text:style-name="T102">24</text:span>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2" office:value-type="string">
            <text:p text:style-name="P88">Table</text:p>
          </table:table-cell>
          <table:table-cell table:style-name="表格19.A2" table:number-columns-spanned="6" office:value-type="string">
            <text:p text:style-name="P167">tb_sys_<text:span text:style-name="T109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88">DataBase</text:p>
          </table:table-cell>
          <table:table-cell table:style-name="表格19.A2" office:value-type="string">
            <text:p text:style-name="P107">bbcore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4" office:value-type="string">
            <text:p text:style-name="P88">Descript</text:p>
          </table:table-cell>
          <table:table-cell table:style-name="表格19.A4" table:number-columns-spanned="8" office:value-type="string">
            <text:p text:style-name="P1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5" table:number-columns-spanned="9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97">Field</text:p>
          </table:table-cell>
          <table:table-cell table:style-name="表格19.A5" office:value-type="string">
            <text:p text:style-name="P97">Datatype</text:p>
          </table:table-cell>
          <table:table-cell table:style-name="表格19.A5" office:value-type="string">
            <text:p text:style-name="P97">PK</text:p>
          </table:table-cell>
          <table:table-cell table:style-name="表格19.A5" office:value-type="string">
            <text:p text:style-name="P97">UK</text:p>
          </table:table-cell>
          <table:table-cell table:style-name="表格19.A5" office:value-type="string">
            <text:p text:style-name="P97">IDX</text:p>
          </table:table-cell>
          <table:table-cell table:style-name="表格19.A5" office:value-type="string">
            <text:p text:style-name="P747"><text:span text:style-name="T2">S</text:span><text:span text:style-name="T3">IZE</text:span></text:p>
          </table:table-cell>
          <table:table-cell table:style-name="表格19.A5" office:value-type="string">
            <text:p text:style-name="P747"><text:span text:style-name="T2">D</text:span><text:span text:style-name="T3">EF</text:span></text:p>
          </table:table-cell>
          <table:table-cell table:style-name="表格19.A5" office:value-type="string">
            <text:p text:style-name="P97">Description</text:p>
          </table:table-cell>
          <table:table-cell table:style-name="表格19.A5" office:value-type="string">
            <text:p text:style-name="P97">Remarks</text:p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03">OID</text:p>
          </table:table-cell>
          <table:table-cell table:style-name="表格19.A5" office:value-type="string">
            <text:p text:style-name="P303">CHAR</text:p>
          </table:table-cell>
          <table:table-cell table:style-name="表格19.A5" office:value-type="string">
            <text:p text:style-name="P303">Y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<text:s/></text:p>
          </table:table-cell>
          <table:table-cell table:style-name="表格19.A5" office:value-type="string">
            <text:p text:style-name="P303">36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PK / UUID</text:p>
          </table:table-cell>
          <table:table-cell table:style-name="表格19.A5" office:value-type="string">
            <text:p text:style-name="P303">Default java UUID</text:p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04">BEAN_ID</text:p>
          </table:table-cell>
          <table:table-cell table:style-name="表格19.A5" office:value-type="string">
            <text:p text:style-name="P141">VARCHAR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5">Y</text:p>
          </table:table-cell>
          <table:table-cell table:style-name="表格19.A5" office:value-type="string">
            <text:p text:style-name="P759"/>
          </table:table-cell>
          <table:table-cell table:style-name="表格19.A5" office:value-type="string">
            <text:p text:style-name="P304">255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639"/>
          </table:table-cell>
          <table:table-cell table:style-name="表格19.A5" office:value-type="string">
            <text:p text:style-name="P557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04">METHOD</text:p>
          </table:table-cell>
          <table:table-cell table:style-name="表格19.A9" office:value-type="string">
            <text:p text:style-name="P141">VARCHAR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305">Y</text:p>
          </table:table-cell>
          <table:table-cell table:style-name="表格19.A9" office:value-type="string">
            <text:p text:style-name="P759"/>
          </table:table-cell>
          <table:table-cell table:style-name="表格19.A9" office:value-type="string">
            <text:p text:style-name="P304">100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625"/>
          </table:table-cell>
          <table:table-cell table:style-name="表格19.A9" office:value-type="string">
            <text:p text:style-name="P557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24">SYSTEM</text:p>
          </table:table-cell>
          <table:table-cell table:style-name="表格19.A9" office:value-type="string">
            <text:p text:style-name="P145">VARCHAR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325">Y</text:p>
          </table:table-cell>
          <table:table-cell table:style-name="表格19.A9" office:value-type="string">
            <text:p text:style-name="P759"/>
          </table:table-cell>
          <table:table-cell table:style-name="表格19.A9" office:value-type="string">
            <text:p text:style-name="P324">10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631">TB_SYS.SYS_ID</text:p>
          </table:table-cell>
          <table:table-cell table:style-name="表格19.A9" office:value-type="string">
            <text:p text:style-name="P557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04">ENABLE_FLAG</text:p>
          </table:table-cell>
          <table:table-cell table:style-name="表格19.A9" office:value-type="string">
            <text:p text:style-name="P141">VARCHAR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286"/>
          </table:table-cell>
          <table:table-cell table:style-name="表格19.A9" office:value-type="string">
            <text:p text:style-name="P759"/>
          </table:table-cell>
          <table:table-cell table:style-name="表格19.A9" office:value-type="string">
            <text:p text:style-name="P304">1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629">Y / N</text:p>
          </table:table-cell>
          <table:table-cell table:style-name="表格19.A9" office:value-type="string">
            <text:p text:style-name="P557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26">DESCRIPTION</text:p>
          </table:table-cell>
          <table:table-cell table:style-name="表格19.A9" office:value-type="string">
            <text:p text:style-name="P146">VARCHAR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286"/>
          </table:table-cell>
          <table:table-cell table:style-name="表格19.A9" office:value-type="string">
            <text:p text:style-name="P759"/>
          </table:table-cell>
          <table:table-cell table:style-name="表格19.A9" office:value-type="string">
            <text:p text:style-name="P326">500</text:p>
          </table:table-cell>
          <table:table-cell table:style-name="表格19.A9" office:value-type="string">
            <text:p text:style-name="P199"/>
          </table:table-cell>
          <table:table-cell table:style-name="表格19.A9" office:value-type="string">
            <text:p text:style-name="P629"/>
          </table:table-cell>
          <table:table-cell table:style-name="表格19.A9" office:value-type="string">
            <text:p text:style-name="P557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03">CUSERID</text:p>
          </table:table-cell>
          <table:table-cell table:style-name="表格19.A5" office:value-type="string">
            <text:p text:style-name="P303">VARCHAR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24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Create data user</text:p>
          </table:table-cell>
          <table:table-cell table:style-name="表格19.A5" office:value-type="string">
            <text:p text:style-name="P199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03">CDATE</text:p>
          </table:table-cell>
          <table:table-cell table:style-name="表格19.A5" office:value-type="string">
            <text:p text:style-name="P303">DATETIME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Create time</text:p>
          </table:table-cell>
          <table:table-cell table:style-name="表格19.A5" office:value-type="string">
            <text:p text:style-name="P199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03">UUSERID</text:p>
          </table:table-cell>
          <table:table-cell table:style-name="表格19.A5" office:value-type="string">
            <text:p text:style-name="P303">VARCHAR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24</text:p>
          </table:table-cell>
          <table:table-cell table:style-name="表格19.A5" office:value-type="string">
            <text:p text:style-name="P303">null</text:p>
          </table:table-cell>
          <table:table-cell table:style-name="表格19.A5" office:value-type="string">
            <text:p text:style-name="P303">Update date user</text:p>
          </table:table-cell>
          <table:table-cell table:style-name="表格19.A5" office:value-type="string">
            <text:p text:style-name="P199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03">UDATE</text:p>
          </table:table-cell>
          <table:table-cell table:style-name="表格19.A5" office:value-type="string">
            <text:p text:style-name="P303">DATETIME</text:p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199"/>
          </table:table-cell>
          <table:table-cell table:style-name="表格19.A5" office:value-type="string">
            <text:p text:style-name="P303">null</text:p>
          </table:table-cell>
          <table:table-cell table:style-name="表格19.A5" office:value-type="string">
            <text:p text:style-name="P303">Update time</text:p>
          </table:table-cell>
          <table:table-cell table:style-name="表格19.A5" office:value-type="string">
            <text:p text:style-name="P199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/>
      <text:p text:style-name="P22"/>
      <text:list xml:id="list212003964159175" text:continue-numbering="true" text:style-name="WW8Num2">
        <text:list-item>
          <text:h text:style-name="P907" text:outline-level="1"><text:bookmark-start text:name="__RefHeading__8357_722345540"/><text:span text:style-name="T47">TB_SYS_</text:span><text:span text:style-name="T53">BEAN</text:span><text:span text:style-name="T51">_</text:span><text:span text:style-name="T52">HELP_</text:span><text:span text:style-name="T54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89">Project</text:p>
          </table:table-cell>
          <table:table-cell table:style-name="表格20.A1" table:number-columns-spanned="6" office:value-type="string">
            <text:p text:style-name="P10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89">Ver</text:p>
          </table:table-cell>
          <table:table-cell table:style-name="表格20.A1" office:value-type="string">
            <text:p text:style-name="P108">0.5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2" office:value-type="string">
            <text:p text:style-name="P89">Maintain</text:p>
          </table:table-cell>
          <table:table-cell table:style-name="表格20.A2" table:number-columns-spanned="6" office:value-type="string">
            <text:p text:style-name="P10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89">Date</text:p>
          </table:table-cell>
          <table:table-cell table:style-name="表格20.A2" office:value-type="string">
            <text:p text:style-name="P108">2014/10/<text:span text:style-name="T102">24</text:span>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2" office:value-type="string">
            <text:p text:style-name="P89">Table</text:p>
          </table:table-cell>
          <table:table-cell table:style-name="表格20.A2" table:number-columns-spanned="6" office:value-type="string">
            <text:p text:style-name="P168">tb_sys_<text:span text:style-name="T109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89">DataBase</text:p>
          </table:table-cell>
          <table:table-cell table:style-name="表格20.A2" office:value-type="string">
            <text:p text:style-name="P108">bbcore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4" office:value-type="string">
            <text:p text:style-name="P89">Descript</text:p>
          </table:table-cell>
          <table:table-cell table:style-name="表格20.A4" table:number-columns-spanned="8" office:value-type="string">
            <text:p text:style-name="P1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98">Field</text:p>
          </table:table-cell>
          <table:table-cell table:style-name="表格20.A5" office:value-type="string">
            <text:p text:style-name="P98">Datatype</text:p>
          </table:table-cell>
          <table:table-cell table:style-name="表格20.A5" office:value-type="string">
            <text:p text:style-name="P98">PK</text:p>
          </table:table-cell>
          <table:table-cell table:style-name="表格20.A5" office:value-type="string">
            <text:p text:style-name="P98">UK</text:p>
          </table:table-cell>
          <table:table-cell table:style-name="表格20.A5" office:value-type="string">
            <text:p text:style-name="P98">IDX</text:p>
          </table:table-cell>
          <table:table-cell table:style-name="表格20.A5" office:value-type="string">
            <text:p text:style-name="P748"><text:span text:style-name="T2">S</text:span><text:span text:style-name="T3">IZE</text:span></text:p>
          </table:table-cell>
          <table:table-cell table:style-name="表格20.A5" office:value-type="string">
            <text:p text:style-name="P748"><text:span text:style-name="T2">D</text:span><text:span text:style-name="T3">EF</text:span></text:p>
          </table:table-cell>
          <table:table-cell table:style-name="表格20.A5" office:value-type="string">
            <text:p text:style-name="P98">Description</text:p>
          </table:table-cell>
          <table:table-cell table:style-name="表格20.A5" office:value-type="string">
            <text:p text:style-name="P98">Remarks</text:p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06">OID</text:p>
          </table:table-cell>
          <table:table-cell table:style-name="表格20.A5" office:value-type="string">
            <text:p text:style-name="P306">CHAR</text:p>
          </table:table-cell>
          <table:table-cell table:style-name="表格20.A5" office:value-type="string">
            <text:p text:style-name="P306">Y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<text:s/></text:p>
          </table:table-cell>
          <table:table-cell table:style-name="表格20.A5" office:value-type="string">
            <text:p text:style-name="P306">36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PK / UUID</text:p>
          </table:table-cell>
          <table:table-cell table:style-name="表格20.A5" office:value-type="string">
            <text:p text:style-name="P306">Default java UUID</text:p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06"><text:span text:style-name="T111">HELP_</text:span>OID</text:p>
          </table:table-cell>
          <table:table-cell table:style-name="表格20.A5" office:value-type="string">
            <text:p text:style-name="P306">CHAR</text:p>
          </table:table-cell>
          <table:table-cell table:style-name="表格20.A5" office:value-type="string">
            <text:p text:style-name="P306"/>
          </table:table-cell>
          <table:table-cell table:style-name="表格20.A5" office:value-type="string">
            <text:p text:style-name="P457">Y</text:p>
          </table:table-cell>
          <table:table-cell table:style-name="表格20.A5" office:value-type="string">
            <text:p text:style-name="P306"><text:s/><text:span text:style-name="T116">Y</text:span></text:p>
          </table:table-cell>
          <table:table-cell table:style-name="表格20.A5" office:value-type="string">
            <text:p text:style-name="P306">36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640">TB_SYS_BEAN_HELP.OID</text:p>
          </table:table-cell>
          <table:table-cell table:style-name="表格20.A5" office:value-type="string">
            <text:p text:style-name="P558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07">EXPR_ID</text:p>
          </table:table-cell>
          <table:table-cell table:style-name="表格20.A9" office:value-type="string">
            <text:p text:style-name="P142">VARCHAR</text:p>
          </table:table-cell>
          <table:table-cell table:style-name="表格20.A9" office:value-type="string">
            <text:p text:style-name="P200"/>
          </table:table-cell>
          <table:table-cell table:style-name="表格20.A9" office:value-type="string">
            <text:p text:style-name="P310">Y</text:p>
          </table:table-cell>
          <table:table-cell table:style-name="表格20.A9" office:value-type="string">
            <text:p text:style-name="P760"/>
          </table:table-cell>
          <table:table-cell table:style-name="表格20.A9" office:value-type="string">
            <text:p text:style-name="P307">20</text:p>
          </table:table-cell>
          <table:table-cell table:style-name="表格20.A9" office:value-type="string">
            <text:p text:style-name="P200"/>
          </table:table-cell>
          <table:table-cell table:style-name="表格20.A9" office:value-type="string">
            <text:p text:style-name="P634">TB_SYS_EXPRESSION.EXPR_ID</text:p>
          </table:table-cell>
          <table:table-cell table:style-name="表格20.A9" office:value-type="string">
            <text:p text:style-name="P558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08">EXPR_SEQ</text:p>
          </table:table-cell>
          <table:table-cell table:style-name="表格20.A9" office:value-type="string">
            <text:p text:style-name="P143">VARCHAR</text:p>
          </table:table-cell>
          <table:table-cell table:style-name="表格20.A9" office:value-type="string">
            <text:p text:style-name="P200"/>
          </table:table-cell>
          <table:table-cell table:style-name="表格20.A9" office:value-type="string">
            <text:p text:style-name="P310"/>
          </table:table-cell>
          <table:table-cell table:style-name="表格20.A9" office:value-type="string">
            <text:p text:style-name="P760"/>
          </table:table-cell>
          <table:table-cell table:style-name="表格20.A9" office:value-type="string">
            <text:p text:style-name="P308">10</text:p>
          </table:table-cell>
          <table:table-cell table:style-name="表格20.A9" office:value-type="string">
            <text:p text:style-name="P200"/>
          </table:table-cell>
          <table:table-cell table:style-name="表格20.A9" office:value-type="string">
            <text:p text:style-name="P630">如 <text:span text:style-name="T110">AA001 用來決定expression執行順序</text:span></text:p>
          </table:table-cell>
          <table:table-cell table:style-name="表格20.A9" office:value-type="string">
            <text:p text:style-name="P558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18"><text:span text:style-name="T117">RUN_</text:span>TYPE</text:p>
          </table:table-cell>
          <table:table-cell table:style-name="表格20.A9" office:value-type="string">
            <text:p text:style-name="P144">VARCHAR</text:p>
          </table:table-cell>
          <table:table-cell table:style-name="表格20.A9" office:value-type="string">
            <text:p text:style-name="P200"/>
          </table:table-cell>
          <table:table-cell table:style-name="表格20.A9" office:value-type="string">
            <text:p text:style-name="P456">Y</text:p>
          </table:table-cell>
          <table:table-cell table:style-name="表格20.A9" office:value-type="string">
            <text:p text:style-name="P760"/>
          </table:table-cell>
          <table:table-cell table:style-name="表格20.A9" office:value-type="string">
            <text:p text:style-name="P317">10</text:p>
          </table:table-cell>
          <table:table-cell table:style-name="表格20.A9" office:value-type="string">
            <text:p text:style-name="P200"/>
          </table:table-cell>
          <table:table-cell table:style-name="表格20.A9" office:value-type="string">
            <text:p text:style-name="P637">BEFORE / AFTER</text:p>
            <text:p text:style-name="P638">指在 <text:span text:style-name="T118">method </text:span></text:p>
            <text:p text:style-name="P641">before執行前跑 expression </text:p>
            <text:p text:style-name="P641">after執行後跑 expression</text:p>
          </table:table-cell>
          <table:table-cell table:style-name="表格20.A9" office:value-type="string">
            <text:p text:style-name="P558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06">CUSERID</text:p>
          </table:table-cell>
          <table:table-cell table:style-name="表格20.A5" office:value-type="string">
            <text:p text:style-name="P306">VARCHAR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24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Create data user</text:p>
          </table:table-cell>
          <table:table-cell table:style-name="表格20.A5" office:value-type="string">
            <text:p text:style-name="P200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06">CDATE</text:p>
          </table:table-cell>
          <table:table-cell table:style-name="表格20.A5" office:value-type="string">
            <text:p text:style-name="P306">DATETIME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Create time</text:p>
          </table:table-cell>
          <table:table-cell table:style-name="表格20.A5" office:value-type="string">
            <text:p text:style-name="P200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06">UUSERID</text:p>
          </table:table-cell>
          <table:table-cell table:style-name="表格20.A5" office:value-type="string">
            <text:p text:style-name="P306">VARCHAR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24</text:p>
          </table:table-cell>
          <table:table-cell table:style-name="表格20.A5" office:value-type="string">
            <text:p text:style-name="P306">null</text:p>
          </table:table-cell>
          <table:table-cell table:style-name="表格20.A5" office:value-type="string">
            <text:p text:style-name="P306">Update date user</text:p>
          </table:table-cell>
          <table:table-cell table:style-name="表格20.A5" office:value-type="string">
            <text:p text:style-name="P200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06">UDATE</text:p>
          </table:table-cell>
          <table:table-cell table:style-name="表格20.A5" office:value-type="string">
            <text:p text:style-name="P306">DATETIME</text:p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200"/>
          </table:table-cell>
          <table:table-cell table:style-name="表格20.A5" office:value-type="string">
            <text:p text:style-name="P306">null</text:p>
          </table:table-cell>
          <table:table-cell table:style-name="表格20.A5" office:value-type="string">
            <text:p text:style-name="P306">Update time</text:p>
          </table:table-cell>
          <table:table-cell table:style-name="表格20.A5" office:value-type="string">
            <text:p text:style-name="P200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/>
      <text:p text:style-name="P23"/>
      <text:p text:style-name="P23"><text:soft-page-break/></text:p>
      <text:list xml:id="list212003997172642" text:continue-numbering="true" text:style-name="WW8Num2">
        <text:list-item>
          <text:h text:style-name="P908" text:outline-level="1"><text:bookmark-start text:name="__RefHeading__8359_722345540"/><text:span text:style-name="T47">TB_SYS_</text:span><text:span text:style-name="T53">BEAN</text:span><text:span text:style-name="T51">_</text:span><text:span text:style-name="T52">HELP_</text:span><text:span text:style-name="T56">EXPR_</text:span><text:span text:style-name="T55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212003997162287" text:continue-numbering="true" text:style-name="WW8Num2">
              <text:list-item>
                <text:p text:style-name="P1027">Project</text:p>
              </text:list-item>
            </text:list>
          </table:table-cell>
          <table:table-cell table:style-name="表格21.A1" table:number-columns-spanned="6" office:value-type="string">
            <text:list xml:id="list212003997176732" text:continue-numbering="true" text:style-name="WW8Num2">
              <text:list-item>
                <text:p text:style-name="P110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212003997175684" text:continue-numbering="true" text:style-name="WW8Num2">
              <text:list-item>
                <text:p text:style-name="P1027">Ver</text:p>
              </text:list-item>
            </text:list>
          </table:table-cell>
          <table:table-cell table:style-name="表格21.A1" office:value-type="string">
            <text:list xml:id="list212003997156593" text:continue-numbering="true" text:style-name="WW8Num2">
              <text:list-item>
                <text:p text:style-name="P1107">0.5</text:p>
              </text:list-item>
            </text:list>
          </table:table-cell>
          <table:table-cell table:style-name="表格21.J1" office:value-type="string">
            <text:list xml:id="list212003997179694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1.K1" office:value-type="string">
            <text:list xml:id="list212003997171489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1.K1" office:value-type="string">
            <text:list xml:id="list212003997153463" text:continue-numbering="true" text:style-name="WW8Num2">
              <text:list-item>
                <text:p text:style-name="P836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212003997159253" text:continue-numbering="true" text:style-name="WW8Num2">
              <text:list-item>
                <text:p text:style-name="P1027">Maintain</text:p>
              </text:list-item>
            </text:list>
          </table:table-cell>
          <table:table-cell table:style-name="表格21.A2" table:number-columns-spanned="6" office:value-type="string">
            <text:list xml:id="list212003997176397" text:continue-numbering="true" text:style-name="WW8Num2">
              <text:list-item>
                <text:p text:style-name="P110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212003997172254" text:continue-numbering="true" text:style-name="WW8Num2">
              <text:list-item>
                <text:p text:style-name="P1027">Date</text:p>
              </text:list-item>
            </text:list>
          </table:table-cell>
          <table:table-cell table:style-name="表格21.A2" office:value-type="string">
            <text:list xml:id="list212003997163754" text:continue-numbering="true" text:style-name="WW8Num2">
              <text:list-item>
                <text:p text:style-name="P1107">2014/10/<text:span text:style-name="T102">24</text:span></text:p>
              </text:list-item>
            </text:list>
          </table:table-cell>
          <table:table-cell table:style-name="表格21.J1" office:value-type="string">
            <text:list xml:id="list212003997167741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1.K1" office:value-type="string">
            <text:list xml:id="list212003997161937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1.K1" office:value-type="string">
            <text:list xml:id="list212003997155806" text:continue-numbering="true" text:style-name="WW8Num2">
              <text:list-item>
                <text:p text:style-name="P836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212003997178127" text:continue-numbering="true" text:style-name="WW8Num2">
              <text:list-item>
                <text:p text:style-name="P1027">Table</text:p>
              </text:list-item>
            </text:list>
          </table:table-cell>
          <table:table-cell table:style-name="表格21.A2" table:number-columns-spanned="6" office:value-type="string">
            <text:list xml:id="list212003997152036" text:continue-numbering="true" text:style-name="WW8Num2">
              <text:list-item>
                <text:p text:style-name="P1205">tb_sys_<text:span text:style-name="T109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212003997162715" text:continue-numbering="true" text:style-name="WW8Num2">
              <text:list-item>
                <text:p text:style-name="P1027">DataBase</text:p>
              </text:list-item>
            </text:list>
          </table:table-cell>
          <table:table-cell table:style-name="表格21.A2" office:value-type="string">
            <text:list xml:id="list212003997152005" text:continue-numbering="true" text:style-name="WW8Num2">
              <text:list-item>
                <text:p text:style-name="P1107">bbcore</text:p>
              </text:list-item>
            </text:list>
          </table:table-cell>
          <table:table-cell table:style-name="表格21.J1" office:value-type="string">
            <text:list xml:id="list212003997156612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1.K1" office:value-type="string">
            <text:list xml:id="list212003997165120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1.K1" office:value-type="string">
            <text:list xml:id="list212003997171413" text:continue-numbering="true" text:style-name="WW8Num2">
              <text:list-item>
                <text:p text:style-name="P836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212003997170284" text:continue-numbering="true" text:style-name="WW8Num2">
              <text:list-item>
                <text:p text:style-name="P1027">Descript</text:p>
              </text:list-item>
            </text:list>
          </table:table-cell>
          <table:table-cell table:style-name="表格21.A4" table:number-columns-spanned="8" office:value-type="string">
            <text:list xml:id="list212003997157653" text:continue-numbering="true" text:style-name="WW8Num2">
              <text:list-item>
                <text:p text:style-name="P11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212003997181052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1.K1" office:value-type="string">
            <text:list xml:id="list212003997161743" text:continue-numbering="true" text:style-name="WW8Num2">
              <text:list-item>
                <text:p text:style-name="P836"/>
              </text:list-item>
            </text:list>
          </table:table-cell>
          <table:table-cell table:style-name="表格21.K1" office:value-type="string">
            <text:list xml:id="list212003997159468" text:continue-numbering="true" text:style-name="WW8Num2">
              <text:list-item>
                <text:p text:style-name="P836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212003997151427" text:continue-numbering="true" text:style-name="WW8Num2">
              <text:list-item>
                <text:p text:style-name="P9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212003997167593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212003997153194" text:continue-numbering="true" text:style-name="WW8Num2">
              <text:list-item>
                <text:p text:style-name="P1067">Field</text:p>
              </text:list-item>
            </text:list>
          </table:table-cell>
          <table:table-cell table:style-name="表格21.A5" office:value-type="string">
            <text:list xml:id="list212003997178105" text:continue-numbering="true" text:style-name="WW8Num2">
              <text:list-item>
                <text:p text:style-name="P1067">Datatype</text:p>
              </text:list-item>
            </text:list>
          </table:table-cell>
          <table:table-cell table:style-name="表格21.A5" office:value-type="string">
            <text:list xml:id="list212003997151939" text:continue-numbering="true" text:style-name="WW8Num2">
              <text:list-item>
                <text:p text:style-name="P1067">PK</text:p>
              </text:list-item>
            </text:list>
          </table:table-cell>
          <table:table-cell table:style-name="表格21.A5" office:value-type="string">
            <text:list xml:id="list212003997152752" text:continue-numbering="true" text:style-name="WW8Num2">
              <text:list-item>
                <text:p text:style-name="P1067">UK</text:p>
              </text:list-item>
            </text:list>
          </table:table-cell>
          <table:table-cell table:style-name="表格21.A5" office:value-type="string">
            <text:list xml:id="list212003997162934" text:continue-numbering="true" text:style-name="WW8Num2">
              <text:list-item>
                <text:p text:style-name="P1067">IDX</text:p>
              </text:list-item>
            </text:list>
          </table:table-cell>
          <table:table-cell table:style-name="表格21.A5" office:value-type="string">
            <text:list xml:id="list212003997182386" text:continue-numbering="true" text:style-name="WW8Num2">
              <text:list-item>
                <text:p text:style-name="P987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212004013152842" text:continue-numbering="true" text:style-name="WW8Num2">
              <text:list-item>
                <text:p text:style-name="P987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212004013159308" text:continue-numbering="true" text:style-name="WW8Num2">
              <text:list-item>
                <text:p text:style-name="P1067">Description</text:p>
              </text:list-item>
            </text:list>
          </table:table-cell>
          <table:table-cell table:style-name="表格21.A5" office:value-type="string">
            <text:list xml:id="list212004013160599" text:continue-numbering="true" text:style-name="WW8Num2">
              <text:list-item>
                <text:p text:style-name="P1067">Remarks</text:p>
              </text:list-item>
            </text:list>
          </table:table-cell>
          <table:table-cell table:style-name="表格21.J5" table:number-columns-spanned="3" office:value-type="string">
            <text:list xml:id="list212004013165877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212004013154696" text:continue-numbering="true" text:style-name="WW8Num2">
              <text:list-item>
                <text:p text:style-name="P1245">OID</text:p>
              </text:list-item>
            </text:list>
          </table:table-cell>
          <table:table-cell table:style-name="表格21.A5" office:value-type="string">
            <text:list xml:id="list212004013159862" text:continue-numbering="true" text:style-name="WW8Num2">
              <text:list-item>
                <text:p text:style-name="P1245">CHAR</text:p>
              </text:list-item>
            </text:list>
          </table:table-cell>
          <table:table-cell table:style-name="表格21.A5" office:value-type="string">
            <text:list xml:id="list212004013158061" text:continue-numbering="true" text:style-name="WW8Num2">
              <text:list-item>
                <text:p text:style-name="P1245">Y</text:p>
              </text:list-item>
            </text:list>
          </table:table-cell>
          <table:table-cell table:style-name="表格21.A5" office:value-type="string">
            <text:list xml:id="list21200401315647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13161842" text:continue-numbering="true" text:style-name="WW8Num2">
              <text:list-item>
                <text:p text:style-name="P1245"><text:s/></text:p>
              </text:list-item>
            </text:list>
          </table:table-cell>
          <table:table-cell table:style-name="表格21.A5" office:value-type="string">
            <text:list xml:id="list212004013155872" text:continue-numbering="true" text:style-name="WW8Num2">
              <text:list-item>
                <text:p text:style-name="P1245">36</text:p>
              </text:list-item>
            </text:list>
          </table:table-cell>
          <table:table-cell table:style-name="表格21.A5" office:value-type="string">
            <text:list xml:id="list212004013156660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13182166" text:continue-numbering="true" text:style-name="WW8Num2">
              <text:list-item>
                <text:p text:style-name="P1245">PK / UUID</text:p>
              </text:list-item>
            </text:list>
          </table:table-cell>
          <table:table-cell table:style-name="表格21.A5" office:value-type="string">
            <text:list xml:id="list212004013174469" text:continue-numbering="true" text:style-name="WW8Num2">
              <text:list-item>
                <text:p text:style-name="P1245">Default java UUID</text:p>
              </text:list-item>
            </text:list>
          </table:table-cell>
          <table:table-cell table:style-name="表格21.J5" table:number-columns-spanned="3" office:value-type="string">
            <text:list xml:id="list212004013172773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212004013182312" text:continue-numbering="true" text:style-name="WW8Num2">
              <text:list-item>
                <text:p text:style-name="P1353">HELP_EXPR_OID</text:p>
              </text:list-item>
            </text:list>
          </table:table-cell>
          <table:table-cell table:style-name="表格21.A5" office:value-type="string">
            <text:list xml:id="list212004013169830" text:continue-numbering="true" text:style-name="WW8Num2">
              <text:list-item>
                <text:p text:style-name="P1245">CHAR</text:p>
              </text:list-item>
            </text:list>
          </table:table-cell>
          <table:table-cell table:style-name="表格21.A5" office:value-type="string">
            <text:list xml:id="list212004013152328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21.A5" office:value-type="string">
            <text:list xml:id="list212004013176320" text:continue-numbering="true" text:style-name="WW8Num2">
              <text:list-item>
                <text:p text:style-name="P1354">Y</text:p>
              </text:list-item>
            </text:list>
          </table:table-cell>
          <table:table-cell table:style-name="表格21.A5" office:value-type="string">
            <text:list xml:id="list212004013163757" text:continue-numbering="true" text:style-name="WW8Num2">
              <text:list-item>
                <text:p text:style-name="P1245"><text:s/><text:span text:style-name="T116">Y</text:span></text:p>
              </text:list-item>
            </text:list>
          </table:table-cell>
          <table:table-cell table:style-name="表格21.A5" office:value-type="string">
            <text:list xml:id="list212004013150738" text:continue-numbering="true" text:style-name="WW8Num2">
              <text:list-item>
                <text:p text:style-name="P1245">36</text:p>
              </text:list-item>
            </text:list>
          </table:table-cell>
          <table:table-cell table:style-name="表格21.A5" office:value-type="string">
            <text:p text:style-name="P200"/>
          </table:table-cell>
          <table:table-cell table:style-name="表格21.A5" office:value-type="string">
            <text:p text:style-name="P642">TB_SYS_BEAN_HELP_EXPR.OID</text:p>
          </table:table-cell>
          <table:table-cell table:style-name="表格21.A5" office:value-type="string">
            <text:p text:style-name="P558"/>
          </table:table-cell>
          <table:table-cell table:style-name="表格21.J5" table:number-columns-spanned="3" office:value-type="string">
            <text:list xml:id="list212004013172305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314">METHOD_RESULT_<text:span text:style-name="T114">FLAG</text:span></text:p>
          </table:table-cell>
          <table:table-cell table:style-name="表格21.A9" office:value-type="string">
            <text:list xml:id="list212004013161021" text:continue-numbering="true" text:style-name="WW8Num2">
              <text:list-item>
                <text:p text:style-name="P1286">VARCHAR</text:p>
              </text:list-item>
            </text:list>
          </table:table-cell>
          <table:table-cell table:style-name="表格21.A9" office:value-type="string">
            <text:p text:style-name="P200"/>
          </table:table-cell>
          <table:table-cell table:style-name="表格21.A9" office:value-type="string">
            <text:p text:style-name="P311"/>
          </table:table-cell>
          <table:table-cell table:style-name="表格21.A9" office:value-type="string">
            <text:p text:style-name="P760"/>
          </table:table-cell>
          <table:table-cell table:style-name="表格21.A9" office:value-type="string">
            <text:p text:style-name="P316">1</text:p>
          </table:table-cell>
          <table:table-cell table:style-name="表格21.A9" office:value-type="string">
            <text:p text:style-name="P319">'N'</text:p>
          </table:table-cell>
          <table:table-cell table:style-name="表格21.A9" office:value-type="string">
            <text:p text:style-name="P636">Y / N</text:p>
            <text:p text:style-name="P636">是否把<text:span text:style-name="T115">method回傳的物件放入 script expression</text:span></text:p>
          </table:table-cell>
          <table:table-cell table:style-name="表格21.A9" office:value-type="string">
            <text:p text:style-name="P601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212004013179247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309">METHOD_PARAM_CLASS</text:p>
          </table:table-cell>
          <table:table-cell table:style-name="表格21.A9" office:value-type="string">
            <text:list xml:id="list212004013179943" text:continue-numbering="true" text:style-name="WW8Num2">
              <text:list-item>
                <text:p text:style-name="P1287">VARCHAR</text:p>
              </text:list-item>
            </text:list>
          </table:table-cell>
          <table:table-cell table:style-name="表格21.A9" office:value-type="string">
            <text:p text:style-name="P200"/>
          </table:table-cell>
          <table:table-cell table:style-name="表格21.A9" office:value-type="string">
            <text:p text:style-name="P311"/>
          </table:table-cell>
          <table:table-cell table:style-name="表格21.A9" office:value-type="string">
            <text:p text:style-name="P760"/>
          </table:table-cell>
          <table:table-cell table:style-name="表格21.A9" office:value-type="string">
            <text:p text:style-name="P309">255</text:p>
          </table:table-cell>
          <table:table-cell table:style-name="表格21.A9" office:value-type="string">
            <text:p text:style-name="P322">' '</text:p>
          </table:table-cell>
          <table:table-cell table:style-name="表格21.A9" office:value-type="string">
            <text:p text:style-name="P635">Server method 的參數物件</text:p>
            <text:p text:style-name="P634">如 <text:span text:style-name="T112">test.vo.AccountVO</text:span></text:p>
          </table:table-cell>
          <table:table-cell table:style-name="表格21.A9" office:value-type="string">
            <text:p text:style-name="P315">METHOD_RESULT_<text:span text:style-name="T114">FLAG ='Y' </text:span><text:span text:style-name="T35">不用寫這個欄位</text:span></text:p>
          </table:table-cell>
          <table:table-cell table:style-name="表格21.J5" table:number-columns-spanned="3" office:value-type="string">
            <text:list xml:id="list212004013166474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212004013153646" text:continue-numbering="true" text:style-name="WW8Num2">
              <text:list-item>
                <text:p text:style-name="P1355">METHOD_PARAM_INDEX</text:p>
              </text:list-item>
            </text:list>
          </table:table-cell>
          <table:table-cell table:style-name="表格21.A9" office:value-type="string">
            <text:list xml:id="list212004013171590" text:continue-numbering="true" text:style-name="WW8Num2">
              <text:list-item>
                <text:p text:style-name="P1355">INT</text:p>
              </text:list-item>
            </text:list>
          </table:table-cell>
          <table:table-cell table:style-name="表格21.A9" office:value-type="string">
            <text:list xml:id="list21200401317943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9" office:value-type="string">
            <text:list xml:id="list212004013150965" text:continue-numbering="true" text:style-name="WW8Num2">
              <text:list-item>
                <text:p text:style-name="P1356"/>
              </text:list-item>
            </text:list>
          </table:table-cell>
          <table:table-cell table:style-name="表格21.A9" office:value-type="string">
            <text:list xml:id="list212004013153311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9" office:value-type="string">
            <text:list xml:id="list212004013181148" text:continue-numbering="true" text:style-name="WW8Num2">
              <text:list-item>
                <text:p text:style-name="P1355">3</text:p>
              </text:list-item>
            </text:list>
          </table:table-cell>
          <table:table-cell table:style-name="表格21.A9" office:value-type="string">
            <text:list xml:id="list212004013160744" text:continue-numbering="true" text:style-name="WW8Num2">
              <text:list-item>
                <text:p text:style-name="P1359">0</text:p>
              </text:list-item>
            </text:list>
          </table:table-cell>
          <table:table-cell table:style-name="表格21.A9" office:value-type="string">
            <text:list xml:id="list212004013168430" text:continue-numbering="true" text:style-name="WW8Num2">
              <text:list-item>
                <text:p text:style-name="P1467">0 ~ 999 指參數的位址</text:p>
              </text:list-item>
            </text:list>
          </table:table-cell>
          <table:table-cell table:style-name="表格21.A9" office:value-type="string">
            <text:list xml:id="list212004013177100" text:continue-numbering="true" text:style-name="WW8Num2">
              <text:list-item>
                <text:p text:style-name="P1362">METHOD_RESULT_<text:span text:style-name="T114">FLAG ='Y' </text:span><text:span text:style-name="T35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212004013163921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212004013152215" text:continue-numbering="true" text:style-name="WW8Num2">
              <text:list-item>
                <text:p text:style-name="P1363">VAR_NAME</text:p>
              </text:list-item>
            </text:list>
          </table:table-cell>
          <table:table-cell table:style-name="表格21.A9" office:value-type="string">
            <text:list xml:id="list212004013166321" text:continue-numbering="true" text:style-name="WW8Num2">
              <text:list-item>
                <text:p text:style-name="P1287">VARCHAR</text:p>
              </text:list-item>
            </text:list>
          </table:table-cell>
          <table:table-cell table:style-name="表格21.A9" office:value-type="string">
            <text:list xml:id="list212004013170577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9" office:value-type="string">
            <text:list xml:id="list212004013182174" text:continue-numbering="true" text:style-name="WW8Num2">
              <text:list-item>
                <text:p text:style-name="P1356">Y</text:p>
              </text:list-item>
            </text:list>
          </table:table-cell>
          <table:table-cell table:style-name="表格21.A9" office:value-type="string">
            <text:list xml:id="list212004013155485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9" office:value-type="string">
            <text:list xml:id="list212004013180635" text:continue-numbering="true" text:style-name="WW8Num2">
              <text:list-item>
                <text:p text:style-name="P1363">255</text:p>
              </text:list-item>
            </text:list>
          </table:table-cell>
          <table:table-cell table:style-name="表格21.A9" office:value-type="string">
            <text:list xml:id="list212004013181537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9" office:value-type="string">
            <text:list xml:id="list212004030165817" text:continue-numbering="true" text:style-name="WW8Num2">
              <text:list-item>
                <text:p text:style-name="P1468">給<text:span text:style-name="T113">script expression 的變數</text:span></text:p>
              </text:list-item>
              <text:list-item>
                <text:p text:style-name="P1468">如: <text:span text:style-name="T113">account</text:span></text:p>
              </text:list-item>
            </text:list>
          </table:table-cell>
          <table:table-cell table:style-name="表格21.A9" office:value-type="string">
            <text:list xml:id="list212004030177317" text:continue-numbering="true" text:style-name="WW8Num2">
              <text:list-item>
                <text:p text:style-name="P1491"/>
              </text:list-item>
            </text:list>
          </table:table-cell>
          <table:table-cell table:style-name="表格21.J5" table:number-columns-spanned="3" office:value-type="string">
            <text:list xml:id="list212004030162613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212004030163131" text:continue-numbering="true" text:style-name="WW8Num2">
              <text:list-item>
                <text:p text:style-name="P1245">CUSERID</text:p>
              </text:list-item>
            </text:list>
          </table:table-cell>
          <table:table-cell table:style-name="表格21.A5" office:value-type="string">
            <text:list xml:id="list212004030163065" text:continue-numbering="true" text:style-name="WW8Num2">
              <text:list-item>
                <text:p text:style-name="P1245">VARCHAR</text:p>
              </text:list-item>
            </text:list>
          </table:table-cell>
          <table:table-cell table:style-name="表格21.A5" office:value-type="string">
            <text:list xml:id="list21200403016985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78478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65146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80283" text:continue-numbering="true" text:style-name="WW8Num2">
              <text:list-item>
                <text:p text:style-name="P1245">24</text:p>
              </text:list-item>
            </text:list>
          </table:table-cell>
          <table:table-cell table:style-name="表格21.A5" office:value-type="string">
            <text:list xml:id="list212004030154714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55880" text:continue-numbering="true" text:style-name="WW8Num2">
              <text:list-item>
                <text:p text:style-name="P1245">Create data user</text:p>
              </text:list-item>
            </text:list>
          </table:table-cell>
          <table:table-cell table:style-name="表格21.A5" office:value-type="string">
            <text:list xml:id="list21200403018129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J5" table:number-columns-spanned="3" office:value-type="string">
            <text:list xml:id="list212004030169092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212004030167487" text:continue-numbering="true" text:style-name="WW8Num2">
              <text:list-item>
                <text:p text:style-name="P1245">CDATE</text:p>
              </text:list-item>
            </text:list>
          </table:table-cell>
          <table:table-cell table:style-name="表格21.A5" office:value-type="string">
            <text:list xml:id="list212004030169271" text:continue-numbering="true" text:style-name="WW8Num2">
              <text:list-item>
                <text:p text:style-name="P1245">DATETIME</text:p>
              </text:list-item>
            </text:list>
          </table:table-cell>
          <table:table-cell table:style-name="表格21.A5" office:value-type="string">
            <text:list xml:id="list212004030181894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7815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66914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75717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56886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79114" text:continue-numbering="true" text:style-name="WW8Num2">
              <text:list-item>
                <text:p text:style-name="P1245">Create time</text:p>
              </text:list-item>
            </text:list>
          </table:table-cell>
          <table:table-cell table:style-name="表格21.A5" office:value-type="string">
            <text:list xml:id="list212004030167910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J5" table:number-columns-spanned="3" office:value-type="string">
            <text:list xml:id="list212004030160633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212004030174233" text:continue-numbering="true" text:style-name="WW8Num2">
              <text:list-item>
                <text:p text:style-name="P1245">UUSERID</text:p>
              </text:list-item>
            </text:list>
          </table:table-cell>
          <table:table-cell table:style-name="表格21.A5" office:value-type="string">
            <text:list xml:id="list212004030173988" text:continue-numbering="true" text:style-name="WW8Num2">
              <text:list-item>
                <text:p text:style-name="P1245">VARCHAR</text:p>
              </text:list-item>
            </text:list>
          </table:table-cell>
          <table:table-cell table:style-name="表格21.A5" office:value-type="string">
            <text:list xml:id="list212004030152943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61976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80366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58953" text:continue-numbering="true" text:style-name="WW8Num2">
              <text:list-item>
                <text:p text:style-name="P1245">24</text:p>
              </text:list-item>
            </text:list>
          </table:table-cell>
          <table:table-cell table:style-name="表格21.A5" office:value-type="string">
            <text:list xml:id="list212004030151924" text:continue-numbering="true" text:style-name="WW8Num2">
              <text:list-item>
                <text:p text:style-name="P1245">null</text:p>
              </text:list-item>
            </text:list>
          </table:table-cell>
          <table:table-cell table:style-name="表格21.A5" office:value-type="string">
            <text:list xml:id="list212004030182125" text:continue-numbering="true" text:style-name="WW8Num2">
              <text:list-item>
                <text:p text:style-name="P1245">Update date user</text:p>
              </text:list-item>
            </text:list>
          </table:table-cell>
          <table:table-cell table:style-name="表格21.A5" office:value-type="string">
            <text:list xml:id="list212004030170346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J5" table:number-columns-spanned="3" office:value-type="string">
            <text:list xml:id="list212004030158634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212004030176244" text:continue-numbering="true" text:style-name="WW8Num2">
              <text:list-item>
                <text:p text:style-name="P1245">UDATE</text:p>
              </text:list-item>
            </text:list>
          </table:table-cell>
          <table:table-cell table:style-name="表格21.A5" office:value-type="string">
            <text:list xml:id="list212004030176870" text:continue-numbering="true" text:style-name="WW8Num2">
              <text:list-item>
                <text:p text:style-name="P1245">DATETIME</text:p>
              </text:list-item>
            </text:list>
          </table:table-cell>
          <table:table-cell table:style-name="表格21.A5" office:value-type="string">
            <text:list xml:id="list212004030159437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6802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67726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63519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A5" office:value-type="string">
            <text:list xml:id="list212004030157813" text:continue-numbering="true" text:style-name="WW8Num2">
              <text:list-item>
                <text:p text:style-name="P1245">null</text:p>
              </text:list-item>
            </text:list>
          </table:table-cell>
          <table:table-cell table:style-name="表格21.A5" office:value-type="string">
            <text:list xml:id="list212004030150533" text:continue-numbering="true" text:style-name="WW8Num2">
              <text:list-item>
                <text:p text:style-name="P1245">Update time</text:p>
              </text:list-item>
            </text:list>
          </table:table-cell>
          <table:table-cell table:style-name="表格21.A5" office:value-type="string">
            <text:list xml:id="list212004030172395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21.J5" table:number-columns-spanned="3" office:value-type="string">
            <text:list xml:id="list212004030178787" text:continue-numbering="true" text:style-name="WW8Num2">
              <text:list-item>
                <text:p text:style-name="P836"/>
              </text:list-item>
            </text:list>
          </table:table-cell>
          <table:covered-table-cell/>
          <table:covered-table-cell/>
        </table:table-row>
      </table:table>
      <text:list xml:id="list212004030169906" text:continue-numbering="true" text:style-name="WW8Num2">
        <text:list-item>
          <text:p text:style-name="P876"/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12004030158743" text:continue-numbering="true" text:style-name="WW8Num2">
        <text:list-item>
          <text:h text:style-name="P909" text:outline-level="1"><text:bookmark-start text:name="__RefHeading__9785_1923556911"/><text:soft-page-break/><text:span text:style-name="T47">TB_SYS_</text:span><text:span text:style-name="T57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212004030178975" text:continue-numbering="true" text:style-name="WW8Num2">
              <text:list-item>
                <text:p text:style-name="P1028">Project</text:p>
              </text:list-item>
            </text:list>
          </table:table-cell>
          <table:table-cell table:style-name="表格22.A1" table:number-columns-spanned="6" office:value-type="string">
            <text:list xml:id="list212004030161231" text:continue-numbering="true" text:style-name="WW8Num2">
              <text:list-item>
                <text:p text:style-name="P110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212004030157977" text:continue-numbering="true" text:style-name="WW8Num2">
              <text:list-item>
                <text:p text:style-name="P1028">Ver</text:p>
              </text:list-item>
            </text:list>
          </table:table-cell>
          <table:table-cell table:style-name="表格22.A1" office:value-type="string">
            <text:list xml:id="list212004030169240" text:continue-numbering="true" text:style-name="WW8Num2">
              <text:list-item>
                <text:p text:style-name="P1108">0.5</text:p>
              </text:list-item>
            </text:list>
          </table:table-cell>
          <table:table-cell table:style-name="表格22.J1" office:value-type="string">
            <text:list xml:id="list212004030159664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2.K1" office:value-type="string">
            <text:list xml:id="list212004030177049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2.K1" office:value-type="string">
            <text:list xml:id="list212004030155261" text:continue-numbering="true" text:style-name="WW8Num2">
              <text:list-item>
                <text:p text:style-name="P837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212004030156903" text:continue-numbering="true" text:style-name="WW8Num2">
              <text:list-item>
                <text:p text:style-name="P1028">Maintain</text:p>
              </text:list-item>
            </text:list>
          </table:table-cell>
          <table:table-cell table:style-name="表格22.A2" table:number-columns-spanned="6" office:value-type="string">
            <text:list xml:id="list212004030179094" text:continue-numbering="true" text:style-name="WW8Num2">
              <text:list-item>
                <text:p text:style-name="P110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212004030179249" text:continue-numbering="true" text:style-name="WW8Num2">
              <text:list-item>
                <text:p text:style-name="P1028">Date</text:p>
              </text:list-item>
            </text:list>
          </table:table-cell>
          <table:table-cell table:style-name="表格22.A2" office:value-type="string">
            <text:list xml:id="list212004030173339" text:continue-numbering="true" text:style-name="WW8Num2">
              <text:list-item>
                <text:p text:style-name="P1108">2014/10/<text:span text:style-name="T102">29</text:span></text:p>
              </text:list-item>
            </text:list>
          </table:table-cell>
          <table:table-cell table:style-name="表格22.J1" office:value-type="string">
            <text:list xml:id="list212004046163864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2.K1" office:value-type="string">
            <text:list xml:id="list212004046158756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2.K1" office:value-type="string">
            <text:list xml:id="list212004046177768" text:continue-numbering="true" text:style-name="WW8Num2">
              <text:list-item>
                <text:p text:style-name="P837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212004046154645" text:continue-numbering="true" text:style-name="WW8Num2">
              <text:list-item>
                <text:p text:style-name="P1028">Table</text:p>
              </text:list-item>
            </text:list>
          </table:table-cell>
          <table:table-cell table:style-name="表格22.A2" table:number-columns-spanned="6" office:value-type="string">
            <text:list xml:id="list212004046167574" text:continue-numbering="true" text:style-name="WW8Num2">
              <text:list-item>
                <text:p text:style-name="P1206">tb_sys_<text:span text:style-name="T119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212004046178597" text:continue-numbering="true" text:style-name="WW8Num2">
              <text:list-item>
                <text:p text:style-name="P1028">DataBase</text:p>
              </text:list-item>
            </text:list>
          </table:table-cell>
          <table:table-cell table:style-name="表格22.A2" office:value-type="string">
            <text:list xml:id="list212004046174382" text:continue-numbering="true" text:style-name="WW8Num2">
              <text:list-item>
                <text:p text:style-name="P1108">bbcore</text:p>
              </text:list-item>
            </text:list>
          </table:table-cell>
          <table:table-cell table:style-name="表格22.J1" office:value-type="string">
            <text:list xml:id="list212004046171810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2.K1" office:value-type="string">
            <text:list xml:id="list212004046158605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2.K1" office:value-type="string">
            <text:list xml:id="list212004046182187" text:continue-numbering="true" text:style-name="WW8Num2">
              <text:list-item>
                <text:p text:style-name="P837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212004046182944" text:continue-numbering="true" text:style-name="WW8Num2">
              <text:list-item>
                <text:p text:style-name="P1028">Descript</text:p>
              </text:list-item>
            </text:list>
          </table:table-cell>
          <table:table-cell table:style-name="表格22.A4" table:number-columns-spanned="8" office:value-type="string">
            <text:list xml:id="list212004046174467" text:continue-numbering="true" text:style-name="WW8Num2">
              <text:list-item>
                <text:p text:style-name="P1148">範例 /<text:span text:style-name="T130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212004046167047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2.K1" office:value-type="string">
            <text:list xml:id="list212004046163748" text:continue-numbering="true" text:style-name="WW8Num2">
              <text:list-item>
                <text:p text:style-name="P837"/>
              </text:list-item>
            </text:list>
          </table:table-cell>
          <table:table-cell table:style-name="表格22.K1" office:value-type="string">
            <text:list xml:id="list212004046180290" text:continue-numbering="true" text:style-name="WW8Num2">
              <text:list-item>
                <text:p text:style-name="P837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212004046173369" text:continue-numbering="true" text:style-name="WW8Num2">
              <text:list-item>
                <text:p text:style-name="P9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212004046156629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212004046162222" text:continue-numbering="true" text:style-name="WW8Num2">
              <text:list-item>
                <text:p text:style-name="P1068">Field</text:p>
              </text:list-item>
            </text:list>
          </table:table-cell>
          <table:table-cell table:style-name="表格22.A5" office:value-type="string">
            <text:list xml:id="list212004046177288" text:continue-numbering="true" text:style-name="WW8Num2">
              <text:list-item>
                <text:p text:style-name="P1068">Datatype</text:p>
              </text:list-item>
            </text:list>
          </table:table-cell>
          <table:table-cell table:style-name="表格22.A5" office:value-type="string">
            <text:list xml:id="list212004046162421" text:continue-numbering="true" text:style-name="WW8Num2">
              <text:list-item>
                <text:p text:style-name="P1068">PK</text:p>
              </text:list-item>
            </text:list>
          </table:table-cell>
          <table:table-cell table:style-name="表格22.A5" office:value-type="string">
            <text:list xml:id="list212004046180784" text:continue-numbering="true" text:style-name="WW8Num2">
              <text:list-item>
                <text:p text:style-name="P1068">UK</text:p>
              </text:list-item>
            </text:list>
          </table:table-cell>
          <table:table-cell table:style-name="表格22.A5" office:value-type="string">
            <text:list xml:id="list212004046157613" text:continue-numbering="true" text:style-name="WW8Num2">
              <text:list-item>
                <text:p text:style-name="P1068">IDX</text:p>
              </text:list-item>
            </text:list>
          </table:table-cell>
          <table:table-cell table:style-name="表格22.A5" office:value-type="string">
            <text:list xml:id="list212004046157084" text:continue-numbering="true" text:style-name="WW8Num2">
              <text:list-item>
                <text:p text:style-name="P988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212004046176976" text:continue-numbering="true" text:style-name="WW8Num2">
              <text:list-item>
                <text:p text:style-name="P988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212004046162720" text:continue-numbering="true" text:style-name="WW8Num2">
              <text:list-item>
                <text:p text:style-name="P1068">Description</text:p>
              </text:list-item>
            </text:list>
          </table:table-cell>
          <table:table-cell table:style-name="表格22.A5" office:value-type="string">
            <text:list xml:id="list212004046177818" text:continue-numbering="true" text:style-name="WW8Num2">
              <text:list-item>
                <text:p text:style-name="P1068">Remarks</text:p>
              </text:list-item>
            </text:list>
          </table:table-cell>
          <table:table-cell table:style-name="表格22.J5" table:number-columns-spanned="3" office:value-type="string">
            <text:list xml:id="list212004046168283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212004046182204" text:continue-numbering="true" text:style-name="WW8Num2">
              <text:list-item>
                <text:p text:style-name="P1288">OID</text:p>
              </text:list-item>
            </text:list>
          </table:table-cell>
          <table:table-cell table:style-name="表格22.A5" office:value-type="string">
            <text:list xml:id="list212004046152477" text:continue-numbering="true" text:style-name="WW8Num2">
              <text:list-item>
                <text:p text:style-name="P1288">CHAR</text:p>
              </text:list-item>
            </text:list>
          </table:table-cell>
          <table:table-cell table:style-name="表格22.A5" office:value-type="string">
            <text:list xml:id="list212004046154142" text:continue-numbering="true" text:style-name="WW8Num2">
              <text:list-item>
                <text:p text:style-name="P1288">Y</text:p>
              </text:list-item>
            </text:list>
          </table:table-cell>
          <table:table-cell table:style-name="表格22.A5" office:value-type="string">
            <text:list xml:id="list212004046156320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46157114" text:continue-numbering="true" text:style-name="WW8Num2">
              <text:list-item>
                <text:p text:style-name="P1288"><text:s/></text:p>
              </text:list-item>
            </text:list>
          </table:table-cell>
          <table:table-cell table:style-name="表格22.A5" office:value-type="string">
            <text:list xml:id="list212004046160884" text:continue-numbering="true" text:style-name="WW8Num2">
              <text:list-item>
                <text:p text:style-name="P1288">36</text:p>
              </text:list-item>
            </text:list>
          </table:table-cell>
          <table:table-cell table:style-name="表格22.A5" office:value-type="string">
            <text:list xml:id="list212004046161375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46181190" text:continue-numbering="true" text:style-name="WW8Num2">
              <text:list-item>
                <text:p text:style-name="P1288">PK / UUID</text:p>
              </text:list-item>
            </text:list>
          </table:table-cell>
          <table:table-cell table:style-name="表格22.A5" office:value-type="string">
            <text:list xml:id="list212004046166350" text:continue-numbering="true" text:style-name="WW8Num2">
              <text:list-item>
                <text:p text:style-name="P1288">Default java UUID</text:p>
              </text:list-item>
            </text:list>
          </table:table-cell>
          <table:table-cell table:style-name="表格22.J5" table:number-columns-spanned="3" office:value-type="string">
            <text:list xml:id="list212004046161261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324">SYSTEM</text:p>
          </table:table-cell>
          <table:table-cell table:style-name="表格22.A5" office:value-type="string">
            <text:p text:style-name="P145">VARCHAR</text:p>
          </table:table-cell>
          <table:table-cell table:style-name="表格22.A5" office:value-type="string">
            <text:p text:style-name="P199"/>
          </table:table-cell>
          <table:table-cell table:style-name="表格22.A5" office:value-type="string">
            <text:p text:style-name="P325"/>
          </table:table-cell>
          <table:table-cell table:style-name="表格22.A5" office:value-type="string">
            <text:p text:style-name="P772">Y</text:p>
          </table:table-cell>
          <table:table-cell table:style-name="表格22.A5" office:value-type="string">
            <text:p text:style-name="P324">10</text:p>
          </table:table-cell>
          <table:table-cell table:style-name="表格22.A5" office:value-type="string">
            <text:p text:style-name="P199"/>
          </table:table-cell>
          <table:table-cell table:style-name="表格22.A5" office:value-type="string">
            <text:p text:style-name="P631">TB_SYS.SYS_ID</text:p>
          </table:table-cell>
          <table:table-cell table:style-name="表格22.A5" office:value-type="string">
            <text:p text:style-name="P557"/>
          </table:table-cell>
          <table:table-cell table:style-name="表格22.J5" table:number-columns-spanned="3" office:value-type="string">
            <text:list xml:id="list212004046154650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327">SUB_DIR</text:p>
          </table:table-cell>
          <table:table-cell table:style-name="表格22.A9" office:value-type="string">
            <text:p text:style-name="P145">VARCHAR</text:p>
          </table:table-cell>
          <table:table-cell table:style-name="表格22.A9" office:value-type="string">
            <text:p text:style-name="P201"/>
          </table:table-cell>
          <table:table-cell table:style-name="表格22.A9" office:value-type="string">
            <text:p text:style-name="P312"/>
          </table:table-cell>
          <table:table-cell table:style-name="表格22.A9" office:value-type="string">
            <text:p text:style-name="P787">Y</text:p>
          </table:table-cell>
          <table:table-cell table:style-name="表格22.A9" office:value-type="string">
            <text:p text:style-name="P338">4</text:p>
          </table:table-cell>
          <table:table-cell table:style-name="表格22.A9" office:value-type="string">
            <text:p text:style-name="P320"/>
          </table:table-cell>
          <table:table-cell table:style-name="表格22.A9" office:value-type="string">
            <text:p text:style-name="P643">如: 2014</text:p>
          </table:table-cell>
          <table:table-cell table:style-name="表格22.A9" office:value-type="string">
            <text:p text:style-name="P646"/>
          </table:table-cell>
          <table:table-cell table:style-name="表格22.J5" table:number-columns-spanned="3" office:value-type="string">
            <text:list xml:id="list212004046178792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328">TYPE</text:p>
          </table:table-cell>
          <table:table-cell table:style-name="表格22.A9" office:value-type="string">
            <text:list xml:id="list212004046162736" text:continue-numbering="true" text:style-name="WW8Num2">
              <text:list-item>
                <text:p text:style-name="P1149">VARCHAR</text:p>
              </text:list-item>
            </text:list>
          </table:table-cell>
          <table:table-cell table:style-name="表格22.A9" office:value-type="string">
            <text:p text:style-name="P201"/>
          </table:table-cell>
          <table:table-cell table:style-name="表格22.A9" office:value-type="string">
            <text:p text:style-name="P312"/>
          </table:table-cell>
          <table:table-cell table:style-name="表格22.A9" office:value-type="string">
            <text:p text:style-name="P772">Y</text:p>
          </table:table-cell>
          <table:table-cell table:style-name="表格22.A9" office:value-type="string">
            <text:p text:style-name="P328">10</text:p>
          </table:table-cell>
          <table:table-cell table:style-name="表格22.A9" office:value-type="string">
            <text:p text:style-name="P323"/>
          </table:table-cell>
          <table:table-cell table:style-name="表格22.A9" office:value-type="string">
            <text:p text:style-name="P644"><text:span text:style-name="T129">tmp</text:span>, <text:span text:style-name="T129">image, common</text:span></text:p>
          </table:table-cell>
          <table:table-cell table:style-name="表格22.A9" office:value-type="string">
            <text:p text:style-name="P737"/>
          </table:table-cell>
          <table:table-cell table:style-name="表格22.J5" table:number-columns-spanned="3" office:value-type="string">
            <text:list xml:id="list212004046177963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212004046166642" text:continue-numbering="true" text:style-name="WW8Num2">
              <text:list-item>
                <text:p text:style-name="P1364">FILE_NAME</text:p>
              </text:list-item>
            </text:list>
          </table:table-cell>
          <table:table-cell table:style-name="表格22.A9" office:value-type="string">
            <text:list xml:id="list212004063176235" text:continue-numbering="true" text:style-name="WW8Num2">
              <text:list-item>
                <text:p text:style-name="P1157">VARCHAR</text:p>
              </text:list-item>
            </text:list>
          </table:table-cell>
          <table:table-cell table:style-name="表格22.A9" office:value-type="string">
            <text:list xml:id="list21200406316467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9" office:value-type="string">
            <text:list xml:id="list212004063167891" text:continue-numbering="true" text:style-name="WW8Num2">
              <text:list-item>
                <text:p text:style-name="P1357"/>
              </text:list-item>
            </text:list>
          </table:table-cell>
          <table:table-cell table:style-name="表格22.A9" office:value-type="string">
            <text:list xml:id="list21200406317562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9" office:value-type="string">
            <text:list xml:id="list212004063151103" text:continue-numbering="true" text:style-name="WW8Num2">
              <text:list-item>
                <text:p text:style-name="P1364">50</text:p>
              </text:list-item>
            </text:list>
          </table:table-cell>
          <table:table-cell table:style-name="表格22.A9" office:value-type="string">
            <text:list xml:id="list212004063158157" text:continue-numbering="true" text:style-name="WW8Num2">
              <text:list-item>
                <text:p text:style-name="P1360"/>
              </text:list-item>
            </text:list>
          </table:table-cell>
          <table:table-cell table:style-name="表格22.A9" office:value-type="string">
            <text:list xml:id="list212004063171121" text:continue-numbering="true" text:style-name="WW8Num2">
              <text:list-item>
                <text:p text:style-name="P1469">Uuid + 副檔名</text:p>
              </text:list-item>
            </text:list>
          </table:table-cell>
          <table:table-cell table:style-name="表格22.A9" office:value-type="string">
            <text:list xml:id="list212004063181963" text:continue-numbering="true" text:style-name="WW8Num2">
              <text:list-item>
                <text:p text:style-name="P1486"/>
              </text:list-item>
            </text:list>
          </table:table-cell>
          <table:table-cell table:style-name="表格22.J5" table:number-columns-spanned="3" office:value-type="string">
            <text:list xml:id="list212004063182881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212004063170846" text:continue-numbering="true" text:style-name="WW8Num2">
              <text:list-item>
                <text:p text:style-name="P1364">SHOW_NAME</text:p>
              </text:list-item>
            </text:list>
          </table:table-cell>
          <table:table-cell table:style-name="表格22.A9" office:value-type="string">
            <text:list xml:id="list212004063174615" text:continue-numbering="true" text:style-name="WW8Num2">
              <text:list-item>
                <text:p text:style-name="P1150">VARCHAR</text:p>
              </text:list-item>
            </text:list>
          </table:table-cell>
          <table:table-cell table:style-name="表格22.A9" office:value-type="string">
            <text:list xml:id="list212004063162321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9" office:value-type="string">
            <text:list xml:id="list212004063152101" text:continue-numbering="true" text:style-name="WW8Num2">
              <text:list-item>
                <text:p text:style-name="P1357"/>
              </text:list-item>
            </text:list>
          </table:table-cell>
          <table:table-cell table:style-name="表格22.A9" office:value-type="string">
            <text:list xml:id="list212004063162961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9" office:value-type="string">
            <text:list xml:id="list212004063165191" text:continue-numbering="true" text:style-name="WW8Num2">
              <text:list-item>
                <text:p text:style-name="P1364">255</text:p>
              </text:list-item>
            </text:list>
          </table:table-cell>
          <table:table-cell table:style-name="表格22.A9" office:value-type="string">
            <text:list xml:id="list21200406317699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9" office:value-type="string">
            <text:list xml:id="list212004063159666" text:continue-numbering="true" text:style-name="WW8Num2">
              <text:list-item>
                <text:p text:style-name="P1469">File show name</text:p>
              </text:list-item>
            </text:list>
          </table:table-cell>
          <table:table-cell table:style-name="表格22.A9" office:value-type="string">
            <text:list xml:id="list212004063182395" text:continue-numbering="true" text:style-name="WW8Num2">
              <text:list-item>
                <text:p text:style-name="P1492"/>
              </text:list-item>
            </text:list>
          </table:table-cell>
          <table:table-cell table:style-name="表格22.J5" table:number-columns-spanned="3" office:value-type="string">
            <text:list xml:id="list212004063176146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212004063168614" text:continue-numbering="true" text:style-name="WW8Num2">
              <text:list-item>
                <text:p text:style-name="P1366">IS_<text:span text:style-name="T120">FILE</text:span></text:p>
              </text:list-item>
            </text:list>
          </table:table-cell>
          <table:table-cell table:style-name="表格22.A9" office:value-type="string">
            <text:list xml:id="list212004063168270" text:continue-numbering="true" text:style-name="WW8Num2">
              <text:list-item>
                <text:p text:style-name="P1158">VARCHAR</text:p>
              </text:list-item>
            </text:list>
          </table:table-cell>
          <table:table-cell table:style-name="表格22.A9" office:value-type="string">
            <text:list xml:id="list21200406316662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9" office:value-type="string">
            <text:list xml:id="list212004063181122" text:continue-numbering="true" text:style-name="WW8Num2">
              <text:list-item>
                <text:p text:style-name="P1357"/>
              </text:list-item>
            </text:list>
          </table:table-cell>
          <table:table-cell table:style-name="表格22.A9" office:value-type="string">
            <text:list xml:id="list21200406315354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9" office:value-type="string">
            <text:list xml:id="list212004063169436" text:continue-numbering="true" text:style-name="WW8Num2">
              <text:list-item>
                <text:p text:style-name="P1366">1</text:p>
              </text:list-item>
            </text:list>
          </table:table-cell>
          <table:table-cell table:style-name="表格22.A9" office:value-type="string">
            <text:list xml:id="list212004063166561" text:continue-numbering="true" text:style-name="WW8Num2">
              <text:list-item>
                <text:p text:style-name="P1367">'Y'</text:p>
              </text:list-item>
            </text:list>
          </table:table-cell>
          <table:table-cell table:style-name="表格22.A9" office:value-type="string">
            <text:list xml:id="list212004063163894" text:continue-numbering="true" text:style-name="WW8Num2">
              <text:list-item>
                <text:p text:style-name="P1471">Y 表示用blob存</text:p>
              </text:list-item>
              <text:list-item>
                <text:p text:style-name="P1471">N 用實體檔案存</text:p>
              </text:list-item>
            </text:list>
          </table:table-cell>
          <table:table-cell table:style-name="表格22.A9" office:value-type="string">
            <text:list xml:id="list212004063180472" text:continue-numbering="true" text:style-name="WW8Num2">
              <text:list-item>
                <text:p text:style-name="P1492"/>
              </text:list-item>
            </text:list>
          </table:table-cell>
          <table:table-cell table:style-name="表格22.J5" table:number-columns-spanned="3" office:value-type="string">
            <text:list xml:id="list212004063164514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212004063178302" text:continue-numbering="true" text:style-name="WW8Num2">
              <text:list-item>
                <text:p text:style-name="P1368">CONTENT</text:p>
              </text:list-item>
            </text:list>
          </table:table-cell>
          <table:table-cell table:style-name="表格22.A9" office:value-type="string">
            <text:list xml:id="list212004063152140" text:continue-numbering="true" text:style-name="WW8Num2">
              <text:list-item>
                <text:p text:style-name="P1159">MEDIUMBLOB</text:p>
              </text:list-item>
            </text:list>
          </table:table-cell>
          <table:table-cell table:style-name="表格22.A9" office:value-type="string">
            <text:list xml:id="list21200406316766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9" office:value-type="string">
            <text:list xml:id="list212004063181840" text:continue-numbering="true" text:style-name="WW8Num2">
              <text:list-item>
                <text:p text:style-name="P1357"/>
              </text:list-item>
            </text:list>
          </table:table-cell>
          <table:table-cell table:style-name="表格22.A9" office:value-type="string">
            <text:list xml:id="list212004063161275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9" office:value-type="string">
            <text:list xml:id="list212004063150660" text:continue-numbering="true" text:style-name="WW8Num2">
              <text:list-item>
                <text:p text:style-name="P1364"/>
              </text:list-item>
            </text:list>
          </table:table-cell>
          <table:table-cell table:style-name="表格22.A9" office:value-type="string">
            <text:list xml:id="list21200406317292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9" office:value-type="string">
            <text:list xml:id="list212004063175422" text:continue-numbering="true" text:style-name="WW8Num2">
              <text:list-item>
                <text:p text:style-name="P1469"/>
              </text:list-item>
            </text:list>
          </table:table-cell>
          <table:table-cell table:style-name="表格22.A9" office:value-type="string">
            <text:list xml:id="list212004063182427" text:continue-numbering="true" text:style-name="WW8Num2">
              <text:list-item>
                <text:p text:style-name="P1492"/>
              </text:list-item>
            </text:list>
          </table:table-cell>
          <table:table-cell table:style-name="表格22.J5" table:number-columns-spanned="3" office:value-type="string">
            <text:list xml:id="list212004063155297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212004063159337" text:continue-numbering="true" text:style-name="WW8Num2">
              <text:list-item>
                <text:p text:style-name="P1288">CUSERID</text:p>
              </text:list-item>
            </text:list>
          </table:table-cell>
          <table:table-cell table:style-name="表格22.A5" office:value-type="string">
            <text:list xml:id="list212004063158454" text:continue-numbering="true" text:style-name="WW8Num2">
              <text:list-item>
                <text:p text:style-name="P1288">VARCHAR</text:p>
              </text:list-item>
            </text:list>
          </table:table-cell>
          <table:table-cell table:style-name="表格22.A5" office:value-type="string">
            <text:list xml:id="list21200406315086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6318305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63171124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63154866" text:continue-numbering="true" text:style-name="WW8Num2">
              <text:list-item>
                <text:p text:style-name="P1288">24</text:p>
              </text:list-item>
            </text:list>
          </table:table-cell>
          <table:table-cell table:style-name="表格22.A5" office:value-type="string">
            <text:list xml:id="list21200406316390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63171988" text:continue-numbering="true" text:style-name="WW8Num2">
              <text:list-item>
                <text:p text:style-name="P1288">Create data user</text:p>
              </text:list-item>
            </text:list>
          </table:table-cell>
          <table:table-cell table:style-name="表格22.A5" office:value-type="string">
            <text:list xml:id="list212004063179392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J5" table:number-columns-spanned="3" office:value-type="string">
            <text:list xml:id="list212004063158375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212004063175266" text:continue-numbering="true" text:style-name="WW8Num2">
              <text:list-item>
                <text:p text:style-name="P1288">CDATE</text:p>
              </text:list-item>
            </text:list>
          </table:table-cell>
          <table:table-cell table:style-name="表格22.A5" office:value-type="string">
            <text:list xml:id="list212004063177808" text:continue-numbering="true" text:style-name="WW8Num2">
              <text:list-item>
                <text:p text:style-name="P1288">DATETIME</text:p>
              </text:list-item>
            </text:list>
          </table:table-cell>
          <table:table-cell table:style-name="表格22.A5" office:value-type="string">
            <text:list xml:id="list21200406315163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63173762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63170224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63163848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6316179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63169393" text:continue-numbering="true" text:style-name="WW8Num2">
              <text:list-item>
                <text:p text:style-name="P1288">Create time</text:p>
              </text:list-item>
            </text:list>
          </table:table-cell>
          <table:table-cell table:style-name="表格22.A5" office:value-type="string">
            <text:list xml:id="list212004063181111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J5" table:number-columns-spanned="3" office:value-type="string">
            <text:list xml:id="list212004063171704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212004063177258" text:continue-numbering="true" text:style-name="WW8Num2">
              <text:list-item>
                <text:p text:style-name="P1288">UUSERID</text:p>
              </text:list-item>
            </text:list>
          </table:table-cell>
          <table:table-cell table:style-name="表格22.A5" office:value-type="string">
            <text:list xml:id="list212004063179557" text:continue-numbering="true" text:style-name="WW8Num2">
              <text:list-item>
                <text:p text:style-name="P1288">VARCHAR</text:p>
              </text:list-item>
            </text:list>
          </table:table-cell>
          <table:table-cell table:style-name="表格22.A5" office:value-type="string">
            <text:list xml:id="list21200406318097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6316914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6315879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63156246" text:continue-numbering="true" text:style-name="WW8Num2">
              <text:list-item>
                <text:p text:style-name="P1288">24</text:p>
              </text:list-item>
            </text:list>
          </table:table-cell>
          <table:table-cell table:style-name="表格22.A5" office:value-type="string">
            <text:list xml:id="list212004079171917" text:continue-numbering="true" text:style-name="WW8Num2">
              <text:list-item>
                <text:p text:style-name="P1288">null</text:p>
              </text:list-item>
            </text:list>
          </table:table-cell>
          <table:table-cell table:style-name="表格22.A5" office:value-type="string">
            <text:list xml:id="list212004079166112" text:continue-numbering="true" text:style-name="WW8Num2">
              <text:list-item>
                <text:p text:style-name="P1288">Update date user</text:p>
              </text:list-item>
            </text:list>
          </table:table-cell>
          <table:table-cell table:style-name="表格22.A5" office:value-type="string">
            <text:list xml:id="list212004079175411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J5" table:number-columns-spanned="3" office:value-type="string">
            <text:list xml:id="list212004079169416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212004079178186" text:continue-numbering="true" text:style-name="WW8Num2">
              <text:list-item>
                <text:p text:style-name="P1288">UDATE</text:p>
              </text:list-item>
            </text:list>
          </table:table-cell>
          <table:table-cell table:style-name="表格22.A5" office:value-type="string">
            <text:list xml:id="list212004079157487" text:continue-numbering="true" text:style-name="WW8Num2">
              <text:list-item>
                <text:p text:style-name="P1288">DATETIME</text:p>
              </text:list-item>
            </text:list>
          </table:table-cell>
          <table:table-cell table:style-name="表格22.A5" office:value-type="string">
            <text:list xml:id="list212004079154160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79162125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7916569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7915575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A5" office:value-type="string">
            <text:list xml:id="list212004079179454" text:continue-numbering="true" text:style-name="WW8Num2">
              <text:list-item>
                <text:p text:style-name="P1288">null</text:p>
              </text:list-item>
            </text:list>
          </table:table-cell>
          <table:table-cell table:style-name="表格22.A5" office:value-type="string">
            <text:list xml:id="list212004079154508" text:continue-numbering="true" text:style-name="WW8Num2">
              <text:list-item>
                <text:p text:style-name="P1288">Update time</text:p>
              </text:list-item>
            </text:list>
          </table:table-cell>
          <table:table-cell table:style-name="表格22.A5" office:value-type="string">
            <text:list xml:id="list21200407915509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22.J5" table:number-columns-spanned="3" office:value-type="string">
            <text:list xml:id="list212004079167184" text:continue-numbering="true" text:style-name="WW8Num2">
              <text:list-item>
                <text:p text:style-name="P837"/>
              </text:list-item>
            </text:list>
          </table:table-cell>
          <table:covered-table-cell/>
          <table:covered-table-cell/>
        </table:table-row>
      </table:table>
      <text:list xml:id="list212004079175436" text:continue-numbering="true" text:style-name="WW8Num2">
        <text:list-item>
          <text:p text:style-name="P877"/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212004079168512" text:continue-numbering="true" text:style-name="WW8Num2">
        <text:list-item>
          <text:h text:style-name="P910" text:outline-level="1"><text:bookmark-start text:name="__RefHeading__10568_19264099"/><text:soft-page-break/><text:span text:style-name="T47">TB_SYS_</text:span><text:span text:style-name="T58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212004079156697" text:continue-numbering="true" text:style-name="WW8Num2">
              <text:list-item>
                <text:p text:style-name="P1029">Project</text:p>
              </text:list-item>
            </text:list>
          </table:table-cell>
          <table:table-cell table:style-name="表格23.A1" table:number-columns-spanned="6" office:value-type="string">
            <text:list xml:id="list212004079178013" text:continue-numbering="true" text:style-name="WW8Num2">
              <text:list-item>
                <text:p text:style-name="P110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212004079180824" text:continue-numbering="true" text:style-name="WW8Num2">
              <text:list-item>
                <text:p text:style-name="P1029">Ver</text:p>
              </text:list-item>
            </text:list>
          </table:table-cell>
          <table:table-cell table:style-name="表格23.A1" office:value-type="string">
            <text:list xml:id="list212004079177540" text:continue-numbering="true" text:style-name="WW8Num2">
              <text:list-item>
                <text:p text:style-name="P1109">0.5</text:p>
              </text:list-item>
            </text:list>
          </table:table-cell>
          <table:table-cell table:style-name="表格23.J1" office:value-type="string">
            <text:list xml:id="list212004079161879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3.K1" office:value-type="string">
            <text:list xml:id="list212004079168143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3.K1" office:value-type="string">
            <text:list xml:id="list212004079180928" text:continue-numbering="true" text:style-name="WW8Num2">
              <text:list-item>
                <text:p text:style-name="P838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212004079172109" text:continue-numbering="true" text:style-name="WW8Num2">
              <text:list-item>
                <text:p text:style-name="P1029">Maintain</text:p>
              </text:list-item>
            </text:list>
          </table:table-cell>
          <table:table-cell table:style-name="表格23.A2" table:number-columns-spanned="6" office:value-type="string">
            <text:list xml:id="list212004079179510" text:continue-numbering="true" text:style-name="WW8Num2">
              <text:list-item>
                <text:p text:style-name="P110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212004079153276" text:continue-numbering="true" text:style-name="WW8Num2">
              <text:list-item>
                <text:p text:style-name="P1029">Date</text:p>
              </text:list-item>
            </text:list>
          </table:table-cell>
          <table:table-cell table:style-name="表格23.A2" office:value-type="string">
            <text:list xml:id="list212004079181910" text:continue-numbering="true" text:style-name="WW8Num2">
              <text:list-item>
                <text:p text:style-name="P1109">2014/10/<text:span text:style-name="T102">29</text:span></text:p>
              </text:list-item>
            </text:list>
          </table:table-cell>
          <table:table-cell table:style-name="表格23.J1" office:value-type="string">
            <text:list xml:id="list212004079154168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3.K1" office:value-type="string">
            <text:list xml:id="list212004079158839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3.K1" office:value-type="string">
            <text:list xml:id="list212004079174646" text:continue-numbering="true" text:style-name="WW8Num2">
              <text:list-item>
                <text:p text:style-name="P838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212004079180146" text:continue-numbering="true" text:style-name="WW8Num2">
              <text:list-item>
                <text:p text:style-name="P1029">Table</text:p>
              </text:list-item>
            </text:list>
          </table:table-cell>
          <table:table-cell table:style-name="表格23.A2" table:number-columns-spanned="6" office:value-type="string">
            <text:list xml:id="list212004079151174" text:continue-numbering="true" text:style-name="WW8Num2">
              <text:list-item>
                <text:p text:style-name="P1207">tb_sys_<text:span text:style-name="T122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212004079180707" text:continue-numbering="true" text:style-name="WW8Num2">
              <text:list-item>
                <text:p text:style-name="P1029">DataBase</text:p>
              </text:list-item>
            </text:list>
          </table:table-cell>
          <table:table-cell table:style-name="表格23.A2" office:value-type="string">
            <text:list xml:id="list212004079171824" text:continue-numbering="true" text:style-name="WW8Num2">
              <text:list-item>
                <text:p text:style-name="P1109">bbcore</text:p>
              </text:list-item>
            </text:list>
          </table:table-cell>
          <table:table-cell table:style-name="表格23.J1" office:value-type="string">
            <text:list xml:id="list212004079154700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3.K1" office:value-type="string">
            <text:list xml:id="list212004079160868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3.K1" office:value-type="string">
            <text:list xml:id="list212004079168578" text:continue-numbering="true" text:style-name="WW8Num2">
              <text:list-item>
                <text:p text:style-name="P838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212004079181985" text:continue-numbering="true" text:style-name="WW8Num2">
              <text:list-item>
                <text:p text:style-name="P1029">Descript</text:p>
              </text:list-item>
            </text:list>
          </table:table-cell>
          <table:table-cell table:style-name="表格23.A4" table:number-columns-spanned="8" office:value-type="string">
            <text:list xml:id="list212004079161738" text:continue-numbering="true" text:style-name="WW8Num2">
              <text:list-item>
                <text:p text:style-name="P1162">Jasper報表上傳後的資料紀錄, 執行時將 CONTENT 解壓縮至設定的報表目錄夾/REPORT_ID/</text:p>
              </text:list-item>
              <text:list-item>
                <text:p text:style-name="P1163">假如<text:span text:style-name="T126">REPORT_ID 為 A01 且</text:span>報表目錄為 /<text:span text:style-name="T126">var/jasper</text:span></text:p>
              </text:list-item>
              <text:list-item>
                <text:p text:style-name="P1163">執行部署為 /<text:span text:style-name="T126">var/jasper/A01</text:span></text:p>
              </text:list-item>
              <text:list-item>
                <text:p text:style-name="P1164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212004079150640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3.K1" office:value-type="string">
            <text:list xml:id="list212004079156686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3.K1" office:value-type="string">
            <text:list xml:id="list212004079178542" text:continue-numbering="true" text:style-name="WW8Num2">
              <text:list-item>
                <text:p text:style-name="P838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212004079167382" text:continue-numbering="true" text:style-name="WW8Num2">
              <text:list-item>
                <text:p text:style-name="P9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212004079153466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212004079170151" text:continue-numbering="true" text:style-name="WW8Num2">
              <text:list-item>
                <text:p text:style-name="P1069">Field</text:p>
              </text:list-item>
            </text:list>
          </table:table-cell>
          <table:table-cell table:style-name="表格23.A5" office:value-type="string">
            <text:list xml:id="list212004079156355" text:continue-numbering="true" text:style-name="WW8Num2">
              <text:list-item>
                <text:p text:style-name="P1069">Datatype</text:p>
              </text:list-item>
            </text:list>
          </table:table-cell>
          <table:table-cell table:style-name="表格23.A5" office:value-type="string">
            <text:list xml:id="list212004079156596" text:continue-numbering="true" text:style-name="WW8Num2">
              <text:list-item>
                <text:p text:style-name="P1069">PK</text:p>
              </text:list-item>
            </text:list>
          </table:table-cell>
          <table:table-cell table:style-name="表格23.A5" office:value-type="string">
            <text:list xml:id="list212004079158343" text:continue-numbering="true" text:style-name="WW8Num2">
              <text:list-item>
                <text:p text:style-name="P1069">UK</text:p>
              </text:list-item>
            </text:list>
          </table:table-cell>
          <table:table-cell table:style-name="表格23.A5" office:value-type="string">
            <text:list xml:id="list212004096164552" text:continue-numbering="true" text:style-name="WW8Num2">
              <text:list-item>
                <text:p text:style-name="P1069">IDX</text:p>
              </text:list-item>
            </text:list>
          </table:table-cell>
          <table:table-cell table:style-name="表格23.A5" office:value-type="string">
            <text:list xml:id="list212004096169665" text:continue-numbering="true" text:style-name="WW8Num2">
              <text:list-item>
                <text:p text:style-name="P989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212004096154578" text:continue-numbering="true" text:style-name="WW8Num2">
              <text:list-item>
                <text:p text:style-name="P989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212004096164892" text:continue-numbering="true" text:style-name="WW8Num2">
              <text:list-item>
                <text:p text:style-name="P1069">Description</text:p>
              </text:list-item>
            </text:list>
          </table:table-cell>
          <table:table-cell table:style-name="表格23.A5" office:value-type="string">
            <text:list xml:id="list212004096161146" text:continue-numbering="true" text:style-name="WW8Num2">
              <text:list-item>
                <text:p text:style-name="P1069">Remarks</text:p>
              </text:list-item>
            </text:list>
          </table:table-cell>
          <table:table-cell table:style-name="表格23.J5" table:number-columns-spanned="3" office:value-type="string">
            <text:list xml:id="list212004096176287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212004096173985" text:continue-numbering="true" text:style-name="WW8Num2">
              <text:list-item>
                <text:p text:style-name="P1289">OID</text:p>
              </text:list-item>
            </text:list>
          </table:table-cell>
          <table:table-cell table:style-name="表格23.A5" office:value-type="string">
            <text:list xml:id="list212004096165561" text:continue-numbering="true" text:style-name="WW8Num2">
              <text:list-item>
                <text:p text:style-name="P1289">CHAR</text:p>
              </text:list-item>
            </text:list>
          </table:table-cell>
          <table:table-cell table:style-name="表格23.A5" office:value-type="string">
            <text:list xml:id="list212004096173256" text:continue-numbering="true" text:style-name="WW8Num2">
              <text:list-item>
                <text:p text:style-name="P1289">Y</text:p>
              </text:list-item>
            </text:list>
          </table:table-cell>
          <table:table-cell table:style-name="表格23.A5" office:value-type="string">
            <text:list xml:id="list212004096180618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096150436" text:continue-numbering="true" text:style-name="WW8Num2">
              <text:list-item>
                <text:p text:style-name="P1289"><text:s/></text:p>
              </text:list-item>
            </text:list>
          </table:table-cell>
          <table:table-cell table:style-name="表格23.A5" office:value-type="string">
            <text:list xml:id="list212004096162979" text:continue-numbering="true" text:style-name="WW8Num2">
              <text:list-item>
                <text:p text:style-name="P1289">36</text:p>
              </text:list-item>
            </text:list>
          </table:table-cell>
          <table:table-cell table:style-name="表格23.A5" office:value-type="string">
            <text:list xml:id="list212004096158322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096168591" text:continue-numbering="true" text:style-name="WW8Num2">
              <text:list-item>
                <text:p text:style-name="P1289">PK / UUID</text:p>
              </text:list-item>
            </text:list>
          </table:table-cell>
          <table:table-cell table:style-name="表格23.A5" office:value-type="string">
            <text:list xml:id="list212004096174535" text:continue-numbering="true" text:style-name="WW8Num2">
              <text:list-item>
                <text:p text:style-name="P1289">Default java UUID</text:p>
              </text:list-item>
            </text:list>
          </table:table-cell>
          <table:table-cell table:style-name="表格23.J5" table:number-columns-spanned="3" office:value-type="string">
            <text:list xml:id="list212004096182502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332">REPORT_ID</text:p>
          </table:table-cell>
          <table:table-cell table:style-name="表格23.A5" office:value-type="string">
            <text:list xml:id="list212004096180966" text:continue-numbering="true" text:style-name="WW8Num2">
              <text:list-item>
                <text:p text:style-name="P1290">VARCHAR</text:p>
              </text:list-item>
            </text:list>
          </table:table-cell>
          <table:table-cell table:style-name="表格23.A5" office:value-type="string">
            <text:p text:style-name="P202"/>
          </table:table-cell>
          <table:table-cell table:style-name="表格23.A5" office:value-type="string">
            <text:p text:style-name="P333">Y</text:p>
          </table:table-cell>
          <table:table-cell table:style-name="表格23.A5" office:value-type="string">
            <text:p text:style-name="P773"/>
          </table:table-cell>
          <table:table-cell table:style-name="表格23.A5" office:value-type="string">
            <text:p text:style-name="P337">50</text:p>
          </table:table-cell>
          <table:table-cell table:style-name="表格23.A5" office:value-type="string">
            <text:p text:style-name="P202"/>
          </table:table-cell>
          <table:table-cell table:style-name="表格23.A5" office:value-type="string">
            <text:p text:style-name="P648">BSCJASPER<text:span text:style-name="T123">0</text:span>0001</text:p>
          </table:table-cell>
          <table:table-cell table:style-name="表格23.A5" office:value-type="string">
            <text:p text:style-name="P559"/>
          </table:table-cell>
          <table:table-cell table:style-name="表格23.J5" table:number-columns-spanned="3" office:value-type="string">
            <text:list xml:id="list212004096163259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334">FILE</text:p>
          </table:table-cell>
          <table:table-cell table:style-name="表格23.A9" office:value-type="string">
            <text:list xml:id="list212004096165361" text:continue-numbering="true" text:style-name="WW8Num2">
              <text:list-item>
                <text:p text:style-name="P1291">VARCHAR</text:p>
              </text:list-item>
            </text:list>
          </table:table-cell>
          <table:table-cell table:style-name="表格23.A9" office:value-type="string">
            <text:p text:style-name="P202"/>
          </table:table-cell>
          <table:table-cell table:style-name="表格23.A9" office:value-type="string">
            <text:p text:style-name="P313"/>
          </table:table-cell>
          <table:table-cell table:style-name="表格23.A9" office:value-type="string">
            <text:p text:style-name="P761"/>
          </table:table-cell>
          <table:table-cell table:style-name="表格23.A9" office:value-type="string">
            <text:p text:style-name="P337">100</text:p>
          </table:table-cell>
          <table:table-cell table:style-name="表格23.A9" office:value-type="string">
            <text:p text:style-name="P321"/>
          </table:table-cell>
          <table:table-cell table:style-name="表格23.A9" office:value-type="string">
            <text:p text:style-name="P649">BSCJASPER<text:span text:style-name="T123">0</text:span>0001.<text:span text:style-name="T124">jasper</text:span></text:p>
          </table:table-cell>
          <table:table-cell table:style-name="表格23.A9" office:value-type="string">
            <text:p text:style-name="P647"/>
          </table:table-cell>
          <table:table-cell table:style-name="表格23.J5" table:number-columns-spanned="3" office:value-type="string">
            <text:list xml:id="list212004096158107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335">IS_COMPILE</text:p>
          </table:table-cell>
          <table:table-cell table:style-name="表格23.A9" office:value-type="string">
            <text:list xml:id="list212004096169579" text:continue-numbering="true" text:style-name="WW8Num2">
              <text:list-item>
                <text:p text:style-name="P1292">VARCHAR</text:p>
              </text:list-item>
            </text:list>
          </table:table-cell>
          <table:table-cell table:style-name="表格23.A9" office:value-type="string">
            <text:p text:style-name="P202"/>
          </table:table-cell>
          <table:table-cell table:style-name="表格23.A9" office:value-type="string">
            <text:p text:style-name="P313"/>
          </table:table-cell>
          <table:table-cell table:style-name="表格23.A9" office:value-type="string">
            <text:p text:style-name="P773"/>
          </table:table-cell>
          <table:table-cell table:style-name="表格23.A9" office:value-type="string">
            <text:p text:style-name="P335">1</text:p>
          </table:table-cell>
          <table:table-cell table:style-name="表格23.A9" office:value-type="string">
            <text:p text:style-name="P336">'N'</text:p>
          </table:table-cell>
          <table:table-cell table:style-name="表格23.A9" office:value-type="string">
            <text:p text:style-name="P645">是否線上<text:span text:style-name="T128">compile jrxml檔</text:span></text:p>
          </table:table-cell>
          <table:table-cell table:style-name="表格23.A9" office:value-type="string">
            <text:p text:style-name="P738"/>
          </table:table-cell>
          <table:table-cell table:style-name="表格23.J5" table:number-columns-spanned="3" office:value-type="string">
            <text:list xml:id="list212004096156289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212004096178396" text:continue-numbering="true" text:style-name="WW8Num2">
              <text:list-item>
                <text:p text:style-name="P1370">CONTENT</text:p>
              </text:list-item>
            </text:list>
          </table:table-cell>
          <table:table-cell table:style-name="表格23.A9" office:value-type="string">
            <text:list xml:id="list212004096175975" text:continue-numbering="true" text:style-name="WW8Num2">
              <text:list-item>
                <text:p text:style-name="P1160">MEDIUMBLOB</text:p>
              </text:list-item>
            </text:list>
          </table:table-cell>
          <table:table-cell table:style-name="表格23.A9" office:value-type="string">
            <text:list xml:id="list212004096172704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9" office:value-type="string">
            <text:list xml:id="list212004096178523" text:continue-numbering="true" text:style-name="WW8Num2">
              <text:list-item>
                <text:p text:style-name="P1358"/>
              </text:list-item>
            </text:list>
          </table:table-cell>
          <table:table-cell table:style-name="表格23.A9" office:value-type="string">
            <text:list xml:id="list212004096165157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9" office:value-type="string">
            <text:list xml:id="list212004096167492" text:continue-numbering="true" text:style-name="WW8Num2">
              <text:list-item>
                <text:p text:style-name="P1365"/>
              </text:list-item>
            </text:list>
          </table:table-cell>
          <table:table-cell table:style-name="表格23.A9" office:value-type="string">
            <text:list xml:id="list212004096170021" text:continue-numbering="true" text:style-name="WW8Num2">
              <text:list-item>
                <text:p text:style-name="P1361"/>
              </text:list-item>
            </text:list>
          </table:table-cell>
          <table:table-cell table:style-name="表格23.A9" office:value-type="string">
            <text:list xml:id="list212004096166580" text:continue-numbering="true" text:style-name="WW8Num2">
              <text:list-item>
                <text:p text:style-name="P1470">上傳的<text:span text:style-name="T125">zip壓縮檔, 目錄需與REPORT_ID相同名</text:span></text:p>
              </text:list-item>
            </text:list>
          </table:table-cell>
          <table:table-cell table:style-name="表格23.A9" office:value-type="string">
            <text:list xml:id="list212004096180895" text:continue-numbering="true" text:style-name="WW8Num2">
              <text:list-item>
                <text:p text:style-name="P1487"/>
              </text:list-item>
            </text:list>
          </table:table-cell>
          <table:table-cell table:style-name="表格23.J5" table:number-columns-spanned="3" office:value-type="string">
            <text:list xml:id="list212004096158596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212004096180376" text:continue-numbering="true" text:style-name="WW8Num2">
              <text:list-item>
                <text:p text:style-name="P1371">DESCRIPTION</text:p>
              </text:list-item>
            </text:list>
          </table:table-cell>
          <table:table-cell table:style-name="表格23.A9" office:value-type="string">
            <text:list xml:id="list212004096150790" text:continue-numbering="true" text:style-name="WW8Num2">
              <text:list-item>
                <text:p text:style-name="P1369">VARCHAR</text:p>
              </text:list-item>
            </text:list>
          </table:table-cell>
          <table:table-cell table:style-name="表格23.A9" office:value-type="string">
            <text:list xml:id="list212004096152557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9" office:value-type="string">
            <text:list xml:id="list212004096167187" text:continue-numbering="true" text:style-name="WW8Num2">
              <text:list-item>
                <text:p text:style-name="P1358"/>
              </text:list-item>
            </text:list>
          </table:table-cell>
          <table:table-cell table:style-name="表格23.A9" office:value-type="string">
            <text:list xml:id="list212004096180419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9" office:value-type="string">
            <text:list xml:id="list212004096159296" text:continue-numbering="true" text:style-name="WW8Num2">
              <text:list-item>
                <text:p text:style-name="P1371">500</text:p>
              </text:list-item>
            </text:list>
          </table:table-cell>
          <table:table-cell table:style-name="表格23.A9" office:value-type="string">
            <text:list xml:id="list212004096170576" text:continue-numbering="true" text:style-name="WW8Num2">
              <text:list-item>
                <text:p text:style-name="P1361"/>
              </text:list-item>
            </text:list>
          </table:table-cell>
          <table:table-cell table:style-name="表格23.A9" office:value-type="string">
            <text:list xml:id="list212004096167420" text:continue-numbering="true" text:style-name="WW8Num2">
              <text:list-item>
                <text:p text:style-name="P1470"/>
              </text:list-item>
            </text:list>
          </table:table-cell>
          <table:table-cell table:style-name="表格23.A9" office:value-type="string">
            <text:list xml:id="list212004096183059" text:continue-numbering="true" text:style-name="WW8Num2">
              <text:list-item>
                <text:p text:style-name="P1487"/>
              </text:list-item>
            </text:list>
          </table:table-cell>
          <table:table-cell table:style-name="表格23.J5" table:number-columns-spanned="3" office:value-type="string">
            <text:list xml:id="list212004096167018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212004096154557" text:continue-numbering="true" text:style-name="WW8Num2">
              <text:list-item>
                <text:p text:style-name="P1289">CUSERID</text:p>
              </text:list-item>
            </text:list>
          </table:table-cell>
          <table:table-cell table:style-name="表格23.A5" office:value-type="string">
            <text:list xml:id="list212004096162862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23.A5" office:value-type="string">
            <text:list xml:id="list212004096153164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72427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51347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64737" text:continue-numbering="true" text:style-name="WW8Num2">
              <text:list-item>
                <text:p text:style-name="P1289">24</text:p>
              </text:list-item>
            </text:list>
          </table:table-cell>
          <table:table-cell table:style-name="表格23.A5" office:value-type="string">
            <text:list xml:id="list212004112175228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73771" text:continue-numbering="true" text:style-name="WW8Num2">
              <text:list-item>
                <text:p text:style-name="P1289">Create data user</text:p>
              </text:list-item>
            </text:list>
          </table:table-cell>
          <table:table-cell table:style-name="表格23.A5" office:value-type="string">
            <text:list xml:id="list212004112181067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J5" table:number-columns-spanned="3" office:value-type="string">
            <text:list xml:id="list212004112182772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212004112157230" text:continue-numbering="true" text:style-name="WW8Num2">
              <text:list-item>
                <text:p text:style-name="P1289">CDATE</text:p>
              </text:list-item>
            </text:list>
          </table:table-cell>
          <table:table-cell table:style-name="表格23.A5" office:value-type="string">
            <text:list xml:id="list212004112160469" text:continue-numbering="true" text:style-name="WW8Num2">
              <text:list-item>
                <text:p text:style-name="P1289">DATETIME</text:p>
              </text:list-item>
            </text:list>
          </table:table-cell>
          <table:table-cell table:style-name="表格23.A5" office:value-type="string">
            <text:list xml:id="list212004112168721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55960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73535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53471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54898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60115" text:continue-numbering="true" text:style-name="WW8Num2">
              <text:list-item>
                <text:p text:style-name="P1289">Create time</text:p>
              </text:list-item>
            </text:list>
          </table:table-cell>
          <table:table-cell table:style-name="表格23.A5" office:value-type="string">
            <text:list xml:id="list212004112174006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J5" table:number-columns-spanned="3" office:value-type="string">
            <text:list xml:id="list212004112180909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212004112176310" text:continue-numbering="true" text:style-name="WW8Num2">
              <text:list-item>
                <text:p text:style-name="P1289">UUSERID</text:p>
              </text:list-item>
            </text:list>
          </table:table-cell>
          <table:table-cell table:style-name="表格23.A5" office:value-type="string">
            <text:list xml:id="list212004112164158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23.A5" office:value-type="string">
            <text:list xml:id="list212004112162159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57298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73520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63567" text:continue-numbering="true" text:style-name="WW8Num2">
              <text:list-item>
                <text:p text:style-name="P1289">24</text:p>
              </text:list-item>
            </text:list>
          </table:table-cell>
          <table:table-cell table:style-name="表格23.A5" office:value-type="string">
            <text:list xml:id="list212004112159385" text:continue-numbering="true" text:style-name="WW8Num2">
              <text:list-item>
                <text:p text:style-name="P1289">null</text:p>
              </text:list-item>
            </text:list>
          </table:table-cell>
          <table:table-cell table:style-name="表格23.A5" office:value-type="string">
            <text:list xml:id="list212004112175225" text:continue-numbering="true" text:style-name="WW8Num2">
              <text:list-item>
                <text:p text:style-name="P1289">Update date user</text:p>
              </text:list-item>
            </text:list>
          </table:table-cell>
          <table:table-cell table:style-name="表格23.A5" office:value-type="string">
            <text:list xml:id="list212004112168564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J5" table:number-columns-spanned="3" office:value-type="string">
            <text:list xml:id="list212004112159518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212004112173313" text:continue-numbering="true" text:style-name="WW8Num2">
              <text:list-item>
                <text:p text:style-name="P1289">UDATE</text:p>
              </text:list-item>
            </text:list>
          </table:table-cell>
          <table:table-cell table:style-name="表格23.A5" office:value-type="string">
            <text:list xml:id="list212004112161956" text:continue-numbering="true" text:style-name="WW8Num2">
              <text:list-item>
                <text:p text:style-name="P1289">DATETIME</text:p>
              </text:list-item>
            </text:list>
          </table:table-cell>
          <table:table-cell table:style-name="表格23.A5" office:value-type="string">
            <text:list xml:id="list212004112152329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56770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75470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63570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A5" office:value-type="string">
            <text:list xml:id="list212004112153758" text:continue-numbering="true" text:style-name="WW8Num2">
              <text:list-item>
                <text:p text:style-name="P1289">null</text:p>
              </text:list-item>
            </text:list>
          </table:table-cell>
          <table:table-cell table:style-name="表格23.A5" office:value-type="string">
            <text:list xml:id="list212004112173148" text:continue-numbering="true" text:style-name="WW8Num2">
              <text:list-item>
                <text:p text:style-name="P1289">Update time</text:p>
              </text:list-item>
            </text:list>
          </table:table-cell>
          <table:table-cell table:style-name="表格23.A5" office:value-type="string">
            <text:list xml:id="list212004112175246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23.J5" table:number-columns-spanned="3" office:value-type="string">
            <text:list xml:id="list212004112176294" text:continue-numbering="true" text:style-name="WW8Num2">
              <text:list-item>
                <text:p text:style-name="P838"/>
              </text:list-item>
            </text:list>
          </table:table-cell>
          <table:covered-table-cell/>
          <table:covered-table-cell/>
        </table:table-row>
      </table:table>
      <text:p text:style-name="P67"/>
      <text:p text:style-name="P67"/>
      <text:list xml:id="list212004112160130" text:continue-numbering="true" text:style-name="WW8Num2">
        <text:list-item>
          <text:h text:style-name="P911" text:outline-level="1"><text:bookmark-start text:name="__RefHeading__10570_19264099"/><text:span text:style-name="T47">TB_SYS_</text:span><text:span text:style-name="T58">JREPORT_</text:span><text:span text:style-name="T59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212004112171511" text:continue-numbering="true" text:style-name="WW8Num2">
              <text:list-item>
                <text:p text:style-name="P1030">Project</text:p>
              </text:list-item>
            </text:list>
          </table:table-cell>
          <table:table-cell table:style-name="表格24.A1" table:number-columns-spanned="6" office:value-type="string">
            <text:list xml:id="list212004112165937" text:continue-numbering="true" text:style-name="WW8Num2">
              <text:list-item>
                <text:p text:style-name="P111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212004112165030" text:continue-numbering="true" text:style-name="WW8Num2">
              <text:list-item>
                <text:p text:style-name="P1030">Ver</text:p>
              </text:list-item>
            </text:list>
          </table:table-cell>
          <table:table-cell table:style-name="表格24.A1" office:value-type="string">
            <text:list xml:id="list212004112163854" text:continue-numbering="true" text:style-name="WW8Num2">
              <text:list-item>
                <text:p text:style-name="P1110">0.5</text:p>
              </text:list-item>
            </text:list>
          </table:table-cell>
          <table:table-cell table:style-name="表格24.J1" office:value-type="string">
            <text:list xml:id="list212004112169197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4.K1" office:value-type="string">
            <text:list xml:id="list212004112160949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4.K1" office:value-type="string">
            <text:list xml:id="list212004112171809" text:continue-numbering="true" text:style-name="WW8Num2">
              <text:list-item>
                <text:p text:style-name="P839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212004112168902" text:continue-numbering="true" text:style-name="WW8Num2">
              <text:list-item>
                <text:p text:style-name="P1030">Maintain</text:p>
              </text:list-item>
            </text:list>
          </table:table-cell>
          <table:table-cell table:style-name="表格24.A2" table:number-columns-spanned="6" office:value-type="string">
            <text:list xml:id="list212004112173710" text:continue-numbering="true" text:style-name="WW8Num2">
              <text:list-item>
                <text:p text:style-name="P111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212004112161473" text:continue-numbering="true" text:style-name="WW8Num2">
              <text:list-item>
                <text:p text:style-name="P1030">Date</text:p>
              </text:list-item>
            </text:list>
          </table:table-cell>
          <table:table-cell table:style-name="表格24.A2" office:value-type="string">
            <text:list xml:id="list212004112171124" text:continue-numbering="true" text:style-name="WW8Num2">
              <text:list-item>
                <text:p text:style-name="P1110">2014/10/<text:span text:style-name="T102">29</text:span></text:p>
              </text:list-item>
            </text:list>
          </table:table-cell>
          <table:table-cell table:style-name="表格24.J1" office:value-type="string">
            <text:list xml:id="list212004112170145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4.K1" office:value-type="string">
            <text:list xml:id="list212004112166845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4.K1" office:value-type="string">
            <text:list xml:id="list212004112175415" text:continue-numbering="true" text:style-name="WW8Num2">
              <text:list-item>
                <text:p text:style-name="P839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212004112164687" text:continue-numbering="true" text:style-name="WW8Num2">
              <text:list-item>
                <text:p text:style-name="P1030">Table</text:p>
              </text:list-item>
            </text:list>
          </table:table-cell>
          <table:table-cell table:style-name="表格24.A2" table:number-columns-spanned="6" office:value-type="string">
            <text:list xml:id="list212004112168100" text:continue-numbering="true" text:style-name="WW8Num2">
              <text:list-item>
                <text:p text:style-name="P1208">tb_sys_<text:span text:style-name="T122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212004112179259" text:continue-numbering="true" text:style-name="WW8Num2">
              <text:list-item>
                <text:p text:style-name="P1030">DataBase</text:p>
              </text:list-item>
            </text:list>
          </table:table-cell>
          <table:table-cell table:style-name="表格24.A2" office:value-type="string">
            <text:list xml:id="list212004112161635" text:continue-numbering="true" text:style-name="WW8Num2">
              <text:list-item>
                <text:p text:style-name="P1110">bbcore</text:p>
              </text:list-item>
            </text:list>
          </table:table-cell>
          <table:table-cell table:style-name="表格24.J1" office:value-type="string">
            <text:list xml:id="list212004112172563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4.K1" office:value-type="string">
            <text:list xml:id="list212004112166837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4.K1" office:value-type="string">
            <text:list xml:id="list212004112153384" text:continue-numbering="true" text:style-name="WW8Num2">
              <text:list-item>
                <text:p text:style-name="P839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212004112150393" text:continue-numbering="true" text:style-name="WW8Num2">
              <text:list-item>
                <text:p text:style-name="P1030">Descript</text:p>
              </text:list-item>
            </text:list>
          </table:table-cell>
          <table:table-cell table:style-name="表格24.A4" table:number-columns-spanned="8" office:value-type="string">
            <text:list xml:id="list212004112154495" text:continue-numbering="true" text:style-name="WW8Num2">
              <text:list-item>
                <text:p text:style-name="P116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212004112151983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4.K1" office:value-type="string">
            <text:list xml:id="list212004112160966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4.K1" office:value-type="string">
            <text:list xml:id="list212004112151870" text:continue-numbering="true" text:style-name="WW8Num2">
              <text:list-item>
                <text:p text:style-name="P839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212004112173708" text:continue-numbering="true" text:style-name="WW8Num2">
              <text:list-item>
                <text:p text:style-name="P9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212004112160434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212004129181633" text:continue-numbering="true" text:style-name="WW8Num2">
              <text:list-item>
                <text:p text:style-name="P1070">Field</text:p>
              </text:list-item>
            </text:list>
          </table:table-cell>
          <table:table-cell table:style-name="表格24.A5" office:value-type="string">
            <text:list xml:id="list212004129169221" text:continue-numbering="true" text:style-name="WW8Num2">
              <text:list-item>
                <text:p text:style-name="P1070">Datatype</text:p>
              </text:list-item>
            </text:list>
          </table:table-cell>
          <table:table-cell table:style-name="表格24.A5" office:value-type="string">
            <text:list xml:id="list212004129181653" text:continue-numbering="true" text:style-name="WW8Num2">
              <text:list-item>
                <text:p text:style-name="P1070">PK</text:p>
              </text:list-item>
            </text:list>
          </table:table-cell>
          <table:table-cell table:style-name="表格24.A5" office:value-type="string">
            <text:list xml:id="list212004129176573" text:continue-numbering="true" text:style-name="WW8Num2">
              <text:list-item>
                <text:p text:style-name="P1070">UK</text:p>
              </text:list-item>
            </text:list>
          </table:table-cell>
          <table:table-cell table:style-name="表格24.A5" office:value-type="string">
            <text:list xml:id="list212004129172588" text:continue-numbering="true" text:style-name="WW8Num2">
              <text:list-item>
                <text:p text:style-name="P1070">IDX</text:p>
              </text:list-item>
            </text:list>
          </table:table-cell>
          <table:table-cell table:style-name="表格24.A5" office:value-type="string">
            <text:list xml:id="list212004129157405" text:continue-numbering="true" text:style-name="WW8Num2">
              <text:list-item>
                <text:p text:style-name="P990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212004129161979" text:continue-numbering="true" text:style-name="WW8Num2">
              <text:list-item>
                <text:p text:style-name="P990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212004129163198" text:continue-numbering="true" text:style-name="WW8Num2">
              <text:list-item>
                <text:p text:style-name="P1070">Description</text:p>
              </text:list-item>
            </text:list>
          </table:table-cell>
          <table:table-cell table:style-name="表格24.A5" office:value-type="string">
            <text:list xml:id="list212004129160142" text:continue-numbering="true" text:style-name="WW8Num2">
              <text:list-item>
                <text:p text:style-name="P1070">Remarks</text:p>
              </text:list-item>
            </text:list>
          </table:table-cell>
          <table:table-cell table:style-name="表格24.J5" table:number-columns-spanned="3" office:value-type="string">
            <text:list xml:id="list212004129178697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212004129176008" text:continue-numbering="true" text:style-name="WW8Num2">
              <text:list-item>
                <text:p text:style-name="P1293">OID</text:p>
              </text:list-item>
            </text:list>
          </table:table-cell>
          <table:table-cell table:style-name="表格24.A5" office:value-type="string">
            <text:list xml:id="list212004129158568" text:continue-numbering="true" text:style-name="WW8Num2">
              <text:list-item>
                <text:p text:style-name="P1293">CHAR</text:p>
              </text:list-item>
            </text:list>
          </table:table-cell>
          <table:table-cell table:style-name="表格24.A5" office:value-type="string">
            <text:list xml:id="list212004129165661" text:continue-numbering="true" text:style-name="WW8Num2">
              <text:list-item>
                <text:p text:style-name="P1293">Y</text:p>
              </text:list-item>
            </text:list>
          </table:table-cell>
          <table:table-cell table:style-name="表格24.A5" office:value-type="string">
            <text:list xml:id="list212004129170160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29163283" text:continue-numbering="true" text:style-name="WW8Num2">
              <text:list-item>
                <text:p text:style-name="P1293"><text:s/></text:p>
              </text:list-item>
            </text:list>
          </table:table-cell>
          <table:table-cell table:style-name="表格24.A5" office:value-type="string">
            <text:list xml:id="list212004129157959" text:continue-numbering="true" text:style-name="WW8Num2">
              <text:list-item>
                <text:p text:style-name="P1293">36</text:p>
              </text:list-item>
            </text:list>
          </table:table-cell>
          <table:table-cell table:style-name="表格24.A5" office:value-type="string">
            <text:list xml:id="list212004129155401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29163798" text:continue-numbering="true" text:style-name="WW8Num2">
              <text:list-item>
                <text:p text:style-name="P1293">PK / UUID</text:p>
              </text:list-item>
            </text:list>
          </table:table-cell>
          <table:table-cell table:style-name="表格24.A5" office:value-type="string">
            <text:list xml:id="list212004129153571" text:continue-numbering="true" text:style-name="WW8Num2">
              <text:list-item>
                <text:p text:style-name="P1293">Default java UUID</text:p>
              </text:list-item>
            </text:list>
          </table:table-cell>
          <table:table-cell table:style-name="表格24.J5" table:number-columns-spanned="3" office:value-type="string">
            <text:list xml:id="list212004129169872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212004129154492" text:continue-numbering="true" text:style-name="WW8Num2">
              <text:list-item>
                <text:p text:style-name="P1372">REPORT_ID</text:p>
              </text:list-item>
            </text:list>
          </table:table-cell>
          <table:table-cell table:style-name="表格24.A5" office:value-type="string">
            <text:list xml:id="list212004129178059" text:continue-numbering="true" text:style-name="WW8Num2">
              <text:list-item>
                <text:p text:style-name="P1293">VARCHAR</text:p>
              </text:list-item>
            </text:list>
          </table:table-cell>
          <table:table-cell table:style-name="表格24.A5" office:value-type="string">
            <text:list xml:id="list212004129154071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29165309" text:continue-numbering="true" text:style-name="WW8Num2">
              <text:list-item>
                <text:p text:style-name="P1373">Y</text:p>
              </text:list-item>
            </text:list>
          </table:table-cell>
          <table:table-cell table:style-name="表格24.A5" office:value-type="string">
            <text:list xml:id="list212004129157473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4.A5" office:value-type="string">
            <text:list xml:id="list212004129162658" text:continue-numbering="true" text:style-name="WW8Num2">
              <text:list-item>
                <text:p text:style-name="P1375">50</text:p>
              </text:list-item>
            </text:list>
          </table:table-cell>
          <table:table-cell table:style-name="表格24.A5" office:value-type="string">
            <text:list xml:id="list212004129171588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29179159" text:continue-numbering="true" text:style-name="WW8Num2">
              <text:list-item>
                <text:p text:style-name="P1472">BSCJASPER<text:span text:style-name="T123">0</text:span>0001</text:p>
              </text:list-item>
            </text:list>
          </table:table-cell>
          <table:table-cell table:style-name="表格24.A5" office:value-type="string">
            <text:list xml:id="list212004129172259" text:continue-numbering="true" text:style-name="WW8Num2">
              <text:list-item>
                <text:p text:style-name="P1493"/>
              </text:list-item>
            </text:list>
          </table:table-cell>
          <table:table-cell table:style-name="表格24.J5" table:number-columns-spanned="3" office:value-type="string">
            <text:list xml:id="list212004129165669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212004129157729" text:continue-numbering="true" text:style-name="WW8Num2">
              <text:list-item>
                <text:p text:style-name="P1203">URL_PARAM</text:p>
              </text:list-item>
            </text:list>
          </table:table-cell>
          <table:table-cell table:style-name="表格24.A9" office:value-type="string">
            <text:list xml:id="list212004129151060" text:continue-numbering="true" text:style-name="WW8Num2">
              <text:list-item>
                <text:p text:style-name="P1294">VARCHAR</text:p>
              </text:list-item>
            </text:list>
          </table:table-cell>
          <table:table-cell table:style-name="表格24.A9" office:value-type="string">
            <text:list xml:id="list212004129161015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9" office:value-type="string">
            <text:list xml:id="list212004129154567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24.A9" office:value-type="string">
            <text:list xml:id="list212004129173024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9" office:value-type="string">
            <text:list xml:id="list212004129157988" text:continue-numbering="true" text:style-name="WW8Num2">
              <text:list-item>
                <text:p text:style-name="P1375">100</text:p>
              </text:list-item>
            </text:list>
          </table:table-cell>
          <table:table-cell table:style-name="表格24.A9" office:value-type="string">
            <text:list xml:id="list212004129182044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24.A9" office:value-type="string">
            <text:list xml:id="list212004129151706" text:continue-numbering="true" text:style-name="WW8Num2">
              <text:list-item>
                <text:p text:style-name="P1472">呼叫報表<text:span text:style-name="T127">url參數</text:span></text:p>
              </text:list-item>
            </text:list>
          </table:table-cell>
          <table:table-cell table:style-name="表格24.A9" office:value-type="string">
            <text:list xml:id="list212004129164830" text:continue-numbering="true" text:style-name="WW8Num2">
              <text:list-item>
                <text:p text:style-name="P1474"/>
              </text:list-item>
            </text:list>
          </table:table-cell>
          <table:table-cell table:style-name="表格24.J5" table:number-columns-spanned="3" office:value-type="string">
            <text:list xml:id="list212004129167175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212004129168481" text:continue-numbering="true" text:style-name="WW8Num2">
              <text:list-item>
                <text:p text:style-name="P1204">RPT_PARAM</text:p>
              </text:list-item>
            </text:list>
          </table:table-cell>
          <table:table-cell table:style-name="表格24.A9" office:value-type="string">
            <text:list xml:id="list212004129181442" text:continue-numbering="true" text:style-name="WW8Num2">
              <text:list-item>
                <text:p text:style-name="P1294">VARCHAR</text:p>
              </text:list-item>
            </text:list>
          </table:table-cell>
          <table:table-cell table:style-name="表格24.A9" office:value-type="string">
            <text:list xml:id="list212004129179197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9" office:value-type="string">
            <text:list xml:id="list212004129158241" text:continue-numbering="true" text:style-name="WW8Num2">
              <text:list-item>
                <text:p text:style-name="P1376">Y</text:p>
              </text:list-item>
            </text:list>
          </table:table-cell>
          <table:table-cell table:style-name="表格24.A9" office:value-type="string">
            <text:list xml:id="list212004129172200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4.A9" office:value-type="string">
            <text:list xml:id="list212004129165098" text:continue-numbering="true" text:style-name="WW8Num2">
              <text:list-item>
                <text:p text:style-name="P1375">100</text:p>
              </text:list-item>
            </text:list>
          </table:table-cell>
          <table:table-cell table:style-name="表格24.A9" office:value-type="string">
            <text:list xml:id="list212004129172175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24.A9" office:value-type="string">
            <text:list xml:id="list212004129169104" text:continue-numbering="true" text:style-name="WW8Num2">
              <text:list-item>
                <text:p text:style-name="P1473"><text:span text:style-name="T127">執行jasper</text:span>報表需要參數</text:p>
              </text:list-item>
            </text:list>
          </table:table-cell>
          <table:table-cell table:style-name="表格24.A9" office:value-type="string">
            <text:list xml:id="list212004129181035" text:continue-numbering="true" text:style-name="WW8Num2">
              <text:list-item>
                <text:p text:style-name="P1488"/>
              </text:list-item>
            </text:list>
          </table:table-cell>
          <table:table-cell table:style-name="表格24.J5" table:number-columns-spanned="3" office:value-type="string">
            <text:list xml:id="list212004129178486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212004129175223" text:continue-numbering="true" text:style-name="WW8Num2">
              <text:list-item>
                <text:p text:style-name="P1293">CUSERID</text:p>
              </text:list-item>
            </text:list>
          </table:table-cell>
          <table:table-cell table:style-name="表格24.A5" office:value-type="string">
            <text:list xml:id="list212004129164285" text:continue-numbering="true" text:style-name="WW8Num2">
              <text:list-item>
                <text:p text:style-name="P1293">VARCHAR</text:p>
              </text:list-item>
            </text:list>
          </table:table-cell>
          <table:table-cell table:style-name="表格24.A5" office:value-type="string">
            <text:list xml:id="list212004129173884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29159608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29176778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29164913" text:continue-numbering="true" text:style-name="WW8Num2">
              <text:list-item>
                <text:p text:style-name="P1293">24</text:p>
              </text:list-item>
            </text:list>
          </table:table-cell>
          <table:table-cell table:style-name="表格24.A5" office:value-type="string">
            <text:list xml:id="list212004145177169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45169382" text:continue-numbering="true" text:style-name="WW8Num2">
              <text:list-item>
                <text:p text:style-name="P1293">Create data user</text:p>
              </text:list-item>
            </text:list>
          </table:table-cell>
          <table:table-cell table:style-name="表格24.A5" office:value-type="string">
            <text:list xml:id="list212004145179772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J5" table:number-columns-spanned="3" office:value-type="string">
            <text:list xml:id="list212004145178603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212004145167999" text:continue-numbering="true" text:style-name="WW8Num2">
              <text:list-item>
                <text:p text:style-name="P1293">CDATE</text:p>
              </text:list-item>
            </text:list>
          </table:table-cell>
          <table:table-cell table:style-name="表格24.A5" office:value-type="string">
            <text:list xml:id="list212004145161932" text:continue-numbering="true" text:style-name="WW8Num2">
              <text:list-item>
                <text:p text:style-name="P1293">DATETIME</text:p>
              </text:list-item>
            </text:list>
          </table:table-cell>
          <table:table-cell table:style-name="表格24.A5" office:value-type="string">
            <text:list xml:id="list212004145157560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45171887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45177350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45170686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45171471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62180448" text:continue-numbering="true" text:style-name="WW8Num2">
              <text:list-item>
                <text:p text:style-name="P1293">Create time</text:p>
              </text:list-item>
            </text:list>
          </table:table-cell>
          <table:table-cell table:style-name="表格24.A5" office:value-type="string">
            <text:list xml:id="list212004162176462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J5" table:number-columns-spanned="3" office:value-type="string">
            <text:list xml:id="list212004162161745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212004162175829" text:continue-numbering="true" text:style-name="WW8Num2">
              <text:list-item>
                <text:p text:style-name="P1293">UUSERID</text:p>
              </text:list-item>
            </text:list>
          </table:table-cell>
          <table:table-cell table:style-name="表格24.A5" office:value-type="string">
            <text:list xml:id="list212004162177233" text:continue-numbering="true" text:style-name="WW8Num2">
              <text:list-item>
                <text:p text:style-name="P1293">VARCHAR</text:p>
              </text:list-item>
            </text:list>
          </table:table-cell>
          <table:table-cell table:style-name="表格24.A5" office:value-type="string">
            <text:list xml:id="list212004162165296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62165834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62166856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62154137" text:continue-numbering="true" text:style-name="WW8Num2">
              <text:list-item>
                <text:p text:style-name="P1293">24</text:p>
              </text:list-item>
            </text:list>
          </table:table-cell>
          <table:table-cell table:style-name="表格24.A5" office:value-type="string">
            <text:list xml:id="list212004162177336" text:continue-numbering="true" text:style-name="WW8Num2">
              <text:list-item>
                <text:p text:style-name="P1293">null</text:p>
              </text:list-item>
            </text:list>
          </table:table-cell>
          <table:table-cell table:style-name="表格24.A5" office:value-type="string">
            <text:list xml:id="list212004162169687" text:continue-numbering="true" text:style-name="WW8Num2">
              <text:list-item>
                <text:p text:style-name="P1293">Update date user</text:p>
              </text:list-item>
            </text:list>
          </table:table-cell>
          <table:table-cell table:style-name="表格24.A5" office:value-type="string">
            <text:list xml:id="list212004162168563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J5" table:number-columns-spanned="3" office:value-type="string">
            <text:list xml:id="list212004162168421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212004162160810" text:continue-numbering="true" text:style-name="WW8Num2">
              <text:list-item>
                <text:p text:style-name="P1293">UDATE</text:p>
              </text:list-item>
            </text:list>
          </table:table-cell>
          <table:table-cell table:style-name="表格24.A5" office:value-type="string">
            <text:list xml:id="list212004162181565" text:continue-numbering="true" text:style-name="WW8Num2">
              <text:list-item>
                <text:p text:style-name="P1293">DATETIME</text:p>
              </text:list-item>
            </text:list>
          </table:table-cell>
          <table:table-cell table:style-name="表格24.A5" office:value-type="string">
            <text:list xml:id="list212004162154962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62154195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62171522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62181138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A5" office:value-type="string">
            <text:list xml:id="list212004162155383" text:continue-numbering="true" text:style-name="WW8Num2">
              <text:list-item>
                <text:p text:style-name="P1293">null</text:p>
              </text:list-item>
            </text:list>
          </table:table-cell>
          <table:table-cell table:style-name="表格24.A5" office:value-type="string">
            <text:list xml:id="list212004162167612" text:continue-numbering="true" text:style-name="WW8Num2">
              <text:list-item>
                <text:p text:style-name="P1293">Update time</text:p>
              </text:list-item>
            </text:list>
          </table:table-cell>
          <table:table-cell table:style-name="表格24.A5" office:value-type="string">
            <text:list xml:id="list212004162182016" text:continue-numbering="true" text:style-name="WW8Num2">
              <text:list-item>
                <text:p text:style-name="P1249"/>
              </text:list-item>
            </text:list>
          </table:table-cell>
          <table:table-cell table:style-name="表格24.J5" table:number-columns-spanned="3" office:value-type="string">
            <text:list xml:id="list212004162171820" text:continue-numbering="true" text:style-name="WW8Num2">
              <text:list-item>
                <text:p text:style-name="P839"/>
              </text:list-item>
            </text:list>
          </table:table-cell>
          <table:covered-table-cell/>
          <table:covered-table-cell/>
        </table:table-row>
      </table:table>
      <text:p text:style-name="P68"/>
      <text:list xml:id="list212004162150700" text:continue-numbering="true" text:style-name="WW8Num2">
        <text:list-item>
          <text:h text:style-name="P912" text:outline-level="1"><text:bookmark-start text:name="__RefHeading__11806_1241572173"/><text:soft-page-break/><text:span text:style-name="T47">TB_SYS_</text:span><text:span text:style-name="T60">C</text:span><text:span text:style-name="T61">TX</text:span><text:span text:style-name="T60">_</text:span><text:span text:style-name="T62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212004162178000" text:continue-numbering="true" text:style-name="WW8Num2">
              <text:list-item>
                <text:p text:style-name="P1031">Project</text:p>
              </text:list-item>
            </text:list>
          </table:table-cell>
          <table:table-cell table:style-name="表格25.A1" table:number-columns-spanned="6" office:value-type="string">
            <text:list xml:id="list212004162171620" text:continue-numbering="true" text:style-name="WW8Num2">
              <text:list-item>
                <text:p text:style-name="P111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212004162176857" text:continue-numbering="true" text:style-name="WW8Num2">
              <text:list-item>
                <text:p text:style-name="P1031">Ver</text:p>
              </text:list-item>
            </text:list>
          </table:table-cell>
          <table:table-cell table:style-name="表格25.A1" office:value-type="string">
            <text:list xml:id="list212004162171098" text:continue-numbering="true" text:style-name="WW8Num2">
              <text:list-item>
                <text:p text:style-name="P1111">0.5</text:p>
              </text:list-item>
            </text:list>
          </table:table-cell>
          <table:table-cell table:style-name="表格25.J1" office:value-type="string">
            <text:list xml:id="list212004162171881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5.K1" office:value-type="string">
            <text:list xml:id="list212004162162551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5.K1" office:value-type="string">
            <text:list xml:id="list212004162167888" text:continue-numbering="true" text:style-name="WW8Num2">
              <text:list-item>
                <text:p text:style-name="P840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212004162170410" text:continue-numbering="true" text:style-name="WW8Num2">
              <text:list-item>
                <text:p text:style-name="P1031">Maintain</text:p>
              </text:list-item>
            </text:list>
          </table:table-cell>
          <table:table-cell table:style-name="表格25.A2" table:number-columns-spanned="6" office:value-type="string">
            <text:list xml:id="list212004162173593" text:continue-numbering="true" text:style-name="WW8Num2">
              <text:list-item>
                <text:p text:style-name="P111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212004162178506" text:continue-numbering="true" text:style-name="WW8Num2">
              <text:list-item>
                <text:p text:style-name="P1031">Date</text:p>
              </text:list-item>
            </text:list>
          </table:table-cell>
          <table:table-cell table:style-name="表格25.A2" office:value-type="string">
            <text:list xml:id="list212004162160488" text:continue-numbering="true" text:style-name="WW8Num2">
              <text:list-item>
                <text:p text:style-name="P1111">2014/1<text:span text:style-name="T132">1</text:span>/<text:span text:style-name="T132">02</text:span></text:p>
              </text:list-item>
            </text:list>
          </table:table-cell>
          <table:table-cell table:style-name="表格25.J1" office:value-type="string">
            <text:list xml:id="list212004162153193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5.K1" office:value-type="string">
            <text:list xml:id="list212004162163077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5.K1" office:value-type="string">
            <text:list xml:id="list212004162151362" text:continue-numbering="true" text:style-name="WW8Num2">
              <text:list-item>
                <text:p text:style-name="P840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212004162170504" text:continue-numbering="true" text:style-name="WW8Num2">
              <text:list-item>
                <text:p text:style-name="P1031">Table</text:p>
              </text:list-item>
            </text:list>
          </table:table-cell>
          <table:table-cell table:style-name="表格25.A2" table:number-columns-spanned="6" office:value-type="string">
            <text:list xml:id="list212004162162353" text:continue-numbering="true" text:style-name="WW8Num2">
              <text:list-item>
                <text:p text:style-name="P1209">tb_sys_<text:span text:style-name="T131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212004162182647" text:continue-numbering="true" text:style-name="WW8Num2">
              <text:list-item>
                <text:p text:style-name="P1031">DataBase</text:p>
              </text:list-item>
            </text:list>
          </table:table-cell>
          <table:table-cell table:style-name="表格25.A2" office:value-type="string">
            <text:list xml:id="list212004162178388" text:continue-numbering="true" text:style-name="WW8Num2">
              <text:list-item>
                <text:p text:style-name="P1111">bbcore</text:p>
              </text:list-item>
            </text:list>
          </table:table-cell>
          <table:table-cell table:style-name="表格25.J1" office:value-type="string">
            <text:list xml:id="list212004162167391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5.K1" office:value-type="string">
            <text:list xml:id="list212004162177478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5.K1" office:value-type="string">
            <text:list xml:id="list212004162154542" text:continue-numbering="true" text:style-name="WW8Num2">
              <text:list-item>
                <text:p text:style-name="P840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212004162172558" text:continue-numbering="true" text:style-name="WW8Num2">
              <text:list-item>
                <text:p text:style-name="P1031">Descript</text:p>
              </text:list-item>
            </text:list>
          </table:table-cell>
          <table:table-cell table:style-name="表格25.A4" table:number-columns-spanned="8" office:value-type="string">
            <text:list xml:id="list212004162177109" text:continue-numbering="true" text:style-name="WW8Num2">
              <text:list-item>
                <text:p text:style-name="P116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212004162154302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5.K1" office:value-type="string">
            <text:list xml:id="list212004162159865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5.K1" office:value-type="string">
            <text:list xml:id="list212004162160343" text:continue-numbering="true" text:style-name="WW8Num2">
              <text:list-item>
                <text:p text:style-name="P840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212004162179265" text:continue-numbering="true" text:style-name="WW8Num2">
              <text:list-item>
                <text:p text:style-name="P9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212004162157157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212004162176388" text:continue-numbering="true" text:style-name="WW8Num2">
              <text:list-item>
                <text:p text:style-name="P1071">Field</text:p>
              </text:list-item>
            </text:list>
          </table:table-cell>
          <table:table-cell table:style-name="表格25.A5" office:value-type="string">
            <text:list xml:id="list212004162171255" text:continue-numbering="true" text:style-name="WW8Num2">
              <text:list-item>
                <text:p text:style-name="P1071">Datatype</text:p>
              </text:list-item>
            </text:list>
          </table:table-cell>
          <table:table-cell table:style-name="表格25.A5" office:value-type="string">
            <text:list xml:id="list212004162180444" text:continue-numbering="true" text:style-name="WW8Num2">
              <text:list-item>
                <text:p text:style-name="P1071">PK</text:p>
              </text:list-item>
            </text:list>
          </table:table-cell>
          <table:table-cell table:style-name="表格25.A5" office:value-type="string">
            <text:list xml:id="list212004162159455" text:continue-numbering="true" text:style-name="WW8Num2">
              <text:list-item>
                <text:p text:style-name="P1071">UK</text:p>
              </text:list-item>
            </text:list>
          </table:table-cell>
          <table:table-cell table:style-name="表格25.A5" office:value-type="string">
            <text:list xml:id="list212004162156913" text:continue-numbering="true" text:style-name="WW8Num2">
              <text:list-item>
                <text:p text:style-name="P1071">IDX</text:p>
              </text:list-item>
            </text:list>
          </table:table-cell>
          <table:table-cell table:style-name="表格25.A5" office:value-type="string">
            <text:list xml:id="list212004162154330" text:continue-numbering="true" text:style-name="WW8Num2">
              <text:list-item>
                <text:p text:style-name="P991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212004162173942" text:continue-numbering="true" text:style-name="WW8Num2">
              <text:list-item>
                <text:p text:style-name="P991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212004162152207" text:continue-numbering="true" text:style-name="WW8Num2">
              <text:list-item>
                <text:p text:style-name="P1071">Description</text:p>
              </text:list-item>
            </text:list>
          </table:table-cell>
          <table:table-cell table:style-name="表格25.A5" office:value-type="string">
            <text:list xml:id="list212004178166570" text:continue-numbering="true" text:style-name="WW8Num2">
              <text:list-item>
                <text:p text:style-name="P1071">Remarks</text:p>
              </text:list-item>
            </text:list>
          </table:table-cell>
          <table:table-cell table:style-name="表格25.J5" table:number-columns-spanned="3" office:value-type="string">
            <text:list xml:id="list212004178176528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212004178171239" text:continue-numbering="true" text:style-name="WW8Num2">
              <text:list-item>
                <text:p text:style-name="P1295">OID</text:p>
              </text:list-item>
            </text:list>
          </table:table-cell>
          <table:table-cell table:style-name="表格25.A5" office:value-type="string">
            <text:list xml:id="list212004178168376" text:continue-numbering="true" text:style-name="WW8Num2">
              <text:list-item>
                <text:p text:style-name="P1295">CHAR</text:p>
              </text:list-item>
            </text:list>
          </table:table-cell>
          <table:table-cell table:style-name="表格25.A5" office:value-type="string">
            <text:list xml:id="list212004178182774" text:continue-numbering="true" text:style-name="WW8Num2">
              <text:list-item>
                <text:p text:style-name="P1295">Y</text:p>
              </text:list-item>
            </text:list>
          </table:table-cell>
          <table:table-cell table:style-name="表格25.A5" office:value-type="string">
            <text:list xml:id="list212004178158617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78179273" text:continue-numbering="true" text:style-name="WW8Num2">
              <text:list-item>
                <text:p text:style-name="P1295"><text:s/></text:p>
              </text:list-item>
            </text:list>
          </table:table-cell>
          <table:table-cell table:style-name="表格25.A5" office:value-type="string">
            <text:list xml:id="list212004178174946" text:continue-numbering="true" text:style-name="WW8Num2">
              <text:list-item>
                <text:p text:style-name="P1295">36</text:p>
              </text:list-item>
            </text:list>
          </table:table-cell>
          <table:table-cell table:style-name="表格25.A5" office:value-type="string">
            <text:list xml:id="list212004178160971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78157152" text:continue-numbering="true" text:style-name="WW8Num2">
              <text:list-item>
                <text:p text:style-name="P1295">PK / UUID</text:p>
              </text:list-item>
            </text:list>
          </table:table-cell>
          <table:table-cell table:style-name="表格25.A5" office:value-type="string">
            <text:list xml:id="list212004178177764" text:continue-numbering="true" text:style-name="WW8Num2">
              <text:list-item>
                <text:p text:style-name="P1295">Default java UUID</text:p>
              </text:list-item>
            </text:list>
          </table:table-cell>
          <table:table-cell table:style-name="表格25.J5" table:number-columns-spanned="3" office:value-type="string">
            <text:list xml:id="list212004178161408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324">SYSTEM</text:p>
          </table:table-cell>
          <table:table-cell table:style-name="表格25.A8" office:value-type="string">
            <text:p text:style-name="P343">VARCHAR</text:p>
          </table:table-cell>
          <table:table-cell table:style-name="表格25.A8" office:value-type="string">
            <text:p text:style-name="P199"/>
          </table:table-cell>
          <table:table-cell table:style-name="表格25.A8" office:value-type="string">
            <text:p text:style-name="P339">Y</text:p>
          </table:table-cell>
          <table:table-cell table:style-name="表格25.A8" office:value-type="string">
            <text:p text:style-name="P772"/>
          </table:table-cell>
          <table:table-cell table:style-name="表格25.A8" office:value-type="string">
            <text:p text:style-name="P324">10</text:p>
          </table:table-cell>
          <table:table-cell table:style-name="表格25.A8" office:value-type="string">
            <text:p text:style-name="P199"/>
          </table:table-cell>
          <table:table-cell table:style-name="表格25.A8" office:value-type="string">
            <text:p text:style-name="P631">TB_SYS.SYS_ID</text:p>
          </table:table-cell>
          <table:table-cell table:style-name="表格25.A8" office:value-type="string">
            <text:p text:style-name="P557"/>
          </table:table-cell>
          <table:table-cell table:style-name="表格25.J5" table:number-columns-spanned="3" office:value-type="string">
            <text:list xml:id="list212004178166500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80">CLASS_<text:span text:style-name="T42">NAME</text:span></text:p>
          </table:table-cell>
          <table:table-cell table:style-name="表格25.A8" office:value-type="string">
            <text:p text:style-name="P279">VARCHAR</text:p>
          </table:table-cell>
          <table:table-cell table:style-name="表格25.A8" office:value-type="string">
            <text:p text:style-name="P196"/>
          </table:table-cell>
          <table:table-cell table:style-name="表格25.A8" office:value-type="string">
            <text:p text:style-name="P339">Y</text:p>
          </table:table-cell>
          <table:table-cell table:style-name="表格25.A8" office:value-type="string">
            <text:p text:style-name="P756"/>
          </table:table-cell>
          <table:table-cell table:style-name="表格25.A8" office:value-type="string">
            <text:p text:style-name="P282">255</text:p>
          </table:table-cell>
          <table:table-cell table:style-name="表格25.A8" office:value-type="string">
            <text:p text:style-name="P196"/>
          </table:table-cell>
          <table:table-cell table:style-name="表格25.A8" office:value-type="string">
            <text:p text:style-name="P611">如 <text:span text:style-name="T40">com.test.DeployTest</text:span></text:p>
          </table:table-cell>
          <table:table-cell table:style-name="表格25.A8" office:value-type="string">
            <text:p text:style-name="P554"/>
          </table:table-cell>
          <table:table-cell table:style-name="表格25.J5" table:number-columns-spanned="3" office:value-type="string">
            <text:list xml:id="list212004178153221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212004178167274" text:continue-numbering="true" text:style-name="WW8Num2">
              <text:list-item>
                <text:p text:style-name="P1381">TYPE</text:p>
              </text:list-item>
            </text:list>
          </table:table-cell>
          <table:table-cell table:style-name="表格25.A8" office:value-type="string">
            <text:list xml:id="list212004178179919" text:continue-numbering="true" text:style-name="WW8Num2">
              <text:list-item>
                <text:p text:style-name="P1296">VARCHAR</text:p>
              </text:list-item>
            </text:list>
          </table:table-cell>
          <table:table-cell table:style-name="表格25.A8" office:value-type="string">
            <text:list xml:id="list212004178159890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8" office:value-type="string">
            <text:list xml:id="list212004178159967" text:continue-numbering="true" text:style-name="WW8Num2">
              <text:list-item>
                <text:p text:style-name="P1382">Y</text:p>
              </text:list-item>
            </text:list>
          </table:table-cell>
          <table:table-cell table:style-name="表格25.A8" office:value-type="string">
            <text:list xml:id="list212004178178405" text:continue-numbering="true" text:style-name="WW8Num2">
              <text:list-item>
                <text:p text:style-name="P1384"><text:s/></text:p>
              </text:list-item>
            </text:list>
          </table:table-cell>
          <table:table-cell table:style-name="表格25.A8" office:value-type="string">
            <text:list xml:id="list212004178174337" text:continue-numbering="true" text:style-name="WW8Num2">
              <text:list-item>
                <text:p text:style-name="P1381">10</text:p>
              </text:list-item>
            </text:list>
          </table:table-cell>
          <table:table-cell table:style-name="表格25.A8" office:value-type="string">
            <text:list xml:id="list212004178153431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25.A8" office:value-type="string">
            <text:list xml:id="list212004178166594" text:continue-numbering="true" text:style-name="WW8Num2">
              <text:list-item>
                <text:p text:style-name="P1475">INIT<text:span text:style-name="T134">IALIZE</text:span> 或 <text:span text:style-name="T133">DESTROY</text:span></text:p>
              </text:list-item>
            </text:list>
          </table:table-cell>
          <table:table-cell table:style-name="表格25.A8" office:value-type="string">
            <text:list xml:id="list212004178181741" text:continue-numbering="true" text:style-name="WW8Num2">
              <text:list-item>
                <text:p text:style-name="P1489"/>
              </text:list-item>
            </text:list>
          </table:table-cell>
          <table:table-cell table:style-name="表格25.J5" table:number-columns-spanned="3" office:value-type="string">
            <text:list xml:id="list212004178172571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212004178162481" text:continue-numbering="true" text:style-name="WW8Num2">
              <text:list-item>
                <text:p text:style-name="P1386">DESCRIPTION</text:p>
              </text:list-item>
            </text:list>
          </table:table-cell>
          <table:table-cell table:style-name="表格25.A8" office:value-type="string">
            <text:list xml:id="list212004178173821" text:continue-numbering="true" text:style-name="WW8Num2">
              <text:list-item>
                <text:p text:style-name="P1297">VARCHAR</text:p>
              </text:list-item>
            </text:list>
          </table:table-cell>
          <table:table-cell table:style-name="表格25.A8" office:value-type="string">
            <text:list xml:id="list212004178182174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8" office:value-type="string">
            <text:list xml:id="list212004178155164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5.A8" office:value-type="string">
            <text:list xml:id="list212004178177844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5.A8" office:value-type="string">
            <text:list xml:id="list212004178166183" text:continue-numbering="true" text:style-name="WW8Num2">
              <text:list-item>
                <text:p text:style-name="P1386">500</text:p>
              </text:list-item>
            </text:list>
          </table:table-cell>
          <table:table-cell table:style-name="表格25.A8" office:value-type="string">
            <text:list xml:id="list212004178175049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25.A8" office:value-type="string">
            <text:list xml:id="list212004178174559" text:continue-numbering="true" text:style-name="WW8Num2">
              <text:list-item>
                <text:p text:style-name="P1475"/>
              </text:list-item>
            </text:list>
          </table:table-cell>
          <table:table-cell table:style-name="表格25.A8" office:value-type="string">
            <text:list xml:id="list212004178172507" text:continue-numbering="true" text:style-name="WW8Num2">
              <text:list-item>
                <text:p text:style-name="P1489"/>
              </text:list-item>
            </text:list>
          </table:table-cell>
          <table:table-cell table:style-name="表格25.J5" table:number-columns-spanned="3" office:value-type="string">
            <text:list xml:id="list212004178177820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212004178182250" text:continue-numbering="true" text:style-name="WW8Num2">
              <text:list-item>
                <text:p text:style-name="P1295">CUSERID</text:p>
              </text:list-item>
            </text:list>
          </table:table-cell>
          <table:table-cell table:style-name="表格25.A5" office:value-type="string">
            <text:list xml:id="list212004178169026" text:continue-numbering="true" text:style-name="WW8Num2">
              <text:list-item>
                <text:p text:style-name="P1295">VARCHAR</text:p>
              </text:list-item>
            </text:list>
          </table:table-cell>
          <table:table-cell table:style-name="表格25.A5" office:value-type="string">
            <text:list xml:id="list212004178172448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78166082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78176730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78176776" text:continue-numbering="true" text:style-name="WW8Num2">
              <text:list-item>
                <text:p text:style-name="P1295">24</text:p>
              </text:list-item>
            </text:list>
          </table:table-cell>
          <table:table-cell table:style-name="表格25.A5" office:value-type="string">
            <text:list xml:id="list212004178175434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78177297" text:continue-numbering="true" text:style-name="WW8Num2">
              <text:list-item>
                <text:p text:style-name="P1295">Create data user</text:p>
              </text:list-item>
            </text:list>
          </table:table-cell>
          <table:table-cell table:style-name="表格25.A5" office:value-type="string">
            <text:list xml:id="list212004178179142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J5" table:number-columns-spanned="3" office:value-type="string">
            <text:list xml:id="list212004178164860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212004178176903" text:continue-numbering="true" text:style-name="WW8Num2">
              <text:list-item>
                <text:p text:style-name="P1295">CDATE</text:p>
              </text:list-item>
            </text:list>
          </table:table-cell>
          <table:table-cell table:style-name="表格25.A5" office:value-type="string">
            <text:list xml:id="list212004195158546" text:continue-numbering="true" text:style-name="WW8Num2">
              <text:list-item>
                <text:p text:style-name="P1295">DATETIME</text:p>
              </text:list-item>
            </text:list>
          </table:table-cell>
          <table:table-cell table:style-name="表格25.A5" office:value-type="string">
            <text:list xml:id="list212004195171232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95178391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95152378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95161958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95175188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95155748" text:continue-numbering="true" text:style-name="WW8Num2">
              <text:list-item>
                <text:p text:style-name="P1295">Create time</text:p>
              </text:list-item>
            </text:list>
          </table:table-cell>
          <table:table-cell table:style-name="表格25.A5" office:value-type="string">
            <text:list xml:id="list212004195157206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J5" table:number-columns-spanned="3" office:value-type="string">
            <text:list xml:id="list212004195164299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212004195176382" text:continue-numbering="true" text:style-name="WW8Num2">
              <text:list-item>
                <text:p text:style-name="P1295">UUSERID</text:p>
              </text:list-item>
            </text:list>
          </table:table-cell>
          <table:table-cell table:style-name="表格25.A5" office:value-type="string">
            <text:list xml:id="list212004195180834" text:continue-numbering="true" text:style-name="WW8Num2">
              <text:list-item>
                <text:p text:style-name="P1295">VARCHAR</text:p>
              </text:list-item>
            </text:list>
          </table:table-cell>
          <table:table-cell table:style-name="表格25.A5" office:value-type="string">
            <text:list xml:id="list212004195163692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95182811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95173146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95157610" text:continue-numbering="true" text:style-name="WW8Num2">
              <text:list-item>
                <text:p text:style-name="P1295">24</text:p>
              </text:list-item>
            </text:list>
          </table:table-cell>
          <table:table-cell table:style-name="表格25.A5" office:value-type="string">
            <text:list xml:id="list212004195156865" text:continue-numbering="true" text:style-name="WW8Num2">
              <text:list-item>
                <text:p text:style-name="P1295">null</text:p>
              </text:list-item>
            </text:list>
          </table:table-cell>
          <table:table-cell table:style-name="表格25.A5" office:value-type="string">
            <text:list xml:id="list212004195172245" text:continue-numbering="true" text:style-name="WW8Num2">
              <text:list-item>
                <text:p text:style-name="P1295">Update date user</text:p>
              </text:list-item>
            </text:list>
          </table:table-cell>
          <table:table-cell table:style-name="表格25.A5" office:value-type="string">
            <text:list xml:id="list212004195162108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J5" table:number-columns-spanned="3" office:value-type="string">
            <text:list xml:id="list212004195169490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212004195174500" text:continue-numbering="true" text:style-name="WW8Num2">
              <text:list-item>
                <text:p text:style-name="P1295">UDATE</text:p>
              </text:list-item>
            </text:list>
          </table:table-cell>
          <table:table-cell table:style-name="表格25.A5" office:value-type="string">
            <text:list xml:id="list212004195154656" text:continue-numbering="true" text:style-name="WW8Num2">
              <text:list-item>
                <text:p text:style-name="P1295">DATETIME</text:p>
              </text:list-item>
            </text:list>
          </table:table-cell>
          <table:table-cell table:style-name="表格25.A5" office:value-type="string">
            <text:list xml:id="list212004195178881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95181136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95157247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95165197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A5" office:value-type="string">
            <text:list xml:id="list212004195169861" text:continue-numbering="true" text:style-name="WW8Num2">
              <text:list-item>
                <text:p text:style-name="P1295">null</text:p>
              </text:list-item>
            </text:list>
          </table:table-cell>
          <table:table-cell table:style-name="表格25.A5" office:value-type="string">
            <text:list xml:id="list212004195181411" text:continue-numbering="true" text:style-name="WW8Num2">
              <text:list-item>
                <text:p text:style-name="P1295">Update time</text:p>
              </text:list-item>
            </text:list>
          </table:table-cell>
          <table:table-cell table:style-name="表格25.A5" office:value-type="string">
            <text:list xml:id="list212004195179243" text:continue-numbering="true" text:style-name="WW8Num2">
              <text:list-item>
                <text:p text:style-name="P1250"/>
              </text:list-item>
            </text:list>
          </table:table-cell>
          <table:table-cell table:style-name="表格25.J5" table:number-columns-spanned="3" office:value-type="string">
            <text:list xml:id="list212004195170589" text:continue-numbering="true" text:style-name="WW8Num2">
              <text:list-item>
                <text:p text:style-name="P840"/>
              </text:list-item>
            </text:list>
          </table:table-cell>
          <table:covered-table-cell/>
          <table:covered-table-cell/>
        </table:table-row>
      </table:table>
      <text:list xml:id="list212004195175382" text:continue-numbering="true" text:style-name="WW8Num2">
        <text:list-item>
          <text:p text:style-name="P878"/>
        </text:list-item>
      </text:list>
      <text:p text:style-name="P29"/>
      <text:p text:style-name="P29"/>
      <text:list xml:id="list212004195178670" text:continue-numbering="true" text:style-name="WW8Num2">
        <text:list-item>
          <text:h text:style-name="P913" text:outline-level="1"><text:bookmark-start text:name="__RefHeading__19488_315683219"/><text:span text:style-name="T47">TB_SYS_</text:span><text:span text:style-name="T81">TWITTER</text:span><text:bookmark-end text:name="__RefHeading__19488_315683219"/></text:h>
        </text:list-item>
      </text:list>
      <table:table table:name="表格42" table:style-name="表格42">
        <table:table-column table:style-name="表格42.A"/>
        <table:table-column table:style-name="表格42.B"/>
        <table:table-column table:style-name="表格42.C" table:number-columns-repeated="2"/>
        <table:table-column table:style-name="表格42.E" table:number-columns-repeated="3"/>
        <table:table-column table:style-name="表格42.H"/>
        <table:table-column table:style-name="表格42.I"/>
        <table:table-column table:style-name="表格42.J"/>
        <table:table-column table:style-name="表格42.K"/>
        <table:table-column table:style-name="表格42.L"/>
        <table:table-row table:style-name="表格42.1">
          <table:table-cell table:style-name="表格42.A1" office:value-type="string">
            <text:list xml:id="list212004195171401" text:continue-numbering="true" text:style-name="WW8Num2">
              <text:list-item>
                <text:p text:style-name="P1032">Project</text:p>
              </text:list-item>
            </text:list>
          </table:table-cell>
          <table:table-cell table:style-name="表格42.A1" table:number-columns-spanned="6" office:value-type="string">
            <text:list xml:id="list212004195166083" text:continue-numbering="true" text:style-name="WW8Num2">
              <text:list-item>
                <text:p text:style-name="P111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1" office:value-type="string">
            <text:list xml:id="list212004195173993" text:continue-numbering="true" text:style-name="WW8Num2">
              <text:list-item>
                <text:p text:style-name="P1032">Ver</text:p>
              </text:list-item>
            </text:list>
          </table:table-cell>
          <table:table-cell table:style-name="表格42.A1" office:value-type="string">
            <text:list xml:id="list212004195164134" text:continue-numbering="true" text:style-name="WW8Num2">
              <text:list-item>
                <text:p text:style-name="P1112">0.5</text:p>
              </text:list-item>
            </text:list>
          </table:table-cell>
          <table:table-cell table:style-name="表格42.J1" office:value-type="string">
            <text:list xml:id="list212004195166478" text:continue-numbering="true" text:style-name="WW8Num2">
              <text:list-item>
                <text:p text:style-name="P841"/>
              </text:list-item>
            </text:list>
          </table:table-cell>
          <table:table-cell table:style-name="表格42.K1" office:value-type="string">
            <text:list xml:id="list212004195181611" text:continue-numbering="true" text:style-name="WW8Num2">
              <text:list-item>
                <text:p text:style-name="P841"/>
              </text:list-item>
            </text:list>
          </table:table-cell>
          <table:table-cell table:style-name="表格42.K1" office:value-type="string">
            <text:list xml:id="list212004195166412" text:continue-numbering="true" text:style-name="WW8Num2">
              <text:list-item>
                <text:p text:style-name="P841"/>
              </text:list-item>
            </text:list>
          </table:table-cell>
        </table:table-row>
        <table:table-row table:style-name="表格42.1">
          <table:table-cell table:style-name="表格42.A2" office:value-type="string">
            <text:list xml:id="list212004195175407" text:continue-numbering="true" text:style-name="WW8Num2">
              <text:list-item>
                <text:p text:style-name="P1032">Maintain</text:p>
              </text:list-item>
            </text:list>
          </table:table-cell>
          <table:table-cell table:style-name="表格42.A2" table:number-columns-spanned="6" office:value-type="string">
            <text:list xml:id="list212004195178142" text:continue-numbering="true" text:style-name="WW8Num2">
              <text:list-item>
                <text:p text:style-name="P111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2" office:value-type="string">
            <text:list xml:id="list212004195173562" text:continue-numbering="true" text:style-name="WW8Num2">
              <text:list-item>
                <text:p text:style-name="P1032">Date</text:p>
              </text:list-item>
            </text:list>
          </table:table-cell>
          <table:table-cell table:style-name="表格42.A2" office:value-type="string">
            <text:list xml:id="list212004195176604" text:continue-numbering="true" text:style-name="WW8Num2">
              <text:list-item>
                <text:p text:style-name="P1112">2014/1<text:span text:style-name="T171">2/18</text:span></text:p>
              </text:list-item>
            </text:list>
          </table:table-cell>
          <table:table-cell table:style-name="表格42.J1" office:value-type="string">
            <text:list xml:id="list212004195182658" text:continue-numbering="true" text:style-name="WW8Num2">
              <text:list-item>
                <text:p text:style-name="P841"/>
              </text:list-item>
            </text:list>
          </table:table-cell>
          <table:table-cell table:style-name="表格42.K1" office:value-type="string">
            <text:list xml:id="list212004195153309" text:continue-numbering="true" text:style-name="WW8Num2">
              <text:list-item>
                <text:p text:style-name="P841"/>
              </text:list-item>
            </text:list>
          </table:table-cell>
          <table:table-cell table:style-name="表格42.K1" office:value-type="string">
            <text:list xml:id="list212004195155480" text:continue-numbering="true" text:style-name="WW8Num2">
              <text:list-item>
                <text:p text:style-name="P841"/>
              </text:list-item>
            </text:list>
          </table:table-cell>
        </table:table-row>
        <table:table-row table:style-name="表格42.1">
          <table:table-cell table:style-name="表格42.A2" office:value-type="string">
            <text:list xml:id="list212004195158712" text:continue-numbering="true" text:style-name="WW8Num2">
              <text:list-item>
                <text:p text:style-name="P1032">Table</text:p>
              </text:list-item>
            </text:list>
          </table:table-cell>
          <table:table-cell table:style-name="表格42.A2" table:number-columns-spanned="6" office:value-type="string">
            <text:list xml:id="list212004195158930" text:continue-numbering="true" text:style-name="WW8Num2">
              <text:list-item>
                <text:p text:style-name="P1210">tb_sys_<text:span text:style-name="T171">twitt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2" office:value-type="string">
            <text:list xml:id="list212004195158529" text:continue-numbering="true" text:style-name="WW8Num2">
              <text:list-item>
                <text:p text:style-name="P1032">DataBase</text:p>
              </text:list-item>
            </text:list>
          </table:table-cell>
          <table:table-cell table:style-name="表格42.A2" office:value-type="string">
            <text:list xml:id="list212004195150892" text:continue-numbering="true" text:style-name="WW8Num2">
              <text:list-item>
                <text:p text:style-name="P1112">bbcore</text:p>
              </text:list-item>
            </text:list>
          </table:table-cell>
          <table:table-cell table:style-name="表格42.J1" office:value-type="string">
            <text:list xml:id="list212004195175413" text:continue-numbering="true" text:style-name="WW8Num2">
              <text:list-item>
                <text:p text:style-name="P841"/>
              </text:list-item>
            </text:list>
          </table:table-cell>
          <table:table-cell table:style-name="表格42.K1" office:value-type="string">
            <text:list xml:id="list212004195155375" text:continue-numbering="true" text:style-name="WW8Num2">
              <text:list-item>
                <text:p text:style-name="P841"/>
              </text:list-item>
            </text:list>
          </table:table-cell>
          <table:table-cell table:style-name="表格42.K1" office:value-type="string">
            <text:list xml:id="list212004195158380" text:continue-numbering="true" text:style-name="WW8Num2">
              <text:list-item>
                <text:p text:style-name="P841"/>
              </text:list-item>
            </text:list>
          </table:table-cell>
        </table:table-row>
        <table:table-row table:style-name="表格42.1">
          <table:table-cell table:style-name="表格42.A4" office:value-type="string">
            <text:list xml:id="list212004195157734" text:continue-numbering="true" text:style-name="WW8Num2">
              <text:list-item>
                <text:p text:style-name="P1032">Descript</text:p>
              </text:list-item>
            </text:list>
          </table:table-cell>
          <table:table-cell table:style-name="表格42.A4" table:number-columns-spanned="8" office:value-type="string">
            <text:list xml:id="list212004195181076" text:continue-numbering="true" text:style-name="WW8Num2">
              <text:list-item>
                <text:p text:style-name="P116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2.J1" office:value-type="string">
            <text:list xml:id="list212004195153066" text:continue-numbering="true" text:style-name="WW8Num2">
              <text:list-item>
                <text:p text:style-name="P841"/>
              </text:list-item>
            </text:list>
          </table:table-cell>
          <table:table-cell table:style-name="表格42.K1" office:value-type="string">
            <text:list xml:id="list212004195169210" text:continue-numbering="true" text:style-name="WW8Num2">
              <text:list-item>
                <text:p text:style-name="P841"/>
              </text:list-item>
            </text:list>
          </table:table-cell>
          <table:table-cell table:style-name="表格42.K1" office:value-type="string">
            <text:list xml:id="list212004195166339" text:continue-numbering="true" text:style-name="WW8Num2">
              <text:list-item>
                <text:p text:style-name="P841"/>
              </text:list-item>
            </text:list>
          </table:table-cell>
        </table:table-row>
        <table:table-row table:style-name="表格42.1">
          <table:table-cell table:style-name="表格42.A5" table:number-columns-spanned="9" office:value-type="string">
            <text:list xml:id="list212004195168497" text:continue-numbering="true" text:style-name="WW8Num2">
              <text:list-item>
                <text:p text:style-name="P9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2.J5" table:number-columns-spanned="3" office:value-type="string">
            <text:list xml:id="list212004195167546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212004195178965" text:continue-numbering="true" text:style-name="WW8Num2">
              <text:list-item>
                <text:p text:style-name="P1072">Field</text:p>
              </text:list-item>
            </text:list>
          </table:table-cell>
          <table:table-cell table:style-name="表格42.A5" office:value-type="string">
            <text:list xml:id="list212004195158284" text:continue-numbering="true" text:style-name="WW8Num2">
              <text:list-item>
                <text:p text:style-name="P1072">Datatype</text:p>
              </text:list-item>
            </text:list>
          </table:table-cell>
          <table:table-cell table:style-name="表格42.A5" office:value-type="string">
            <text:list xml:id="list212004195176444" text:continue-numbering="true" text:style-name="WW8Num2">
              <text:list-item>
                <text:p text:style-name="P1072">PK</text:p>
              </text:list-item>
            </text:list>
          </table:table-cell>
          <table:table-cell table:style-name="表格42.A5" office:value-type="string">
            <text:list xml:id="list212004195181150" text:continue-numbering="true" text:style-name="WW8Num2">
              <text:list-item>
                <text:p text:style-name="P1072">UK</text:p>
              </text:list-item>
            </text:list>
          </table:table-cell>
          <table:table-cell table:style-name="表格42.A5" office:value-type="string">
            <text:list xml:id="list212004212157713" text:continue-numbering="true" text:style-name="WW8Num2">
              <text:list-item>
                <text:p text:style-name="P1072">IDX</text:p>
              </text:list-item>
            </text:list>
          </table:table-cell>
          <table:table-cell table:style-name="表格42.A5" office:value-type="string">
            <text:list xml:id="list212004212160864" text:continue-numbering="true" text:style-name="WW8Num2">
              <text:list-item>
                <text:p text:style-name="P992"><text:span text:style-name="T2">S</text:span><text:span text:style-name="T3">IZE</text:span></text:p>
              </text:list-item>
            </text:list>
          </table:table-cell>
          <table:table-cell table:style-name="表格42.A5" office:value-type="string">
            <text:list xml:id="list212004212163117" text:continue-numbering="true" text:style-name="WW8Num2">
              <text:list-item>
                <text:p text:style-name="P992"><text:span text:style-name="T2">D</text:span><text:span text:style-name="T3">EF</text:span></text:p>
              </text:list-item>
            </text:list>
          </table:table-cell>
          <table:table-cell table:style-name="表格42.A5" office:value-type="string">
            <text:list xml:id="list212004212182660" text:continue-numbering="true" text:style-name="WW8Num2">
              <text:list-item>
                <text:p text:style-name="P1072">Description</text:p>
              </text:list-item>
            </text:list>
          </table:table-cell>
          <table:table-cell table:style-name="表格42.A5" office:value-type="string">
            <text:list xml:id="list212004212172149" text:continue-numbering="true" text:style-name="WW8Num2">
              <text:list-item>
                <text:p text:style-name="P1072">Remarks</text:p>
              </text:list-item>
            </text:list>
          </table:table-cell>
          <table:table-cell table:style-name="表格42.J5" table:number-columns-spanned="3" office:value-type="string">
            <text:list xml:id="list212004212153396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212004212160244" text:continue-numbering="true" text:style-name="WW8Num2">
              <text:list-item>
                <text:p text:style-name="P1298">OID</text:p>
              </text:list-item>
            </text:list>
          </table:table-cell>
          <table:table-cell table:style-name="表格42.A5" office:value-type="string">
            <text:list xml:id="list212004212151466" text:continue-numbering="true" text:style-name="WW8Num2">
              <text:list-item>
                <text:p text:style-name="P1298">CHAR</text:p>
              </text:list-item>
            </text:list>
          </table:table-cell>
          <table:table-cell table:style-name="表格42.A5" office:value-type="string">
            <text:list xml:id="list212004212175062" text:continue-numbering="true" text:style-name="WW8Num2">
              <text:list-item>
                <text:p text:style-name="P1298">Y</text:p>
              </text:list-item>
            </text:list>
          </table:table-cell>
          <table:table-cell table:style-name="表格42.A5" office:value-type="string">
            <text:list xml:id="list212004212162264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12155887" text:continue-numbering="true" text:style-name="WW8Num2">
              <text:list-item>
                <text:p text:style-name="P1298"><text:s/></text:p>
              </text:list-item>
            </text:list>
          </table:table-cell>
          <table:table-cell table:style-name="表格42.A5" office:value-type="string">
            <text:list xml:id="list212004212167491" text:continue-numbering="true" text:style-name="WW8Num2">
              <text:list-item>
                <text:p text:style-name="P1298">36</text:p>
              </text:list-item>
            </text:list>
          </table:table-cell>
          <table:table-cell table:style-name="表格42.A5" office:value-type="string">
            <text:list xml:id="list212004212171179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12177084" text:continue-numbering="true" text:style-name="WW8Num2">
              <text:list-item>
                <text:p text:style-name="P1298">PK / UUID</text:p>
              </text:list-item>
            </text:list>
          </table:table-cell>
          <table:table-cell table:style-name="表格42.A5" office:value-type="string">
            <text:list xml:id="list212004212153440" text:continue-numbering="true" text:style-name="WW8Num2">
              <text:list-item>
                <text:p text:style-name="P1298">Default java UUID</text:p>
              </text:list-item>
            </text:list>
          </table:table-cell>
          <table:table-cell table:style-name="表格42.J5" table:number-columns-spanned="3" office:value-type="string">
            <text:list xml:id="list212004212156380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324">SYSTEM</text:p>
          </table:table-cell>
          <table:table-cell table:style-name="表格42.A8" office:value-type="string">
            <text:p text:style-name="P343">VARCHAR</text:p>
          </table:table-cell>
          <table:table-cell table:style-name="表格42.A8" office:value-type="string">
            <text:p text:style-name="P199"/>
          </table:table-cell>
          <table:table-cell table:style-name="表格42.A8" office:value-type="string">
            <text:p text:style-name="P339">Y</text:p>
          </table:table-cell>
          <table:table-cell table:style-name="表格42.A8" office:value-type="string">
            <text:p text:style-name="P772"/>
          </table:table-cell>
          <table:table-cell table:style-name="表格42.A8" office:value-type="string">
            <text:p text:style-name="P324">10</text:p>
          </table:table-cell>
          <table:table-cell table:style-name="表格42.A8" office:value-type="string">
            <text:p text:style-name="P199"/>
          </table:table-cell>
          <table:table-cell table:style-name="表格42.A8" office:value-type="string">
            <text:p text:style-name="P631">TB_SYS.SYS_ID</text:p>
          </table:table-cell>
          <table:table-cell table:style-name="表格42.A8" office:value-type="string">
            <text:p text:style-name="P557"/>
          </table:table-cell>
          <table:table-cell table:style-name="表格42.J5" table:number-columns-spanned="3" office:value-type="string">
            <text:list xml:id="list212004212166492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65">TITLE</text:p>
          </table:table-cell>
          <table:table-cell table:style-name="表格42.A8" office:value-type="string">
            <text:p text:style-name="P466">VARCHAR</text:p>
          </table:table-cell>
          <table:table-cell table:style-name="表格42.A8" office:value-type="string">
            <text:p text:style-name="P199"/>
          </table:table-cell>
          <table:table-cell table:style-name="表格42.A8" office:value-type="string">
            <text:p text:style-name="P339"/>
          </table:table-cell>
          <table:table-cell table:style-name="表格42.A8" office:value-type="string">
            <text:p text:style-name="P772"/>
          </table:table-cell>
          <table:table-cell table:style-name="表格42.A8" office:value-type="string">
            <text:p text:style-name="P467">30</text:p>
          </table:table-cell>
          <table:table-cell table:style-name="表格42.A8" office:value-type="string">
            <text:p text:style-name="P199"/>
          </table:table-cell>
          <table:table-cell table:style-name="表格42.A8" office:value-type="string">
            <text:p text:style-name="P631"/>
          </table:table-cell>
          <table:table-cell table:style-name="表格42.A8" office:value-type="string">
            <text:p text:style-name="P557"/>
          </table:table-cell>
          <table:table-cell table:style-name="表格42.J5" table:number-columns-spanned="3" office:value-type="string">
            <text:list xml:id="list212004212159346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64">ENABLE_FLAG</text:p>
          </table:table-cell>
          <table:table-cell table:style-name="表格42.A8" office:value-type="string">
            <text:list xml:id="list212004212182558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42.A8" office:value-type="string">
            <text:p text:style-name="P217"/>
          </table:table-cell>
          <table:table-cell table:style-name="表格42.A8" office:value-type="string">
            <text:p text:style-name="P341"/>
          </table:table-cell>
          <table:table-cell table:style-name="表格42.A8" office:value-type="string">
            <text:p text:style-name="P767"/>
          </table:table-cell>
          <table:table-cell table:style-name="表格42.A8" office:value-type="string">
            <text:p text:style-name="P464">1</text:p>
          </table:table-cell>
          <table:table-cell table:style-name="表格42.A8" office:value-type="string">
            <text:p text:style-name="P217"/>
          </table:table-cell>
          <table:table-cell table:style-name="表格42.A8" office:value-type="string">
            <text:p text:style-name="P619"/>
          </table:table-cell>
          <table:table-cell table:style-name="表格42.A8" office:value-type="string">
            <text:p text:style-name="P573"/>
          </table:table-cell>
          <table:table-cell table:style-name="表格42.J5" table:number-columns-spanned="3" office:value-type="string">
            <text:list xml:id="list212004212172095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383">CONTENT</text:p>
          </table:table-cell>
          <table:table-cell table:style-name="表格42.A8" office:value-type="string">
            <text:list xml:id="list212004212176540" text:continue-numbering="true" text:style-name="WW8Num2">
              <text:list-item>
                <text:p text:style-name="P1388">BLOB</text:p>
              </text:list-item>
            </text:list>
          </table:table-cell>
          <table:table-cell table:style-name="表格42.A8" office:value-type="string">
            <text:p text:style-name="P207"/>
          </table:table-cell>
          <table:table-cell table:style-name="表格42.A8" office:value-type="string">
            <text:p text:style-name="P347"/>
          </table:table-cell>
          <table:table-cell table:style-name="表格42.A8" office:value-type="string">
            <text:p text:style-name="P778"/>
          </table:table-cell>
          <table:table-cell table:style-name="表格42.A8" office:value-type="string">
            <text:p text:style-name="P381"/>
          </table:table-cell>
          <table:table-cell table:style-name="表格42.A8" office:value-type="string">
            <text:p text:style-name="P399">null</text:p>
          </table:table-cell>
          <table:table-cell table:style-name="表格42.A8" office:value-type="string">
            <text:p text:style-name="P652"/>
          </table:table-cell>
          <table:table-cell table:style-name="表格42.A8" office:value-type="string">
            <text:p text:style-name="P564"/>
          </table:table-cell>
          <table:table-cell table:style-name="表格42.J5" table:number-columns-spanned="3" office:value-type="string">
            <text:list xml:id="list212004212169141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212004212152459" text:continue-numbering="true" text:style-name="WW8Num2">
              <text:list-item>
                <text:p text:style-name="P1298">CUSERID</text:p>
              </text:list-item>
            </text:list>
          </table:table-cell>
          <table:table-cell table:style-name="表格42.A5" office:value-type="string">
            <text:list xml:id="list212004212169368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42.A5" office:value-type="string">
            <text:list xml:id="list212004212159481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12160427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12175301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12168150" text:continue-numbering="true" text:style-name="WW8Num2">
              <text:list-item>
                <text:p text:style-name="P1298">24</text:p>
              </text:list-item>
            </text:list>
          </table:table-cell>
          <table:table-cell table:style-name="表格42.A5" office:value-type="string">
            <text:list xml:id="list212004212182193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12158567" text:continue-numbering="true" text:style-name="WW8Num2">
              <text:list-item>
                <text:p text:style-name="P1298">Create data user</text:p>
              </text:list-item>
            </text:list>
          </table:table-cell>
          <table:table-cell table:style-name="表格42.A5" office:value-type="string">
            <text:list xml:id="list212004212168737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J5" table:number-columns-spanned="3" office:value-type="string">
            <text:list xml:id="list212004212155732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212004228160968" text:continue-numbering="true" text:style-name="WW8Num2">
              <text:list-item>
                <text:p text:style-name="P1298">CDATE</text:p>
              </text:list-item>
            </text:list>
          </table:table-cell>
          <table:table-cell table:style-name="表格42.A5" office:value-type="string">
            <text:list xml:id="list212004228174002" text:continue-numbering="true" text:style-name="WW8Num2">
              <text:list-item>
                <text:p text:style-name="P1298">DATETIME</text:p>
              </text:list-item>
            </text:list>
          </table:table-cell>
          <table:table-cell table:style-name="表格42.A5" office:value-type="string">
            <text:list xml:id="list212004228151765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28169913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28173143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28172555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28174068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28171037" text:continue-numbering="true" text:style-name="WW8Num2">
              <text:list-item>
                <text:p text:style-name="P1298">Create time</text:p>
              </text:list-item>
            </text:list>
          </table:table-cell>
          <table:table-cell table:style-name="表格42.A5" office:value-type="string">
            <text:list xml:id="list212004228156967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J5" table:number-columns-spanned="3" office:value-type="string">
            <text:list xml:id="list212004228177132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212004228178848" text:continue-numbering="true" text:style-name="WW8Num2">
              <text:list-item>
                <text:p text:style-name="P1298">UUSERID</text:p>
              </text:list-item>
            </text:list>
          </table:table-cell>
          <table:table-cell table:style-name="表格42.A5" office:value-type="string">
            <text:list xml:id="list212004228179053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42.A5" office:value-type="string">
            <text:list xml:id="list212004228159870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28165967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28181115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28152336" text:continue-numbering="true" text:style-name="WW8Num2">
              <text:list-item>
                <text:p text:style-name="P1298">24</text:p>
              </text:list-item>
            </text:list>
          </table:table-cell>
          <table:table-cell table:style-name="表格42.A5" office:value-type="string">
            <text:list xml:id="list212004228181817" text:continue-numbering="true" text:style-name="WW8Num2">
              <text:list-item>
                <text:p text:style-name="P1298">null</text:p>
              </text:list-item>
            </text:list>
          </table:table-cell>
          <table:table-cell table:style-name="表格42.A5" office:value-type="string">
            <text:list xml:id="list212004228169841" text:continue-numbering="true" text:style-name="WW8Num2">
              <text:list-item>
                <text:p text:style-name="P1298">Update date user</text:p>
              </text:list-item>
            </text:list>
          </table:table-cell>
          <table:table-cell table:style-name="表格42.A5" office:value-type="string">
            <text:list xml:id="list212004228176734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J5" table:number-columns-spanned="3" office:value-type="string">
            <text:list xml:id="list212004228182730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212004228151323" text:continue-numbering="true" text:style-name="WW8Num2">
              <text:list-item>
                <text:p text:style-name="P1298">UDATE</text:p>
              </text:list-item>
            </text:list>
          </table:table-cell>
          <table:table-cell table:style-name="表格42.A5" office:value-type="string">
            <text:list xml:id="list212004228167894" text:continue-numbering="true" text:style-name="WW8Num2">
              <text:list-item>
                <text:p text:style-name="P1298">DATETIME</text:p>
              </text:list-item>
            </text:list>
          </table:table-cell>
          <table:table-cell table:style-name="表格42.A5" office:value-type="string">
            <text:list xml:id="list212004228164174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28155873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28162149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28151693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A5" office:value-type="string">
            <text:list xml:id="list212004228153003" text:continue-numbering="true" text:style-name="WW8Num2">
              <text:list-item>
                <text:p text:style-name="P1298">null</text:p>
              </text:list-item>
            </text:list>
          </table:table-cell>
          <table:table-cell table:style-name="表格42.A5" office:value-type="string">
            <text:list xml:id="list212004228172159" text:continue-numbering="true" text:style-name="WW8Num2">
              <text:list-item>
                <text:p text:style-name="P1298">Update time</text:p>
              </text:list-item>
            </text:list>
          </table:table-cell>
          <table:table-cell table:style-name="表格42.A5" office:value-type="string">
            <text:list xml:id="list212004228164775" text:continue-numbering="true" text:style-name="WW8Num2">
              <text:list-item>
                <text:p text:style-name="P1251"/>
              </text:list-item>
            </text:list>
          </table:table-cell>
          <table:table-cell table:style-name="表格42.J5" table:number-columns-spanned="3" office:value-type="string">
            <text:list xml:id="list212004228153781" text:continue-numbering="true" text:style-name="WW8Num2">
              <text:list-item>
                <text:p text:style-name="P841"/>
              </text:list-item>
            </text:list>
          </table:table-cell>
          <table:covered-table-cell/>
          <table:covered-table-cell/>
        </table:table-row>
      </table:table>
      <text:list xml:id="list212004228180651" text:continue-numbering="true" text:style-name="WW8Num2">
        <text:list-item>
          <text:p text:style-name="P879"/>
        </text:list-item>
      </text:list>
      <text:p text:style-name="P46"/>
      <text:p text:style-name="P29"/>
      <text:list xml:id="list212004228156504" text:continue-numbering="true" text:style-name="WW8Num2">
        <text:list-item>
          <text:h text:style-name="P914" text:outline-level="1"><text:bookmark-start text:name="__RefHeading__21242_1227445181"/><text:soft-page-break/><text:span text:style-name="T47">TB_SYS_</text:span><text:span text:style-name="T86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212004228158165" text:continue-numbering="true" text:style-name="WW8Num2">
              <text:list-item>
                <text:p text:style-name="P1033">Project</text:p>
              </text:list-item>
            </text:list>
          </table:table-cell>
          <table:table-cell table:style-name="表格46.A1" table:number-columns-spanned="6" office:value-type="string">
            <text:list xml:id="list212004228151616" text:continue-numbering="true" text:style-name="WW8Num2">
              <text:list-item>
                <text:p text:style-name="P111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212004228178695" text:continue-numbering="true" text:style-name="WW8Num2">
              <text:list-item>
                <text:p text:style-name="P1033">Ver</text:p>
              </text:list-item>
            </text:list>
          </table:table-cell>
          <table:table-cell table:style-name="表格46.A1" office:value-type="string">
            <text:list xml:id="list212004228181644" text:continue-numbering="true" text:style-name="WW8Num2">
              <text:list-item>
                <text:p text:style-name="P1113">0.5</text:p>
              </text:list-item>
            </text:list>
          </table:table-cell>
          <table:table-cell table:style-name="表格46.J1" office:value-type="string">
            <text:list xml:id="list212004228174237" text:continue-numbering="true" text:style-name="WW8Num2">
              <text:list-item>
                <text:p text:style-name="P842"/>
              </text:list-item>
            </text:list>
          </table:table-cell>
          <table:table-cell table:style-name="表格46.K1" office:value-type="string">
            <text:list xml:id="list212004228167415" text:continue-numbering="true" text:style-name="WW8Num2">
              <text:list-item>
                <text:p text:style-name="P842"/>
              </text:list-item>
            </text:list>
          </table:table-cell>
          <table:table-cell table:style-name="表格46.K1" office:value-type="string">
            <text:list xml:id="list212004228168948" text:continue-numbering="true" text:style-name="WW8Num2">
              <text:list-item>
                <text:p text:style-name="P842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212004228162511" text:continue-numbering="true" text:style-name="WW8Num2">
              <text:list-item>
                <text:p text:style-name="P1033">Maintain</text:p>
              </text:list-item>
            </text:list>
          </table:table-cell>
          <table:table-cell table:style-name="表格46.A2" table:number-columns-spanned="6" office:value-type="string">
            <text:list xml:id="list212004228183032" text:continue-numbering="true" text:style-name="WW8Num2">
              <text:list-item>
                <text:p text:style-name="P111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212004228179902" text:continue-numbering="true" text:style-name="WW8Num2">
              <text:list-item>
                <text:p text:style-name="P1033">Date</text:p>
              </text:list-item>
            </text:list>
          </table:table-cell>
          <table:table-cell table:style-name="表格46.A2" office:value-type="string">
            <text:list xml:id="list212004228171861" text:continue-numbering="true" text:style-name="WW8Num2">
              <text:list-item>
                <text:p text:style-name="P1113">2014/1<text:span text:style-name="T171">2/23</text:span></text:p>
              </text:list-item>
            </text:list>
          </table:table-cell>
          <table:table-cell table:style-name="表格46.J1" office:value-type="string">
            <text:list xml:id="list212004228151495" text:continue-numbering="true" text:style-name="WW8Num2">
              <text:list-item>
                <text:p text:style-name="P842"/>
              </text:list-item>
            </text:list>
          </table:table-cell>
          <table:table-cell table:style-name="表格46.K1" office:value-type="string">
            <text:list xml:id="list212004228161280" text:continue-numbering="true" text:style-name="WW8Num2">
              <text:list-item>
                <text:p text:style-name="P842"/>
              </text:list-item>
            </text:list>
          </table:table-cell>
          <table:table-cell table:style-name="表格46.K1" office:value-type="string">
            <text:list xml:id="list212004228168474" text:continue-numbering="true" text:style-name="WW8Num2">
              <text:list-item>
                <text:p text:style-name="P842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212004228176431" text:continue-numbering="true" text:style-name="WW8Num2">
              <text:list-item>
                <text:p text:style-name="P1033">Table</text:p>
              </text:list-item>
            </text:list>
          </table:table-cell>
          <table:table-cell table:style-name="表格46.A2" table:number-columns-spanned="6" office:value-type="string">
            <text:list xml:id="list212004228154293" text:continue-numbering="true" text:style-name="WW8Num2">
              <text:list-item>
                <text:p text:style-name="P1211">tb_sys_<text:span text:style-name="T176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212004228157441" text:continue-numbering="true" text:style-name="WW8Num2">
              <text:list-item>
                <text:p text:style-name="P1033">DataBase</text:p>
              </text:list-item>
            </text:list>
          </table:table-cell>
          <table:table-cell table:style-name="表格46.A2" office:value-type="string">
            <text:list xml:id="list212004228167920" text:continue-numbering="true" text:style-name="WW8Num2">
              <text:list-item>
                <text:p text:style-name="P1113">bbcore</text:p>
              </text:list-item>
            </text:list>
          </table:table-cell>
          <table:table-cell table:style-name="表格46.J1" office:value-type="string">
            <text:list xml:id="list212004228176733" text:continue-numbering="true" text:style-name="WW8Num2">
              <text:list-item>
                <text:p text:style-name="P842"/>
              </text:list-item>
            </text:list>
          </table:table-cell>
          <table:table-cell table:style-name="表格46.K1" office:value-type="string">
            <text:list xml:id="list212004228171864" text:continue-numbering="true" text:style-name="WW8Num2">
              <text:list-item>
                <text:p text:style-name="P842"/>
              </text:list-item>
            </text:list>
          </table:table-cell>
          <table:table-cell table:style-name="表格46.K1" office:value-type="string">
            <text:list xml:id="list212004228169938" text:continue-numbering="true" text:style-name="WW8Num2">
              <text:list-item>
                <text:p text:style-name="P842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212004228162704" text:continue-numbering="true" text:style-name="WW8Num2">
              <text:list-item>
                <text:p text:style-name="P1033">Descript</text:p>
              </text:list-item>
            </text:list>
          </table:table-cell>
          <table:table-cell table:style-name="表格46.A4" table:number-columns-spanned="8" office:value-type="string">
            <text:list xml:id="list212004228165509" text:continue-numbering="true" text:style-name="WW8Num2">
              <text:list-item>
                <text:p text:style-name="P116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212004228174607" text:continue-numbering="true" text:style-name="WW8Num2">
              <text:list-item>
                <text:p text:style-name="P842"/>
              </text:list-item>
            </text:list>
          </table:table-cell>
          <table:table-cell table:style-name="表格46.K1" office:value-type="string">
            <text:list xml:id="list212004228163174" text:continue-numbering="true" text:style-name="WW8Num2">
              <text:list-item>
                <text:p text:style-name="P842"/>
              </text:list-item>
            </text:list>
          </table:table-cell>
          <table:table-cell table:style-name="表格46.K1" office:value-type="string">
            <text:list xml:id="list212004228157681" text:continue-numbering="true" text:style-name="WW8Num2">
              <text:list-item>
                <text:p text:style-name="P842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212004228155466" text:continue-numbering="true" text:style-name="WW8Num2">
              <text:list-item>
                <text:p text:style-name="P9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212004228157245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212004228169118" text:continue-numbering="true" text:style-name="WW8Num2">
              <text:list-item>
                <text:p text:style-name="P1073">Field</text:p>
              </text:list-item>
            </text:list>
          </table:table-cell>
          <table:table-cell table:style-name="表格46.A5" office:value-type="string">
            <text:list xml:id="list212004228155966" text:continue-numbering="true" text:style-name="WW8Num2">
              <text:list-item>
                <text:p text:style-name="P1073">Datatype</text:p>
              </text:list-item>
            </text:list>
          </table:table-cell>
          <table:table-cell table:style-name="表格46.A5" office:value-type="string">
            <text:list xml:id="list212004245151491" text:continue-numbering="true" text:style-name="WW8Num2">
              <text:list-item>
                <text:p text:style-name="P1073">PK</text:p>
              </text:list-item>
            </text:list>
          </table:table-cell>
          <table:table-cell table:style-name="表格46.A5" office:value-type="string">
            <text:list xml:id="list212004245177137" text:continue-numbering="true" text:style-name="WW8Num2">
              <text:list-item>
                <text:p text:style-name="P1073">UK</text:p>
              </text:list-item>
            </text:list>
          </table:table-cell>
          <table:table-cell table:style-name="表格46.A5" office:value-type="string">
            <text:list xml:id="list212004245176481" text:continue-numbering="true" text:style-name="WW8Num2">
              <text:list-item>
                <text:p text:style-name="P1073">IDX</text:p>
              </text:list-item>
            </text:list>
          </table:table-cell>
          <table:table-cell table:style-name="表格46.A5" office:value-type="string">
            <text:list xml:id="list212004245151442" text:continue-numbering="true" text:style-name="WW8Num2">
              <text:list-item>
                <text:p text:style-name="P993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212004245177196" text:continue-numbering="true" text:style-name="WW8Num2">
              <text:list-item>
                <text:p text:style-name="P993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212004245164039" text:continue-numbering="true" text:style-name="WW8Num2">
              <text:list-item>
                <text:p text:style-name="P1073">Description</text:p>
              </text:list-item>
            </text:list>
          </table:table-cell>
          <table:table-cell table:style-name="表格46.A5" office:value-type="string">
            <text:list xml:id="list212004245181231" text:continue-numbering="true" text:style-name="WW8Num2">
              <text:list-item>
                <text:p text:style-name="P1073">Remarks</text:p>
              </text:list-item>
            </text:list>
          </table:table-cell>
          <table:table-cell table:style-name="表格46.J5" table:number-columns-spanned="3" office:value-type="string">
            <text:list xml:id="list212004245161537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212004245180700" text:continue-numbering="true" text:style-name="WW8Num2">
              <text:list-item>
                <text:p text:style-name="P1299">OID</text:p>
              </text:list-item>
            </text:list>
          </table:table-cell>
          <table:table-cell table:style-name="表格46.A5" office:value-type="string">
            <text:list xml:id="list212004245157705" text:continue-numbering="true" text:style-name="WW8Num2">
              <text:list-item>
                <text:p text:style-name="P1299">CHAR</text:p>
              </text:list-item>
            </text:list>
          </table:table-cell>
          <table:table-cell table:style-name="表格46.A5" office:value-type="string">
            <text:list xml:id="list212004245166002" text:continue-numbering="true" text:style-name="WW8Num2">
              <text:list-item>
                <text:p text:style-name="P1299">Y</text:p>
              </text:list-item>
            </text:list>
          </table:table-cell>
          <table:table-cell table:style-name="表格46.A5" office:value-type="string">
            <text:list xml:id="list212004245178391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45152439" text:continue-numbering="true" text:style-name="WW8Num2">
              <text:list-item>
                <text:p text:style-name="P1299"><text:s/></text:p>
              </text:list-item>
            </text:list>
          </table:table-cell>
          <table:table-cell table:style-name="表格46.A5" office:value-type="string">
            <text:list xml:id="list212004245171546" text:continue-numbering="true" text:style-name="WW8Num2">
              <text:list-item>
                <text:p text:style-name="P1299">36</text:p>
              </text:list-item>
            </text:list>
          </table:table-cell>
          <table:table-cell table:style-name="表格46.A5" office:value-type="string">
            <text:list xml:id="list212004245152791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45162340" text:continue-numbering="true" text:style-name="WW8Num2">
              <text:list-item>
                <text:p text:style-name="P1299">PK / UUID</text:p>
              </text:list-item>
            </text:list>
          </table:table-cell>
          <table:table-cell table:style-name="表格46.A5" office:value-type="string">
            <text:list xml:id="list212004245181605" text:continue-numbering="true" text:style-name="WW8Num2">
              <text:list-item>
                <text:p text:style-name="P1299">Default java UUID</text:p>
              </text:list-item>
            </text:list>
          </table:table-cell>
          <table:table-cell table:style-name="表格46.J5" table:number-columns-spanned="3" office:value-type="string">
            <text:list xml:id="list212004245174869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4">MAIL_ID</text:p>
          </table:table-cell>
          <table:table-cell table:style-name="表格46.A8" office:value-type="string">
            <text:list xml:id="list212004245162011" text:continue-numbering="true" text:style-name="WW8Num2">
              <text:list-item>
                <text:p text:style-name="P1300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486">Y</text:p>
          </table:table-cell>
          <table:table-cell table:style-name="表格46.A8" office:value-type="string">
            <text:p text:style-name="P821">Y</text:p>
          </table:table-cell>
          <table:table-cell table:style-name="表格46.A8" office:value-type="string">
            <text:p text:style-name="P485">17</text:p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714">20141223<text:span text:style-name="T177">000000001</text:span></text:p>
          </table:table-cell>
          <table:table-cell table:style-name="表格46.A8" office:value-type="string">
            <text:p text:style-name="P576"/>
          </table:table-cell>
          <table:table-cell table:style-name="表格46.J5" table:number-columns-spanned="3" office:value-type="string">
            <text:list xml:id="list212004245152440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4">SUBJECT</text:p>
          </table:table-cell>
          <table:table-cell table:style-name="表格46.A8" office:value-type="string">
            <text:list xml:id="list212004245161411" text:continue-numbering="true" text:style-name="WW8Num2">
              <text:list-item>
                <text:p text:style-name="P1300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42"/>
          </table:table-cell>
          <table:table-cell table:style-name="表格46.A8" office:value-type="string">
            <text:p text:style-name="P785"/>
          </table:table-cell>
          <table:table-cell table:style-name="表格46.A8" office:value-type="string">
            <text:p text:style-name="P484">200</text:p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633"/>
          </table:table-cell>
          <table:table-cell table:style-name="表格46.A8" office:value-type="string">
            <text:p text:style-name="P576"/>
          </table:table-cell>
          <table:table-cell table:style-name="表格46.J5" table:number-columns-spanned="3" office:value-type="string">
            <text:list xml:id="list212004245178353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7">TEXT</text:p>
          </table:table-cell>
          <table:table-cell table:style-name="表格46.A8" office:value-type="string">
            <text:list xml:id="list212004245156777" text:continue-numbering="true" text:style-name="WW8Num2">
              <text:list-item>
                <text:p text:style-name="P1411">BLOL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42"/>
          </table:table-cell>
          <table:table-cell table:style-name="表格46.A8" office:value-type="string">
            <text:p text:style-name="P768"/>
          </table:table-cell>
          <table:table-cell table:style-name="表格46.A8" office:value-type="string">
            <text:p text:style-name="P487"/>
          </table:table-cell>
          <table:table-cell table:style-name="表格46.A8" office:value-type="string">
            <text:p text:style-name="P489">null</text:p>
          </table:table-cell>
          <table:table-cell table:style-name="表格46.A8" office:value-type="string">
            <text:p text:style-name="P620"/>
          </table:table-cell>
          <table:table-cell table:style-name="表格46.A8" office:value-type="string">
            <text:p text:style-name="P576"/>
          </table:table-cell>
          <table:table-cell table:style-name="表格46.J5" table:number-columns-spanned="3" office:value-type="string">
            <text:list xml:id="list212004245159211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8">MAIL_FROM</text:p>
          </table:table-cell>
          <table:table-cell table:style-name="表格46.A8" office:value-type="string">
            <text:list xml:id="list212004245180504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785"/>
          </table:table-cell>
          <table:table-cell table:style-name="表格46.A8" office:value-type="string">
            <text:p text:style-name="P488">100</text:p>
          </table:table-cell>
          <table:table-cell table:style-name="表格46.A8" office:value-type="string">
            <text:p text:style-name="P400"/>
          </table:table-cell>
          <table:table-cell table:style-name="表格46.A8" office:value-type="string">
            <text:p text:style-name="P657"/>
          </table:table-cell>
          <table:table-cell table:style-name="表格46.A8" office:value-type="string">
            <text:p text:style-name="P576"/>
          </table:table-cell>
          <table:table-cell table:style-name="表格46.J5" table:number-columns-spanned="3" office:value-type="string">
            <text:list xml:id="list212004245161640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8">MAIL_TO</text:p>
          </table:table-cell>
          <table:table-cell table:style-name="表格46.A8" office:value-type="string">
            <text:list xml:id="list212004245165923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785"/>
          </table:table-cell>
          <table:table-cell table:style-name="表格46.A8" office:value-type="string">
            <text:p text:style-name="P488">100</text:p>
          </table:table-cell>
          <table:table-cell table:style-name="表格46.A8" office:value-type="string">
            <text:p text:style-name="P400"/>
          </table:table-cell>
          <table:table-cell table:style-name="表格46.A8" office:value-type="string">
            <text:p text:style-name="P657"/>
          </table:table-cell>
          <table:table-cell table:style-name="表格46.A8" office:value-type="string">
            <text:p text:style-name="P576"/>
          </table:table-cell>
          <table:table-cell table:style-name="表格46.J5" table:number-columns-spanned="3" office:value-type="string">
            <text:list xml:id="list212004245176480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8">MAIL_CC</text:p>
          </table:table-cell>
          <table:table-cell table:style-name="表格46.A8" office:value-type="string">
            <text:list xml:id="list212004245163850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785"/>
          </table:table-cell>
          <table:table-cell table:style-name="表格46.A8" office:value-type="string">
            <text:p text:style-name="P488">1000</text:p>
          </table:table-cell>
          <table:table-cell table:style-name="表格46.A8" office:value-type="string">
            <text:p text:style-name="P489">null</text:p>
          </table:table-cell>
          <table:table-cell table:style-name="表格46.A8" office:value-type="string">
            <text:p text:style-name="P657"/>
          </table:table-cell>
          <table:table-cell table:style-name="表格46.A8" office:value-type="string">
            <text:p text:style-name="P576"/>
          </table:table-cell>
          <table:table-cell table:style-name="表格46.J5" table:number-columns-spanned="3" office:value-type="string">
            <text:list xml:id="list212004261155352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88">MAIL_BCC</text:p>
          </table:table-cell>
          <table:table-cell table:style-name="表格46.A8" office:value-type="string">
            <text:list xml:id="list212004261173119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785"/>
          </table:table-cell>
          <table:table-cell table:style-name="表格46.A8" office:value-type="string">
            <text:p text:style-name="P488">1000</text:p>
          </table:table-cell>
          <table:table-cell table:style-name="表格46.A8" office:value-type="string">
            <text:p text:style-name="P489">null</text:p>
          </table:table-cell>
          <table:table-cell table:style-name="表格46.A8" office:value-type="string">
            <text:p text:style-name="P657"/>
          </table:table-cell>
          <table:table-cell table:style-name="表格46.A8" office:value-type="string">
            <text:p text:style-name="P576"/>
          </table:table-cell>
          <table:table-cell table:style-name="表格46.J5" table:number-columns-spanned="3" office:value-type="string">
            <text:list xml:id="list212004261174091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0">SUCCESS_FLAG</text:p>
          </table:table-cell>
          <table:table-cell table:style-name="表格46.A8" office:value-type="string">
            <text:list xml:id="list212004261160850" text:continue-numbering="true" text:style-name="WW8Num2">
              <text:list-item>
                <text:p text:style-name="P1390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822">Y</text:p>
          </table:table-cell>
          <table:table-cell table:style-name="表格46.A8" office:value-type="string">
            <text:p text:style-name="P490">1</text:p>
          </table:table-cell>
          <table:table-cell table:style-name="表格46.A8" office:value-type="string">
            <text:p text:style-name="P491">N</text:p>
          </table:table-cell>
          <table:table-cell table:style-name="表格46.A8" office:value-type="string">
            <text:p text:style-name="P657"/>
          </table:table-cell>
          <table:table-cell table:style-name="表格46.A8" office:value-type="string">
            <text:p text:style-name="P576"/>
          </table:table-cell>
          <table:table-cell table:style-name="表格46.J5" table:number-columns-spanned="3" office:value-type="string">
            <text:list xml:id="list212004261150889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0">SUCCESS_TIME</text:p>
          </table:table-cell>
          <table:table-cell table:style-name="表格46.A8" office:value-type="string">
            <text:list xml:id="list212004261162196" text:continue-numbering="true" text:style-name="WW8Num2">
              <text:list-item>
                <text:p text:style-name="P1390">DATETIME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785"/>
          </table:table-cell>
          <table:table-cell table:style-name="表格46.A8" office:value-type="string">
            <text:p text:style-name="P382"/>
          </table:table-cell>
          <table:table-cell table:style-name="表格46.A8" office:value-type="string">
            <text:p text:style-name="P491">null</text:p>
          </table:table-cell>
          <table:table-cell table:style-name="表格46.A8" office:value-type="string">
            <text:p text:style-name="P715"/>
          </table:table-cell>
          <table:table-cell table:style-name="表格46.A8" office:value-type="string">
            <text:p text:style-name="P576"/>
          </table:table-cell>
          <table:table-cell table:style-name="表格46.J5" table:number-columns-spanned="3" office:value-type="string">
            <text:list xml:id="list212004261178993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2">RETAIN_FLAG</text:p>
          </table:table-cell>
          <table:table-cell table:style-name="表格46.A8" office:value-type="string">
            <text:list xml:id="list212004261171693" text:continue-numbering="true" text:style-name="WW8Num2">
              <text:list-item>
                <text:p text:style-name="P1391">VARCHAR</text:p>
              </text:list-item>
            </text:list>
          </table:table-cell>
          <table:table-cell table:style-name="表格46.A8" office:value-type="string">
            <text:p text:style-name="P220"/>
          </table:table-cell>
          <table:table-cell table:style-name="表格46.A8" office:value-type="string">
            <text:p text:style-name="P352"/>
          </table:table-cell>
          <table:table-cell table:style-name="表格46.A8" office:value-type="string">
            <text:p text:style-name="P785"/>
          </table:table-cell>
          <table:table-cell table:style-name="表格46.A8" office:value-type="string">
            <text:p text:style-name="P492">1</text:p>
          </table:table-cell>
          <table:table-cell table:style-name="表格46.A8" office:value-type="string">
            <text:p text:style-name="P493">N</text:p>
          </table:table-cell>
          <table:table-cell table:style-name="表格46.A8" office:value-type="string">
            <text:p text:style-name="P657">當為<text:span text:style-name="T178">Y實發完mail後保留, 反之刪除此筆紀錄</text:span></text:p>
          </table:table-cell>
          <table:table-cell table:style-name="表格46.A8" office:value-type="string">
            <text:p text:style-name="P576"/>
          </table:table-cell>
          <table:table-cell table:style-name="表格46.J5" table:number-columns-spanned="3" office:value-type="string">
            <text:list xml:id="list212004261150320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212004261168180" text:continue-numbering="true" text:style-name="WW8Num2">
              <text:list-item>
                <text:p text:style-name="P1299">CUSERID</text:p>
              </text:list-item>
            </text:list>
          </table:table-cell>
          <table:table-cell table:style-name="表格46.A5" office:value-type="string">
            <text:list xml:id="list212004261175407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46.A5" office:value-type="string">
            <text:list xml:id="list212004261156052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61160787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61167101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61160958" text:continue-numbering="true" text:style-name="WW8Num2">
              <text:list-item>
                <text:p text:style-name="P1299">24</text:p>
              </text:list-item>
            </text:list>
          </table:table-cell>
          <table:table-cell table:style-name="表格46.A5" office:value-type="string">
            <text:list xml:id="list212004261163695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61150830" text:continue-numbering="true" text:style-name="WW8Num2">
              <text:list-item>
                <text:p text:style-name="P1299">Create data user</text:p>
              </text:list-item>
            </text:list>
          </table:table-cell>
          <table:table-cell table:style-name="表格46.A5" office:value-type="string">
            <text:list xml:id="list212004261178347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J5" table:number-columns-spanned="3" office:value-type="string">
            <text:list xml:id="list212004261154997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212004261182534" text:continue-numbering="true" text:style-name="WW8Num2">
              <text:list-item>
                <text:p text:style-name="P1299">CDATE</text:p>
              </text:list-item>
            </text:list>
          </table:table-cell>
          <table:table-cell table:style-name="表格46.A5" office:value-type="string">
            <text:list xml:id="list212004261166262" text:continue-numbering="true" text:style-name="WW8Num2">
              <text:list-item>
                <text:p text:style-name="P1299">DATETIME</text:p>
              </text:list-item>
            </text:list>
          </table:table-cell>
          <table:table-cell table:style-name="表格46.A5" office:value-type="string">
            <text:list xml:id="list212004261150512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61168336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61167992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61164252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61168327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61159983" text:continue-numbering="true" text:style-name="WW8Num2">
              <text:list-item>
                <text:p text:style-name="P1299">Create time</text:p>
              </text:list-item>
            </text:list>
          </table:table-cell>
          <table:table-cell table:style-name="表格46.A5" office:value-type="string">
            <text:list xml:id="list212004261176879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J5" table:number-columns-spanned="3" office:value-type="string">
            <text:list xml:id="list212004261156469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212004261158405" text:continue-numbering="true" text:style-name="WW8Num2">
              <text:list-item>
                <text:p text:style-name="P1299">UUSERID</text:p>
              </text:list-item>
            </text:list>
          </table:table-cell>
          <table:table-cell table:style-name="表格46.A5" office:value-type="string">
            <text:list xml:id="list212004261153954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46.A5" office:value-type="string">
            <text:list xml:id="list212004261152147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78154391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78155697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78181283" text:continue-numbering="true" text:style-name="WW8Num2">
              <text:list-item>
                <text:p text:style-name="P1299">24</text:p>
              </text:list-item>
            </text:list>
          </table:table-cell>
          <table:table-cell table:style-name="表格46.A5" office:value-type="string">
            <text:list xml:id="list212004278166462" text:continue-numbering="true" text:style-name="WW8Num2">
              <text:list-item>
                <text:p text:style-name="P1299">null</text:p>
              </text:list-item>
            </text:list>
          </table:table-cell>
          <table:table-cell table:style-name="表格46.A5" office:value-type="string">
            <text:list xml:id="list212004278179974" text:continue-numbering="true" text:style-name="WW8Num2">
              <text:list-item>
                <text:p text:style-name="P1299">Update date user</text:p>
              </text:list-item>
            </text:list>
          </table:table-cell>
          <table:table-cell table:style-name="表格46.A5" office:value-type="string">
            <text:list xml:id="list212004278177301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J5" table:number-columns-spanned="3" office:value-type="string">
            <text:list xml:id="list212004278154788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212004278179440" text:continue-numbering="true" text:style-name="WW8Num2">
              <text:list-item>
                <text:p text:style-name="P1299">UDATE</text:p>
              </text:list-item>
            </text:list>
          </table:table-cell>
          <table:table-cell table:style-name="表格46.A5" office:value-type="string">
            <text:list xml:id="list212004278162448" text:continue-numbering="true" text:style-name="WW8Num2">
              <text:list-item>
                <text:p text:style-name="P1299">DATETIME</text:p>
              </text:list-item>
            </text:list>
          </table:table-cell>
          <table:table-cell table:style-name="表格46.A5" office:value-type="string">
            <text:list xml:id="list212004278175701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78160907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78182021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78181045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A5" office:value-type="string">
            <text:list xml:id="list212004278166656" text:continue-numbering="true" text:style-name="WW8Num2">
              <text:list-item>
                <text:p text:style-name="P1299">null</text:p>
              </text:list-item>
            </text:list>
          </table:table-cell>
          <table:table-cell table:style-name="表格46.A5" office:value-type="string">
            <text:list xml:id="list212004278162043" text:continue-numbering="true" text:style-name="WW8Num2">
              <text:list-item>
                <text:p text:style-name="P1299">Update time</text:p>
              </text:list-item>
            </text:list>
          </table:table-cell>
          <table:table-cell table:style-name="表格46.A5" office:value-type="string">
            <text:list xml:id="list212004278176036" text:continue-numbering="true" text:style-name="WW8Num2">
              <text:list-item>
                <text:p text:style-name="P1252"/>
              </text:list-item>
            </text:list>
          </table:table-cell>
          <table:table-cell table:style-name="表格46.J5" table:number-columns-spanned="3" office:value-type="string">
            <text:list xml:id="list212004278153547" text:continue-numbering="true" text:style-name="WW8Num2">
              <text:list-item>
                <text:p text:style-name="P842"/>
              </text:list-item>
            </text:list>
          </table:table-cell>
          <table:covered-table-cell/>
          <table:covered-table-cell/>
        </table:table-row>
      </table:table>
      <text:list xml:id="list212004278151845" text:continue-numbering="true" text:style-name="WW8Num2">
        <text:list-item>
          <text:p text:style-name="P880"/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212004278150806" text:continue-numbering="true" text:style-name="WW8Num2">
        <text:list-item>
          <text:h text:style-name="P915" text:outline-level="1"><text:bookmark-start text:name="__RefHeading__11816_96411672"/><text:soft-page-break/><text:span text:style-name="T47">B</text:span><text:span text:style-name="T65">B</text:span><text:span text:style-name="T47">_</text:span><text:span text:style-name="T63">ORGANIZATION</text:span><text:bookmark-end text:name="__RefHeading__11816_96411672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212004278174328" text:continue-numbering="true" text:style-name="WW8Num2">
              <text:list-item>
                <text:p text:style-name="P1034">Project</text:p>
              </text:list-item>
            </text:list>
          </table:table-cell>
          <table:table-cell table:style-name="表格26.A1" table:number-columns-spanned="6" office:value-type="string">
            <text:list xml:id="list212004278151329" text:continue-numbering="true" text:style-name="WW8Num2">
              <text:list-item>
                <text:p text:style-name="P111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212004278160872" text:continue-numbering="true" text:style-name="WW8Num2">
              <text:list-item>
                <text:p text:style-name="P1034">Ver</text:p>
              </text:list-item>
            </text:list>
          </table:table-cell>
          <table:table-cell table:style-name="表格26.A1" office:value-type="string">
            <text:list xml:id="list212004278175552" text:continue-numbering="true" text:style-name="WW8Num2">
              <text:list-item>
                <text:p text:style-name="P1114">0.5</text:p>
              </text:list-item>
            </text:list>
          </table:table-cell>
          <table:table-cell table:style-name="表格26.J1" office:value-type="string">
            <text:list xml:id="list212004278160996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6.K1" office:value-type="string">
            <text:list xml:id="list212004278178659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6.K1" office:value-type="string">
            <text:list xml:id="list212004278163796" text:continue-numbering="true" text:style-name="WW8Num2">
              <text:list-item>
                <text:p text:style-name="P843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212004278164517" text:continue-numbering="true" text:style-name="WW8Num2">
              <text:list-item>
                <text:p text:style-name="P1034">Maintain</text:p>
              </text:list-item>
            </text:list>
          </table:table-cell>
          <table:table-cell table:style-name="表格26.A2" table:number-columns-spanned="6" office:value-type="string">
            <text:list xml:id="list212004278164338" text:continue-numbering="true" text:style-name="WW8Num2">
              <text:list-item>
                <text:p text:style-name="P111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212004278170941" text:continue-numbering="true" text:style-name="WW8Num2">
              <text:list-item>
                <text:p text:style-name="P1034">Date</text:p>
              </text:list-item>
            </text:list>
          </table:table-cell>
          <table:table-cell table:style-name="表格26.A2" office:value-type="string">
            <text:list xml:id="list212004278178803" text:continue-numbering="true" text:style-name="WW8Num2">
              <text:list-item>
                <text:p text:style-name="P1114">2014/1<text:span text:style-name="T132">1</text:span>/<text:span text:style-name="T132">06</text:span></text:p>
              </text:list-item>
            </text:list>
          </table:table-cell>
          <table:table-cell table:style-name="表格26.J1" office:value-type="string">
            <text:list xml:id="list212004278180349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6.K1" office:value-type="string">
            <text:list xml:id="list212004278152717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6.K1" office:value-type="string">
            <text:list xml:id="list212004278163779" text:continue-numbering="true" text:style-name="WW8Num2">
              <text:list-item>
                <text:p text:style-name="P843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212004278162332" text:continue-numbering="true" text:style-name="WW8Num2">
              <text:list-item>
                <text:p text:style-name="P1034">Table</text:p>
              </text:list-item>
            </text:list>
          </table:table-cell>
          <table:table-cell table:style-name="表格26.A2" table:number-columns-spanned="6" office:value-type="string">
            <text:list xml:id="list212004278180367" text:continue-numbering="true" text:style-name="WW8Num2">
              <text:list-item>
                <text:p text:style-name="P1212">b<text:span text:style-name="T136">b</text:span>_<text:span text:style-name="T135">organizat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212004278168049" text:continue-numbering="true" text:style-name="WW8Num2">
              <text:list-item>
                <text:p text:style-name="P1034">DataBase</text:p>
              </text:list-item>
            </text:list>
          </table:table-cell>
          <table:table-cell table:style-name="表格26.A2" office:value-type="string">
            <text:list xml:id="list212004278175121" text:continue-numbering="true" text:style-name="WW8Num2">
              <text:list-item>
                <text:p text:style-name="P1114">bbcore</text:p>
              </text:list-item>
            </text:list>
          </table:table-cell>
          <table:table-cell table:style-name="表格26.J1" office:value-type="string">
            <text:list xml:id="list212004278170125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6.K1" office:value-type="string">
            <text:list xml:id="list212004278176499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6.K1" office:value-type="string">
            <text:list xml:id="list212004278177759" text:continue-numbering="true" text:style-name="WW8Num2">
              <text:list-item>
                <text:p text:style-name="P843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212004278178350" text:continue-numbering="true" text:style-name="WW8Num2">
              <text:list-item>
                <text:p text:style-name="P1034">Descript</text:p>
              </text:list-item>
            </text:list>
          </table:table-cell>
          <table:table-cell table:style-name="表格26.A4" table:number-columns-spanned="8" office:value-type="string">
            <text:list xml:id="list212004278179898" text:continue-numbering="true" text:style-name="WW8Num2">
              <text:list-item>
                <text:p text:style-name="P116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212004278165149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6.K1" office:value-type="string">
            <text:list xml:id="list212004278158229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6.K1" office:value-type="string">
            <text:list xml:id="list212004278167351" text:continue-numbering="true" text:style-name="WW8Num2">
              <text:list-item>
                <text:p text:style-name="P843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212004278162404" text:continue-numbering="true" text:style-name="WW8Num2">
              <text:list-item>
                <text:p text:style-name="P9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212004278163863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212004278152701" text:continue-numbering="true" text:style-name="WW8Num2">
              <text:list-item>
                <text:p text:style-name="P1074">Field</text:p>
              </text:list-item>
            </text:list>
          </table:table-cell>
          <table:table-cell table:style-name="表格26.A5" office:value-type="string">
            <text:list xml:id="list212004278167097" text:continue-numbering="true" text:style-name="WW8Num2">
              <text:list-item>
                <text:p text:style-name="P1074">Datatype</text:p>
              </text:list-item>
            </text:list>
          </table:table-cell>
          <table:table-cell table:style-name="表格26.A5" office:value-type="string">
            <text:list xml:id="list212004278152044" text:continue-numbering="true" text:style-name="WW8Num2">
              <text:list-item>
                <text:p text:style-name="P1074">PK</text:p>
              </text:list-item>
            </text:list>
          </table:table-cell>
          <table:table-cell table:style-name="表格26.A5" office:value-type="string">
            <text:list xml:id="list212004278151054" text:continue-numbering="true" text:style-name="WW8Num2">
              <text:list-item>
                <text:p text:style-name="P1074">UK</text:p>
              </text:list-item>
            </text:list>
          </table:table-cell>
          <table:table-cell table:style-name="表格26.A5" office:value-type="string">
            <text:list xml:id="list212004294161317" text:continue-numbering="true" text:style-name="WW8Num2">
              <text:list-item>
                <text:p text:style-name="P1074">IDX</text:p>
              </text:list-item>
            </text:list>
          </table:table-cell>
          <table:table-cell table:style-name="表格26.A5" office:value-type="string">
            <text:list xml:id="list212004294158046" text:continue-numbering="true" text:style-name="WW8Num2">
              <text:list-item>
                <text:p text:style-name="P994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212004294182890" text:continue-numbering="true" text:style-name="WW8Num2">
              <text:list-item>
                <text:p text:style-name="P994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212004294180112" text:continue-numbering="true" text:style-name="WW8Num2">
              <text:list-item>
                <text:p text:style-name="P1074">Description</text:p>
              </text:list-item>
            </text:list>
          </table:table-cell>
          <table:table-cell table:style-name="表格26.A5" office:value-type="string">
            <text:list xml:id="list212004294163311" text:continue-numbering="true" text:style-name="WW8Num2">
              <text:list-item>
                <text:p text:style-name="P1074">Remarks</text:p>
              </text:list-item>
            </text:list>
          </table:table-cell>
          <table:table-cell table:style-name="表格26.J5" table:number-columns-spanned="3" office:value-type="string">
            <text:list xml:id="list212004294161100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212004294168954" text:continue-numbering="true" text:style-name="WW8Num2">
              <text:list-item>
                <text:p text:style-name="P1301">OID</text:p>
              </text:list-item>
            </text:list>
          </table:table-cell>
          <table:table-cell table:style-name="表格26.A5" office:value-type="string">
            <text:list xml:id="list212004294169236" text:continue-numbering="true" text:style-name="WW8Num2">
              <text:list-item>
                <text:p text:style-name="P1301">CHAR</text:p>
              </text:list-item>
            </text:list>
          </table:table-cell>
          <table:table-cell table:style-name="表格26.A5" office:value-type="string">
            <text:list xml:id="list212004294161802" text:continue-numbering="true" text:style-name="WW8Num2">
              <text:list-item>
                <text:p text:style-name="P1301">Y</text:p>
              </text:list-item>
            </text:list>
          </table:table-cell>
          <table:table-cell table:style-name="表格26.A5" office:value-type="string">
            <text:list xml:id="list212004294156490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294151638" text:continue-numbering="true" text:style-name="WW8Num2">
              <text:list-item>
                <text:p text:style-name="P1301"><text:s/></text:p>
              </text:list-item>
            </text:list>
          </table:table-cell>
          <table:table-cell table:style-name="表格26.A5" office:value-type="string">
            <text:list xml:id="list212004294162619" text:continue-numbering="true" text:style-name="WW8Num2">
              <text:list-item>
                <text:p text:style-name="P1301">36</text:p>
              </text:list-item>
            </text:list>
          </table:table-cell>
          <table:table-cell table:style-name="表格26.A5" office:value-type="string">
            <text:list xml:id="list212004294157984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294181668" text:continue-numbering="true" text:style-name="WW8Num2">
              <text:list-item>
                <text:p text:style-name="P1301">PK / UUID</text:p>
              </text:list-item>
            </text:list>
          </table:table-cell>
          <table:table-cell table:style-name="表格26.A5" office:value-type="string">
            <text:list xml:id="list212004294173994" text:continue-numbering="true" text:style-name="WW8Num2">
              <text:list-item>
                <text:p text:style-name="P1301">Default java UUID</text:p>
              </text:list-item>
            </text:list>
          </table:table-cell>
          <table:table-cell table:style-name="表格26.J5" table:number-columns-spanned="3" office:value-type="string">
            <text:list xml:id="list212004294171093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44">ORG_ID</text:p>
          </table:table-cell>
          <table:table-cell table:style-name="表格26.A8" office:value-type="string">
            <text:list xml:id="list212004294174545" text:continue-numbering="true" text:style-name="WW8Num2">
              <text:list-item>
                <text:p text:style-name="P1301">VARCHAR</text:p>
              </text:list-item>
            </text:list>
          </table:table-cell>
          <table:table-cell table:style-name="表格26.A8" office:value-type="string">
            <text:p text:style-name="P203"/>
          </table:table-cell>
          <table:table-cell table:style-name="表格26.A8" office:value-type="string">
            <text:p text:style-name="P345">Y</text:p>
          </table:table-cell>
          <table:table-cell table:style-name="表格26.A8" office:value-type="string">
            <text:p text:style-name="P774"/>
          </table:table-cell>
          <table:table-cell table:style-name="表格26.A8" office:value-type="string">
            <text:p text:style-name="P344">10</text:p>
          </table:table-cell>
          <table:table-cell table:style-name="表格26.A8" office:value-type="string">
            <text:p text:style-name="P203"/>
          </table:table-cell>
          <table:table-cell table:style-name="表格26.A8" office:value-type="string">
            <text:p text:style-name="P632"/>
          </table:table-cell>
          <table:table-cell table:style-name="表格26.A8" office:value-type="string">
            <text:p text:style-name="P560"/>
          </table:table-cell>
          <table:table-cell table:style-name="表格26.J5" table:number-columns-spanned="3" office:value-type="string">
            <text:list xml:id="list212004294150481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44">NAME</text:p>
          </table:table-cell>
          <table:table-cell table:style-name="表格26.A8" office:value-type="string">
            <text:list xml:id="list212004294171939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26.A8" office:value-type="string">
            <text:p text:style-name="P203"/>
          </table:table-cell>
          <table:table-cell table:style-name="表格26.A8" office:value-type="string">
            <text:p text:style-name="P340"/>
          </table:table-cell>
          <table:table-cell table:style-name="表格26.A8" office:value-type="string">
            <text:p text:style-name="P762"/>
          </table:table-cell>
          <table:table-cell table:style-name="表格26.A8" office:value-type="string">
            <text:p text:style-name="P344">200</text:p>
          </table:table-cell>
          <table:table-cell table:style-name="表格26.A8" office:value-type="string">
            <text:p text:style-name="P203"/>
          </table:table-cell>
          <table:table-cell table:style-name="表格26.A8" office:value-type="string">
            <text:p text:style-name="P614"/>
          </table:table-cell>
          <table:table-cell table:style-name="表格26.A8" office:value-type="string">
            <text:p text:style-name="P560"/>
          </table:table-cell>
          <table:table-cell table:style-name="表格26.J5" table:number-columns-spanned="3" office:value-type="string">
            <text:list xml:id="list212004294158503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212004294169569" text:continue-numbering="true" text:style-name="WW8Num2">
              <text:list-item>
                <text:p text:style-name="P1412">ADDRESS</text:p>
              </text:list-item>
            </text:list>
          </table:table-cell>
          <table:table-cell table:style-name="表格26.A8" office:value-type="string">
            <text:list xml:id="list212004294164692" text:continue-numbering="true" text:style-name="WW8Num2">
              <text:list-item>
                <text:p text:style-name="P1303">VARCHAR</text:p>
              </text:list-item>
            </text:list>
          </table:table-cell>
          <table:table-cell table:style-name="表格26.A8" office:value-type="string">
            <text:list xml:id="list212004294157897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8" office:value-type="string">
            <text:list xml:id="list212004294166636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6.A8" office:value-type="string">
            <text:list xml:id="list212004294157357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26.A8" office:value-type="string">
            <text:list xml:id="list212004294172000" text:continue-numbering="true" text:style-name="WW8Num2">
              <text:list-item>
                <text:p text:style-name="P1412">500</text:p>
              </text:list-item>
            </text:list>
          </table:table-cell>
          <table:table-cell table:style-name="表格26.A8" office:value-type="string">
            <text:list xml:id="list212004294169488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26.A8" office:value-type="string">
            <text:list xml:id="list212004294161945" text:continue-numbering="true" text:style-name="WW8Num2">
              <text:list-item>
                <text:p text:style-name="P1476"/>
              </text:list-item>
            </text:list>
          </table:table-cell>
          <table:table-cell table:style-name="表格26.A8" office:value-type="string">
            <text:list xml:id="list212004294180836" text:continue-numbering="true" text:style-name="WW8Num2">
              <text:list-item>
                <text:p text:style-name="P1490"/>
              </text:list-item>
            </text:list>
          </table:table-cell>
          <table:table-cell table:style-name="表格26.J5" table:number-columns-spanned="3" office:value-type="string">
            <text:list xml:id="list212004294167615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212004294160425" text:continue-numbering="true" text:style-name="WW8Num2">
              <text:list-item>
                <text:p text:style-name="P1413">LAT</text:p>
              </text:list-item>
            </text:list>
          </table:table-cell>
          <table:table-cell table:style-name="表格26.A8" office:value-type="string">
            <text:list xml:id="list212004294153957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26.A8" office:value-type="string">
            <text:list xml:id="list212004294157043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8" office:value-type="string">
            <text:list xml:id="list212004294153973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6.A8" office:value-type="string">
            <text:list xml:id="list212004294158238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26.A8" office:value-type="string">
            <text:list xml:id="list212004294168585" text:continue-numbering="true" text:style-name="WW8Num2">
              <text:list-item>
                <text:p text:style-name="P1413">20</text:p>
              </text:list-item>
            </text:list>
          </table:table-cell>
          <table:table-cell table:style-name="表格26.A8" office:value-type="string">
            <text:list xml:id="list212004294157889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26.A8" office:value-type="string">
            <text:list xml:id="list212004294170912" text:continue-numbering="true" text:style-name="WW8Num2">
              <text:list-item>
                <text:p text:style-name="P1476"/>
              </text:list-item>
            </text:list>
          </table:table-cell>
          <table:table-cell table:style-name="表格26.A8" office:value-type="string">
            <text:list xml:id="list212004294177822" text:continue-numbering="true" text:style-name="WW8Num2">
              <text:list-item>
                <text:p text:style-name="P1490"/>
              </text:list-item>
            </text:list>
          </table:table-cell>
          <table:table-cell table:style-name="表格26.J5" table:number-columns-spanned="3" office:value-type="string">
            <text:list xml:id="list212004294167492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212004294164637" text:continue-numbering="true" text:style-name="WW8Num2">
              <text:list-item>
                <text:p text:style-name="P1413">LNG</text:p>
              </text:list-item>
            </text:list>
          </table:table-cell>
          <table:table-cell table:style-name="表格26.A8" office:value-type="string">
            <text:list xml:id="list212004294167970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26.A8" office:value-type="string">
            <text:list xml:id="list212004294182678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8" office:value-type="string">
            <text:list xml:id="list212004294152099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6.A8" office:value-type="string">
            <text:list xml:id="list212004294153205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26.A8" office:value-type="string">
            <text:list xml:id="list212004294162178" text:continue-numbering="true" text:style-name="WW8Num2">
              <text:list-item>
                <text:p text:style-name="P1413">20</text:p>
              </text:list-item>
            </text:list>
          </table:table-cell>
          <table:table-cell table:style-name="表格26.A8" office:value-type="string">
            <text:list xml:id="list212004294172673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26.A8" office:value-type="string">
            <text:list xml:id="list212004294182911" text:continue-numbering="true" text:style-name="WW8Num2">
              <text:list-item>
                <text:p text:style-name="P1476"/>
              </text:list-item>
            </text:list>
          </table:table-cell>
          <table:table-cell table:style-name="表格26.A8" office:value-type="string">
            <text:list xml:id="list212004294171336" text:continue-numbering="true" text:style-name="WW8Num2">
              <text:list-item>
                <text:p text:style-name="P1490"/>
              </text:list-item>
            </text:list>
          </table:table-cell>
          <table:table-cell table:style-name="表格26.J5" table:number-columns-spanned="3" office:value-type="string">
            <text:list xml:id="list212004294158096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212004294165888" text:continue-numbering="true" text:style-name="WW8Num2">
              <text:list-item>
                <text:p text:style-name="P1387">DESCRIPTION</text:p>
              </text:list-item>
            </text:list>
          </table:table-cell>
          <table:table-cell table:style-name="表格26.A8" office:value-type="string">
            <text:list xml:id="list212004294159559" text:continue-numbering="true" text:style-name="WW8Num2">
              <text:list-item>
                <text:p text:style-name="P1301">VARCHAR</text:p>
              </text:list-item>
            </text:list>
          </table:table-cell>
          <table:table-cell table:style-name="表格26.A8" office:value-type="string">
            <text:list xml:id="list212004294150621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8" office:value-type="string">
            <text:list xml:id="list212004311175176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6.A8" office:value-type="string">
            <text:list xml:id="list212004311153389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26.A8" office:value-type="string">
            <text:list xml:id="list212004311173568" text:continue-numbering="true" text:style-name="WW8Num2">
              <text:list-item>
                <text:p text:style-name="P1387">500</text:p>
              </text:list-item>
            </text:list>
          </table:table-cell>
          <table:table-cell table:style-name="表格26.A8" office:value-type="string">
            <text:list xml:id="list212004311162998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26.A8" office:value-type="string">
            <text:list xml:id="list212004311154105" text:continue-numbering="true" text:style-name="WW8Num2">
              <text:list-item>
                <text:p text:style-name="P1476"/>
              </text:list-item>
            </text:list>
          </table:table-cell>
          <table:table-cell table:style-name="表格26.A8" office:value-type="string">
            <text:list xml:id="list212004311154924" text:continue-numbering="true" text:style-name="WW8Num2">
              <text:list-item>
                <text:p text:style-name="P1490"/>
              </text:list-item>
            </text:list>
          </table:table-cell>
          <table:table-cell table:style-name="表格26.J5" table:number-columns-spanned="3" office:value-type="string">
            <text:list xml:id="list212004311165129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212004311176576" text:continue-numbering="true" text:style-name="WW8Num2">
              <text:list-item>
                <text:p text:style-name="P1301">CUSERID</text:p>
              </text:list-item>
            </text:list>
          </table:table-cell>
          <table:table-cell table:style-name="表格26.A5" office:value-type="string">
            <text:list xml:id="list212004311152743" text:continue-numbering="true" text:style-name="WW8Num2">
              <text:list-item>
                <text:p text:style-name="P1301">VARCHAR</text:p>
              </text:list-item>
            </text:list>
          </table:table-cell>
          <table:table-cell table:style-name="表格26.A5" office:value-type="string">
            <text:list xml:id="list212004311159492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11154660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11151500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11177325" text:continue-numbering="true" text:style-name="WW8Num2">
              <text:list-item>
                <text:p text:style-name="P1301">24</text:p>
              </text:list-item>
            </text:list>
          </table:table-cell>
          <table:table-cell table:style-name="表格26.A5" office:value-type="string">
            <text:list xml:id="list212004311177069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11173618" text:continue-numbering="true" text:style-name="WW8Num2">
              <text:list-item>
                <text:p text:style-name="P1301">Create data user</text:p>
              </text:list-item>
            </text:list>
          </table:table-cell>
          <table:table-cell table:style-name="表格26.A5" office:value-type="string">
            <text:list xml:id="list212004311153282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J5" table:number-columns-spanned="3" office:value-type="string">
            <text:list xml:id="list212004311157862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212004311152683" text:continue-numbering="true" text:style-name="WW8Num2">
              <text:list-item>
                <text:p text:style-name="P1301">CDATE</text:p>
              </text:list-item>
            </text:list>
          </table:table-cell>
          <table:table-cell table:style-name="表格26.A5" office:value-type="string">
            <text:list xml:id="list212004311182334" text:continue-numbering="true" text:style-name="WW8Num2">
              <text:list-item>
                <text:p text:style-name="P1301">DATETIME</text:p>
              </text:list-item>
            </text:list>
          </table:table-cell>
          <table:table-cell table:style-name="表格26.A5" office:value-type="string">
            <text:list xml:id="list212004311177428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11167054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11165722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11180669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11182002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11179237" text:continue-numbering="true" text:style-name="WW8Num2">
              <text:list-item>
                <text:p text:style-name="P1301">Create time</text:p>
              </text:list-item>
            </text:list>
          </table:table-cell>
          <table:table-cell table:style-name="表格26.A5" office:value-type="string">
            <text:list xml:id="list212004311174153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J5" table:number-columns-spanned="3" office:value-type="string">
            <text:list xml:id="list212004311176660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212004311153021" text:continue-numbering="true" text:style-name="WW8Num2">
              <text:list-item>
                <text:p text:style-name="P1301">UUSERID</text:p>
              </text:list-item>
            </text:list>
          </table:table-cell>
          <table:table-cell table:style-name="表格26.A5" office:value-type="string">
            <text:list xml:id="list212004311156820" text:continue-numbering="true" text:style-name="WW8Num2">
              <text:list-item>
                <text:p text:style-name="P1301">VARCHAR</text:p>
              </text:list-item>
            </text:list>
          </table:table-cell>
          <table:table-cell table:style-name="表格26.A5" office:value-type="string">
            <text:list xml:id="list212004311152523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11153435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11175037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11153939" text:continue-numbering="true" text:style-name="WW8Num2">
              <text:list-item>
                <text:p text:style-name="P1301">24</text:p>
              </text:list-item>
            </text:list>
          </table:table-cell>
          <table:table-cell table:style-name="表格26.A5" office:value-type="string">
            <text:list xml:id="list212004311178316" text:continue-numbering="true" text:style-name="WW8Num2">
              <text:list-item>
                <text:p text:style-name="P1301">null</text:p>
              </text:list-item>
            </text:list>
          </table:table-cell>
          <table:table-cell table:style-name="表格26.A5" office:value-type="string">
            <text:list xml:id="list212004311158305" text:continue-numbering="true" text:style-name="WW8Num2">
              <text:list-item>
                <text:p text:style-name="P1301">Update date user</text:p>
              </text:list-item>
            </text:list>
          </table:table-cell>
          <table:table-cell table:style-name="表格26.A5" office:value-type="string">
            <text:list xml:id="list212004311167958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J5" table:number-columns-spanned="3" office:value-type="string">
            <text:list xml:id="list212004311176202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212004311168674" text:continue-numbering="true" text:style-name="WW8Num2">
              <text:list-item>
                <text:p text:style-name="P1301">UDATE</text:p>
              </text:list-item>
            </text:list>
          </table:table-cell>
          <table:table-cell table:style-name="表格26.A5" office:value-type="string">
            <text:list xml:id="list212004327162800" text:continue-numbering="true" text:style-name="WW8Num2">
              <text:list-item>
                <text:p text:style-name="P1301">DATETIME</text:p>
              </text:list-item>
            </text:list>
          </table:table-cell>
          <table:table-cell table:style-name="表格26.A5" office:value-type="string">
            <text:list xml:id="list212004327179960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27174391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27165540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27178002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A5" office:value-type="string">
            <text:list xml:id="list212004327176663" text:continue-numbering="true" text:style-name="WW8Num2">
              <text:list-item>
                <text:p text:style-name="P1301">null</text:p>
              </text:list-item>
            </text:list>
          </table:table-cell>
          <table:table-cell table:style-name="表格26.A5" office:value-type="string">
            <text:list xml:id="list212004327173135" text:continue-numbering="true" text:style-name="WW8Num2">
              <text:list-item>
                <text:p text:style-name="P1301">Update time</text:p>
              </text:list-item>
            </text:list>
          </table:table-cell>
          <table:table-cell table:style-name="表格26.A5" office:value-type="string">
            <text:list xml:id="list212004327150335" text:continue-numbering="true" text:style-name="WW8Num2">
              <text:list-item>
                <text:p text:style-name="P1253"/>
              </text:list-item>
            </text:list>
          </table:table-cell>
          <table:table-cell table:style-name="表格26.J5" table:number-columns-spanned="3" office:value-type="string">
            <text:list xml:id="list212004327175635" text:continue-numbering="true" text:style-name="WW8Num2">
              <text:list-item>
                <text:p text:style-name="P843"/>
              </text:list-item>
            </text:list>
          </table:table-cell>
          <table:covered-table-cell/>
          <table:covered-table-cell/>
        </table:table-row>
      </table:table>
      <text:list xml:id="list212004327150875" text:continue-numbering="true" text:style-name="WW8Num2">
        <text:list-item>
          <text:p text:style-name="P881"/>
        </text:list-item>
      </text:list>
      <text:p text:style-name="P30"/>
      <text:list xml:id="list212004327158760" text:continue-numbering="true" text:style-name="WW8Num2">
        <text:list-item>
          <text:h text:style-name="P916" text:outline-level="1"><text:bookmark-start text:name="__RefHeading__11818_96411672"/><text:span text:style-name="T47">B</text:span><text:span text:style-name="T65">B</text:span><text:span text:style-name="T47">_</text:span><text:span text:style-name="T63">ORGANIZATION_</text:span><text:span text:style-name="T64">PAR</text:span><text:bookmark-end text:name="__RefHeading__11818_96411672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212004327155142" text:continue-numbering="true" text:style-name="WW8Num2">
              <text:list-item>
                <text:p text:style-name="P1035">Project</text:p>
              </text:list-item>
            </text:list>
          </table:table-cell>
          <table:table-cell table:style-name="表格27.A1" table:number-columns-spanned="6" office:value-type="string">
            <text:list xml:id="list212004327168201" text:continue-numbering="true" text:style-name="WW8Num2">
              <text:list-item>
                <text:p text:style-name="P111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212004327181208" text:continue-numbering="true" text:style-name="WW8Num2">
              <text:list-item>
                <text:p text:style-name="P1035">Ver</text:p>
              </text:list-item>
            </text:list>
          </table:table-cell>
          <table:table-cell table:style-name="表格27.A1" office:value-type="string">
            <text:list xml:id="list212004327153302" text:continue-numbering="true" text:style-name="WW8Num2">
              <text:list-item>
                <text:p text:style-name="P1115">0.5</text:p>
              </text:list-item>
            </text:list>
          </table:table-cell>
          <table:table-cell table:style-name="表格27.J1" office:value-type="string">
            <text:list xml:id="list212004327175818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7.K1" office:value-type="string">
            <text:list xml:id="list212004327162450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7.K1" office:value-type="string">
            <text:list xml:id="list212004327182528" text:continue-numbering="true" text:style-name="WW8Num2">
              <text:list-item>
                <text:p text:style-name="P844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212004327164437" text:continue-numbering="true" text:style-name="WW8Num2">
              <text:list-item>
                <text:p text:style-name="P1035">Maintain</text:p>
              </text:list-item>
            </text:list>
          </table:table-cell>
          <table:table-cell table:style-name="表格27.A2" table:number-columns-spanned="6" office:value-type="string">
            <text:list xml:id="list212004327162475" text:continue-numbering="true" text:style-name="WW8Num2">
              <text:list-item>
                <text:p text:style-name="P111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212004327175645" text:continue-numbering="true" text:style-name="WW8Num2">
              <text:list-item>
                <text:p text:style-name="P1035">Date</text:p>
              </text:list-item>
            </text:list>
          </table:table-cell>
          <table:table-cell table:style-name="表格27.A2" office:value-type="string">
            <text:list xml:id="list212004327156183" text:continue-numbering="true" text:style-name="WW8Num2">
              <text:list-item>
                <text:p text:style-name="P1115">2014/1<text:span text:style-name="T132">1</text:span>/<text:span text:style-name="T132">06</text:span></text:p>
              </text:list-item>
            </text:list>
          </table:table-cell>
          <table:table-cell table:style-name="表格27.J1" office:value-type="string">
            <text:list xml:id="list212004327176167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7.K1" office:value-type="string">
            <text:list xml:id="list212004327182573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7.K1" office:value-type="string">
            <text:list xml:id="list212004327159980" text:continue-numbering="true" text:style-name="WW8Num2">
              <text:list-item>
                <text:p text:style-name="P844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212004327158696" text:continue-numbering="true" text:style-name="WW8Num2">
              <text:list-item>
                <text:p text:style-name="P1035">Table</text:p>
              </text:list-item>
            </text:list>
          </table:table-cell>
          <table:table-cell table:style-name="表格27.A2" table:number-columns-spanned="6" office:value-type="string">
            <text:list xml:id="list212004327164925" text:continue-numbering="true" text:style-name="WW8Num2">
              <text:list-item>
                <text:p text:style-name="P1213">b<text:span text:style-name="T136">b</text:span>_<text:span text:style-name="T135">organization_pa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212004327180111" text:continue-numbering="true" text:style-name="WW8Num2">
              <text:list-item>
                <text:p text:style-name="P1035">DataBase</text:p>
              </text:list-item>
            </text:list>
          </table:table-cell>
          <table:table-cell table:style-name="表格27.A2" office:value-type="string">
            <text:list xml:id="list212004327155672" text:continue-numbering="true" text:style-name="WW8Num2">
              <text:list-item>
                <text:p text:style-name="P1115">bbcore</text:p>
              </text:list-item>
            </text:list>
          </table:table-cell>
          <table:table-cell table:style-name="表格27.J1" office:value-type="string">
            <text:list xml:id="list212004327174263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7.K1" office:value-type="string">
            <text:list xml:id="list212004327174875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7.K1" office:value-type="string">
            <text:list xml:id="list212004327179800" text:continue-numbering="true" text:style-name="WW8Num2">
              <text:list-item>
                <text:p text:style-name="P844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212004327157653" text:continue-numbering="true" text:style-name="WW8Num2">
              <text:list-item>
                <text:p text:style-name="P1035">Descript</text:p>
              </text:list-item>
            </text:list>
          </table:table-cell>
          <table:table-cell table:style-name="表格27.A4" table:number-columns-spanned="8" office:value-type="string">
            <text:list xml:id="list212004327158326" text:continue-numbering="true" text:style-name="WW8Num2">
              <text:list-item>
                <text:p text:style-name="P117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212004327174904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7.K1" office:value-type="string">
            <text:list xml:id="list212004327163122" text:continue-numbering="true" text:style-name="WW8Num2">
              <text:list-item>
                <text:p text:style-name="P844"/>
              </text:list-item>
            </text:list>
          </table:table-cell>
          <table:table-cell table:style-name="表格27.K1" office:value-type="string">
            <text:list xml:id="list212004327180215" text:continue-numbering="true" text:style-name="WW8Num2">
              <text:list-item>
                <text:p text:style-name="P844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212004327175420" text:continue-numbering="true" text:style-name="WW8Num2">
              <text:list-item>
                <text:p text:style-name="P9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212004327157091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212004327170235" text:continue-numbering="true" text:style-name="WW8Num2">
              <text:list-item>
                <text:p text:style-name="P1075">Field</text:p>
              </text:list-item>
            </text:list>
          </table:table-cell>
          <table:table-cell table:style-name="表格27.A5" office:value-type="string">
            <text:list xml:id="list212004327168373" text:continue-numbering="true" text:style-name="WW8Num2">
              <text:list-item>
                <text:p text:style-name="P1075">Datatype</text:p>
              </text:list-item>
            </text:list>
          </table:table-cell>
          <table:table-cell table:style-name="表格27.A5" office:value-type="string">
            <text:list xml:id="list212004327177650" text:continue-numbering="true" text:style-name="WW8Num2">
              <text:list-item>
                <text:p text:style-name="P1075">PK</text:p>
              </text:list-item>
            </text:list>
          </table:table-cell>
          <table:table-cell table:style-name="表格27.A5" office:value-type="string">
            <text:list xml:id="list212004327166380" text:continue-numbering="true" text:style-name="WW8Num2">
              <text:list-item>
                <text:p text:style-name="P1075">UK</text:p>
              </text:list-item>
            </text:list>
          </table:table-cell>
          <table:table-cell table:style-name="表格27.A5" office:value-type="string">
            <text:list xml:id="list212004327182298" text:continue-numbering="true" text:style-name="WW8Num2">
              <text:list-item>
                <text:p text:style-name="P1075">IDX</text:p>
              </text:list-item>
            </text:list>
          </table:table-cell>
          <table:table-cell table:style-name="表格27.A5" office:value-type="string">
            <text:list xml:id="list212004327174765" text:continue-numbering="true" text:style-name="WW8Num2">
              <text:list-item>
                <text:p text:style-name="P995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212004327166224" text:continue-numbering="true" text:style-name="WW8Num2">
              <text:list-item>
                <text:p text:style-name="P995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212004327164162" text:continue-numbering="true" text:style-name="WW8Num2">
              <text:list-item>
                <text:p text:style-name="P1075">Description</text:p>
              </text:list-item>
            </text:list>
          </table:table-cell>
          <table:table-cell table:style-name="表格27.A5" office:value-type="string">
            <text:list xml:id="list212004327174351" text:continue-numbering="true" text:style-name="WW8Num2">
              <text:list-item>
                <text:p text:style-name="P1075">Remarks</text:p>
              </text:list-item>
            </text:list>
          </table:table-cell>
          <table:table-cell table:style-name="表格27.J5" table:number-columns-spanned="3" office:value-type="string">
            <text:list xml:id="list212004327155945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212004327151304" text:continue-numbering="true" text:style-name="WW8Num2">
              <text:list-item>
                <text:p text:style-name="P1304">OID</text:p>
              </text:list-item>
            </text:list>
          </table:table-cell>
          <table:table-cell table:style-name="表格27.A5" office:value-type="string">
            <text:list xml:id="list212004327169177" text:continue-numbering="true" text:style-name="WW8Num2">
              <text:list-item>
                <text:p text:style-name="P1304">CHAR</text:p>
              </text:list-item>
            </text:list>
          </table:table-cell>
          <table:table-cell table:style-name="表格27.A5" office:value-type="string">
            <text:list xml:id="list212004327155470" text:continue-numbering="true" text:style-name="WW8Num2">
              <text:list-item>
                <text:p text:style-name="P1304">Y</text:p>
              </text:list-item>
            </text:list>
          </table:table-cell>
          <table:table-cell table:style-name="表格27.A5" office:value-type="string">
            <text:list xml:id="list212004327167329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27161088" text:continue-numbering="true" text:style-name="WW8Num2">
              <text:list-item>
                <text:p text:style-name="P1304"><text:s/></text:p>
              </text:list-item>
            </text:list>
          </table:table-cell>
          <table:table-cell table:style-name="表格27.A5" office:value-type="string">
            <text:list xml:id="list212004327152463" text:continue-numbering="true" text:style-name="WW8Num2">
              <text:list-item>
                <text:p text:style-name="P1304">36</text:p>
              </text:list-item>
            </text:list>
          </table:table-cell>
          <table:table-cell table:style-name="表格27.A5" office:value-type="string">
            <text:list xml:id="list212004327160334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27179585" text:continue-numbering="true" text:style-name="WW8Num2">
              <text:list-item>
                <text:p text:style-name="P1304">PK / UUID</text:p>
              </text:list-item>
            </text:list>
          </table:table-cell>
          <table:table-cell table:style-name="表格27.A5" office:value-type="string">
            <text:list xml:id="list212004327174150" text:continue-numbering="true" text:style-name="WW8Num2">
              <text:list-item>
                <text:p text:style-name="P1304">Default java UUID</text:p>
              </text:list-item>
            </text:list>
          </table:table-cell>
          <table:table-cell table:style-name="表格27.J5" table:number-columns-spanned="3" office:value-type="string">
            <text:list xml:id="list212004327162510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53">ORG_ID</text:p>
          </table:table-cell>
          <table:table-cell table:style-name="表格27.A8" office:value-type="string">
            <text:list xml:id="list212004327172765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27.A8" office:value-type="string">
            <text:p text:style-name="P204"/>
          </table:table-cell>
          <table:table-cell table:style-name="表格27.A8" office:value-type="string">
            <text:p text:style-name="P346">Y</text:p>
          </table:table-cell>
          <table:table-cell table:style-name="表格27.A8" office:value-type="string">
            <text:p text:style-name="P775"/>
          </table:table-cell>
          <table:table-cell table:style-name="表格27.A8" office:value-type="string">
            <text:p text:style-name="P353">10</text:p>
          </table:table-cell>
          <table:table-cell table:style-name="表格27.A8" office:value-type="string">
            <text:p text:style-name="P204"/>
          </table:table-cell>
          <table:table-cell table:style-name="表格27.A8" office:value-type="string">
            <text:p text:style-name="P650">BB_ORGANIZATION.ORG_ID</text:p>
          </table:table-cell>
          <table:table-cell table:style-name="表格27.A8" office:value-type="string">
            <text:p text:style-name="P561"/>
          </table:table-cell>
          <table:table-cell table:style-name="表格27.J5" table:number-columns-spanned="3" office:value-type="string">
            <text:list xml:id="list212004344164651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54">PAR_ID</text:p>
          </table:table-cell>
          <table:table-cell table:style-name="表格27.A8" office:value-type="string">
            <text:list xml:id="list212004344160383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27.A8" office:value-type="string">
            <text:p text:style-name="P204"/>
          </table:table-cell>
          <table:table-cell table:style-name="表格27.A8" office:value-type="string">
            <text:p text:style-name="P355">Y</text:p>
          </table:table-cell>
          <table:table-cell table:style-name="表格27.A8" office:value-type="string">
            <text:p text:style-name="P763"/>
          </table:table-cell>
          <table:table-cell table:style-name="表格27.A8" office:value-type="string">
            <text:p text:style-name="P354">10</text:p>
          </table:table-cell>
          <table:table-cell table:style-name="表格27.A8" office:value-type="string">
            <text:p text:style-name="P204"/>
          </table:table-cell>
          <table:table-cell table:style-name="表格27.A8" office:value-type="string">
            <text:p text:style-name="P650">BB_ORGANIZATION.ORG_ID</text:p>
          </table:table-cell>
          <table:table-cell table:style-name="表格27.A8" office:value-type="string">
            <text:p text:style-name="P561"/>
          </table:table-cell>
          <table:table-cell table:style-name="表格27.J5" table:number-columns-spanned="3" office:value-type="string">
            <text:list xml:id="list212004344157364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212004344174774" text:continue-numbering="true" text:style-name="WW8Num2">
              <text:list-item>
                <text:p text:style-name="P1304">CUSERID</text:p>
              </text:list-item>
            </text:list>
          </table:table-cell>
          <table:table-cell table:style-name="表格27.A5" office:value-type="string">
            <text:list xml:id="list212004344165696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27.A5" office:value-type="string">
            <text:list xml:id="list212004344170145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50897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70581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79996" text:continue-numbering="true" text:style-name="WW8Num2">
              <text:list-item>
                <text:p text:style-name="P1304">24</text:p>
              </text:list-item>
            </text:list>
          </table:table-cell>
          <table:table-cell table:style-name="表格27.A5" office:value-type="string">
            <text:list xml:id="list212004344165410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82769" text:continue-numbering="true" text:style-name="WW8Num2">
              <text:list-item>
                <text:p text:style-name="P1304">Create data user</text:p>
              </text:list-item>
            </text:list>
          </table:table-cell>
          <table:table-cell table:style-name="表格27.A5" office:value-type="string">
            <text:list xml:id="list212004344182538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J5" table:number-columns-spanned="3" office:value-type="string">
            <text:list xml:id="list212004344158879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212004344155121" text:continue-numbering="true" text:style-name="WW8Num2">
              <text:list-item>
                <text:p text:style-name="P1304">CDATE</text:p>
              </text:list-item>
            </text:list>
          </table:table-cell>
          <table:table-cell table:style-name="表格27.A5" office:value-type="string">
            <text:list xml:id="list212004344162236" text:continue-numbering="true" text:style-name="WW8Num2">
              <text:list-item>
                <text:p text:style-name="P1304">DATETIME</text:p>
              </text:list-item>
            </text:list>
          </table:table-cell>
          <table:table-cell table:style-name="表格27.A5" office:value-type="string">
            <text:list xml:id="list212004344166733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50323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64707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76666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72881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67434" text:continue-numbering="true" text:style-name="WW8Num2">
              <text:list-item>
                <text:p text:style-name="P1304">Create time</text:p>
              </text:list-item>
            </text:list>
          </table:table-cell>
          <table:table-cell table:style-name="表格27.A5" office:value-type="string">
            <text:list xml:id="list212004344175984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J5" table:number-columns-spanned="3" office:value-type="string">
            <text:list xml:id="list212004344168058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212004344171996" text:continue-numbering="true" text:style-name="WW8Num2">
              <text:list-item>
                <text:p text:style-name="P1304">UUSERID</text:p>
              </text:list-item>
            </text:list>
          </table:table-cell>
          <table:table-cell table:style-name="表格27.A5" office:value-type="string">
            <text:list xml:id="list212004344168872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27.A5" office:value-type="string">
            <text:list xml:id="list212004344157215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58228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71349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60418" text:continue-numbering="true" text:style-name="WW8Num2">
              <text:list-item>
                <text:p text:style-name="P1304">24</text:p>
              </text:list-item>
            </text:list>
          </table:table-cell>
          <table:table-cell table:style-name="表格27.A5" office:value-type="string">
            <text:list xml:id="list212004344155711" text:continue-numbering="true" text:style-name="WW8Num2">
              <text:list-item>
                <text:p text:style-name="P1304">null</text:p>
              </text:list-item>
            </text:list>
          </table:table-cell>
          <table:table-cell table:style-name="表格27.A5" office:value-type="string">
            <text:list xml:id="list212004344155342" text:continue-numbering="true" text:style-name="WW8Num2">
              <text:list-item>
                <text:p text:style-name="P1304">Update date user</text:p>
              </text:list-item>
            </text:list>
          </table:table-cell>
          <table:table-cell table:style-name="表格27.A5" office:value-type="string">
            <text:list xml:id="list212004344171295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J5" table:number-columns-spanned="3" office:value-type="string">
            <text:list xml:id="list212004344181157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212004344179544" text:continue-numbering="true" text:style-name="WW8Num2">
              <text:list-item>
                <text:p text:style-name="P1304">UDATE</text:p>
              </text:list-item>
            </text:list>
          </table:table-cell>
          <table:table-cell table:style-name="表格27.A5" office:value-type="string">
            <text:list xml:id="list212004344168796" text:continue-numbering="true" text:style-name="WW8Num2">
              <text:list-item>
                <text:p text:style-name="P1304">DATETIME</text:p>
              </text:list-item>
            </text:list>
          </table:table-cell>
          <table:table-cell table:style-name="表格27.A5" office:value-type="string">
            <text:list xml:id="list212004344157477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50713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68417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44153260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A5" office:value-type="string">
            <text:list xml:id="list212004360174518" text:continue-numbering="true" text:style-name="WW8Num2">
              <text:list-item>
                <text:p text:style-name="P1304">null</text:p>
              </text:list-item>
            </text:list>
          </table:table-cell>
          <table:table-cell table:style-name="表格27.A5" office:value-type="string">
            <text:list xml:id="list212004360160199" text:continue-numbering="true" text:style-name="WW8Num2">
              <text:list-item>
                <text:p text:style-name="P1304">Update time</text:p>
              </text:list-item>
            </text:list>
          </table:table-cell>
          <table:table-cell table:style-name="表格27.A5" office:value-type="string">
            <text:list xml:id="list212004360173491" text:continue-numbering="true" text:style-name="WW8Num2">
              <text:list-item>
                <text:p text:style-name="P1254"/>
              </text:list-item>
            </text:list>
          </table:table-cell>
          <table:table-cell table:style-name="表格27.J5" table:number-columns-spanned="3" office:value-type="string">
            <text:list xml:id="list212004360177793" text:continue-numbering="true" text:style-name="WW8Num2">
              <text:list-item>
                <text:p text:style-name="P844"/>
              </text:list-item>
            </text:list>
          </table:table-cell>
          <table:covered-table-cell/>
          <table:covered-table-cell/>
        </table:table-row>
      </table:table>
      <text:p text:style-name="P31"/>
      <text:p text:style-name="P31"/>
      <text:list xml:id="list212004360150420" text:continue-numbering="true" text:style-name="WW8Num2">
        <text:list-item>
          <text:h text:style-name="P917" text:outline-level="1"><text:bookmark-start text:name="__RefHeading__12656_188845631"/><text:soft-page-break/><text:span text:style-name="T47">B</text:span><text:span text:style-name="T65">B</text:span><text:span text:style-name="T47">_</text:span><text:span text:style-name="T66">EMPLOYEE</text:span><text:bookmark-end text:name="__RefHeading__12656_188845631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212004360167513" text:continue-numbering="true" text:style-name="WW8Num2">
              <text:list-item>
                <text:p text:style-name="P1036">Project</text:p>
              </text:list-item>
            </text:list>
          </table:table-cell>
          <table:table-cell table:style-name="表格28.A1" table:number-columns-spanned="6" office:value-type="string">
            <text:list xml:id="list212004360161470" text:continue-numbering="true" text:style-name="WW8Num2">
              <text:list-item>
                <text:p text:style-name="P111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212004360182110" text:continue-numbering="true" text:style-name="WW8Num2">
              <text:list-item>
                <text:p text:style-name="P1036">Ver</text:p>
              </text:list-item>
            </text:list>
          </table:table-cell>
          <table:table-cell table:style-name="表格28.A1" office:value-type="string">
            <text:list xml:id="list212004360173127" text:continue-numbering="true" text:style-name="WW8Num2">
              <text:list-item>
                <text:p text:style-name="P1116">0.5</text:p>
              </text:list-item>
            </text:list>
          </table:table-cell>
          <table:table-cell table:style-name="表格28.J1" office:value-type="string">
            <text:list xml:id="list212004360171170" text:continue-numbering="true" text:style-name="WW8Num2">
              <text:list-item>
                <text:p text:style-name="P845"/>
              </text:list-item>
            </text:list>
          </table:table-cell>
          <table:table-cell table:style-name="表格28.K1" office:value-type="string">
            <text:list xml:id="list212004360152571" text:continue-numbering="true" text:style-name="WW8Num2">
              <text:list-item>
                <text:p text:style-name="P845"/>
              </text:list-item>
            </text:list>
          </table:table-cell>
          <table:table-cell table:style-name="表格28.K1" office:value-type="string">
            <text:list xml:id="list212004360172965" text:continue-numbering="true" text:style-name="WW8Num2">
              <text:list-item>
                <text:p text:style-name="P845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212004360167607" text:continue-numbering="true" text:style-name="WW8Num2">
              <text:list-item>
                <text:p text:style-name="P1036">Maintain</text:p>
              </text:list-item>
            </text:list>
          </table:table-cell>
          <table:table-cell table:style-name="表格28.A2" table:number-columns-spanned="6" office:value-type="string">
            <text:list xml:id="list212004360150974" text:continue-numbering="true" text:style-name="WW8Num2">
              <text:list-item>
                <text:p text:style-name="P111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212004360173217" text:continue-numbering="true" text:style-name="WW8Num2">
              <text:list-item>
                <text:p text:style-name="P1036">Date</text:p>
              </text:list-item>
            </text:list>
          </table:table-cell>
          <table:table-cell table:style-name="表格28.A2" office:value-type="string">
            <text:list xml:id="list212004360157184" text:continue-numbering="true" text:style-name="WW8Num2">
              <text:list-item>
                <text:p text:style-name="P1116">2014/1<text:span text:style-name="T132">1</text:span>/<text:span text:style-name="T137">11</text:span></text:p>
              </text:list-item>
            </text:list>
          </table:table-cell>
          <table:table-cell table:style-name="表格28.J1" office:value-type="string">
            <text:list xml:id="list212004360166394" text:continue-numbering="true" text:style-name="WW8Num2">
              <text:list-item>
                <text:p text:style-name="P845"/>
              </text:list-item>
            </text:list>
          </table:table-cell>
          <table:table-cell table:style-name="表格28.K1" office:value-type="string">
            <text:list xml:id="list212004360161595" text:continue-numbering="true" text:style-name="WW8Num2">
              <text:list-item>
                <text:p text:style-name="P845"/>
              </text:list-item>
            </text:list>
          </table:table-cell>
          <table:table-cell table:style-name="表格28.K1" office:value-type="string">
            <text:list xml:id="list212004360176028" text:continue-numbering="true" text:style-name="WW8Num2">
              <text:list-item>
                <text:p text:style-name="P845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212004360172800" text:continue-numbering="true" text:style-name="WW8Num2">
              <text:list-item>
                <text:p text:style-name="P1036">Table</text:p>
              </text:list-item>
            </text:list>
          </table:table-cell>
          <table:table-cell table:style-name="表格28.A2" table:number-columns-spanned="6" office:value-type="string">
            <text:list xml:id="list212004360154731" text:continue-numbering="true" text:style-name="WW8Num2">
              <text:list-item>
                <text:p text:style-name="P1214">b<text:span text:style-name="T136">b</text:span>_<text:span text:style-name="T137">employe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212004360162263" text:continue-numbering="true" text:style-name="WW8Num2">
              <text:list-item>
                <text:p text:style-name="P1036">DataBase</text:p>
              </text:list-item>
            </text:list>
          </table:table-cell>
          <table:table-cell table:style-name="表格28.A2" office:value-type="string">
            <text:list xml:id="list2120043601615951" text:continue-numbering="true" text:style-name="WW8Num2">
              <text:list-item>
                <text:p text:style-name="P1116">bbcore</text:p>
              </text:list-item>
            </text:list>
          </table:table-cell>
          <table:table-cell table:style-name="表格28.J1" office:value-type="string">
            <text:list xml:id="list212004360173572" text:continue-numbering="true" text:style-name="WW8Num2">
              <text:list-item>
                <text:p text:style-name="P845"/>
              </text:list-item>
            </text:list>
          </table:table-cell>
          <table:table-cell table:style-name="表格28.K1" office:value-type="string">
            <text:list xml:id="list212004360158972" text:continue-numbering="true" text:style-name="WW8Num2">
              <text:list-item>
                <text:p text:style-name="P845"/>
              </text:list-item>
            </text:list>
          </table:table-cell>
          <table:table-cell table:style-name="表格28.K1" office:value-type="string">
            <text:list xml:id="list212004360165259" text:continue-numbering="true" text:style-name="WW8Num2">
              <text:list-item>
                <text:p text:style-name="P845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212004360163113" text:continue-numbering="true" text:style-name="WW8Num2">
              <text:list-item>
                <text:p text:style-name="P1036">Descript</text:p>
              </text:list-item>
            </text:list>
          </table:table-cell>
          <table:table-cell table:style-name="表格28.A4" table:number-columns-spanned="8" office:value-type="string">
            <text:list xml:id="list212004360161117" text:continue-numbering="true" text:style-name="WW8Num2">
              <text:list-item>
                <text:p text:style-name="P117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212004360181965" text:continue-numbering="true" text:style-name="WW8Num2">
              <text:list-item>
                <text:p text:style-name="P845"/>
              </text:list-item>
            </text:list>
          </table:table-cell>
          <table:table-cell table:style-name="表格28.K1" office:value-type="string">
            <text:list xml:id="list212004360155337" text:continue-numbering="true" text:style-name="WW8Num2">
              <text:list-item>
                <text:p text:style-name="P845"/>
              </text:list-item>
            </text:list>
          </table:table-cell>
          <table:table-cell table:style-name="表格28.K1" office:value-type="string">
            <text:list xml:id="list212004360164510" text:continue-numbering="true" text:style-name="WW8Num2">
              <text:list-item>
                <text:p text:style-name="P845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212004360156079" text:continue-numbering="true" text:style-name="WW8Num2">
              <text:list-item>
                <text:p text:style-name="P9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212004360162557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212004360166147" text:continue-numbering="true" text:style-name="WW8Num2">
              <text:list-item>
                <text:p text:style-name="P1076">Field</text:p>
              </text:list-item>
            </text:list>
          </table:table-cell>
          <table:table-cell table:style-name="表格28.A5" office:value-type="string">
            <text:list xml:id="list212004360170198" text:continue-numbering="true" text:style-name="WW8Num2">
              <text:list-item>
                <text:p text:style-name="P1076">Datatype</text:p>
              </text:list-item>
            </text:list>
          </table:table-cell>
          <table:table-cell table:style-name="表格28.A5" office:value-type="string">
            <text:list xml:id="list212004360173210" text:continue-numbering="true" text:style-name="WW8Num2">
              <text:list-item>
                <text:p text:style-name="P1076">PK</text:p>
              </text:list-item>
            </text:list>
          </table:table-cell>
          <table:table-cell table:style-name="表格28.A5" office:value-type="string">
            <text:list xml:id="list212004360152768" text:continue-numbering="true" text:style-name="WW8Num2">
              <text:list-item>
                <text:p text:style-name="P1076">UK</text:p>
              </text:list-item>
            </text:list>
          </table:table-cell>
          <table:table-cell table:style-name="表格28.A5" office:value-type="string">
            <text:list xml:id="list212004360162412" text:continue-numbering="true" text:style-name="WW8Num2">
              <text:list-item>
                <text:p text:style-name="P1076">IDX</text:p>
              </text:list-item>
            </text:list>
          </table:table-cell>
          <table:table-cell table:style-name="表格28.A5" office:value-type="string">
            <text:list xml:id="list212004360169411" text:continue-numbering="true" text:style-name="WW8Num2">
              <text:list-item>
                <text:p text:style-name="P996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212004360152218" text:continue-numbering="true" text:style-name="WW8Num2">
              <text:list-item>
                <text:p text:style-name="P996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212004360168881" text:continue-numbering="true" text:style-name="WW8Num2">
              <text:list-item>
                <text:p text:style-name="P1076">Description</text:p>
              </text:list-item>
            </text:list>
          </table:table-cell>
          <table:table-cell table:style-name="表格28.A5" office:value-type="string">
            <text:list xml:id="list212004360179458" text:continue-numbering="true" text:style-name="WW8Num2">
              <text:list-item>
                <text:p text:style-name="P1076">Remarks</text:p>
              </text:list-item>
            </text:list>
          </table:table-cell>
          <table:table-cell table:style-name="表格28.J5" table:number-columns-spanned="3" office:value-type="string">
            <text:list xml:id="list212004360180479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212004360173100" text:continue-numbering="true" text:style-name="WW8Num2">
              <text:list-item>
                <text:p text:style-name="P1305">OID</text:p>
              </text:list-item>
            </text:list>
          </table:table-cell>
          <table:table-cell table:style-name="表格28.A5" office:value-type="string">
            <text:list xml:id="list212004360172138" text:continue-numbering="true" text:style-name="WW8Num2">
              <text:list-item>
                <text:p text:style-name="P1305">CHAR</text:p>
              </text:list-item>
            </text:list>
          </table:table-cell>
          <table:table-cell table:style-name="表格28.A5" office:value-type="string">
            <text:list xml:id="list212004360172236" text:continue-numbering="true" text:style-name="WW8Num2">
              <text:list-item>
                <text:p text:style-name="P1305">Y</text:p>
              </text:list-item>
            </text:list>
          </table:table-cell>
          <table:table-cell table:style-name="表格28.A5" office:value-type="string">
            <text:list xml:id="list212004360150788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60154163" text:continue-numbering="true" text:style-name="WW8Num2">
              <text:list-item>
                <text:p text:style-name="P1305"><text:s/></text:p>
              </text:list-item>
            </text:list>
          </table:table-cell>
          <table:table-cell table:style-name="表格28.A5" office:value-type="string">
            <text:list xml:id="list212004360159570" text:continue-numbering="true" text:style-name="WW8Num2">
              <text:list-item>
                <text:p text:style-name="P1305">36</text:p>
              </text:list-item>
            </text:list>
          </table:table-cell>
          <table:table-cell table:style-name="表格28.A5" office:value-type="string">
            <text:list xml:id="list212004360156512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60159903" text:continue-numbering="true" text:style-name="WW8Num2">
              <text:list-item>
                <text:p text:style-name="P1305">PK / UUID</text:p>
              </text:list-item>
            </text:list>
          </table:table-cell>
          <table:table-cell table:style-name="表格28.A5" office:value-type="string">
            <text:list xml:id="list212004360180633" text:continue-numbering="true" text:style-name="WW8Num2">
              <text:list-item>
                <text:p text:style-name="P1305">Default java UUID</text:p>
              </text:list-item>
            </text:list>
          </table:table-cell>
          <table:table-cell table:style-name="表格28.J5" table:number-columns-spanned="3" office:value-type="string">
            <text:list xml:id="list212004360165303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79">ACCOUNT</text:p>
          </table:table-cell>
          <table:table-cell table:style-name="表格28.A8" office:value-type="string">
            <text:list xml:id="list212004360159913" text:continue-numbering="true" text:style-name="WW8Num2">
              <text:list-item>
                <text:p text:style-name="P1306">VARCHAR</text:p>
              </text:list-item>
            </text:list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380">Y</text:p>
          </table:table-cell>
          <table:table-cell table:style-name="表格28.A8" office:value-type="string">
            <text:p text:style-name="P776"/>
          </table:table-cell>
          <table:table-cell table:style-name="表格28.A8" office:value-type="string">
            <text:p text:style-name="P379">24</text:p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659">TB_ACCOUNT.ACCOUNT</text:p>
          </table:table-cell>
          <table:table-cell table:style-name="表格28.A8" office:value-type="string">
            <text:p text:style-name="P562"/>
          </table:table-cell>
          <table:table-cell table:style-name="表格28.J5" table:number-columns-spanned="3" office:value-type="string">
            <text:list xml:id="list212004360177314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57">EMP_ID</text:p>
          </table:table-cell>
          <table:table-cell table:style-name="表格28.A8" office:value-type="string">
            <text:list xml:id="list212004360170553" text:continue-numbering="true" text:style-name="WW8Num2">
              <text:list-item>
                <text:p text:style-name="P1307">VARCHAR</text:p>
              </text:list-item>
            </text:list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358">Y</text:p>
          </table:table-cell>
          <table:table-cell table:style-name="表格28.A8" office:value-type="string">
            <text:p text:style-name="P776"/>
          </table:table-cell>
          <table:table-cell table:style-name="表格28.A8" office:value-type="string">
            <text:p text:style-name="P357">10</text:p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651"/>
          </table:table-cell>
          <table:table-cell table:style-name="表格28.A8" office:value-type="string">
            <text:p text:style-name="P562"/>
          </table:table-cell>
          <table:table-cell table:style-name="表格28.J5" table:number-columns-spanned="3" office:value-type="string">
            <text:list xml:id="list212004377152861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77">FULL_NAME</text:p>
          </table:table-cell>
          <table:table-cell table:style-name="表格28.A8" office:value-type="string">
            <text:list xml:id="list212004377172263" text:continue-numbering="true" text:style-name="WW8Num2">
              <text:list-item>
                <text:p text:style-name="P1308">VARCHAR</text:p>
              </text:list-item>
            </text:list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356"/>
          </table:table-cell>
          <table:table-cell table:style-name="表格28.A8" office:value-type="string">
            <text:p text:style-name="P764"/>
          </table:table-cell>
          <table:table-cell table:style-name="表格28.A8" office:value-type="string">
            <text:p text:style-name="P377">100</text:p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651"/>
          </table:table-cell>
          <table:table-cell table:style-name="表格28.A8" office:value-type="string">
            <text:p text:style-name="P562"/>
          </table:table-cell>
          <table:table-cell table:style-name="表格28.J5" table:number-columns-spanned="3" office:value-type="string">
            <text:list xml:id="list212004377182746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78">JOB_TITLE</text:p>
          </table:table-cell>
          <table:table-cell table:style-name="表格28.A8" office:value-type="string">
            <text:list xml:id="list212004377156925" text:continue-numbering="true" text:style-name="WW8Num2">
              <text:list-item>
                <text:p text:style-name="P1309">VARCHAR</text:p>
              </text:list-item>
            </text:list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356"/>
          </table:table-cell>
          <table:table-cell table:style-name="表格28.A8" office:value-type="string">
            <text:p text:style-name="P764"/>
          </table:table-cell>
          <table:table-cell table:style-name="表格28.A8" office:value-type="string">
            <text:p text:style-name="P378">100</text:p>
          </table:table-cell>
          <table:table-cell table:style-name="表格28.A8" office:value-type="string">
            <text:p text:style-name="P205"/>
          </table:table-cell>
          <table:table-cell table:style-name="表格28.A8" office:value-type="string">
            <text:p text:style-name="P651"/>
          </table:table-cell>
          <table:table-cell table:style-name="表格28.A8" office:value-type="string">
            <text:p text:style-name="P562"/>
          </table:table-cell>
          <table:table-cell table:style-name="表格28.J5" table:number-columns-spanned="3" office:value-type="string">
            <text:list xml:id="list212004377155861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212004377169975" text:continue-numbering="true" text:style-name="WW8Num2">
              <text:list-item>
                <text:p text:style-name="P1305">CUSERID</text:p>
              </text:list-item>
            </text:list>
          </table:table-cell>
          <table:table-cell table:style-name="表格28.A5" office:value-type="string">
            <text:list xml:id="list212004377162624" text:continue-numbering="true" text:style-name="WW8Num2">
              <text:list-item>
                <text:p text:style-name="P1305">VARCHAR</text:p>
              </text:list-item>
            </text:list>
          </table:table-cell>
          <table:table-cell table:style-name="表格28.A5" office:value-type="string">
            <text:list xml:id="list212004377154947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56113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74549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68051" text:continue-numbering="true" text:style-name="WW8Num2">
              <text:list-item>
                <text:p text:style-name="P1305">24</text:p>
              </text:list-item>
            </text:list>
          </table:table-cell>
          <table:table-cell table:style-name="表格28.A5" office:value-type="string">
            <text:list xml:id="list212004377172422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54806" text:continue-numbering="true" text:style-name="WW8Num2">
              <text:list-item>
                <text:p text:style-name="P1305">Create data user</text:p>
              </text:list-item>
            </text:list>
          </table:table-cell>
          <table:table-cell table:style-name="表格28.A5" office:value-type="string">
            <text:list xml:id="list212004377157791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J5" table:number-columns-spanned="3" office:value-type="string">
            <text:list xml:id="list212004377177254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212004377151354" text:continue-numbering="true" text:style-name="WW8Num2">
              <text:list-item>
                <text:p text:style-name="P1305">CDATE</text:p>
              </text:list-item>
            </text:list>
          </table:table-cell>
          <table:table-cell table:style-name="表格28.A5" office:value-type="string">
            <text:list xml:id="list212004377155187" text:continue-numbering="true" text:style-name="WW8Num2">
              <text:list-item>
                <text:p text:style-name="P1305">DATETIME</text:p>
              </text:list-item>
            </text:list>
          </table:table-cell>
          <table:table-cell table:style-name="表格28.A5" office:value-type="string">
            <text:list xml:id="list212004377179804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77238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69463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51954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79132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74848" text:continue-numbering="true" text:style-name="WW8Num2">
              <text:list-item>
                <text:p text:style-name="P1305">Create time</text:p>
              </text:list-item>
            </text:list>
          </table:table-cell>
          <table:table-cell table:style-name="表格28.A5" office:value-type="string">
            <text:list xml:id="list212004377165338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J5" table:number-columns-spanned="3" office:value-type="string">
            <text:list xml:id="list212004377173452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212004377161569" text:continue-numbering="true" text:style-name="WW8Num2">
              <text:list-item>
                <text:p text:style-name="P1305">UUSERID</text:p>
              </text:list-item>
            </text:list>
          </table:table-cell>
          <table:table-cell table:style-name="表格28.A5" office:value-type="string">
            <text:list xml:id="list212004377158736" text:continue-numbering="true" text:style-name="WW8Num2">
              <text:list-item>
                <text:p text:style-name="P1305">VARCHAR</text:p>
              </text:list-item>
            </text:list>
          </table:table-cell>
          <table:table-cell table:style-name="表格28.A5" office:value-type="string">
            <text:list xml:id="list212004377171305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76994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74239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81212" text:continue-numbering="true" text:style-name="WW8Num2">
              <text:list-item>
                <text:p text:style-name="P1305">24</text:p>
              </text:list-item>
            </text:list>
          </table:table-cell>
          <table:table-cell table:style-name="表格28.A5" office:value-type="string">
            <text:list xml:id="list212004377153909" text:continue-numbering="true" text:style-name="WW8Num2">
              <text:list-item>
                <text:p text:style-name="P1305">null</text:p>
              </text:list-item>
            </text:list>
          </table:table-cell>
          <table:table-cell table:style-name="表格28.A5" office:value-type="string">
            <text:list xml:id="list212004377171049" text:continue-numbering="true" text:style-name="WW8Num2">
              <text:list-item>
                <text:p text:style-name="P1305">Update date user</text:p>
              </text:list-item>
            </text:list>
          </table:table-cell>
          <table:table-cell table:style-name="表格28.A5" office:value-type="string">
            <text:list xml:id="list212004377156096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J5" table:number-columns-spanned="3" office:value-type="string">
            <text:list xml:id="list212004377155474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212004377151173" text:continue-numbering="true" text:style-name="WW8Num2">
              <text:list-item>
                <text:p text:style-name="P1305">UDATE</text:p>
              </text:list-item>
            </text:list>
          </table:table-cell>
          <table:table-cell table:style-name="表格28.A5" office:value-type="string">
            <text:list xml:id="list212004377168037" text:continue-numbering="true" text:style-name="WW8Num2">
              <text:list-item>
                <text:p text:style-name="P1305">DATETIME</text:p>
              </text:list-item>
            </text:list>
          </table:table-cell>
          <table:table-cell table:style-name="表格28.A5" office:value-type="string">
            <text:list xml:id="list212004377165580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59791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66960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77626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A5" office:value-type="string">
            <text:list xml:id="list212004377159047" text:continue-numbering="true" text:style-name="WW8Num2">
              <text:list-item>
                <text:p text:style-name="P1305">null</text:p>
              </text:list-item>
            </text:list>
          </table:table-cell>
          <table:table-cell table:style-name="表格28.A5" office:value-type="string">
            <text:list xml:id="list212004377156019" text:continue-numbering="true" text:style-name="WW8Num2">
              <text:list-item>
                <text:p text:style-name="P1305">Update time</text:p>
              </text:list-item>
            </text:list>
          </table:table-cell>
          <table:table-cell table:style-name="表格28.A5" office:value-type="string">
            <text:list xml:id="list212004377151179" text:continue-numbering="true" text:style-name="WW8Num2">
              <text:list-item>
                <text:p text:style-name="P1255"/>
              </text:list-item>
            </text:list>
          </table:table-cell>
          <table:table-cell table:style-name="表格28.J5" table:number-columns-spanned="3" office:value-type="string">
            <text:list xml:id="list212004377171935" text:continue-numbering="true" text:style-name="WW8Num2">
              <text:list-item>
                <text:p text:style-name="P845"/>
              </text:list-item>
            </text:list>
          </table:table-cell>
          <table:covered-table-cell/>
          <table:covered-table-cell/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list xml:id="list212004393181178" text:continue-numbering="true" text:style-name="WW8Num2">
        <text:list-item>
          <text:h text:style-name="P918" text:outline-level="1"><text:bookmark-start text:name="__RefHeading__12659_188845631"/><text:span text:style-name="T47">B</text:span><text:span text:style-name="T65">B</text:span><text:span text:style-name="T47">_</text:span><text:span text:style-name="T66">EMPLOYEE_</text:span><text:span text:style-name="T67">ORGA</text:span><text:bookmark-end text:name="__RefHeading__12659_188845631"/></text:h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 table:number-columns-repeated="2"/>
        <table:table-column table:style-name="表格29.E" table:number-columns-repeated="3"/>
        <table:table-column table:style-name="表格29.H"/>
        <table:table-column table:style-name="表格29.I"/>
        <table:table-column table:style-name="表格29.J"/>
        <table:table-column table:style-name="表格29.K"/>
        <table:table-column table:style-name="表格29.L"/>
        <table:table-row table:style-name="表格29.1">
          <table:table-cell table:style-name="表格29.A1" office:value-type="string">
            <text:list xml:id="list212004393176145" text:continue-numbering="true" text:style-name="WW8Num2">
              <text:list-item>
                <text:p text:style-name="P1037">Project</text:p>
              </text:list-item>
            </text:list>
          </table:table-cell>
          <table:table-cell table:style-name="表格29.A1" table:number-columns-spanned="6" office:value-type="string">
            <text:list xml:id="list212004393181508" text:continue-numbering="true" text:style-name="WW8Num2">
              <text:list-item>
                <text:p text:style-name="P111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1" office:value-type="string">
            <text:list xml:id="list212004393167028" text:continue-numbering="true" text:style-name="WW8Num2">
              <text:list-item>
                <text:p text:style-name="P1037">Ver</text:p>
              </text:list-item>
            </text:list>
          </table:table-cell>
          <table:table-cell table:style-name="表格29.A1" office:value-type="string">
            <text:list xml:id="list212004393173751" text:continue-numbering="true" text:style-name="WW8Num2">
              <text:list-item>
                <text:p text:style-name="P1117">0.5</text:p>
              </text:list-item>
            </text:list>
          </table:table-cell>
          <table:table-cell table:style-name="表格29.J1" office:value-type="string">
            <text:list xml:id="list212004393179178" text:continue-numbering="true" text:style-name="WW8Num2">
              <text:list-item>
                <text:p text:style-name="P846"/>
              </text:list-item>
            </text:list>
          </table:table-cell>
          <table:table-cell table:style-name="表格29.K1" office:value-type="string">
            <text:list xml:id="list212004393159566" text:continue-numbering="true" text:style-name="WW8Num2">
              <text:list-item>
                <text:p text:style-name="P846"/>
              </text:list-item>
            </text:list>
          </table:table-cell>
          <table:table-cell table:style-name="表格29.K1" office:value-type="string">
            <text:list xml:id="list212004393155477" text:continue-numbering="true" text:style-name="WW8Num2">
              <text:list-item>
                <text:p text:style-name="P846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212004393165655" text:continue-numbering="true" text:style-name="WW8Num2">
              <text:list-item>
                <text:p text:style-name="P1037">Maintain</text:p>
              </text:list-item>
            </text:list>
          </table:table-cell>
          <table:table-cell table:style-name="表格29.A2" table:number-columns-spanned="6" office:value-type="string">
            <text:list xml:id="list212004393173308" text:continue-numbering="true" text:style-name="WW8Num2">
              <text:list-item>
                <text:p text:style-name="P111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212004393153023" text:continue-numbering="true" text:style-name="WW8Num2">
              <text:list-item>
                <text:p text:style-name="P1037">Date</text:p>
              </text:list-item>
            </text:list>
          </table:table-cell>
          <table:table-cell table:style-name="表格29.A2" office:value-type="string">
            <text:list xml:id="list212004393165456" text:continue-numbering="true" text:style-name="WW8Num2">
              <text:list-item>
                <text:p text:style-name="P1117">2014/1<text:span text:style-name="T132">1</text:span>/<text:span text:style-name="T137">11</text:span></text:p>
              </text:list-item>
            </text:list>
          </table:table-cell>
          <table:table-cell table:style-name="表格29.J1" office:value-type="string">
            <text:list xml:id="list212004393181638" text:continue-numbering="true" text:style-name="WW8Num2">
              <text:list-item>
                <text:p text:style-name="P846"/>
              </text:list-item>
            </text:list>
          </table:table-cell>
          <table:table-cell table:style-name="表格29.K1" office:value-type="string">
            <text:list xml:id="list212004393166103" text:continue-numbering="true" text:style-name="WW8Num2">
              <text:list-item>
                <text:p text:style-name="P846"/>
              </text:list-item>
            </text:list>
          </table:table-cell>
          <table:table-cell table:style-name="表格29.K1" office:value-type="string">
            <text:list xml:id="list212004393172278" text:continue-numbering="true" text:style-name="WW8Num2">
              <text:list-item>
                <text:p text:style-name="P846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212004393181139" text:continue-numbering="true" text:style-name="WW8Num2">
              <text:list-item>
                <text:p text:style-name="P1037">Table</text:p>
              </text:list-item>
            </text:list>
          </table:table-cell>
          <table:table-cell table:style-name="表格29.A2" table:number-columns-spanned="6" office:value-type="string">
            <text:list xml:id="list212004393173890" text:continue-numbering="true" text:style-name="WW8Num2">
              <text:list-item>
                <text:p text:style-name="P1215">b<text:span text:style-name="T136">b</text:span>_<text:span text:style-name="T137">employee_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212004393177233" text:continue-numbering="true" text:style-name="WW8Num2">
              <text:list-item>
                <text:p text:style-name="P1037">DataBase</text:p>
              </text:list-item>
            </text:list>
          </table:table-cell>
          <table:table-cell table:style-name="表格29.A2" office:value-type="string">
            <text:list xml:id="list212004393152768" text:continue-numbering="true" text:style-name="WW8Num2">
              <text:list-item>
                <text:p text:style-name="P1117">bbcore</text:p>
              </text:list-item>
            </text:list>
          </table:table-cell>
          <table:table-cell table:style-name="表格29.J1" office:value-type="string">
            <text:list xml:id="list212004393167113" text:continue-numbering="true" text:style-name="WW8Num2">
              <text:list-item>
                <text:p text:style-name="P846"/>
              </text:list-item>
            </text:list>
          </table:table-cell>
          <table:table-cell table:style-name="表格29.K1" office:value-type="string">
            <text:list xml:id="list212004393165919" text:continue-numbering="true" text:style-name="WW8Num2">
              <text:list-item>
                <text:p text:style-name="P846"/>
              </text:list-item>
            </text:list>
          </table:table-cell>
          <table:table-cell table:style-name="表格29.K1" office:value-type="string">
            <text:list xml:id="list212004393171387" text:continue-numbering="true" text:style-name="WW8Num2">
              <text:list-item>
                <text:p text:style-name="P846"/>
              </text:list-item>
            </text:list>
          </table:table-cell>
        </table:table-row>
        <table:table-row table:style-name="表格29.1">
          <table:table-cell table:style-name="表格29.A4" office:value-type="string">
            <text:list xml:id="list212004393176701" text:continue-numbering="true" text:style-name="WW8Num2">
              <text:list-item>
                <text:p text:style-name="P1037">Descript</text:p>
              </text:list-item>
            </text:list>
          </table:table-cell>
          <table:table-cell table:style-name="表格29.A4" table:number-columns-spanned="8" office:value-type="string">
            <text:list xml:id="list212004393160935" text:continue-numbering="true" text:style-name="WW8Num2">
              <text:list-item>
                <text:p text:style-name="P11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1" office:value-type="string">
            <text:list xml:id="list212004393159183" text:continue-numbering="true" text:style-name="WW8Num2">
              <text:list-item>
                <text:p text:style-name="P846"/>
              </text:list-item>
            </text:list>
          </table:table-cell>
          <table:table-cell table:style-name="表格29.K1" office:value-type="string">
            <text:list xml:id="list212004393178644" text:continue-numbering="true" text:style-name="WW8Num2">
              <text:list-item>
                <text:p text:style-name="P846"/>
              </text:list-item>
            </text:list>
          </table:table-cell>
          <table:table-cell table:style-name="表格29.K1" office:value-type="string">
            <text:list xml:id="list212004393165182" text:continue-numbering="true" text:style-name="WW8Num2">
              <text:list-item>
                <text:p text:style-name="P846"/>
              </text:list-item>
            </text:list>
          </table:table-cell>
        </table:table-row>
        <table:table-row table:style-name="表格29.1">
          <table:table-cell table:style-name="表格29.A5" table:number-columns-spanned="9" office:value-type="string">
            <text:list xml:id="list212004393152257" text:continue-numbering="true" text:style-name="WW8Num2">
              <text:list-item>
                <text:p text:style-name="P9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5" table:number-columns-spanned="3" office:value-type="string">
            <text:list xml:id="list212004393155744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212004393165052" text:continue-numbering="true" text:style-name="WW8Num2">
              <text:list-item>
                <text:p text:style-name="P1077">Field</text:p>
              </text:list-item>
            </text:list>
          </table:table-cell>
          <table:table-cell table:style-name="表格29.A5" office:value-type="string">
            <text:list xml:id="list212004393155890" text:continue-numbering="true" text:style-name="WW8Num2">
              <text:list-item>
                <text:p text:style-name="P1077">Datatype</text:p>
              </text:list-item>
            </text:list>
          </table:table-cell>
          <table:table-cell table:style-name="表格29.A5" office:value-type="string">
            <text:list xml:id="list212004393171427" text:continue-numbering="true" text:style-name="WW8Num2">
              <text:list-item>
                <text:p text:style-name="P1077">PK</text:p>
              </text:list-item>
            </text:list>
          </table:table-cell>
          <table:table-cell table:style-name="表格29.A5" office:value-type="string">
            <text:list xml:id="list212004393175110" text:continue-numbering="true" text:style-name="WW8Num2">
              <text:list-item>
                <text:p text:style-name="P1077">UK</text:p>
              </text:list-item>
            </text:list>
          </table:table-cell>
          <table:table-cell table:style-name="表格29.A5" office:value-type="string">
            <text:list xml:id="list212004393182827" text:continue-numbering="true" text:style-name="WW8Num2">
              <text:list-item>
                <text:p text:style-name="P1077">IDX</text:p>
              </text:list-item>
            </text:list>
          </table:table-cell>
          <table:table-cell table:style-name="表格29.A5" office:value-type="string">
            <text:list xml:id="list212004393167874" text:continue-numbering="true" text:style-name="WW8Num2">
              <text:list-item>
                <text:p text:style-name="P997"><text:span text:style-name="T2">S</text:span><text:span text:style-name="T3">IZE</text:span></text:p>
              </text:list-item>
            </text:list>
          </table:table-cell>
          <table:table-cell table:style-name="表格29.A5" office:value-type="string">
            <text:list xml:id="list212004393174877" text:continue-numbering="true" text:style-name="WW8Num2">
              <text:list-item>
                <text:p text:style-name="P997"><text:span text:style-name="T2">D</text:span><text:span text:style-name="T3">EF</text:span></text:p>
              </text:list-item>
            </text:list>
          </table:table-cell>
          <table:table-cell table:style-name="表格29.A5" office:value-type="string">
            <text:list xml:id="list212004393159771" text:continue-numbering="true" text:style-name="WW8Num2">
              <text:list-item>
                <text:p text:style-name="P1077">Description</text:p>
              </text:list-item>
            </text:list>
          </table:table-cell>
          <table:table-cell table:style-name="表格29.A5" office:value-type="string">
            <text:list xml:id="list212004393166306" text:continue-numbering="true" text:style-name="WW8Num2">
              <text:list-item>
                <text:p text:style-name="P1077">Remarks</text:p>
              </text:list-item>
            </text:list>
          </table:table-cell>
          <table:table-cell table:style-name="表格29.J5" table:number-columns-spanned="3" office:value-type="string">
            <text:list xml:id="list212004393178809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212004393183006" text:continue-numbering="true" text:style-name="WW8Num2">
              <text:list-item>
                <text:p text:style-name="P1310">OID</text:p>
              </text:list-item>
            </text:list>
          </table:table-cell>
          <table:table-cell table:style-name="表格29.A5" office:value-type="string">
            <text:list xml:id="list212004393171876" text:continue-numbering="true" text:style-name="WW8Num2">
              <text:list-item>
                <text:p text:style-name="P1310">CHAR</text:p>
              </text:list-item>
            </text:list>
          </table:table-cell>
          <table:table-cell table:style-name="表格29.A5" office:value-type="string">
            <text:list xml:id="list212004393165218" text:continue-numbering="true" text:style-name="WW8Num2">
              <text:list-item>
                <text:p text:style-name="P1310">Y</text:p>
              </text:list-item>
            </text:list>
          </table:table-cell>
          <table:table-cell table:style-name="表格29.A5" office:value-type="string">
            <text:list xml:id="list212004393166568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393159556" text:continue-numbering="true" text:style-name="WW8Num2">
              <text:list-item>
                <text:p text:style-name="P1310"><text:s/></text:p>
              </text:list-item>
            </text:list>
          </table:table-cell>
          <table:table-cell table:style-name="表格29.A5" office:value-type="string">
            <text:list xml:id="list212004393152982" text:continue-numbering="true" text:style-name="WW8Num2">
              <text:list-item>
                <text:p text:style-name="P1310">36</text:p>
              </text:list-item>
            </text:list>
          </table:table-cell>
          <table:table-cell table:style-name="表格29.A5" office:value-type="string">
            <text:list xml:id="list212004393152029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393150601" text:continue-numbering="true" text:style-name="WW8Num2">
              <text:list-item>
                <text:p text:style-name="P1310">PK / UUID</text:p>
              </text:list-item>
            </text:list>
          </table:table-cell>
          <table:table-cell table:style-name="表格29.A5" office:value-type="string">
            <text:list xml:id="list212004393153715" text:continue-numbering="true" text:style-name="WW8Num2">
              <text:list-item>
                <text:p text:style-name="P1310">Default java UUID</text:p>
              </text:list-item>
            </text:list>
          </table:table-cell>
          <table:table-cell table:style-name="表格29.J5" table:number-columns-spanned="3" office:value-type="string">
            <text:list xml:id="list212004393173592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72">EMP_ID</text:p>
          </table:table-cell>
          <table:table-cell table:style-name="表格29.A8" office:value-type="string">
            <text:list xml:id="list212004393162154" text:continue-numbering="true" text:style-name="WW8Num2">
              <text:list-item>
                <text:p text:style-name="P1310">VARCHAR</text:p>
              </text:list-item>
            </text:list>
          </table:table-cell>
          <table:table-cell table:style-name="表格29.A8" office:value-type="string">
            <text:p text:style-name="P206"/>
          </table:table-cell>
          <table:table-cell table:style-name="表格29.A8" office:value-type="string">
            <text:p text:style-name="P359">Y</text:p>
          </table:table-cell>
          <table:table-cell table:style-name="表格29.A8" office:value-type="string">
            <text:p text:style-name="P777"/>
          </table:table-cell>
          <table:table-cell table:style-name="表格29.A8" office:value-type="string">
            <text:p text:style-name="P372">10</text:p>
          </table:table-cell>
          <table:table-cell table:style-name="表格29.A8" office:value-type="string">
            <text:p text:style-name="P206"/>
          </table:table-cell>
          <table:table-cell table:style-name="表格29.A8" office:value-type="string">
            <text:p text:style-name="P658">BB_EMPLOYEE.EMP_ID</text:p>
          </table:table-cell>
          <table:table-cell table:style-name="表格29.A8" office:value-type="string">
            <text:p text:style-name="P563"/>
          </table:table-cell>
          <table:table-cell table:style-name="表格29.J5" table:number-columns-spanned="3" office:value-type="string">
            <text:list xml:id="list212004393152226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53">ORG_ID</text:p>
          </table:table-cell>
          <table:table-cell table:style-name="表格29.A8" office:value-type="string">
            <text:list xml:id="list212004393161189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29.A8" office:value-type="string">
            <text:p text:style-name="P204"/>
          </table:table-cell>
          <table:table-cell table:style-name="表格29.A8" office:value-type="string">
            <text:p text:style-name="P346">Y</text:p>
          </table:table-cell>
          <table:table-cell table:style-name="表格29.A8" office:value-type="string">
            <text:p text:style-name="P775"/>
          </table:table-cell>
          <table:table-cell table:style-name="表格29.A8" office:value-type="string">
            <text:p text:style-name="P353">10</text:p>
          </table:table-cell>
          <table:table-cell table:style-name="表格29.A8" office:value-type="string">
            <text:p text:style-name="P204"/>
          </table:table-cell>
          <table:table-cell table:style-name="表格29.A8" office:value-type="string">
            <text:p text:style-name="P650">BB_ORGANIZATION.ORG_ID</text:p>
          </table:table-cell>
          <table:table-cell table:style-name="表格29.A8" office:value-type="string">
            <text:p text:style-name="P561"/>
          </table:table-cell>
          <table:table-cell table:style-name="表格29.J5" table:number-columns-spanned="3" office:value-type="string">
            <text:list xml:id="list212004410182283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212004410165948" text:continue-numbering="true" text:style-name="WW8Num2">
              <text:list-item>
                <text:p text:style-name="P1310">CUSERID</text:p>
              </text:list-item>
            </text:list>
          </table:table-cell>
          <table:table-cell table:style-name="表格29.A5" office:value-type="string">
            <text:list xml:id="list212004410173164" text:continue-numbering="true" text:style-name="WW8Num2">
              <text:list-item>
                <text:p text:style-name="P1310">VARCHAR</text:p>
              </text:list-item>
            </text:list>
          </table:table-cell>
          <table:table-cell table:style-name="表格29.A5" office:value-type="string">
            <text:list xml:id="list212004410159937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81128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69109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76949" text:continue-numbering="true" text:style-name="WW8Num2">
              <text:list-item>
                <text:p text:style-name="P1310">24</text:p>
              </text:list-item>
            </text:list>
          </table:table-cell>
          <table:table-cell table:style-name="表格29.A5" office:value-type="string">
            <text:list xml:id="list212004410170030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64904" text:continue-numbering="true" text:style-name="WW8Num2">
              <text:list-item>
                <text:p text:style-name="P1310">Create data user</text:p>
              </text:list-item>
            </text:list>
          </table:table-cell>
          <table:table-cell table:style-name="表格29.A5" office:value-type="string">
            <text:list xml:id="list212004410169783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J5" table:number-columns-spanned="3" office:value-type="string">
            <text:list xml:id="list212004410172547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212004410170729" text:continue-numbering="true" text:style-name="WW8Num2">
              <text:list-item>
                <text:p text:style-name="P1310">CDATE</text:p>
              </text:list-item>
            </text:list>
          </table:table-cell>
          <table:table-cell table:style-name="表格29.A5" office:value-type="string">
            <text:list xml:id="list212004410160970" text:continue-numbering="true" text:style-name="WW8Num2">
              <text:list-item>
                <text:p text:style-name="P1310">DATETIME</text:p>
              </text:list-item>
            </text:list>
          </table:table-cell>
          <table:table-cell table:style-name="表格29.A5" office:value-type="string">
            <text:list xml:id="list212004410174108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55450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82997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66032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60614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69407" text:continue-numbering="true" text:style-name="WW8Num2">
              <text:list-item>
                <text:p text:style-name="P1310">Create time</text:p>
              </text:list-item>
            </text:list>
          </table:table-cell>
          <table:table-cell table:style-name="表格29.A5" office:value-type="string">
            <text:list xml:id="list212004410153939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J5" table:number-columns-spanned="3" office:value-type="string">
            <text:list xml:id="list212004410152875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212004410162457" text:continue-numbering="true" text:style-name="WW8Num2">
              <text:list-item>
                <text:p text:style-name="P1310">UUSERID</text:p>
              </text:list-item>
            </text:list>
          </table:table-cell>
          <table:table-cell table:style-name="表格29.A5" office:value-type="string">
            <text:list xml:id="list212004410178526" text:continue-numbering="true" text:style-name="WW8Num2">
              <text:list-item>
                <text:p text:style-name="P1310">VARCHAR</text:p>
              </text:list-item>
            </text:list>
          </table:table-cell>
          <table:table-cell table:style-name="表格29.A5" office:value-type="string">
            <text:list xml:id="list212004410180755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72633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61288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76745" text:continue-numbering="true" text:style-name="WW8Num2">
              <text:list-item>
                <text:p text:style-name="P1310">24</text:p>
              </text:list-item>
            </text:list>
          </table:table-cell>
          <table:table-cell table:style-name="表格29.A5" office:value-type="string">
            <text:list xml:id="list212004410153642" text:continue-numbering="true" text:style-name="WW8Num2">
              <text:list-item>
                <text:p text:style-name="P1310">null</text:p>
              </text:list-item>
            </text:list>
          </table:table-cell>
          <table:table-cell table:style-name="表格29.A5" office:value-type="string">
            <text:list xml:id="list212004410168619" text:continue-numbering="true" text:style-name="WW8Num2">
              <text:list-item>
                <text:p text:style-name="P1310">Update date user</text:p>
              </text:list-item>
            </text:list>
          </table:table-cell>
          <table:table-cell table:style-name="表格29.A5" office:value-type="string">
            <text:list xml:id="list212004410158349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J5" table:number-columns-spanned="3" office:value-type="string">
            <text:list xml:id="list212004410158882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212004410174436" text:continue-numbering="true" text:style-name="WW8Num2">
              <text:list-item>
                <text:p text:style-name="P1310">UDATE</text:p>
              </text:list-item>
            </text:list>
          </table:table-cell>
          <table:table-cell table:style-name="表格29.A5" office:value-type="string">
            <text:list xml:id="list212004410182668" text:continue-numbering="true" text:style-name="WW8Num2">
              <text:list-item>
                <text:p text:style-name="P1310">DATETIME</text:p>
              </text:list-item>
            </text:list>
          </table:table-cell>
          <table:table-cell table:style-name="表格29.A5" office:value-type="string">
            <text:list xml:id="list212004410182141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50875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75067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76767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A5" office:value-type="string">
            <text:list xml:id="list212004410172251" text:continue-numbering="true" text:style-name="WW8Num2">
              <text:list-item>
                <text:p text:style-name="P1310">null</text:p>
              </text:list-item>
            </text:list>
          </table:table-cell>
          <table:table-cell table:style-name="表格29.A5" office:value-type="string">
            <text:list xml:id="list212004410152796" text:continue-numbering="true" text:style-name="WW8Num2">
              <text:list-item>
                <text:p text:style-name="P1310">Update time</text:p>
              </text:list-item>
            </text:list>
          </table:table-cell>
          <table:table-cell table:style-name="表格29.A5" office:value-type="string">
            <text:list xml:id="list212004410158152" text:continue-numbering="true" text:style-name="WW8Num2">
              <text:list-item>
                <text:p text:style-name="P1256"/>
              </text:list-item>
            </text:list>
          </table:table-cell>
          <table:table-cell table:style-name="表格29.J5" table:number-columns-spanned="3" office:value-type="string">
            <text:list xml:id="list212004410150952" text:continue-numbering="true" text:style-name="WW8Num2">
              <text:list-item>
                <text:p text:style-name="P846"/>
              </text:list-item>
            </text:list>
          </table:table-cell>
          <table:covered-table-cell/>
          <table:covered-table-cell/>
        </table:table-row>
      </table:table>
      <text:p text:style-name="P33"/>
      <text:p text:style-name="P33"/>
      <text:list xml:id="list212004410154060" text:continue-numbering="true" text:style-name="WW8Num2">
        <text:list-item>
          <text:h text:style-name="P919" text:outline-level="1"><text:bookmark-start text:name="__RefHeading__13447_1029224104"/><text:soft-page-break/><text:span text:style-name="T47">B</text:span><text:span text:style-name="T65">B</text:span><text:span text:style-name="T47">_</text:span><text:span text:style-name="T68">VISION</text:span><text:bookmark-end text:name="__RefHeading__13447_1029224104"/></text:h>
        </text:list-item>
      </text:list>
      <table:table table:name="表格30" table:style-name="表格30">
        <table:table-column table:style-name="表格30.A"/>
        <table:table-column table:style-name="表格30.B"/>
        <table:table-column table:style-name="表格30.C" table:number-columns-repeated="2"/>
        <table:table-column table:style-name="表格30.E" table:number-columns-repeated="3"/>
        <table:table-column table:style-name="表格30.H"/>
        <table:table-column table:style-name="表格30.I"/>
        <table:table-column table:style-name="表格30.J"/>
        <table:table-column table:style-name="表格30.K"/>
        <table:table-column table:style-name="表格30.L"/>
        <table:table-row table:style-name="表格30.1">
          <table:table-cell table:style-name="表格30.A1" office:value-type="string">
            <text:list xml:id="list212004410159493" text:continue-numbering="true" text:style-name="WW8Num2">
              <text:list-item>
                <text:p text:style-name="P1038">Project</text:p>
              </text:list-item>
            </text:list>
          </table:table-cell>
          <table:table-cell table:style-name="表格30.A1" table:number-columns-spanned="6" office:value-type="string">
            <text:list xml:id="list212004410171930" text:continue-numbering="true" text:style-name="WW8Num2">
              <text:list-item>
                <text:p text:style-name="P111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1" office:value-type="string">
            <text:list xml:id="list212004410173454" text:continue-numbering="true" text:style-name="WW8Num2">
              <text:list-item>
                <text:p text:style-name="P1038">Ver</text:p>
              </text:list-item>
            </text:list>
          </table:table-cell>
          <table:table-cell table:style-name="表格30.A1" office:value-type="string">
            <text:list xml:id="list212004410152395" text:continue-numbering="true" text:style-name="WW8Num2">
              <text:list-item>
                <text:p text:style-name="P1118">0.5</text:p>
              </text:list-item>
            </text:list>
          </table:table-cell>
          <table:table-cell table:style-name="表格30.J1" office:value-type="string">
            <text:list xml:id="list212004410177973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0.K1" office:value-type="string">
            <text:list xml:id="list212004410163909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0.K1" office:value-type="string">
            <text:list xml:id="list212004410152095" text:continue-numbering="true" text:style-name="WW8Num2">
              <text:list-item>
                <text:p text:style-name="P847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212004410160542" text:continue-numbering="true" text:style-name="WW8Num2">
              <text:list-item>
                <text:p text:style-name="P1038">Maintain</text:p>
              </text:list-item>
            </text:list>
          </table:table-cell>
          <table:table-cell table:style-name="表格30.A2" table:number-columns-spanned="6" office:value-type="string">
            <text:list xml:id="list212004410177002" text:continue-numbering="true" text:style-name="WW8Num2">
              <text:list-item>
                <text:p text:style-name="P111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212004410168925" text:continue-numbering="true" text:style-name="WW8Num2">
              <text:list-item>
                <text:p text:style-name="P1038">Date</text:p>
              </text:list-item>
            </text:list>
          </table:table-cell>
          <table:table-cell table:style-name="表格30.A2" office:value-type="string">
            <text:list xml:id="list212004410175349" text:continue-numbering="true" text:style-name="WW8Num2">
              <text:list-item>
                <text:p text:style-name="P1118">2014/1<text:span text:style-name="T132">1</text:span>/<text:span text:style-name="T137">13</text:span></text:p>
              </text:list-item>
            </text:list>
          </table:table-cell>
          <table:table-cell table:style-name="表格30.J1" office:value-type="string">
            <text:list xml:id="list212004410169737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0.K1" office:value-type="string">
            <text:list xml:id="list212004410182953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0.K1" office:value-type="string">
            <text:list xml:id="list212004410156771" text:continue-numbering="true" text:style-name="WW8Num2">
              <text:list-item>
                <text:p text:style-name="P847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212004410170711" text:continue-numbering="true" text:style-name="WW8Num2">
              <text:list-item>
                <text:p text:style-name="P1038">Table</text:p>
              </text:list-item>
            </text:list>
          </table:table-cell>
          <table:table-cell table:style-name="表格30.A2" table:number-columns-spanned="6" office:value-type="string">
            <text:list xml:id="list212004426182337" text:continue-numbering="true" text:style-name="WW8Num2">
              <text:list-item>
                <text:p text:style-name="P1216">b<text:span text:style-name="T136">b</text:span>_<text:span text:style-name="T138">vi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212004426162464" text:continue-numbering="true" text:style-name="WW8Num2">
              <text:list-item>
                <text:p text:style-name="P1038">DataBase</text:p>
              </text:list-item>
            </text:list>
          </table:table-cell>
          <table:table-cell table:style-name="表格30.A2" office:value-type="string">
            <text:list xml:id="list212004426158943" text:continue-numbering="true" text:style-name="WW8Num2">
              <text:list-item>
                <text:p text:style-name="P1118">bbcore</text:p>
              </text:list-item>
            </text:list>
          </table:table-cell>
          <table:table-cell table:style-name="表格30.J1" office:value-type="string">
            <text:list xml:id="list212004426167555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0.K1" office:value-type="string">
            <text:list xml:id="list212004426181027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0.K1" office:value-type="string">
            <text:list xml:id="list212004426168074" text:continue-numbering="true" text:style-name="WW8Num2">
              <text:list-item>
                <text:p text:style-name="P847"/>
              </text:list-item>
            </text:list>
          </table:table-cell>
        </table:table-row>
        <table:table-row table:style-name="表格30.1">
          <table:table-cell table:style-name="表格30.A4" office:value-type="string">
            <text:list xml:id="list212004426163502" text:continue-numbering="true" text:style-name="WW8Num2">
              <text:list-item>
                <text:p text:style-name="P1038">Descript</text:p>
              </text:list-item>
            </text:list>
          </table:table-cell>
          <table:table-cell table:style-name="表格30.A4" table:number-columns-spanned="8" office:value-type="string">
            <text:list xml:id="list212004426174250" text:continue-numbering="true" text:style-name="WW8Num2">
              <text:list-item>
                <text:p text:style-name="P11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1" office:value-type="string">
            <text:list xml:id="list212004426173862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0.K1" office:value-type="string">
            <text:list xml:id="list212004426158035" text:continue-numbering="true" text:style-name="WW8Num2">
              <text:list-item>
                <text:p text:style-name="P847"/>
              </text:list-item>
            </text:list>
          </table:table-cell>
          <table:table-cell table:style-name="表格30.K1" office:value-type="string">
            <text:list xml:id="list212004426168222" text:continue-numbering="true" text:style-name="WW8Num2">
              <text:list-item>
                <text:p text:style-name="P847"/>
              </text:list-item>
            </text:list>
          </table:table-cell>
        </table:table-row>
        <table:table-row table:style-name="表格30.1">
          <table:table-cell table:style-name="表格30.A5" table:number-columns-spanned="9" office:value-type="string">
            <text:list xml:id="list212004426170301" text:continue-numbering="true" text:style-name="WW8Num2">
              <text:list-item>
                <text:p text:style-name="P9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5" table:number-columns-spanned="3" office:value-type="string">
            <text:list xml:id="list212004426156431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212004426163068" text:continue-numbering="true" text:style-name="WW8Num2">
              <text:list-item>
                <text:p text:style-name="P1078">Field</text:p>
              </text:list-item>
            </text:list>
          </table:table-cell>
          <table:table-cell table:style-name="表格30.A5" office:value-type="string">
            <text:list xml:id="list212004426175928" text:continue-numbering="true" text:style-name="WW8Num2">
              <text:list-item>
                <text:p text:style-name="P1078">Datatype</text:p>
              </text:list-item>
            </text:list>
          </table:table-cell>
          <table:table-cell table:style-name="表格30.A5" office:value-type="string">
            <text:list xml:id="list212004426173543" text:continue-numbering="true" text:style-name="WW8Num2">
              <text:list-item>
                <text:p text:style-name="P1078">PK</text:p>
              </text:list-item>
            </text:list>
          </table:table-cell>
          <table:table-cell table:style-name="表格30.A5" office:value-type="string">
            <text:list xml:id="list212004426176484" text:continue-numbering="true" text:style-name="WW8Num2">
              <text:list-item>
                <text:p text:style-name="P1078">UK</text:p>
              </text:list-item>
            </text:list>
          </table:table-cell>
          <table:table-cell table:style-name="表格30.A5" office:value-type="string">
            <text:list xml:id="list212004426178498" text:continue-numbering="true" text:style-name="WW8Num2">
              <text:list-item>
                <text:p text:style-name="P1078">IDX</text:p>
              </text:list-item>
            </text:list>
          </table:table-cell>
          <table:table-cell table:style-name="表格30.A5" office:value-type="string">
            <text:list xml:id="list212004426161757" text:continue-numbering="true" text:style-name="WW8Num2">
              <text:list-item>
                <text:p text:style-name="P998"><text:span text:style-name="T2">S</text:span><text:span text:style-name="T3">IZE</text:span></text:p>
              </text:list-item>
            </text:list>
          </table:table-cell>
          <table:table-cell table:style-name="表格30.A5" office:value-type="string">
            <text:list xml:id="list212004426162267" text:continue-numbering="true" text:style-name="WW8Num2">
              <text:list-item>
                <text:p text:style-name="P998"><text:span text:style-name="T2">D</text:span><text:span text:style-name="T3">EF</text:span></text:p>
              </text:list-item>
            </text:list>
          </table:table-cell>
          <table:table-cell table:style-name="表格30.A5" office:value-type="string">
            <text:list xml:id="list212004426178466" text:continue-numbering="true" text:style-name="WW8Num2">
              <text:list-item>
                <text:p text:style-name="P1078">Description</text:p>
              </text:list-item>
            </text:list>
          </table:table-cell>
          <table:table-cell table:style-name="表格30.A5" office:value-type="string">
            <text:list xml:id="list212004426159610" text:continue-numbering="true" text:style-name="WW8Num2">
              <text:list-item>
                <text:p text:style-name="P1078">Remarks</text:p>
              </text:list-item>
            </text:list>
          </table:table-cell>
          <table:table-cell table:style-name="表格30.J5" table:number-columns-spanned="3" office:value-type="string">
            <text:list xml:id="list212004426156693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212004426172751" text:continue-numbering="true" text:style-name="WW8Num2">
              <text:list-item>
                <text:p text:style-name="P1311">OID</text:p>
              </text:list-item>
            </text:list>
          </table:table-cell>
          <table:table-cell table:style-name="表格30.A5" office:value-type="string">
            <text:list xml:id="list212004426173746" text:continue-numbering="true" text:style-name="WW8Num2">
              <text:list-item>
                <text:p text:style-name="P1311">CHAR</text:p>
              </text:list-item>
            </text:list>
          </table:table-cell>
          <table:table-cell table:style-name="表格30.A5" office:value-type="string">
            <text:list xml:id="list212004426154048" text:continue-numbering="true" text:style-name="WW8Num2">
              <text:list-item>
                <text:p text:style-name="P1311">Y</text:p>
              </text:list-item>
            </text:list>
          </table:table-cell>
          <table:table-cell table:style-name="表格30.A5" office:value-type="string">
            <text:list xml:id="list212004426182179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26155464" text:continue-numbering="true" text:style-name="WW8Num2">
              <text:list-item>
                <text:p text:style-name="P1311"><text:s/></text:p>
              </text:list-item>
            </text:list>
          </table:table-cell>
          <table:table-cell table:style-name="表格30.A5" office:value-type="string">
            <text:list xml:id="list212004426151834" text:continue-numbering="true" text:style-name="WW8Num2">
              <text:list-item>
                <text:p text:style-name="P1311">36</text:p>
              </text:list-item>
            </text:list>
          </table:table-cell>
          <table:table-cell table:style-name="表格30.A5" office:value-type="string">
            <text:list xml:id="list212004426162640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26180189" text:continue-numbering="true" text:style-name="WW8Num2">
              <text:list-item>
                <text:p text:style-name="P1311">PK / UUID</text:p>
              </text:list-item>
            </text:list>
          </table:table-cell>
          <table:table-cell table:style-name="表格30.A5" office:value-type="string">
            <text:list xml:id="list212004426172569" text:continue-numbering="true" text:style-name="WW8Num2">
              <text:list-item>
                <text:p text:style-name="P1311">Default java UUID</text:p>
              </text:list-item>
            </text:list>
          </table:table-cell>
          <table:table-cell table:style-name="表格30.J5" table:number-columns-spanned="3" office:value-type="string">
            <text:list xml:id="list212004426180081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73"><text:span text:style-name="T139">VIS</text:span>_ID</text:p>
          </table:table-cell>
          <table:table-cell table:style-name="表格30.A8" office:value-type="string">
            <text:list xml:id="list212004426155700" text:continue-numbering="true" text:style-name="WW8Num2">
              <text:list-item>
                <text:p text:style-name="P1311">VARCHAR</text:p>
              </text:list-item>
            </text:list>
          </table:table-cell>
          <table:table-cell table:style-name="表格30.A8" office:value-type="string">
            <text:p text:style-name="P207"/>
          </table:table-cell>
          <table:table-cell table:style-name="表格30.A8" office:value-type="string">
            <text:p text:style-name="P360">Y</text:p>
          </table:table-cell>
          <table:table-cell table:style-name="表格30.A8" office:value-type="string">
            <text:p text:style-name="P778"/>
          </table:table-cell>
          <table:table-cell table:style-name="表格30.A8" office:value-type="string">
            <text:p text:style-name="P373">1<text:span text:style-name="T140">4</text:span></text:p>
          </table:table-cell>
          <table:table-cell table:style-name="表格30.A8" office:value-type="string">
            <text:p text:style-name="P207"/>
          </table:table-cell>
          <table:table-cell table:style-name="表格30.A8" office:value-type="string">
            <text:p text:style-name="P660">VIS2014<text:span text:style-name="T140">1113</text:span>001</text:p>
          </table:table-cell>
          <table:table-cell table:style-name="表格30.A8" office:value-type="string">
            <text:p text:style-name="P564"/>
          </table:table-cell>
          <table:table-cell table:style-name="表格30.J5" table:number-columns-spanned="3" office:value-type="string">
            <text:list xml:id="list212004426165050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81">TITLE</text:p>
          </table:table-cell>
          <table:table-cell table:style-name="表格30.A8" office:value-type="string">
            <text:list xml:id="list212004426159526" text:continue-numbering="true" text:style-name="WW8Num2">
              <text:list-item>
                <text:p text:style-name="P1312">VARCHAR</text:p>
              </text:list-item>
            </text:list>
          </table:table-cell>
          <table:table-cell table:style-name="表格30.A8" office:value-type="string">
            <text:p text:style-name="P207"/>
          </table:table-cell>
          <table:table-cell table:style-name="表格30.A8" office:value-type="string">
            <text:p text:style-name="P347"/>
          </table:table-cell>
          <table:table-cell table:style-name="表格30.A8" office:value-type="string">
            <text:p text:style-name="P778"/>
          </table:table-cell>
          <table:table-cell table:style-name="表格30.A8" office:value-type="string">
            <text:p text:style-name="P381">100</text:p>
          </table:table-cell>
          <table:table-cell table:style-name="表格30.A8" office:value-type="string">
            <text:p text:style-name="P207"/>
          </table:table-cell>
          <table:table-cell table:style-name="表格30.A8" office:value-type="string">
            <text:p text:style-name="P652"/>
          </table:table-cell>
          <table:table-cell table:style-name="表格30.A8" office:value-type="string">
            <text:p text:style-name="P564"/>
          </table:table-cell>
          <table:table-cell table:style-name="表格30.J5" table:number-columns-spanned="3" office:value-type="string">
            <text:list xml:id="list212004426172693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83">CONTENT</text:p>
          </table:table-cell>
          <table:table-cell table:style-name="表格30.A8" office:value-type="string">
            <text:list xml:id="list212004426163872" text:continue-numbering="true" text:style-name="WW8Num2">
              <text:list-item>
                <text:p text:style-name="P1388">BLOB</text:p>
              </text:list-item>
            </text:list>
          </table:table-cell>
          <table:table-cell table:style-name="表格30.A8" office:value-type="string">
            <text:p text:style-name="P207"/>
          </table:table-cell>
          <table:table-cell table:style-name="表格30.A8" office:value-type="string">
            <text:p text:style-name="P347"/>
          </table:table-cell>
          <table:table-cell table:style-name="表格30.A8" office:value-type="string">
            <text:p text:style-name="P778"/>
          </table:table-cell>
          <table:table-cell table:style-name="表格30.A8" office:value-type="string">
            <text:p text:style-name="P381"/>
          </table:table-cell>
          <table:table-cell table:style-name="表格30.A8" office:value-type="string">
            <text:p text:style-name="P399">null</text:p>
          </table:table-cell>
          <table:table-cell table:style-name="表格30.A8" office:value-type="string">
            <text:p text:style-name="P652"/>
          </table:table-cell>
          <table:table-cell table:style-name="表格30.A8" office:value-type="string">
            <text:p text:style-name="P564"/>
          </table:table-cell>
          <table:table-cell table:style-name="表格30.J5" table:number-columns-spanned="3" office:value-type="string">
            <text:list xml:id="list212004426151597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212004426161134" text:continue-numbering="true" text:style-name="WW8Num2">
              <text:list-item>
                <text:p text:style-name="P1311">CUSERID</text:p>
              </text:list-item>
            </text:list>
          </table:table-cell>
          <table:table-cell table:style-name="表格30.A5" office:value-type="string">
            <text:list xml:id="list212004426169760" text:continue-numbering="true" text:style-name="WW8Num2">
              <text:list-item>
                <text:p text:style-name="P1311">VARCHAR</text:p>
              </text:list-item>
            </text:list>
          </table:table-cell>
          <table:table-cell table:style-name="表格30.A5" office:value-type="string">
            <text:list xml:id="list212004426182426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26151473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26166473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26181143" text:continue-numbering="true" text:style-name="WW8Num2">
              <text:list-item>
                <text:p text:style-name="P1311">24</text:p>
              </text:list-item>
            </text:list>
          </table:table-cell>
          <table:table-cell table:style-name="表格30.A5" office:value-type="string">
            <text:list xml:id="list212004426168541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26152613" text:continue-numbering="true" text:style-name="WW8Num2">
              <text:list-item>
                <text:p text:style-name="P1311">Create data user</text:p>
              </text:list-item>
            </text:list>
          </table:table-cell>
          <table:table-cell table:style-name="表格30.A5" office:value-type="string">
            <text:list xml:id="list212004443158189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J5" table:number-columns-spanned="3" office:value-type="string">
            <text:list xml:id="list212004443173797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212004443165376" text:continue-numbering="true" text:style-name="WW8Num2">
              <text:list-item>
                <text:p text:style-name="P1311">CDATE</text:p>
              </text:list-item>
            </text:list>
          </table:table-cell>
          <table:table-cell table:style-name="表格30.A5" office:value-type="string">
            <text:list xml:id="list212004443177115" text:continue-numbering="true" text:style-name="WW8Num2">
              <text:list-item>
                <text:p text:style-name="P1311">DATETIME</text:p>
              </text:list-item>
            </text:list>
          </table:table-cell>
          <table:table-cell table:style-name="表格30.A5" office:value-type="string">
            <text:list xml:id="list212004443155959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43174856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43177107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43168684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43181417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43151563" text:continue-numbering="true" text:style-name="WW8Num2">
              <text:list-item>
                <text:p text:style-name="P1311">Create time</text:p>
              </text:list-item>
            </text:list>
          </table:table-cell>
          <table:table-cell table:style-name="表格30.A5" office:value-type="string">
            <text:list xml:id="list212004443156426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J5" table:number-columns-spanned="3" office:value-type="string">
            <text:list xml:id="list212004443165326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212004443153775" text:continue-numbering="true" text:style-name="WW8Num2">
              <text:list-item>
                <text:p text:style-name="P1311">UUSERID</text:p>
              </text:list-item>
            </text:list>
          </table:table-cell>
          <table:table-cell table:style-name="表格30.A5" office:value-type="string">
            <text:list xml:id="list212004443164660" text:continue-numbering="true" text:style-name="WW8Num2">
              <text:list-item>
                <text:p text:style-name="P1311">VARCHAR</text:p>
              </text:list-item>
            </text:list>
          </table:table-cell>
          <table:table-cell table:style-name="表格30.A5" office:value-type="string">
            <text:list xml:id="list212004443154653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43180776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43167718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43161406" text:continue-numbering="true" text:style-name="WW8Num2">
              <text:list-item>
                <text:p text:style-name="P1311">24</text:p>
              </text:list-item>
            </text:list>
          </table:table-cell>
          <table:table-cell table:style-name="表格30.A5" office:value-type="string">
            <text:list xml:id="list212004443176750" text:continue-numbering="true" text:style-name="WW8Num2">
              <text:list-item>
                <text:p text:style-name="P1311">null</text:p>
              </text:list-item>
            </text:list>
          </table:table-cell>
          <table:table-cell table:style-name="表格30.A5" office:value-type="string">
            <text:list xml:id="list212004443152036" text:continue-numbering="true" text:style-name="WW8Num2">
              <text:list-item>
                <text:p text:style-name="P1311">Update date user</text:p>
              </text:list-item>
            </text:list>
          </table:table-cell>
          <table:table-cell table:style-name="表格30.A5" office:value-type="string">
            <text:list xml:id="list212004443179742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J5" table:number-columns-spanned="3" office:value-type="string">
            <text:list xml:id="list212004443166985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212004443151853" text:continue-numbering="true" text:style-name="WW8Num2">
              <text:list-item>
                <text:p text:style-name="P1311">UDATE</text:p>
              </text:list-item>
            </text:list>
          </table:table-cell>
          <table:table-cell table:style-name="表格30.A5" office:value-type="string">
            <text:list xml:id="list212004443162950" text:continue-numbering="true" text:style-name="WW8Num2">
              <text:list-item>
                <text:p text:style-name="P1311">DATETIME</text:p>
              </text:list-item>
            </text:list>
          </table:table-cell>
          <table:table-cell table:style-name="表格30.A5" office:value-type="string">
            <text:list xml:id="list212004443177119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43174929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43151416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43154301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A5" office:value-type="string">
            <text:list xml:id="list212004443150571" text:continue-numbering="true" text:style-name="WW8Num2">
              <text:list-item>
                <text:p text:style-name="P1311">null</text:p>
              </text:list-item>
            </text:list>
          </table:table-cell>
          <table:table-cell table:style-name="表格30.A5" office:value-type="string">
            <text:list xml:id="list212004443167645" text:continue-numbering="true" text:style-name="WW8Num2">
              <text:list-item>
                <text:p text:style-name="P1311">Update time</text:p>
              </text:list-item>
            </text:list>
          </table:table-cell>
          <table:table-cell table:style-name="表格30.A5" office:value-type="string">
            <text:list xml:id="list212004443151495" text:continue-numbering="true" text:style-name="WW8Num2">
              <text:list-item>
                <text:p text:style-name="P1257"/>
              </text:list-item>
            </text:list>
          </table:table-cell>
          <table:table-cell table:style-name="表格30.J5" table:number-columns-spanned="3" office:value-type="string">
            <text:list xml:id="list212004443182328" text:continue-numbering="true" text:style-name="WW8Num2">
              <text:list-item>
                <text:p text:style-name="P847"/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list xml:id="list212004443158403" text:continue-numbering="true" text:style-name="WW8Num2">
        <text:list-item>
          <text:h text:style-name="P920" text:outline-level="1"><text:bookmark-start text:name="__RefHeading__13449_1029224104"/><text:span text:style-name="T47">B</text:span><text:span text:style-name="T65">B</text:span><text:span text:style-name="T47">_</text:span><text:span text:style-name="T69">PERSPECTIVE</text:span><text:bookmark-end text:name="__RefHeading__13449_1029224104"/></text:h>
        </text:list-item>
      </text:list>
      <table:table table:name="表格31" table:style-name="表格31">
        <table:table-column table:style-name="表格31.A"/>
        <table:table-column table:style-name="表格31.B"/>
        <table:table-column table:style-name="表格31.C" table:number-columns-repeated="2"/>
        <table:table-column table:style-name="表格31.E" table:number-columns-repeated="3"/>
        <table:table-column table:style-name="表格31.H"/>
        <table:table-column table:style-name="表格31.I"/>
        <table:table-column table:style-name="表格31.J"/>
        <table:table-column table:style-name="表格31.K"/>
        <table:table-column table:style-name="表格31.L"/>
        <table:table-row table:style-name="表格31.1">
          <table:table-cell table:style-name="表格31.A1" office:value-type="string">
            <text:list xml:id="list212004443157497" text:continue-numbering="true" text:style-name="WW8Num2">
              <text:list-item>
                <text:p text:style-name="P1039">Project</text:p>
              </text:list-item>
            </text:list>
          </table:table-cell>
          <table:table-cell table:style-name="表格31.A1" table:number-columns-spanned="6" office:value-type="string">
            <text:list xml:id="list212004443159368" text:continue-numbering="true" text:style-name="WW8Num2">
              <text:list-item>
                <text:p text:style-name="P111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1" office:value-type="string">
            <text:list xml:id="list212004443174011" text:continue-numbering="true" text:style-name="WW8Num2">
              <text:list-item>
                <text:p text:style-name="P1039">Ver</text:p>
              </text:list-item>
            </text:list>
          </table:table-cell>
          <table:table-cell table:style-name="表格31.A1" office:value-type="string">
            <text:list xml:id="list212004443163629" text:continue-numbering="true" text:style-name="WW8Num2">
              <text:list-item>
                <text:p text:style-name="P1119">0.5</text:p>
              </text:list-item>
            </text:list>
          </table:table-cell>
          <table:table-cell table:style-name="表格31.J1" office:value-type="string">
            <text:list xml:id="list212004443155237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1.K1" office:value-type="string">
            <text:list xml:id="list212004443164870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1.K1" office:value-type="string">
            <text:list xml:id="list212004443175474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31.1">
          <table:table-cell table:style-name="表格31.A2" office:value-type="string">
            <text:list xml:id="list212004443161203" text:continue-numbering="true" text:style-name="WW8Num2">
              <text:list-item>
                <text:p text:style-name="P1039">Maintain</text:p>
              </text:list-item>
            </text:list>
          </table:table-cell>
          <table:table-cell table:style-name="表格31.A2" table:number-columns-spanned="6" office:value-type="string">
            <text:list xml:id="list212004443152847" text:continue-numbering="true" text:style-name="WW8Num2">
              <text:list-item>
                <text:p text:style-name="P111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212004443179599" text:continue-numbering="true" text:style-name="WW8Num2">
              <text:list-item>
                <text:p text:style-name="P1039">Date</text:p>
              </text:list-item>
            </text:list>
          </table:table-cell>
          <table:table-cell table:style-name="表格31.A2" office:value-type="string">
            <text:list xml:id="list212004443172933" text:continue-numbering="true" text:style-name="WW8Num2">
              <text:list-item>
                <text:p text:style-name="P1119">2014/1<text:span text:style-name="T132">1</text:span>/<text:span text:style-name="T137">13</text:span></text:p>
              </text:list-item>
            </text:list>
          </table:table-cell>
          <table:table-cell table:style-name="表格31.J1" office:value-type="string">
            <text:list xml:id="list212004443178607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1.K1" office:value-type="string">
            <text:list xml:id="list212004443158655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1.K1" office:value-type="string">
            <text:list xml:id="list212004443152022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31.1">
          <table:table-cell table:style-name="表格31.A2" office:value-type="string">
            <text:list xml:id="list212004443154860" text:continue-numbering="true" text:style-name="WW8Num2">
              <text:list-item>
                <text:p text:style-name="P1039">Table</text:p>
              </text:list-item>
            </text:list>
          </table:table-cell>
          <table:table-cell table:style-name="表格31.A2" table:number-columns-spanned="6" office:value-type="string">
            <text:list xml:id="list212004443175366" text:continue-numbering="true" text:style-name="WW8Num2">
              <text:list-item>
                <text:p text:style-name="P1217">b<text:span text:style-name="T136">b</text:span>_<text:span text:style-name="T138">vi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212004443175186" text:continue-numbering="true" text:style-name="WW8Num2">
              <text:list-item>
                <text:p text:style-name="P1039">DataBase</text:p>
              </text:list-item>
            </text:list>
          </table:table-cell>
          <table:table-cell table:style-name="表格31.A2" office:value-type="string">
            <text:list xml:id="list212004443152726" text:continue-numbering="true" text:style-name="WW8Num2">
              <text:list-item>
                <text:p text:style-name="P1119">bbcore</text:p>
              </text:list-item>
            </text:list>
          </table:table-cell>
          <table:table-cell table:style-name="表格31.J1" office:value-type="string">
            <text:list xml:id="list212004443182917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1.K1" office:value-type="string">
            <text:list xml:id="list212004443178419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1.K1" office:value-type="string">
            <text:list xml:id="list212004443157609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31.1">
          <table:table-cell table:style-name="表格31.A4" office:value-type="string">
            <text:list xml:id="list212004443159096" text:continue-numbering="true" text:style-name="WW8Num2">
              <text:list-item>
                <text:p text:style-name="P1039">Descript</text:p>
              </text:list-item>
            </text:list>
          </table:table-cell>
          <table:table-cell table:style-name="表格31.A4" table:number-columns-spanned="8" office:value-type="string">
            <text:list xml:id="list212004443157284" text:continue-numbering="true" text:style-name="WW8Num2">
              <text:list-item>
                <text:p text:style-name="P11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1" office:value-type="string">
            <text:list xml:id="list212004443154630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1.K1" office:value-type="string">
            <text:list xml:id="list212004443170914" text:continue-numbering="true" text:style-name="WW8Num2">
              <text:list-item>
                <text:p text:style-name="P848"/>
              </text:list-item>
            </text:list>
          </table:table-cell>
          <table:table-cell table:style-name="表格31.K1" office:value-type="string">
            <text:list xml:id="list212004443161335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31.1">
          <table:table-cell table:style-name="表格31.A5" table:number-columns-spanned="9" office:value-type="string">
            <text:list xml:id="list212004443158058" text:continue-numbering="true" text:style-name="WW8Num2">
              <text:list-item>
                <text:p text:style-name="P9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5" table:number-columns-spanned="3" office:value-type="string">
            <text:list xml:id="list212004443153964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212004443161095" text:continue-numbering="true" text:style-name="WW8Num2">
              <text:list-item>
                <text:p text:style-name="P1079">Field</text:p>
              </text:list-item>
            </text:list>
          </table:table-cell>
          <table:table-cell table:style-name="表格31.A5" office:value-type="string">
            <text:list xml:id="list212004459181250" text:continue-numbering="true" text:style-name="WW8Num2">
              <text:list-item>
                <text:p text:style-name="P1079">Datatype</text:p>
              </text:list-item>
            </text:list>
          </table:table-cell>
          <table:table-cell table:style-name="表格31.A5" office:value-type="string">
            <text:list xml:id="list212004459163609" text:continue-numbering="true" text:style-name="WW8Num2">
              <text:list-item>
                <text:p text:style-name="P1079">PK</text:p>
              </text:list-item>
            </text:list>
          </table:table-cell>
          <table:table-cell table:style-name="表格31.A5" office:value-type="string">
            <text:list xml:id="list212004459159088" text:continue-numbering="true" text:style-name="WW8Num2">
              <text:list-item>
                <text:p text:style-name="P1079">UK</text:p>
              </text:list-item>
            </text:list>
          </table:table-cell>
          <table:table-cell table:style-name="表格31.A5" office:value-type="string">
            <text:list xml:id="list212004459181062" text:continue-numbering="true" text:style-name="WW8Num2">
              <text:list-item>
                <text:p text:style-name="P1079">IDX</text:p>
              </text:list-item>
            </text:list>
          </table:table-cell>
          <table:table-cell table:style-name="表格31.A5" office:value-type="string">
            <text:list xml:id="list212004459172066" text:continue-numbering="true" text:style-name="WW8Num2">
              <text:list-item>
                <text:p text:style-name="P999"><text:span text:style-name="T2">S</text:span><text:span text:style-name="T3">IZE</text:span></text:p>
              </text:list-item>
            </text:list>
          </table:table-cell>
          <table:table-cell table:style-name="表格31.A5" office:value-type="string">
            <text:list xml:id="list212004459158630" text:continue-numbering="true" text:style-name="WW8Num2">
              <text:list-item>
                <text:p text:style-name="P999"><text:span text:style-name="T2">D</text:span><text:span text:style-name="T3">EF</text:span></text:p>
              </text:list-item>
            </text:list>
          </table:table-cell>
          <table:table-cell table:style-name="表格31.A5" office:value-type="string">
            <text:list xml:id="list212004459174914" text:continue-numbering="true" text:style-name="WW8Num2">
              <text:list-item>
                <text:p text:style-name="P1079">Description</text:p>
              </text:list-item>
            </text:list>
          </table:table-cell>
          <table:table-cell table:style-name="表格31.A5" office:value-type="string">
            <text:list xml:id="list212004459158882" text:continue-numbering="true" text:style-name="WW8Num2">
              <text:list-item>
                <text:p text:style-name="P1079">Remarks</text:p>
              </text:list-item>
            </text:list>
          </table:table-cell>
          <table:table-cell table:style-name="表格31.J5" table:number-columns-spanned="3" office:value-type="string">
            <text:list xml:id="list212004459177116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212004459153680" text:continue-numbering="true" text:style-name="WW8Num2">
              <text:list-item>
                <text:p text:style-name="P1313">OID</text:p>
              </text:list-item>
            </text:list>
          </table:table-cell>
          <table:table-cell table:style-name="表格31.A5" office:value-type="string">
            <text:list xml:id="list212004459157687" text:continue-numbering="true" text:style-name="WW8Num2">
              <text:list-item>
                <text:p text:style-name="P1313">CHAR</text:p>
              </text:list-item>
            </text:list>
          </table:table-cell>
          <table:table-cell table:style-name="表格31.A5" office:value-type="string">
            <text:list xml:id="list212004459180135" text:continue-numbering="true" text:style-name="WW8Num2">
              <text:list-item>
                <text:p text:style-name="P1313">Y</text:p>
              </text:list-item>
            </text:list>
          </table:table-cell>
          <table:table-cell table:style-name="表格31.A5" office:value-type="string">
            <text:list xml:id="list212004459158617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59178673" text:continue-numbering="true" text:style-name="WW8Num2">
              <text:list-item>
                <text:p text:style-name="P1313"><text:s/></text:p>
              </text:list-item>
            </text:list>
          </table:table-cell>
          <table:table-cell table:style-name="表格31.A5" office:value-type="string">
            <text:list xml:id="list212004459153298" text:continue-numbering="true" text:style-name="WW8Num2">
              <text:list-item>
                <text:p text:style-name="P1313">36</text:p>
              </text:list-item>
            </text:list>
          </table:table-cell>
          <table:table-cell table:style-name="表格31.A5" office:value-type="string">
            <text:list xml:id="list21200445917539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59169284" text:continue-numbering="true" text:style-name="WW8Num2">
              <text:list-item>
                <text:p text:style-name="P1313">PK / UUID</text:p>
              </text:list-item>
            </text:list>
          </table:table-cell>
          <table:table-cell table:style-name="表格31.A5" office:value-type="string">
            <text:list xml:id="list212004459165331" text:continue-numbering="true" text:style-name="WW8Num2">
              <text:list-item>
                <text:p text:style-name="P1313">Default java UUID</text:p>
              </text:list-item>
            </text:list>
          </table:table-cell>
          <table:table-cell table:style-name="表格31.J5" table:number-columns-spanned="3" office:value-type="string">
            <text:list xml:id="list212004459178882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74"><text:span text:style-name="T141">PER</text:span>_ID</text:p>
          </table:table-cell>
          <table:table-cell table:style-name="表格31.A8" office:value-type="string">
            <text:list xml:id="list212004459181203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361">Y</text:p>
          </table:table-cell>
          <table:table-cell table:style-name="表格31.A8" office:value-type="string">
            <text:p text:style-name="P779"/>
          </table:table-cell>
          <table:table-cell table:style-name="表格31.A8" office:value-type="string">
            <text:p text:style-name="P374">1<text:span text:style-name="T140">4</text:span></text:p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661"><text:span text:style-name="T142">PER</text:span>2014<text:span text:style-name="T140">1113</text:span>001</text:p>
          </table:table-cell>
          <table:table-cell table:style-name="表格31.A8" office:value-type="string">
            <text:p text:style-name="P565"/>
          </table:table-cell>
          <table:table-cell table:style-name="表格31.J5" table:number-columns-spanned="3" office:value-type="string">
            <text:list xml:id="list212004459179700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84">VIS_ID</text:p>
          </table:table-cell>
          <table:table-cell table:style-name="表格31.A8" office:value-type="string">
            <text:list xml:id="list212004459174276" text:continue-numbering="true" text:style-name="WW8Num2">
              <text:list-item>
                <text:p text:style-name="P1311">VARCHAR</text:p>
              </text:list-item>
            </text:list>
          </table:table-cell>
          <table:table-cell table:style-name="表格31.A8" office:value-type="string">
            <text:p text:style-name="P207"/>
          </table:table-cell>
          <table:table-cell table:style-name="表格31.A8" office:value-type="string">
            <text:p text:style-name="P360"/>
          </table:table-cell>
          <table:table-cell table:style-name="表格31.A8" office:value-type="string">
            <text:p text:style-name="P788">Y</text:p>
          </table:table-cell>
          <table:table-cell table:style-name="表格31.A8" office:value-type="string">
            <text:p text:style-name="P373">1<text:span text:style-name="T140">4</text:span></text:p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667">BB_VISION.VIS_ID</text:p>
          </table:table-cell>
          <table:table-cell table:style-name="表格31.A8" office:value-type="string">
            <text:p text:style-name="P565"/>
          </table:table-cell>
          <table:table-cell table:style-name="表格31.J5" table:number-columns-spanned="3" office:value-type="string">
            <text:list xml:id="list212004459151851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85">NAME</text:p>
          </table:table-cell>
          <table:table-cell table:style-name="表格31.A8" office:value-type="string">
            <text:list xml:id="list212004459163868" text:continue-numbering="true" text:style-name="WW8Num2">
              <text:list-item>
                <text:p text:style-name="P1392">VARCHAR</text:p>
              </text:list-item>
            </text:list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348"/>
          </table:table-cell>
          <table:table-cell table:style-name="表格31.A8" office:value-type="string">
            <text:p text:style-name="P779"/>
          </table:table-cell>
          <table:table-cell table:style-name="表格31.A8" office:value-type="string">
            <text:p text:style-name="P385">100</text:p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653"/>
          </table:table-cell>
          <table:table-cell table:style-name="表格31.A8" office:value-type="string">
            <text:p text:style-name="P565"/>
          </table:table-cell>
          <table:table-cell table:style-name="表格31.J5" table:number-columns-spanned="3" office:value-type="string">
            <text:list xml:id="list212004459168651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87">WEIGHT</text:p>
          </table:table-cell>
          <table:table-cell table:style-name="表格31.A8" office:value-type="string">
            <text:list xml:id="list212004459160877" text:continue-numbering="true" text:style-name="WW8Num2">
              <text:list-item>
                <text:p text:style-name="P1414">DECIMAL</text:p>
              </text:list-item>
            </text:list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348"/>
          </table:table-cell>
          <table:table-cell table:style-name="表格31.A8" office:value-type="string">
            <text:p text:style-name="P779"/>
          </table:table-cell>
          <table:table-cell table:style-name="表格31.A8" office:value-type="string">
            <text:p text:style-name="P387">5,2</text:p>
          </table:table-cell>
          <table:table-cell table:style-name="表格31.A8" office:value-type="string">
            <text:p text:style-name="P388">0.0</text:p>
          </table:table-cell>
          <table:table-cell table:style-name="表格31.A8" office:value-type="string">
            <text:p text:style-name="P653"/>
          </table:table-cell>
          <table:table-cell table:style-name="表格31.A8" office:value-type="string">
            <text:p text:style-name="P565"/>
          </table:table-cell>
          <table:table-cell table:style-name="表格31.J5" table:number-columns-spanned="3" office:value-type="string">
            <text:list xml:id="list212004459154089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2">TARGET</text:p>
          </table:table-cell>
          <table:table-cell table:style-name="表格31.A8" office:value-type="string">
            <text:list xml:id="list212004459181243" text:continue-numbering="true" text:style-name="WW8Num2">
              <text:list-item>
                <text:p text:style-name="P1416">FLOAT</text:p>
              </text:list-item>
            </text:list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348"/>
          </table:table-cell>
          <table:table-cell table:style-name="表格31.A8" office:value-type="string">
            <text:p text:style-name="P779"/>
          </table:table-cell>
          <table:table-cell table:style-name="表格31.A8" office:value-type="string">
            <text:p text:style-name="P394">1<text:span text:style-name="T143">2,</text:span>2</text:p>
          </table:table-cell>
          <table:table-cell table:style-name="表格31.A8" office:value-type="string">
            <text:p text:style-name="P451">0.0</text:p>
          </table:table-cell>
          <table:table-cell table:style-name="表格31.A8" office:value-type="string">
            <text:p text:style-name="P653"/>
          </table:table-cell>
          <table:table-cell table:style-name="表格31.A8" office:value-type="string">
            <text:p text:style-name="P565"/>
          </table:table-cell>
          <table:table-cell table:style-name="表格31.J5" table:number-columns-spanned="3" office:value-type="string">
            <text:list xml:id="list212004476182558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2">MIN</text:p>
          </table:table-cell>
          <table:table-cell table:style-name="表格31.A8" office:value-type="string">
            <text:list xml:id="list212004476161503" text:continue-numbering="true" text:style-name="WW8Num2">
              <text:list-item>
                <text:p text:style-name="P1416">FLOAT</text:p>
              </text:list-item>
            </text:list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348"/>
          </table:table-cell>
          <table:table-cell table:style-name="表格31.A8" office:value-type="string">
            <text:p text:style-name="P779"/>
          </table:table-cell>
          <table:table-cell table:style-name="表格31.A8" office:value-type="string">
            <text:p text:style-name="P394">1<text:span text:style-name="T143">2,</text:span>2</text:p>
          </table:table-cell>
          <table:table-cell table:style-name="表格31.A8" office:value-type="string">
            <text:p text:style-name="P451">0.0</text:p>
          </table:table-cell>
          <table:table-cell table:style-name="表格31.A8" office:value-type="string">
            <text:p text:style-name="P653"/>
          </table:table-cell>
          <table:table-cell table:style-name="表格31.A8" office:value-type="string">
            <text:p text:style-name="P565"/>
          </table:table-cell>
          <table:table-cell table:style-name="表格31.J5" table:number-columns-spanned="3" office:value-type="string">
            <text:list xml:id="list21200447615579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6">DESCRIPTION</text:p>
          </table:table-cell>
          <table:table-cell table:style-name="表格31.A8" office:value-type="string">
            <text:list xml:id="list212004476166719" text:continue-numbering="true" text:style-name="WW8Num2">
              <text:list-item>
                <text:p text:style-name="P1417">VARCHAR</text:p>
              </text:list-item>
            </text:list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348"/>
          </table:table-cell>
          <table:table-cell table:style-name="表格31.A8" office:value-type="string">
            <text:p text:style-name="P779"/>
          </table:table-cell>
          <table:table-cell table:style-name="表格31.A8" office:value-type="string">
            <text:p text:style-name="P396">500</text:p>
          </table:table-cell>
          <table:table-cell table:style-name="表格31.A8" office:value-type="string">
            <text:p text:style-name="P208"/>
          </table:table-cell>
          <table:table-cell table:style-name="表格31.A8" office:value-type="string">
            <text:p text:style-name="P653"/>
          </table:table-cell>
          <table:table-cell table:style-name="表格31.A8" office:value-type="string">
            <text:p text:style-name="P565"/>
          </table:table-cell>
          <table:table-cell table:style-name="表格31.J5" table:number-columns-spanned="3" office:value-type="string">
            <text:list xml:id="list212004476152021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212004476159855" text:continue-numbering="true" text:style-name="WW8Num2">
              <text:list-item>
                <text:p text:style-name="P1313">CUSERID</text:p>
              </text:list-item>
            </text:list>
          </table:table-cell>
          <table:table-cell table:style-name="表格31.A5" office:value-type="string">
            <text:list xml:id="list212004476174844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31.A5" office:value-type="string">
            <text:list xml:id="list212004476176118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5464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54564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60000" text:continue-numbering="true" text:style-name="WW8Num2">
              <text:list-item>
                <text:p text:style-name="P1313">24</text:p>
              </text:list-item>
            </text:list>
          </table:table-cell>
          <table:table-cell table:style-name="表格31.A5" office:value-type="string">
            <text:list xml:id="list212004476152357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58493" text:continue-numbering="true" text:style-name="WW8Num2">
              <text:list-item>
                <text:p text:style-name="P1313">Create data user</text:p>
              </text:list-item>
            </text:list>
          </table:table-cell>
          <table:table-cell table:style-name="表格31.A5" office:value-type="string">
            <text:list xml:id="list212004476179246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J5" table:number-columns-spanned="3" office:value-type="string">
            <text:list xml:id="list21200447618060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212004476179644" text:continue-numbering="true" text:style-name="WW8Num2">
              <text:list-item>
                <text:p text:style-name="P1313">CDATE</text:p>
              </text:list-item>
            </text:list>
          </table:table-cell>
          <table:table-cell table:style-name="表格31.A5" office:value-type="string">
            <text:list xml:id="list212004476164718" text:continue-numbering="true" text:style-name="WW8Num2">
              <text:list-item>
                <text:p text:style-name="P1313">DATETIME</text:p>
              </text:list-item>
            </text:list>
          </table:table-cell>
          <table:table-cell table:style-name="表格31.A5" office:value-type="string">
            <text:list xml:id="list21200447617362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7833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50984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76943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7779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58561" text:continue-numbering="true" text:style-name="WW8Num2">
              <text:list-item>
                <text:p text:style-name="P1313">Create time</text:p>
              </text:list-item>
            </text:list>
          </table:table-cell>
          <table:table-cell table:style-name="表格31.A5" office:value-type="string">
            <text:list xml:id="list212004476181227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J5" table:number-columns-spanned="3" office:value-type="string">
            <text:list xml:id="list21200447616225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212004476158410" text:continue-numbering="true" text:style-name="WW8Num2">
              <text:list-item>
                <text:p text:style-name="P1313">UUSERID</text:p>
              </text:list-item>
            </text:list>
          </table:table-cell>
          <table:table-cell table:style-name="表格31.A5" office:value-type="string">
            <text:list xml:id="list212004476175184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31.A5" office:value-type="string">
            <text:list xml:id="list212004476165129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52300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6826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67314" text:continue-numbering="true" text:style-name="WW8Num2">
              <text:list-item>
                <text:p text:style-name="P1313">24</text:p>
              </text:list-item>
            </text:list>
          </table:table-cell>
          <table:table-cell table:style-name="表格31.A5" office:value-type="string">
            <text:list xml:id="list212004476173125" text:continue-numbering="true" text:style-name="WW8Num2">
              <text:list-item>
                <text:p text:style-name="P1313">null</text:p>
              </text:list-item>
            </text:list>
          </table:table-cell>
          <table:table-cell table:style-name="表格31.A5" office:value-type="string">
            <text:list xml:id="list212004476157812" text:continue-numbering="true" text:style-name="WW8Num2">
              <text:list-item>
                <text:p text:style-name="P1313">Update date user</text:p>
              </text:list-item>
            </text:list>
          </table:table-cell>
          <table:table-cell table:style-name="表格31.A5" office:value-type="string">
            <text:list xml:id="list21200447618080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J5" table:number-columns-spanned="3" office:value-type="string">
            <text:list xml:id="list212004476181288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212004476182572" text:continue-numbering="true" text:style-name="WW8Num2">
              <text:list-item>
                <text:p text:style-name="P1313">UDATE</text:p>
              </text:list-item>
            </text:list>
          </table:table-cell>
          <table:table-cell table:style-name="表格31.A5" office:value-type="string">
            <text:list xml:id="list212004476176138" text:continue-numbering="true" text:style-name="WW8Num2">
              <text:list-item>
                <text:p text:style-name="P1313">DATETIME</text:p>
              </text:list-item>
            </text:list>
          </table:table-cell>
          <table:table-cell table:style-name="表格31.A5" office:value-type="string">
            <text:list xml:id="list212004476169955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51664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81807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61707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A5" office:value-type="string">
            <text:list xml:id="list212004476170044" text:continue-numbering="true" text:style-name="WW8Num2">
              <text:list-item>
                <text:p text:style-name="P1313">null</text:p>
              </text:list-item>
            </text:list>
          </table:table-cell>
          <table:table-cell table:style-name="表格31.A5" office:value-type="string">
            <text:list xml:id="list212004476167918" text:continue-numbering="true" text:style-name="WW8Num2">
              <text:list-item>
                <text:p text:style-name="P1313">Update time</text:p>
              </text:list-item>
            </text:list>
          </table:table-cell>
          <table:table-cell table:style-name="表格31.A5" office:value-type="string">
            <text:list xml:id="list212004476160599" text:continue-numbering="true" text:style-name="WW8Num2">
              <text:list-item>
                <text:p text:style-name="P1258"/>
              </text:list-item>
            </text:list>
          </table:table-cell>
          <table:table-cell table:style-name="表格31.J5" table:number-columns-spanned="3" office:value-type="string">
            <text:list xml:id="list212004476173457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</table:table>
      <text:list xml:id="list212004476165299" text:continue-numbering="true" text:style-name="WW8Num2">
        <text:list-item>
          <text:h text:style-name="P921" text:outline-level="1"><text:bookmark-start text:name="__RefHeading__17506_953661027"/><text:soft-page-break/><text:span text:style-name="T47">B</text:span><text:span text:style-name="T65">B</text:span><text:span text:style-name="T47">_</text:span><text:span text:style-name="T76">OBJECTIVE</text:span><text:bookmark-end text:name="__RefHeading__17506_953661027"/></text:h>
        </text:list-item>
      </text:list>
      <table:table table:name="表格38" table:style-name="表格38">
        <table:table-column table:style-name="表格38.A"/>
        <table:table-column table:style-name="表格38.B"/>
        <table:table-column table:style-name="表格38.C" table:number-columns-repeated="2"/>
        <table:table-column table:style-name="表格38.E" table:number-columns-repeated="3"/>
        <table:table-column table:style-name="表格38.H"/>
        <table:table-column table:style-name="表格38.I"/>
        <table:table-column table:style-name="表格38.J"/>
        <table:table-column table:style-name="表格38.K"/>
        <table:table-column table:style-name="表格38.L"/>
        <table:table-row table:style-name="表格38.1">
          <table:table-cell table:style-name="表格38.A1" office:value-type="string">
            <text:list xml:id="list212004476171083" text:continue-numbering="true" text:style-name="WW8Num2">
              <text:list-item>
                <text:p text:style-name="P1040">Project</text:p>
              </text:list-item>
            </text:list>
          </table:table-cell>
          <table:table-cell table:style-name="表格38.A1" table:number-columns-spanned="6" office:value-type="string">
            <text:list xml:id="list212004476172340" text:continue-numbering="true" text:style-name="WW8Num2">
              <text:list-item>
                <text:p text:style-name="P112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1" office:value-type="string">
            <text:list xml:id="list212004492175959" text:continue-numbering="true" text:style-name="WW8Num2">
              <text:list-item>
                <text:p text:style-name="P1040">Ver</text:p>
              </text:list-item>
            </text:list>
          </table:table-cell>
          <table:table-cell table:style-name="表格38.A1" office:value-type="string">
            <text:list xml:id="list212004492166279" text:continue-numbering="true" text:style-name="WW8Num2">
              <text:list-item>
                <text:p text:style-name="P1120">0.5</text:p>
              </text:list-item>
            </text:list>
          </table:table-cell>
          <table:table-cell table:style-name="表格38.J1" office:value-type="string">
            <text:list xml:id="list212004492170910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8.K1" office:value-type="string">
            <text:list xml:id="list212004492178199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8.K1" office:value-type="string">
            <text:list xml:id="list212004492167007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38.1">
          <table:table-cell table:style-name="表格38.A2" office:value-type="string">
            <text:list xml:id="list212004492158884" text:continue-numbering="true" text:style-name="WW8Num2">
              <text:list-item>
                <text:p text:style-name="P1040">Maintain</text:p>
              </text:list-item>
            </text:list>
          </table:table-cell>
          <table:table-cell table:style-name="表格38.A2" table:number-columns-spanned="6" office:value-type="string">
            <text:list xml:id="list212004492157163" text:continue-numbering="true" text:style-name="WW8Num2">
              <text:list-item>
                <text:p text:style-name="P112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2" office:value-type="string">
            <text:list xml:id="list212004492153473" text:continue-numbering="true" text:style-name="WW8Num2">
              <text:list-item>
                <text:p text:style-name="P1040">Date</text:p>
              </text:list-item>
            </text:list>
          </table:table-cell>
          <table:table-cell table:style-name="表格38.A2" office:value-type="string">
            <text:list xml:id="list212004492173937" text:continue-numbering="true" text:style-name="WW8Num2">
              <text:list-item>
                <text:p text:style-name="P1120">2014/1<text:span text:style-name="T132">1</text:span>/<text:span text:style-name="T137">13</text:span></text:p>
              </text:list-item>
            </text:list>
          </table:table-cell>
          <table:table-cell table:style-name="表格38.J1" office:value-type="string">
            <text:list xml:id="list212004492152255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8.K1" office:value-type="string">
            <text:list xml:id="list212004492173033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8.K1" office:value-type="string">
            <text:list xml:id="list212004492166362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38.1">
          <table:table-cell table:style-name="表格38.A2" office:value-type="string">
            <text:list xml:id="list212004492168868" text:continue-numbering="true" text:style-name="WW8Num2">
              <text:list-item>
                <text:p text:style-name="P1040">Table</text:p>
              </text:list-item>
            </text:list>
          </table:table-cell>
          <table:table-cell table:style-name="表格38.A2" table:number-columns-spanned="6" office:value-type="string">
            <text:list xml:id="list212004492175009" text:continue-numbering="true" text:style-name="WW8Num2">
              <text:list-item>
                <text:p text:style-name="P1218">b<text:span text:style-name="T136">b</text:span>_<text:span text:style-name="T159">objectiv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2" office:value-type="string">
            <text:list xml:id="list212004492183049" text:continue-numbering="true" text:style-name="WW8Num2">
              <text:list-item>
                <text:p text:style-name="P1040">DataBase</text:p>
              </text:list-item>
            </text:list>
          </table:table-cell>
          <table:table-cell table:style-name="表格38.A2" office:value-type="string">
            <text:list xml:id="list212004492155750" text:continue-numbering="true" text:style-name="WW8Num2">
              <text:list-item>
                <text:p text:style-name="P1120">bbcore</text:p>
              </text:list-item>
            </text:list>
          </table:table-cell>
          <table:table-cell table:style-name="表格38.J1" office:value-type="string">
            <text:list xml:id="list212004492166018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8.K1" office:value-type="string">
            <text:list xml:id="list212004492151235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8.K1" office:value-type="string">
            <text:list xml:id="list212004492170675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38.1">
          <table:table-cell table:style-name="表格38.A4" office:value-type="string">
            <text:list xml:id="list212004492166774" text:continue-numbering="true" text:style-name="WW8Num2">
              <text:list-item>
                <text:p text:style-name="P1040">Descript</text:p>
              </text:list-item>
            </text:list>
          </table:table-cell>
          <table:table-cell table:style-name="表格38.A4" table:number-columns-spanned="8" office:value-type="string">
            <text:list xml:id="list212004492158055" text:continue-numbering="true" text:style-name="WW8Num2">
              <text:list-item>
                <text:p text:style-name="P11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8.J1" office:value-type="string">
            <text:list xml:id="list212004492161052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8.K1" office:value-type="string">
            <text:list xml:id="list212004492163539" text:continue-numbering="true" text:style-name="WW8Num2">
              <text:list-item>
                <text:p text:style-name="P849"/>
              </text:list-item>
            </text:list>
          </table:table-cell>
          <table:table-cell table:style-name="表格38.K1" office:value-type="string">
            <text:list xml:id="list212004492180955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38.1">
          <table:table-cell table:style-name="表格38.A5" table:number-columns-spanned="9" office:value-type="string">
            <text:list xml:id="list212004492154666" text:continue-numbering="true" text:style-name="WW8Num2">
              <text:list-item>
                <text:p text:style-name="P9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8.J5" table:number-columns-spanned="3" office:value-type="string">
            <text:list xml:id="list212004492165175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212004492162708" text:continue-numbering="true" text:style-name="WW8Num2">
              <text:list-item>
                <text:p text:style-name="P1080">Field</text:p>
              </text:list-item>
            </text:list>
          </table:table-cell>
          <table:table-cell table:style-name="表格38.A5" office:value-type="string">
            <text:list xml:id="list212004492168608" text:continue-numbering="true" text:style-name="WW8Num2">
              <text:list-item>
                <text:p text:style-name="P1080">Datatype</text:p>
              </text:list-item>
            </text:list>
          </table:table-cell>
          <table:table-cell table:style-name="表格38.A5" office:value-type="string">
            <text:list xml:id="list212004492176895" text:continue-numbering="true" text:style-name="WW8Num2">
              <text:list-item>
                <text:p text:style-name="P1080">PK</text:p>
              </text:list-item>
            </text:list>
          </table:table-cell>
          <table:table-cell table:style-name="表格38.A5" office:value-type="string">
            <text:list xml:id="list212004492157064" text:continue-numbering="true" text:style-name="WW8Num2">
              <text:list-item>
                <text:p text:style-name="P1080">UK</text:p>
              </text:list-item>
            </text:list>
          </table:table-cell>
          <table:table-cell table:style-name="表格38.A5" office:value-type="string">
            <text:list xml:id="list212004492165483" text:continue-numbering="true" text:style-name="WW8Num2">
              <text:list-item>
                <text:p text:style-name="P1080">IDX</text:p>
              </text:list-item>
            </text:list>
          </table:table-cell>
          <table:table-cell table:style-name="表格38.A5" office:value-type="string">
            <text:list xml:id="list212004492155641" text:continue-numbering="true" text:style-name="WW8Num2">
              <text:list-item>
                <text:p text:style-name="P1000"><text:span text:style-name="T2">S</text:span><text:span text:style-name="T3">IZE</text:span></text:p>
              </text:list-item>
            </text:list>
          </table:table-cell>
          <table:table-cell table:style-name="表格38.A5" office:value-type="string">
            <text:list xml:id="list212004492175516" text:continue-numbering="true" text:style-name="WW8Num2">
              <text:list-item>
                <text:p text:style-name="P1000"><text:span text:style-name="T2">D</text:span><text:span text:style-name="T3">EF</text:span></text:p>
              </text:list-item>
            </text:list>
          </table:table-cell>
          <table:table-cell table:style-name="表格38.A5" office:value-type="string">
            <text:list xml:id="list212004492182528" text:continue-numbering="true" text:style-name="WW8Num2">
              <text:list-item>
                <text:p text:style-name="P1080">Description</text:p>
              </text:list-item>
            </text:list>
          </table:table-cell>
          <table:table-cell table:style-name="表格38.A5" office:value-type="string">
            <text:list xml:id="list212004492159832" text:continue-numbering="true" text:style-name="WW8Num2">
              <text:list-item>
                <text:p text:style-name="P1080">Remarks</text:p>
              </text:list-item>
            </text:list>
          </table:table-cell>
          <table:table-cell table:style-name="表格38.J5" table:number-columns-spanned="3" office:value-type="string">
            <text:list xml:id="list212004492178806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212004492152987" text:continue-numbering="true" text:style-name="WW8Num2">
              <text:list-item>
                <text:p text:style-name="P1314">OID</text:p>
              </text:list-item>
            </text:list>
          </table:table-cell>
          <table:table-cell table:style-name="表格38.A5" office:value-type="string">
            <text:list xml:id="list212004492174559" text:continue-numbering="true" text:style-name="WW8Num2">
              <text:list-item>
                <text:p text:style-name="P1314">CHAR</text:p>
              </text:list-item>
            </text:list>
          </table:table-cell>
          <table:table-cell table:style-name="表格38.A5" office:value-type="string">
            <text:list xml:id="list212004492181609" text:continue-numbering="true" text:style-name="WW8Num2">
              <text:list-item>
                <text:p text:style-name="P1314">Y</text:p>
              </text:list-item>
            </text:list>
          </table:table-cell>
          <table:table-cell table:style-name="表格38.A5" office:value-type="string">
            <text:list xml:id="list212004492150908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492162336" text:continue-numbering="true" text:style-name="WW8Num2">
              <text:list-item>
                <text:p text:style-name="P1314"><text:s/></text:p>
              </text:list-item>
            </text:list>
          </table:table-cell>
          <table:table-cell table:style-name="表格38.A5" office:value-type="string">
            <text:list xml:id="list212004492157386" text:continue-numbering="true" text:style-name="WW8Num2">
              <text:list-item>
                <text:p text:style-name="P1314">36</text:p>
              </text:list-item>
            </text:list>
          </table:table-cell>
          <table:table-cell table:style-name="表格38.A5" office:value-type="string">
            <text:list xml:id="list212004492181631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492165366" text:continue-numbering="true" text:style-name="WW8Num2">
              <text:list-item>
                <text:p text:style-name="P1314">PK / UUID</text:p>
              </text:list-item>
            </text:list>
          </table:table-cell>
          <table:table-cell table:style-name="表格38.A5" office:value-type="string">
            <text:list xml:id="list212004492167611" text:continue-numbering="true" text:style-name="WW8Num2">
              <text:list-item>
                <text:p text:style-name="P1314">Default java UUID</text:p>
              </text:list-item>
            </text:list>
          </table:table-cell>
          <table:table-cell table:style-name="表格38.J5" table:number-columns-spanned="3" office:value-type="string">
            <text:list xml:id="list212004492177693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76"><text:span text:style-name="T160">OBJ</text:span>_ID</text:p>
          </table:table-cell>
          <table:table-cell table:style-name="表格38.A8" office:value-type="string">
            <text:list xml:id="list212004492154196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66">Y</text:p>
          </table:table-cell>
          <table:table-cell table:style-name="表格38.A8" office:value-type="string">
            <text:p text:style-name="P784"/>
          </table:table-cell>
          <table:table-cell table:style-name="表格38.A8" office:value-type="string">
            <text:p text:style-name="P376">1<text:span text:style-name="T140">4</text:span></text:p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663"><text:span text:style-name="T161">OBJ</text:span>2014<text:span text:style-name="T140">1113</text:span>001</text:p>
          </table:table-cell>
          <table:table-cell table:style-name="表格38.A8" office:value-type="string">
            <text:p text:style-name="P570"/>
          </table:table-cell>
          <table:table-cell table:style-name="表格38.J5" table:number-columns-spanned="3" office:value-type="string">
            <text:list xml:id="list212004492180296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76"><text:span text:style-name="T141">PER</text:span>_ID</text:p>
          </table:table-cell>
          <table:table-cell table:style-name="表格38.A8" office:value-type="string">
            <text:list xml:id="list212004492160144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66"/>
          </table:table-cell>
          <table:table-cell table:style-name="表格38.A8" office:value-type="string">
            <text:p text:style-name="P808">Y</text:p>
          </table:table-cell>
          <table:table-cell table:style-name="表格38.A8" office:value-type="string">
            <text:p text:style-name="P376">1<text:span text:style-name="T140">4</text:span></text:p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663"><text:span text:style-name="T142">PER</text:span>2014<text:span text:style-name="T140">1113</text:span>001</text:p>
          </table:table-cell>
          <table:table-cell table:style-name="表格38.A8" office:value-type="string">
            <text:p text:style-name="P570"/>
          </table:table-cell>
          <table:table-cell table:style-name="表格38.J5" table:number-columns-spanned="3" office:value-type="string">
            <text:list xml:id="list212004509156546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86">NAME</text:p>
          </table:table-cell>
          <table:table-cell table:style-name="表格38.A8" office:value-type="string">
            <text:list xml:id="list212004509175805" text:continue-numbering="true" text:style-name="WW8Num2">
              <text:list-item>
                <text:p text:style-name="P1393">VARCHAR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50"/>
          </table:table-cell>
          <table:table-cell table:style-name="表格38.A8" office:value-type="string">
            <text:p text:style-name="P784"/>
          </table:table-cell>
          <table:table-cell table:style-name="表格38.A8" office:value-type="string">
            <text:p text:style-name="P386">100</text:p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656"/>
          </table:table-cell>
          <table:table-cell table:style-name="表格38.A8" office:value-type="string">
            <text:p text:style-name="P570"/>
          </table:table-cell>
          <table:table-cell table:style-name="表格38.J5" table:number-columns-spanned="3" office:value-type="string">
            <text:list xml:id="list212004509168580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1">WEIGHT</text:p>
          </table:table-cell>
          <table:table-cell table:style-name="表格38.A8" office:value-type="string">
            <text:list xml:id="list212004509154805" text:continue-numbering="true" text:style-name="WW8Num2">
              <text:list-item>
                <text:p text:style-name="P1415">DECIMAL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50"/>
          </table:table-cell>
          <table:table-cell table:style-name="表格38.A8" office:value-type="string">
            <text:p text:style-name="P784"/>
          </table:table-cell>
          <table:table-cell table:style-name="表格38.A8" office:value-type="string">
            <text:p text:style-name="P391">5,2</text:p>
          </table:table-cell>
          <table:table-cell table:style-name="表格38.A8" office:value-type="string">
            <text:p text:style-name="P390">0.0</text:p>
          </table:table-cell>
          <table:table-cell table:style-name="表格38.A8" office:value-type="string">
            <text:p text:style-name="P656"/>
          </table:table-cell>
          <table:table-cell table:style-name="表格38.A8" office:value-type="string">
            <text:p text:style-name="P570"/>
          </table:table-cell>
          <table:table-cell table:style-name="表格38.J5" table:number-columns-spanned="3" office:value-type="string">
            <text:list xml:id="list212004509166851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3">TARGET</text:p>
          </table:table-cell>
          <table:table-cell table:style-name="表格38.A8" office:value-type="string">
            <text:list xml:id="list212004509150317" text:continue-numbering="true" text:style-name="WW8Num2">
              <text:list-item>
                <text:p text:style-name="P1418">FLOAT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50"/>
          </table:table-cell>
          <table:table-cell table:style-name="表格38.A8" office:value-type="string">
            <text:p text:style-name="P784"/>
          </table:table-cell>
          <table:table-cell table:style-name="表格38.A8" office:value-type="string">
            <text:p text:style-name="P395">1<text:span text:style-name="T143">2,</text:span>2</text:p>
          </table:table-cell>
          <table:table-cell table:style-name="表格38.A8" office:value-type="string">
            <text:p text:style-name="P451">0.0</text:p>
          </table:table-cell>
          <table:table-cell table:style-name="表格38.A8" office:value-type="string">
            <text:p text:style-name="P656"/>
          </table:table-cell>
          <table:table-cell table:style-name="表格38.A8" office:value-type="string">
            <text:p text:style-name="P570"/>
          </table:table-cell>
          <table:table-cell table:style-name="表格38.J5" table:number-columns-spanned="3" office:value-type="string">
            <text:list xml:id="list212004509165601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3">MIN</text:p>
          </table:table-cell>
          <table:table-cell table:style-name="表格38.A8" office:value-type="string">
            <text:list xml:id="list212004509165595" text:continue-numbering="true" text:style-name="WW8Num2">
              <text:list-item>
                <text:p text:style-name="P1418">FLOAT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50"/>
          </table:table-cell>
          <table:table-cell table:style-name="表格38.A8" office:value-type="string">
            <text:p text:style-name="P784"/>
          </table:table-cell>
          <table:table-cell table:style-name="表格38.A8" office:value-type="string">
            <text:p text:style-name="P395">1<text:span text:style-name="T143">2,</text:span>2</text:p>
          </table:table-cell>
          <table:table-cell table:style-name="表格38.A8" office:value-type="string">
            <text:p text:style-name="P451">0.0</text:p>
          </table:table-cell>
          <table:table-cell table:style-name="表格38.A8" office:value-type="string">
            <text:p text:style-name="P656"/>
          </table:table-cell>
          <table:table-cell table:style-name="表格38.A8" office:value-type="string">
            <text:p text:style-name="P570"/>
          </table:table-cell>
          <table:table-cell table:style-name="表格38.J5" table:number-columns-spanned="3" office:value-type="string">
            <text:list xml:id="list212004509183004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8">DESCRIPTION</text:p>
          </table:table-cell>
          <table:table-cell table:style-name="表格38.A8" office:value-type="string">
            <text:list xml:id="list212004509154491" text:continue-numbering="true" text:style-name="WW8Num2">
              <text:list-item>
                <text:p text:style-name="P1418">VARCHAR</text:p>
              </text:list-item>
            </text:list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350"/>
          </table:table-cell>
          <table:table-cell table:style-name="表格38.A8" office:value-type="string">
            <text:p text:style-name="P784"/>
          </table:table-cell>
          <table:table-cell table:style-name="表格38.A8" office:value-type="string">
            <text:p text:style-name="P398">500</text:p>
          </table:table-cell>
          <table:table-cell table:style-name="表格38.A8" office:value-type="string">
            <text:p text:style-name="P214"/>
          </table:table-cell>
          <table:table-cell table:style-name="表格38.A8" office:value-type="string">
            <text:p text:style-name="P656"/>
          </table:table-cell>
          <table:table-cell table:style-name="表格38.A8" office:value-type="string">
            <text:p text:style-name="P570"/>
          </table:table-cell>
          <table:table-cell table:style-name="表格38.J5" table:number-columns-spanned="3" office:value-type="string">
            <text:list xml:id="list212004509154217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212004509177969" text:continue-numbering="true" text:style-name="WW8Num2">
              <text:list-item>
                <text:p text:style-name="P1314">CUSERID</text:p>
              </text:list-item>
            </text:list>
          </table:table-cell>
          <table:table-cell table:style-name="表格38.A5" office:value-type="string">
            <text:list xml:id="list212004509168021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38.A5" office:value-type="string">
            <text:list xml:id="list212004509164325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09168945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09151685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09167374" text:continue-numbering="true" text:style-name="WW8Num2">
              <text:list-item>
                <text:p text:style-name="P1314">24</text:p>
              </text:list-item>
            </text:list>
          </table:table-cell>
          <table:table-cell table:style-name="表格38.A5" office:value-type="string">
            <text:list xml:id="list212004509154452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09165710" text:continue-numbering="true" text:style-name="WW8Num2">
              <text:list-item>
                <text:p text:style-name="P1314">Create data user</text:p>
              </text:list-item>
            </text:list>
          </table:table-cell>
          <table:table-cell table:style-name="表格38.A5" office:value-type="string">
            <text:list xml:id="list212004509169900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J5" table:number-columns-spanned="3" office:value-type="string">
            <text:list xml:id="list212004509160732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212004509170210" text:continue-numbering="true" text:style-name="WW8Num2">
              <text:list-item>
                <text:p text:style-name="P1314">CDATE</text:p>
              </text:list-item>
            </text:list>
          </table:table-cell>
          <table:table-cell table:style-name="表格38.A5" office:value-type="string">
            <text:list xml:id="list212004509170182" text:continue-numbering="true" text:style-name="WW8Num2">
              <text:list-item>
                <text:p text:style-name="P1314">DATETIME</text:p>
              </text:list-item>
            </text:list>
          </table:table-cell>
          <table:table-cell table:style-name="表格38.A5" office:value-type="string">
            <text:list xml:id="list212004509178469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09160019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09152217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09152773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09152057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09173924" text:continue-numbering="true" text:style-name="WW8Num2">
              <text:list-item>
                <text:p text:style-name="P1314">Create time</text:p>
              </text:list-item>
            </text:list>
          </table:table-cell>
          <table:table-cell table:style-name="表格38.A5" office:value-type="string">
            <text:list xml:id="list212004509161661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J5" table:number-columns-spanned="3" office:value-type="string">
            <text:list xml:id="list212004509176081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212004509163813" text:continue-numbering="true" text:style-name="WW8Num2">
              <text:list-item>
                <text:p text:style-name="P1314">UUSERID</text:p>
              </text:list-item>
            </text:list>
          </table:table-cell>
          <table:table-cell table:style-name="表格38.A5" office:value-type="string">
            <text:list xml:id="list212004509166826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38.A5" office:value-type="string">
            <text:list xml:id="list212004525163533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25164544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25179387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25156543" text:continue-numbering="true" text:style-name="WW8Num2">
              <text:list-item>
                <text:p text:style-name="P1314">24</text:p>
              </text:list-item>
            </text:list>
          </table:table-cell>
          <table:table-cell table:style-name="表格38.A5" office:value-type="string">
            <text:list xml:id="list212004525179847" text:continue-numbering="true" text:style-name="WW8Num2">
              <text:list-item>
                <text:p text:style-name="P1314">null</text:p>
              </text:list-item>
            </text:list>
          </table:table-cell>
          <table:table-cell table:style-name="表格38.A5" office:value-type="string">
            <text:list xml:id="list212004525169769" text:continue-numbering="true" text:style-name="WW8Num2">
              <text:list-item>
                <text:p text:style-name="P1314">Update date user</text:p>
              </text:list-item>
            </text:list>
          </table:table-cell>
          <table:table-cell table:style-name="表格38.A5" office:value-type="string">
            <text:list xml:id="list212004525166150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J5" table:number-columns-spanned="3" office:value-type="string">
            <text:list xml:id="list212004525152916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212004525166698" text:continue-numbering="true" text:style-name="WW8Num2">
              <text:list-item>
                <text:p text:style-name="P1314">UDATE</text:p>
              </text:list-item>
            </text:list>
          </table:table-cell>
          <table:table-cell table:style-name="表格38.A5" office:value-type="string">
            <text:list xml:id="list212004525153624" text:continue-numbering="true" text:style-name="WW8Num2">
              <text:list-item>
                <text:p text:style-name="P1314">DATETIME</text:p>
              </text:list-item>
            </text:list>
          </table:table-cell>
          <table:table-cell table:style-name="表格38.A5" office:value-type="string">
            <text:list xml:id="list212004525174573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25179905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25165055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25162566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A5" office:value-type="string">
            <text:list xml:id="list212004525163418" text:continue-numbering="true" text:style-name="WW8Num2">
              <text:list-item>
                <text:p text:style-name="P1314">null</text:p>
              </text:list-item>
            </text:list>
          </table:table-cell>
          <table:table-cell table:style-name="表格38.A5" office:value-type="string">
            <text:list xml:id="list212004525181529" text:continue-numbering="true" text:style-name="WW8Num2">
              <text:list-item>
                <text:p text:style-name="P1314">Update time</text:p>
              </text:list-item>
            </text:list>
          </table:table-cell>
          <table:table-cell table:style-name="表格38.A5" office:value-type="string">
            <text:list xml:id="list212004525177434" text:continue-numbering="true" text:style-name="WW8Num2">
              <text:list-item>
                <text:p text:style-name="P1259"/>
              </text:list-item>
            </text:list>
          </table:table-cell>
          <table:table-cell table:style-name="表格38.J5" table:number-columns-spanned="3" office:value-type="string">
            <text:list xml:id="list212004525177416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</table:table>
      <text:p text:style-name="P42"/>
      <text:p text:style-name="P42"/>
      <text:p text:style-name="P4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212004525175963" text:continue-numbering="true" text:style-name="WW8Num2">
        <text:list-item>
          <text:h text:style-name="P922" text:outline-level="1"><text:bookmark-start text:name="__RefHeading__15138_679456773"/><text:soft-page-break/><text:span text:style-name="T47">B</text:span><text:span text:style-name="T65">B</text:span><text:span text:style-name="T47">_</text:span><text:span text:style-name="T70">KPI</text:span><text:bookmark-end text:name="__RefHeading__15138_679456773"/></text:h>
        </text:list-item>
      </text:list>
      <table:table table:name="表格32" table:style-name="表格32">
        <table:table-column table:style-name="表格32.A"/>
        <table:table-column table:style-name="表格32.B"/>
        <table:table-column table:style-name="表格32.C" table:number-columns-repeated="2"/>
        <table:table-column table:style-name="表格32.E" table:number-columns-repeated="3"/>
        <table:table-column table:style-name="表格32.H"/>
        <table:table-column table:style-name="表格32.I"/>
        <table:table-column table:style-name="表格32.J"/>
        <table:table-column table:style-name="表格32.K"/>
        <table:table-column table:style-name="表格32.L"/>
        <table:table-row table:style-name="表格32.1">
          <table:table-cell table:style-name="表格32.A1" office:value-type="string">
            <text:list xml:id="list212004525152642" text:continue-numbering="true" text:style-name="WW8Num2">
              <text:list-item>
                <text:p text:style-name="P1041">Project</text:p>
              </text:list-item>
            </text:list>
          </table:table-cell>
          <table:table-cell table:style-name="表格32.A1" table:number-columns-spanned="6" office:value-type="string">
            <text:list xml:id="list212004525156510" text:continue-numbering="true" text:style-name="WW8Num2">
              <text:list-item>
                <text:p text:style-name="P112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1" office:value-type="string">
            <text:list xml:id="list212004525151622" text:continue-numbering="true" text:style-name="WW8Num2">
              <text:list-item>
                <text:p text:style-name="P1041">Ver</text:p>
              </text:list-item>
            </text:list>
          </table:table-cell>
          <table:table-cell table:style-name="表格32.A1" office:value-type="string">
            <text:list xml:id="list212004525180168" text:continue-numbering="true" text:style-name="WW8Num2">
              <text:list-item>
                <text:p text:style-name="P1121">0.5</text:p>
              </text:list-item>
            </text:list>
          </table:table-cell>
          <table:table-cell table:style-name="表格32.J1" office:value-type="string">
            <text:list xml:id="list212004525163779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2.K1" office:value-type="string">
            <text:list xml:id="list212004525180415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2.K1" office:value-type="string">
            <text:list xml:id="list212004525177583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212004525180006" text:continue-numbering="true" text:style-name="WW8Num2">
              <text:list-item>
                <text:p text:style-name="P1041">Maintain</text:p>
              </text:list-item>
            </text:list>
          </table:table-cell>
          <table:table-cell table:style-name="表格32.A2" table:number-columns-spanned="6" office:value-type="string">
            <text:list xml:id="list212004525162335" text:continue-numbering="true" text:style-name="WW8Num2">
              <text:list-item>
                <text:p text:style-name="P112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212004525152204" text:continue-numbering="true" text:style-name="WW8Num2">
              <text:list-item>
                <text:p text:style-name="P1041">Date</text:p>
              </text:list-item>
            </text:list>
          </table:table-cell>
          <table:table-cell table:style-name="表格32.A2" office:value-type="string">
            <text:list xml:id="list212004525179947" text:continue-numbering="true" text:style-name="WW8Num2">
              <text:list-item>
                <text:p text:style-name="P1121">201<text:span text:style-name="T197">5</text:span>/<text:span text:style-name="T197">03</text:span>/<text:span text:style-name="T137">10</text:span></text:p>
              </text:list-item>
            </text:list>
          </table:table-cell>
          <table:table-cell table:style-name="表格32.J1" office:value-type="string">
            <text:list xml:id="list212004525173003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2.K1" office:value-type="string">
            <text:list xml:id="list212004525169570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2.K1" office:value-type="string">
            <text:list xml:id="list212004525179564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212004525156817" text:continue-numbering="true" text:style-name="WW8Num2">
              <text:list-item>
                <text:p text:style-name="P1041">Table</text:p>
              </text:list-item>
            </text:list>
          </table:table-cell>
          <table:table-cell table:style-name="表格32.A2" table:number-columns-spanned="6" office:value-type="string">
            <text:list xml:id="list212004525168003" text:continue-numbering="true" text:style-name="WW8Num2">
              <text:list-item>
                <text:p text:style-name="P1219">b<text:span text:style-name="T136">b</text:span>_<text:span text:style-name="T144">kpi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212004525165881" text:continue-numbering="true" text:style-name="WW8Num2">
              <text:list-item>
                <text:p text:style-name="P1041">DataBase</text:p>
              </text:list-item>
            </text:list>
          </table:table-cell>
          <table:table-cell table:style-name="表格32.A2" office:value-type="string">
            <text:list xml:id="list212004525153064" text:continue-numbering="true" text:style-name="WW8Num2">
              <text:list-item>
                <text:p text:style-name="P1121">bbcore</text:p>
              </text:list-item>
            </text:list>
          </table:table-cell>
          <table:table-cell table:style-name="表格32.J1" office:value-type="string">
            <text:list xml:id="list212004525171163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2.K1" office:value-type="string">
            <text:list xml:id="list212004525165875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2.K1" office:value-type="string">
            <text:list xml:id="list212004525152774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32.1">
          <table:table-cell table:style-name="表格32.A4" office:value-type="string">
            <text:list xml:id="list212004525170537" text:continue-numbering="true" text:style-name="WW8Num2">
              <text:list-item>
                <text:p text:style-name="P1041">Descript</text:p>
              </text:list-item>
            </text:list>
          </table:table-cell>
          <table:table-cell table:style-name="表格32.A4" table:number-columns-spanned="8" office:value-type="string">
            <text:list xml:id="list212004525163095" text:continue-numbering="true" text:style-name="WW8Num2">
              <text:list-item>
                <text:p text:style-name="P11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1" office:value-type="string">
            <text:list xml:id="list212004525153340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2.K1" office:value-type="string">
            <text:list xml:id="list212004525175476" text:continue-numbering="true" text:style-name="WW8Num2">
              <text:list-item>
                <text:p text:style-name="P850"/>
              </text:list-item>
            </text:list>
          </table:table-cell>
          <table:table-cell table:style-name="表格32.K1" office:value-type="string">
            <text:list xml:id="list212004525162051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32.1">
          <table:table-cell table:style-name="表格32.A5" table:number-columns-spanned="9" office:value-type="string">
            <text:list xml:id="list212004542161567" text:continue-numbering="true" text:style-name="WW8Num2">
              <text:list-item>
                <text:p text:style-name="P9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5" table:number-columns-spanned="3" office:value-type="string">
            <text:list xml:id="list212004542176482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212004542172040" text:continue-numbering="true" text:style-name="WW8Num2">
              <text:list-item>
                <text:p text:style-name="P1081">Field</text:p>
              </text:list-item>
            </text:list>
          </table:table-cell>
          <table:table-cell table:style-name="表格32.A5" office:value-type="string">
            <text:list xml:id="list212004542166451" text:continue-numbering="true" text:style-name="WW8Num2">
              <text:list-item>
                <text:p text:style-name="P1081">Datatype</text:p>
              </text:list-item>
            </text:list>
          </table:table-cell>
          <table:table-cell table:style-name="表格32.A5" office:value-type="string">
            <text:list xml:id="list212004542179722" text:continue-numbering="true" text:style-name="WW8Num2">
              <text:list-item>
                <text:p text:style-name="P1081">PK</text:p>
              </text:list-item>
            </text:list>
          </table:table-cell>
          <table:table-cell table:style-name="表格32.A5" office:value-type="string">
            <text:list xml:id="list212004542150894" text:continue-numbering="true" text:style-name="WW8Num2">
              <text:list-item>
                <text:p text:style-name="P1081">UK</text:p>
              </text:list-item>
            </text:list>
          </table:table-cell>
          <table:table-cell table:style-name="表格32.A5" office:value-type="string">
            <text:list xml:id="list212004542153785" text:continue-numbering="true" text:style-name="WW8Num2">
              <text:list-item>
                <text:p text:style-name="P1081">IDX</text:p>
              </text:list-item>
            </text:list>
          </table:table-cell>
          <table:table-cell table:style-name="表格32.A5" office:value-type="string">
            <text:list xml:id="list212004542170981" text:continue-numbering="true" text:style-name="WW8Num2">
              <text:list-item>
                <text:p text:style-name="P1001"><text:span text:style-name="T2">S</text:span><text:span text:style-name="T3">IZE</text:span></text:p>
              </text:list-item>
            </text:list>
          </table:table-cell>
          <table:table-cell table:style-name="表格32.A5" office:value-type="string">
            <text:list xml:id="list212004542175844" text:continue-numbering="true" text:style-name="WW8Num2">
              <text:list-item>
                <text:p text:style-name="P1001"><text:span text:style-name="T2">D</text:span><text:span text:style-name="T3">EF</text:span></text:p>
              </text:list-item>
            </text:list>
          </table:table-cell>
          <table:table-cell table:style-name="表格32.A5" office:value-type="string">
            <text:list xml:id="list212004542163152" text:continue-numbering="true" text:style-name="WW8Num2">
              <text:list-item>
                <text:p text:style-name="P1081">Description</text:p>
              </text:list-item>
            </text:list>
          </table:table-cell>
          <table:table-cell table:style-name="表格32.A5" office:value-type="string">
            <text:list xml:id="list212004542156930" text:continue-numbering="true" text:style-name="WW8Num2">
              <text:list-item>
                <text:p text:style-name="P1081">Remarks</text:p>
              </text:list-item>
            </text:list>
          </table:table-cell>
          <table:table-cell table:style-name="表格32.J5" table:number-columns-spanned="3" office:value-type="string">
            <text:list xml:id="list212004542178554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212004542150556" text:continue-numbering="true" text:style-name="WW8Num2">
              <text:list-item>
                <text:p text:style-name="P1315">OID</text:p>
              </text:list-item>
            </text:list>
          </table:table-cell>
          <table:table-cell table:style-name="表格32.A5" office:value-type="string">
            <text:list xml:id="list212004542166921" text:continue-numbering="true" text:style-name="WW8Num2">
              <text:list-item>
                <text:p text:style-name="P1315">CHAR</text:p>
              </text:list-item>
            </text:list>
          </table:table-cell>
          <table:table-cell table:style-name="表格32.A5" office:value-type="string">
            <text:list xml:id="list212004542175349" text:continue-numbering="true" text:style-name="WW8Num2">
              <text:list-item>
                <text:p text:style-name="P1315">Y</text:p>
              </text:list-item>
            </text:list>
          </table:table-cell>
          <table:table-cell table:style-name="表格32.A5" office:value-type="string">
            <text:list xml:id="list212004542167815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42172413" text:continue-numbering="true" text:style-name="WW8Num2">
              <text:list-item>
                <text:p text:style-name="P1315"><text:s/></text:p>
              </text:list-item>
            </text:list>
          </table:table-cell>
          <table:table-cell table:style-name="表格32.A5" office:value-type="string">
            <text:list xml:id="list212004542156040" text:continue-numbering="true" text:style-name="WW8Num2">
              <text:list-item>
                <text:p text:style-name="P1315">36</text:p>
              </text:list-item>
            </text:list>
          </table:table-cell>
          <table:table-cell table:style-name="表格32.A5" office:value-type="string">
            <text:list xml:id="list212004542169682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42151841" text:continue-numbering="true" text:style-name="WW8Num2">
              <text:list-item>
                <text:p text:style-name="P1315">PK / UUID</text:p>
              </text:list-item>
            </text:list>
          </table:table-cell>
          <table:table-cell table:style-name="表格32.A5" office:value-type="string">
            <text:list xml:id="list212004542173151" text:continue-numbering="true" text:style-name="WW8Num2">
              <text:list-item>
                <text:p text:style-name="P1315">Default java UUID</text:p>
              </text:list-item>
            </text:list>
          </table:table-cell>
          <table:table-cell table:style-name="表格32.J5" table:number-columns-spanned="3" office:value-type="string">
            <text:list xml:id="list212004542176659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1">ID</text:p>
          </table:table-cell>
          <table:table-cell table:style-name="表格32.A8" office:value-type="string">
            <text:list xml:id="list212004542166104" text:continue-numbering="true" text:style-name="WW8Num2">
              <text:list-item>
                <text:p text:style-name="P1316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402">Y</text:p>
          </table:table-cell>
          <table:table-cell table:style-name="表格32.A8" office:value-type="string">
            <text:p text:style-name="P780"/>
          </table:table-cell>
          <table:table-cell table:style-name="表格32.A8" office:value-type="string">
            <text:p text:style-name="P404">14</text:p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662"/>
          </table:table-cell>
          <table:table-cell table:style-name="表格32.A8" office:value-type="string">
            <text:p text:style-name="P615">自定義</text:p>
          </table:table-cell>
          <table:table-cell table:style-name="表格32.J5" table:number-columns-spanned="3" office:value-type="string">
            <text:list xml:id="list212004542164440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75"><text:span text:style-name="T162">OBJ</text:span>_ID</text:p>
          </table:table-cell>
          <table:table-cell table:style-name="表格32.A8" office:value-type="string">
            <text:list xml:id="list212004542156703" text:continue-numbering="true" text:style-name="WW8Num2">
              <text:list-item>
                <text:p text:style-name="P1315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62"/>
          </table:table-cell>
          <table:table-cell table:style-name="表格32.A8" office:value-type="string">
            <text:p text:style-name="P799">Y</text:p>
          </table:table-cell>
          <table:table-cell table:style-name="表格32.A8" office:value-type="string">
            <text:p text:style-name="P375">1<text:span text:style-name="T140">4</text:span></text:p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670">BB_<text:span text:style-name="T162">OBJECTIVE</text:span>.<text:span text:style-name="T162">OBJ</text:span>_ID</text:p>
          </table:table-cell>
          <table:table-cell table:style-name="表格32.A8" office:value-type="string">
            <text:p text:style-name="P566"/>
          </table:table-cell>
          <table:table-cell table:style-name="表格32.J5" table:number-columns-spanned="3" office:value-type="string">
            <text:list xml:id="list212004542179433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6">NAME</text:p>
          </table:table-cell>
          <table:table-cell table:style-name="表格32.A8" office:value-type="string">
            <text:list xml:id="list212004542179547" text:continue-numbering="true" text:style-name="WW8Num2">
              <text:list-item>
                <text:p text:style-name="P1394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800">Y</text:p>
          </table:table-cell>
          <table:table-cell table:style-name="表格32.A8" office:value-type="string">
            <text:p text:style-name="P406">100</text:p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654"/>
          </table:table-cell>
          <table:table-cell table:style-name="表格32.A8" office:value-type="string">
            <text:p text:style-name="P615">要檢查<text:span text:style-name="T147">KPI名稱不要重復</text:span></text:p>
          </table:table-cell>
          <table:table-cell table:style-name="表格32.J5" table:number-columns-spanned="3" office:value-type="string">
            <text:list xml:id="list212004542150529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7">DESCRIPTION</text:p>
          </table:table-cell>
          <table:table-cell table:style-name="表格32.A8" office:value-type="string">
            <text:list xml:id="list212004542171724" text:continue-numbering="true" text:style-name="WW8Num2">
              <text:list-item>
                <text:p text:style-name="P1395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80"/>
          </table:table-cell>
          <table:table-cell table:style-name="表格32.A8" office:value-type="string">
            <text:p text:style-name="P407">500</text:p>
          </table:table-cell>
          <table:table-cell table:style-name="表格32.A8" office:value-type="string">
            <text:p text:style-name="P389"/>
          </table:table-cell>
          <table:table-cell table:style-name="表格32.A8" office:value-type="string">
            <text:p text:style-name="P654"/>
          </table:table-cell>
          <table:table-cell table:style-name="表格32.A8" office:value-type="string">
            <text:p text:style-name="P566"/>
          </table:table-cell>
          <table:table-cell table:style-name="表格32.J5" table:number-columns-spanned="3" office:value-type="string">
            <text:list xml:id="list212004558155174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8">WEIGHT</text:p>
          </table:table-cell>
          <table:table-cell table:style-name="表格32.A8" office:value-type="string">
            <text:list xml:id="list212004558171287" text:continue-numbering="true" text:style-name="WW8Num2">
              <text:list-item>
                <text:p text:style-name="P1419">DECIMAL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80"/>
          </table:table-cell>
          <table:table-cell table:style-name="表格32.A8" office:value-type="string">
            <text:p text:style-name="P408">5,2</text:p>
          </table:table-cell>
          <table:table-cell table:style-name="表格32.A8" office:value-type="string">
            <text:p text:style-name="P422">0.00</text:p>
          </table:table-cell>
          <table:table-cell table:style-name="表格32.A8" office:value-type="string">
            <text:p text:style-name="P654"/>
          </table:table-cell>
          <table:table-cell table:style-name="表格32.A8" office:value-type="string">
            <text:p text:style-name="P566"/>
          </table:table-cell>
          <table:table-cell table:style-name="表格32.J5" table:number-columns-spanned="3" office:value-type="string">
            <text:list xml:id="list212004558179385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9">UNIT</text:p>
          </table:table-cell>
          <table:table-cell table:style-name="表格32.A8" office:value-type="string">
            <text:list xml:id="list212004558167459" text:continue-numbering="true" text:style-name="WW8Num2">
              <text:list-item>
                <text:p text:style-name="P1396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80"/>
          </table:table-cell>
          <table:table-cell table:style-name="表格32.A8" office:value-type="string">
            <text:p text:style-name="P409">20</text:p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654"/>
          </table:table-cell>
          <table:table-cell table:style-name="表格32.A8" office:value-type="string">
            <text:p text:style-name="P566"/>
          </table:table-cell>
          <table:table-cell table:style-name="表格32.J5" table:number-columns-spanned="3" office:value-type="string">
            <text:list xml:id="list212004558161766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0">FOR_ID</text:p>
          </table:table-cell>
          <table:table-cell table:style-name="表格32.A8" office:value-type="string">
            <text:list xml:id="list212004558168900" text:continue-numbering="true" text:style-name="WW8Num2">
              <text:list-item>
                <text:p text:style-name="P1397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810">Y</text:p>
          </table:table-cell>
          <table:table-cell table:style-name="表格32.A8" office:value-type="string">
            <text:p text:style-name="P412">14</text:p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671">BB_FORMULA.FOR_ID</text:p>
          </table:table-cell>
          <table:table-cell table:style-name="表格32.A8" office:value-type="string">
            <text:p text:style-name="P566"/>
          </table:table-cell>
          <table:table-cell table:style-name="表格32.J5" table:number-columns-spanned="3" office:value-type="string">
            <text:list xml:id="list212004558170790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92">TARGET</text:p>
          </table:table-cell>
          <table:table-cell table:style-name="表格32.A8" office:value-type="string">
            <text:list xml:id="list212004558164030" text:continue-numbering="true" text:style-name="WW8Num2">
              <text:list-item>
                <text:p text:style-name="P1416">FLOAT</text:p>
              </text:list-item>
            </text:list>
          </table:table-cell>
          <table:table-cell table:style-name="表格32.A8" office:value-type="string">
            <text:p text:style-name="P208"/>
          </table:table-cell>
          <table:table-cell table:style-name="表格32.A8" office:value-type="string">
            <text:p text:style-name="P348"/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394">1<text:span text:style-name="T143">2,</text:span>2</text:p>
          </table:table-cell>
          <table:table-cell table:style-name="表格32.A8" office:value-type="string">
            <text:p text:style-name="P427">0.00</text:p>
          </table:table-cell>
          <table:table-cell table:style-name="表格32.A8" office:value-type="string">
            <text:p text:style-name="P653"/>
          </table:table-cell>
          <table:table-cell table:style-name="表格32.A8" office:value-type="string">
            <text:p text:style-name="P565"/>
          </table:table-cell>
          <table:table-cell table:style-name="表格32.J5" table:number-columns-spanned="3" office:value-type="string">
            <text:list xml:id="list212004558161453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92">MIN</text:p>
          </table:table-cell>
          <table:table-cell table:style-name="表格32.A8" office:value-type="string">
            <text:list xml:id="list212004558168683" text:continue-numbering="true" text:style-name="WW8Num2">
              <text:list-item>
                <text:p text:style-name="P1416">FLOAT</text:p>
              </text:list-item>
            </text:list>
          </table:table-cell>
          <table:table-cell table:style-name="表格32.A8" office:value-type="string">
            <text:p text:style-name="P208"/>
          </table:table-cell>
          <table:table-cell table:style-name="表格32.A8" office:value-type="string">
            <text:p text:style-name="P348"/>
          </table:table-cell>
          <table:table-cell table:style-name="表格32.A8" office:value-type="string">
            <text:p text:style-name="P779"/>
          </table:table-cell>
          <table:table-cell table:style-name="表格32.A8" office:value-type="string">
            <text:p text:style-name="P394">1<text:span text:style-name="T143">2,</text:span>2</text:p>
          </table:table-cell>
          <table:table-cell table:style-name="表格32.A8" office:value-type="string">
            <text:p text:style-name="P427">0.00</text:p>
          </table:table-cell>
          <table:table-cell table:style-name="表格32.A8" office:value-type="string">
            <text:p text:style-name="P653"/>
          </table:table-cell>
          <table:table-cell table:style-name="表格32.A8" office:value-type="string">
            <text:p text:style-name="P565"/>
          </table:table-cell>
          <table:table-cell table:style-name="表格32.J5" table:number-columns-spanned="3" office:value-type="string">
            <text:list xml:id="list212004558175488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4">MANAGEMENT</text:p>
          </table:table-cell>
          <table:table-cell table:style-name="表格32.A8" office:value-type="string">
            <text:list xml:id="list212004558168840" text:continue-numbering="true" text:style-name="WW8Num2">
              <text:list-item>
                <text:p text:style-name="P1398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80"/>
          </table:table-cell>
          <table:table-cell table:style-name="表格32.A8" office:value-type="string">
            <text:p text:style-name="P414">1</text:p>
          </table:table-cell>
          <table:table-cell table:style-name="表格32.A8" office:value-type="string">
            <text:p text:style-name="P426">1</text:p>
          </table:table-cell>
          <table:table-cell table:style-name="表格32.A8" office:value-type="string">
            <text:p text:style-name="P672">1越大越好, </text:p>
            <text:p text:style-name="P672">2越小越好, </text:p>
            <text:p text:style-name="P672">3越準越好</text:p>
          </table:table-cell>
          <table:table-cell table:style-name="表格32.A8" office:value-type="string">
            <text:p text:style-name="P674">得出的分數與<text:span text:style-name="T145">TARGET或MIN比較</text:span></text:p>
          </table:table-cell>
          <table:table-cell table:style-name="表格32.J5" table:number-columns-spanned="3" office:value-type="string">
            <text:list xml:id="list212004558161031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69"><text:bookmark text:name="result_box"/>COMPARE_TYPE</text:p>
            <text:p text:style-name="P414"/>
          </table:table-cell>
          <table:table-cell table:style-name="表格32.A8" office:value-type="string">
            <text:list xml:id="list212004558177911" text:continue-numbering="true" text:style-name="WW8Num2">
              <text:list-item>
                <text:p text:style-name="P1399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80"/>
          </table:table-cell>
          <table:table-cell table:style-name="表格32.A8" office:value-type="string">
            <text:p text:style-name="P423">1</text:p>
          </table:table-cell>
          <table:table-cell table:style-name="表格32.A8" office:value-type="string">
            <text:p text:style-name="P424">1</text:p>
          </table:table-cell>
          <table:table-cell table:style-name="表格32.A8" office:value-type="string">
            <text:p text:style-name="P676">1.與<text:span text:style-name="T146">TARGET比較</text:span></text:p>
            <text:p text:style-name="P677">2.與MIN比較</text:p>
          </table:table-cell>
          <table:table-cell table:style-name="表格32.A8" office:value-type="string">
            <text:p text:style-name="P674"/>
          </table:table-cell>
          <table:table-cell table:style-name="表格32.J5" table:number-columns-spanned="3" office:value-type="string">
            <text:list xml:id="list212004575170576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5">CAL</text:p>
          </table:table-cell>
          <table:table-cell table:style-name="表格32.A8" office:value-type="string">
            <text:list xml:id="list212004575171892" text:continue-numbering="true" text:style-name="WW8Num2">
              <text:list-item>
                <text:p text:style-name="P1400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80"/>
          </table:table-cell>
          <table:table-cell table:style-name="表格32.A8" office:value-type="string">
            <text:p text:style-name="P415">1<text:span text:style-name="T197">4</text:span></text:p>
          </table:table-cell>
          <table:table-cell table:style-name="表格32.A8" office:value-type="string">
            <text:p text:style-name="P426"/>
          </table:table-cell>
          <table:table-cell table:style-name="表格32.A8" office:value-type="string">
            <text:p text:style-name="P735">BB_AGGREGATION_METHOD.AGGR_ID</text:p>
          </table:table-cell>
          <table:table-cell table:style-name="表格32.A8" office:value-type="string">
            <text:p text:style-name="P566"/>
          </table:table-cell>
          <table:table-cell table:style-name="表格32.J5" table:number-columns-spanned="3" office:value-type="string">
            <text:list xml:id="list212004575180843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6">DATA_TYPE</text:p>
          </table:table-cell>
          <table:table-cell table:style-name="表格32.A8" office:value-type="string">
            <text:list xml:id="list212004575180879" text:continue-numbering="true" text:style-name="WW8Num2">
              <text:list-item>
                <text:p text:style-name="P1401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80"/>
          </table:table-cell>
          <table:table-cell table:style-name="表格32.A8" office:value-type="string">
            <text:p text:style-name="P397"/>
          </table:table-cell>
          <table:table-cell table:style-name="表格32.A8" office:value-type="string">
            <text:p text:style-name="P425">1</text:p>
          </table:table-cell>
          <table:table-cell table:style-name="表格32.A8" office:value-type="string">
            <text:p text:style-name="P675">1 部門 KPI</text:p>
            <text:p text:style-name="P675">2 個人 KPI</text:p>
            <text:p text:style-name="P675">3 部門 / 個人</text:p>
          </table:table-cell>
          <table:table-cell table:style-name="表格32.A8" office:value-type="string">
            <text:p text:style-name="P566"/>
          </table:table-cell>
          <table:table-cell table:style-name="表格32.J5" table:number-columns-spanned="3" office:value-type="string">
            <text:list xml:id="list212004575181880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7">ORGA_MEASURE_SEPARATE</text:p>
          </table:table-cell>
          <table:table-cell table:style-name="表格32.A8" office:value-type="string">
            <text:list xml:id="list212004575175983" text:continue-numbering="true" text:style-name="WW8Num2">
              <text:list-item>
                <text:p text:style-name="P1402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80"/>
          </table:table-cell>
          <table:table-cell table:style-name="表格32.A8" office:value-type="string">
            <text:p text:style-name="P417">1</text:p>
          </table:table-cell>
          <table:table-cell table:style-name="表格32.A8" office:value-type="string">
            <text:p text:style-name="P418">N</text:p>
          </table:table-cell>
          <table:table-cell table:style-name="表格32.A8" office:value-type="string">
            <text:p text:style-name="P678">KPI部門數據資料是否依各部門分開</text:p>
          </table:table-cell>
          <table:table-cell table:style-name="表格32.A8" office:value-type="string">
            <text:p text:style-name="P566"/>
          </table:table-cell>
          <table:table-cell table:style-name="表格32.J5" table:number-columns-spanned="3" office:value-type="string">
            <text:list xml:id="list212004575151909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9">USER_MEASURE_SEPARATE</text:p>
          </table:table-cell>
          <table:table-cell table:style-name="表格32.A8" office:value-type="string">
            <text:list xml:id="list212004575156707" text:continue-numbering="true" text:style-name="WW8Num2">
              <text:list-item>
                <text:p text:style-name="P1403">VARCHAR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80"/>
          </table:table-cell>
          <table:table-cell table:style-name="表格32.A8" office:value-type="string">
            <text:p text:style-name="P420">1</text:p>
          </table:table-cell>
          <table:table-cell table:style-name="表格32.A8" office:value-type="string">
            <text:p text:style-name="P421">N</text:p>
          </table:table-cell>
          <table:table-cell table:style-name="表格32.A8" office:value-type="string">
            <text:p text:style-name="P679">KPI員工數據資料是否依各員工分開</text:p>
          </table:table-cell>
          <table:table-cell table:style-name="表格32.A8" office:value-type="string">
            <text:p text:style-name="P566"/>
          </table:table-cell>
          <table:table-cell table:style-name="表格32.J5" table:number-columns-spanned="3" office:value-type="string">
            <text:list xml:id="list212004575152692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58"><text:span text:style-name="T165">QUASI_</text:span>RANGE</text:p>
          </table:table-cell>
          <table:table-cell table:style-name="表格32.A8" office:value-type="string">
            <text:list xml:id="list212004575168595" text:continue-numbering="true" text:style-name="WW8Num2">
              <text:list-item>
                <text:p text:style-name="P1420">INT</text:p>
              </text:list-item>
            </text:list>
          </table:table-cell>
          <table:table-cell table:style-name="表格32.A8" office:value-type="string">
            <text:p text:style-name="P209"/>
          </table:table-cell>
          <table:table-cell table:style-name="表格32.A8" office:value-type="string">
            <text:p text:style-name="P349"/>
          </table:table-cell>
          <table:table-cell table:style-name="表格32.A8" office:value-type="string">
            <text:p text:style-name="P780"/>
          </table:table-cell>
          <table:table-cell table:style-name="表格32.A8" office:value-type="string">
            <text:p text:style-name="P458">3</text:p>
          </table:table-cell>
          <table:table-cell table:style-name="表格32.A8" office:value-type="string">
            <text:p text:style-name="P422">0</text:p>
          </table:table-cell>
          <table:table-cell table:style-name="表格32.A8" office:value-type="string">
            <text:p text:style-name="P673">越準越好用的分數落在的區間範圍</text:p>
          </table:table-cell>
          <table:table-cell table:style-name="表格32.A8" office:value-type="string">
            <text:p text:style-name="P566"/>
          </table:table-cell>
          <table:table-cell table:style-name="表格32.J5" table:number-columns-spanned="3" office:value-type="string">
            <text:list xml:id="list212004575151797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212004575162245" text:continue-numbering="true" text:style-name="WW8Num2">
              <text:list-item>
                <text:p text:style-name="P1315">CUSERID</text:p>
              </text:list-item>
            </text:list>
          </table:table-cell>
          <table:table-cell table:style-name="表格32.A5" office:value-type="string">
            <text:list xml:id="list212004575174303" text:continue-numbering="true" text:style-name="WW8Num2">
              <text:list-item>
                <text:p text:style-name="P1315">VARCHAR</text:p>
              </text:list-item>
            </text:list>
          </table:table-cell>
          <table:table-cell table:style-name="表格32.A5" office:value-type="string">
            <text:list xml:id="list212004575155293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75161074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75182075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75170041" text:continue-numbering="true" text:style-name="WW8Num2">
              <text:list-item>
                <text:p text:style-name="P1315">24</text:p>
              </text:list-item>
            </text:list>
          </table:table-cell>
          <table:table-cell table:style-name="表格32.A5" office:value-type="string">
            <text:list xml:id="list212004575161441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75176946" text:continue-numbering="true" text:style-name="WW8Num2">
              <text:list-item>
                <text:p text:style-name="P1315">Create data user</text:p>
              </text:list-item>
            </text:list>
          </table:table-cell>
          <table:table-cell table:style-name="表格32.A5" office:value-type="string">
            <text:list xml:id="list212004575152146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J5" table:number-columns-spanned="3" office:value-type="string">
            <text:list xml:id="list212004575172519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212004575158204" text:continue-numbering="true" text:style-name="WW8Num2">
              <text:list-item>
                <text:p text:style-name="P1315">CDATE</text:p>
              </text:list-item>
            </text:list>
          </table:table-cell>
          <table:table-cell table:style-name="表格32.A5" office:value-type="string">
            <text:list xml:id="list212004575160814" text:continue-numbering="true" text:style-name="WW8Num2">
              <text:list-item>
                <text:p text:style-name="P1315">DATETIME</text:p>
              </text:list-item>
            </text:list>
          </table:table-cell>
          <table:table-cell table:style-name="表格32.A5" office:value-type="string">
            <text:list xml:id="list212004575153973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75154747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75180107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91164834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91170109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91161590" text:continue-numbering="true" text:style-name="WW8Num2">
              <text:list-item>
                <text:p text:style-name="P1315">Create time</text:p>
              </text:list-item>
            </text:list>
          </table:table-cell>
          <table:table-cell table:style-name="表格32.A5" office:value-type="string">
            <text:list xml:id="list212004591164122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J5" table:number-columns-spanned="3" office:value-type="string">
            <text:list xml:id="list212004591179763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212004591151499" text:continue-numbering="true" text:style-name="WW8Num2">
              <text:list-item>
                <text:p text:style-name="P1315">UUSERID</text:p>
              </text:list-item>
            </text:list>
          </table:table-cell>
          <table:table-cell table:style-name="表格32.A5" office:value-type="string">
            <text:list xml:id="list212004591160971" text:continue-numbering="true" text:style-name="WW8Num2">
              <text:list-item>
                <text:p text:style-name="P1315">VARCHAR</text:p>
              </text:list-item>
            </text:list>
          </table:table-cell>
          <table:table-cell table:style-name="表格32.A5" office:value-type="string">
            <text:list xml:id="list212004591170783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91180244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91180628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91164710" text:continue-numbering="true" text:style-name="WW8Num2">
              <text:list-item>
                <text:p text:style-name="P1315">24</text:p>
              </text:list-item>
            </text:list>
          </table:table-cell>
          <table:table-cell table:style-name="表格32.A5" office:value-type="string">
            <text:list xml:id="list212004591156841" text:continue-numbering="true" text:style-name="WW8Num2">
              <text:list-item>
                <text:p text:style-name="P1315">null</text:p>
              </text:list-item>
            </text:list>
          </table:table-cell>
          <table:table-cell table:style-name="表格32.A5" office:value-type="string">
            <text:list xml:id="list212004591171946" text:continue-numbering="true" text:style-name="WW8Num2">
              <text:list-item>
                <text:p text:style-name="P1315">Update date user</text:p>
              </text:list-item>
            </text:list>
          </table:table-cell>
          <table:table-cell table:style-name="表格32.A5" office:value-type="string">
            <text:list xml:id="list212004591170365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J5" table:number-columns-spanned="3" office:value-type="string">
            <text:list xml:id="list212004591169453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212004591156563" text:continue-numbering="true" text:style-name="WW8Num2">
              <text:list-item>
                <text:p text:style-name="P1315">UDATE</text:p>
              </text:list-item>
            </text:list>
          </table:table-cell>
          <table:table-cell table:style-name="表格32.A5" office:value-type="string">
            <text:list xml:id="list212004591159662" text:continue-numbering="true" text:style-name="WW8Num2">
              <text:list-item>
                <text:p text:style-name="P1315">DATETIME</text:p>
              </text:list-item>
            </text:list>
          </table:table-cell>
          <table:table-cell table:style-name="表格32.A5" office:value-type="string">
            <text:list xml:id="list212004591160360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91172678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91172285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91168468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A5" office:value-type="string">
            <text:list xml:id="list212004591159373" text:continue-numbering="true" text:style-name="WW8Num2">
              <text:list-item>
                <text:p text:style-name="P1315">null</text:p>
              </text:list-item>
            </text:list>
          </table:table-cell>
          <table:table-cell table:style-name="表格32.A5" office:value-type="string">
            <text:list xml:id="list212004591174681" text:continue-numbering="true" text:style-name="WW8Num2">
              <text:list-item>
                <text:p text:style-name="P1315">Update time</text:p>
              </text:list-item>
            </text:list>
          </table:table-cell>
          <table:table-cell table:style-name="表格32.A5" office:value-type="string">
            <text:list xml:id="list212004591172540" text:continue-numbering="true" text:style-name="WW8Num2">
              <text:list-item>
                <text:p text:style-name="P1260"/>
              </text:list-item>
            </text:list>
          </table:table-cell>
          <table:table-cell table:style-name="表格32.J5" table:number-columns-spanned="3" office:value-type="string">
            <text:list xml:id="list212004591171498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212004591169420" text:continue-numbering="true" text:style-name="WW8Num2">
        <text:list-item>
          <text:h text:style-name="P901" text:outline-level="1"><text:bookmark-start text:name="__RefHeading__18458_26598187"/><text:soft-page-break/>越準越好分數處理方式<text:bookmark-end text:name="__RefHeading__18458_26598187"/></text:h>
        </text:list-item>
      </text:list>
      <text:p text:style-name="P70">增加輸入一個區間 ( <text:span text:style-name="T168">QUASI_</text:span><text:span text:style-name="T167">RANGE </text:span><text:span text:style-name="T166">) </text:span><text:s/>如:</text:p>
      <text:p text:style-name="P70">0%, 1%, 3%, 5%, 7%, 10%, 15%, 20%, 25%, 30%, 35%, 40%, 45%, 50%, 55%, 60%, 65%, 70%, 75%, 80%, 85% ,90%, 95%, 100%</text:p>
      <text:p text:style-name="P70"/>
      <text:p text:style-name="P70"/>
      <text:p text:style-name="P70">假定</text:p>
      <text:p text:style-name="P70"/>
      <text:p text:style-name="P70">1. TARGET = 100</text:p>
      <text:p text:style-name="P70">2. MIN = 50</text:p>
      <text:p text:style-name="P70">3. 區間<text:span text:style-name="T168">QUASI_</text:span><text:span text:style-name="T167">RANGE</text:span>為 3%</text:p>
      <text:p text:style-name="P70"/>
      <text:p text:style-name="P70"/>
      <text:p text:style-name="P70">A. 與TARGET比較時</text:p>
      <text:p text:style-name="P70"/>
      <text:p text:style-name="P70"><text:s text:c="4"/>算出的分數score</text:p>
      <text:p text:style-name="P70"><text:s text:c="4"/>區間值 TARGET * (<text:span text:style-name="T168">QUASI_</text:span><text:span text:style-name="T167">RANGE</text:span> / 100.0)</text:p>
      <text:p text:style-name="P70"><text:s text:c="4"/>100 * (3.0 / 100.0) = 3</text:p>
      <text:p text:style-name="P70"><text:s text:c="3"/></text:p>
      <text:p text:style-name="P70"><text:s text:c="4"/>落在此區間皆可 <text:s text:c="2"/></text:p>
      <text:p text:style-name="P70"><text:s text:c="5"/>score &gt;= TARGET - 3 AND score &lt;= TARGET + 3</text:p>
      <text:p text:style-name="P70"/>
      <text:p text:style-name="P70"/>
      <text:p text:style-name="P70">B. 與MIN比較時</text:p>
      <text:p text:style-name="P70"/>
      <text:p text:style-name="P70"><text:s text:c="4"/>算出的分數score</text:p>
      <text:p text:style-name="P70"><text:s text:c="4"/>區間值 MIN * (<text:span text:style-name="T168">QUASI_</text:span><text:span text:style-name="T167">RANGE</text:span> / 100.0)</text:p>
      <text:p text:style-name="P70"><text:s text:c="4"/>50 * (3.0 / 100.0) = 1.5</text:p>
      <text:p text:style-name="P70"/>
      <text:p text:style-name="P70"><text:s text:c="4"/>落在此區間皆可 <text:s text:c="2"/></text:p>
      <text:p text:style-name="P70"><text:s text:c="5"/>score &gt;= TARGET - 1.5 AND score &lt;= TARGET + 1.5</text:p>
      <text:p text:style-name="P70"/>
      <text:p text:style-name="P70"/>
      <text:p text:style-name="P70">** 注意當區間選為 0% 時就直接拿TARGET或MIN來比較</text:p>
      <text:p text:style-name="P71"/>
      <text:p text:style-name="P71"/>
      <text:p text:style-name="P71"/>
      <text:p text:style-name="P71"/>
      <text:p text:style-name="P71"/>
      <text:p text:style-name="P71"/>
      <text:list xml:id="list212004591159383" text:continue-numbering="true" text:style-name="WW8Num2">
        <text:list-item>
          <text:h text:style-name="P923" text:outline-level="1"><text:bookmark-start text:name="__RefHeading__15140_679456773"/><text:soft-page-break/><text:span text:style-name="T47">B</text:span><text:span text:style-name="T65">B</text:span><text:span text:style-name="T47">_</text:span><text:span text:style-name="T71">KPI_ORGA</text:span><text:bookmark-end text:name="__RefHeading__15140_679456773"/></text:h>
        </text:list-item>
      </text:list>
      <table:table table:name="表格33" table:style-name="表格33">
        <table:table-column table:style-name="表格33.A"/>
        <table:table-column table:style-name="表格33.B"/>
        <table:table-column table:style-name="表格33.C" table:number-columns-repeated="2"/>
        <table:table-column table:style-name="表格33.E" table:number-columns-repeated="3"/>
        <table:table-column table:style-name="表格33.H"/>
        <table:table-column table:style-name="表格33.I"/>
        <table:table-column table:style-name="表格33.J"/>
        <table:table-column table:style-name="表格33.K"/>
        <table:table-column table:style-name="表格33.L"/>
        <table:table-row table:style-name="表格33.1">
          <table:table-cell table:style-name="表格33.A1" office:value-type="string">
            <text:list xml:id="list212004591153745" text:continue-numbering="true" text:style-name="WW8Num2">
              <text:list-item>
                <text:p text:style-name="P1042">Project</text:p>
              </text:list-item>
            </text:list>
          </table:table-cell>
          <table:table-cell table:style-name="表格33.A1" table:number-columns-spanned="6" office:value-type="string">
            <text:list xml:id="list212004591154754" text:continue-numbering="true" text:style-name="WW8Num2">
              <text:list-item>
                <text:p text:style-name="P112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1" office:value-type="string">
            <text:list xml:id="list212004591159297" text:continue-numbering="true" text:style-name="WW8Num2">
              <text:list-item>
                <text:p text:style-name="P1042">Ver</text:p>
              </text:list-item>
            </text:list>
          </table:table-cell>
          <table:table-cell table:style-name="表格33.A1" office:value-type="string">
            <text:list xml:id="list212004591161467" text:continue-numbering="true" text:style-name="WW8Num2">
              <text:list-item>
                <text:p text:style-name="P1122">0.5</text:p>
              </text:list-item>
            </text:list>
          </table:table-cell>
          <table:table-cell table:style-name="表格33.J1" office:value-type="string">
            <text:list xml:id="list212004591172248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3.K1" office:value-type="string">
            <text:list xml:id="list212004608172499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3.K1" office:value-type="string">
            <text:list xml:id="list212004608164634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212004608150544" text:continue-numbering="true" text:style-name="WW8Num2">
              <text:list-item>
                <text:p text:style-name="P1042">Maintain</text:p>
              </text:list-item>
            </text:list>
          </table:table-cell>
          <table:table-cell table:style-name="表格33.A2" table:number-columns-spanned="6" office:value-type="string">
            <text:list xml:id="list212004608171650" text:continue-numbering="true" text:style-name="WW8Num2">
              <text:list-item>
                <text:p text:style-name="P112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212004608164893" text:continue-numbering="true" text:style-name="WW8Num2">
              <text:list-item>
                <text:p text:style-name="P1042">Date</text:p>
              </text:list-item>
            </text:list>
          </table:table-cell>
          <table:table-cell table:style-name="表格33.A2" office:value-type="string">
            <text:list xml:id="list212004608150949" text:continue-numbering="true" text:style-name="WW8Num2">
              <text:list-item>
                <text:p text:style-name="P1122">2014/1<text:span text:style-name="T132">1</text:span>/<text:span text:style-name="T137">13</text:span></text:p>
              </text:list-item>
            </text:list>
          </table:table-cell>
          <table:table-cell table:style-name="表格33.J1" office:value-type="string">
            <text:list xml:id="list212004608167539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3.K1" office:value-type="string">
            <text:list xml:id="list212004608167557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3.K1" office:value-type="string">
            <text:list xml:id="list212004608177868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212004608177325" text:continue-numbering="true" text:style-name="WW8Num2">
              <text:list-item>
                <text:p text:style-name="P1042">Table</text:p>
              </text:list-item>
            </text:list>
          </table:table-cell>
          <table:table-cell table:style-name="表格33.A2" table:number-columns-spanned="6" office:value-type="string">
            <text:list xml:id="list212004608181850" text:continue-numbering="true" text:style-name="WW8Num2">
              <text:list-item>
                <text:p text:style-name="P1220">b<text:span text:style-name="T136">b</text:span>_<text:span text:style-name="T148">kpi_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212004608155922" text:continue-numbering="true" text:style-name="WW8Num2">
              <text:list-item>
                <text:p text:style-name="P1042">DataBase</text:p>
              </text:list-item>
            </text:list>
          </table:table-cell>
          <table:table-cell table:style-name="表格33.A2" office:value-type="string">
            <text:list xml:id="list212004608167071" text:continue-numbering="true" text:style-name="WW8Num2">
              <text:list-item>
                <text:p text:style-name="P1122">bbcore</text:p>
              </text:list-item>
            </text:list>
          </table:table-cell>
          <table:table-cell table:style-name="表格33.J1" office:value-type="string">
            <text:list xml:id="list212004608169479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3.K1" office:value-type="string">
            <text:list xml:id="list212004608170005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3.K1" office:value-type="string">
            <text:list xml:id="list212004608176072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33.1">
          <table:table-cell table:style-name="表格33.A4" office:value-type="string">
            <text:list xml:id="list212004608156937" text:continue-numbering="true" text:style-name="WW8Num2">
              <text:list-item>
                <text:p text:style-name="P1042">Descript</text:p>
              </text:list-item>
            </text:list>
          </table:table-cell>
          <table:table-cell table:style-name="表格33.A4" table:number-columns-spanned="8" office:value-type="string">
            <text:list xml:id="list212004608167528" text:continue-numbering="true" text:style-name="WW8Num2">
              <text:list-item>
                <text:p text:style-name="P11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1" office:value-type="string">
            <text:list xml:id="list212004608179284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3.K1" office:value-type="string">
            <text:list xml:id="list212004608156711" text:continue-numbering="true" text:style-name="WW8Num2">
              <text:list-item>
                <text:p text:style-name="P851"/>
              </text:list-item>
            </text:list>
          </table:table-cell>
          <table:table-cell table:style-name="表格33.K1" office:value-type="string">
            <text:list xml:id="list212004608166104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33.1">
          <table:table-cell table:style-name="表格33.A5" table:number-columns-spanned="9" office:value-type="string">
            <text:list xml:id="list212004608160634" text:continue-numbering="true" text:style-name="WW8Num2">
              <text:list-item>
                <text:p text:style-name="P96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5" table:number-columns-spanned="3" office:value-type="string">
            <text:list xml:id="list212004608156138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212004608172615" text:continue-numbering="true" text:style-name="WW8Num2">
              <text:list-item>
                <text:p text:style-name="P1082">Field</text:p>
              </text:list-item>
            </text:list>
          </table:table-cell>
          <table:table-cell table:style-name="表格33.A5" office:value-type="string">
            <text:list xml:id="list212004608178708" text:continue-numbering="true" text:style-name="WW8Num2">
              <text:list-item>
                <text:p text:style-name="P1082">Datatype</text:p>
              </text:list-item>
            </text:list>
          </table:table-cell>
          <table:table-cell table:style-name="表格33.A5" office:value-type="string">
            <text:list xml:id="list212004608177198" text:continue-numbering="true" text:style-name="WW8Num2">
              <text:list-item>
                <text:p text:style-name="P1082">PK</text:p>
              </text:list-item>
            </text:list>
          </table:table-cell>
          <table:table-cell table:style-name="表格33.A5" office:value-type="string">
            <text:list xml:id="list212004608154832" text:continue-numbering="true" text:style-name="WW8Num2">
              <text:list-item>
                <text:p text:style-name="P1082">UK</text:p>
              </text:list-item>
            </text:list>
          </table:table-cell>
          <table:table-cell table:style-name="表格33.A5" office:value-type="string">
            <text:list xml:id="list212004608150474" text:continue-numbering="true" text:style-name="WW8Num2">
              <text:list-item>
                <text:p text:style-name="P1082">IDX</text:p>
              </text:list-item>
            </text:list>
          </table:table-cell>
          <table:table-cell table:style-name="表格33.A5" office:value-type="string">
            <text:list xml:id="list212004608162602" text:continue-numbering="true" text:style-name="WW8Num2">
              <text:list-item>
                <text:p text:style-name="P1002"><text:span text:style-name="T2">S</text:span><text:span text:style-name="T3">IZE</text:span></text:p>
              </text:list-item>
            </text:list>
          </table:table-cell>
          <table:table-cell table:style-name="表格33.A5" office:value-type="string">
            <text:list xml:id="list212004608168787" text:continue-numbering="true" text:style-name="WW8Num2">
              <text:list-item>
                <text:p text:style-name="P1002"><text:span text:style-name="T2">D</text:span><text:span text:style-name="T3">EF</text:span></text:p>
              </text:list-item>
            </text:list>
          </table:table-cell>
          <table:table-cell table:style-name="表格33.A5" office:value-type="string">
            <text:list xml:id="list212004608181869" text:continue-numbering="true" text:style-name="WW8Num2">
              <text:list-item>
                <text:p text:style-name="P1082">Description</text:p>
              </text:list-item>
            </text:list>
          </table:table-cell>
          <table:table-cell table:style-name="表格33.A5" office:value-type="string">
            <text:list xml:id="list212004608175887" text:continue-numbering="true" text:style-name="WW8Num2">
              <text:list-item>
                <text:p text:style-name="P1082">Remarks</text:p>
              </text:list-item>
            </text:list>
          </table:table-cell>
          <table:table-cell table:style-name="表格33.J5" table:number-columns-spanned="3" office:value-type="string">
            <text:list xml:id="list212004608151881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212004608159848" text:continue-numbering="true" text:style-name="WW8Num2">
              <text:list-item>
                <text:p text:style-name="P1317">OID</text:p>
              </text:list-item>
            </text:list>
          </table:table-cell>
          <table:table-cell table:style-name="表格33.A5" office:value-type="string">
            <text:list xml:id="list212004608160532" text:continue-numbering="true" text:style-name="WW8Num2">
              <text:list-item>
                <text:p text:style-name="P1317">CHAR</text:p>
              </text:list-item>
            </text:list>
          </table:table-cell>
          <table:table-cell table:style-name="表格33.A5" office:value-type="string">
            <text:list xml:id="list212004608177832" text:continue-numbering="true" text:style-name="WW8Num2">
              <text:list-item>
                <text:p text:style-name="P1317">Y</text:p>
              </text:list-item>
            </text:list>
          </table:table-cell>
          <table:table-cell table:style-name="表格33.A5" office:value-type="string">
            <text:list xml:id="list212004608165389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08168622" text:continue-numbering="true" text:style-name="WW8Num2">
              <text:list-item>
                <text:p text:style-name="P1317"><text:s/></text:p>
              </text:list-item>
            </text:list>
          </table:table-cell>
          <table:table-cell table:style-name="表格33.A5" office:value-type="string">
            <text:list xml:id="list212004608155855" text:continue-numbering="true" text:style-name="WW8Num2">
              <text:list-item>
                <text:p text:style-name="P1317">36</text:p>
              </text:list-item>
            </text:list>
          </table:table-cell>
          <table:table-cell table:style-name="表格33.A5" office:value-type="string">
            <text:list xml:id="list212004608175375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08175195" text:continue-numbering="true" text:style-name="WW8Num2">
              <text:list-item>
                <text:p text:style-name="P1317">PK / UUID</text:p>
              </text:list-item>
            </text:list>
          </table:table-cell>
          <table:table-cell table:style-name="表格33.A5" office:value-type="string">
            <text:list xml:id="list212004608174722" text:continue-numbering="true" text:style-name="WW8Num2">
              <text:list-item>
                <text:p text:style-name="P1317">Default java UUID</text:p>
              </text:list-item>
            </text:list>
          </table:table-cell>
          <table:table-cell table:style-name="表格33.J5" table:number-columns-spanned="3" office:value-type="string">
            <text:list xml:id="list212004608164699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401"><text:span text:style-name="T149">KPI_</text:span>ID</text:p>
          </table:table-cell>
          <table:table-cell table:style-name="表格33.A8" office:value-type="string">
            <text:list xml:id="list212004608157844" text:continue-numbering="true" text:style-name="WW8Num2">
              <text:list-item>
                <text:p text:style-name="P1316">VARCHAR</text:p>
              </text:list-item>
            </text:list>
          </table:table-cell>
          <table:table-cell table:style-name="表格33.A8" office:value-type="string">
            <text:p text:style-name="P209"/>
          </table:table-cell>
          <table:table-cell table:style-name="表格33.A8" office:value-type="string">
            <text:p text:style-name="P428">Y</text:p>
          </table:table-cell>
          <table:table-cell table:style-name="表格33.A8" office:value-type="string">
            <text:p text:style-name="P802"/>
          </table:table-cell>
          <table:table-cell table:style-name="表格33.A8" office:value-type="string">
            <text:p text:style-name="P404">14</text:p>
          </table:table-cell>
          <table:table-cell table:style-name="表格33.A8" office:value-type="string">
            <text:p text:style-name="P209"/>
          </table:table-cell>
          <table:table-cell table:style-name="表格33.A8" office:value-type="string">
            <text:p text:style-name="P680">BB_KPI.ID</text:p>
          </table:table-cell>
          <table:table-cell table:style-name="表格33.A8" office:value-type="string">
            <text:p text:style-name="P615"/>
          </table:table-cell>
          <table:table-cell table:style-name="表格33.J5" table:number-columns-spanned="3" office:value-type="string">
            <text:list xml:id="list212004608158860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353">ORG_ID</text:p>
          </table:table-cell>
          <table:table-cell table:style-name="表格33.A8" office:value-type="string">
            <text:list xml:id="list212004608163050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33.A8" office:value-type="string">
            <text:p text:style-name="P204"/>
          </table:table-cell>
          <table:table-cell table:style-name="表格33.A8" office:value-type="string">
            <text:p text:style-name="P346">Y</text:p>
          </table:table-cell>
          <table:table-cell table:style-name="表格33.A8" office:value-type="string">
            <text:p text:style-name="P775"/>
          </table:table-cell>
          <table:table-cell table:style-name="表格33.A8" office:value-type="string">
            <text:p text:style-name="P353">10</text:p>
          </table:table-cell>
          <table:table-cell table:style-name="表格33.A8" office:value-type="string">
            <text:p text:style-name="P204"/>
          </table:table-cell>
          <table:table-cell table:style-name="表格33.A8" office:value-type="string">
            <text:p text:style-name="P650">BB_ORGANIZATION.ORG_ID</text:p>
          </table:table-cell>
          <table:table-cell table:style-name="表格33.A8" office:value-type="string">
            <text:p text:style-name="P561"/>
          </table:table-cell>
          <table:table-cell table:style-name="表格33.J5" table:number-columns-spanned="3" office:value-type="string">
            <text:list xml:id="list212004624168307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212004624160666" text:continue-numbering="true" text:style-name="WW8Num2">
              <text:list-item>
                <text:p text:style-name="P1317">CUSERID</text:p>
              </text:list-item>
            </text:list>
          </table:table-cell>
          <table:table-cell table:style-name="表格33.A5" office:value-type="string">
            <text:list xml:id="list212004624154573" text:continue-numbering="true" text:style-name="WW8Num2">
              <text:list-item>
                <text:p text:style-name="P1317">VARCHAR</text:p>
              </text:list-item>
            </text:list>
          </table:table-cell>
          <table:table-cell table:style-name="表格33.A5" office:value-type="string">
            <text:list xml:id="list212004624159086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78002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65123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56357" text:continue-numbering="true" text:style-name="WW8Num2">
              <text:list-item>
                <text:p text:style-name="P1317">24</text:p>
              </text:list-item>
            </text:list>
          </table:table-cell>
          <table:table-cell table:style-name="表格33.A5" office:value-type="string">
            <text:list xml:id="list212004624154153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52179" text:continue-numbering="true" text:style-name="WW8Num2">
              <text:list-item>
                <text:p text:style-name="P1317">Create data user</text:p>
              </text:list-item>
            </text:list>
          </table:table-cell>
          <table:table-cell table:style-name="表格33.A5" office:value-type="string">
            <text:list xml:id="list212004624154857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J5" table:number-columns-spanned="3" office:value-type="string">
            <text:list xml:id="list212004624161657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212004624163359" text:continue-numbering="true" text:style-name="WW8Num2">
              <text:list-item>
                <text:p text:style-name="P1317">CDATE</text:p>
              </text:list-item>
            </text:list>
          </table:table-cell>
          <table:table-cell table:style-name="表格33.A5" office:value-type="string">
            <text:list xml:id="list212004624170651" text:continue-numbering="true" text:style-name="WW8Num2">
              <text:list-item>
                <text:p text:style-name="P1317">DATETIME</text:p>
              </text:list-item>
            </text:list>
          </table:table-cell>
          <table:table-cell table:style-name="表格33.A5" office:value-type="string">
            <text:list xml:id="list212004624153999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75725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50993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54649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53751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57452" text:continue-numbering="true" text:style-name="WW8Num2">
              <text:list-item>
                <text:p text:style-name="P1317">Create time</text:p>
              </text:list-item>
            </text:list>
          </table:table-cell>
          <table:table-cell table:style-name="表格33.A5" office:value-type="string">
            <text:list xml:id="list212004624164367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J5" table:number-columns-spanned="3" office:value-type="string">
            <text:list xml:id="list212004624173900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212004624178293" text:continue-numbering="true" text:style-name="WW8Num2">
              <text:list-item>
                <text:p text:style-name="P1317">UUSERID</text:p>
              </text:list-item>
            </text:list>
          </table:table-cell>
          <table:table-cell table:style-name="表格33.A5" office:value-type="string">
            <text:list xml:id="list212004624169802" text:continue-numbering="true" text:style-name="WW8Num2">
              <text:list-item>
                <text:p text:style-name="P1317">VARCHAR</text:p>
              </text:list-item>
            </text:list>
          </table:table-cell>
          <table:table-cell table:style-name="表格33.A5" office:value-type="string">
            <text:list xml:id="list212004624181518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70343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67459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62440" text:continue-numbering="true" text:style-name="WW8Num2">
              <text:list-item>
                <text:p text:style-name="P1317">24</text:p>
              </text:list-item>
            </text:list>
          </table:table-cell>
          <table:table-cell table:style-name="表格33.A5" office:value-type="string">
            <text:list xml:id="list212004624177594" text:continue-numbering="true" text:style-name="WW8Num2">
              <text:list-item>
                <text:p text:style-name="P1317">null</text:p>
              </text:list-item>
            </text:list>
          </table:table-cell>
          <table:table-cell table:style-name="表格33.A5" office:value-type="string">
            <text:list xml:id="list212004624172657" text:continue-numbering="true" text:style-name="WW8Num2">
              <text:list-item>
                <text:p text:style-name="P1317">Update date user</text:p>
              </text:list-item>
            </text:list>
          </table:table-cell>
          <table:table-cell table:style-name="表格33.A5" office:value-type="string">
            <text:list xml:id="list212004624156438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J5" table:number-columns-spanned="3" office:value-type="string">
            <text:list xml:id="list212004624174008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212004624177485" text:continue-numbering="true" text:style-name="WW8Num2">
              <text:list-item>
                <text:p text:style-name="P1317">UDATE</text:p>
              </text:list-item>
            </text:list>
          </table:table-cell>
          <table:table-cell table:style-name="表格33.A5" office:value-type="string">
            <text:list xml:id="list212004624158864" text:continue-numbering="true" text:style-name="WW8Num2">
              <text:list-item>
                <text:p text:style-name="P1317">DATETIME</text:p>
              </text:list-item>
            </text:list>
          </table:table-cell>
          <table:table-cell table:style-name="表格33.A5" office:value-type="string">
            <text:list xml:id="list212004624167794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52257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76929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82406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A5" office:value-type="string">
            <text:list xml:id="list212004624164986" text:continue-numbering="true" text:style-name="WW8Num2">
              <text:list-item>
                <text:p text:style-name="P1317">null</text:p>
              </text:list-item>
            </text:list>
          </table:table-cell>
          <table:table-cell table:style-name="表格33.A5" office:value-type="string">
            <text:list xml:id="list212004624179493" text:continue-numbering="true" text:style-name="WW8Num2">
              <text:list-item>
                <text:p text:style-name="P1317">Update time</text:p>
              </text:list-item>
            </text:list>
          </table:table-cell>
          <table:table-cell table:style-name="表格33.A5" office:value-type="string">
            <text:list xml:id="list212004624158402" text:continue-numbering="true" text:style-name="WW8Num2">
              <text:list-item>
                <text:p text:style-name="P1261"/>
              </text:list-item>
            </text:list>
          </table:table-cell>
          <table:table-cell table:style-name="表格33.J5" table:number-columns-spanned="3" office:value-type="string">
            <text:list xml:id="list212004624181116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</table:table>
      <text:p text:style-name="P37"/>
      <text:p text:style-name="P37"/>
      <text:p text:style-name="P37"/>
      <text:list xml:id="list212004624170826" text:continue-numbering="true" text:style-name="WW8Num2">
        <text:list-item>
          <text:h text:style-name="P924" text:outline-level="1"><text:bookmark-start text:name="__RefHeading__15142_679456773"/><text:span text:style-name="T47">B</text:span><text:span text:style-name="T65">B</text:span><text:span text:style-name="T47">_</text:span><text:span text:style-name="T71">KPI_</text:span><text:span text:style-name="T72">EMPL</text:span><text:bookmark-end text:name="__RefHeading__15142_679456773"/></text:h>
        </text:list-item>
      </text:list>
      <table:table table:name="表格34" table:style-name="表格34">
        <table:table-column table:style-name="表格34.A"/>
        <table:table-column table:style-name="表格34.B"/>
        <table:table-column table:style-name="表格34.C" table:number-columns-repeated="2"/>
        <table:table-column table:style-name="表格34.E" table:number-columns-repeated="3"/>
        <table:table-column table:style-name="表格34.H"/>
        <table:table-column table:style-name="表格34.I"/>
        <table:table-column table:style-name="表格34.J"/>
        <table:table-column table:style-name="表格34.K"/>
        <table:table-column table:style-name="表格34.L"/>
        <table:table-row table:style-name="表格34.1">
          <table:table-cell table:style-name="表格34.A1" office:value-type="string">
            <text:list xml:id="list212004624170465" text:continue-numbering="true" text:style-name="WW8Num2">
              <text:list-item>
                <text:p text:style-name="P1043">Project</text:p>
              </text:list-item>
            </text:list>
          </table:table-cell>
          <table:table-cell table:style-name="表格34.A1" table:number-columns-spanned="6" office:value-type="string">
            <text:list xml:id="list212004624182344" text:continue-numbering="true" text:style-name="WW8Num2">
              <text:list-item>
                <text:p text:style-name="P112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1" office:value-type="string">
            <text:list xml:id="list212004624182783" text:continue-numbering="true" text:style-name="WW8Num2">
              <text:list-item>
                <text:p text:style-name="P1043">Ver</text:p>
              </text:list-item>
            </text:list>
          </table:table-cell>
          <table:table-cell table:style-name="表格34.A1" office:value-type="string">
            <text:list xml:id="list212004624179144" text:continue-numbering="true" text:style-name="WW8Num2">
              <text:list-item>
                <text:p text:style-name="P1123">0.5</text:p>
              </text:list-item>
            </text:list>
          </table:table-cell>
          <table:table-cell table:style-name="表格34.J1" office:value-type="string">
            <text:list xml:id="list212004624157845" text:continue-numbering="true" text:style-name="WW8Num2">
              <text:list-item>
                <text:p text:style-name="P852"/>
              </text:list-item>
            </text:list>
          </table:table-cell>
          <table:table-cell table:style-name="表格34.K1" office:value-type="string">
            <text:list xml:id="list212004624157412" text:continue-numbering="true" text:style-name="WW8Num2">
              <text:list-item>
                <text:p text:style-name="P852"/>
              </text:list-item>
            </text:list>
          </table:table-cell>
          <table:table-cell table:style-name="表格34.K1" office:value-type="string">
            <text:list xml:id="list212004624162888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212004624159704" text:continue-numbering="true" text:style-name="WW8Num2">
              <text:list-item>
                <text:p text:style-name="P1043">Maintain</text:p>
              </text:list-item>
            </text:list>
          </table:table-cell>
          <table:table-cell table:style-name="表格34.A2" table:number-columns-spanned="6" office:value-type="string">
            <text:list xml:id="list212004624166884" text:continue-numbering="true" text:style-name="WW8Num2">
              <text:list-item>
                <text:p text:style-name="P112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212004624155064" text:continue-numbering="true" text:style-name="WW8Num2">
              <text:list-item>
                <text:p text:style-name="P1043">Date</text:p>
              </text:list-item>
            </text:list>
          </table:table-cell>
          <table:table-cell table:style-name="表格34.A2" office:value-type="string">
            <text:list xml:id="list212004624169920" text:continue-numbering="true" text:style-name="WW8Num2">
              <text:list-item>
                <text:p text:style-name="P1123">2014/1<text:span text:style-name="T132">1</text:span>/<text:span text:style-name="T137">13</text:span></text:p>
              </text:list-item>
            </text:list>
          </table:table-cell>
          <table:table-cell table:style-name="表格34.J1" office:value-type="string">
            <text:list xml:id="list212004624177871" text:continue-numbering="true" text:style-name="WW8Num2">
              <text:list-item>
                <text:p text:style-name="P852"/>
              </text:list-item>
            </text:list>
          </table:table-cell>
          <table:table-cell table:style-name="表格34.K1" office:value-type="string">
            <text:list xml:id="list212004624171806" text:continue-numbering="true" text:style-name="WW8Num2">
              <text:list-item>
                <text:p text:style-name="P852"/>
              </text:list-item>
            </text:list>
          </table:table-cell>
          <table:table-cell table:style-name="表格34.K1" office:value-type="string">
            <text:list xml:id="list212004624151276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212004624170435" text:continue-numbering="true" text:style-name="WW8Num2">
              <text:list-item>
                <text:p text:style-name="P1043">Table</text:p>
              </text:list-item>
            </text:list>
          </table:table-cell>
          <table:table-cell table:style-name="表格34.A2" table:number-columns-spanned="6" office:value-type="string">
            <text:list xml:id="list212004624175403" text:continue-numbering="true" text:style-name="WW8Num2">
              <text:list-item>
                <text:p text:style-name="P1221">b<text:span text:style-name="T136">b</text:span>_<text:span text:style-name="T148">kpi_emp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212004624151324" text:continue-numbering="true" text:style-name="WW8Num2">
              <text:list-item>
                <text:p text:style-name="P1043">DataBase</text:p>
              </text:list-item>
            </text:list>
          </table:table-cell>
          <table:table-cell table:style-name="表格34.A2" office:value-type="string">
            <text:list xml:id="list212004624158974" text:continue-numbering="true" text:style-name="WW8Num2">
              <text:list-item>
                <text:p text:style-name="P1123">bbcore</text:p>
              </text:list-item>
            </text:list>
          </table:table-cell>
          <table:table-cell table:style-name="表格34.J1" office:value-type="string">
            <text:list xml:id="list212004624163748" text:continue-numbering="true" text:style-name="WW8Num2">
              <text:list-item>
                <text:p text:style-name="P852"/>
              </text:list-item>
            </text:list>
          </table:table-cell>
          <table:table-cell table:style-name="表格34.K1" office:value-type="string">
            <text:list xml:id="list212004624154753" text:continue-numbering="true" text:style-name="WW8Num2">
              <text:list-item>
                <text:p text:style-name="P852"/>
              </text:list-item>
            </text:list>
          </table:table-cell>
          <table:table-cell table:style-name="表格34.K1" office:value-type="string">
            <text:list xml:id="list212004641178796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34.1">
          <table:table-cell table:style-name="表格34.A4" office:value-type="string">
            <text:list xml:id="list212004641158297" text:continue-numbering="true" text:style-name="WW8Num2">
              <text:list-item>
                <text:p text:style-name="P1043">Descript</text:p>
              </text:list-item>
            </text:list>
          </table:table-cell>
          <table:table-cell table:style-name="表格34.A4" table:number-columns-spanned="8" office:value-type="string">
            <text:list xml:id="list212004641182258" text:continue-numbering="true" text:style-name="WW8Num2">
              <text:list-item>
                <text:p text:style-name="P11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1" office:value-type="string">
            <text:list xml:id="list212004641182198" text:continue-numbering="true" text:style-name="WW8Num2">
              <text:list-item>
                <text:p text:style-name="P852"/>
              </text:list-item>
            </text:list>
          </table:table-cell>
          <table:table-cell table:style-name="表格34.K1" office:value-type="string">
            <text:list xml:id="list212004641171183" text:continue-numbering="true" text:style-name="WW8Num2">
              <text:list-item>
                <text:p text:style-name="P852"/>
              </text:list-item>
            </text:list>
          </table:table-cell>
          <table:table-cell table:style-name="表格34.K1" office:value-type="string">
            <text:list xml:id="list212004641165674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34.1">
          <table:table-cell table:style-name="表格34.A5" table:number-columns-spanned="9" office:value-type="string">
            <text:list xml:id="list212004641170234" text:continue-numbering="true" text:style-name="WW8Num2">
              <text:list-item>
                <text:p text:style-name="P96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5" table:number-columns-spanned="3" office:value-type="string">
            <text:list xml:id="list212004641165746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212004641182590" text:continue-numbering="true" text:style-name="WW8Num2">
              <text:list-item>
                <text:p text:style-name="P1083">Field</text:p>
              </text:list-item>
            </text:list>
          </table:table-cell>
          <table:table-cell table:style-name="表格34.A5" office:value-type="string">
            <text:list xml:id="list212004641176495" text:continue-numbering="true" text:style-name="WW8Num2">
              <text:list-item>
                <text:p text:style-name="P1083">Datatype</text:p>
              </text:list-item>
            </text:list>
          </table:table-cell>
          <table:table-cell table:style-name="表格34.A5" office:value-type="string">
            <text:list xml:id="list212004641176269" text:continue-numbering="true" text:style-name="WW8Num2">
              <text:list-item>
                <text:p text:style-name="P1083">PK</text:p>
              </text:list-item>
            </text:list>
          </table:table-cell>
          <table:table-cell table:style-name="表格34.A5" office:value-type="string">
            <text:list xml:id="list212004641166610" text:continue-numbering="true" text:style-name="WW8Num2">
              <text:list-item>
                <text:p text:style-name="P1083">UK</text:p>
              </text:list-item>
            </text:list>
          </table:table-cell>
          <table:table-cell table:style-name="表格34.A5" office:value-type="string">
            <text:list xml:id="list212004641178452" text:continue-numbering="true" text:style-name="WW8Num2">
              <text:list-item>
                <text:p text:style-name="P1083">IDX</text:p>
              </text:list-item>
            </text:list>
          </table:table-cell>
          <table:table-cell table:style-name="表格34.A5" office:value-type="string">
            <text:list xml:id="list212004641158544" text:continue-numbering="true" text:style-name="WW8Num2">
              <text:list-item>
                <text:p text:style-name="P1003"><text:span text:style-name="T2">S</text:span><text:span text:style-name="T3">IZE</text:span></text:p>
              </text:list-item>
            </text:list>
          </table:table-cell>
          <table:table-cell table:style-name="表格34.A5" office:value-type="string">
            <text:list xml:id="list212004641164100" text:continue-numbering="true" text:style-name="WW8Num2">
              <text:list-item>
                <text:p text:style-name="P1003"><text:span text:style-name="T2">D</text:span><text:span text:style-name="T3">EF</text:span></text:p>
              </text:list-item>
            </text:list>
          </table:table-cell>
          <table:table-cell table:style-name="表格34.A5" office:value-type="string">
            <text:list xml:id="list212004641151645" text:continue-numbering="true" text:style-name="WW8Num2">
              <text:list-item>
                <text:p text:style-name="P1083">Description</text:p>
              </text:list-item>
            </text:list>
          </table:table-cell>
          <table:table-cell table:style-name="表格34.A5" office:value-type="string">
            <text:list xml:id="list212004641176104" text:continue-numbering="true" text:style-name="WW8Num2">
              <text:list-item>
                <text:p text:style-name="P1083">Remarks</text:p>
              </text:list-item>
            </text:list>
          </table:table-cell>
          <table:table-cell table:style-name="表格34.J5" table:number-columns-spanned="3" office:value-type="string">
            <text:list xml:id="list212004641158643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212004641171904" text:continue-numbering="true" text:style-name="WW8Num2">
              <text:list-item>
                <text:p text:style-name="P1318">OID</text:p>
              </text:list-item>
            </text:list>
          </table:table-cell>
          <table:table-cell table:style-name="表格34.A5" office:value-type="string">
            <text:list xml:id="list212004641174906" text:continue-numbering="true" text:style-name="WW8Num2">
              <text:list-item>
                <text:p text:style-name="P1318">CHAR</text:p>
              </text:list-item>
            </text:list>
          </table:table-cell>
          <table:table-cell table:style-name="表格34.A5" office:value-type="string">
            <text:list xml:id="list212004641179353" text:continue-numbering="true" text:style-name="WW8Num2">
              <text:list-item>
                <text:p text:style-name="P1318">Y</text:p>
              </text:list-item>
            </text:list>
          </table:table-cell>
          <table:table-cell table:style-name="表格34.A5" office:value-type="string">
            <text:list xml:id="list212004641175371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41157559" text:continue-numbering="true" text:style-name="WW8Num2">
              <text:list-item>
                <text:p text:style-name="P1318"><text:s/></text:p>
              </text:list-item>
            </text:list>
          </table:table-cell>
          <table:table-cell table:style-name="表格34.A5" office:value-type="string">
            <text:list xml:id="list212004641157856" text:continue-numbering="true" text:style-name="WW8Num2">
              <text:list-item>
                <text:p text:style-name="P1318">36</text:p>
              </text:list-item>
            </text:list>
          </table:table-cell>
          <table:table-cell table:style-name="表格34.A5" office:value-type="string">
            <text:list xml:id="list212004641170191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41155248" text:continue-numbering="true" text:style-name="WW8Num2">
              <text:list-item>
                <text:p text:style-name="P1318">PK / UUID</text:p>
              </text:list-item>
            </text:list>
          </table:table-cell>
          <table:table-cell table:style-name="表格34.A5" office:value-type="string">
            <text:list xml:id="list212004641161644" text:continue-numbering="true" text:style-name="WW8Num2">
              <text:list-item>
                <text:p text:style-name="P1318">Default java UUID</text:p>
              </text:list-item>
            </text:list>
          </table:table-cell>
          <table:table-cell table:style-name="表格34.J5" table:number-columns-spanned="3" office:value-type="string">
            <text:list xml:id="list212004641158093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403"><text:span text:style-name="T149">KPI_</text:span>ID</text:p>
          </table:table-cell>
          <table:table-cell table:style-name="表格34.A8" office:value-type="string">
            <text:list xml:id="list212004641175072" text:continue-numbering="true" text:style-name="WW8Num2">
              <text:list-item>
                <text:p text:style-name="P1318">VARCHAR</text:p>
              </text:list-item>
            </text:list>
          </table:table-cell>
          <table:table-cell table:style-name="表格34.A8" office:value-type="string">
            <text:p text:style-name="P210"/>
          </table:table-cell>
          <table:table-cell table:style-name="表格34.A8" office:value-type="string">
            <text:p text:style-name="P429">Y</text:p>
          </table:table-cell>
          <table:table-cell table:style-name="表格34.A8" office:value-type="string">
            <text:p text:style-name="P803"/>
          </table:table-cell>
          <table:table-cell table:style-name="表格34.A8" office:value-type="string">
            <text:p text:style-name="P405">14</text:p>
          </table:table-cell>
          <table:table-cell table:style-name="表格34.A8" office:value-type="string">
            <text:p text:style-name="P210"/>
          </table:table-cell>
          <table:table-cell table:style-name="表格34.A8" office:value-type="string">
            <text:p text:style-name="P681">BB_KPI.ID</text:p>
          </table:table-cell>
          <table:table-cell table:style-name="表格34.A8" office:value-type="string">
            <text:p text:style-name="P616"/>
          </table:table-cell>
          <table:table-cell table:style-name="表格34.J5" table:number-columns-spanned="3" office:value-type="string">
            <text:list xml:id="list212004641158453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357">EMP_ID</text:p>
          </table:table-cell>
          <table:table-cell table:style-name="表格34.A8" office:value-type="string">
            <text:list xml:id="list212004641158461" text:continue-numbering="true" text:style-name="WW8Num2">
              <text:list-item>
                <text:p text:style-name="P1307">VARCHAR</text:p>
              </text:list-item>
            </text:list>
          </table:table-cell>
          <table:table-cell table:style-name="表格34.A8" office:value-type="string">
            <text:p text:style-name="P205"/>
          </table:table-cell>
          <table:table-cell table:style-name="表格34.A8" office:value-type="string">
            <text:p text:style-name="P358">Y</text:p>
          </table:table-cell>
          <table:table-cell table:style-name="表格34.A8" office:value-type="string">
            <text:p text:style-name="P776"/>
          </table:table-cell>
          <table:table-cell table:style-name="表格34.A8" office:value-type="string">
            <text:p text:style-name="P357">10</text:p>
          </table:table-cell>
          <table:table-cell table:style-name="表格34.A8" office:value-type="string">
            <text:p text:style-name="P205"/>
          </table:table-cell>
          <table:table-cell table:style-name="表格34.A8" office:value-type="string">
            <text:p text:style-name="P685">BB_EMPLOYEE.EMP_ID</text:p>
          </table:table-cell>
          <table:table-cell table:style-name="表格34.A8" office:value-type="string">
            <text:p text:style-name="P562"/>
          </table:table-cell>
          <table:table-cell table:style-name="表格34.J5" table:number-columns-spanned="3" office:value-type="string">
            <text:list xml:id="list212004641165051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212004641177392" text:continue-numbering="true" text:style-name="WW8Num2">
              <text:list-item>
                <text:p text:style-name="P1318">CUSERID</text:p>
              </text:list-item>
            </text:list>
          </table:table-cell>
          <table:table-cell table:style-name="表格34.A5" office:value-type="string">
            <text:list xml:id="list212004641166710" text:continue-numbering="true" text:style-name="WW8Num2">
              <text:list-item>
                <text:p text:style-name="P1318">VARCHAR</text:p>
              </text:list-item>
            </text:list>
          </table:table-cell>
          <table:table-cell table:style-name="表格34.A5" office:value-type="string">
            <text:list xml:id="list212004641161315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41181456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41155741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41169264" text:continue-numbering="true" text:style-name="WW8Num2">
              <text:list-item>
                <text:p text:style-name="P1318">24</text:p>
              </text:list-item>
            </text:list>
          </table:table-cell>
          <table:table-cell table:style-name="表格34.A5" office:value-type="string">
            <text:list xml:id="list212004641181686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41153300" text:continue-numbering="true" text:style-name="WW8Num2">
              <text:list-item>
                <text:p text:style-name="P1318">Create data user</text:p>
              </text:list-item>
            </text:list>
          </table:table-cell>
          <table:table-cell table:style-name="表格34.A5" office:value-type="string">
            <text:list xml:id="list212004641150618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J5" table:number-columns-spanned="3" office:value-type="string">
            <text:list xml:id="list212004641163414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212004641182575" text:continue-numbering="true" text:style-name="WW8Num2">
              <text:list-item>
                <text:p text:style-name="P1318">CDATE</text:p>
              </text:list-item>
            </text:list>
          </table:table-cell>
          <table:table-cell table:style-name="表格34.A5" office:value-type="string">
            <text:list xml:id="list212004641179433" text:continue-numbering="true" text:style-name="WW8Num2">
              <text:list-item>
                <text:p text:style-name="P1318">DATETIME</text:p>
              </text:list-item>
            </text:list>
          </table:table-cell>
          <table:table-cell table:style-name="表格34.A5" office:value-type="string">
            <text:list xml:id="list212004641180441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41181217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57182706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57170294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57171695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57175463" text:continue-numbering="true" text:style-name="WW8Num2">
              <text:list-item>
                <text:p text:style-name="P1318">Create time</text:p>
              </text:list-item>
            </text:list>
          </table:table-cell>
          <table:table-cell table:style-name="表格34.A5" office:value-type="string">
            <text:list xml:id="list212004657160332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J5" table:number-columns-spanned="3" office:value-type="string">
            <text:list xml:id="list212004657173349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212004657182770" text:continue-numbering="true" text:style-name="WW8Num2">
              <text:list-item>
                <text:p text:style-name="P1318">UUSERID</text:p>
              </text:list-item>
            </text:list>
          </table:table-cell>
          <table:table-cell table:style-name="表格34.A5" office:value-type="string">
            <text:list xml:id="list212004657171439" text:continue-numbering="true" text:style-name="WW8Num2">
              <text:list-item>
                <text:p text:style-name="P1318">VARCHAR</text:p>
              </text:list-item>
            </text:list>
          </table:table-cell>
          <table:table-cell table:style-name="表格34.A5" office:value-type="string">
            <text:list xml:id="list212004657175481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57174286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57168870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57157124" text:continue-numbering="true" text:style-name="WW8Num2">
              <text:list-item>
                <text:p text:style-name="P1318">24</text:p>
              </text:list-item>
            </text:list>
          </table:table-cell>
          <table:table-cell table:style-name="表格34.A5" office:value-type="string">
            <text:list xml:id="list212004657162793" text:continue-numbering="true" text:style-name="WW8Num2">
              <text:list-item>
                <text:p text:style-name="P1318">null</text:p>
              </text:list-item>
            </text:list>
          </table:table-cell>
          <table:table-cell table:style-name="表格34.A5" office:value-type="string">
            <text:list xml:id="list212004657165555" text:continue-numbering="true" text:style-name="WW8Num2">
              <text:list-item>
                <text:p text:style-name="P1318">Update date user</text:p>
              </text:list-item>
            </text:list>
          </table:table-cell>
          <table:table-cell table:style-name="表格34.A5" office:value-type="string">
            <text:list xml:id="list212004657157337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J5" table:number-columns-spanned="3" office:value-type="string">
            <text:list xml:id="list212004657151112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212004657174211" text:continue-numbering="true" text:style-name="WW8Num2">
              <text:list-item>
                <text:p text:style-name="P1318">UDATE</text:p>
              </text:list-item>
            </text:list>
          </table:table-cell>
          <table:table-cell table:style-name="表格34.A5" office:value-type="string">
            <text:list xml:id="list212004657176045" text:continue-numbering="true" text:style-name="WW8Num2">
              <text:list-item>
                <text:p text:style-name="P1318">DATETIME</text:p>
              </text:list-item>
            </text:list>
          </table:table-cell>
          <table:table-cell table:style-name="表格34.A5" office:value-type="string">
            <text:list xml:id="list212004657179084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57183051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57163243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57168742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A5" office:value-type="string">
            <text:list xml:id="list212004657170131" text:continue-numbering="true" text:style-name="WW8Num2">
              <text:list-item>
                <text:p text:style-name="P1318">null</text:p>
              </text:list-item>
            </text:list>
          </table:table-cell>
          <table:table-cell table:style-name="表格34.A5" office:value-type="string">
            <text:list xml:id="list212004657167132" text:continue-numbering="true" text:style-name="WW8Num2">
              <text:list-item>
                <text:p text:style-name="P1318">Update time</text:p>
              </text:list-item>
            </text:list>
          </table:table-cell>
          <table:table-cell table:style-name="表格34.A5" office:value-type="string">
            <text:list xml:id="list212004657155584" text:continue-numbering="true" text:style-name="WW8Num2">
              <text:list-item>
                <text:p text:style-name="P1262"/>
              </text:list-item>
            </text:list>
          </table:table-cell>
          <table:table-cell table:style-name="表格34.J5" table:number-columns-spanned="3" office:value-type="string">
            <text:list xml:id="list212004657155529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</table:table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list xml:id="list212004657171967" text:continue-numbering="true" text:style-name="WW8Num2">
        <text:list-item>
          <text:h text:style-name="P925" text:outline-level="1"><text:bookmark-start text:name="__RefHeading__15144_679456773"/><text:soft-page-break/><text:span text:style-name="T47">B</text:span><text:span text:style-name="T65">B</text:span><text:span text:style-name="T47">_</text:span><text:span text:style-name="T73">FORMULA</text:span><text:bookmark-end text:name="__RefHeading__15144_679456773"/></text:h>
        </text:list-item>
      </text:list>
      <table:table table:name="表格35" table:style-name="表格35">
        <table:table-column table:style-name="表格35.A"/>
        <table:table-column table:style-name="表格35.B"/>
        <table:table-column table:style-name="表格35.C" table:number-columns-repeated="2"/>
        <table:table-column table:style-name="表格35.E" table:number-columns-repeated="3"/>
        <table:table-column table:style-name="表格35.H"/>
        <table:table-column table:style-name="表格35.I"/>
        <table:table-column table:style-name="表格35.J"/>
        <table:table-column table:style-name="表格35.K"/>
        <table:table-column table:style-name="表格35.L"/>
        <table:table-row table:style-name="表格35.1">
          <table:table-cell table:style-name="表格35.A1" office:value-type="string">
            <text:list xml:id="list212004657157087" text:continue-numbering="true" text:style-name="WW8Num2">
              <text:list-item>
                <text:p text:style-name="P1044">Project</text:p>
              </text:list-item>
            </text:list>
          </table:table-cell>
          <table:table-cell table:style-name="表格35.A1" table:number-columns-spanned="6" office:value-type="string">
            <text:list xml:id="list212004657159977" text:continue-numbering="true" text:style-name="WW8Num2">
              <text:list-item>
                <text:p text:style-name="P112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1" office:value-type="string">
            <text:list xml:id="list212004657173815" text:continue-numbering="true" text:style-name="WW8Num2">
              <text:list-item>
                <text:p text:style-name="P1044">Ver</text:p>
              </text:list-item>
            </text:list>
          </table:table-cell>
          <table:table-cell table:style-name="表格35.A1" office:value-type="string">
            <text:list xml:id="list212004657159993" text:continue-numbering="true" text:style-name="WW8Num2">
              <text:list-item>
                <text:p text:style-name="P1124">0.5</text:p>
              </text:list-item>
            </text:list>
          </table:table-cell>
          <table:table-cell table:style-name="表格35.J1" office:value-type="string">
            <text:list xml:id="list212004657176800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5.K1" office:value-type="string">
            <text:list xml:id="list212004657172562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5.K1" office:value-type="string">
            <text:list xml:id="list212004657179260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212004657156465" text:continue-numbering="true" text:style-name="WW8Num2">
              <text:list-item>
                <text:p text:style-name="P1044">Maintain</text:p>
              </text:list-item>
            </text:list>
          </table:table-cell>
          <table:table-cell table:style-name="表格35.A2" table:number-columns-spanned="6" office:value-type="string">
            <text:list xml:id="list212004657180519" text:continue-numbering="true" text:style-name="WW8Num2">
              <text:list-item>
                <text:p text:style-name="P112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212004657152881" text:continue-numbering="true" text:style-name="WW8Num2">
              <text:list-item>
                <text:p text:style-name="P1044">Date</text:p>
              </text:list-item>
            </text:list>
          </table:table-cell>
          <table:table-cell table:style-name="表格35.A2" office:value-type="string">
            <text:list xml:id="list212004657154625" text:continue-numbering="true" text:style-name="WW8Num2">
              <text:list-item>
                <text:p text:style-name="P1124">2014/1<text:span text:style-name="T132">1</text:span>/<text:span text:style-name="T137">13</text:span></text:p>
              </text:list-item>
            </text:list>
          </table:table-cell>
          <table:table-cell table:style-name="表格35.J1" office:value-type="string">
            <text:list xml:id="list212004657153785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5.K1" office:value-type="string">
            <text:list xml:id="list212004657155981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5.K1" office:value-type="string">
            <text:list xml:id="list212004657160974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212004657161346" text:continue-numbering="true" text:style-name="WW8Num2">
              <text:list-item>
                <text:p text:style-name="P1044">Table</text:p>
              </text:list-item>
            </text:list>
          </table:table-cell>
          <table:table-cell table:style-name="表格35.A2" table:number-columns-spanned="6" office:value-type="string">
            <text:list xml:id="list212004657176875" text:continue-numbering="true" text:style-name="WW8Num2">
              <text:list-item>
                <text:p text:style-name="P1222">b<text:span text:style-name="T136">b</text:span>_<text:span text:style-name="T158">formul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212004657170765" text:continue-numbering="true" text:style-name="WW8Num2">
              <text:list-item>
                <text:p text:style-name="P1044">DataBase</text:p>
              </text:list-item>
            </text:list>
          </table:table-cell>
          <table:table-cell table:style-name="表格35.A2" office:value-type="string">
            <text:list xml:id="list212004657173250" text:continue-numbering="true" text:style-name="WW8Num2">
              <text:list-item>
                <text:p text:style-name="P1124">bbcore</text:p>
              </text:list-item>
            </text:list>
          </table:table-cell>
          <table:table-cell table:style-name="表格35.J1" office:value-type="string">
            <text:list xml:id="list212004657175107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5.K1" office:value-type="string">
            <text:list xml:id="list21200465717435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5.K1" office:value-type="string">
            <text:list xml:id="list212004657178590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35.1">
          <table:table-cell table:style-name="表格35.A4" office:value-type="string">
            <text:list xml:id="list212004657159807" text:continue-numbering="true" text:style-name="WW8Num2">
              <text:list-item>
                <text:p text:style-name="P1044">Descript</text:p>
              </text:list-item>
            </text:list>
          </table:table-cell>
          <table:table-cell table:style-name="表格35.A4" table:number-columns-spanned="8" office:value-type="string">
            <text:list xml:id="list212004657152895" text:continue-numbering="true" text:style-name="WW8Num2">
              <text:list-item>
                <text:p text:style-name="P11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1" office:value-type="string">
            <text:list xml:id="list212004657165512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5.K1" office:value-type="string">
            <text:list xml:id="list212004657172288" text:continue-numbering="true" text:style-name="WW8Num2">
              <text:list-item>
                <text:p text:style-name="P853"/>
              </text:list-item>
            </text:list>
          </table:table-cell>
          <table:table-cell table:style-name="表格35.K1" office:value-type="string">
            <text:list xml:id="list212004657170256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35.1">
          <table:table-cell table:style-name="表格35.A5" table:number-columns-spanned="9" office:value-type="string">
            <text:list xml:id="list212004657172834" text:continue-numbering="true" text:style-name="WW8Num2">
              <text:list-item>
                <text:p text:style-name="P96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5" table:number-columns-spanned="3" office:value-type="string">
            <text:list xml:id="list212004657168987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212004657172502" text:continue-numbering="true" text:style-name="WW8Num2">
              <text:list-item>
                <text:p text:style-name="P1084">Field</text:p>
              </text:list-item>
            </text:list>
          </table:table-cell>
          <table:table-cell table:style-name="表格35.A5" office:value-type="string">
            <text:list xml:id="list212004657158754" text:continue-numbering="true" text:style-name="WW8Num2">
              <text:list-item>
                <text:p text:style-name="P1084">Datatype</text:p>
              </text:list-item>
            </text:list>
          </table:table-cell>
          <table:table-cell table:style-name="表格35.A5" office:value-type="string">
            <text:list xml:id="list212004674176760" text:continue-numbering="true" text:style-name="WW8Num2">
              <text:list-item>
                <text:p text:style-name="P1084">PK</text:p>
              </text:list-item>
            </text:list>
          </table:table-cell>
          <table:table-cell table:style-name="表格35.A5" office:value-type="string">
            <text:list xml:id="list212004674176309" text:continue-numbering="true" text:style-name="WW8Num2">
              <text:list-item>
                <text:p text:style-name="P1084">UK</text:p>
              </text:list-item>
            </text:list>
          </table:table-cell>
          <table:table-cell table:style-name="表格35.A5" office:value-type="string">
            <text:list xml:id="list212004674180083" text:continue-numbering="true" text:style-name="WW8Num2">
              <text:list-item>
                <text:p text:style-name="P1084">IDX</text:p>
              </text:list-item>
            </text:list>
          </table:table-cell>
          <table:table-cell table:style-name="表格35.A5" office:value-type="string">
            <text:list xml:id="list212004674180036" text:continue-numbering="true" text:style-name="WW8Num2">
              <text:list-item>
                <text:p text:style-name="P1004"><text:span text:style-name="T2">S</text:span><text:span text:style-name="T3">IZE</text:span></text:p>
              </text:list-item>
            </text:list>
          </table:table-cell>
          <table:table-cell table:style-name="表格35.A5" office:value-type="string">
            <text:list xml:id="list212004674172644" text:continue-numbering="true" text:style-name="WW8Num2">
              <text:list-item>
                <text:p text:style-name="P1004"><text:span text:style-name="T2">D</text:span><text:span text:style-name="T3">EF</text:span></text:p>
              </text:list-item>
            </text:list>
          </table:table-cell>
          <table:table-cell table:style-name="表格35.A5" office:value-type="string">
            <text:list xml:id="list212004674154941" text:continue-numbering="true" text:style-name="WW8Num2">
              <text:list-item>
                <text:p text:style-name="P1084">Description</text:p>
              </text:list-item>
            </text:list>
          </table:table-cell>
          <table:table-cell table:style-name="表格35.A5" office:value-type="string">
            <text:list xml:id="list212004674171063" text:continue-numbering="true" text:style-name="WW8Num2">
              <text:list-item>
                <text:p text:style-name="P1084">Remarks</text:p>
              </text:list-item>
            </text:list>
          </table:table-cell>
          <table:table-cell table:style-name="表格35.J5" table:number-columns-spanned="3" office:value-type="string">
            <text:list xml:id="list212004674162859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212004674164693" text:continue-numbering="true" text:style-name="WW8Num2">
              <text:list-item>
                <text:p text:style-name="P1319">OID</text:p>
              </text:list-item>
            </text:list>
          </table:table-cell>
          <table:table-cell table:style-name="表格35.A5" office:value-type="string">
            <text:list xml:id="list212004674180152" text:continue-numbering="true" text:style-name="WW8Num2">
              <text:list-item>
                <text:p text:style-name="P1319">CHAR</text:p>
              </text:list-item>
            </text:list>
          </table:table-cell>
          <table:table-cell table:style-name="表格35.A5" office:value-type="string">
            <text:list xml:id="list212004674163868" text:continue-numbering="true" text:style-name="WW8Num2">
              <text:list-item>
                <text:p text:style-name="P1319">Y</text:p>
              </text:list-item>
            </text:list>
          </table:table-cell>
          <table:table-cell table:style-name="表格35.A5" office:value-type="string">
            <text:list xml:id="list212004674154809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74176694" text:continue-numbering="true" text:style-name="WW8Num2">
              <text:list-item>
                <text:p text:style-name="P1319"><text:s/></text:p>
              </text:list-item>
            </text:list>
          </table:table-cell>
          <table:table-cell table:style-name="表格35.A5" office:value-type="string">
            <text:list xml:id="list212004674156084" text:continue-numbering="true" text:style-name="WW8Num2">
              <text:list-item>
                <text:p text:style-name="P1319">36</text:p>
              </text:list-item>
            </text:list>
          </table:table-cell>
          <table:table-cell table:style-name="表格35.A5" office:value-type="string">
            <text:list xml:id="list212004674175500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74179327" text:continue-numbering="true" text:style-name="WW8Num2">
              <text:list-item>
                <text:p text:style-name="P1319">PK / UUID</text:p>
              </text:list-item>
            </text:list>
          </table:table-cell>
          <table:table-cell table:style-name="表格35.A5" office:value-type="string">
            <text:list xml:id="list212004674160741" text:continue-numbering="true" text:style-name="WW8Num2">
              <text:list-item>
                <text:p text:style-name="P1319">Default java UUID</text:p>
              </text:list-item>
            </text:list>
          </table:table-cell>
          <table:table-cell table:style-name="表格35.J5" table:number-columns-spanned="3" office:value-type="string">
            <text:list xml:id="list212004674175590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10">FOR_ID</text:p>
          </table:table-cell>
          <table:table-cell table:style-name="表格35.A8" office:value-type="string">
            <text:list xml:id="list212004674161910" text:continue-numbering="true" text:style-name="WW8Num2">
              <text:list-item>
                <text:p text:style-name="P1397">VARCHAR</text:p>
              </text:list-item>
            </text:list>
          </table:table-cell>
          <table:table-cell table:style-name="表格35.A8" office:value-type="string">
            <text:p text:style-name="P209"/>
          </table:table-cell>
          <table:table-cell table:style-name="表格35.A8" office:value-type="string">
            <text:p text:style-name="P430">Y</text:p>
          </table:table-cell>
          <table:table-cell table:style-name="表格35.A8" office:value-type="string">
            <text:p text:style-name="P780"/>
          </table:table-cell>
          <table:table-cell table:style-name="表格35.A8" office:value-type="string">
            <text:p text:style-name="P412">14</text:p>
          </table:table-cell>
          <table:table-cell table:style-name="表格35.A8" office:value-type="string">
            <text:p text:style-name="P209"/>
          </table:table-cell>
          <table:table-cell table:style-name="表格35.A8" office:value-type="string">
            <text:p text:style-name="P682"/>
          </table:table-cell>
          <table:table-cell table:style-name="表格35.A8" office:value-type="string">
            <text:p text:style-name="P617"/>
          </table:table-cell>
          <table:table-cell table:style-name="表格35.J5" table:number-columns-spanned="3" office:value-type="string">
            <text:list xml:id="list212004674172928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32">NAME</text:p>
          </table:table-cell>
          <table:table-cell table:style-name="表格35.A8" office:value-type="string">
            <text:list xml:id="list212004674156903" text:continue-numbering="true" text:style-name="WW8Num2">
              <text:list-item>
                <text:p text:style-name="P1404">VARCHAR</text:p>
              </text:list-item>
            </text:list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363"/>
          </table:table-cell>
          <table:table-cell table:style-name="表格35.A8" office:value-type="string">
            <text:p text:style-name="P804">Y</text:p>
          </table:table-cell>
          <table:table-cell table:style-name="表格35.A8" office:value-type="string">
            <text:p text:style-name="P432">100</text:p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686"/>
          </table:table-cell>
          <table:table-cell table:style-name="表格35.A8" office:value-type="string">
            <text:p text:style-name="P567"/>
          </table:table-cell>
          <table:table-cell table:style-name="表格35.J5" table:number-columns-spanned="3" office:value-type="string">
            <text:list xml:id="list212004674160018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299">TYPE</text:p>
          </table:table-cell>
          <table:table-cell table:style-name="表格35.A8" office:value-type="string">
            <text:p text:style-name="P140">VARCHAR</text:p>
          </table:table-cell>
          <table:table-cell table:style-name="表格35.A8" office:value-type="string">
            <text:p text:style-name="P198"/>
          </table:table-cell>
          <table:table-cell table:style-name="表格35.A8" office:value-type="string">
            <text:p text:style-name="P285"/>
          </table:table-cell>
          <table:table-cell table:style-name="表格35.A8" office:value-type="string">
            <text:p text:style-name="P758"/>
          </table:table-cell>
          <table:table-cell table:style-name="表格35.A8" office:value-type="string">
            <text:p text:style-name="P301">10</text:p>
          </table:table-cell>
          <table:table-cell table:style-name="表格35.A8" office:value-type="string">
            <text:p text:style-name="P198"/>
          </table:table-cell>
          <table:table-cell table:style-name="表格35.A8" office:value-type="string">
            <text:p text:style-name="P624">PYTHON , GROOVY, BSH</text:p>
          </table:table-cell>
          <table:table-cell table:style-name="表格35.A8" office:value-type="string">
            <text:p text:style-name="P556"/>
          </table:table-cell>
          <table:table-cell table:style-name="表格35.J5" table:number-columns-spanned="3" office:value-type="string">
            <text:list xml:id="list212004674152480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34"><text:span text:style-name="T150">RETURN_</text:span>MODE</text:p>
          </table:table-cell>
          <table:table-cell table:style-name="表格35.A8" office:value-type="string">
            <text:list xml:id="list212004674159287" text:continue-numbering="true" text:style-name="WW8Num2">
              <text:list-item>
                <text:p text:style-name="P1151">VARCHAR</text:p>
              </text:list-item>
            </text:list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363"/>
          </table:table-cell>
          <table:table-cell table:style-name="表格35.A8" office:value-type="string">
            <text:p text:style-name="P781"/>
          </table:table-cell>
          <table:table-cell table:style-name="表格35.A8" office:value-type="string">
            <text:p text:style-name="P434">1</text:p>
          </table:table-cell>
          <table:table-cell table:style-name="表格35.A8" office:value-type="string">
            <text:p text:style-name="P435">D</text:p>
          </table:table-cell>
          <table:table-cell table:style-name="表格35.A8" office:value-type="string">
            <text:p text:style-name="P689">D <text:span text:style-name="T151">(預</text:span>設<text:span text:style-name="T151">)</text:span></text:p>
            <text:p text:style-name="P689">C <text:span text:style-name="T151">(</text:span>自定回傳變數<text:span text:style-name="T151">)</text:span></text:p>
          </table:table-cell>
          <table:table-cell table:style-name="表格35.A8" office:value-type="string">
            <text:p text:style-name="P567"/>
          </table:table-cell>
          <table:table-cell table:style-name="表格35.J5" table:number-columns-spanned="3" office:value-type="string">
            <text:list xml:id="list212004674168282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37">RETURN_VAR</text:p>
          </table:table-cell>
          <table:table-cell table:style-name="表格35.A8" office:value-type="string">
            <text:list xml:id="list212004674156203" text:continue-numbering="true" text:style-name="WW8Num2">
              <text:list-item>
                <text:p text:style-name="P1152">VARCHAR</text:p>
              </text:list-item>
            </text:list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363"/>
          </table:table-cell>
          <table:table-cell table:style-name="表格35.A8" office:value-type="string">
            <text:p text:style-name="P781"/>
          </table:table-cell>
          <table:table-cell table:style-name="表格35.A8" office:value-type="string">
            <text:p text:style-name="P437">50</text:p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686">回傳變數名稱, 只有在 <text:span text:style-name="T150">RETURN_MODE = 'C' 的情況才要輸入</text:span></text:p>
          </table:table-cell>
          <table:table-cell table:style-name="表格35.A8" office:value-type="string">
            <text:p text:style-name="P567"/>
          </table:table-cell>
          <table:table-cell table:style-name="表格35.J5" table:number-columns-spanned="3" office:value-type="string">
            <text:list xml:id="list212004674182335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1">EXPRESSION</text:p>
          </table:table-cell>
          <table:table-cell table:style-name="表格35.A8" office:value-type="string">
            <text:list xml:id="list212004674177884" text:continue-numbering="true" text:style-name="WW8Num2">
              <text:list-item>
                <text:p text:style-name="P1153">VARCHAR</text:p>
              </text:list-item>
            </text:list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363"/>
          </table:table-cell>
          <table:table-cell table:style-name="表格35.A8" office:value-type="string">
            <text:p text:style-name="P781"/>
          </table:table-cell>
          <table:table-cell table:style-name="表格35.A8" office:value-type="string">
            <text:p text:style-name="P452">500</text:p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686">公式內容</text:p>
          </table:table-cell>
          <table:table-cell table:style-name="表格35.A8" office:value-type="string">
            <text:p text:style-name="P567"/>
          </table:table-cell>
          <table:table-cell table:style-name="表格35.J5" table:number-columns-spanned="3" office:value-type="string">
            <text:list xml:id="list212004690182570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39">DESCRIPTION</text:p>
          </table:table-cell>
          <table:table-cell table:style-name="表格35.A8" office:value-type="string">
            <text:list xml:id="list212004690161212" text:continue-numbering="true" text:style-name="WW8Num2">
              <text:list-item>
                <text:p text:style-name="P1154">VARCHAR</text:p>
              </text:list-item>
            </text:list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363"/>
          </table:table-cell>
          <table:table-cell table:style-name="表格35.A8" office:value-type="string">
            <text:p text:style-name="P781"/>
          </table:table-cell>
          <table:table-cell table:style-name="表格35.A8" office:value-type="string">
            <text:p text:style-name="P439">500</text:p>
          </table:table-cell>
          <table:table-cell table:style-name="表格35.A8" office:value-type="string">
            <text:p text:style-name="P211"/>
          </table:table-cell>
          <table:table-cell table:style-name="表格35.A8" office:value-type="string">
            <text:p text:style-name="P686"/>
          </table:table-cell>
          <table:table-cell table:style-name="表格35.A8" office:value-type="string">
            <text:p text:style-name="P567"/>
          </table:table-cell>
          <table:table-cell table:style-name="表格35.J5" table:number-columns-spanned="3" office:value-type="string">
            <text:list xml:id="list212004690166853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212004690156644" text:continue-numbering="true" text:style-name="WW8Num2">
              <text:list-item>
                <text:p text:style-name="P1319">CUSERID</text:p>
              </text:list-item>
            </text:list>
          </table:table-cell>
          <table:table-cell table:style-name="表格35.A5" office:value-type="string">
            <text:list xml:id="list212004690165000" text:continue-numbering="true" text:style-name="WW8Num2">
              <text:list-item>
                <text:p text:style-name="P1319">VARCHAR</text:p>
              </text:list-item>
            </text:list>
          </table:table-cell>
          <table:table-cell table:style-name="表格35.A5" office:value-type="string">
            <text:list xml:id="list212004690163974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74074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63783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58872" text:continue-numbering="true" text:style-name="WW8Num2">
              <text:list-item>
                <text:p text:style-name="P1319">24</text:p>
              </text:list-item>
            </text:list>
          </table:table-cell>
          <table:table-cell table:style-name="表格35.A5" office:value-type="string">
            <text:list xml:id="list212004690159082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58030" text:continue-numbering="true" text:style-name="WW8Num2">
              <text:list-item>
                <text:p text:style-name="P1319">Create data user</text:p>
              </text:list-item>
            </text:list>
          </table:table-cell>
          <table:table-cell table:style-name="表格35.A5" office:value-type="string">
            <text:list xml:id="list212004690179717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J5" table:number-columns-spanned="3" office:value-type="string">
            <text:list xml:id="list212004690154730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212004690166538" text:continue-numbering="true" text:style-name="WW8Num2">
              <text:list-item>
                <text:p text:style-name="P1319">CDATE</text:p>
              </text:list-item>
            </text:list>
          </table:table-cell>
          <table:table-cell table:style-name="表格35.A5" office:value-type="string">
            <text:list xml:id="list212004690165741" text:continue-numbering="true" text:style-name="WW8Num2">
              <text:list-item>
                <text:p text:style-name="P1319">DATETIME</text:p>
              </text:list-item>
            </text:list>
          </table:table-cell>
          <table:table-cell table:style-name="表格35.A5" office:value-type="string">
            <text:list xml:id="list212004690151915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59276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76556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79221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61682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57854" text:continue-numbering="true" text:style-name="WW8Num2">
              <text:list-item>
                <text:p text:style-name="P1319">Create time</text:p>
              </text:list-item>
            </text:list>
          </table:table-cell>
          <table:table-cell table:style-name="表格35.A5" office:value-type="string">
            <text:list xml:id="list212004690151519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J5" table:number-columns-spanned="3" office:value-type="string">
            <text:list xml:id="list212004690179236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212004690155050" text:continue-numbering="true" text:style-name="WW8Num2">
              <text:list-item>
                <text:p text:style-name="P1319">UUSERID</text:p>
              </text:list-item>
            </text:list>
          </table:table-cell>
          <table:table-cell table:style-name="表格35.A5" office:value-type="string">
            <text:list xml:id="list212004690172230" text:continue-numbering="true" text:style-name="WW8Num2">
              <text:list-item>
                <text:p text:style-name="P1319">VARCHAR</text:p>
              </text:list-item>
            </text:list>
          </table:table-cell>
          <table:table-cell table:style-name="表格35.A5" office:value-type="string">
            <text:list xml:id="list212004690168032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82006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80853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73028" text:continue-numbering="true" text:style-name="WW8Num2">
              <text:list-item>
                <text:p text:style-name="P1319">24</text:p>
              </text:list-item>
            </text:list>
          </table:table-cell>
          <table:table-cell table:style-name="表格35.A5" office:value-type="string">
            <text:list xml:id="list212004690175806" text:continue-numbering="true" text:style-name="WW8Num2">
              <text:list-item>
                <text:p text:style-name="P1319">null</text:p>
              </text:list-item>
            </text:list>
          </table:table-cell>
          <table:table-cell table:style-name="表格35.A5" office:value-type="string">
            <text:list xml:id="list212004690180205" text:continue-numbering="true" text:style-name="WW8Num2">
              <text:list-item>
                <text:p text:style-name="P1319">Update date user</text:p>
              </text:list-item>
            </text:list>
          </table:table-cell>
          <table:table-cell table:style-name="表格35.A5" office:value-type="string">
            <text:list xml:id="list212004690162198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J5" table:number-columns-spanned="3" office:value-type="string">
            <text:list xml:id="list212004690179624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212004690177213" text:continue-numbering="true" text:style-name="WW8Num2">
              <text:list-item>
                <text:p text:style-name="P1319">UDATE</text:p>
              </text:list-item>
            </text:list>
          </table:table-cell>
          <table:table-cell table:style-name="表格35.A5" office:value-type="string">
            <text:list xml:id="list212004690165457" text:continue-numbering="true" text:style-name="WW8Num2">
              <text:list-item>
                <text:p text:style-name="P1319">DATETIME</text:p>
              </text:list-item>
            </text:list>
          </table:table-cell>
          <table:table-cell table:style-name="表格35.A5" office:value-type="string">
            <text:list xml:id="list212004690177164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75779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73176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63675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A5" office:value-type="string">
            <text:list xml:id="list212004690176634" text:continue-numbering="true" text:style-name="WW8Num2">
              <text:list-item>
                <text:p text:style-name="P1319">null</text:p>
              </text:list-item>
            </text:list>
          </table:table-cell>
          <table:table-cell table:style-name="表格35.A5" office:value-type="string">
            <text:list xml:id="list212004690173820" text:continue-numbering="true" text:style-name="WW8Num2">
              <text:list-item>
                <text:p text:style-name="P1319">Update time</text:p>
              </text:list-item>
            </text:list>
          </table:table-cell>
          <table:table-cell table:style-name="表格35.A5" office:value-type="string">
            <text:list xml:id="list212004690154955" text:continue-numbering="true" text:style-name="WW8Num2">
              <text:list-item>
                <text:p text:style-name="P1263"/>
              </text:list-item>
            </text:list>
          </table:table-cell>
          <table:table-cell table:style-name="表格35.J5" table:number-columns-spanned="3" office:value-type="string">
            <text:list xml:id="list212004690165516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212004707180649" text:continue-numbering="true" text:style-name="WW8Num2">
        <text:list-item>
          <text:h text:style-name="P926" text:outline-level="1"><text:bookmark-start text:name="__RefHeading__27461_1860957965"/><text:soft-page-break/><text:span text:style-name="T47">B</text:span><text:span text:style-name="T65">B</text:span><text:span text:style-name="T47">_</text:span><text:span text:style-name="T101">AGGREGATION_METHOD</text:span><text:bookmark-end text:name="__RefHeading__27461_1860957965"/></text:h>
        </text:list-item>
      </text:list>
      <table:table table:name="表格60" table:style-name="表格60">
        <table:table-column table:style-name="表格60.A"/>
        <table:table-column table:style-name="表格60.B"/>
        <table:table-column table:style-name="表格60.C" table:number-columns-repeated="2"/>
        <table:table-column table:style-name="表格60.E" table:number-columns-repeated="3"/>
        <table:table-column table:style-name="表格60.H"/>
        <table:table-column table:style-name="表格60.I"/>
        <table:table-column table:style-name="表格60.J"/>
        <table:table-column table:style-name="表格60.K"/>
        <table:table-column table:style-name="表格60.L"/>
        <table:table-row table:style-name="表格60.1">
          <table:table-cell table:style-name="表格60.A1" office:value-type="string">
            <text:list xml:id="list212004707153956" text:continue-numbering="true" text:style-name="WW8Num2">
              <text:list-item>
                <text:p text:style-name="P1045">Project</text:p>
              </text:list-item>
            </text:list>
          </table:table-cell>
          <table:table-cell table:style-name="表格60.A1" table:number-columns-spanned="6" office:value-type="string">
            <text:list xml:id="list212004707175600" text:continue-numbering="true" text:style-name="WW8Num2">
              <text:list-item>
                <text:p text:style-name="P112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1" office:value-type="string">
            <text:list xml:id="list212004707178243" text:continue-numbering="true" text:style-name="WW8Num2">
              <text:list-item>
                <text:p text:style-name="P1045">Ver</text:p>
              </text:list-item>
            </text:list>
          </table:table-cell>
          <table:table-cell table:style-name="表格60.A1" office:value-type="string">
            <text:list xml:id="list212004707176079" text:continue-numbering="true" text:style-name="WW8Num2">
              <text:list-item>
                <text:p text:style-name="P1125">0.5</text:p>
              </text:list-item>
            </text:list>
          </table:table-cell>
          <table:table-cell table:style-name="表格60.J1" office:value-type="string">
            <text:list xml:id="list212004707178763" text:continue-numbering="true" text:style-name="WW8Num2">
              <text:list-item>
                <text:p text:style-name="P854"/>
              </text:list-item>
            </text:list>
          </table:table-cell>
          <table:table-cell table:style-name="表格60.K1" office:value-type="string">
            <text:list xml:id="list212004707158056" text:continue-numbering="true" text:style-name="WW8Num2">
              <text:list-item>
                <text:p text:style-name="P854"/>
              </text:list-item>
            </text:list>
          </table:table-cell>
          <table:table-cell table:style-name="表格60.K1" office:value-type="string">
            <text:list xml:id="list212004707182927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212004707167186" text:continue-numbering="true" text:style-name="WW8Num2">
              <text:list-item>
                <text:p text:style-name="P1045">Maintain</text:p>
              </text:list-item>
            </text:list>
          </table:table-cell>
          <table:table-cell table:style-name="表格60.A2" table:number-columns-spanned="6" office:value-type="string">
            <text:list xml:id="list212004707180052" text:continue-numbering="true" text:style-name="WW8Num2">
              <text:list-item>
                <text:p text:style-name="P112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212004707161821" text:continue-numbering="true" text:style-name="WW8Num2">
              <text:list-item>
                <text:p text:style-name="P1045">Date</text:p>
              </text:list-item>
            </text:list>
          </table:table-cell>
          <table:table-cell table:style-name="表格60.A2" office:value-type="string">
            <text:list xml:id="list212004707157762" text:continue-numbering="true" text:style-name="WW8Num2">
              <text:list-item>
                <text:p text:style-name="P1125">201<text:span text:style-name="T195">5</text:span>/<text:span text:style-name="T195">03</text:span>/<text:span text:style-name="T137">10</text:span></text:p>
              </text:list-item>
            </text:list>
          </table:table-cell>
          <table:table-cell table:style-name="表格60.J1" office:value-type="string">
            <text:list xml:id="list212004707158920" text:continue-numbering="true" text:style-name="WW8Num2">
              <text:list-item>
                <text:p text:style-name="P854"/>
              </text:list-item>
            </text:list>
          </table:table-cell>
          <table:table-cell table:style-name="表格60.K1" office:value-type="string">
            <text:list xml:id="list212004707176903" text:continue-numbering="true" text:style-name="WW8Num2">
              <text:list-item>
                <text:p text:style-name="P854"/>
              </text:list-item>
            </text:list>
          </table:table-cell>
          <table:table-cell table:style-name="表格60.K1" office:value-type="string">
            <text:list xml:id="list212004707175301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212004707180807" text:continue-numbering="true" text:style-name="WW8Num2">
              <text:list-item>
                <text:p text:style-name="P1045">Table</text:p>
              </text:list-item>
            </text:list>
          </table:table-cell>
          <table:table-cell table:style-name="表格60.A2" table:number-columns-spanned="6" office:value-type="string">
            <text:list xml:id="list212004707164097" text:continue-numbering="true" text:style-name="WW8Num2">
              <text:list-item>
                <text:p text:style-name="P1223">b<text:span text:style-name="T136">b</text:span>_<text:span text:style-name="T194">aggregation_metho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212004707159943" text:continue-numbering="true" text:style-name="WW8Num2">
              <text:list-item>
                <text:p text:style-name="P1045">DataBase</text:p>
              </text:list-item>
            </text:list>
          </table:table-cell>
          <table:table-cell table:style-name="表格60.A2" office:value-type="string">
            <text:list xml:id="list212004707155785" text:continue-numbering="true" text:style-name="WW8Num2">
              <text:list-item>
                <text:p text:style-name="P1125">bbcore</text:p>
              </text:list-item>
            </text:list>
          </table:table-cell>
          <table:table-cell table:style-name="表格60.J1" office:value-type="string">
            <text:list xml:id="list212004707150325" text:continue-numbering="true" text:style-name="WW8Num2">
              <text:list-item>
                <text:p text:style-name="P854"/>
              </text:list-item>
            </text:list>
          </table:table-cell>
          <table:table-cell table:style-name="表格60.K1" office:value-type="string">
            <text:list xml:id="list212004707178119" text:continue-numbering="true" text:style-name="WW8Num2">
              <text:list-item>
                <text:p text:style-name="P854"/>
              </text:list-item>
            </text:list>
          </table:table-cell>
          <table:table-cell table:style-name="表格60.K1" office:value-type="string">
            <text:list xml:id="list212004707171267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60.1">
          <table:table-cell table:style-name="表格60.A4" office:value-type="string">
            <text:list xml:id="list212004707170599" text:continue-numbering="true" text:style-name="WW8Num2">
              <text:list-item>
                <text:p text:style-name="P1045">Descript</text:p>
              </text:list-item>
            </text:list>
          </table:table-cell>
          <table:table-cell table:style-name="表格60.A4" table:number-columns-spanned="8" office:value-type="string">
            <text:list xml:id="list212004707151843" text:continue-numbering="true" text:style-name="WW8Num2">
              <text:list-item>
                <text:p text:style-name="P11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1" office:value-type="string">
            <text:list xml:id="list212004707179620" text:continue-numbering="true" text:style-name="WW8Num2">
              <text:list-item>
                <text:p text:style-name="P854"/>
              </text:list-item>
            </text:list>
          </table:table-cell>
          <table:table-cell table:style-name="表格60.K1" office:value-type="string">
            <text:list xml:id="list212004707175536" text:continue-numbering="true" text:style-name="WW8Num2">
              <text:list-item>
                <text:p text:style-name="P854"/>
              </text:list-item>
            </text:list>
          </table:table-cell>
          <table:table-cell table:style-name="表格60.K1" office:value-type="string">
            <text:list xml:id="list212004707181717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60.1">
          <table:table-cell table:style-name="表格60.A5" table:number-columns-spanned="9" office:value-type="string">
            <text:list xml:id="list212004707158143" text:continue-numbering="true" text:style-name="WW8Num2">
              <text:list-item>
                <text:p text:style-name="P96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5" table:number-columns-spanned="3" office:value-type="string">
            <text:list xml:id="list212004707166245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212004707153334" text:continue-numbering="true" text:style-name="WW8Num2">
              <text:list-item>
                <text:p text:style-name="P1085">Field</text:p>
              </text:list-item>
            </text:list>
          </table:table-cell>
          <table:table-cell table:style-name="表格60.A5" office:value-type="string">
            <text:list xml:id="list212004707179367" text:continue-numbering="true" text:style-name="WW8Num2">
              <text:list-item>
                <text:p text:style-name="P1085">Datatype</text:p>
              </text:list-item>
            </text:list>
          </table:table-cell>
          <table:table-cell table:style-name="表格60.A5" office:value-type="string">
            <text:list xml:id="list212004707156826" text:continue-numbering="true" text:style-name="WW8Num2">
              <text:list-item>
                <text:p text:style-name="P1085">PK</text:p>
              </text:list-item>
            </text:list>
          </table:table-cell>
          <table:table-cell table:style-name="表格60.A5" office:value-type="string">
            <text:list xml:id="list212004707152862" text:continue-numbering="true" text:style-name="WW8Num2">
              <text:list-item>
                <text:p text:style-name="P1085">UK</text:p>
              </text:list-item>
            </text:list>
          </table:table-cell>
          <table:table-cell table:style-name="表格60.A5" office:value-type="string">
            <text:list xml:id="list212004707176169" text:continue-numbering="true" text:style-name="WW8Num2">
              <text:list-item>
                <text:p text:style-name="P1085">IDX</text:p>
              </text:list-item>
            </text:list>
          </table:table-cell>
          <table:table-cell table:style-name="表格60.A5" office:value-type="string">
            <text:list xml:id="list212004707174130" text:continue-numbering="true" text:style-name="WW8Num2">
              <text:list-item>
                <text:p text:style-name="P1005"><text:span text:style-name="T2">S</text:span><text:span text:style-name="T3">IZE</text:span></text:p>
              </text:list-item>
            </text:list>
          </table:table-cell>
          <table:table-cell table:style-name="表格60.A5" office:value-type="string">
            <text:list xml:id="list212004707178118" text:continue-numbering="true" text:style-name="WW8Num2">
              <text:list-item>
                <text:p text:style-name="P1005"><text:span text:style-name="T2">D</text:span><text:span text:style-name="T3">EF</text:span></text:p>
              </text:list-item>
            </text:list>
          </table:table-cell>
          <table:table-cell table:style-name="表格60.A5" office:value-type="string">
            <text:list xml:id="list212004707174190" text:continue-numbering="true" text:style-name="WW8Num2">
              <text:list-item>
                <text:p text:style-name="P1085">Description</text:p>
              </text:list-item>
            </text:list>
          </table:table-cell>
          <table:table-cell table:style-name="表格60.A5" office:value-type="string">
            <text:list xml:id="list212004707173308" text:continue-numbering="true" text:style-name="WW8Num2">
              <text:list-item>
                <text:p text:style-name="P1085">Remarks</text:p>
              </text:list-item>
            </text:list>
          </table:table-cell>
          <table:table-cell table:style-name="表格60.J5" table:number-columns-spanned="3" office:value-type="string">
            <text:list xml:id="list212004707163250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212004707170659" text:continue-numbering="true" text:style-name="WW8Num2">
              <text:list-item>
                <text:p text:style-name="P1320">OID</text:p>
              </text:list-item>
            </text:list>
          </table:table-cell>
          <table:table-cell table:style-name="表格60.A5" office:value-type="string">
            <text:list xml:id="list212004707153604" text:continue-numbering="true" text:style-name="WW8Num2">
              <text:list-item>
                <text:p text:style-name="P1320">CHAR</text:p>
              </text:list-item>
            </text:list>
          </table:table-cell>
          <table:table-cell table:style-name="表格60.A5" office:value-type="string">
            <text:list xml:id="list212004707165617" text:continue-numbering="true" text:style-name="WW8Num2">
              <text:list-item>
                <text:p text:style-name="P1320">Y</text:p>
              </text:list-item>
            </text:list>
          </table:table-cell>
          <table:table-cell table:style-name="表格60.A5" office:value-type="string">
            <text:list xml:id="list212004707170473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07180982" text:continue-numbering="true" text:style-name="WW8Num2">
              <text:list-item>
                <text:p text:style-name="P1320"><text:s/></text:p>
              </text:list-item>
            </text:list>
          </table:table-cell>
          <table:table-cell table:style-name="表格60.A5" office:value-type="string">
            <text:list xml:id="list212004707171618" text:continue-numbering="true" text:style-name="WW8Num2">
              <text:list-item>
                <text:p text:style-name="P1320">36</text:p>
              </text:list-item>
            </text:list>
          </table:table-cell>
          <table:table-cell table:style-name="表格60.A5" office:value-type="string">
            <text:list xml:id="list212004707152340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07180233" text:continue-numbering="true" text:style-name="WW8Num2">
              <text:list-item>
                <text:p text:style-name="P1320">PK / UUID</text:p>
              </text:list-item>
            </text:list>
          </table:table-cell>
          <table:table-cell table:style-name="表格60.A5" office:value-type="string">
            <text:list xml:id="list212004707161851" text:continue-numbering="true" text:style-name="WW8Num2">
              <text:list-item>
                <text:p text:style-name="P1320">Default java UUID</text:p>
              </text:list-item>
            </text:list>
          </table:table-cell>
          <table:table-cell table:style-name="表格60.J5" table:number-columns-spanned="3" office:value-type="string">
            <text:list xml:id="list212004707176609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11"><text:span text:style-name="T196">AGGR</text:span>_ID</text:p>
          </table:table-cell>
          <table:table-cell table:style-name="表格60.A8" office:value-type="string">
            <text:list xml:id="list212004707163817" text:continue-numbering="true" text:style-name="WW8Num2">
              <text:list-item>
                <text:p text:style-name="P1405">VARCHAR</text:p>
              </text:list-item>
            </text:list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431">Y</text:p>
          </table:table-cell>
          <table:table-cell table:style-name="表格60.A8" office:value-type="string">
            <text:p text:style-name="P786"/>
          </table:table-cell>
          <table:table-cell table:style-name="表格60.A8" office:value-type="string">
            <text:p text:style-name="P413">14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684"/>
          </table:table-cell>
          <table:table-cell table:style-name="表格60.A8" office:value-type="string">
            <text:p text:style-name="P621"/>
          </table:table-cell>
          <table:table-cell table:style-name="表格60.J5" table:number-columns-spanned="3" office:value-type="string">
            <text:list xml:id="list212004723163796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33">NAME</text:p>
          </table:table-cell>
          <table:table-cell table:style-name="表格60.A8" office:value-type="string">
            <text:list xml:id="list212004723160061" text:continue-numbering="true" text:style-name="WW8Num2">
              <text:list-item>
                <text:p text:style-name="P1405">VARCHAR</text:p>
              </text:list-item>
            </text:list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547"/>
          </table:table-cell>
          <table:table-cell table:style-name="表格60.A8" office:value-type="string">
            <text:p text:style-name="P806">Y</text:p>
          </table:table-cell>
          <table:table-cell table:style-name="表格60.A8" office:value-type="string">
            <text:p text:style-name="P433">100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734">Name 要檢查是否重複</text:p>
            <text:p text:style-name="P734">目前有:</text:p>
            <text:p text:style-name="P734">加總</text:p>
            <text:p text:style-name="P734">平均</text:p>
          </table:table-cell>
          <table:table-cell table:style-name="表格60.A8" office:value-type="string">
            <text:p text:style-name="P588"/>
          </table:table-cell>
          <table:table-cell table:style-name="表格60.J5" table:number-columns-spanned="3" office:value-type="string">
            <text:list xml:id="list212004723162806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300">TYPE</text:p>
          </table:table-cell>
          <table:table-cell table:style-name="表格60.A8" office:value-type="string">
            <text:p text:style-name="P148">VARCHAR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289"/>
          </table:table-cell>
          <table:table-cell table:style-name="表格60.A8" office:value-type="string">
            <text:p text:style-name="P769"/>
          </table:table-cell>
          <table:table-cell table:style-name="表格60.A8" office:value-type="string">
            <text:p text:style-name="P302">10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628">PYTHON , GROOVY, BSH</text:p>
          </table:table-cell>
          <table:table-cell table:style-name="表格60.A8" office:value-type="string">
            <text:p text:style-name="P588"/>
          </table:table-cell>
          <table:table-cell table:style-name="表格60.J5" table:number-columns-spanned="3" office:value-type="string">
            <text:list xml:id="list212004723157603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42">EXPRESSION<text:span text:style-name="T196">1</text:span></text:p>
          </table:table-cell>
          <table:table-cell table:style-name="表格60.A8" office:value-type="string">
            <text:list xml:id="list212004723182018" text:continue-numbering="true" text:style-name="WW8Num2">
              <text:list-item>
                <text:p text:style-name="P1155">VARCHAR</text:p>
              </text:list-item>
            </text:list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371"/>
          </table:table-cell>
          <table:table-cell table:style-name="表格60.A8" office:value-type="string">
            <text:p text:style-name="P786"/>
          </table:table-cell>
          <table:table-cell table:style-name="表格60.A8" office:value-type="string">
            <text:p text:style-name="P453"><text:span text:style-name="T196">40</text:span>00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688">算<text:span text:style-name="T196">KPI分數</text:span></text:p>
          </table:table-cell>
          <table:table-cell table:style-name="表格60.A8" office:value-type="string">
            <text:p text:style-name="P588"/>
          </table:table-cell>
          <table:table-cell table:style-name="表格60.J5" table:number-columns-spanned="3" office:value-type="string">
            <text:list xml:id="list212004723176099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43">EXPRESSION<text:span text:style-name="T196">2</text:span></text:p>
          </table:table-cell>
          <table:table-cell table:style-name="表格60.A8" office:value-type="string">
            <text:list xml:id="list212004723153011" text:continue-numbering="true" text:style-name="WW8Num2">
              <text:list-item>
                <text:p text:style-name="P1156">VARCHAR</text:p>
              </text:list-item>
            </text:list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371"/>
          </table:table-cell>
          <table:table-cell table:style-name="表格60.A8" office:value-type="string">
            <text:p text:style-name="P786"/>
          </table:table-cell>
          <table:table-cell table:style-name="表格60.A8" office:value-type="string">
            <text:p text:style-name="P546">4000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688">算<text:span text:style-name="T196">KPI 日期區間分數</text:span></text:p>
          </table:table-cell>
          <table:table-cell table:style-name="表格60.A8" office:value-type="string">
            <text:p text:style-name="P588"/>
          </table:table-cell>
          <table:table-cell table:style-name="表格60.J5" table:number-columns-spanned="3" office:value-type="string">
            <text:list xml:id="list212004723172694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40">DESCRIPTION</text:p>
          </table:table-cell>
          <table:table-cell table:style-name="表格60.A8" office:value-type="string">
            <text:list xml:id="list212004723172515" text:continue-numbering="true" text:style-name="WW8Num2">
              <text:list-item>
                <text:p text:style-name="P1155">VARCHAR</text:p>
              </text:list-item>
            </text:list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371"/>
          </table:table-cell>
          <table:table-cell table:style-name="表格60.A8" office:value-type="string">
            <text:p text:style-name="P786"/>
          </table:table-cell>
          <table:table-cell table:style-name="表格60.A8" office:value-type="string">
            <text:p text:style-name="P440">500</text:p>
          </table:table-cell>
          <table:table-cell table:style-name="表格60.A8" office:value-type="string">
            <text:p text:style-name="P232"/>
          </table:table-cell>
          <table:table-cell table:style-name="表格60.A8" office:value-type="string">
            <text:p text:style-name="P688"/>
          </table:table-cell>
          <table:table-cell table:style-name="表格60.A8" office:value-type="string">
            <text:p text:style-name="P588"/>
          </table:table-cell>
          <table:table-cell table:style-name="表格60.J5" table:number-columns-spanned="3" office:value-type="string">
            <text:list xml:id="list212004723151373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212004723159121" text:continue-numbering="true" text:style-name="WW8Num2">
              <text:list-item>
                <text:p text:style-name="P1320">CUSERID</text:p>
              </text:list-item>
            </text:list>
          </table:table-cell>
          <table:table-cell table:style-name="表格60.A5" office:value-type="string">
            <text:list xml:id="list212004723157167" text:continue-numbering="true" text:style-name="WW8Num2">
              <text:list-item>
                <text:p text:style-name="P1320">VARCHAR</text:p>
              </text:list-item>
            </text:list>
          </table:table-cell>
          <table:table-cell table:style-name="表格60.A5" office:value-type="string">
            <text:list xml:id="list212004723159557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23161823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23178796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23178851" text:continue-numbering="true" text:style-name="WW8Num2">
              <text:list-item>
                <text:p text:style-name="P1320">24</text:p>
              </text:list-item>
            </text:list>
          </table:table-cell>
          <table:table-cell table:style-name="表格60.A5" office:value-type="string">
            <text:list xml:id="list212004723166808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23159517" text:continue-numbering="true" text:style-name="WW8Num2">
              <text:list-item>
                <text:p text:style-name="P1320">Create data user</text:p>
              </text:list-item>
            </text:list>
          </table:table-cell>
          <table:table-cell table:style-name="表格60.A5" office:value-type="string">
            <text:list xml:id="list212004723171983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J5" table:number-columns-spanned="3" office:value-type="string">
            <text:list xml:id="list212004740172197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212004740178000" text:continue-numbering="true" text:style-name="WW8Num2">
              <text:list-item>
                <text:p text:style-name="P1320">CDATE</text:p>
              </text:list-item>
            </text:list>
          </table:table-cell>
          <table:table-cell table:style-name="表格60.A5" office:value-type="string">
            <text:list xml:id="list212004740160249" text:continue-numbering="true" text:style-name="WW8Num2">
              <text:list-item>
                <text:p text:style-name="P1320">DATETIME</text:p>
              </text:list-item>
            </text:list>
          </table:table-cell>
          <table:table-cell table:style-name="表格60.A5" office:value-type="string">
            <text:list xml:id="list212004740173938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40160348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40179339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40153192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40160769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40171092" text:continue-numbering="true" text:style-name="WW8Num2">
              <text:list-item>
                <text:p text:style-name="P1320">Create time</text:p>
              </text:list-item>
            </text:list>
          </table:table-cell>
          <table:table-cell table:style-name="表格60.A5" office:value-type="string">
            <text:list xml:id="list212004740169972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J5" table:number-columns-spanned="3" office:value-type="string">
            <text:list xml:id="list212004740171899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212004740151839" text:continue-numbering="true" text:style-name="WW8Num2">
              <text:list-item>
                <text:p text:style-name="P1320">UUSERID</text:p>
              </text:list-item>
            </text:list>
          </table:table-cell>
          <table:table-cell table:style-name="表格60.A5" office:value-type="string">
            <text:list xml:id="list212004740163124" text:continue-numbering="true" text:style-name="WW8Num2">
              <text:list-item>
                <text:p text:style-name="P1320">VARCHAR</text:p>
              </text:list-item>
            </text:list>
          </table:table-cell>
          <table:table-cell table:style-name="表格60.A5" office:value-type="string">
            <text:list xml:id="list212004740174311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40163117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40165035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40164336" text:continue-numbering="true" text:style-name="WW8Num2">
              <text:list-item>
                <text:p text:style-name="P1320">24</text:p>
              </text:list-item>
            </text:list>
          </table:table-cell>
          <table:table-cell table:style-name="表格60.A5" office:value-type="string">
            <text:list xml:id="list212004740175318" text:continue-numbering="true" text:style-name="WW8Num2">
              <text:list-item>
                <text:p text:style-name="P1320">null</text:p>
              </text:list-item>
            </text:list>
          </table:table-cell>
          <table:table-cell table:style-name="表格60.A5" office:value-type="string">
            <text:list xml:id="list212004740158265" text:continue-numbering="true" text:style-name="WW8Num2">
              <text:list-item>
                <text:p text:style-name="P1320">Update date user</text:p>
              </text:list-item>
            </text:list>
          </table:table-cell>
          <table:table-cell table:style-name="表格60.A5" office:value-type="string">
            <text:list xml:id="list212004740181570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J5" table:number-columns-spanned="3" office:value-type="string">
            <text:list xml:id="list212004740152127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212004740166379" text:continue-numbering="true" text:style-name="WW8Num2">
              <text:list-item>
                <text:p text:style-name="P1320">UDATE</text:p>
              </text:list-item>
            </text:list>
          </table:table-cell>
          <table:table-cell table:style-name="表格60.A5" office:value-type="string">
            <text:list xml:id="list212004740154670" text:continue-numbering="true" text:style-name="WW8Num2">
              <text:list-item>
                <text:p text:style-name="P1320">DATETIME</text:p>
              </text:list-item>
            </text:list>
          </table:table-cell>
          <table:table-cell table:style-name="表格60.A5" office:value-type="string">
            <text:list xml:id="list212004740162309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40172368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40175342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40178628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A5" office:value-type="string">
            <text:list xml:id="list212004740173980" text:continue-numbering="true" text:style-name="WW8Num2">
              <text:list-item>
                <text:p text:style-name="P1320">null</text:p>
              </text:list-item>
            </text:list>
          </table:table-cell>
          <table:table-cell table:style-name="表格60.A5" office:value-type="string">
            <text:list xml:id="list212004740161464" text:continue-numbering="true" text:style-name="WW8Num2">
              <text:list-item>
                <text:p text:style-name="P1320">Update time</text:p>
              </text:list-item>
            </text:list>
          </table:table-cell>
          <table:table-cell table:style-name="表格60.A5" office:value-type="string">
            <text:list xml:id="list212004740163434" text:continue-numbering="true" text:style-name="WW8Num2">
              <text:list-item>
                <text:p text:style-name="P1264"/>
              </text:list-item>
            </text:list>
          </table:table-cell>
          <table:table-cell table:style-name="表格60.J5" table:number-columns-spanned="3" office:value-type="string">
            <text:list xml:id="list212004740166769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212004740175739" text:continue-numbering="true" text:style-name="WW8Num2">
        <text:list-item>
          <text:h text:style-name="P927" text:outline-level="1"><text:bookmark-start text:name="__RefHeading__15146_679456773"/><text:soft-page-break/><text:span text:style-name="T47">B</text:span><text:span text:style-name="T65">B</text:span><text:span text:style-name="T47">_</text:span><text:span text:style-name="T74">MEASURE_DATA</text:span><text:bookmark-end text:name="__RefHeading__15146_679456773"/></text:h>
        </text:list-item>
      </text:list>
      <table:table table:name="表格36" table:style-name="表格36">
        <table:table-column table:style-name="表格36.A"/>
        <table:table-column table:style-name="表格36.B"/>
        <table:table-column table:style-name="表格36.C" table:number-columns-repeated="2"/>
        <table:table-column table:style-name="表格36.E" table:number-columns-repeated="3"/>
        <table:table-column table:style-name="表格36.H"/>
        <table:table-column table:style-name="表格36.I"/>
        <table:table-column table:style-name="表格36.J"/>
        <table:table-column table:style-name="表格36.K"/>
        <table:table-column table:style-name="表格36.L"/>
        <table:table-row table:style-name="表格36.1">
          <table:table-cell table:style-name="表格36.A1" office:value-type="string">
            <text:list xml:id="list212004740164784" text:continue-numbering="true" text:style-name="WW8Num2">
              <text:list-item>
                <text:p text:style-name="P1046">Project</text:p>
              </text:list-item>
            </text:list>
          </table:table-cell>
          <table:table-cell table:style-name="表格36.A1" table:number-columns-spanned="6" office:value-type="string">
            <text:list xml:id="list212004740176907" text:continue-numbering="true" text:style-name="WW8Num2">
              <text:list-item>
                <text:p text:style-name="P112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1" office:value-type="string">
            <text:list xml:id="list212004740170552" text:continue-numbering="true" text:style-name="WW8Num2">
              <text:list-item>
                <text:p text:style-name="P1046">Ver</text:p>
              </text:list-item>
            </text:list>
          </table:table-cell>
          <table:table-cell table:style-name="表格36.A1" office:value-type="string">
            <text:list xml:id="list212004740179811" text:continue-numbering="true" text:style-name="WW8Num2">
              <text:list-item>
                <text:p text:style-name="P1126">0.5</text:p>
              </text:list-item>
            </text:list>
          </table:table-cell>
          <table:table-cell table:style-name="表格36.J1" office:value-type="string">
            <text:list xml:id="list21200474015372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36.K1" office:value-type="string">
            <text:list xml:id="list21200474016263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36.K1" office:value-type="string">
            <text:list xml:id="list212004740159938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212004740172844" text:continue-numbering="true" text:style-name="WW8Num2">
              <text:list-item>
                <text:p text:style-name="P1046">Maintain</text:p>
              </text:list-item>
            </text:list>
          </table:table-cell>
          <table:table-cell table:style-name="表格36.A2" table:number-columns-spanned="6" office:value-type="string">
            <text:list xml:id="list212004740167471" text:continue-numbering="true" text:style-name="WW8Num2">
              <text:list-item>
                <text:p text:style-name="P112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212004740153165" text:continue-numbering="true" text:style-name="WW8Num2">
              <text:list-item>
                <text:p text:style-name="P1046">Date</text:p>
              </text:list-item>
            </text:list>
          </table:table-cell>
          <table:table-cell table:style-name="表格36.A2" office:value-type="string">
            <text:list xml:id="list212004740160431" text:continue-numbering="true" text:style-name="WW8Num2">
              <text:list-item>
                <text:p text:style-name="P1126">2014/1<text:span text:style-name="T132">1</text:span>/<text:span text:style-name="T137">13</text:span></text:p>
              </text:list-item>
            </text:list>
          </table:table-cell>
          <table:table-cell table:style-name="表格36.J1" office:value-type="string">
            <text:list xml:id="list21200474015123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36.K1" office:value-type="string">
            <text:list xml:id="list212004740178318" text:continue-numbering="true" text:style-name="WW8Num2">
              <text:list-item>
                <text:p text:style-name="P855"/>
              </text:list-item>
            </text:list>
          </table:table-cell>
          <table:table-cell table:style-name="表格36.K1" office:value-type="string">
            <text:list xml:id="list212004740166921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212004740163374" text:continue-numbering="true" text:style-name="WW8Num2">
              <text:list-item>
                <text:p text:style-name="P1046">Table</text:p>
              </text:list-item>
            </text:list>
          </table:table-cell>
          <table:table-cell table:style-name="表格36.A2" table:number-columns-spanned="6" office:value-type="string">
            <text:list xml:id="list212004740181359" text:continue-numbering="true" text:style-name="WW8Num2">
              <text:list-item>
                <text:p text:style-name="P1224">b<text:span text:style-name="T136">b</text:span>_<text:span text:style-name="T152">measure_dat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212004740177234" text:continue-numbering="true" text:style-name="WW8Num2">
              <text:list-item>
                <text:p text:style-name="P1046">DataBase</text:p>
              </text:list-item>
            </text:list>
          </table:table-cell>
          <table:table-cell table:style-name="表格36.A2" office:value-type="string">
            <text:list xml:id="list212004740168618" text:continue-numbering="true" text:style-name="WW8Num2">
              <text:list-item>
                <text:p text:style-name="P1126">bbcore</text:p>
              </text:list-item>
            </text:list>
          </table:table-cell>
          <table:table-cell table:style-name="表格36.J1" office:value-type="string">
            <text:list xml:id="list21200474015047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36.K1" office:value-type="string">
            <text:list xml:id="list212004756182616" text:continue-numbering="true" text:style-name="WW8Num2">
              <text:list-item>
                <text:p text:style-name="P855"/>
              </text:list-item>
            </text:list>
          </table:table-cell>
          <table:table-cell table:style-name="表格36.K1" office:value-type="string">
            <text:list xml:id="list212004756173458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36.1">
          <table:table-cell table:style-name="表格36.A4" office:value-type="string">
            <text:list xml:id="list212004756156468" text:continue-numbering="true" text:style-name="WW8Num2">
              <text:list-item>
                <text:p text:style-name="P1046">Descript</text:p>
              </text:list-item>
            </text:list>
          </table:table-cell>
          <table:table-cell table:style-name="表格36.A4" table:number-columns-spanned="8" office:value-type="string">
            <text:list xml:id="list212004756163977" text:continue-numbering="true" text:style-name="WW8Num2">
              <text:list-item>
                <text:p text:style-name="P11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1" office:value-type="string">
            <text:list xml:id="list212004756163401" text:continue-numbering="true" text:style-name="WW8Num2">
              <text:list-item>
                <text:p text:style-name="P855"/>
              </text:list-item>
            </text:list>
          </table:table-cell>
          <table:table-cell table:style-name="表格36.K1" office:value-type="string">
            <text:list xml:id="list212004756178815" text:continue-numbering="true" text:style-name="WW8Num2">
              <text:list-item>
                <text:p text:style-name="P855"/>
              </text:list-item>
            </text:list>
          </table:table-cell>
          <table:table-cell table:style-name="表格36.K1" office:value-type="string">
            <text:list xml:id="list212004756164202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36.1">
          <table:table-cell table:style-name="表格36.A5" table:number-columns-spanned="9" office:value-type="string">
            <text:list xml:id="list212004756173617" text:continue-numbering="true" text:style-name="WW8Num2">
              <text:list-item>
                <text:p text:style-name="P14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5" table:number-columns-spanned="3" office:value-type="string">
            <text:list xml:id="list212004756181941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212004756165458" text:continue-numbering="true" text:style-name="WW8Num2">
              <text:list-item>
                <text:p text:style-name="P1086">Field</text:p>
              </text:list-item>
            </text:list>
          </table:table-cell>
          <table:table-cell table:style-name="表格36.A5" office:value-type="string">
            <text:list xml:id="list212004756178927" text:continue-numbering="true" text:style-name="WW8Num2">
              <text:list-item>
                <text:p text:style-name="P1086">Datatype</text:p>
              </text:list-item>
            </text:list>
          </table:table-cell>
          <table:table-cell table:style-name="表格36.A5" office:value-type="string">
            <text:list xml:id="list212004756163305" text:continue-numbering="true" text:style-name="WW8Num2">
              <text:list-item>
                <text:p text:style-name="P1086">PK</text:p>
              </text:list-item>
            </text:list>
          </table:table-cell>
          <table:table-cell table:style-name="表格36.A5" office:value-type="string">
            <text:list xml:id="list212004756172280" text:continue-numbering="true" text:style-name="WW8Num2">
              <text:list-item>
                <text:p text:style-name="P1086">UK</text:p>
              </text:list-item>
            </text:list>
          </table:table-cell>
          <table:table-cell table:style-name="表格36.A5" office:value-type="string">
            <text:list xml:id="list212004756166019" text:continue-numbering="true" text:style-name="WW8Num2">
              <text:list-item>
                <text:p text:style-name="P1086">IDX</text:p>
              </text:list-item>
            </text:list>
          </table:table-cell>
          <table:table-cell table:style-name="表格36.A5" office:value-type="string">
            <text:list xml:id="list212004756156075" text:continue-numbering="true" text:style-name="WW8Num2">
              <text:list-item>
                <text:p text:style-name="P1006"><text:span text:style-name="T2">S</text:span><text:span text:style-name="T3">IZE</text:span></text:p>
              </text:list-item>
            </text:list>
          </table:table-cell>
          <table:table-cell table:style-name="表格36.A5" office:value-type="string">
            <text:list xml:id="list212004756155912" text:continue-numbering="true" text:style-name="WW8Num2">
              <text:list-item>
                <text:p text:style-name="P1006"><text:span text:style-name="T2">D</text:span><text:span text:style-name="T3">EF</text:span></text:p>
              </text:list-item>
            </text:list>
          </table:table-cell>
          <table:table-cell table:style-name="表格36.A5" office:value-type="string">
            <text:list xml:id="list212004756152544" text:continue-numbering="true" text:style-name="WW8Num2">
              <text:list-item>
                <text:p text:style-name="P1086">Description</text:p>
              </text:list-item>
            </text:list>
          </table:table-cell>
          <table:table-cell table:style-name="表格36.A5" office:value-type="string">
            <text:list xml:id="list212004756177212" text:continue-numbering="true" text:style-name="WW8Num2">
              <text:list-item>
                <text:p text:style-name="P1086">Remarks</text:p>
              </text:list-item>
            </text:list>
          </table:table-cell>
          <table:table-cell table:style-name="表格36.J5" table:number-columns-spanned="3" office:value-type="string">
            <text:list xml:id="list212004756165232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212004756173097" text:continue-numbering="true" text:style-name="WW8Num2">
              <text:list-item>
                <text:p text:style-name="P1321">OID</text:p>
              </text:list-item>
            </text:list>
          </table:table-cell>
          <table:table-cell table:style-name="表格36.A5" office:value-type="string">
            <text:list xml:id="list212004756169324" text:continue-numbering="true" text:style-name="WW8Num2">
              <text:list-item>
                <text:p text:style-name="P1321">CHAR</text:p>
              </text:list-item>
            </text:list>
          </table:table-cell>
          <table:table-cell table:style-name="表格36.A5" office:value-type="string">
            <text:list xml:id="list212004756166925" text:continue-numbering="true" text:style-name="WW8Num2">
              <text:list-item>
                <text:p text:style-name="P1321">Y</text:p>
              </text:list-item>
            </text:list>
          </table:table-cell>
          <table:table-cell table:style-name="表格36.A5" office:value-type="string">
            <text:list xml:id="list212004756159966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56176255" text:continue-numbering="true" text:style-name="WW8Num2">
              <text:list-item>
                <text:p text:style-name="P1321"><text:s/></text:p>
              </text:list-item>
            </text:list>
          </table:table-cell>
          <table:table-cell table:style-name="表格36.A5" office:value-type="string">
            <text:list xml:id="list212004756167635" text:continue-numbering="true" text:style-name="WW8Num2">
              <text:list-item>
                <text:p text:style-name="P1321">36</text:p>
              </text:list-item>
            </text:list>
          </table:table-cell>
          <table:table-cell table:style-name="表格36.A5" office:value-type="string">
            <text:list xml:id="list212004756173537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56159108" text:continue-numbering="true" text:style-name="WW8Num2">
              <text:list-item>
                <text:p text:style-name="P1321">PK / UUID</text:p>
              </text:list-item>
            </text:list>
          </table:table-cell>
          <table:table-cell table:style-name="表格36.A5" office:value-type="string">
            <text:list xml:id="list212004756182120" text:continue-numbering="true" text:style-name="WW8Num2">
              <text:list-item>
                <text:p text:style-name="P1321">Default java UUID</text:p>
              </text:list-item>
            </text:list>
          </table:table-cell>
          <table:table-cell table:style-name="表格36.J5" table:number-columns-spanned="3" office:value-type="string">
            <text:list xml:id="list212004756156104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03"><text:span text:style-name="T149">KPI_</text:span>ID</text:p>
          </table:table-cell>
          <table:table-cell table:style-name="表格36.A8" office:value-type="string">
            <text:list xml:id="list212004756174897" text:continue-numbering="true" text:style-name="WW8Num2">
              <text:list-item>
                <text:p text:style-name="P1318">VARCHAR</text:p>
              </text:list-item>
            </text:list>
          </table:table-cell>
          <table:table-cell table:style-name="表格36.A8" office:value-type="string">
            <text:p text:style-name="P210"/>
          </table:table-cell>
          <table:table-cell table:style-name="表格36.A8" office:value-type="string">
            <text:p text:style-name="P429">Y</text:p>
          </table:table-cell>
          <table:table-cell table:style-name="表格36.A8" office:value-type="string">
            <text:p text:style-name="P803"/>
          </table:table-cell>
          <table:table-cell table:style-name="表格36.A8" office:value-type="string">
            <text:p text:style-name="P405">14</text:p>
          </table:table-cell>
          <table:table-cell table:style-name="表格36.A8" office:value-type="string">
            <text:p text:style-name="P210"/>
          </table:table-cell>
          <table:table-cell table:style-name="表格36.A8" office:value-type="string">
            <text:p text:style-name="P681">BB_KPI.ID</text:p>
          </table:table-cell>
          <table:table-cell table:style-name="表格36.A8" office:value-type="string">
            <text:p text:style-name="P616"/>
          </table:table-cell>
          <table:table-cell table:style-name="表格36.J5" table:number-columns-spanned="3" office:value-type="string">
            <text:list xml:id="list212004756168775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44">DATE</text:p>
          </table:table-cell>
          <table:table-cell table:style-name="表格36.A8" office:value-type="string">
            <text:list xml:id="list212004756173124" text:continue-numbering="true" text:style-name="WW8Num2">
              <text:list-item>
                <text:p text:style-name="P1406">VARCHAR</text:p>
              </text:list-item>
            </text:list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454">Y</text:p>
          </table:table-cell>
          <table:table-cell table:style-name="表格36.A8" office:value-type="string">
            <text:p text:style-name="P807"/>
          </table:table-cell>
          <table:table-cell table:style-name="表格36.A8" office:value-type="string">
            <text:p text:style-name="P444">8</text:p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692">yyyyMMdd 如 20141205</text:p>
          </table:table-cell>
          <table:table-cell table:style-name="表格36.A8" office:value-type="string">
            <text:p text:style-name="P568"/>
          </table:table-cell>
          <table:table-cell table:style-name="表格36.J5" table:number-columns-spanned="3" office:value-type="string">
            <text:list xml:id="list212004756168701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45">TARGET</text:p>
          </table:table-cell>
          <table:table-cell table:style-name="表格36.A8" office:value-type="string">
            <text:p text:style-name="P147">FLOAT</text:p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287"/>
          </table:table-cell>
          <table:table-cell table:style-name="表格36.A8" office:value-type="string">
            <text:p text:style-name="P765"/>
          </table:table-cell>
          <table:table-cell table:style-name="表格36.A8" office:value-type="string">
            <text:p text:style-name="P445">12.2</text:p>
          </table:table-cell>
          <table:table-cell table:style-name="表格36.A8" office:value-type="string">
            <text:p text:style-name="P446">0.0</text:p>
          </table:table-cell>
          <table:table-cell table:style-name="表格36.A8" office:value-type="string">
            <text:p text:style-name="P626">目標值</text:p>
          </table:table-cell>
          <table:table-cell table:style-name="表格36.A8" office:value-type="string">
            <text:p text:style-name="P568"/>
          </table:table-cell>
          <table:table-cell table:style-name="表格36.J5" table:number-columns-spanned="3" office:value-type="string">
            <text:list xml:id="list212004756174455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45">ACTUAL</text:p>
          </table:table-cell>
          <table:table-cell table:style-name="表格36.A8" office:value-type="string">
            <text:list xml:id="list212004756173832" text:continue-numbering="true" text:style-name="WW8Num2">
              <text:list-item>
                <text:p text:style-name="P1161">FLOAT</text:p>
              </text:list-item>
            </text:list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364"/>
          </table:table-cell>
          <table:table-cell table:style-name="表格36.A8" office:value-type="string">
            <text:p text:style-name="P782"/>
          </table:table-cell>
          <table:table-cell table:style-name="表格36.A8" office:value-type="string">
            <text:p text:style-name="P445">12.2</text:p>
          </table:table-cell>
          <table:table-cell table:style-name="表格36.A8" office:value-type="string">
            <text:p text:style-name="P446">0.0</text:p>
          </table:table-cell>
          <table:table-cell table:style-name="表格36.A8" office:value-type="string">
            <text:p text:style-name="P690">實際值</text:p>
          </table:table-cell>
          <table:table-cell table:style-name="表格36.A8" office:value-type="string">
            <text:p text:style-name="P568"/>
          </table:table-cell>
          <table:table-cell table:style-name="表格36.J5" table:number-columns-spanned="3" office:value-type="string">
            <text:list xml:id="list212004773159879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47">FREQUENCY</text:p>
          </table:table-cell>
          <table:table-cell table:style-name="表格36.A8" office:value-type="string">
            <text:list xml:id="list212004773163302" text:continue-numbering="true" text:style-name="WW8Num2">
              <text:list-item>
                <text:p text:style-name="P1407">VARCHAR</text:p>
              </text:list-item>
            </text:list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454">Y</text:p>
          </table:table-cell>
          <table:table-cell table:style-name="表格36.A8" office:value-type="string">
            <text:p text:style-name="P809"/>
          </table:table-cell>
          <table:table-cell table:style-name="表格36.A8" office:value-type="string">
            <text:p text:style-name="P448">1</text:p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693">1. 日 <text:span text:style-name="T153">(DAY)</text:span></text:p>
            <text:p text:style-name="P694">2. 周 (WEEK)</text:p>
            <text:p text:style-name="P693"><text:span text:style-name="T163">3</text:span>. 月 <text:span text:style-name="T153">(MONTH)</text:span></text:p>
            <text:p text:style-name="P693"><text:span text:style-name="T163">4</text:span>. 季 <text:span text:style-name="T153">(SEASON)</text:span></text:p>
            <text:p text:style-name="P693"><text:span text:style-name="T163">5</text:span>. 半年 <text:span text:style-name="T153">(HALF_OF_A_YEAR)</text:span></text:p>
            <text:p text:style-name="P693"><text:span text:style-name="T163">6</text:span>. 年 <text:span text:style-name="T153">(YEAR)</text:span></text:p>
          </table:table-cell>
          <table:table-cell table:style-name="表格36.A8" office:value-type="string">
            <text:p text:style-name="P568"/>
          </table:table-cell>
          <table:table-cell table:style-name="表格36.J5" table:number-columns-spanned="3" office:value-type="string">
            <text:list xml:id="list212004773181990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53">ORG_ID</text:p>
          </table:table-cell>
          <table:table-cell table:style-name="表格36.A8" office:value-type="string">
            <text:list xml:id="list212004773150657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36.A8" office:value-type="string">
            <text:p text:style-name="P204"/>
          </table:table-cell>
          <table:table-cell table:style-name="表格36.A8" office:value-type="string">
            <text:p text:style-name="P455">Y</text:p>
          </table:table-cell>
          <table:table-cell table:style-name="表格36.A8" office:value-type="string">
            <text:p text:style-name="P809"/>
          </table:table-cell>
          <table:table-cell table:style-name="表格36.A8" office:value-type="string">
            <text:p text:style-name="P353">10</text:p>
          </table:table-cell>
          <table:table-cell table:style-name="表格36.A8" office:value-type="string">
            <text:p text:style-name="P204">*</text:p>
          </table:table-cell>
          <table:table-cell table:style-name="表格36.A8" office:value-type="string">
            <text:p text:style-name="P655">如果BB_KPI.<text:span text:style-name="T154">ORGA_MEASURE_SEPARATE </text:span><text:span text:style-name="T155">= 'Y' 時放入</text:span></text:p>
            <text:p text:style-name="P650">BB_ORGANIZATION.ORG_ID</text:p>
            <text:p text:style-name="P650"/>
            <text:p text:style-name="P655">如果<text:span text:style-name="T154">ORGA_MEASURE_SEPARATE </text:span><text:span text:style-name="T155">= 'N' 放入 *</text:span></text:p>
          </table:table-cell>
          <table:table-cell table:style-name="表格36.A8" office:value-type="string">
            <text:p text:style-name="P561"/>
          </table:table-cell>
          <table:table-cell table:style-name="表格36.J5" table:number-columns-spanned="3" office:value-type="string">
            <text:list xml:id="list212004773179725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57">EMP_ID</text:p>
          </table:table-cell>
          <table:table-cell table:style-name="表格36.A8" office:value-type="string">
            <text:list xml:id="list212004773177599" text:continue-numbering="true" text:style-name="WW8Num2">
              <text:list-item>
                <text:p text:style-name="P1307">VARCHAR</text:p>
              </text:list-item>
            </text:list>
          </table:table-cell>
          <table:table-cell table:style-name="表格36.A8" office:value-type="string">
            <text:p text:style-name="P205"/>
          </table:table-cell>
          <table:table-cell table:style-name="表格36.A8" office:value-type="string">
            <text:p text:style-name="P455">Y</text:p>
          </table:table-cell>
          <table:table-cell table:style-name="表格36.A8" office:value-type="string">
            <text:p text:style-name="P809"/>
          </table:table-cell>
          <table:table-cell table:style-name="表格36.A8" office:value-type="string">
            <text:p text:style-name="P357">10</text:p>
          </table:table-cell>
          <table:table-cell table:style-name="表格36.A8" office:value-type="string">
            <text:p text:style-name="P205">*</text:p>
          </table:table-cell>
          <table:table-cell table:style-name="表格36.A8" office:value-type="string">
            <text:p text:style-name="P655">如果BB_KPI.<text:span text:style-name="T156">USER</text:span><text:span text:style-name="T154">_MEASURE_SEPARATE </text:span><text:span text:style-name="T155">= 'Y' 時放入</text:span></text:p>
            <text:p text:style-name="P650">BB_<text:span text:style-name="T156">EMPLOYEE</text:span>.<text:span text:style-name="T156">EMP</text:span>_ID</text:p>
            <text:p text:style-name="P650"/>
            <text:p text:style-name="P655">如果<text:span text:style-name="T156">USER</text:span><text:span text:style-name="T154">_MEASURE_SEPARATE </text:span><text:span text:style-name="T155">= 'N' 放入 *</text:span></text:p>
          </table:table-cell>
          <table:table-cell table:style-name="表格36.A8" office:value-type="string">
            <text:p text:style-name="P562"/>
          </table:table-cell>
          <table:table-cell table:style-name="表格36.J5" table:number-columns-spanned="3" office:value-type="string">
            <text:list xml:id="list212004773175960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212004773167792" text:continue-numbering="true" text:style-name="WW8Num2">
              <text:list-item>
                <text:p text:style-name="P1321">CUSERID</text:p>
              </text:list-item>
            </text:list>
          </table:table-cell>
          <table:table-cell table:style-name="表格36.A5" office:value-type="string">
            <text:list xml:id="list212004773162734" text:continue-numbering="true" text:style-name="WW8Num2">
              <text:list-item>
                <text:p text:style-name="P1321">VARCHAR</text:p>
              </text:list-item>
            </text:list>
          </table:table-cell>
          <table:table-cell table:style-name="表格36.A5" office:value-type="string">
            <text:list xml:id="list212004773161744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73150920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73165880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73170003" text:continue-numbering="true" text:style-name="WW8Num2">
              <text:list-item>
                <text:p text:style-name="P1321">24</text:p>
              </text:list-item>
            </text:list>
          </table:table-cell>
          <table:table-cell table:style-name="表格36.A5" office:value-type="string">
            <text:list xml:id="list212004773168688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73173185" text:continue-numbering="true" text:style-name="WW8Num2">
              <text:list-item>
                <text:p text:style-name="P1321">Create data user</text:p>
              </text:list-item>
            </text:list>
          </table:table-cell>
          <table:table-cell table:style-name="表格36.A5" office:value-type="string">
            <text:list xml:id="list212004773171588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J5" table:number-columns-spanned="3" office:value-type="string">
            <text:list xml:id="list212004773181959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212004773157768" text:continue-numbering="true" text:style-name="WW8Num2">
              <text:list-item>
                <text:p text:style-name="P1321">CDATE</text:p>
              </text:list-item>
            </text:list>
          </table:table-cell>
          <table:table-cell table:style-name="表格36.A5" office:value-type="string">
            <text:list xml:id="list212004773154966" text:continue-numbering="true" text:style-name="WW8Num2">
              <text:list-item>
                <text:p text:style-name="P1321">DATETIME</text:p>
              </text:list-item>
            </text:list>
          </table:table-cell>
          <table:table-cell table:style-name="表格36.A5" office:value-type="string">
            <text:list xml:id="list212004773176493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73170897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73158041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73154900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73173470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73159746" text:continue-numbering="true" text:style-name="WW8Num2">
              <text:list-item>
                <text:p text:style-name="P1321">Create time</text:p>
              </text:list-item>
            </text:list>
          </table:table-cell>
          <table:table-cell table:style-name="表格36.A5" office:value-type="string">
            <text:list xml:id="list212004773177985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J5" table:number-columns-spanned="3" office:value-type="string">
            <text:list xml:id="list212004773161525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212004773171382" text:continue-numbering="true" text:style-name="WW8Num2">
              <text:list-item>
                <text:p text:style-name="P1321">UUSERID</text:p>
              </text:list-item>
            </text:list>
          </table:table-cell>
          <table:table-cell table:style-name="表格36.A5" office:value-type="string">
            <text:list xml:id="list212004773182090" text:continue-numbering="true" text:style-name="WW8Num2">
              <text:list-item>
                <text:p text:style-name="P1321">VARCHAR</text:p>
              </text:list-item>
            </text:list>
          </table:table-cell>
          <table:table-cell table:style-name="表格36.A5" office:value-type="string">
            <text:list xml:id="list212004773182073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73167638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73156333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73173136" text:continue-numbering="true" text:style-name="WW8Num2">
              <text:list-item>
                <text:p text:style-name="P1321">24</text:p>
              </text:list-item>
            </text:list>
          </table:table-cell>
          <table:table-cell table:style-name="表格36.A5" office:value-type="string">
            <text:list xml:id="list212004789176227" text:continue-numbering="true" text:style-name="WW8Num2">
              <text:list-item>
                <text:p text:style-name="P1321">null</text:p>
              </text:list-item>
            </text:list>
          </table:table-cell>
          <table:table-cell table:style-name="表格36.A5" office:value-type="string">
            <text:list xml:id="list212004789180203" text:continue-numbering="true" text:style-name="WW8Num2">
              <text:list-item>
                <text:p text:style-name="P1321">Update date user</text:p>
              </text:list-item>
            </text:list>
          </table:table-cell>
          <table:table-cell table:style-name="表格36.A5" office:value-type="string">
            <text:list xml:id="list212004789180731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J5" table:number-columns-spanned="3" office:value-type="string">
            <text:list xml:id="list212004789165377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212004789165571" text:continue-numbering="true" text:style-name="WW8Num2">
              <text:list-item>
                <text:p text:style-name="P1321">UDATE</text:p>
              </text:list-item>
            </text:list>
          </table:table-cell>
          <table:table-cell table:style-name="表格36.A5" office:value-type="string">
            <text:list xml:id="list212004789154546" text:continue-numbering="true" text:style-name="WW8Num2">
              <text:list-item>
                <text:p text:style-name="P1321">DATETIME</text:p>
              </text:list-item>
            </text:list>
          </table:table-cell>
          <table:table-cell table:style-name="表格36.A5" office:value-type="string">
            <text:list xml:id="list212004789155189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89163303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89157578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89152869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A5" office:value-type="string">
            <text:list xml:id="list212004789179898" text:continue-numbering="true" text:style-name="WW8Num2">
              <text:list-item>
                <text:p text:style-name="P1321">null</text:p>
              </text:list-item>
            </text:list>
          </table:table-cell>
          <table:table-cell table:style-name="表格36.A5" office:value-type="string">
            <text:list xml:id="list212004789169214" text:continue-numbering="true" text:style-name="WW8Num2">
              <text:list-item>
                <text:p text:style-name="P1321">Update time</text:p>
              </text:list-item>
            </text:list>
          </table:table-cell>
          <table:table-cell table:style-name="表格36.A5" office:value-type="string">
            <text:list xml:id="list212004789170651" text:continue-numbering="true" text:style-name="WW8Num2">
              <text:list-item>
                <text:p text:style-name="P1265"/>
              </text:list-item>
            </text:list>
          </table:table-cell>
          <table:table-cell table:style-name="表格36.J5" table:number-columns-spanned="3" office:value-type="string">
            <text:list xml:id="list212004789158772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212004789171277" text:continue-numbering="true" text:style-name="WW8Num2">
        <text:list-item>
          <text:h text:style-name="P928" text:outline-level="1"><text:bookmark-start text:name="__RefHeading__15150_679456773"/><text:soft-page-break/><text:span text:style-name="T47">B</text:span><text:span text:style-name="T65">B</text:span><text:span text:style-name="T47">_</text:span><text:span text:style-name="T75">SCORE_COLOR</text:span><text:bookmark-end text:name="__RefHeading__15150_679456773"/></text:h>
        </text:list-item>
      </text:list>
      <table:table table:name="表格37" table:style-name="表格37">
        <table:table-column table:style-name="表格37.A"/>
        <table:table-column table:style-name="表格37.B"/>
        <table:table-column table:style-name="表格37.C" table:number-columns-repeated="2"/>
        <table:table-column table:style-name="表格37.E" table:number-columns-repeated="3"/>
        <table:table-column table:style-name="表格37.H"/>
        <table:table-column table:style-name="表格37.I"/>
        <table:table-column table:style-name="表格37.J"/>
        <table:table-column table:style-name="表格37.K"/>
        <table:table-column table:style-name="表格37.L"/>
        <table:table-row table:style-name="表格37.1">
          <table:table-cell table:style-name="表格37.A1" office:value-type="string">
            <text:list xml:id="list212004789160452" text:continue-numbering="true" text:style-name="WW8Num2">
              <text:list-item>
                <text:p text:style-name="P1047">Project</text:p>
              </text:list-item>
            </text:list>
          </table:table-cell>
          <table:table-cell table:style-name="表格37.A1" table:number-columns-spanned="6" office:value-type="string">
            <text:list xml:id="list212004789159048" text:continue-numbering="true" text:style-name="WW8Num2">
              <text:list-item>
                <text:p text:style-name="P112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1" office:value-type="string">
            <text:list xml:id="list212004789175474" text:continue-numbering="true" text:style-name="WW8Num2">
              <text:list-item>
                <text:p text:style-name="P1047">Ver</text:p>
              </text:list-item>
            </text:list>
          </table:table-cell>
          <table:table-cell table:style-name="表格37.A1" office:value-type="string">
            <text:list xml:id="list212004789177603" text:continue-numbering="true" text:style-name="WW8Num2">
              <text:list-item>
                <text:p text:style-name="P1127">0.5</text:p>
              </text:list-item>
            </text:list>
          </table:table-cell>
          <table:table-cell table:style-name="表格37.J1" office:value-type="string">
            <text:list xml:id="list212004789162448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7.K1" office:value-type="string">
            <text:list xml:id="list212004789174684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7.K1" office:value-type="string">
            <text:list xml:id="list212004789170511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37.1">
          <table:table-cell table:style-name="表格37.A2" office:value-type="string">
            <text:list xml:id="list212004789172192" text:continue-numbering="true" text:style-name="WW8Num2">
              <text:list-item>
                <text:p text:style-name="P1047">Maintain</text:p>
              </text:list-item>
            </text:list>
          </table:table-cell>
          <table:table-cell table:style-name="表格37.A2" table:number-columns-spanned="6" office:value-type="string">
            <text:list xml:id="list212004789152356" text:continue-numbering="true" text:style-name="WW8Num2">
              <text:list-item>
                <text:p text:style-name="P112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2" office:value-type="string">
            <text:list xml:id="list212004789152415" text:continue-numbering="true" text:style-name="WW8Num2">
              <text:list-item>
                <text:p text:style-name="P1047">Date</text:p>
              </text:list-item>
            </text:list>
          </table:table-cell>
          <table:table-cell table:style-name="表格37.A2" office:value-type="string">
            <text:list xml:id="list212004789166918" text:continue-numbering="true" text:style-name="WW8Num2">
              <text:list-item>
                <text:p text:style-name="P1127">2014/1<text:span text:style-name="T132">1</text:span>/<text:span text:style-name="T137">13</text:span></text:p>
              </text:list-item>
            </text:list>
          </table:table-cell>
          <table:table-cell table:style-name="表格37.J1" office:value-type="string">
            <text:list xml:id="list212004789160765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7.K1" office:value-type="string">
            <text:list xml:id="list212004789167045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7.K1" office:value-type="string">
            <text:list xml:id="list212004789163605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37.1">
          <table:table-cell table:style-name="表格37.A2" office:value-type="string">
            <text:list xml:id="list212004789174743" text:continue-numbering="true" text:style-name="WW8Num2">
              <text:list-item>
                <text:p text:style-name="P1047">Table</text:p>
              </text:list-item>
            </text:list>
          </table:table-cell>
          <table:table-cell table:style-name="表格37.A2" table:number-columns-spanned="6" office:value-type="string">
            <text:list xml:id="list212004789178028" text:continue-numbering="true" text:style-name="WW8Num2">
              <text:list-item>
                <text:p text:style-name="P1225">b<text:span text:style-name="T136">b</text:span>_<text:span text:style-name="T157">score_colo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2" office:value-type="string">
            <text:list xml:id="list212004789153611" text:continue-numbering="true" text:style-name="WW8Num2">
              <text:list-item>
                <text:p text:style-name="P1047">DataBase</text:p>
              </text:list-item>
            </text:list>
          </table:table-cell>
          <table:table-cell table:style-name="表格37.A2" office:value-type="string">
            <text:list xml:id="list212004789164168" text:continue-numbering="true" text:style-name="WW8Num2">
              <text:list-item>
                <text:p text:style-name="P1127">bbcore</text:p>
              </text:list-item>
            </text:list>
          </table:table-cell>
          <table:table-cell table:style-name="表格37.J1" office:value-type="string">
            <text:list xml:id="list21200478916460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7.K1" office:value-type="string">
            <text:list xml:id="list212004789158111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7.K1" office:value-type="string">
            <text:list xml:id="list212004789165556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37.1">
          <table:table-cell table:style-name="表格37.A4" office:value-type="string">
            <text:list xml:id="list212004789180167" text:continue-numbering="true" text:style-name="WW8Num2">
              <text:list-item>
                <text:p text:style-name="P1047">Descript</text:p>
              </text:list-item>
            </text:list>
          </table:table-cell>
          <table:table-cell table:style-name="表格37.A4" table:number-columns-spanned="8" office:value-type="string">
            <text:list xml:id="list212004789170312" text:continue-numbering="true" text:style-name="WW8Num2">
              <text:list-item>
                <text:p text:style-name="P11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7.J1" office:value-type="string">
            <text:list xml:id="list212004789171398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7.K1" office:value-type="string">
            <text:list xml:id="list212004789180669" text:continue-numbering="true" text:style-name="WW8Num2">
              <text:list-item>
                <text:p text:style-name="P856"/>
              </text:list-item>
            </text:list>
          </table:table-cell>
          <table:table-cell table:style-name="表格37.K1" office:value-type="string">
            <text:list xml:id="list212004789153775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37.1">
          <table:table-cell table:style-name="表格37.A5" table:number-columns-spanned="9" office:value-type="string">
            <text:list xml:id="list212004789165316" text:continue-numbering="true" text:style-name="WW8Num2">
              <text:list-item>
                <text:p text:style-name="P96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7.J5" table:number-columns-spanned="3" office:value-type="string">
            <text:list xml:id="list212004789160440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212004789176500" text:continue-numbering="true" text:style-name="WW8Num2">
              <text:list-item>
                <text:p text:style-name="P1087">Field</text:p>
              </text:list-item>
            </text:list>
          </table:table-cell>
          <table:table-cell table:style-name="表格37.A5" office:value-type="string">
            <text:list xml:id="list212004789163305" text:continue-numbering="true" text:style-name="WW8Num2">
              <text:list-item>
                <text:p text:style-name="P1087">Datatype</text:p>
              </text:list-item>
            </text:list>
          </table:table-cell>
          <table:table-cell table:style-name="表格37.A5" office:value-type="string">
            <text:list xml:id="list212004789160317" text:continue-numbering="true" text:style-name="WW8Num2">
              <text:list-item>
                <text:p text:style-name="P1087">PK</text:p>
              </text:list-item>
            </text:list>
          </table:table-cell>
          <table:table-cell table:style-name="表格37.A5" office:value-type="string">
            <text:list xml:id="list212004789158996" text:continue-numbering="true" text:style-name="WW8Num2">
              <text:list-item>
                <text:p text:style-name="P1087">UK</text:p>
              </text:list-item>
            </text:list>
          </table:table-cell>
          <table:table-cell table:style-name="表格37.A5" office:value-type="string">
            <text:list xml:id="list212004789165448" text:continue-numbering="true" text:style-name="WW8Num2">
              <text:list-item>
                <text:p text:style-name="P1087">IDX</text:p>
              </text:list-item>
            </text:list>
          </table:table-cell>
          <table:table-cell table:style-name="表格37.A5" office:value-type="string">
            <text:list xml:id="list212004789174580" text:continue-numbering="true" text:style-name="WW8Num2">
              <text:list-item>
                <text:p text:style-name="P1007"><text:span text:style-name="T2">S</text:span><text:span text:style-name="T3">IZE</text:span></text:p>
              </text:list-item>
            </text:list>
          </table:table-cell>
          <table:table-cell table:style-name="表格37.A5" office:value-type="string">
            <text:list xml:id="list212004789166858" text:continue-numbering="true" text:style-name="WW8Num2">
              <text:list-item>
                <text:p text:style-name="P1007"><text:span text:style-name="T2">D</text:span><text:span text:style-name="T3">EF</text:span></text:p>
              </text:list-item>
            </text:list>
          </table:table-cell>
          <table:table-cell table:style-name="表格37.A5" office:value-type="string">
            <text:list xml:id="list212004789159656" text:continue-numbering="true" text:style-name="WW8Num2">
              <text:list-item>
                <text:p text:style-name="P1087">Description</text:p>
              </text:list-item>
            </text:list>
          </table:table-cell>
          <table:table-cell table:style-name="表格37.A5" office:value-type="string">
            <text:list xml:id="list212004806170018" text:continue-numbering="true" text:style-name="WW8Num2">
              <text:list-item>
                <text:p text:style-name="P1087">Remarks</text:p>
              </text:list-item>
            </text:list>
          </table:table-cell>
          <table:table-cell table:style-name="表格37.J5" table:number-columns-spanned="3" office:value-type="string">
            <text:list xml:id="list212004806168421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212004806179386" text:continue-numbering="true" text:style-name="WW8Num2">
              <text:list-item>
                <text:p text:style-name="P1322">OID</text:p>
              </text:list-item>
            </text:list>
          </table:table-cell>
          <table:table-cell table:style-name="表格37.A5" office:value-type="string">
            <text:list xml:id="list212004806155346" text:continue-numbering="true" text:style-name="WW8Num2">
              <text:list-item>
                <text:p text:style-name="P1322">CHAR</text:p>
              </text:list-item>
            </text:list>
          </table:table-cell>
          <table:table-cell table:style-name="表格37.A5" office:value-type="string">
            <text:list xml:id="list212004806167928" text:continue-numbering="true" text:style-name="WW8Num2">
              <text:list-item>
                <text:p text:style-name="P1322">Y</text:p>
              </text:list-item>
            </text:list>
          </table:table-cell>
          <table:table-cell table:style-name="表格37.A5" office:value-type="string">
            <text:list xml:id="list212004806161964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06180940" text:continue-numbering="true" text:style-name="WW8Num2">
              <text:list-item>
                <text:p text:style-name="P1322"><text:s/></text:p>
              </text:list-item>
            </text:list>
          </table:table-cell>
          <table:table-cell table:style-name="表格37.A5" office:value-type="string">
            <text:list xml:id="list212004806175524" text:continue-numbering="true" text:style-name="WW8Num2">
              <text:list-item>
                <text:p text:style-name="P1322">36</text:p>
              </text:list-item>
            </text:list>
          </table:table-cell>
          <table:table-cell table:style-name="表格37.A5" office:value-type="string">
            <text:list xml:id="list212004806151455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06182168" text:continue-numbering="true" text:style-name="WW8Num2">
              <text:list-item>
                <text:p text:style-name="P1322">PK / UUID</text:p>
              </text:list-item>
            </text:list>
          </table:table-cell>
          <table:table-cell table:style-name="表格37.A5" office:value-type="string">
            <text:list xml:id="list212004806161187" text:continue-numbering="true" text:style-name="WW8Num2">
              <text:list-item>
                <text:p text:style-name="P1322">Default java UUID</text:p>
              </text:list-item>
            </text:list>
          </table:table-cell>
          <table:table-cell table:style-name="表格37.J5" table:number-columns-spanned="3" office:value-type="string">
            <text:list xml:id="list212004806154253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49"><text:span text:style-name="T164">SCORE_</text:span>MIN</text:p>
          </table:table-cell>
          <table:table-cell table:style-name="表格37.A8" office:value-type="string">
            <text:list xml:id="list212004806166880" text:continue-numbering="true" text:style-name="WW8Num2">
              <text:list-item>
                <text:p text:style-name="P1421">INT</text:p>
              </text:list-item>
            </text:list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450">Y</text:p>
          </table:table-cell>
          <table:table-cell table:style-name="表格37.A8" office:value-type="string">
            <text:p text:style-name="P783"/>
          </table:table-cell>
          <table:table-cell table:style-name="表格37.A8" office:value-type="string">
            <text:p text:style-name="P449">12</text:p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683"/>
          </table:table-cell>
          <table:table-cell table:style-name="表格37.A8" office:value-type="string">
            <text:p text:style-name="P618"/>
          </table:table-cell>
          <table:table-cell table:style-name="表格37.J5" table:number-columns-spanned="3" office:value-type="string">
            <text:list xml:id="list212004806167966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49"><text:span text:style-name="T164">SCORE_</text:span>MAX</text:p>
          </table:table-cell>
          <table:table-cell table:style-name="表格37.A8" office:value-type="string">
            <text:list xml:id="list212004806151924" text:continue-numbering="true" text:style-name="WW8Num2">
              <text:list-item>
                <text:p text:style-name="P1421">INT</text:p>
              </text:list-item>
            </text:list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450">Y</text:p>
          </table:table-cell>
          <table:table-cell table:style-name="表格37.A8" office:value-type="string">
            <text:p text:style-name="P805"/>
          </table:table-cell>
          <table:table-cell table:style-name="表格37.A8" office:value-type="string">
            <text:p text:style-name="P449">12</text:p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687"/>
          </table:table-cell>
          <table:table-cell table:style-name="表格37.A8" office:value-type="string">
            <text:p text:style-name="P569"/>
          </table:table-cell>
          <table:table-cell table:style-name="表格37.J5" table:number-columns-spanned="3" office:value-type="string">
            <text:list xml:id="list212004806171830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49">FONT_COLOR</text:p>
          </table:table-cell>
          <table:table-cell table:style-name="表格37.A8" office:value-type="string">
            <text:list xml:id="list212004806150735" text:continue-numbering="true" text:style-name="WW8Num2">
              <text:list-item>
                <text:p text:style-name="P1323">VARCHAR</text:p>
              </text:list-item>
            </text:list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288"/>
          </table:table-cell>
          <table:table-cell table:style-name="表格37.A8" office:value-type="string">
            <text:p text:style-name="P766"/>
          </table:table-cell>
          <table:table-cell table:style-name="表格37.A8" office:value-type="string">
            <text:p text:style-name="P449">7</text:p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627"/>
          </table:table-cell>
          <table:table-cell table:style-name="表格37.A8" office:value-type="string">
            <text:p text:style-name="P569"/>
          </table:table-cell>
          <table:table-cell table:style-name="表格37.J5" table:number-columns-spanned="3" office:value-type="string">
            <text:list xml:id="list212004806154326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49">BG_COLOR</text:p>
          </table:table-cell>
          <table:table-cell table:style-name="表格37.A8" office:value-type="string">
            <text:list xml:id="list212004806170498" text:continue-numbering="true" text:style-name="WW8Num2">
              <text:list-item>
                <text:p text:style-name="P1323">VARCHAR</text:p>
              </text:list-item>
            </text:list>
          </table:table-cell>
          <table:table-cell table:style-name="表格37.A8" office:value-type="string">
            <text:p text:style-name="P213"/>
          </table:table-cell>
          <table:table-cell table:style-name="表格37.A8" office:value-type="string">
            <text:p text:style-name="P365"/>
          </table:table-cell>
          <table:table-cell table:style-name="表格37.A8" office:value-type="string">
            <text:p text:style-name="P783"/>
          </table:table-cell>
          <table:table-cell table:style-name="表格37.A8" office:value-type="string">
            <text:p text:style-name="P449">7</text:p>
          </table:table-cell>
          <table:table-cell table:style-name="表格37.A8" office:value-type="string">
            <text:p text:style-name="P436"/>
          </table:table-cell>
          <table:table-cell table:style-name="表格37.A8" office:value-type="string">
            <text:p text:style-name="P691"/>
          </table:table-cell>
          <table:table-cell table:style-name="表格37.A8" office:value-type="string">
            <text:p text:style-name="P569"/>
          </table:table-cell>
          <table:table-cell table:style-name="表格37.J5" table:number-columns-spanned="3" office:value-type="string">
            <text:list xml:id="list212004806153515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212004806182360" text:continue-numbering="true" text:style-name="WW8Num2">
              <text:list-item>
                <text:p text:style-name="P1322">CUSERID</text:p>
              </text:list-item>
            </text:list>
          </table:table-cell>
          <table:table-cell table:style-name="表格37.A5" office:value-type="string">
            <text:list xml:id="list212004806157638" text:continue-numbering="true" text:style-name="WW8Num2">
              <text:list-item>
                <text:p text:style-name="P1322">VARCHAR</text:p>
              </text:list-item>
            </text:list>
          </table:table-cell>
          <table:table-cell table:style-name="表格37.A5" office:value-type="string">
            <text:list xml:id="list212004806174540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06156859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06183067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06181219" text:continue-numbering="true" text:style-name="WW8Num2">
              <text:list-item>
                <text:p text:style-name="P1322">24</text:p>
              </text:list-item>
            </text:list>
          </table:table-cell>
          <table:table-cell table:style-name="表格37.A5" office:value-type="string">
            <text:list xml:id="list212004806180612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06167329" text:continue-numbering="true" text:style-name="WW8Num2">
              <text:list-item>
                <text:p text:style-name="P1322">Create data user</text:p>
              </text:list-item>
            </text:list>
          </table:table-cell>
          <table:table-cell table:style-name="表格37.A5" office:value-type="string">
            <text:list xml:id="list212004806172922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J5" table:number-columns-spanned="3" office:value-type="string">
            <text:list xml:id="list212004806153557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212004806158660" text:continue-numbering="true" text:style-name="WW8Num2">
              <text:list-item>
                <text:p text:style-name="P1322">CDATE</text:p>
              </text:list-item>
            </text:list>
          </table:table-cell>
          <table:table-cell table:style-name="表格37.A5" office:value-type="string">
            <text:list xml:id="list212004806173284" text:continue-numbering="true" text:style-name="WW8Num2">
              <text:list-item>
                <text:p text:style-name="P1322">DATETIME</text:p>
              </text:list-item>
            </text:list>
          </table:table-cell>
          <table:table-cell table:style-name="表格37.A5" office:value-type="string">
            <text:list xml:id="list212004806180975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06152571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06182525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06160891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06166307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22171439" text:continue-numbering="true" text:style-name="WW8Num2">
              <text:list-item>
                <text:p text:style-name="P1322">Create time</text:p>
              </text:list-item>
            </text:list>
          </table:table-cell>
          <table:table-cell table:style-name="表格37.A5" office:value-type="string">
            <text:list xml:id="list212004822153520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J5" table:number-columns-spanned="3" office:value-type="string">
            <text:list xml:id="list212004822177461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212004822159805" text:continue-numbering="true" text:style-name="WW8Num2">
              <text:list-item>
                <text:p text:style-name="P1322">UUSERID</text:p>
              </text:list-item>
            </text:list>
          </table:table-cell>
          <table:table-cell table:style-name="表格37.A5" office:value-type="string">
            <text:list xml:id="list212004822172491" text:continue-numbering="true" text:style-name="WW8Num2">
              <text:list-item>
                <text:p text:style-name="P1322">VARCHAR</text:p>
              </text:list-item>
            </text:list>
          </table:table-cell>
          <table:table-cell table:style-name="表格37.A5" office:value-type="string">
            <text:list xml:id="list212004822167136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22169304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22164856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22176235" text:continue-numbering="true" text:style-name="WW8Num2">
              <text:list-item>
                <text:p text:style-name="P1322">24</text:p>
              </text:list-item>
            </text:list>
          </table:table-cell>
          <table:table-cell table:style-name="表格37.A5" office:value-type="string">
            <text:list xml:id="list212004822151751" text:continue-numbering="true" text:style-name="WW8Num2">
              <text:list-item>
                <text:p text:style-name="P1322">null</text:p>
              </text:list-item>
            </text:list>
          </table:table-cell>
          <table:table-cell table:style-name="表格37.A5" office:value-type="string">
            <text:list xml:id="list212004822168584" text:continue-numbering="true" text:style-name="WW8Num2">
              <text:list-item>
                <text:p text:style-name="P1322">Update date user</text:p>
              </text:list-item>
            </text:list>
          </table:table-cell>
          <table:table-cell table:style-name="表格37.A5" office:value-type="string">
            <text:list xml:id="list212004822157945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J5" table:number-columns-spanned="3" office:value-type="string">
            <text:list xml:id="list212004822181749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212004822177096" text:continue-numbering="true" text:style-name="WW8Num2">
              <text:list-item>
                <text:p text:style-name="P1322">UDATE</text:p>
              </text:list-item>
            </text:list>
          </table:table-cell>
          <table:table-cell table:style-name="表格37.A5" office:value-type="string">
            <text:list xml:id="list212004822174827" text:continue-numbering="true" text:style-name="WW8Num2">
              <text:list-item>
                <text:p text:style-name="P1322">DATETIME</text:p>
              </text:list-item>
            </text:list>
          </table:table-cell>
          <table:table-cell table:style-name="表格37.A5" office:value-type="string">
            <text:list xml:id="list212004822153311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22157015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22159653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22174475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A5" office:value-type="string">
            <text:list xml:id="list212004822181147" text:continue-numbering="true" text:style-name="WW8Num2">
              <text:list-item>
                <text:p text:style-name="P1322">null</text:p>
              </text:list-item>
            </text:list>
          </table:table-cell>
          <table:table-cell table:style-name="表格37.A5" office:value-type="string">
            <text:list xml:id="list212004822157584" text:continue-numbering="true" text:style-name="WW8Num2">
              <text:list-item>
                <text:p text:style-name="P1322">Update time</text:p>
              </text:list-item>
            </text:list>
          </table:table-cell>
          <table:table-cell table:style-name="表格37.A5" office:value-type="string">
            <text:list xml:id="list212004822166130" text:continue-numbering="true" text:style-name="WW8Num2">
              <text:list-item>
                <text:p text:style-name="P1266"/>
              </text:list-item>
            </text:list>
          </table:table-cell>
          <table:table-cell table:style-name="表格37.J5" table:number-columns-spanned="3" office:value-type="string">
            <text:list xml:id="list212004822168444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</table:table>
      <text:p text:style-name="P41"/>
      <text:p text:style-name="P41"/>
      <text:p text:style-name="P41"/>
      <text:p text:style-name="P41"/>
      <text:p text:style-name="P41"/>
      <text:list xml:id="list212004822176258" text:continue-numbering="true" text:style-name="WW8Num2">
        <text:list-item>
          <text:h text:style-name="P898" text:outline-level="1"/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212004822156786" text:continue-numbering="true" text:style-name="WW8Num2">
        <text:list-item>
          <text:h text:style-name="P929" text:outline-level="1"><text:bookmark-start text:name="__RefHeading__18598_569668784"/><text:soft-page-break/><text:span text:style-name="T47">B</text:span><text:span text:style-name="T65">B</text:span><text:span text:style-name="T47">_</text:span><text:span text:style-name="T77">STRATEGY_MAP</text:span><text:bookmark-end text:name="__RefHeading__18598_569668784"/></text:h>
        </text:list-item>
      </text:list>
      <table:table table:name="表格40" table:style-name="表格40">
        <table:table-column table:style-name="表格40.A"/>
        <table:table-column table:style-name="表格40.B"/>
        <table:table-column table:style-name="表格40.C" table:number-columns-repeated="2"/>
        <table:table-column table:style-name="表格40.E" table:number-columns-repeated="3"/>
        <table:table-column table:style-name="表格40.H"/>
        <table:table-column table:style-name="表格40.I"/>
        <table:table-column table:style-name="表格40.J"/>
        <table:table-column table:style-name="表格40.K"/>
        <table:table-column table:style-name="表格40.L"/>
        <table:table-row table:style-name="表格40.1">
          <table:table-cell table:style-name="表格40.A1" office:value-type="string">
            <text:list xml:id="list212004822173257" text:continue-numbering="true" text:style-name="WW8Num2">
              <text:list-item>
                <text:p text:style-name="P1048">Project</text:p>
              </text:list-item>
            </text:list>
          </table:table-cell>
          <table:table-cell table:style-name="表格40.A1" table:number-columns-spanned="6" office:value-type="string">
            <text:list xml:id="list212004822159550" text:continue-numbering="true" text:style-name="WW8Num2">
              <text:list-item>
                <text:p text:style-name="P112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1" office:value-type="string">
            <text:list xml:id="list212004822150944" text:continue-numbering="true" text:style-name="WW8Num2">
              <text:list-item>
                <text:p text:style-name="P1048">Ver</text:p>
              </text:list-item>
            </text:list>
          </table:table-cell>
          <table:table-cell table:style-name="表格40.A1" office:value-type="string">
            <text:list xml:id="list212004822170150" text:continue-numbering="true" text:style-name="WW8Num2">
              <text:list-item>
                <text:p text:style-name="P1128">0.5</text:p>
              </text:list-item>
            </text:list>
          </table:table-cell>
          <table:table-cell table:style-name="表格40.J1" office:value-type="string">
            <text:list xml:id="list212004822157376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0.K1" office:value-type="string">
            <text:list xml:id="list212004822166372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0.K1" office:value-type="string">
            <text:list xml:id="list212004822157520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40.1">
          <table:table-cell table:style-name="表格40.A2" office:value-type="string">
            <text:list xml:id="list212004822158960" text:continue-numbering="true" text:style-name="WW8Num2">
              <text:list-item>
                <text:p text:style-name="P1048">Maintain</text:p>
              </text:list-item>
            </text:list>
          </table:table-cell>
          <table:table-cell table:style-name="表格40.A2" table:number-columns-spanned="6" office:value-type="string">
            <text:list xml:id="list212004822158488" text:continue-numbering="true" text:style-name="WW8Num2">
              <text:list-item>
                <text:p text:style-name="P112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2" office:value-type="string">
            <text:list xml:id="list212004822182646" text:continue-numbering="true" text:style-name="WW8Num2">
              <text:list-item>
                <text:p text:style-name="P1048">Date</text:p>
              </text:list-item>
            </text:list>
          </table:table-cell>
          <table:table-cell table:style-name="表格40.A2" office:value-type="string">
            <text:list xml:id="list212004822152074" text:continue-numbering="true" text:style-name="WW8Num2">
              <text:list-item>
                <text:p text:style-name="P1128">2014/1<text:span text:style-name="T169">2</text:span>/<text:span text:style-name="T137">16</text:span></text:p>
              </text:list-item>
            </text:list>
          </table:table-cell>
          <table:table-cell table:style-name="表格40.J1" office:value-type="string">
            <text:list xml:id="list212004822164532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0.K1" office:value-type="string">
            <text:list xml:id="list212004822176439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0.K1" office:value-type="string">
            <text:list xml:id="list212004822181525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40.1">
          <table:table-cell table:style-name="表格40.A2" office:value-type="string">
            <text:list xml:id="list212004822182395" text:continue-numbering="true" text:style-name="WW8Num2">
              <text:list-item>
                <text:p text:style-name="P1048">Table</text:p>
              </text:list-item>
            </text:list>
          </table:table-cell>
          <table:table-cell table:style-name="表格40.A2" table:number-columns-spanned="6" office:value-type="string">
            <text:list xml:id="list212004822158138" text:continue-numbering="true" text:style-name="WW8Num2">
              <text:list-item>
                <text:p text:style-name="P1226">b<text:span text:style-name="T136">b</text:span>_<text:span text:style-name="T169">strategy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2" office:value-type="string">
            <text:list xml:id="list212004822166488" text:continue-numbering="true" text:style-name="WW8Num2">
              <text:list-item>
                <text:p text:style-name="P1048">DataBase</text:p>
              </text:list-item>
            </text:list>
          </table:table-cell>
          <table:table-cell table:style-name="表格40.A2" office:value-type="string">
            <text:list xml:id="list212004822182109" text:continue-numbering="true" text:style-name="WW8Num2">
              <text:list-item>
                <text:p text:style-name="P1128">bbcore</text:p>
              </text:list-item>
            </text:list>
          </table:table-cell>
          <table:table-cell table:style-name="表格40.J1" office:value-type="string">
            <text:list xml:id="list212004822159707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0.K1" office:value-type="string">
            <text:list xml:id="list212004822156462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0.K1" office:value-type="string">
            <text:list xml:id="list212004839155778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40.1">
          <table:table-cell table:style-name="表格40.A4" office:value-type="string">
            <text:list xml:id="list212004839182672" text:continue-numbering="true" text:style-name="WW8Num2">
              <text:list-item>
                <text:p text:style-name="P1048">Descript</text:p>
              </text:list-item>
            </text:list>
          </table:table-cell>
          <table:table-cell table:style-name="表格40.A4" table:number-columns-spanned="8" office:value-type="string">
            <text:list xml:id="list212004839161403" text:continue-numbering="true" text:style-name="WW8Num2">
              <text:list-item>
                <text:p text:style-name="P11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0.J1" office:value-type="string">
            <text:list xml:id="list212004839153067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0.K1" office:value-type="string">
            <text:list xml:id="list212004839158134" text:continue-numbering="true" text:style-name="WW8Num2">
              <text:list-item>
                <text:p text:style-name="P857"/>
              </text:list-item>
            </text:list>
          </table:table-cell>
          <table:table-cell table:style-name="表格40.K1" office:value-type="string">
            <text:list xml:id="list212004839174576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40.1">
          <table:table-cell table:style-name="表格40.A5" table:number-columns-spanned="9" office:value-type="string">
            <text:list xml:id="list212004839163997" text:continue-numbering="true" text:style-name="WW8Num2">
              <text:list-item>
                <text:p text:style-name="P96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0.J5" table:number-columns-spanned="3" office:value-type="string">
            <text:list xml:id="list212004839153593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212004839170861" text:continue-numbering="true" text:style-name="WW8Num2">
              <text:list-item>
                <text:p text:style-name="P1088">Field</text:p>
              </text:list-item>
            </text:list>
          </table:table-cell>
          <table:table-cell table:style-name="表格40.A5" office:value-type="string">
            <text:list xml:id="list212004839172396" text:continue-numbering="true" text:style-name="WW8Num2">
              <text:list-item>
                <text:p text:style-name="P1088">Datatype</text:p>
              </text:list-item>
            </text:list>
          </table:table-cell>
          <table:table-cell table:style-name="表格40.A5" office:value-type="string">
            <text:list xml:id="list212004839153481" text:continue-numbering="true" text:style-name="WW8Num2">
              <text:list-item>
                <text:p text:style-name="P1088">PK</text:p>
              </text:list-item>
            </text:list>
          </table:table-cell>
          <table:table-cell table:style-name="表格40.A5" office:value-type="string">
            <text:list xml:id="list212004839160083" text:continue-numbering="true" text:style-name="WW8Num2">
              <text:list-item>
                <text:p text:style-name="P1088">UK</text:p>
              </text:list-item>
            </text:list>
          </table:table-cell>
          <table:table-cell table:style-name="表格40.A5" office:value-type="string">
            <text:list xml:id="list212004839160322" text:continue-numbering="true" text:style-name="WW8Num2">
              <text:list-item>
                <text:p text:style-name="P1088">IDX</text:p>
              </text:list-item>
            </text:list>
          </table:table-cell>
          <table:table-cell table:style-name="表格40.A5" office:value-type="string">
            <text:list xml:id="list212004839179327" text:continue-numbering="true" text:style-name="WW8Num2">
              <text:list-item>
                <text:p text:style-name="P1008"><text:span text:style-name="T2">S</text:span><text:span text:style-name="T3">IZE</text:span></text:p>
              </text:list-item>
            </text:list>
          </table:table-cell>
          <table:table-cell table:style-name="表格40.A5" office:value-type="string">
            <text:list xml:id="list212004839167645" text:continue-numbering="true" text:style-name="WW8Num2">
              <text:list-item>
                <text:p text:style-name="P1008"><text:span text:style-name="T2">D</text:span><text:span text:style-name="T3">EF</text:span></text:p>
              </text:list-item>
            </text:list>
          </table:table-cell>
          <table:table-cell table:style-name="表格40.A5" office:value-type="string">
            <text:list xml:id="list212004839162798" text:continue-numbering="true" text:style-name="WW8Num2">
              <text:list-item>
                <text:p text:style-name="P1088">Description</text:p>
              </text:list-item>
            </text:list>
          </table:table-cell>
          <table:table-cell table:style-name="表格40.A5" office:value-type="string">
            <text:list xml:id="list212004839156139" text:continue-numbering="true" text:style-name="WW8Num2">
              <text:list-item>
                <text:p text:style-name="P1088">Remarks</text:p>
              </text:list-item>
            </text:list>
          </table:table-cell>
          <table:table-cell table:style-name="表格40.J5" table:number-columns-spanned="3" office:value-type="string">
            <text:list xml:id="list212004839154454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212004839168997" text:continue-numbering="true" text:style-name="WW8Num2">
              <text:list-item>
                <text:p text:style-name="P1324">OID</text:p>
              </text:list-item>
            </text:list>
          </table:table-cell>
          <table:table-cell table:style-name="表格40.A5" office:value-type="string">
            <text:list xml:id="list212004839181496" text:continue-numbering="true" text:style-name="WW8Num2">
              <text:list-item>
                <text:p text:style-name="P1324">CHAR</text:p>
              </text:list-item>
            </text:list>
          </table:table-cell>
          <table:table-cell table:style-name="表格40.A5" office:value-type="string">
            <text:list xml:id="list212004839164205" text:continue-numbering="true" text:style-name="WW8Num2">
              <text:list-item>
                <text:p text:style-name="P1324">Y</text:p>
              </text:list-item>
            </text:list>
          </table:table-cell>
          <table:table-cell table:style-name="表格40.A5" office:value-type="string">
            <text:list xml:id="list212004839163121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54795" text:continue-numbering="true" text:style-name="WW8Num2">
              <text:list-item>
                <text:p text:style-name="P1324"><text:s/></text:p>
              </text:list-item>
            </text:list>
          </table:table-cell>
          <table:table-cell table:style-name="表格40.A5" office:value-type="string">
            <text:list xml:id="list212004839152413" text:continue-numbering="true" text:style-name="WW8Num2">
              <text:list-item>
                <text:p text:style-name="P1324">36</text:p>
              </text:list-item>
            </text:list>
          </table:table-cell>
          <table:table-cell table:style-name="表格40.A5" office:value-type="string">
            <text:list xml:id="list212004839182160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54379" text:continue-numbering="true" text:style-name="WW8Num2">
              <text:list-item>
                <text:p text:style-name="P1324">PK / UUID</text:p>
              </text:list-item>
            </text:list>
          </table:table-cell>
          <table:table-cell table:style-name="表格40.A5" office:value-type="string">
            <text:list xml:id="list212004839173457" text:continue-numbering="true" text:style-name="WW8Num2">
              <text:list-item>
                <text:p text:style-name="P1324">Default java UUID</text:p>
              </text:list-item>
            </text:list>
          </table:table-cell>
          <table:table-cell table:style-name="表格40.J5" table:number-columns-spanned="3" office:value-type="string">
            <text:list xml:id="list212004839161680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8" office:value-type="string">
            <text:p text:style-name="P373"><text:span text:style-name="T139">VIS</text:span>_ID</text:p>
          </table:table-cell>
          <table:table-cell table:style-name="表格40.A8" office:value-type="string">
            <text:list xml:id="list212004839158609" text:continue-numbering="true" text:style-name="WW8Num2">
              <text:list-item>
                <text:p text:style-name="P1311">VARCHAR</text:p>
              </text:list-item>
            </text:list>
          </table:table-cell>
          <table:table-cell table:style-name="表格40.A8" office:value-type="string">
            <text:p text:style-name="P207"/>
          </table:table-cell>
          <table:table-cell table:style-name="表格40.A8" office:value-type="string">
            <text:p text:style-name="P360">Y</text:p>
          </table:table-cell>
          <table:table-cell table:style-name="表格40.A8" office:value-type="string">
            <text:p text:style-name="P778"/>
          </table:table-cell>
          <table:table-cell table:style-name="表格40.A8" office:value-type="string">
            <text:p text:style-name="P373">1<text:span text:style-name="T140">4</text:span></text:p>
          </table:table-cell>
          <table:table-cell table:style-name="表格40.A8" office:value-type="string">
            <text:p text:style-name="P207"/>
          </table:table-cell>
          <table:table-cell table:style-name="表格40.A8" office:value-type="string">
            <text:p text:style-name="P660">VIS2014<text:span text:style-name="T140">1113</text:span>001</text:p>
          </table:table-cell>
          <table:table-cell table:style-name="表格40.A8" office:value-type="string">
            <text:p text:style-name="P564"/>
          </table:table-cell>
          <table:table-cell table:style-name="表格40.J5" table:number-columns-spanned="3" office:value-type="string">
            <text:list xml:id="list212004839169341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212004839162332" text:continue-numbering="true" text:style-name="WW8Num2">
              <text:list-item>
                <text:p text:style-name="P1324">CUSERID</text:p>
              </text:list-item>
            </text:list>
          </table:table-cell>
          <table:table-cell table:style-name="表格40.A5" office:value-type="string">
            <text:list xml:id="list212004839166024" text:continue-numbering="true" text:style-name="WW8Num2">
              <text:list-item>
                <text:p text:style-name="P1324">VARCHAR</text:p>
              </text:list-item>
            </text:list>
          </table:table-cell>
          <table:table-cell table:style-name="表格40.A5" office:value-type="string">
            <text:list xml:id="list212004839179736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62272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60851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60265" text:continue-numbering="true" text:style-name="WW8Num2">
              <text:list-item>
                <text:p text:style-name="P1324">24</text:p>
              </text:list-item>
            </text:list>
          </table:table-cell>
          <table:table-cell table:style-name="表格40.A5" office:value-type="string">
            <text:list xml:id="list212004839167529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72722" text:continue-numbering="true" text:style-name="WW8Num2">
              <text:list-item>
                <text:p text:style-name="P1324">Create data user</text:p>
              </text:list-item>
            </text:list>
          </table:table-cell>
          <table:table-cell table:style-name="表格40.A5" office:value-type="string">
            <text:list xml:id="list212004839158665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J5" table:number-columns-spanned="3" office:value-type="string">
            <text:list xml:id="list212004839161828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212004839159710" text:continue-numbering="true" text:style-name="WW8Num2">
              <text:list-item>
                <text:p text:style-name="P1324">CDATE</text:p>
              </text:list-item>
            </text:list>
          </table:table-cell>
          <table:table-cell table:style-name="表格40.A5" office:value-type="string">
            <text:list xml:id="list212004839161594" text:continue-numbering="true" text:style-name="WW8Num2">
              <text:list-item>
                <text:p text:style-name="P1324">DATETIME</text:p>
              </text:list-item>
            </text:list>
          </table:table-cell>
          <table:table-cell table:style-name="表格40.A5" office:value-type="string">
            <text:list xml:id="list212004839165559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52577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60661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51151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55981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67388" text:continue-numbering="true" text:style-name="WW8Num2">
              <text:list-item>
                <text:p text:style-name="P1324">Create time</text:p>
              </text:list-item>
            </text:list>
          </table:table-cell>
          <table:table-cell table:style-name="表格40.A5" office:value-type="string">
            <text:list xml:id="list212004839174694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J5" table:number-columns-spanned="3" office:value-type="string">
            <text:list xml:id="list212004839178455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212004839180042" text:continue-numbering="true" text:style-name="WW8Num2">
              <text:list-item>
                <text:p text:style-name="P1324">UUSERID</text:p>
              </text:list-item>
            </text:list>
          </table:table-cell>
          <table:table-cell table:style-name="表格40.A5" office:value-type="string">
            <text:list xml:id="list212004839178254" text:continue-numbering="true" text:style-name="WW8Num2">
              <text:list-item>
                <text:p text:style-name="P1324">VARCHAR</text:p>
              </text:list-item>
            </text:list>
          </table:table-cell>
          <table:table-cell table:style-name="表格40.A5" office:value-type="string">
            <text:list xml:id="list212004839164632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77964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62763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39159950" text:continue-numbering="true" text:style-name="WW8Num2">
              <text:list-item>
                <text:p text:style-name="P1324">24</text:p>
              </text:list-item>
            </text:list>
          </table:table-cell>
          <table:table-cell table:style-name="表格40.A5" office:value-type="string">
            <text:list xml:id="list212004855153812" text:continue-numbering="true" text:style-name="WW8Num2">
              <text:list-item>
                <text:p text:style-name="P1324">null</text:p>
              </text:list-item>
            </text:list>
          </table:table-cell>
          <table:table-cell table:style-name="表格40.A5" office:value-type="string">
            <text:list xml:id="list212004855154755" text:continue-numbering="true" text:style-name="WW8Num2">
              <text:list-item>
                <text:p text:style-name="P1324">Update date user</text:p>
              </text:list-item>
            </text:list>
          </table:table-cell>
          <table:table-cell table:style-name="表格40.A5" office:value-type="string">
            <text:list xml:id="list212004855174944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J5" table:number-columns-spanned="3" office:value-type="string">
            <text:list xml:id="list212004855182647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212004855181721" text:continue-numbering="true" text:style-name="WW8Num2">
              <text:list-item>
                <text:p text:style-name="P1324">UDATE</text:p>
              </text:list-item>
            </text:list>
          </table:table-cell>
          <table:table-cell table:style-name="表格40.A5" office:value-type="string">
            <text:list xml:id="list212004855174256" text:continue-numbering="true" text:style-name="WW8Num2">
              <text:list-item>
                <text:p text:style-name="P1324">DATETIME</text:p>
              </text:list-item>
            </text:list>
          </table:table-cell>
          <table:table-cell table:style-name="表格40.A5" office:value-type="string">
            <text:list xml:id="list212004855173157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55163852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55167538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55169508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A5" office:value-type="string">
            <text:list xml:id="list212004855156048" text:continue-numbering="true" text:style-name="WW8Num2">
              <text:list-item>
                <text:p text:style-name="P1324">null</text:p>
              </text:list-item>
            </text:list>
          </table:table-cell>
          <table:table-cell table:style-name="表格40.A5" office:value-type="string">
            <text:list xml:id="list212004855173625" text:continue-numbering="true" text:style-name="WW8Num2">
              <text:list-item>
                <text:p text:style-name="P1324">Update time</text:p>
              </text:list-item>
            </text:list>
          </table:table-cell>
          <table:table-cell table:style-name="表格40.A5" office:value-type="string">
            <text:list xml:id="list212004855178213" text:continue-numbering="true" text:style-name="WW8Num2">
              <text:list-item>
                <text:p text:style-name="P1267"/>
              </text:list-item>
            </text:list>
          </table:table-cell>
          <table:table-cell table:style-name="表格40.J5" table:number-columns-spanned="3" office:value-type="string">
            <text:list xml:id="list212004855173208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</table:table>
      <text:p text:style-name="P44"/>
      <text:p text:style-name="P44"/>
      <text:p text:style-name="P44"/>
      <text:p text:style-name="P44"/>
      <text:list xml:id="list212004855160454" text:continue-numbering="true" text:style-name="WW8Num2">
        <text:list-item>
          <text:h text:style-name="P930" text:outline-level="1"><text:bookmark-start text:name="__RefHeading__18600_569668784"/><text:span text:style-name="T47">B</text:span><text:span text:style-name="T65">B</text:span><text:span text:style-name="T47">_</text:span><text:span text:style-name="T77">STRATEGY_MAP_</text:span><text:span text:style-name="T78">NODES</text:span><text:bookmark-end text:name="__RefHeading__18600_569668784"/></text:h>
        </text:list-item>
      </text:list>
      <table:table table:name="表格39" table:style-name="表格39">
        <table:table-column table:style-name="表格39.A"/>
        <table:table-column table:style-name="表格39.B"/>
        <table:table-column table:style-name="表格39.C" table:number-columns-repeated="2"/>
        <table:table-column table:style-name="表格39.E" table:number-columns-repeated="3"/>
        <table:table-column table:style-name="表格39.H"/>
        <table:table-column table:style-name="表格39.I"/>
        <table:table-column table:style-name="表格39.J"/>
        <table:table-column table:style-name="表格39.K"/>
        <table:table-column table:style-name="表格39.L"/>
        <table:table-row table:style-name="表格39.1">
          <table:table-cell table:style-name="表格39.A1" office:value-type="string">
            <text:list xml:id="list212004855171803" text:continue-numbering="true" text:style-name="WW8Num2">
              <text:list-item>
                <text:p text:style-name="P1049">Project</text:p>
              </text:list-item>
            </text:list>
          </table:table-cell>
          <table:table-cell table:style-name="表格39.A1" table:number-columns-spanned="6" office:value-type="string">
            <text:list xml:id="list212004855172334" text:continue-numbering="true" text:style-name="WW8Num2">
              <text:list-item>
                <text:p text:style-name="P112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1" office:value-type="string">
            <text:list xml:id="list212004855156335" text:continue-numbering="true" text:style-name="WW8Num2">
              <text:list-item>
                <text:p text:style-name="P1049">Ver</text:p>
              </text:list-item>
            </text:list>
          </table:table-cell>
          <table:table-cell table:style-name="表格39.A1" office:value-type="string">
            <text:list xml:id="list212004855159795" text:continue-numbering="true" text:style-name="WW8Num2">
              <text:list-item>
                <text:p text:style-name="P1129">0.5</text:p>
              </text:list-item>
            </text:list>
          </table:table-cell>
          <table:table-cell table:style-name="表格39.J1" office:value-type="string">
            <text:list xml:id="list212004855169475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9.K1" office:value-type="string">
            <text:list xml:id="list212004855175148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9.K1" office:value-type="string">
            <text:list xml:id="list212004855178902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39.1">
          <table:table-cell table:style-name="表格39.A2" office:value-type="string">
            <text:list xml:id="list212004855172953" text:continue-numbering="true" text:style-name="WW8Num2">
              <text:list-item>
                <text:p text:style-name="P1049">Maintain</text:p>
              </text:list-item>
            </text:list>
          </table:table-cell>
          <table:table-cell table:style-name="表格39.A2" table:number-columns-spanned="6" office:value-type="string">
            <text:list xml:id="list212004855152183" text:continue-numbering="true" text:style-name="WW8Num2">
              <text:list-item>
                <text:p text:style-name="P112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2" office:value-type="string">
            <text:list xml:id="list212004855152601" text:continue-numbering="true" text:style-name="WW8Num2">
              <text:list-item>
                <text:p text:style-name="P1049">Date</text:p>
              </text:list-item>
            </text:list>
          </table:table-cell>
          <table:table-cell table:style-name="表格39.A2" office:value-type="string">
            <text:list xml:id="list212004855165743" text:continue-numbering="true" text:style-name="WW8Num2">
              <text:list-item>
                <text:p text:style-name="P1129">2014/1<text:span text:style-name="T169">2</text:span>/<text:span text:style-name="T137">16</text:span></text:p>
              </text:list-item>
            </text:list>
          </table:table-cell>
          <table:table-cell table:style-name="表格39.J1" office:value-type="string">
            <text:list xml:id="list212004855154600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9.K1" office:value-type="string">
            <text:list xml:id="list212004855167290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9.K1" office:value-type="string">
            <text:list xml:id="list212004855179327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39.1">
          <table:table-cell table:style-name="表格39.A2" office:value-type="string">
            <text:list xml:id="list212004855176688" text:continue-numbering="true" text:style-name="WW8Num2">
              <text:list-item>
                <text:p text:style-name="P1049">Table</text:p>
              </text:list-item>
            </text:list>
          </table:table-cell>
          <table:table-cell table:style-name="表格39.A2" table:number-columns-spanned="6" office:value-type="string">
            <text:list xml:id="list212004855171792" text:continue-numbering="true" text:style-name="WW8Num2">
              <text:list-item>
                <text:p text:style-name="P1227">b<text:span text:style-name="T136">b</text:span>_<text:span text:style-name="T169">strategy_map_node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2" office:value-type="string">
            <text:list xml:id="list212004855175118" text:continue-numbering="true" text:style-name="WW8Num2">
              <text:list-item>
                <text:p text:style-name="P1049">DataBase</text:p>
              </text:list-item>
            </text:list>
          </table:table-cell>
          <table:table-cell table:style-name="表格39.A2" office:value-type="string">
            <text:list xml:id="list212004855168425" text:continue-numbering="true" text:style-name="WW8Num2">
              <text:list-item>
                <text:p text:style-name="P1129">bbcore</text:p>
              </text:list-item>
            </text:list>
          </table:table-cell>
          <table:table-cell table:style-name="表格39.J1" office:value-type="string">
            <text:list xml:id="list212004855156357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9.K1" office:value-type="string">
            <text:list xml:id="list212004855175635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9.K1" office:value-type="string">
            <text:list xml:id="list212004855164598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39.1">
          <table:table-cell table:style-name="表格39.A4" office:value-type="string">
            <text:list xml:id="list212004855151192" text:continue-numbering="true" text:style-name="WW8Num2">
              <text:list-item>
                <text:p text:style-name="P1049">Descript</text:p>
              </text:list-item>
            </text:list>
          </table:table-cell>
          <table:table-cell table:style-name="表格39.A4" table:number-columns-spanned="8" office:value-type="string">
            <text:list xml:id="list212004855164029" text:continue-numbering="true" text:style-name="WW8Num2">
              <text:list-item>
                <text:p text:style-name="P11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9.J1" office:value-type="string">
            <text:list xml:id="list212004855167774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9.K1" office:value-type="string">
            <text:list xml:id="list212004855165824" text:continue-numbering="true" text:style-name="WW8Num2">
              <text:list-item>
                <text:p text:style-name="P858"/>
              </text:list-item>
            </text:list>
          </table:table-cell>
          <table:table-cell table:style-name="表格39.K1" office:value-type="string">
            <text:list xml:id="list212004855178040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39.1">
          <table:table-cell table:style-name="表格39.A5" table:number-columns-spanned="9" office:value-type="string">
            <text:list xml:id="list212004855167075" text:continue-numbering="true" text:style-name="WW8Num2">
              <text:list-item>
                <text:p text:style-name="P96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9.J5" table:number-columns-spanned="3" office:value-type="string">
            <text:list xml:id="list212004855168793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212004855168707" text:continue-numbering="true" text:style-name="WW8Num2">
              <text:list-item>
                <text:p text:style-name="P1089">Field</text:p>
              </text:list-item>
            </text:list>
          </table:table-cell>
          <table:table-cell table:style-name="表格39.A5" office:value-type="string">
            <text:list xml:id="list212004855173395" text:continue-numbering="true" text:style-name="WW8Num2">
              <text:list-item>
                <text:p text:style-name="P1089">Datatype</text:p>
              </text:list-item>
            </text:list>
          </table:table-cell>
          <table:table-cell table:style-name="表格39.A5" office:value-type="string">
            <text:list xml:id="list212004855169067" text:continue-numbering="true" text:style-name="WW8Num2">
              <text:list-item>
                <text:p text:style-name="P1089">PK</text:p>
              </text:list-item>
            </text:list>
          </table:table-cell>
          <table:table-cell table:style-name="表格39.A5" office:value-type="string">
            <text:list xml:id="list212004855165693" text:continue-numbering="true" text:style-name="WW8Num2">
              <text:list-item>
                <text:p text:style-name="P1089">UK</text:p>
              </text:list-item>
            </text:list>
          </table:table-cell>
          <table:table-cell table:style-name="表格39.A5" office:value-type="string">
            <text:list xml:id="list212004855169958" text:continue-numbering="true" text:style-name="WW8Num2">
              <text:list-item>
                <text:p text:style-name="P1089">IDX</text:p>
              </text:list-item>
            </text:list>
          </table:table-cell>
          <table:table-cell table:style-name="表格39.A5" office:value-type="string">
            <text:list xml:id="list212004855159299" text:continue-numbering="true" text:style-name="WW8Num2">
              <text:list-item>
                <text:p text:style-name="P1009"><text:span text:style-name="T2">S</text:span><text:span text:style-name="T3">IZE</text:span></text:p>
              </text:list-item>
            </text:list>
          </table:table-cell>
          <table:table-cell table:style-name="表格39.A5" office:value-type="string">
            <text:list xml:id="list212004855182033" text:continue-numbering="true" text:style-name="WW8Num2">
              <text:list-item>
                <text:p text:style-name="P1009"><text:span text:style-name="T2">D</text:span><text:span text:style-name="T3">EF</text:span></text:p>
              </text:list-item>
            </text:list>
          </table:table-cell>
          <table:table-cell table:style-name="表格39.A5" office:value-type="string">
            <text:list xml:id="list212004855166438" text:continue-numbering="true" text:style-name="WW8Num2">
              <text:list-item>
                <text:p text:style-name="P1089">Description</text:p>
              </text:list-item>
            </text:list>
          </table:table-cell>
          <table:table-cell table:style-name="表格39.A5" office:value-type="string">
            <text:list xml:id="list212004855160993" text:continue-numbering="true" text:style-name="WW8Num2">
              <text:list-item>
                <text:p text:style-name="P1089">Remarks</text:p>
              </text:list-item>
            </text:list>
          </table:table-cell>
          <table:table-cell table:style-name="表格39.J5" table:number-columns-spanned="3" office:value-type="string">
            <text:list xml:id="list212004855164717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212004855158588" text:continue-numbering="true" text:style-name="WW8Num2">
              <text:list-item>
                <text:p text:style-name="P1325">OID</text:p>
              </text:list-item>
            </text:list>
          </table:table-cell>
          <table:table-cell table:style-name="表格39.A5" office:value-type="string">
            <text:list xml:id="list212004855178281" text:continue-numbering="true" text:style-name="WW8Num2">
              <text:list-item>
                <text:p text:style-name="P1325">CHAR</text:p>
              </text:list-item>
            </text:list>
          </table:table-cell>
          <table:table-cell table:style-name="表格39.A5" office:value-type="string">
            <text:list xml:id="list212004855180680" text:continue-numbering="true" text:style-name="WW8Num2">
              <text:list-item>
                <text:p text:style-name="P1325">Y</text:p>
              </text:list-item>
            </text:list>
          </table:table-cell>
          <table:table-cell table:style-name="表格39.A5" office:value-type="string">
            <text:list xml:id="list212004855169708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55179880" text:continue-numbering="true" text:style-name="WW8Num2">
              <text:list-item>
                <text:p text:style-name="P1325"><text:s/></text:p>
              </text:list-item>
            </text:list>
          </table:table-cell>
          <table:table-cell table:style-name="表格39.A5" office:value-type="string">
            <text:list xml:id="list212004872172327" text:continue-numbering="true" text:style-name="WW8Num2">
              <text:list-item>
                <text:p text:style-name="P1325">36</text:p>
              </text:list-item>
            </text:list>
          </table:table-cell>
          <table:table-cell table:style-name="表格39.A5" office:value-type="string">
            <text:list xml:id="list212004872179973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72155148" text:continue-numbering="true" text:style-name="WW8Num2">
              <text:list-item>
                <text:p text:style-name="P1325">PK / UUID</text:p>
              </text:list-item>
            </text:list>
          </table:table-cell>
          <table:table-cell table:style-name="表格39.A5" office:value-type="string">
            <text:list xml:id="list212004872163076" text:continue-numbering="true" text:style-name="WW8Num2">
              <text:list-item>
                <text:p text:style-name="P1325">Default java UUID</text:p>
              </text:list-item>
            </text:list>
          </table:table-cell>
          <table:table-cell table:style-name="表格39.J5" table:number-columns-spanned="3" office:value-type="string">
            <text:list xml:id="list212004872178722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59">M<text:span text:style-name="T170">ASTER</text:span>_OID</text:p>
          </table:table-cell>
          <table:table-cell table:style-name="表格39.A8" office:value-type="string">
            <text:list xml:id="list212004872182820" text:continue-numbering="true" text:style-name="WW8Num2">
              <text:list-item>
                <text:p text:style-name="P1325">CHAR</text:p>
              </text:list-item>
            </text:list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367"/>
          </table:table-cell>
          <table:table-cell table:style-name="表格39.A8" office:value-type="string">
            <text:p text:style-name="P811">Y</text:p>
          </table:table-cell>
          <table:table-cell table:style-name="表格39.A8" office:value-type="string">
            <text:p text:style-name="P459">36</text:p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695">bb_strategy_map.OID</text:p>
          </table:table-cell>
          <table:table-cell table:style-name="表格39.A8" office:value-type="string">
            <text:p text:style-name="P571"/>
          </table:table-cell>
          <table:table-cell table:style-name="表格39.J5" table:number-columns-spanned="3" office:value-type="string">
            <text:list xml:id="list212004872181177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1">ID</text:p>
          </table:table-cell>
          <table:table-cell table:style-name="表格39.A8" office:value-type="string">
            <text:list xml:id="list212004872170777" text:continue-numbering="true" text:style-name="WW8Num2">
              <text:list-item>
                <text:p text:style-name="P1408">VARCHAR</text:p>
              </text:list-item>
            </text:list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367"/>
          </table:table-cell>
          <table:table-cell table:style-name="表格39.A8" office:value-type="string">
            <text:p text:style-name="P811"/>
          </table:table-cell>
          <table:table-cell table:style-name="表格39.A8" office:value-type="string">
            <text:p text:style-name="P461">14</text:p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697">bb_objective.OBJ_ID</text:p>
          </table:table-cell>
          <table:table-cell table:style-name="表格39.A8" office:value-type="string">
            <text:p text:style-name="P571"/>
          </table:table-cell>
          <table:table-cell table:style-name="表格39.J5" table:number-columns-spanned="3" office:value-type="string">
            <text:list xml:id="list212004872181712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1">TEXT</text:p>
          </table:table-cell>
          <table:table-cell table:style-name="表格39.A8" office:value-type="string">
            <text:list xml:id="list212004872162710" text:continue-numbering="true" text:style-name="WW8Num2">
              <text:list-item>
                <text:p text:style-name="P1394">VARCHAR</text:p>
              </text:list-item>
            </text:list>
          </table:table-cell>
          <table:table-cell table:style-name="表格39.A8" office:value-type="string">
            <text:p text:style-name="P209"/>
          </table:table-cell>
          <table:table-cell table:style-name="表格39.A8" office:value-type="string">
            <text:p text:style-name="P349"/>
          </table:table-cell>
          <table:table-cell table:style-name="表格39.A8" office:value-type="string">
            <text:p text:style-name="P800"/>
          </table:table-cell>
          <table:table-cell table:style-name="表格39.A8" office:value-type="string">
            <text:p text:style-name="P406">100</text:p>
          </table:table-cell>
          <table:table-cell table:style-name="表格39.A8" office:value-type="string">
            <text:p text:style-name="P209"/>
          </table:table-cell>
          <table:table-cell table:style-name="表格39.A8" office:value-type="string">
            <text:p text:style-name="P697">bb_objective.NAME</text:p>
          </table:table-cell>
          <table:table-cell table:style-name="表格39.A8" office:value-type="string">
            <text:p text:style-name="P571"/>
          </table:table-cell>
          <table:table-cell table:style-name="表格39.J5" table:number-columns-spanned="3" office:value-type="string">
            <text:list xml:id="list212004872171831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1">POSITION_X</text:p>
          </table:table-cell>
          <table:table-cell table:style-name="表格39.A8" office:value-type="string">
            <text:list xml:id="list212004872160109" text:continue-numbering="true" text:style-name="WW8Num2">
              <text:list-item>
                <text:p text:style-name="P1422">INT</text:p>
              </text:list-item>
            </text:list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367"/>
          </table:table-cell>
          <table:table-cell table:style-name="表格39.A8" office:value-type="string">
            <text:p text:style-name="P811"/>
          </table:table-cell>
          <table:table-cell table:style-name="表格39.A8" office:value-type="string">
            <text:p text:style-name="P462">5</text:p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664"/>
          </table:table-cell>
          <table:table-cell table:style-name="表格39.A8" office:value-type="string">
            <text:p text:style-name="P571"/>
          </table:table-cell>
          <table:table-cell table:style-name="表格39.J5" table:number-columns-spanned="3" office:value-type="string">
            <text:list xml:id="list212004872155566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1">POSITION_Y</text:p>
          </table:table-cell>
          <table:table-cell table:style-name="表格39.A8" office:value-type="string">
            <text:list xml:id="list212004872151982" text:continue-numbering="true" text:style-name="WW8Num2">
              <text:list-item>
                <text:p text:style-name="P1423">INT</text:p>
              </text:list-item>
            </text:list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367"/>
          </table:table-cell>
          <table:table-cell table:style-name="表格39.A8" office:value-type="string">
            <text:p text:style-name="P811"/>
          </table:table-cell>
          <table:table-cell table:style-name="表格39.A8" office:value-type="string">
            <text:p text:style-name="P462">5</text:p>
          </table:table-cell>
          <table:table-cell table:style-name="表格39.A8" office:value-type="string">
            <text:p text:style-name="P215"/>
          </table:table-cell>
          <table:table-cell table:style-name="表格39.A8" office:value-type="string">
            <text:p text:style-name="P664"/>
          </table:table-cell>
          <table:table-cell table:style-name="表格39.A8" office:value-type="string">
            <text:p text:style-name="P571"/>
          </table:table-cell>
          <table:table-cell table:style-name="表格39.J5" table:number-columns-spanned="3" office:value-type="string">
            <text:list xml:id="list212004872181011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212004872155559" text:continue-numbering="true" text:style-name="WW8Num2">
              <text:list-item>
                <text:p text:style-name="P1325">CUSERID</text:p>
              </text:list-item>
            </text:list>
          </table:table-cell>
          <table:table-cell table:style-name="表格39.A5" office:value-type="string">
            <text:list xml:id="list212004872172759" text:continue-numbering="true" text:style-name="WW8Num2">
              <text:list-item>
                <text:p text:style-name="P1325">VARCHAR</text:p>
              </text:list-item>
            </text:list>
          </table:table-cell>
          <table:table-cell table:style-name="表格39.A5" office:value-type="string">
            <text:list xml:id="list212004872167152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72161881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72174835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72171733" text:continue-numbering="true" text:style-name="WW8Num2">
              <text:list-item>
                <text:p text:style-name="P1325">24</text:p>
              </text:list-item>
            </text:list>
          </table:table-cell>
          <table:table-cell table:style-name="表格39.A5" office:value-type="string">
            <text:list xml:id="list212004872172427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72178695" text:continue-numbering="true" text:style-name="WW8Num2">
              <text:list-item>
                <text:p text:style-name="P1325">Create data user</text:p>
              </text:list-item>
            </text:list>
          </table:table-cell>
          <table:table-cell table:style-name="表格39.A5" office:value-type="string">
            <text:list xml:id="list212004872170920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J5" table:number-columns-spanned="3" office:value-type="string">
            <text:list xml:id="list212004872167607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212004872156196" text:continue-numbering="true" text:style-name="WW8Num2">
              <text:list-item>
                <text:p text:style-name="P1325">CDATE</text:p>
              </text:list-item>
            </text:list>
          </table:table-cell>
          <table:table-cell table:style-name="表格39.A5" office:value-type="string">
            <text:list xml:id="list212004888181442" text:continue-numbering="true" text:style-name="WW8Num2">
              <text:list-item>
                <text:p text:style-name="P1325">DATETIME</text:p>
              </text:list-item>
            </text:list>
          </table:table-cell>
          <table:table-cell table:style-name="表格39.A5" office:value-type="string">
            <text:list xml:id="list212004888171561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88165475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88182229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88151240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88158473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88166446" text:continue-numbering="true" text:style-name="WW8Num2">
              <text:list-item>
                <text:p text:style-name="P1325">Create time</text:p>
              </text:list-item>
            </text:list>
          </table:table-cell>
          <table:table-cell table:style-name="表格39.A5" office:value-type="string">
            <text:list xml:id="list212004888162678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J5" table:number-columns-spanned="3" office:value-type="string">
            <text:list xml:id="list212004888162854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212004888162418" text:continue-numbering="true" text:style-name="WW8Num2">
              <text:list-item>
                <text:p text:style-name="P1325">UUSERID</text:p>
              </text:list-item>
            </text:list>
          </table:table-cell>
          <table:table-cell table:style-name="表格39.A5" office:value-type="string">
            <text:list xml:id="list212004888181418" text:continue-numbering="true" text:style-name="WW8Num2">
              <text:list-item>
                <text:p text:style-name="P1325">VARCHAR</text:p>
              </text:list-item>
            </text:list>
          </table:table-cell>
          <table:table-cell table:style-name="表格39.A5" office:value-type="string">
            <text:list xml:id="list212004888164891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88156459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88181959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88151231" text:continue-numbering="true" text:style-name="WW8Num2">
              <text:list-item>
                <text:p text:style-name="P1325">24</text:p>
              </text:list-item>
            </text:list>
          </table:table-cell>
          <table:table-cell table:style-name="表格39.A5" office:value-type="string">
            <text:list xml:id="list212004888179933" text:continue-numbering="true" text:style-name="WW8Num2">
              <text:list-item>
                <text:p text:style-name="P1325">null</text:p>
              </text:list-item>
            </text:list>
          </table:table-cell>
          <table:table-cell table:style-name="表格39.A5" office:value-type="string">
            <text:list xml:id="list212004888177436" text:continue-numbering="true" text:style-name="WW8Num2">
              <text:list-item>
                <text:p text:style-name="P1325">Update date user</text:p>
              </text:list-item>
            </text:list>
          </table:table-cell>
          <table:table-cell table:style-name="表格39.A5" office:value-type="string">
            <text:list xml:id="list212004888172680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J5" table:number-columns-spanned="3" office:value-type="string">
            <text:list xml:id="list212004888179710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212004888164830" text:continue-numbering="true" text:style-name="WW8Num2">
              <text:list-item>
                <text:p text:style-name="P1325">UDATE</text:p>
              </text:list-item>
            </text:list>
          </table:table-cell>
          <table:table-cell table:style-name="表格39.A5" office:value-type="string">
            <text:list xml:id="list212004888155433" text:continue-numbering="true" text:style-name="WW8Num2">
              <text:list-item>
                <text:p text:style-name="P1325">DATETIME</text:p>
              </text:list-item>
            </text:list>
          </table:table-cell>
          <table:table-cell table:style-name="表格39.A5" office:value-type="string">
            <text:list xml:id="list212004888173430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88159025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88171143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88178080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A5" office:value-type="string">
            <text:list xml:id="list212004888161016" text:continue-numbering="true" text:style-name="WW8Num2">
              <text:list-item>
                <text:p text:style-name="P1325">null</text:p>
              </text:list-item>
            </text:list>
          </table:table-cell>
          <table:table-cell table:style-name="表格39.A5" office:value-type="string">
            <text:list xml:id="list212004888176951" text:continue-numbering="true" text:style-name="WW8Num2">
              <text:list-item>
                <text:p text:style-name="P1325">Update time</text:p>
              </text:list-item>
            </text:list>
          </table:table-cell>
          <table:table-cell table:style-name="表格39.A5" office:value-type="string">
            <text:list xml:id="list212004888159508" text:continue-numbering="true" text:style-name="WW8Num2">
              <text:list-item>
                <text:p text:style-name="P1268"/>
              </text:list-item>
            </text:list>
          </table:table-cell>
          <table:table-cell table:style-name="表格39.J5" table:number-columns-spanned="3" office:value-type="string">
            <text:list xml:id="list212004888166753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</table:table>
      <text:p text:style-name="P45"/>
      <text:p text:style-name="P45"/>
      <text:p text:style-name="P45"/>
      <text:p text:style-name="P45"/>
      <text:list xml:id="list212004888158654" text:continue-numbering="true" text:style-name="WW8Num2">
        <text:list-item>
          <text:h text:style-name="P931" text:outline-level="1"><text:bookmark-start text:name="__RefHeading__18602_569668784"/><text:soft-page-break/><text:span text:style-name="T47">B</text:span><text:span text:style-name="T65">B</text:span><text:span text:style-name="T47">_</text:span><text:span text:style-name="T77">STRATEGY_MAP_</text:span><text:span text:style-name="T79">CONN</text:span><text:span text:style-name="T80">S</text:span><text:bookmark-end text:name="__RefHeading__18602_569668784"/></text:h>
        </text:list-item>
      </text:list>
      <table:table table:name="表格41" table:style-name="表格41">
        <table:table-column table:style-name="表格41.A"/>
        <table:table-column table:style-name="表格41.B"/>
        <table:table-column table:style-name="表格41.C" table:number-columns-repeated="2"/>
        <table:table-column table:style-name="表格41.E" table:number-columns-repeated="3"/>
        <table:table-column table:style-name="表格41.H"/>
        <table:table-column table:style-name="表格41.I"/>
        <table:table-column table:style-name="表格41.J"/>
        <table:table-column table:style-name="表格41.K"/>
        <table:table-column table:style-name="表格41.L"/>
        <table:table-row table:style-name="表格41.1">
          <table:table-cell table:style-name="表格41.A1" office:value-type="string">
            <text:list xml:id="list212004888162831" text:continue-numbering="true" text:style-name="WW8Num2">
              <text:list-item>
                <text:p text:style-name="P1050">Project</text:p>
              </text:list-item>
            </text:list>
          </table:table-cell>
          <table:table-cell table:style-name="表格41.A1" table:number-columns-spanned="6" office:value-type="string">
            <text:list xml:id="list212004888164691" text:continue-numbering="true" text:style-name="WW8Num2">
              <text:list-item>
                <text:p text:style-name="P113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1" office:value-type="string">
            <text:list xml:id="list212004888171922" text:continue-numbering="true" text:style-name="WW8Num2">
              <text:list-item>
                <text:p text:style-name="P1050">Ver</text:p>
              </text:list-item>
            </text:list>
          </table:table-cell>
          <table:table-cell table:style-name="表格41.A1" office:value-type="string">
            <text:list xml:id="list212004888156836" text:continue-numbering="true" text:style-name="WW8Num2">
              <text:list-item>
                <text:p text:style-name="P1130">0.5</text:p>
              </text:list-item>
            </text:list>
          </table:table-cell>
          <table:table-cell table:style-name="表格41.J1" office:value-type="string">
            <text:list xml:id="list212004888161842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1.K1" office:value-type="string">
            <text:list xml:id="list212004888181416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1.K1" office:value-type="string">
            <text:list xml:id="list212004888162707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41.1">
          <table:table-cell table:style-name="表格41.A2" office:value-type="string">
            <text:list xml:id="list212004888175321" text:continue-numbering="true" text:style-name="WW8Num2">
              <text:list-item>
                <text:p text:style-name="P1050">Maintain</text:p>
              </text:list-item>
            </text:list>
          </table:table-cell>
          <table:table-cell table:style-name="表格41.A2" table:number-columns-spanned="6" office:value-type="string">
            <text:list xml:id="list212004888153126" text:continue-numbering="true" text:style-name="WW8Num2">
              <text:list-item>
                <text:p text:style-name="P113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2" office:value-type="string">
            <text:list xml:id="list212004888173397" text:continue-numbering="true" text:style-name="WW8Num2">
              <text:list-item>
                <text:p text:style-name="P1050">Date</text:p>
              </text:list-item>
            </text:list>
          </table:table-cell>
          <table:table-cell table:style-name="表格41.A2" office:value-type="string">
            <text:list xml:id="list212004888167732" text:continue-numbering="true" text:style-name="WW8Num2">
              <text:list-item>
                <text:p text:style-name="P1130">2014/1<text:span text:style-name="T169">2</text:span>/<text:span text:style-name="T137">16</text:span></text:p>
              </text:list-item>
            </text:list>
          </table:table-cell>
          <table:table-cell table:style-name="表格41.J1" office:value-type="string">
            <text:list xml:id="list212004888155968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1.K1" office:value-type="string">
            <text:list xml:id="list212004888178768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1.K1" office:value-type="string">
            <text:list xml:id="list212004888165624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41.1">
          <table:table-cell table:style-name="表格41.A2" office:value-type="string">
            <text:list xml:id="list212004888166182" text:continue-numbering="true" text:style-name="WW8Num2">
              <text:list-item>
                <text:p text:style-name="P1050">Table</text:p>
              </text:list-item>
            </text:list>
          </table:table-cell>
          <table:table-cell table:style-name="表格41.A2" table:number-columns-spanned="6" office:value-type="string">
            <text:list xml:id="list212004888178966" text:continue-numbering="true" text:style-name="WW8Num2">
              <text:list-item>
                <text:p text:style-name="P1228">b<text:span text:style-name="T136">b</text:span>_<text:span text:style-name="T169">strategy_map_conn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2" office:value-type="string">
            <text:list xml:id="list212004888157962" text:continue-numbering="true" text:style-name="WW8Num2">
              <text:list-item>
                <text:p text:style-name="P1050">DataBase</text:p>
              </text:list-item>
            </text:list>
          </table:table-cell>
          <table:table-cell table:style-name="表格41.A2" office:value-type="string">
            <text:list xml:id="list212004888166997" text:continue-numbering="true" text:style-name="WW8Num2">
              <text:list-item>
                <text:p text:style-name="P1130">bbcore</text:p>
              </text:list-item>
            </text:list>
          </table:table-cell>
          <table:table-cell table:style-name="表格41.J1" office:value-type="string">
            <text:list xml:id="list212004888160176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1.K1" office:value-type="string">
            <text:list xml:id="list212004888167894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1.K1" office:value-type="string">
            <text:list xml:id="list212004888153333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41.1">
          <table:table-cell table:style-name="表格41.A4" office:value-type="string">
            <text:list xml:id="list212004888178262" text:continue-numbering="true" text:style-name="WW8Num2">
              <text:list-item>
                <text:p text:style-name="P1050">Descript</text:p>
              </text:list-item>
            </text:list>
          </table:table-cell>
          <table:table-cell table:style-name="表格41.A4" table:number-columns-spanned="8" office:value-type="string">
            <text:list xml:id="list212004888155043" text:continue-numbering="true" text:style-name="WW8Num2">
              <text:list-item>
                <text:p text:style-name="P11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1.J1" office:value-type="string">
            <text:list xml:id="list212004888165977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1.K1" office:value-type="string">
            <text:list xml:id="list212004888168848" text:continue-numbering="true" text:style-name="WW8Num2">
              <text:list-item>
                <text:p text:style-name="P859"/>
              </text:list-item>
            </text:list>
          </table:table-cell>
          <table:table-cell table:style-name="表格41.K1" office:value-type="string">
            <text:list xml:id="list212004888163408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41.1">
          <table:table-cell table:style-name="表格41.A5" table:number-columns-spanned="9" office:value-type="string">
            <text:list xml:id="list212004888150928" text:continue-numbering="true" text:style-name="WW8Num2">
              <text:list-item>
                <text:p text:style-name="P97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1.J5" table:number-columns-spanned="3" office:value-type="string">
            <text:list xml:id="list212004888152386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212004888180746" text:continue-numbering="true" text:style-name="WW8Num2">
              <text:list-item>
                <text:p text:style-name="P1090">Field</text:p>
              </text:list-item>
            </text:list>
          </table:table-cell>
          <table:table-cell table:style-name="表格41.A5" office:value-type="string">
            <text:list xml:id="list212004888173960" text:continue-numbering="true" text:style-name="WW8Num2">
              <text:list-item>
                <text:p text:style-name="P1090">Datatype</text:p>
              </text:list-item>
            </text:list>
          </table:table-cell>
          <table:table-cell table:style-name="表格41.A5" office:value-type="string">
            <text:list xml:id="list212004888167224" text:continue-numbering="true" text:style-name="WW8Num2">
              <text:list-item>
                <text:p text:style-name="P1090">PK</text:p>
              </text:list-item>
            </text:list>
          </table:table-cell>
          <table:table-cell table:style-name="表格41.A5" office:value-type="string">
            <text:list xml:id="list212004905153241" text:continue-numbering="true" text:style-name="WW8Num2">
              <text:list-item>
                <text:p text:style-name="P1090">UK</text:p>
              </text:list-item>
            </text:list>
          </table:table-cell>
          <table:table-cell table:style-name="表格41.A5" office:value-type="string">
            <text:list xml:id="list212004905169045" text:continue-numbering="true" text:style-name="WW8Num2">
              <text:list-item>
                <text:p text:style-name="P1090">IDX</text:p>
              </text:list-item>
            </text:list>
          </table:table-cell>
          <table:table-cell table:style-name="表格41.A5" office:value-type="string">
            <text:list xml:id="list212004905176630" text:continue-numbering="true" text:style-name="WW8Num2">
              <text:list-item>
                <text:p text:style-name="P1010"><text:span text:style-name="T2">S</text:span><text:span text:style-name="T3">IZE</text:span></text:p>
              </text:list-item>
            </text:list>
          </table:table-cell>
          <table:table-cell table:style-name="表格41.A5" office:value-type="string">
            <text:list xml:id="list212004905173892" text:continue-numbering="true" text:style-name="WW8Num2">
              <text:list-item>
                <text:p text:style-name="P1010"><text:span text:style-name="T2">D</text:span><text:span text:style-name="T3">EF</text:span></text:p>
              </text:list-item>
            </text:list>
          </table:table-cell>
          <table:table-cell table:style-name="表格41.A5" office:value-type="string">
            <text:list xml:id="list212004905173238" text:continue-numbering="true" text:style-name="WW8Num2">
              <text:list-item>
                <text:p text:style-name="P1090">Description</text:p>
              </text:list-item>
            </text:list>
          </table:table-cell>
          <table:table-cell table:style-name="表格41.A5" office:value-type="string">
            <text:list xml:id="list212004905162940" text:continue-numbering="true" text:style-name="WW8Num2">
              <text:list-item>
                <text:p text:style-name="P1090">Remarks</text:p>
              </text:list-item>
            </text:list>
          </table:table-cell>
          <table:table-cell table:style-name="表格41.J5" table:number-columns-spanned="3" office:value-type="string">
            <text:list xml:id="list212004905166985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212004905180535" text:continue-numbering="true" text:style-name="WW8Num2">
              <text:list-item>
                <text:p text:style-name="P1326">OID</text:p>
              </text:list-item>
            </text:list>
          </table:table-cell>
          <table:table-cell table:style-name="表格41.A5" office:value-type="string">
            <text:list xml:id="list212004905178273" text:continue-numbering="true" text:style-name="WW8Num2">
              <text:list-item>
                <text:p text:style-name="P1326">CHAR</text:p>
              </text:list-item>
            </text:list>
          </table:table-cell>
          <table:table-cell table:style-name="表格41.A5" office:value-type="string">
            <text:list xml:id="list212004905165942" text:continue-numbering="true" text:style-name="WW8Num2">
              <text:list-item>
                <text:p text:style-name="P1326">Y</text:p>
              </text:list-item>
            </text:list>
          </table:table-cell>
          <table:table-cell table:style-name="表格41.A5" office:value-type="string">
            <text:list xml:id="list212004905152363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05160672" text:continue-numbering="true" text:style-name="WW8Num2">
              <text:list-item>
                <text:p text:style-name="P1326"><text:s/></text:p>
              </text:list-item>
            </text:list>
          </table:table-cell>
          <table:table-cell table:style-name="表格41.A5" office:value-type="string">
            <text:list xml:id="list212004905179255" text:continue-numbering="true" text:style-name="WW8Num2">
              <text:list-item>
                <text:p text:style-name="P1326">36</text:p>
              </text:list-item>
            </text:list>
          </table:table-cell>
          <table:table-cell table:style-name="表格41.A5" office:value-type="string">
            <text:list xml:id="list212004905170683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05160709" text:continue-numbering="true" text:style-name="WW8Num2">
              <text:list-item>
                <text:p text:style-name="P1326">PK / UUID</text:p>
              </text:list-item>
            </text:list>
          </table:table-cell>
          <table:table-cell table:style-name="表格41.A5" office:value-type="string">
            <text:list xml:id="list212004905160404" text:continue-numbering="true" text:style-name="WW8Num2">
              <text:list-item>
                <text:p text:style-name="P1326">Default java UUID</text:p>
              </text:list-item>
            </text:list>
          </table:table-cell>
          <table:table-cell table:style-name="表格41.J5" table:number-columns-spanned="3" office:value-type="string">
            <text:list xml:id="list212004905155984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60">M<text:span text:style-name="T170">ASTER</text:span>_OID</text:p>
          </table:table-cell>
          <table:table-cell table:style-name="表格41.A8" office:value-type="string">
            <text:list xml:id="list212004905162006" text:continue-numbering="true" text:style-name="WW8Num2">
              <text:list-item>
                <text:p text:style-name="P1326">CHAR</text:p>
              </text:list-item>
            </text:list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368"/>
          </table:table-cell>
          <table:table-cell table:style-name="表格41.A8" office:value-type="string">
            <text:p text:style-name="P812">Y</text:p>
          </table:table-cell>
          <table:table-cell table:style-name="表格41.A8" office:value-type="string">
            <text:p text:style-name="P460">36</text:p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696">bb_strategy_map.OID</text:p>
          </table:table-cell>
          <table:table-cell table:style-name="表格41.A8" office:value-type="string">
            <text:p text:style-name="P572"/>
          </table:table-cell>
          <table:table-cell table:style-name="表格41.J5" table:number-columns-spanned="3" office:value-type="string">
            <text:list xml:id="list212004905153478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63">CONNECTION_ID</text:p>
          </table:table-cell>
          <table:table-cell table:style-name="表格41.A8" office:value-type="string">
            <text:list xml:id="list212004905170587" text:continue-numbering="true" text:style-name="WW8Num2">
              <text:list-item>
                <text:p text:style-name="P1408">VARCHAR</text:p>
              </text:list-item>
            </text:list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368"/>
          </table:table-cell>
          <table:table-cell table:style-name="表格41.A8" office:value-type="string">
            <text:p text:style-name="P812"/>
          </table:table-cell>
          <table:table-cell table:style-name="表格41.A8" office:value-type="string">
            <text:p text:style-name="P463">20</text:p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698"/>
          </table:table-cell>
          <table:table-cell table:style-name="表格41.A8" office:value-type="string">
            <text:p text:style-name="P572"/>
          </table:table-cell>
          <table:table-cell table:style-name="表格41.J5" table:number-columns-spanned="3" office:value-type="string">
            <text:list xml:id="list212004905166174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63">SOURCE_ID</text:p>
          </table:table-cell>
          <table:table-cell table:style-name="表格41.A8" office:value-type="string">
            <text:list xml:id="list212004905154428" text:continue-numbering="true" text:style-name="WW8Num2">
              <text:list-item>
                <text:p text:style-name="P1409">VARCHAR</text:p>
              </text:list-item>
            </text:list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351"/>
          </table:table-cell>
          <table:table-cell table:style-name="表格41.A8" office:value-type="string">
            <text:p text:style-name="P801"/>
          </table:table-cell>
          <table:table-cell table:style-name="表格41.A8" office:value-type="string">
            <text:p text:style-name="P463">14</text:p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698"/>
          </table:table-cell>
          <table:table-cell table:style-name="表格41.A8" office:value-type="string">
            <text:p text:style-name="P572"/>
          </table:table-cell>
          <table:table-cell table:style-name="表格41.J5" table:number-columns-spanned="3" office:value-type="string">
            <text:list xml:id="list212004905163104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63">TARGET_ID</text:p>
          </table:table-cell>
          <table:table-cell table:style-name="表格41.A8" office:value-type="string">
            <text:list xml:id="list212004905177258" text:continue-numbering="true" text:style-name="WW8Num2">
              <text:list-item>
                <text:p text:style-name="P1409">VARCHAR</text:p>
              </text:list-item>
            </text:list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368"/>
          </table:table-cell>
          <table:table-cell table:style-name="表格41.A8" office:value-type="string">
            <text:p text:style-name="P812"/>
          </table:table-cell>
          <table:table-cell table:style-name="表格41.A8" office:value-type="string">
            <text:p text:style-name="P463">14</text:p>
          </table:table-cell>
          <table:table-cell table:style-name="表格41.A8" office:value-type="string">
            <text:p text:style-name="P216"/>
          </table:table-cell>
          <table:table-cell table:style-name="表格41.A8" office:value-type="string">
            <text:p text:style-name="P665"/>
          </table:table-cell>
          <table:table-cell table:style-name="表格41.A8" office:value-type="string">
            <text:p text:style-name="P572"/>
          </table:table-cell>
          <table:table-cell table:style-name="表格41.J5" table:number-columns-spanned="3" office:value-type="string">
            <text:list xml:id="list212004905181912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212004905162588" text:continue-numbering="true" text:style-name="WW8Num2">
              <text:list-item>
                <text:p text:style-name="P1326">CUSERID</text:p>
              </text:list-item>
            </text:list>
          </table:table-cell>
          <table:table-cell table:style-name="表格41.A5" office:value-type="string">
            <text:list xml:id="list212004905172756" text:continue-numbering="true" text:style-name="WW8Num2">
              <text:list-item>
                <text:p text:style-name="P1326">VARCHAR</text:p>
              </text:list-item>
            </text:list>
          </table:table-cell>
          <table:table-cell table:style-name="表格41.A5" office:value-type="string">
            <text:list xml:id="list212004905166033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05162456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05150775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05157168" text:continue-numbering="true" text:style-name="WW8Num2">
              <text:list-item>
                <text:p text:style-name="P1326">24</text:p>
              </text:list-item>
            </text:list>
          </table:table-cell>
          <table:table-cell table:style-name="表格41.A5" office:value-type="string">
            <text:list xml:id="list212004905167542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05167810" text:continue-numbering="true" text:style-name="WW8Num2">
              <text:list-item>
                <text:p text:style-name="P1326">Create data user</text:p>
              </text:list-item>
            </text:list>
          </table:table-cell>
          <table:table-cell table:style-name="表格41.A5" office:value-type="string">
            <text:list xml:id="list212004905155058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J5" table:number-columns-spanned="3" office:value-type="string">
            <text:list xml:id="list212004905162710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212004905152386" text:continue-numbering="true" text:style-name="WW8Num2">
              <text:list-item>
                <text:p text:style-name="P1326">CDATE</text:p>
              </text:list-item>
            </text:list>
          </table:table-cell>
          <table:table-cell table:style-name="表格41.A5" office:value-type="string">
            <text:list xml:id="list212004921170023" text:continue-numbering="true" text:style-name="WW8Num2">
              <text:list-item>
                <text:p text:style-name="P1326">DATETIME</text:p>
              </text:list-item>
            </text:list>
          </table:table-cell>
          <table:table-cell table:style-name="表格41.A5" office:value-type="string">
            <text:list xml:id="list212004921165354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21157374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21157594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21153065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21157575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21151422" text:continue-numbering="true" text:style-name="WW8Num2">
              <text:list-item>
                <text:p text:style-name="P1326">Create time</text:p>
              </text:list-item>
            </text:list>
          </table:table-cell>
          <table:table-cell table:style-name="表格41.A5" office:value-type="string">
            <text:list xml:id="list212004921158161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J5" table:number-columns-spanned="3" office:value-type="string">
            <text:list xml:id="list212004921158239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212004921158100" text:continue-numbering="true" text:style-name="WW8Num2">
              <text:list-item>
                <text:p text:style-name="P1326">UUSERID</text:p>
              </text:list-item>
            </text:list>
          </table:table-cell>
          <table:table-cell table:style-name="表格41.A5" office:value-type="string">
            <text:list xml:id="list212004921155530" text:continue-numbering="true" text:style-name="WW8Num2">
              <text:list-item>
                <text:p text:style-name="P1326">VARCHAR</text:p>
              </text:list-item>
            </text:list>
          </table:table-cell>
          <table:table-cell table:style-name="表格41.A5" office:value-type="string">
            <text:list xml:id="list212004921163932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21177851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21173646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21182263" text:continue-numbering="true" text:style-name="WW8Num2">
              <text:list-item>
                <text:p text:style-name="P1326">24</text:p>
              </text:list-item>
            </text:list>
          </table:table-cell>
          <table:table-cell table:style-name="表格41.A5" office:value-type="string">
            <text:list xml:id="list212004921153734" text:continue-numbering="true" text:style-name="WW8Num2">
              <text:list-item>
                <text:p text:style-name="P1326">null</text:p>
              </text:list-item>
            </text:list>
          </table:table-cell>
          <table:table-cell table:style-name="表格41.A5" office:value-type="string">
            <text:list xml:id="list212004921176682" text:continue-numbering="true" text:style-name="WW8Num2">
              <text:list-item>
                <text:p text:style-name="P1326">Update date user</text:p>
              </text:list-item>
            </text:list>
          </table:table-cell>
          <table:table-cell table:style-name="表格41.A5" office:value-type="string">
            <text:list xml:id="list212004921163706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J5" table:number-columns-spanned="3" office:value-type="string">
            <text:list xml:id="list212004921152644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212004921163173" text:continue-numbering="true" text:style-name="WW8Num2">
              <text:list-item>
                <text:p text:style-name="P1326">UDATE</text:p>
              </text:list-item>
            </text:list>
          </table:table-cell>
          <table:table-cell table:style-name="表格41.A5" office:value-type="string">
            <text:list xml:id="list212004921176763" text:continue-numbering="true" text:style-name="WW8Num2">
              <text:list-item>
                <text:p text:style-name="P1326">DATETIME</text:p>
              </text:list-item>
            </text:list>
          </table:table-cell>
          <table:table-cell table:style-name="表格41.A5" office:value-type="string">
            <text:list xml:id="list212004921150780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21175770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21170764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21160708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A5" office:value-type="string">
            <text:list xml:id="list212004921154022" text:continue-numbering="true" text:style-name="WW8Num2">
              <text:list-item>
                <text:p text:style-name="P1326">null</text:p>
              </text:list-item>
            </text:list>
          </table:table-cell>
          <table:table-cell table:style-name="表格41.A5" office:value-type="string">
            <text:list xml:id="list212004921178515" text:continue-numbering="true" text:style-name="WW8Num2">
              <text:list-item>
                <text:p text:style-name="P1326">Update time</text:p>
              </text:list-item>
            </text:list>
          </table:table-cell>
          <table:table-cell table:style-name="表格41.A5" office:value-type="string">
            <text:list xml:id="list212004921164354" text:continue-numbering="true" text:style-name="WW8Num2">
              <text:list-item>
                <text:p text:style-name="P1269"/>
              </text:list-item>
            </text:list>
          </table:table-cell>
          <table:table-cell table:style-name="表格41.J5" table:number-columns-spanned="3" office:value-type="string">
            <text:list xml:id="list212004921155073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</table:table>
      <text:p text:style-name="P47"/>
      <text:p text:style-name="P47"/>
      <text:p text:style-name="P47"/>
      <text:list xml:id="list212004921172622" text:continue-numbering="true" text:style-name="WW8Num2">
        <text:list-item>
          <text:h text:style-name="P932" text:outline-level="1"><text:bookmark-start text:name="__RefHeading__19900_173492183"/><text:span text:style-name="T47">B</text:span><text:span text:style-name="T65">B</text:span><text:span text:style-name="T47">_</text:span><text:span text:style-name="T77">S</text:span><text:span text:style-name="T82">WOT</text:span><text:bookmark-end text:name="__RefHeading__19900_173492183"/></text:h>
        </text:list-item>
      </text:list>
      <table:table table:name="表格43" table:style-name="表格43">
        <table:table-column table:style-name="表格43.A"/>
        <table:table-column table:style-name="表格43.B"/>
        <table:table-column table:style-name="表格43.C" table:number-columns-repeated="2"/>
        <table:table-column table:style-name="表格43.E" table:number-columns-repeated="3"/>
        <table:table-column table:style-name="表格43.H"/>
        <table:table-column table:style-name="表格43.I"/>
        <table:table-column table:style-name="表格43.J"/>
        <table:table-column table:style-name="表格43.K"/>
        <table:table-column table:style-name="表格43.L"/>
        <table:table-row table:style-name="表格43.1">
          <table:table-cell table:style-name="表格43.A1" office:value-type="string">
            <text:list xml:id="list212004921172474" text:continue-numbering="true" text:style-name="WW8Num2">
              <text:list-item>
                <text:p text:style-name="P1051">Project</text:p>
              </text:list-item>
            </text:list>
          </table:table-cell>
          <table:table-cell table:style-name="表格43.A1" table:number-columns-spanned="6" office:value-type="string">
            <text:list xml:id="list212004921163571" text:continue-numbering="true" text:style-name="WW8Num2">
              <text:list-item>
                <text:p text:style-name="P113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1" office:value-type="string">
            <text:list xml:id="list212004921150719" text:continue-numbering="true" text:style-name="WW8Num2">
              <text:list-item>
                <text:p text:style-name="P1051">Ver</text:p>
              </text:list-item>
            </text:list>
          </table:table-cell>
          <table:table-cell table:style-name="表格43.A1" office:value-type="string">
            <text:list xml:id="list212004921166691" text:continue-numbering="true" text:style-name="WW8Num2">
              <text:list-item>
                <text:p text:style-name="P1131">0.5</text:p>
              </text:list-item>
            </text:list>
          </table:table-cell>
          <table:table-cell table:style-name="表格43.J1" office:value-type="string">
            <text:list xml:id="list212004921167953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3.K1" office:value-type="string">
            <text:list xml:id="list212004921154278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3.K1" office:value-type="string">
            <text:list xml:id="list212004921156088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43.1">
          <table:table-cell table:style-name="表格43.A2" office:value-type="string">
            <text:list xml:id="list212004921163649" text:continue-numbering="true" text:style-name="WW8Num2">
              <text:list-item>
                <text:p text:style-name="P1051">Maintain</text:p>
              </text:list-item>
            </text:list>
          </table:table-cell>
          <table:table-cell table:style-name="表格43.A2" table:number-columns-spanned="6" office:value-type="string">
            <text:list xml:id="list212004921170201" text:continue-numbering="true" text:style-name="WW8Num2">
              <text:list-item>
                <text:p text:style-name="P113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2" office:value-type="string">
            <text:list xml:id="list212004921169519" text:continue-numbering="true" text:style-name="WW8Num2">
              <text:list-item>
                <text:p text:style-name="P1051">Date</text:p>
              </text:list-item>
            </text:list>
          </table:table-cell>
          <table:table-cell table:style-name="表格43.A2" office:value-type="string">
            <text:list xml:id="list212004921171456" text:continue-numbering="true" text:style-name="WW8Num2">
              <text:list-item>
                <text:p text:style-name="P1131">2014/1<text:span text:style-name="T169">2</text:span>/<text:span text:style-name="T137">19</text:span></text:p>
              </text:list-item>
            </text:list>
          </table:table-cell>
          <table:table-cell table:style-name="表格43.J1" office:value-type="string">
            <text:list xml:id="list212004921175746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3.K1" office:value-type="string">
            <text:list xml:id="list212004921152397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3.K1" office:value-type="string">
            <text:list xml:id="list212004921178022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43.1">
          <table:table-cell table:style-name="表格43.A2" office:value-type="string">
            <text:list xml:id="list212004921150687" text:continue-numbering="true" text:style-name="WW8Num2">
              <text:list-item>
                <text:p text:style-name="P1051">Table</text:p>
              </text:list-item>
            </text:list>
          </table:table-cell>
          <table:table-cell table:style-name="表格43.A2" table:number-columns-spanned="6" office:value-type="string">
            <text:list xml:id="list212004921155031" text:continue-numbering="true" text:style-name="WW8Num2">
              <text:list-item>
                <text:p text:style-name="P1229">b<text:span text:style-name="T136">b</text:span>_<text:span text:style-name="T169">swo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2" office:value-type="string">
            <text:list xml:id="list212004921178480" text:continue-numbering="true" text:style-name="WW8Num2">
              <text:list-item>
                <text:p text:style-name="P1051">DataBase</text:p>
              </text:list-item>
            </text:list>
          </table:table-cell>
          <table:table-cell table:style-name="表格43.A2" office:value-type="string">
            <text:list xml:id="list212004921178583" text:continue-numbering="true" text:style-name="WW8Num2">
              <text:list-item>
                <text:p text:style-name="P1131">bbcore</text:p>
              </text:list-item>
            </text:list>
          </table:table-cell>
          <table:table-cell table:style-name="表格43.J1" office:value-type="string">
            <text:list xml:id="list21200492116454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3.K1" office:value-type="string">
            <text:list xml:id="list21200492116290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3.K1" office:value-type="string">
            <text:list xml:id="list212004921177096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43.1">
          <table:table-cell table:style-name="表格43.A4" office:value-type="string">
            <text:list xml:id="list212004921161403" text:continue-numbering="true" text:style-name="WW8Num2">
              <text:list-item>
                <text:p text:style-name="P1051">Descript</text:p>
              </text:list-item>
            </text:list>
          </table:table-cell>
          <table:table-cell table:style-name="表格43.A4" table:number-columns-spanned="8" office:value-type="string">
            <text:list xml:id="list212004921176714" text:continue-numbering="true" text:style-name="WW8Num2">
              <text:list-item>
                <text:p text:style-name="P11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3.J1" office:value-type="string">
            <text:list xml:id="list212004921161369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3.K1" office:value-type="string">
            <text:list xml:id="list212004921162347" text:continue-numbering="true" text:style-name="WW8Num2">
              <text:list-item>
                <text:p text:style-name="P860"/>
              </text:list-item>
            </text:list>
          </table:table-cell>
          <table:table-cell table:style-name="表格43.K1" office:value-type="string">
            <text:list xml:id="list212004921170855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43.1">
          <table:table-cell table:style-name="表格43.A5" table:number-columns-spanned="9" office:value-type="string">
            <text:list xml:id="list212004921170892" text:continue-numbering="true" text:style-name="WW8Num2">
              <text:list-item>
                <text:p text:style-name="P97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3.J5" table:number-columns-spanned="3" office:value-type="string">
            <text:list xml:id="list212004921160190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212004938173241" text:continue-numbering="true" text:style-name="WW8Num2">
              <text:list-item>
                <text:p text:style-name="P1091">Field</text:p>
              </text:list-item>
            </text:list>
          </table:table-cell>
          <table:table-cell table:style-name="表格43.A5" office:value-type="string">
            <text:list xml:id="list212004938163524" text:continue-numbering="true" text:style-name="WW8Num2">
              <text:list-item>
                <text:p text:style-name="P1091">Datatype</text:p>
              </text:list-item>
            </text:list>
          </table:table-cell>
          <table:table-cell table:style-name="表格43.A5" office:value-type="string">
            <text:list xml:id="list212004938171166" text:continue-numbering="true" text:style-name="WW8Num2">
              <text:list-item>
                <text:p text:style-name="P1091">PK</text:p>
              </text:list-item>
            </text:list>
          </table:table-cell>
          <table:table-cell table:style-name="表格43.A5" office:value-type="string">
            <text:list xml:id="list212004938159824" text:continue-numbering="true" text:style-name="WW8Num2">
              <text:list-item>
                <text:p text:style-name="P1091">UK</text:p>
              </text:list-item>
            </text:list>
          </table:table-cell>
          <table:table-cell table:style-name="表格43.A5" office:value-type="string">
            <text:list xml:id="list212004938170474" text:continue-numbering="true" text:style-name="WW8Num2">
              <text:list-item>
                <text:p text:style-name="P1091">IDX</text:p>
              </text:list-item>
            </text:list>
          </table:table-cell>
          <table:table-cell table:style-name="表格43.A5" office:value-type="string">
            <text:list xml:id="list212004938158143" text:continue-numbering="true" text:style-name="WW8Num2">
              <text:list-item>
                <text:p text:style-name="P1011"><text:span text:style-name="T2">S</text:span><text:span text:style-name="T3">IZE</text:span></text:p>
              </text:list-item>
            </text:list>
          </table:table-cell>
          <table:table-cell table:style-name="表格43.A5" office:value-type="string">
            <text:list xml:id="list212004938173125" text:continue-numbering="true" text:style-name="WW8Num2">
              <text:list-item>
                <text:p text:style-name="P1011"><text:span text:style-name="T2">D</text:span><text:span text:style-name="T3">EF</text:span></text:p>
              </text:list-item>
            </text:list>
          </table:table-cell>
          <table:table-cell table:style-name="表格43.A5" office:value-type="string">
            <text:list xml:id="list212004938165584" text:continue-numbering="true" text:style-name="WW8Num2">
              <text:list-item>
                <text:p text:style-name="P1091">Description</text:p>
              </text:list-item>
            </text:list>
          </table:table-cell>
          <table:table-cell table:style-name="表格43.A5" office:value-type="string">
            <text:list xml:id="list212004938178250" text:continue-numbering="true" text:style-name="WW8Num2">
              <text:list-item>
                <text:p text:style-name="P1091">Remarks</text:p>
              </text:list-item>
            </text:list>
          </table:table-cell>
          <table:table-cell table:style-name="表格43.J5" table:number-columns-spanned="3" office:value-type="string">
            <text:list xml:id="list212004938174657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212004938150552" text:continue-numbering="true" text:style-name="WW8Num2">
              <text:list-item>
                <text:p text:style-name="P1327">OID</text:p>
              </text:list-item>
            </text:list>
          </table:table-cell>
          <table:table-cell table:style-name="表格43.A5" office:value-type="string">
            <text:list xml:id="list212004938171659" text:continue-numbering="true" text:style-name="WW8Num2">
              <text:list-item>
                <text:p text:style-name="P1327">CHAR</text:p>
              </text:list-item>
            </text:list>
          </table:table-cell>
          <table:table-cell table:style-name="表格43.A5" office:value-type="string">
            <text:list xml:id="list212004938156097" text:continue-numbering="true" text:style-name="WW8Num2">
              <text:list-item>
                <text:p text:style-name="P1327">Y</text:p>
              </text:list-item>
            </text:list>
          </table:table-cell>
          <table:table-cell table:style-name="表格43.A5" office:value-type="string">
            <text:list xml:id="list212004938164130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38155105" text:continue-numbering="true" text:style-name="WW8Num2">
              <text:list-item>
                <text:p text:style-name="P1327"><text:s/></text:p>
              </text:list-item>
            </text:list>
          </table:table-cell>
          <table:table-cell table:style-name="表格43.A5" office:value-type="string">
            <text:list xml:id="list212004938161070" text:continue-numbering="true" text:style-name="WW8Num2">
              <text:list-item>
                <text:p text:style-name="P1327">36</text:p>
              </text:list-item>
            </text:list>
          </table:table-cell>
          <table:table-cell table:style-name="表格43.A5" office:value-type="string">
            <text:list xml:id="list2120049381505521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38180378" text:continue-numbering="true" text:style-name="WW8Num2">
              <text:list-item>
                <text:p text:style-name="P1327">PK / UUID</text:p>
              </text:list-item>
            </text:list>
          </table:table-cell>
          <table:table-cell table:style-name="表格43.A5" office:value-type="string">
            <text:list xml:id="list212004938182342" text:continue-numbering="true" text:style-name="WW8Num2">
              <text:list-item>
                <text:p text:style-name="P1327">Default java UUID</text:p>
              </text:list-item>
            </text:list>
          </table:table-cell>
          <table:table-cell table:style-name="表格43.J5" table:number-columns-spanned="3" office:value-type="string">
            <text:list xml:id="list212004938151260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84">VIS_ID</text:p>
          </table:table-cell>
          <table:table-cell table:style-name="表格43.A8" office:value-type="string">
            <text:list xml:id="list212004938178873" text:continue-numbering="true" text:style-name="WW8Num2">
              <text:list-item>
                <text:p text:style-name="P1311">VARCHAR</text:p>
              </text:list-item>
            </text:list>
          </table:table-cell>
          <table:table-cell table:style-name="表格43.A8" office:value-type="string">
            <text:p text:style-name="P207"/>
          </table:table-cell>
          <table:table-cell table:style-name="表格43.A8" office:value-type="string">
            <text:p text:style-name="P468">Y</text:p>
          </table:table-cell>
          <table:table-cell table:style-name="表格43.A8" office:value-type="string">
            <text:p text:style-name="P788"/>
          </table:table-cell>
          <table:table-cell table:style-name="表格43.A8" office:value-type="string">
            <text:p text:style-name="P373">1<text:span text:style-name="T140">4</text:span></text:p>
          </table:table-cell>
          <table:table-cell table:style-name="表格43.A8" office:value-type="string">
            <text:p text:style-name="P208"/>
          </table:table-cell>
          <table:table-cell table:style-name="表格43.A8" office:value-type="string">
            <text:p text:style-name="P667">BB_VISION.VIS_ID</text:p>
          </table:table-cell>
          <table:table-cell table:style-name="表格43.A8" office:value-type="string">
            <text:p text:style-name="P565"/>
          </table:table-cell>
          <table:table-cell table:style-name="表格43.J5" table:number-columns-spanned="3" office:value-type="string">
            <text:list xml:id="list212004954175864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74"><text:span text:style-name="T141">PER</text:span>_ID</text:p>
          </table:table-cell>
          <table:table-cell table:style-name="表格43.A8" office:value-type="string">
            <text:list xml:id="list212004954181929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43.A8" office:value-type="string">
            <text:p text:style-name="P208"/>
          </table:table-cell>
          <table:table-cell table:style-name="表格43.A8" office:value-type="string">
            <text:p text:style-name="P361">Y</text:p>
          </table:table-cell>
          <table:table-cell table:style-name="表格43.A8" office:value-type="string">
            <text:p text:style-name="P779"/>
          </table:table-cell>
          <table:table-cell table:style-name="表格43.A8" office:value-type="string">
            <text:p text:style-name="P374">1<text:span text:style-name="T140">4</text:span></text:p>
          </table:table-cell>
          <table:table-cell table:style-name="表格43.A8" office:value-type="string">
            <text:p text:style-name="P208"/>
          </table:table-cell>
          <table:table-cell table:style-name="表格43.A8" office:value-type="string">
            <text:p text:style-name="P699">BB_PERSPECTIVE.PER_ID</text:p>
          </table:table-cell>
          <table:table-cell table:style-name="表格43.A8" office:value-type="string">
            <text:p text:style-name="P565"/>
          </table:table-cell>
          <table:table-cell table:style-name="表格43.J5" table:number-columns-spanned="3" office:value-type="string">
            <text:list xml:id="list212004954167550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44">ORG_ID</text:p>
          </table:table-cell>
          <table:table-cell table:style-name="表格43.A8" office:value-type="string">
            <text:list xml:id="list212004954165302" text:continue-numbering="true" text:style-name="WW8Num2">
              <text:list-item>
                <text:p text:style-name="P1301">VARCHAR</text:p>
              </text:list-item>
            </text:list>
          </table:table-cell>
          <table:table-cell table:style-name="表格43.A8" office:value-type="string">
            <text:p text:style-name="P203"/>
          </table:table-cell>
          <table:table-cell table:style-name="表格43.A8" office:value-type="string">
            <text:p text:style-name="P345">Y</text:p>
          </table:table-cell>
          <table:table-cell table:style-name="表格43.A8" office:value-type="string">
            <text:p text:style-name="P774"/>
          </table:table-cell>
          <table:table-cell table:style-name="表格43.A8" office:value-type="string">
            <text:p text:style-name="P344">10</text:p>
          </table:table-cell>
          <table:table-cell table:style-name="表格43.A8" office:value-type="string">
            <text:p text:style-name="P203"/>
          </table:table-cell>
          <table:table-cell table:style-name="表格43.A8" office:value-type="string">
            <text:p text:style-name="P700">BB_ORGANIZATION.ORG_ID</text:p>
          </table:table-cell>
          <table:table-cell table:style-name="表格43.A8" office:value-type="string">
            <text:p text:style-name="P560"/>
          </table:table-cell>
          <table:table-cell table:style-name="表格43.J5" table:number-columns-spanned="3" office:value-type="string">
            <text:list xml:id="list212004954164246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79">TYPE</text:p>
          </table:table-cell>
          <table:table-cell table:style-name="表格43.A8" office:value-type="string">
            <text:list xml:id="list212004954180300" text:continue-numbering="true" text:style-name="WW8Num2">
              <text:list-item>
                <text:p text:style-name="P1410">VARCHAR</text:p>
              </text:list-item>
            </text:list>
          </table:table-cell>
          <table:table-cell table:style-name="表格43.A8" office:value-type="string">
            <text:p text:style-name="P218"/>
          </table:table-cell>
          <table:table-cell table:style-name="表格43.A8" office:value-type="string">
            <text:p text:style-name="P482">Y</text:p>
          </table:table-cell>
          <table:table-cell table:style-name="表格43.A8" office:value-type="string">
            <text:p text:style-name="P813"/>
          </table:table-cell>
          <table:table-cell table:style-name="表格43.A8" office:value-type="string">
            <text:p text:style-name="P479">1</text:p>
          </table:table-cell>
          <table:table-cell table:style-name="表格43.A8" office:value-type="string">
            <text:p text:style-name="P218"/>
          </table:table-cell>
          <table:table-cell table:style-name="表格43.A8" office:value-type="string">
            <text:p text:style-name="P701">'S'-strengths</text:p>
            <text:p text:style-name="P701">'W'-weaknesses</text:p>
            <text:p text:style-name="P701">'O'-opportunities</text:p>
            <text:p text:style-name="P701">'T'-threats</text:p>
          </table:table-cell>
          <table:table-cell table:style-name="表格43.A8" office:value-type="string">
            <text:p text:style-name="P574"/>
          </table:table-cell>
          <table:table-cell table:style-name="表格43.J5" table:number-columns-spanned="3" office:value-type="string">
            <text:list xml:id="list212004954174170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80">ISSUES</text:p>
          </table:table-cell>
          <table:table-cell table:style-name="表格43.A8" office:value-type="string">
            <text:list xml:id="list212004954168461" text:continue-numbering="true" text:style-name="WW8Num2">
              <text:list-item>
                <text:p text:style-name="P1424">VARCHAR</text:p>
              </text:list-item>
            </text:list>
          </table:table-cell>
          <table:table-cell table:style-name="表格43.A8" office:value-type="string">
            <text:p text:style-name="P218"/>
          </table:table-cell>
          <table:table-cell table:style-name="表格43.A8" office:value-type="string">
            <text:p text:style-name="P369"/>
          </table:table-cell>
          <table:table-cell table:style-name="表格43.A8" office:value-type="string">
            <text:p text:style-name="P813"/>
          </table:table-cell>
          <table:table-cell table:style-name="表格43.A8" office:value-type="string">
            <text:p text:style-name="P480"><text:span text:style-name="T172">5</text:span>00</text:p>
          </table:table-cell>
          <table:table-cell table:style-name="表格43.A8" office:value-type="string">
            <text:p text:style-name="P218"/>
          </table:table-cell>
          <table:table-cell table:style-name="表格43.A8" office:value-type="string">
            <text:p text:style-name="P666"/>
          </table:table-cell>
          <table:table-cell table:style-name="表格43.A8" office:value-type="string">
            <text:p text:style-name="P574"/>
          </table:table-cell>
          <table:table-cell table:style-name="表格43.J5" table:number-columns-spanned="3" office:value-type="string">
            <text:list xml:id="list212004954164876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212004954172729" text:continue-numbering="true" text:style-name="WW8Num2">
              <text:list-item>
                <text:p text:style-name="P1327">CUSERID</text:p>
              </text:list-item>
            </text:list>
          </table:table-cell>
          <table:table-cell table:style-name="表格43.A5" office:value-type="string">
            <text:list xml:id="list212004954172776" text:continue-numbering="true" text:style-name="WW8Num2">
              <text:list-item>
                <text:p text:style-name="P1327">VARCHAR</text:p>
              </text:list-item>
            </text:list>
          </table:table-cell>
          <table:table-cell table:style-name="表格43.A5" office:value-type="string">
            <text:list xml:id="list212004954171819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54180132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54179041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54170464" text:continue-numbering="true" text:style-name="WW8Num2">
              <text:list-item>
                <text:p text:style-name="P1327">24</text:p>
              </text:list-item>
            </text:list>
          </table:table-cell>
          <table:table-cell table:style-name="表格43.A5" office:value-type="string">
            <text:list xml:id="list212004954167342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54177934" text:continue-numbering="true" text:style-name="WW8Num2">
              <text:list-item>
                <text:p text:style-name="P1327">Create data user</text:p>
              </text:list-item>
            </text:list>
          </table:table-cell>
          <table:table-cell table:style-name="表格43.A5" office:value-type="string">
            <text:list xml:id="list212004954152707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J5" table:number-columns-spanned="3" office:value-type="string">
            <text:list xml:id="list212004954161688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212004954164719" text:continue-numbering="true" text:style-name="WW8Num2">
              <text:list-item>
                <text:p text:style-name="P1327">CDATE</text:p>
              </text:list-item>
            </text:list>
          </table:table-cell>
          <table:table-cell table:style-name="表格43.A5" office:value-type="string">
            <text:list xml:id="list212004954166485" text:continue-numbering="true" text:style-name="WW8Num2">
              <text:list-item>
                <text:p text:style-name="P1327">DATETIME</text:p>
              </text:list-item>
            </text:list>
          </table:table-cell>
          <table:table-cell table:style-name="表格43.A5" office:value-type="string">
            <text:list xml:id="list212004954170319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54153741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54168128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54169746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54165196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54150847" text:continue-numbering="true" text:style-name="WW8Num2">
              <text:list-item>
                <text:p text:style-name="P1327">Create time</text:p>
              </text:list-item>
            </text:list>
          </table:table-cell>
          <table:table-cell table:style-name="表格43.A5" office:value-type="string">
            <text:list xml:id="list212004954178930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J5" table:number-columns-spanned="3" office:value-type="string">
            <text:list xml:id="list212004954157920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212004954156407" text:continue-numbering="true" text:style-name="WW8Num2">
              <text:list-item>
                <text:p text:style-name="P1327">UUSERID</text:p>
              </text:list-item>
            </text:list>
          </table:table-cell>
          <table:table-cell table:style-name="表格43.A5" office:value-type="string">
            <text:list xml:id="list212004971159299" text:continue-numbering="true" text:style-name="WW8Num2">
              <text:list-item>
                <text:p text:style-name="P1327">VARCHAR</text:p>
              </text:list-item>
            </text:list>
          </table:table-cell>
          <table:table-cell table:style-name="表格43.A5" office:value-type="string">
            <text:list xml:id="list212004971167963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71167439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71171437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71161427" text:continue-numbering="true" text:style-name="WW8Num2">
              <text:list-item>
                <text:p text:style-name="P1327">24</text:p>
              </text:list-item>
            </text:list>
          </table:table-cell>
          <table:table-cell table:style-name="表格43.A5" office:value-type="string">
            <text:list xml:id="list212004971174101" text:continue-numbering="true" text:style-name="WW8Num2">
              <text:list-item>
                <text:p text:style-name="P1327">null</text:p>
              </text:list-item>
            </text:list>
          </table:table-cell>
          <table:table-cell table:style-name="表格43.A5" office:value-type="string">
            <text:list xml:id="list212004971173213" text:continue-numbering="true" text:style-name="WW8Num2">
              <text:list-item>
                <text:p text:style-name="P1327">Update date user</text:p>
              </text:list-item>
            </text:list>
          </table:table-cell>
          <table:table-cell table:style-name="表格43.A5" office:value-type="string">
            <text:list xml:id="list212004971158410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J5" table:number-columns-spanned="3" office:value-type="string">
            <text:list xml:id="list212004971153640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212004971177866" text:continue-numbering="true" text:style-name="WW8Num2">
              <text:list-item>
                <text:p text:style-name="P1327">UDATE</text:p>
              </text:list-item>
            </text:list>
          </table:table-cell>
          <table:table-cell table:style-name="表格43.A5" office:value-type="string">
            <text:list xml:id="list212004971176993" text:continue-numbering="true" text:style-name="WW8Num2">
              <text:list-item>
                <text:p text:style-name="P1327">DATETIME</text:p>
              </text:list-item>
            </text:list>
          </table:table-cell>
          <table:table-cell table:style-name="表格43.A5" office:value-type="string">
            <text:list xml:id="list212004971167443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71163531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71168879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71172938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A5" office:value-type="string">
            <text:list xml:id="list212004971179537" text:continue-numbering="true" text:style-name="WW8Num2">
              <text:list-item>
                <text:p text:style-name="P1327">null</text:p>
              </text:list-item>
            </text:list>
          </table:table-cell>
          <table:table-cell table:style-name="表格43.A5" office:value-type="string">
            <text:list xml:id="list212004971177448" text:continue-numbering="true" text:style-name="WW8Num2">
              <text:list-item>
                <text:p text:style-name="P1327">Update time</text:p>
              </text:list-item>
            </text:list>
          </table:table-cell>
          <table:table-cell table:style-name="表格43.A5" office:value-type="string">
            <text:list xml:id="list212004971154255" text:continue-numbering="true" text:style-name="WW8Num2">
              <text:list-item>
                <text:p text:style-name="P1270"/>
              </text:list-item>
            </text:list>
          </table:table-cell>
          <table:table-cell table:style-name="表格43.J5" table:number-columns-spanned="3" office:value-type="string">
            <text:list xml:id="list212004971159304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</table:table>
      <text:p text:style-name="P48"/>
      <text:list xml:id="list212004971157503" text:continue-numbering="true" text:style-name="WW8Num2">
        <text:list-item>
          <text:h text:style-name="P933" text:outline-level="1"><text:bookmark-start text:name="__RefHeading__20309_2098148859"/><text:soft-page-break/><text:span text:style-name="T47">B</text:span><text:span text:style-name="T65">B</text:span><text:span text:style-name="T47">_</text:span><text:span text:style-name="T77">S</text:span><text:span text:style-name="T82">WOT_</text:span><text:span text:style-name="T83">REPORT_</text:span><text:span text:style-name="T85">MST</text:span><text:bookmark-end text:name="__RefHeading__20309_2098148859"/></text:h>
        </text:list-item>
      </text:list>
      <table:table table:name="表格45" table:style-name="表格45">
        <table:table-column table:style-name="表格45.A"/>
        <table:table-column table:style-name="表格45.B"/>
        <table:table-column table:style-name="表格45.C" table:number-columns-repeated="2"/>
        <table:table-column table:style-name="表格45.E" table:number-columns-repeated="3"/>
        <table:table-column table:style-name="表格45.H"/>
        <table:table-column table:style-name="表格45.I"/>
        <table:table-column table:style-name="表格45.J"/>
        <table:table-column table:style-name="表格45.K"/>
        <table:table-column table:style-name="表格45.L"/>
        <table:table-row table:style-name="表格45.1">
          <table:table-cell table:style-name="表格45.A1" office:value-type="string">
            <text:list xml:id="list212004971155684" text:continue-numbering="true" text:style-name="WW8Num2">
              <text:list-item>
                <text:p text:style-name="P1052">Project</text:p>
              </text:list-item>
            </text:list>
          </table:table-cell>
          <table:table-cell table:style-name="表格45.A1" table:number-columns-spanned="6" office:value-type="string">
            <text:list xml:id="list212004971166282" text:continue-numbering="true" text:style-name="WW8Num2">
              <text:list-item>
                <text:p text:style-name="P113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1" office:value-type="string">
            <text:list xml:id="list212004971152265" text:continue-numbering="true" text:style-name="WW8Num2">
              <text:list-item>
                <text:p text:style-name="P1052">Ver</text:p>
              </text:list-item>
            </text:list>
          </table:table-cell>
          <table:table-cell table:style-name="表格45.A1" office:value-type="string">
            <text:list xml:id="list212004971156070" text:continue-numbering="true" text:style-name="WW8Num2">
              <text:list-item>
                <text:p text:style-name="P1132">0.5</text:p>
              </text:list-item>
            </text:list>
          </table:table-cell>
          <table:table-cell table:style-name="表格45.J1" office:value-type="string">
            <text:list xml:id="list212004971164976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5.K1" office:value-type="string">
            <text:list xml:id="list212004971180317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5.K1" office:value-type="string">
            <text:list xml:id="list212004971174183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45.1">
          <table:table-cell table:style-name="表格45.A2" office:value-type="string">
            <text:list xml:id="list212004971180935" text:continue-numbering="true" text:style-name="WW8Num2">
              <text:list-item>
                <text:p text:style-name="P1052">Maintain</text:p>
              </text:list-item>
            </text:list>
          </table:table-cell>
          <table:table-cell table:style-name="表格45.A2" table:number-columns-spanned="6" office:value-type="string">
            <text:list xml:id="list212004971182878" text:continue-numbering="true" text:style-name="WW8Num2">
              <text:list-item>
                <text:p text:style-name="P113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2" office:value-type="string">
            <text:list xml:id="list212004971165092" text:continue-numbering="true" text:style-name="WW8Num2">
              <text:list-item>
                <text:p text:style-name="P1052">Date</text:p>
              </text:list-item>
            </text:list>
          </table:table-cell>
          <table:table-cell table:style-name="表格45.A2" office:value-type="string">
            <text:list xml:id="list212004971172320" text:continue-numbering="true" text:style-name="WW8Num2">
              <text:list-item>
                <text:p text:style-name="P1132">2014/1<text:span text:style-name="T169">2</text:span>/<text:span text:style-name="T173">21</text:span></text:p>
              </text:list-item>
            </text:list>
          </table:table-cell>
          <table:table-cell table:style-name="表格45.J1" office:value-type="string">
            <text:list xml:id="list212004971158201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5.K1" office:value-type="string">
            <text:list xml:id="list212004971160756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5.K1" office:value-type="string">
            <text:list xml:id="list212004971176349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45.1">
          <table:table-cell table:style-name="表格45.A2" office:value-type="string">
            <text:list xml:id="list212004971168006" text:continue-numbering="true" text:style-name="WW8Num2">
              <text:list-item>
                <text:p text:style-name="P1052">Table</text:p>
              </text:list-item>
            </text:list>
          </table:table-cell>
          <table:table-cell table:style-name="表格45.A2" table:number-columns-spanned="6" office:value-type="string">
            <text:list xml:id="list212004971162707" text:continue-numbering="true" text:style-name="WW8Num2">
              <text:list-item>
                <text:p text:style-name="P1230">b<text:span text:style-name="T136">b</text:span>_<text:span text:style-name="T169">swot_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2" office:value-type="string">
            <text:list xml:id="list212004971162112" text:continue-numbering="true" text:style-name="WW8Num2">
              <text:list-item>
                <text:p text:style-name="P1052">DataBase</text:p>
              </text:list-item>
            </text:list>
          </table:table-cell>
          <table:table-cell table:style-name="表格45.A2" office:value-type="string">
            <text:list xml:id="list212004971158958" text:continue-numbering="true" text:style-name="WW8Num2">
              <text:list-item>
                <text:p text:style-name="P1132">bbcore</text:p>
              </text:list-item>
            </text:list>
          </table:table-cell>
          <table:table-cell table:style-name="表格45.J1" office:value-type="string">
            <text:list xml:id="list212004971166263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5.K1" office:value-type="string">
            <text:list xml:id="list212004971152588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5.K1" office:value-type="string">
            <text:list xml:id="list212004971179946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45.1">
          <table:table-cell table:style-name="表格45.A4" office:value-type="string">
            <text:list xml:id="list212004971154858" text:continue-numbering="true" text:style-name="WW8Num2">
              <text:list-item>
                <text:p text:style-name="P1052">Descript</text:p>
              </text:list-item>
            </text:list>
          </table:table-cell>
          <table:table-cell table:style-name="表格45.A4" table:number-columns-spanned="8" office:value-type="string">
            <text:list xml:id="list212004971158672" text:continue-numbering="true" text:style-name="WW8Num2">
              <text:list-item>
                <text:p text:style-name="P11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5.J1" office:value-type="string">
            <text:list xml:id="list212004971177761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5.K1" office:value-type="string">
            <text:list xml:id="list212004971170768" text:continue-numbering="true" text:style-name="WW8Num2">
              <text:list-item>
                <text:p text:style-name="P861"/>
              </text:list-item>
            </text:list>
          </table:table-cell>
          <table:table-cell table:style-name="表格45.K1" office:value-type="string">
            <text:list xml:id="list212004971155984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45.1">
          <table:table-cell table:style-name="表格45.A5" table:number-columns-spanned="9" office:value-type="string">
            <text:list xml:id="list212004971175454" text:continue-numbering="true" text:style-name="WW8Num2">
              <text:list-item>
                <text:p text:style-name="P9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5.J5" table:number-columns-spanned="3" office:value-type="string">
            <text:list xml:id="list212004971178615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212004971171085" text:continue-numbering="true" text:style-name="WW8Num2">
              <text:list-item>
                <text:p text:style-name="P1092">Field</text:p>
              </text:list-item>
            </text:list>
          </table:table-cell>
          <table:table-cell table:style-name="表格45.A5" office:value-type="string">
            <text:list xml:id="list212004971168468" text:continue-numbering="true" text:style-name="WW8Num2">
              <text:list-item>
                <text:p text:style-name="P1092">Datatype</text:p>
              </text:list-item>
            </text:list>
          </table:table-cell>
          <table:table-cell table:style-name="表格45.A5" office:value-type="string">
            <text:list xml:id="list212004971162517" text:continue-numbering="true" text:style-name="WW8Num2">
              <text:list-item>
                <text:p text:style-name="P1092">PK</text:p>
              </text:list-item>
            </text:list>
          </table:table-cell>
          <table:table-cell table:style-name="表格45.A5" office:value-type="string">
            <text:list xml:id="list212004971178754" text:continue-numbering="true" text:style-name="WW8Num2">
              <text:list-item>
                <text:p text:style-name="P1092">UK</text:p>
              </text:list-item>
            </text:list>
          </table:table-cell>
          <table:table-cell table:style-name="表格45.A5" office:value-type="string">
            <text:list xml:id="list212004971182043" text:continue-numbering="true" text:style-name="WW8Num2">
              <text:list-item>
                <text:p text:style-name="P1092">IDX</text:p>
              </text:list-item>
            </text:list>
          </table:table-cell>
          <table:table-cell table:style-name="表格45.A5" office:value-type="string">
            <text:list xml:id="list212004971153250" text:continue-numbering="true" text:style-name="WW8Num2">
              <text:list-item>
                <text:p text:style-name="P1012"><text:span text:style-name="T2">S</text:span><text:span text:style-name="T3">IZE</text:span></text:p>
              </text:list-item>
            </text:list>
          </table:table-cell>
          <table:table-cell table:style-name="表格45.A5" office:value-type="string">
            <text:list xml:id="list212004971163717" text:continue-numbering="true" text:style-name="WW8Num2">
              <text:list-item>
                <text:p text:style-name="P1012"><text:span text:style-name="T2">D</text:span><text:span text:style-name="T3">EF</text:span></text:p>
              </text:list-item>
            </text:list>
          </table:table-cell>
          <table:table-cell table:style-name="表格45.A5" office:value-type="string">
            <text:list xml:id="list212004971151909" text:continue-numbering="true" text:style-name="WW8Num2">
              <text:list-item>
                <text:p text:style-name="P1092">Description</text:p>
              </text:list-item>
            </text:list>
          </table:table-cell>
          <table:table-cell table:style-name="表格45.A5" office:value-type="string">
            <text:list xml:id="list212004971179548" text:continue-numbering="true" text:style-name="WW8Num2">
              <text:list-item>
                <text:p text:style-name="P1092">Remarks</text:p>
              </text:list-item>
            </text:list>
          </table:table-cell>
          <table:table-cell table:style-name="表格45.J5" table:number-columns-spanned="3" office:value-type="string">
            <text:list xml:id="list212004971180001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212004971158089" text:continue-numbering="true" text:style-name="WW8Num2">
              <text:list-item>
                <text:p text:style-name="P1328">OID</text:p>
              </text:list-item>
            </text:list>
          </table:table-cell>
          <table:table-cell table:style-name="表格45.A5" office:value-type="string">
            <text:list xml:id="list212004987170267" text:continue-numbering="true" text:style-name="WW8Num2">
              <text:list-item>
                <text:p text:style-name="P1328">CHAR</text:p>
              </text:list-item>
            </text:list>
          </table:table-cell>
          <table:table-cell table:style-name="表格45.A5" office:value-type="string">
            <text:list xml:id="list212004987164915" text:continue-numbering="true" text:style-name="WW8Num2">
              <text:list-item>
                <text:p text:style-name="P1328">Y</text:p>
              </text:list-item>
            </text:list>
          </table:table-cell>
          <table:table-cell table:style-name="表格45.A5" office:value-type="string">
            <text:list xml:id="list212004987164596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4987163394" text:continue-numbering="true" text:style-name="WW8Num2">
              <text:list-item>
                <text:p text:style-name="P1328"><text:s/></text:p>
              </text:list-item>
            </text:list>
          </table:table-cell>
          <table:table-cell table:style-name="表格45.A5" office:value-type="string">
            <text:list xml:id="list212004987179861" text:continue-numbering="true" text:style-name="WW8Num2">
              <text:list-item>
                <text:p text:style-name="P1328">36</text:p>
              </text:list-item>
            </text:list>
          </table:table-cell>
          <table:table-cell table:style-name="表格45.A5" office:value-type="string">
            <text:list xml:id="list212004987154648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4987182407" text:continue-numbering="true" text:style-name="WW8Num2">
              <text:list-item>
                <text:p text:style-name="P1328">PK / UUID</text:p>
              </text:list-item>
            </text:list>
          </table:table-cell>
          <table:table-cell table:style-name="表格45.A5" office:value-type="string">
            <text:list xml:id="list212004987152324" text:continue-numbering="true" text:style-name="WW8Num2">
              <text:list-item>
                <text:p text:style-name="P1328">Default java UUID</text:p>
              </text:list-item>
            </text:list>
          </table:table-cell>
          <table:table-cell table:style-name="表格45.J5" table:number-columns-spanned="3" office:value-type="string">
            <text:list xml:id="list212004987174117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212004987155436" text:continue-numbering="true" text:style-name="WW8Num2">
              <text:list-item>
                <text:p text:style-name="P1427">REPORT_ID</text:p>
              </text:list-item>
            </text:list>
          </table:table-cell>
          <table:table-cell table:style-name="表格45.A8" office:value-type="string">
            <text:list xml:id="list212004987170568" text:continue-numbering="true" text:style-name="WW8Num2">
              <text:list-item>
                <text:p text:style-name="P1328">CHAR</text:p>
              </text:list-item>
            </text:list>
          </table:table-cell>
          <table:table-cell table:style-name="表格45.A8" office:value-type="string">
            <text:list xml:id="list212004987163342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8" office:value-type="string">
            <text:list xml:id="list212004987176730" text:continue-numbering="true" text:style-name="WW8Num2">
              <text:list-item>
                <text:p text:style-name="P1430"/>
              </text:list-item>
            </text:list>
          </table:table-cell>
          <table:table-cell table:style-name="表格45.A8" office:value-type="string">
            <text:list xml:id="list212004987154057" text:continue-numbering="true" text:style-name="WW8Num2">
              <text:list-item>
                <text:p text:style-name="P1428">Y</text:p>
              </text:list-item>
            </text:list>
          </table:table-cell>
          <table:table-cell table:style-name="表格45.A8" office:value-type="string">
            <text:list xml:id="list212004987175347" text:continue-numbering="true" text:style-name="WW8Num2">
              <text:list-item>
                <text:p text:style-name="P1427">36</text:p>
              </text:list-item>
            </text:list>
          </table:table-cell>
          <table:table-cell table:style-name="表格45.A8" office:value-type="string">
            <text:list xml:id="list212004987152512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8" office:value-type="string">
            <text:list xml:id="list212004987182381" text:continue-numbering="true" text:style-name="WW8Num2">
              <text:list-item>
                <text:p text:style-name="P1477">Report data UUID</text:p>
              </text:list-item>
            </text:list>
          </table:table-cell>
          <table:table-cell table:style-name="表格45.A8" office:value-type="string">
            <text:list xml:id="list212004987168286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45.J5" table:number-columns-spanned="3" office:value-type="string">
            <text:list xml:id="list212004987154387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212004987164872" text:continue-numbering="true" text:style-name="WW8Num2">
              <text:list-item>
                <text:p text:style-name="P1433">VISION_TITLE</text:p>
              </text:list-item>
            </text:list>
          </table:table-cell>
          <table:table-cell table:style-name="表格45.A8" office:value-type="string">
            <text:list xml:id="list212004987154587" text:continue-numbering="true" text:style-name="WW8Num2">
              <text:list-item>
                <text:p text:style-name="P1425">VARCHAR</text:p>
              </text:list-item>
            </text:list>
          </table:table-cell>
          <table:table-cell table:style-name="表格45.A8" office:value-type="string">
            <text:list xml:id="list212004987159098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8" office:value-type="string">
            <text:list xml:id="list212004987162246" text:continue-numbering="true" text:style-name="WW8Num2">
              <text:list-item>
                <text:p text:style-name="P1430"/>
              </text:list-item>
            </text:list>
          </table:table-cell>
          <table:table-cell table:style-name="表格45.A8" office:value-type="string">
            <text:list xml:id="list212004987175134" text:continue-numbering="true" text:style-name="WW8Num2">
              <text:list-item>
                <text:p text:style-name="P1434"/>
              </text:list-item>
            </text:list>
          </table:table-cell>
          <table:table-cell table:style-name="表格45.A8" office:value-type="string">
            <text:list xml:id="list212004987163668" text:continue-numbering="true" text:style-name="WW8Num2">
              <text:list-item>
                <text:p text:style-name="P1437">100</text:p>
              </text:list-item>
            </text:list>
          </table:table-cell>
          <table:table-cell table:style-name="表格45.A8" office:value-type="string">
            <text:list xml:id="list212004987177958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8" office:value-type="string">
            <text:list xml:id="list212004987158400" text:continue-numbering="true" text:style-name="WW8Num2">
              <text:list-item>
                <text:p text:style-name="P1479"/>
              </text:list-item>
            </text:list>
          </table:table-cell>
          <table:table-cell table:style-name="表格45.A8" office:value-type="string">
            <text:list xml:id="list212004987176241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45.J5" table:number-columns-spanned="3" office:value-type="string">
            <text:list xml:id="list212004987174292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212004987156280" text:continue-numbering="true" text:style-name="WW8Num2">
              <text:list-item>
                <text:p text:style-name="P1433">ORG_<text:span text:style-name="T175">NAME</text:span></text:p>
              </text:list-item>
            </text:list>
          </table:table-cell>
          <table:table-cell table:style-name="表格45.A8" office:value-type="string">
            <text:list xml:id="list212004987167826" text:continue-numbering="true" text:style-name="WW8Num2">
              <text:list-item>
                <text:p text:style-name="P1425">VARCHAR</text:p>
              </text:list-item>
            </text:list>
          </table:table-cell>
          <table:table-cell table:style-name="表格45.A8" office:value-type="string">
            <text:list xml:id="list212004987160481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8" office:value-type="string">
            <text:list xml:id="list212004987155408" text:continue-numbering="true" text:style-name="WW8Num2">
              <text:list-item>
                <text:p text:style-name="P1438"/>
              </text:list-item>
            </text:list>
          </table:table-cell>
          <table:table-cell table:style-name="表格45.A8" office:value-type="string">
            <text:list xml:id="list212004987169573" text:continue-numbering="true" text:style-name="WW8Num2">
              <text:list-item>
                <text:p text:style-name="P1439"/>
              </text:list-item>
            </text:list>
          </table:table-cell>
          <table:table-cell table:style-name="表格45.A8" office:value-type="string">
            <text:list xml:id="list212004987164396" text:continue-numbering="true" text:style-name="WW8Num2">
              <text:list-item>
                <text:p text:style-name="P1440">200</text:p>
              </text:list-item>
            </text:list>
          </table:table-cell>
          <table:table-cell table:style-name="表格45.A8" office:value-type="string">
            <text:list xml:id="list212004987178478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8" office:value-type="string">
            <text:list xml:id="list212004987153107" text:continue-numbering="true" text:style-name="WW8Num2">
              <text:list-item>
                <text:p text:style-name="P1480"/>
              </text:list-item>
            </text:list>
          </table:table-cell>
          <table:table-cell table:style-name="表格45.A8" office:value-type="string">
            <text:list xml:id="list212004987157399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45.J5" table:number-columns-spanned="3" office:value-type="string">
            <text:list xml:id="list212004987177825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212004987153520" text:continue-numbering="true" text:style-name="WW8Num2">
              <text:list-item>
                <text:p text:style-name="P1328">CUSERID</text:p>
              </text:list-item>
            </text:list>
          </table:table-cell>
          <table:table-cell table:style-name="表格45.A5" office:value-type="string">
            <text:list xml:id="list212004987180009" text:continue-numbering="true" text:style-name="WW8Num2">
              <text:list-item>
                <text:p text:style-name="P1328">VARCHAR</text:p>
              </text:list-item>
            </text:list>
          </table:table-cell>
          <table:table-cell table:style-name="表格45.A5" office:value-type="string">
            <text:list xml:id="list212004987161023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4987158251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4987160841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4987151548" text:continue-numbering="true" text:style-name="WW8Num2">
              <text:list-item>
                <text:p text:style-name="P1328">24</text:p>
              </text:list-item>
            </text:list>
          </table:table-cell>
          <table:table-cell table:style-name="表格45.A5" office:value-type="string">
            <text:list xml:id="list212004987158189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4987164719" text:continue-numbering="true" text:style-name="WW8Num2">
              <text:list-item>
                <text:p text:style-name="P1328">Create data user</text:p>
              </text:list-item>
            </text:list>
          </table:table-cell>
          <table:table-cell table:style-name="表格45.A5" office:value-type="string">
            <text:list xml:id="list212004987161177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J5" table:number-columns-spanned="3" office:value-type="string">
            <text:list xml:id="list212004987181501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212004987163678" text:continue-numbering="true" text:style-name="WW8Num2">
              <text:list-item>
                <text:p text:style-name="P1328">CDATE</text:p>
              </text:list-item>
            </text:list>
          </table:table-cell>
          <table:table-cell table:style-name="表格45.A5" office:value-type="string">
            <text:list xml:id="list212004987182274" text:continue-numbering="true" text:style-name="WW8Num2">
              <text:list-item>
                <text:p text:style-name="P1328">DATETIME</text:p>
              </text:list-item>
            </text:list>
          </table:table-cell>
          <table:table-cell table:style-name="表格45.A5" office:value-type="string">
            <text:list xml:id="list212004987160368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4987156421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4987166613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4987166699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4987177545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4987179260" text:continue-numbering="true" text:style-name="WW8Num2">
              <text:list-item>
                <text:p text:style-name="P1328">Create time</text:p>
              </text:list-item>
            </text:list>
          </table:table-cell>
          <table:table-cell table:style-name="表格45.A5" office:value-type="string">
            <text:list xml:id="list212004987179949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J5" table:number-columns-spanned="3" office:value-type="string">
            <text:list xml:id="list212004987178667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212004987174453" text:continue-numbering="true" text:style-name="WW8Num2">
              <text:list-item>
                <text:p text:style-name="P1328">UUSERID</text:p>
              </text:list-item>
            </text:list>
          </table:table-cell>
          <table:table-cell table:style-name="表格45.A5" office:value-type="string">
            <text:list xml:id="list212005004179259" text:continue-numbering="true" text:style-name="WW8Num2">
              <text:list-item>
                <text:p text:style-name="P1328">VARCHAR</text:p>
              </text:list-item>
            </text:list>
          </table:table-cell>
          <table:table-cell table:style-name="表格45.A5" office:value-type="string">
            <text:list xml:id="list212005004169709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5004157754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5004180437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5004180077" text:continue-numbering="true" text:style-name="WW8Num2">
              <text:list-item>
                <text:p text:style-name="P1328">24</text:p>
              </text:list-item>
            </text:list>
          </table:table-cell>
          <table:table-cell table:style-name="表格45.A5" office:value-type="string">
            <text:list xml:id="list212005004172189" text:continue-numbering="true" text:style-name="WW8Num2">
              <text:list-item>
                <text:p text:style-name="P1328">null</text:p>
              </text:list-item>
            </text:list>
          </table:table-cell>
          <table:table-cell table:style-name="表格45.A5" office:value-type="string">
            <text:list xml:id="list212005004181140" text:continue-numbering="true" text:style-name="WW8Num2">
              <text:list-item>
                <text:p text:style-name="P1328">Update date user</text:p>
              </text:list-item>
            </text:list>
          </table:table-cell>
          <table:table-cell table:style-name="表格45.A5" office:value-type="string">
            <text:list xml:id="list212005004175820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J5" table:number-columns-spanned="3" office:value-type="string">
            <text:list xml:id="list212005004178619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212005004170072" text:continue-numbering="true" text:style-name="WW8Num2">
              <text:list-item>
                <text:p text:style-name="P1328">UDATE</text:p>
              </text:list-item>
            </text:list>
          </table:table-cell>
          <table:table-cell table:style-name="表格45.A5" office:value-type="string">
            <text:list xml:id="list212005004167604" text:continue-numbering="true" text:style-name="WW8Num2">
              <text:list-item>
                <text:p text:style-name="P1328">DATETIME</text:p>
              </text:list-item>
            </text:list>
          </table:table-cell>
          <table:table-cell table:style-name="表格45.A5" office:value-type="string">
            <text:list xml:id="list212005004164788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5004176232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5004166755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5004166560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A5" office:value-type="string">
            <text:list xml:id="list212005004164368" text:continue-numbering="true" text:style-name="WW8Num2">
              <text:list-item>
                <text:p text:style-name="P1328">null</text:p>
              </text:list-item>
            </text:list>
          </table:table-cell>
          <table:table-cell table:style-name="表格45.A5" office:value-type="string">
            <text:list xml:id="list212005004166713" text:continue-numbering="true" text:style-name="WW8Num2">
              <text:list-item>
                <text:p text:style-name="P1328">Update time</text:p>
              </text:list-item>
            </text:list>
          </table:table-cell>
          <table:table-cell table:style-name="表格45.A5" office:value-type="string">
            <text:list xml:id="list212005004160893" text:continue-numbering="true" text:style-name="WW8Num2">
              <text:list-item>
                <text:p text:style-name="P1271"/>
              </text:list-item>
            </text:list>
          </table:table-cell>
          <table:table-cell table:style-name="表格45.J5" table:number-columns-spanned="3" office:value-type="string">
            <text:list xml:id="list212005004159973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</table:table>
      <text:p text:style-name="P49"/>
      <text:p text:style-name="P49"/>
      <text:p text:style-name="P49"/>
      <text:list xml:id="list212005004180162" text:continue-numbering="true" text:style-name="WW8Num2">
        <text:list-item>
          <text:h text:style-name="P934" text:outline-level="1"><text:bookmark-start text:name="__RefHeading__20311_2098148859"/><text:span text:style-name="T47">B</text:span><text:span text:style-name="T65">B</text:span><text:span text:style-name="T47">_</text:span><text:span text:style-name="T77">S</text:span><text:span text:style-name="T82">WOT_</text:span><text:span text:style-name="T83">REPORT_</text:span><text:span text:style-name="T84">DTL</text:span><text:bookmark-end text:name="__RefHeading__20311_2098148859"/></text:h>
        </text:list-item>
      </text:list>
      <table:table table:name="表格44" table:style-name="表格44">
        <table:table-column table:style-name="表格44.A"/>
        <table:table-column table:style-name="表格44.B"/>
        <table:table-column table:style-name="表格44.C" table:number-columns-repeated="2"/>
        <table:table-column table:style-name="表格44.E" table:number-columns-repeated="3"/>
        <table:table-column table:style-name="表格44.H"/>
        <table:table-column table:style-name="表格44.I"/>
        <table:table-column table:style-name="表格44.J"/>
        <table:table-column table:style-name="表格44.K"/>
        <table:table-column table:style-name="表格44.L"/>
        <table:table-row table:style-name="表格44.1">
          <table:table-cell table:style-name="表格44.A1" office:value-type="string">
            <text:list xml:id="list212005004164058" text:continue-numbering="true" text:style-name="WW8Num2">
              <text:list-item>
                <text:p text:style-name="P1053">Project</text:p>
              </text:list-item>
            </text:list>
          </table:table-cell>
          <table:table-cell table:style-name="表格44.A1" table:number-columns-spanned="6" office:value-type="string">
            <text:list xml:id="list212005004165559" text:continue-numbering="true" text:style-name="WW8Num2">
              <text:list-item>
                <text:p text:style-name="P113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1" office:value-type="string">
            <text:list xml:id="list212005004156452" text:continue-numbering="true" text:style-name="WW8Num2">
              <text:list-item>
                <text:p text:style-name="P1053">Ver</text:p>
              </text:list-item>
            </text:list>
          </table:table-cell>
          <table:table-cell table:style-name="表格44.A1" office:value-type="string">
            <text:list xml:id="list212005004157567" text:continue-numbering="true" text:style-name="WW8Num2">
              <text:list-item>
                <text:p text:style-name="P1133">0.5</text:p>
              </text:list-item>
            </text:list>
          </table:table-cell>
          <table:table-cell table:style-name="表格44.J1" office:value-type="string">
            <text:list xml:id="list212005004172669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4.K1" office:value-type="string">
            <text:list xml:id="list212005004170630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4.K1" office:value-type="string">
            <text:list xml:id="list212005004160717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44.1">
          <table:table-cell table:style-name="表格44.A2" office:value-type="string">
            <text:list xml:id="list212005004175743" text:continue-numbering="true" text:style-name="WW8Num2">
              <text:list-item>
                <text:p text:style-name="P1053">Maintain</text:p>
              </text:list-item>
            </text:list>
          </table:table-cell>
          <table:table-cell table:style-name="表格44.A2" table:number-columns-spanned="6" office:value-type="string">
            <text:list xml:id="list212005004182980" text:continue-numbering="true" text:style-name="WW8Num2">
              <text:list-item>
                <text:p text:style-name="P113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2" office:value-type="string">
            <text:list xml:id="list212005004160023" text:continue-numbering="true" text:style-name="WW8Num2">
              <text:list-item>
                <text:p text:style-name="P1053">Date</text:p>
              </text:list-item>
            </text:list>
          </table:table-cell>
          <table:table-cell table:style-name="表格44.A2" office:value-type="string">
            <text:list xml:id="list212005004175147" text:continue-numbering="true" text:style-name="WW8Num2">
              <text:list-item>
                <text:p text:style-name="P1133">2014/1<text:span text:style-name="T169">2</text:span>/<text:span text:style-name="T173">21</text:span></text:p>
              </text:list-item>
            </text:list>
          </table:table-cell>
          <table:table-cell table:style-name="表格44.J1" office:value-type="string">
            <text:list xml:id="list21200500415218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4.K1" office:value-type="string">
            <text:list xml:id="list21200500416073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4.K1" office:value-type="string">
            <text:list xml:id="list212005004180706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44.1">
          <table:table-cell table:style-name="表格44.A2" office:value-type="string">
            <text:list xml:id="list212005004177057" text:continue-numbering="true" text:style-name="WW8Num2">
              <text:list-item>
                <text:p text:style-name="P1053">Table</text:p>
              </text:list-item>
            </text:list>
          </table:table-cell>
          <table:table-cell table:style-name="表格44.A2" table:number-columns-spanned="6" office:value-type="string">
            <text:list xml:id="list212005004177102" text:continue-numbering="true" text:style-name="WW8Num2">
              <text:list-item>
                <text:p text:style-name="P1231">b<text:span text:style-name="T136">b</text:span>_<text:span text:style-name="T169">swot_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2" office:value-type="string">
            <text:list xml:id="list212005004178428" text:continue-numbering="true" text:style-name="WW8Num2">
              <text:list-item>
                <text:p text:style-name="P1053">DataBase</text:p>
              </text:list-item>
            </text:list>
          </table:table-cell>
          <table:table-cell table:style-name="表格44.A2" office:value-type="string">
            <text:list xml:id="list212005004181890" text:continue-numbering="true" text:style-name="WW8Num2">
              <text:list-item>
                <text:p text:style-name="P1133">bbcore</text:p>
              </text:list-item>
            </text:list>
          </table:table-cell>
          <table:table-cell table:style-name="表格44.J1" office:value-type="string">
            <text:list xml:id="list212005004162867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4.K1" office:value-type="string">
            <text:list xml:id="list212005004155653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4.K1" office:value-type="string">
            <text:list xml:id="list212005004165588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44.1">
          <table:table-cell table:style-name="表格44.A4" office:value-type="string">
            <text:list xml:id="list212005004178372" text:continue-numbering="true" text:style-name="WW8Num2">
              <text:list-item>
                <text:p text:style-name="P1053">Descript</text:p>
              </text:list-item>
            </text:list>
          </table:table-cell>
          <table:table-cell table:style-name="表格44.A4" table:number-columns-spanned="8" office:value-type="string">
            <text:list xml:id="list212005004170055" text:continue-numbering="true" text:style-name="WW8Num2">
              <text:list-item>
                <text:p text:style-name="P11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4.J1" office:value-type="string">
            <text:list xml:id="list212005004172151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4.K1" office:value-type="string">
            <text:list xml:id="list212005004180138" text:continue-numbering="true" text:style-name="WW8Num2">
              <text:list-item>
                <text:p text:style-name="P862"/>
              </text:list-item>
            </text:list>
          </table:table-cell>
          <table:table-cell table:style-name="表格44.K1" office:value-type="string">
            <text:list xml:id="list212005004161534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44.1">
          <table:table-cell table:style-name="表格44.A5" table:number-columns-spanned="9" office:value-type="string">
            <text:list xml:id="list212005004171437" text:continue-numbering="true" text:style-name="WW8Num2">
              <text:list-item>
                <text:p text:style-name="P9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4.J5" table:number-columns-spanned="3" office:value-type="string">
            <text:list xml:id="list212005004155979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212005004153179" text:continue-numbering="true" text:style-name="WW8Num2">
              <text:list-item>
                <text:p text:style-name="P1093">Field</text:p>
              </text:list-item>
            </text:list>
          </table:table-cell>
          <table:table-cell table:style-name="表格44.A5" office:value-type="string">
            <text:list xml:id="list212005004180898" text:continue-numbering="true" text:style-name="WW8Num2">
              <text:list-item>
                <text:p text:style-name="P1093">Datatype</text:p>
              </text:list-item>
            </text:list>
          </table:table-cell>
          <table:table-cell table:style-name="表格44.A5" office:value-type="string">
            <text:list xml:id="list212005004178654" text:continue-numbering="true" text:style-name="WW8Num2">
              <text:list-item>
                <text:p text:style-name="P1093">PK</text:p>
              </text:list-item>
            </text:list>
          </table:table-cell>
          <table:table-cell table:style-name="表格44.A5" office:value-type="string">
            <text:list xml:id="list212005004165029" text:continue-numbering="true" text:style-name="WW8Num2">
              <text:list-item>
                <text:p text:style-name="P1093">UK</text:p>
              </text:list-item>
            </text:list>
          </table:table-cell>
          <table:table-cell table:style-name="表格44.A5" office:value-type="string">
            <text:list xml:id="list212005004173260" text:continue-numbering="true" text:style-name="WW8Num2">
              <text:list-item>
                <text:p text:style-name="P1093">IDX</text:p>
              </text:list-item>
            </text:list>
          </table:table-cell>
          <table:table-cell table:style-name="表格44.A5" office:value-type="string">
            <text:list xml:id="list212005004150802" text:continue-numbering="true" text:style-name="WW8Num2">
              <text:list-item>
                <text:p text:style-name="P1013"><text:span text:style-name="T2">S</text:span><text:span text:style-name="T3">IZE</text:span></text:p>
              </text:list-item>
            </text:list>
          </table:table-cell>
          <table:table-cell table:style-name="表格44.A5" office:value-type="string">
            <text:list xml:id="list212005004154497" text:continue-numbering="true" text:style-name="WW8Num2">
              <text:list-item>
                <text:p text:style-name="P1013"><text:span text:style-name="T2">D</text:span><text:span text:style-name="T3">EF</text:span></text:p>
              </text:list-item>
            </text:list>
          </table:table-cell>
          <table:table-cell table:style-name="表格44.A5" office:value-type="string">
            <text:list xml:id="list212005004161307" text:continue-numbering="true" text:style-name="WW8Num2">
              <text:list-item>
                <text:p text:style-name="P1093">Description</text:p>
              </text:list-item>
            </text:list>
          </table:table-cell>
          <table:table-cell table:style-name="表格44.A5" office:value-type="string">
            <text:list xml:id="list212005004164234" text:continue-numbering="true" text:style-name="WW8Num2">
              <text:list-item>
                <text:p text:style-name="P1093">Remarks</text:p>
              </text:list-item>
            </text:list>
          </table:table-cell>
          <table:table-cell table:style-name="表格44.J5" table:number-columns-spanned="3" office:value-type="string">
            <text:list xml:id="list212005004165558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212005021169268" text:continue-numbering="true" text:style-name="WW8Num2">
              <text:list-item>
                <text:p text:style-name="P1329">OID</text:p>
              </text:list-item>
            </text:list>
          </table:table-cell>
          <table:table-cell table:style-name="表格44.A5" office:value-type="string">
            <text:list xml:id="list212005021168553" text:continue-numbering="true" text:style-name="WW8Num2">
              <text:list-item>
                <text:p text:style-name="P1329">CHAR</text:p>
              </text:list-item>
            </text:list>
          </table:table-cell>
          <table:table-cell table:style-name="表格44.A5" office:value-type="string">
            <text:list xml:id="list212005021153778" text:continue-numbering="true" text:style-name="WW8Num2">
              <text:list-item>
                <text:p text:style-name="P1329">Y</text:p>
              </text:list-item>
            </text:list>
          </table:table-cell>
          <table:table-cell table:style-name="表格44.A5" office:value-type="string">
            <text:list xml:id="list212005021156749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21171400" text:continue-numbering="true" text:style-name="WW8Num2">
              <text:list-item>
                <text:p text:style-name="P1329"><text:s/></text:p>
              </text:list-item>
            </text:list>
          </table:table-cell>
          <table:table-cell table:style-name="表格44.A5" office:value-type="string">
            <text:list xml:id="list212005021178021" text:continue-numbering="true" text:style-name="WW8Num2">
              <text:list-item>
                <text:p text:style-name="P1329">36</text:p>
              </text:list-item>
            </text:list>
          </table:table-cell>
          <table:table-cell table:style-name="表格44.A5" office:value-type="string">
            <text:list xml:id="list212005021150543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21167552" text:continue-numbering="true" text:style-name="WW8Num2">
              <text:list-item>
                <text:p text:style-name="P1329">PK / UUID</text:p>
              </text:list-item>
            </text:list>
          </table:table-cell>
          <table:table-cell table:style-name="表格44.A5" office:value-type="string">
            <text:list xml:id="list212005021168013" text:continue-numbering="true" text:style-name="WW8Num2">
              <text:list-item>
                <text:p text:style-name="P1329">Default java UUID</text:p>
              </text:list-item>
            </text:list>
          </table:table-cell>
          <table:table-cell table:style-name="表格44.J5" table:number-columns-spanned="3" office:value-type="string">
            <text:list xml:id="list212005021167989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3">REPORT_ID</text:p>
          </table:table-cell>
          <table:table-cell table:style-name="表格44.A8" office:value-type="string">
            <text:list xml:id="list212005021171651" text:continue-numbering="true" text:style-name="WW8Num2">
              <text:list-item>
                <text:p text:style-name="P1329">CHAR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469"/>
          </table:table-cell>
          <table:table-cell table:style-name="表格44.A8" office:value-type="string">
            <text:p text:style-name="P815">Y</text:p>
          </table:table-cell>
          <table:table-cell table:style-name="表格44.A8" office:value-type="string">
            <text:p text:style-name="P483">36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702">Report data UUID</text:p>
          </table:table-cell>
          <table:table-cell table:style-name="表格44.A8" office:value-type="string">
            <text:p text:style-name="P575"/>
          </table:table-cell>
          <table:table-cell table:style-name="表格44.J5" table:number-columns-spanned="3" office:value-type="string">
            <text:list xml:id="list212005021176061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3">SEQ</text:p>
          </table:table-cell>
          <table:table-cell table:style-name="表格44.A8" office:value-type="string">
            <text:list xml:id="list212005021152849" text:continue-numbering="true" text:style-name="WW8Num2">
              <text:list-item>
                <text:p text:style-name="P1429">INT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469"/>
          </table:table-cell>
          <table:table-cell table:style-name="表格44.A8" office:value-type="string">
            <text:p text:style-name="P789"/>
          </table:table-cell>
          <table:table-cell table:style-name="表格44.A8" office:value-type="string">
            <text:p text:style-name="P483">5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668"/>
          </table:table-cell>
          <table:table-cell table:style-name="表格44.A8" office:value-type="string">
            <text:p text:style-name="P575"/>
          </table:table-cell>
          <table:table-cell table:style-name="表格44.J5" table:number-columns-spanned="3" office:value-type="string">
            <text:list xml:id="list212005021160191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3">LABEL</text:p>
          </table:table-cell>
          <table:table-cell table:style-name="表格44.A8" office:value-type="string">
            <text:list xml:id="list212005021159400" text:continue-numbering="true" text:style-name="WW8Num2">
              <text:list-item>
                <text:p text:style-name="P1426">VARCHAR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370"/>
          </table:table-cell>
          <table:table-cell table:style-name="表格44.A8" office:value-type="string">
            <text:p text:style-name="P814"/>
          </table:table-cell>
          <table:table-cell table:style-name="表格44.A8" office:value-type="string">
            <text:p text:style-name="P481"><text:span text:style-name="T174">1</text:span>00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713">BB_PERSPECTIVE.NAME</text:p>
          </table:table-cell>
          <table:table-cell table:style-name="表格44.A8" office:value-type="string">
            <text:p text:style-name="P575"/>
          </table:table-cell>
          <table:table-cell table:style-name="表格44.J5" table:number-columns-spanned="3" office:value-type="string">
            <text:list xml:id="list212005021152642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3">ISSUES1</text:p>
          </table:table-cell>
          <table:table-cell table:style-name="表格44.A8" office:value-type="string">
            <text:list xml:id="list212005021151267" text:continue-numbering="true" text:style-name="WW8Num2">
              <text:list-item>
                <text:p text:style-name="P1426">VARCHAR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370"/>
          </table:table-cell>
          <table:table-cell table:style-name="表格44.A8" office:value-type="string">
            <text:p text:style-name="P814"/>
          </table:table-cell>
          <table:table-cell table:style-name="表格44.A8" office:value-type="string">
            <text:p text:style-name="P481"><text:span text:style-name="T172">5</text:span>00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713">BB_SWOT.ISSUES TYPE='S'</text:p>
          </table:table-cell>
          <table:table-cell table:style-name="表格44.A8" office:value-type="string">
            <text:p text:style-name="P575"/>
          </table:table-cell>
          <table:table-cell table:style-name="表格44.J5" table:number-columns-spanned="3" office:value-type="string">
            <text:list xml:id="list212005021154465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3">ISSUES2</text:p>
          </table:table-cell>
          <table:table-cell table:style-name="表格44.A8" office:value-type="string">
            <text:list xml:id="list212005021165046" text:continue-numbering="true" text:style-name="WW8Num2">
              <text:list-item>
                <text:p text:style-name="P1426">VARCHAR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370"/>
          </table:table-cell>
          <table:table-cell table:style-name="表格44.A8" office:value-type="string">
            <text:p text:style-name="P814"/>
          </table:table-cell>
          <table:table-cell table:style-name="表格44.A8" office:value-type="string">
            <text:p text:style-name="P481"><text:span text:style-name="T172">5</text:span>00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713">BB_SWOT.ISSUES TYPE='W'</text:p>
          </table:table-cell>
          <table:table-cell table:style-name="表格44.A8" office:value-type="string">
            <text:p text:style-name="P575"/>
          </table:table-cell>
          <table:table-cell table:style-name="表格44.J5" table:number-columns-spanned="3" office:value-type="string">
            <text:list xml:id="list212005021168056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3">ISSUES3</text:p>
          </table:table-cell>
          <table:table-cell table:style-name="表格44.A8" office:value-type="string">
            <text:list xml:id="list212005021178525" text:continue-numbering="true" text:style-name="WW8Num2">
              <text:list-item>
                <text:p text:style-name="P1426">VARCHAR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370"/>
          </table:table-cell>
          <table:table-cell table:style-name="表格44.A8" office:value-type="string">
            <text:p text:style-name="P814"/>
          </table:table-cell>
          <table:table-cell table:style-name="表格44.A8" office:value-type="string">
            <text:p text:style-name="P481"><text:span text:style-name="T172">5</text:span>00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713">BB_SWOT.ISSUES TYPE='O'</text:p>
          </table:table-cell>
          <table:table-cell table:style-name="表格44.A8" office:value-type="string">
            <text:p text:style-name="P575"/>
          </table:table-cell>
          <table:table-cell table:style-name="表格44.J5" table:number-columns-spanned="3" office:value-type="string">
            <text:list xml:id="list212005021159714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1">ISSUES<text:span text:style-name="T173">4</text:span></text:p>
          </table:table-cell>
          <table:table-cell table:style-name="表格44.A8" office:value-type="string">
            <text:list xml:id="list212005021178088" text:continue-numbering="true" text:style-name="WW8Num2">
              <text:list-item>
                <text:p text:style-name="P1426">VARCHAR</text:p>
              </text:list-item>
            </text:list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370"/>
          </table:table-cell>
          <table:table-cell table:style-name="表格44.A8" office:value-type="string">
            <text:p text:style-name="P814"/>
          </table:table-cell>
          <table:table-cell table:style-name="表格44.A8" office:value-type="string">
            <text:p text:style-name="P481"><text:span text:style-name="T172">5</text:span>00</text:p>
          </table:table-cell>
          <table:table-cell table:style-name="表格44.A8" office:value-type="string">
            <text:p text:style-name="P219"/>
          </table:table-cell>
          <table:table-cell table:style-name="表格44.A8" office:value-type="string">
            <text:p text:style-name="P713">BB_SWOT.ISSUES TYPE='T'</text:p>
          </table:table-cell>
          <table:table-cell table:style-name="表格44.A8" office:value-type="string">
            <text:p text:style-name="P575"/>
          </table:table-cell>
          <table:table-cell table:style-name="表格44.J5" table:number-columns-spanned="3" office:value-type="string">
            <text:list xml:id="list212005037156035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212005037153313" text:continue-numbering="true" text:style-name="WW8Num2">
              <text:list-item>
                <text:p text:style-name="P1329">CUSERID</text:p>
              </text:list-item>
            </text:list>
          </table:table-cell>
          <table:table-cell table:style-name="表格44.A5" office:value-type="string">
            <text:list xml:id="list212005037162473" text:continue-numbering="true" text:style-name="WW8Num2">
              <text:list-item>
                <text:p text:style-name="P1329">VARCHAR</text:p>
              </text:list-item>
            </text:list>
          </table:table-cell>
          <table:table-cell table:style-name="表格44.A5" office:value-type="string">
            <text:list xml:id="list212005037175514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62839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52610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52877" text:continue-numbering="true" text:style-name="WW8Num2">
              <text:list-item>
                <text:p text:style-name="P1329">24</text:p>
              </text:list-item>
            </text:list>
          </table:table-cell>
          <table:table-cell table:style-name="表格44.A5" office:value-type="string">
            <text:list xml:id="list212005037162678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63213" text:continue-numbering="true" text:style-name="WW8Num2">
              <text:list-item>
                <text:p text:style-name="P1329">Create data user</text:p>
              </text:list-item>
            </text:list>
          </table:table-cell>
          <table:table-cell table:style-name="表格44.A5" office:value-type="string">
            <text:list xml:id="list212005037165094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J5" table:number-columns-spanned="3" office:value-type="string">
            <text:list xml:id="list212005037180397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212005037157647" text:continue-numbering="true" text:style-name="WW8Num2">
              <text:list-item>
                <text:p text:style-name="P1329">CDATE</text:p>
              </text:list-item>
            </text:list>
          </table:table-cell>
          <table:table-cell table:style-name="表格44.A5" office:value-type="string">
            <text:list xml:id="list212005037176950" text:continue-numbering="true" text:style-name="WW8Num2">
              <text:list-item>
                <text:p text:style-name="P1329">DATETIME</text:p>
              </text:list-item>
            </text:list>
          </table:table-cell>
          <table:table-cell table:style-name="表格44.A5" office:value-type="string">
            <text:list xml:id="list212005037155147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65921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52845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58703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51752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63440" text:continue-numbering="true" text:style-name="WW8Num2">
              <text:list-item>
                <text:p text:style-name="P1329">Create time</text:p>
              </text:list-item>
            </text:list>
          </table:table-cell>
          <table:table-cell table:style-name="表格44.A5" office:value-type="string">
            <text:list xml:id="list212005037169675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J5" table:number-columns-spanned="3" office:value-type="string">
            <text:list xml:id="list212005037165877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212005037158518" text:continue-numbering="true" text:style-name="WW8Num2">
              <text:list-item>
                <text:p text:style-name="P1329">UUSERID</text:p>
              </text:list-item>
            </text:list>
          </table:table-cell>
          <table:table-cell table:style-name="表格44.A5" office:value-type="string">
            <text:list xml:id="list212005037175331" text:continue-numbering="true" text:style-name="WW8Num2">
              <text:list-item>
                <text:p text:style-name="P1329">VARCHAR</text:p>
              </text:list-item>
            </text:list>
          </table:table-cell>
          <table:table-cell table:style-name="表格44.A5" office:value-type="string">
            <text:list xml:id="list212005037177789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78939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56175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81722" text:continue-numbering="true" text:style-name="WW8Num2">
              <text:list-item>
                <text:p text:style-name="P1329">24</text:p>
              </text:list-item>
            </text:list>
          </table:table-cell>
          <table:table-cell table:style-name="表格44.A5" office:value-type="string">
            <text:list xml:id="list212005037158550" text:continue-numbering="true" text:style-name="WW8Num2">
              <text:list-item>
                <text:p text:style-name="P1329">null</text:p>
              </text:list-item>
            </text:list>
          </table:table-cell>
          <table:table-cell table:style-name="表格44.A5" office:value-type="string">
            <text:list xml:id="list212005037177274" text:continue-numbering="true" text:style-name="WW8Num2">
              <text:list-item>
                <text:p text:style-name="P1329">Update date user</text:p>
              </text:list-item>
            </text:list>
          </table:table-cell>
          <table:table-cell table:style-name="表格44.A5" office:value-type="string">
            <text:list xml:id="list212005037157621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J5" table:number-columns-spanned="3" office:value-type="string">
            <text:list xml:id="list212005037176062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212005037182633" text:continue-numbering="true" text:style-name="WW8Num2">
              <text:list-item>
                <text:p text:style-name="P1329">UDATE</text:p>
              </text:list-item>
            </text:list>
          </table:table-cell>
          <table:table-cell table:style-name="表格44.A5" office:value-type="string">
            <text:list xml:id="list212005037172617" text:continue-numbering="true" text:style-name="WW8Num2">
              <text:list-item>
                <text:p text:style-name="P1329">DATETIME</text:p>
              </text:list-item>
            </text:list>
          </table:table-cell>
          <table:table-cell table:style-name="表格44.A5" office:value-type="string">
            <text:list xml:id="list212005037160886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79254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58734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80589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A5" office:value-type="string">
            <text:list xml:id="list212005037156686" text:continue-numbering="true" text:style-name="WW8Num2">
              <text:list-item>
                <text:p text:style-name="P1329">null</text:p>
              </text:list-item>
            </text:list>
          </table:table-cell>
          <table:table-cell table:style-name="表格44.A5" office:value-type="string">
            <text:list xml:id="list212005037155550" text:continue-numbering="true" text:style-name="WW8Num2">
              <text:list-item>
                <text:p text:style-name="P1329">Update time</text:p>
              </text:list-item>
            </text:list>
          </table:table-cell>
          <table:table-cell table:style-name="表格44.A5" office:value-type="string">
            <text:list xml:id="list212005037171911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4.J5" table:number-columns-spanned="3" office:value-type="string">
            <text:list xml:id="list212005037160050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</table:table>
      <text:p text:style-name="P51"/>
      <text:list xml:id="list212005037167021" text:continue-numbering="true" text:style-name="WW8Num2">
        <text:list-item>
          <text:h text:style-name="P935" text:outline-level="1"><text:bookmark-start text:name="__RefHeading__21874_718747835"/><text:soft-page-break/><text:span text:style-name="T47">B</text:span><text:span text:style-name="T65">B</text:span><text:span text:style-name="T47">_</text:span><text:span text:style-name="T87">WORKSPACE</text:span><text:bookmark-end text:name="__RefHeading__21874_718747835"/></text:h>
        </text:list-item>
      </text:list>
      <table:table table:name="表格47" table:style-name="表格47">
        <table:table-column table:style-name="表格47.A"/>
        <table:table-column table:style-name="表格47.B"/>
        <table:table-column table:style-name="表格47.C" table:number-columns-repeated="2"/>
        <table:table-column table:style-name="表格47.E" table:number-columns-repeated="3"/>
        <table:table-column table:style-name="表格47.H"/>
        <table:table-column table:style-name="表格47.I"/>
        <table:table-column table:style-name="表格47.J"/>
        <table:table-column table:style-name="表格47.K"/>
        <table:table-column table:style-name="表格47.L"/>
        <table:table-row table:style-name="表格47.1">
          <table:table-cell table:style-name="表格47.A1" office:value-type="string">
            <text:list xml:id="list212005037162997" text:continue-numbering="true" text:style-name="WW8Num2">
              <text:list-item>
                <text:p text:style-name="P1054">Project</text:p>
              </text:list-item>
            </text:list>
          </table:table-cell>
          <table:table-cell table:style-name="表格47.A1" table:number-columns-spanned="6" office:value-type="string">
            <text:list xml:id="list212005037151011" text:continue-numbering="true" text:style-name="WW8Num2">
              <text:list-item>
                <text:p text:style-name="P113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1" office:value-type="string">
            <text:list xml:id="list212005037162939" text:continue-numbering="true" text:style-name="WW8Num2">
              <text:list-item>
                <text:p text:style-name="P1054">Ver</text:p>
              </text:list-item>
            </text:list>
          </table:table-cell>
          <table:table-cell table:style-name="表格47.A1" office:value-type="string">
            <text:list xml:id="list212005037176571" text:continue-numbering="true" text:style-name="WW8Num2">
              <text:list-item>
                <text:p text:style-name="P1134">0.5</text:p>
              </text:list-item>
            </text:list>
          </table:table-cell>
          <table:table-cell table:style-name="表格47.J1" office:value-type="string">
            <text:list xml:id="list212005037170133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7.K1" office:value-type="string">
            <text:list xml:id="list212005037176931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7.K1" office:value-type="string">
            <text:list xml:id="list212005037167254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47.1">
          <table:table-cell table:style-name="表格47.A2" office:value-type="string">
            <text:list xml:id="list212005037162714" text:continue-numbering="true" text:style-name="WW8Num2">
              <text:list-item>
                <text:p text:style-name="P1054">Maintain</text:p>
              </text:list-item>
            </text:list>
          </table:table-cell>
          <table:table-cell table:style-name="表格47.A2" table:number-columns-spanned="6" office:value-type="string">
            <text:list xml:id="list212005037166633" text:continue-numbering="true" text:style-name="WW8Num2">
              <text:list-item>
                <text:p text:style-name="P113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2" office:value-type="string">
            <text:list xml:id="list212005054171164" text:continue-numbering="true" text:style-name="WW8Num2">
              <text:list-item>
                <text:p text:style-name="P1054">Date</text:p>
              </text:list-item>
            </text:list>
          </table:table-cell>
          <table:table-cell table:style-name="表格47.A2" office:value-type="string">
            <text:list xml:id="list212005054163539" text:continue-numbering="true" text:style-name="WW8Num2">
              <text:list-item>
                <text:p text:style-name="P1134">2014/1<text:span text:style-name="T169">2</text:span>/<text:span text:style-name="T173">28</text:span></text:p>
              </text:list-item>
            </text:list>
          </table:table-cell>
          <table:table-cell table:style-name="表格47.J1" office:value-type="string">
            <text:list xml:id="list212005054151467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7.K1" office:value-type="string">
            <text:list xml:id="list212005054163418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7.K1" office:value-type="string">
            <text:list xml:id="list212005054178076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47.1">
          <table:table-cell table:style-name="表格47.A2" office:value-type="string">
            <text:list xml:id="list212005054164119" text:continue-numbering="true" text:style-name="WW8Num2">
              <text:list-item>
                <text:p text:style-name="P1054">Table</text:p>
              </text:list-item>
            </text:list>
          </table:table-cell>
          <table:table-cell table:style-name="表格47.A2" table:number-columns-spanned="6" office:value-type="string">
            <text:list xml:id="list212005054177491" text:continue-numbering="true" text:style-name="WW8Num2">
              <text:list-item>
                <text:p text:style-name="P1232">b<text:span text:style-name="T136">b</text:span>_<text:span text:style-name="T179">workspa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2" office:value-type="string">
            <text:list xml:id="list212005054152906" text:continue-numbering="true" text:style-name="WW8Num2">
              <text:list-item>
                <text:p text:style-name="P1054">DataBase</text:p>
              </text:list-item>
            </text:list>
          </table:table-cell>
          <table:table-cell table:style-name="表格47.A2" office:value-type="string">
            <text:list xml:id="list212005054176976" text:continue-numbering="true" text:style-name="WW8Num2">
              <text:list-item>
                <text:p text:style-name="P1134">bbcore</text:p>
              </text:list-item>
            </text:list>
          </table:table-cell>
          <table:table-cell table:style-name="表格47.J1" office:value-type="string">
            <text:list xml:id="list212005054181164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7.K1" office:value-type="string">
            <text:list xml:id="list212005054173759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7.K1" office:value-type="string">
            <text:list xml:id="list212005054181957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47.1">
          <table:table-cell table:style-name="表格47.A4" office:value-type="string">
            <text:list xml:id="list212005054178661" text:continue-numbering="true" text:style-name="WW8Num2">
              <text:list-item>
                <text:p text:style-name="P1054">Descript</text:p>
              </text:list-item>
            </text:list>
          </table:table-cell>
          <table:table-cell table:style-name="表格47.A4" table:number-columns-spanned="8" office:value-type="string">
            <text:list xml:id="list212005054170523" text:continue-numbering="true" text:style-name="WW8Num2">
              <text:list-item>
                <text:p text:style-name="P118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7.J1" office:value-type="string">
            <text:list xml:id="list212005054160549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7.K1" office:value-type="string">
            <text:list xml:id="list212005054182196" text:continue-numbering="true" text:style-name="WW8Num2">
              <text:list-item>
                <text:p text:style-name="P863"/>
              </text:list-item>
            </text:list>
          </table:table-cell>
          <table:table-cell table:style-name="表格47.K1" office:value-type="string">
            <text:list xml:id="list212005054165102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47.1">
          <table:table-cell table:style-name="表格47.A5" table:number-columns-spanned="9" office:value-type="string">
            <text:list xml:id="list212005054151229" text:continue-numbering="true" text:style-name="WW8Num2">
              <text:list-item>
                <text:p text:style-name="P9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7.J5" table:number-columns-spanned="3" office:value-type="string">
            <text:list xml:id="list212005054169549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212005054169044" text:continue-numbering="true" text:style-name="WW8Num2">
              <text:list-item>
                <text:p text:style-name="P1094">Field</text:p>
              </text:list-item>
            </text:list>
          </table:table-cell>
          <table:table-cell table:style-name="表格47.A5" office:value-type="string">
            <text:list xml:id="list212005054168198" text:continue-numbering="true" text:style-name="WW8Num2">
              <text:list-item>
                <text:p text:style-name="P1094">Datatype</text:p>
              </text:list-item>
            </text:list>
          </table:table-cell>
          <table:table-cell table:style-name="表格47.A5" office:value-type="string">
            <text:list xml:id="list212005054169934" text:continue-numbering="true" text:style-name="WW8Num2">
              <text:list-item>
                <text:p text:style-name="P1094">PK</text:p>
              </text:list-item>
            </text:list>
          </table:table-cell>
          <table:table-cell table:style-name="表格47.A5" office:value-type="string">
            <text:list xml:id="list212005054174417" text:continue-numbering="true" text:style-name="WW8Num2">
              <text:list-item>
                <text:p text:style-name="P1094">UK</text:p>
              </text:list-item>
            </text:list>
          </table:table-cell>
          <table:table-cell table:style-name="表格47.A5" office:value-type="string">
            <text:list xml:id="list212005054159207" text:continue-numbering="true" text:style-name="WW8Num2">
              <text:list-item>
                <text:p text:style-name="P1094">IDX</text:p>
              </text:list-item>
            </text:list>
          </table:table-cell>
          <table:table-cell table:style-name="表格47.A5" office:value-type="string">
            <text:list xml:id="list212005054177334" text:continue-numbering="true" text:style-name="WW8Num2">
              <text:list-item>
                <text:p text:style-name="P1014"><text:span text:style-name="T2">S</text:span><text:span text:style-name="T3">IZE</text:span></text:p>
              </text:list-item>
            </text:list>
          </table:table-cell>
          <table:table-cell table:style-name="表格47.A5" office:value-type="string">
            <text:list xml:id="list212005054156355" text:continue-numbering="true" text:style-name="WW8Num2">
              <text:list-item>
                <text:p text:style-name="P1014"><text:span text:style-name="T2">D</text:span><text:span text:style-name="T3">EF</text:span></text:p>
              </text:list-item>
            </text:list>
          </table:table-cell>
          <table:table-cell table:style-name="表格47.A5" office:value-type="string">
            <text:list xml:id="list212005054151713" text:continue-numbering="true" text:style-name="WW8Num2">
              <text:list-item>
                <text:p text:style-name="P1094">Description</text:p>
              </text:list-item>
            </text:list>
          </table:table-cell>
          <table:table-cell table:style-name="表格47.A5" office:value-type="string">
            <text:list xml:id="list212005054155818" text:continue-numbering="true" text:style-name="WW8Num2">
              <text:list-item>
                <text:p text:style-name="P1094">Remarks</text:p>
              </text:list-item>
            </text:list>
          </table:table-cell>
          <table:table-cell table:style-name="表格47.J5" table:number-columns-spanned="3" office:value-type="string">
            <text:list xml:id="list212005054171673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212005054158173" text:continue-numbering="true" text:style-name="WW8Num2">
              <text:list-item>
                <text:p text:style-name="P1330">OID</text:p>
              </text:list-item>
            </text:list>
          </table:table-cell>
          <table:table-cell table:style-name="表格47.A5" office:value-type="string">
            <text:list xml:id="list212005054150345" text:continue-numbering="true" text:style-name="WW8Num2">
              <text:list-item>
                <text:p text:style-name="P1330">CHAR</text:p>
              </text:list-item>
            </text:list>
          </table:table-cell>
          <table:table-cell table:style-name="表格47.A5" office:value-type="string">
            <text:list xml:id="list212005054173574" text:continue-numbering="true" text:style-name="WW8Num2">
              <text:list-item>
                <text:p text:style-name="P1330">Y</text:p>
              </text:list-item>
            </text:list>
          </table:table-cell>
          <table:table-cell table:style-name="表格47.A5" office:value-type="string">
            <text:list xml:id="list212005054163517" text:continue-numbering="true" text:style-name="WW8Num2">
              <text:list-item>
                <text:p text:style-name="P1273"/>
              </text:list-item>
            </text:list>
          </table:table-cell>
          <table:table-cell table:style-name="表格47.A5" office:value-type="string">
            <text:list xml:id="list212005054182271" text:continue-numbering="true" text:style-name="WW8Num2">
              <text:list-item>
                <text:p text:style-name="P1330"><text:s/></text:p>
              </text:list-item>
            </text:list>
          </table:table-cell>
          <table:table-cell table:style-name="表格47.A5" office:value-type="string">
            <text:list xml:id="list212005054165751" text:continue-numbering="true" text:style-name="WW8Num2">
              <text:list-item>
                <text:p text:style-name="P1330">36</text:p>
              </text:list-item>
            </text:list>
          </table:table-cell>
          <table:table-cell table:style-name="表格47.A5" office:value-type="string">
            <text:list xml:id="list212005054161546" text:continue-numbering="true" text:style-name="WW8Num2">
              <text:list-item>
                <text:p text:style-name="P1273"/>
              </text:list-item>
            </text:list>
          </table:table-cell>
          <table:table-cell table:style-name="表格47.A5" office:value-type="string">
            <text:list xml:id="list212005054155469" text:continue-numbering="true" text:style-name="WW8Num2">
              <text:list-item>
                <text:p text:style-name="P1330">PK / UUID</text:p>
              </text:list-item>
            </text:list>
          </table:table-cell>
          <table:table-cell table:style-name="表格47.A5" office:value-type="string">
            <text:list xml:id="list2120050541635171" text:continue-numbering="true" text:style-name="WW8Num2">
              <text:list-item>
                <text:p text:style-name="P1330">Default java UUID</text:p>
              </text:list-item>
            </text:list>
          </table:table-cell>
          <table:table-cell table:style-name="表格47.J5" table:number-columns-spanned="3" office:value-type="string">
            <text:list xml:id="list212005054155703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494">SPACE_ID</text:p>
          </table:table-cell>
          <table:table-cell table:style-name="表格47.A8" office:value-type="string">
            <text:list xml:id="list212005054156441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47.A8" office:value-type="string">
            <text:p text:style-name="P221"/>
          </table:table-cell>
          <table:table-cell table:style-name="表格47.A8" office:value-type="string">
            <text:p text:style-name="P495">Y</text:p>
          </table:table-cell>
          <table:table-cell table:style-name="表格47.A8" office:value-type="string">
            <text:p text:style-name="P816"/>
          </table:table-cell>
          <table:table-cell table:style-name="表格47.A8" office:value-type="string">
            <text:p text:style-name="P494">20</text:p>
          </table:table-cell>
          <table:table-cell table:style-name="表格47.A8" office:value-type="string">
            <text:p text:style-name="P221"/>
          </table:table-cell>
          <table:table-cell table:style-name="表格47.A8" office:value-type="string">
            <text:p text:style-name="P703"/>
          </table:table-cell>
          <table:table-cell table:style-name="表格47.A8" office:value-type="string">
            <text:p text:style-name="P577"/>
          </table:table-cell>
          <table:table-cell table:style-name="表格47.J5" table:number-columns-spanned="3" office:value-type="string">
            <text:list xml:id="list212005054159853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00">TEMPLATE_ID</text:p>
          </table:table-cell>
          <table:table-cell table:style-name="表格47.A8" office:value-type="string">
            <text:list xml:id="list212005054172725" text:continue-numbering="true" text:style-name="WW8Num2">
              <text:list-item>
                <text:p text:style-name="P1331">VARCHAR</text:p>
              </text:list-item>
            </text:list>
          </table:table-cell>
          <table:table-cell table:style-name="表格47.A8" office:value-type="string">
            <text:p text:style-name="P222"/>
          </table:table-cell>
          <table:table-cell table:style-name="表格47.A8" office:value-type="string">
            <text:p text:style-name="P501"/>
          </table:table-cell>
          <table:table-cell table:style-name="表格47.A8" office:value-type="string">
            <text:p text:style-name="P817"/>
          </table:table-cell>
          <table:table-cell table:style-name="表格47.A8" office:value-type="string">
            <text:p text:style-name="P500">20</text:p>
          </table:table-cell>
          <table:table-cell table:style-name="表格47.A8" office:value-type="string">
            <text:p text:style-name="P222"/>
          </table:table-cell>
          <table:table-cell table:style-name="表格47.A8" office:value-type="string">
            <text:p text:style-name="P725">bb_workspace_template.TEMPLATE_ID</text:p>
          </table:table-cell>
          <table:table-cell table:style-name="表格47.A8" office:value-type="string">
            <text:p text:style-name="P578"/>
          </table:table-cell>
          <table:table-cell table:style-name="表格47.J5" table:number-columns-spanned="3" office:value-type="string">
            <text:list xml:id="list212005054157826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12">NAME</text:p>
          </table:table-cell>
          <table:table-cell table:style-name="表格47.A8" office:value-type="string">
            <text:list xml:id="list212005054163552" text:continue-numbering="true" text:style-name="WW8Num2">
              <text:list-item>
                <text:p text:style-name="P1332">VARCHAR</text:p>
              </text:list-item>
            </text:list>
          </table:table-cell>
          <table:table-cell table:style-name="表格47.A8" office:value-type="string">
            <text:p text:style-name="P221"/>
          </table:table-cell>
          <table:table-cell table:style-name="表格47.A8" office:value-type="string">
            <text:p text:style-name="P470"/>
          </table:table-cell>
          <table:table-cell table:style-name="表格47.A8" office:value-type="string">
            <text:p text:style-name="P790"/>
          </table:table-cell>
          <table:table-cell table:style-name="表格47.A8" office:value-type="string">
            <text:p text:style-name="P512">100</text:p>
          </table:table-cell>
          <table:table-cell table:style-name="表格47.A8" office:value-type="string">
            <text:p text:style-name="P221"/>
          </table:table-cell>
          <table:table-cell table:style-name="表格47.A8" office:value-type="string">
            <text:p text:style-name="P669"/>
          </table:table-cell>
          <table:table-cell table:style-name="表格47.A8" office:value-type="string">
            <text:p text:style-name="P577"/>
          </table:table-cell>
          <table:table-cell table:style-name="表格47.J5" table:number-columns-spanned="3" office:value-type="string">
            <text:list xml:id="list212005070150374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494">DESCRIPTION</text:p>
          </table:table-cell>
          <table:table-cell table:style-name="表格47.A8" office:value-type="string">
            <text:list xml:id="list212005070172578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47.A8" office:value-type="string">
            <text:p text:style-name="P221"/>
          </table:table-cell>
          <table:table-cell table:style-name="表格47.A8" office:value-type="string">
            <text:p text:style-name="P470"/>
          </table:table-cell>
          <table:table-cell table:style-name="表格47.A8" office:value-type="string">
            <text:p text:style-name="P790"/>
          </table:table-cell>
          <table:table-cell table:style-name="表格47.A8" office:value-type="string">
            <text:p text:style-name="P494">500</text:p>
          </table:table-cell>
          <table:table-cell table:style-name="表格47.A8" office:value-type="string">
            <text:p text:style-name="P221"/>
          </table:table-cell>
          <table:table-cell table:style-name="表格47.A8" office:value-type="string">
            <text:p text:style-name="P669"/>
          </table:table-cell>
          <table:table-cell table:style-name="表格47.A8" office:value-type="string">
            <text:p text:style-name="P577"/>
          </table:table-cell>
          <table:table-cell table:style-name="表格47.J5" table:number-columns-spanned="3" office:value-type="string">
            <text:list xml:id="list212005070157559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list xml:id="list212005070163723" text:continue-numbering="true" text:style-name="WW8Num2">
              <text:list-item>
                <text:p text:style-name="P1329">CUSERID</text:p>
              </text:list-item>
            </text:list>
          </table:table-cell>
          <table:table-cell table:style-name="表格47.A8" office:value-type="string">
            <text:list xml:id="list212005070160003" text:continue-numbering="true" text:style-name="WW8Num2">
              <text:list-item>
                <text:p text:style-name="P1329">VARCHAR</text:p>
              </text:list-item>
            </text:list>
          </table:table-cell>
          <table:table-cell table:style-name="表格47.A8" office:value-type="string">
            <text:list xml:id="list212005070154030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8" office:value-type="string">
            <text:list xml:id="list212005070158184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8" office:value-type="string">
            <text:list xml:id="list212005070169529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8" office:value-type="string">
            <text:list xml:id="list212005070165691" text:continue-numbering="true" text:style-name="WW8Num2">
              <text:list-item>
                <text:p text:style-name="P1329">24</text:p>
              </text:list-item>
            </text:list>
          </table:table-cell>
          <table:table-cell table:style-name="表格47.A8" office:value-type="string">
            <text:list xml:id="list212005070158600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8" office:value-type="string">
            <text:list xml:id="list212005070167192" text:continue-numbering="true" text:style-name="WW8Num2">
              <text:list-item>
                <text:p text:style-name="P1329">Create data user</text:p>
              </text:list-item>
            </text:list>
          </table:table-cell>
          <table:table-cell table:style-name="表格47.A8" office:value-type="string">
            <text:list xml:id="list212005070171949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J5" table:number-columns-spanned="3" office:value-type="string">
            <text:list xml:id="list212005070170511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212005070167095" text:continue-numbering="true" text:style-name="WW8Num2">
              <text:list-item>
                <text:p text:style-name="P1329">CDATE</text:p>
              </text:list-item>
            </text:list>
          </table:table-cell>
          <table:table-cell table:style-name="表格47.A5" office:value-type="string">
            <text:list xml:id="list212005070157379" text:continue-numbering="true" text:style-name="WW8Num2">
              <text:list-item>
                <text:p text:style-name="P1329">DATETIME</text:p>
              </text:list-item>
            </text:list>
          </table:table-cell>
          <table:table-cell table:style-name="表格47.A5" office:value-type="string">
            <text:list xml:id="list212005070162886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5" office:value-type="string">
            <text:list xml:id="list212005070156598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5" office:value-type="string">
            <text:list xml:id="list212005070179374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5" office:value-type="string">
            <text:list xml:id="list212005070175711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5" office:value-type="string">
            <text:list xml:id="list212005070173105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5" office:value-type="string">
            <text:list xml:id="list212005070155640" text:continue-numbering="true" text:style-name="WW8Num2">
              <text:list-item>
                <text:p text:style-name="P1329">Create time</text:p>
              </text:list-item>
            </text:list>
          </table:table-cell>
          <table:table-cell table:style-name="表格47.A5" office:value-type="string">
            <text:list xml:id="list212005070170784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J5" table:number-columns-spanned="3" office:value-type="string">
            <text:list xml:id="list212005070166818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212005070150493" text:continue-numbering="true" text:style-name="WW8Num2">
              <text:list-item>
                <text:p text:style-name="P1329">UUSERID</text:p>
              </text:list-item>
            </text:list>
          </table:table-cell>
          <table:table-cell table:style-name="表格47.A5" office:value-type="string">
            <text:list xml:id="list212005070175832" text:continue-numbering="true" text:style-name="WW8Num2">
              <text:list-item>
                <text:p text:style-name="P1329">VARCHAR</text:p>
              </text:list-item>
            </text:list>
          </table:table-cell>
          <table:table-cell table:style-name="表格47.A5" office:value-type="string">
            <text:list xml:id="list212005070151573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5" office:value-type="string">
            <text:list xml:id="list212005070175684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5" office:value-type="string">
            <text:list xml:id="list212005070175279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5" office:value-type="string">
            <text:list xml:id="list212005070166517" text:continue-numbering="true" text:style-name="WW8Num2">
              <text:list-item>
                <text:p text:style-name="P1329">24</text:p>
              </text:list-item>
            </text:list>
          </table:table-cell>
          <table:table-cell table:style-name="表格47.A5" office:value-type="string">
            <text:list xml:id="list212005070178750" text:continue-numbering="true" text:style-name="WW8Num2">
              <text:list-item>
                <text:p text:style-name="P1329">null</text:p>
              </text:list-item>
            </text:list>
          </table:table-cell>
          <table:table-cell table:style-name="表格47.A5" office:value-type="string">
            <text:list xml:id="list212005070168710" text:continue-numbering="true" text:style-name="WW8Num2">
              <text:list-item>
                <text:p text:style-name="P1329">Update date user</text:p>
              </text:list-item>
            </text:list>
          </table:table-cell>
          <table:table-cell table:style-name="表格47.A5" office:value-type="string">
            <text:list xml:id="list212005070181752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J5" table:number-columns-spanned="3" office:value-type="string">
            <text:list xml:id="list212005070152626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212005070153477" text:continue-numbering="true" text:style-name="WW8Num2">
              <text:list-item>
                <text:p text:style-name="P1329">UDATE</text:p>
              </text:list-item>
            </text:list>
          </table:table-cell>
          <table:table-cell table:style-name="表格47.A5" office:value-type="string">
            <text:list xml:id="list212005070170483" text:continue-numbering="true" text:style-name="WW8Num2">
              <text:list-item>
                <text:p text:style-name="P1329">DATETIME</text:p>
              </text:list-item>
            </text:list>
          </table:table-cell>
          <table:table-cell table:style-name="表格47.A5" office:value-type="string">
            <text:list xml:id="list212005070174628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5" office:value-type="string">
            <text:list xml:id="list212005070163093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5" office:value-type="string">
            <text:list xml:id="list212005070170985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5" office:value-type="string">
            <text:list xml:id="list212005070152038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A5" office:value-type="string">
            <text:list xml:id="list212005070175156" text:continue-numbering="true" text:style-name="WW8Num2">
              <text:list-item>
                <text:p text:style-name="P1329">null</text:p>
              </text:list-item>
            </text:list>
          </table:table-cell>
          <table:table-cell table:style-name="表格47.A5" office:value-type="string">
            <text:list xml:id="list212005070150893" text:continue-numbering="true" text:style-name="WW8Num2">
              <text:list-item>
                <text:p text:style-name="P1329">Update time</text:p>
              </text:list-item>
            </text:list>
          </table:table-cell>
          <table:table-cell table:style-name="表格47.A5" office:value-type="string">
            <text:list xml:id="list212005070174729" text:continue-numbering="true" text:style-name="WW8Num2">
              <text:list-item>
                <text:p text:style-name="P1272"/>
              </text:list-item>
            </text:list>
          </table:table-cell>
          <table:table-cell table:style-name="表格47.J5" table:number-columns-spanned="3" office:value-type="string">
            <text:list xml:id="list212005070171340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</table:table>
      <text:p text:style-name="P52"/>
      <text:p text:style-name="P52"/>
      <text:p text:style-name="P52"/>
      <text:list xml:id="list212005070164206" text:continue-numbering="true" text:style-name="WW8Num2">
        <text:list-item>
          <text:h text:style-name="P936" text:outline-level="1"><text:bookmark-start text:name="__RefHeading__21876_718747835"/><text:span text:style-name="T47">B</text:span><text:span text:style-name="T65">B</text:span><text:span text:style-name="T47">_</text:span><text:span text:style-name="T87">WORKSPACE_</text:span><text:span text:style-name="T88">TEMPLATE</text:span><text:bookmark-end text:name="__RefHeading__21876_718747835"/></text:h>
        </text:list-item>
      </text:list>
      <table:table table:name="表格48" table:style-name="表格48">
        <table:table-column table:style-name="表格48.A"/>
        <table:table-column table:style-name="表格48.B"/>
        <table:table-column table:style-name="表格48.C" table:number-columns-repeated="2"/>
        <table:table-column table:style-name="表格48.E" table:number-columns-repeated="3"/>
        <table:table-column table:style-name="表格48.H"/>
        <table:table-column table:style-name="表格48.I"/>
        <table:table-column table:style-name="表格48.J"/>
        <table:table-column table:style-name="表格48.K"/>
        <table:table-column table:style-name="表格48.L"/>
        <table:table-row table:style-name="表格48.1">
          <table:table-cell table:style-name="表格48.A1" office:value-type="string">
            <text:list xml:id="list212005070151480" text:continue-numbering="true" text:style-name="WW8Num2">
              <text:list-item>
                <text:p text:style-name="P1055">Project</text:p>
              </text:list-item>
            </text:list>
          </table:table-cell>
          <table:table-cell table:style-name="表格48.A1" table:number-columns-spanned="6" office:value-type="string">
            <text:list xml:id="list212005070173310" text:continue-numbering="true" text:style-name="WW8Num2">
              <text:list-item>
                <text:p text:style-name="P113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1" office:value-type="string">
            <text:list xml:id="list212005070169003" text:continue-numbering="true" text:style-name="WW8Num2">
              <text:list-item>
                <text:p text:style-name="P1055">Ver</text:p>
              </text:list-item>
            </text:list>
          </table:table-cell>
          <table:table-cell table:style-name="表格48.A1" office:value-type="string">
            <text:list xml:id="list212005070174930" text:continue-numbering="true" text:style-name="WW8Num2">
              <text:list-item>
                <text:p text:style-name="P1135">0.5</text:p>
              </text:list-item>
            </text:list>
          </table:table-cell>
          <table:table-cell table:style-name="表格48.J1" office:value-type="string">
            <text:list xml:id="list212005070156355" text:continue-numbering="true" text:style-name="WW8Num2">
              <text:list-item>
                <text:p text:style-name="P864"/>
              </text:list-item>
            </text:list>
          </table:table-cell>
          <table:table-cell table:style-name="表格48.K1" office:value-type="string">
            <text:list xml:id="list212005087165102" text:continue-numbering="true" text:style-name="WW8Num2">
              <text:list-item>
                <text:p text:style-name="P864"/>
              </text:list-item>
            </text:list>
          </table:table-cell>
          <table:table-cell table:style-name="表格48.K1" office:value-type="string">
            <text:list xml:id="list212005087182116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48.1">
          <table:table-cell table:style-name="表格48.A2" office:value-type="string">
            <text:list xml:id="list212005087179665" text:continue-numbering="true" text:style-name="WW8Num2">
              <text:list-item>
                <text:p text:style-name="P1055">Maintain</text:p>
              </text:list-item>
            </text:list>
          </table:table-cell>
          <table:table-cell table:style-name="表格48.A2" table:number-columns-spanned="6" office:value-type="string">
            <text:list xml:id="list212005087177939" text:continue-numbering="true" text:style-name="WW8Num2">
              <text:list-item>
                <text:p text:style-name="P113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2" office:value-type="string">
            <text:list xml:id="list212005087177118" text:continue-numbering="true" text:style-name="WW8Num2">
              <text:list-item>
                <text:p text:style-name="P1055">Date</text:p>
              </text:list-item>
            </text:list>
          </table:table-cell>
          <table:table-cell table:style-name="表格48.A2" office:value-type="string">
            <text:list xml:id="list212005087182581" text:continue-numbering="true" text:style-name="WW8Num2">
              <text:list-item>
                <text:p text:style-name="P1135">2014/1<text:span text:style-name="T169">2</text:span>/<text:span text:style-name="T173">28</text:span></text:p>
              </text:list-item>
            </text:list>
          </table:table-cell>
          <table:table-cell table:style-name="表格48.J1" office:value-type="string">
            <text:list xml:id="list212005087153018" text:continue-numbering="true" text:style-name="WW8Num2">
              <text:list-item>
                <text:p text:style-name="P864"/>
              </text:list-item>
            </text:list>
          </table:table-cell>
          <table:table-cell table:style-name="表格48.K1" office:value-type="string">
            <text:list xml:id="list212005087179076" text:continue-numbering="true" text:style-name="WW8Num2">
              <text:list-item>
                <text:p text:style-name="P864"/>
              </text:list-item>
            </text:list>
          </table:table-cell>
          <table:table-cell table:style-name="表格48.K1" office:value-type="string">
            <text:list xml:id="list212005087152904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48.1">
          <table:table-cell table:style-name="表格48.A2" office:value-type="string">
            <text:list xml:id="list212005087171777" text:continue-numbering="true" text:style-name="WW8Num2">
              <text:list-item>
                <text:p text:style-name="P1055">Table</text:p>
              </text:list-item>
            </text:list>
          </table:table-cell>
          <table:table-cell table:style-name="表格48.A2" table:number-columns-spanned="6" office:value-type="string">
            <text:list xml:id="list212005087152437" text:continue-numbering="true" text:style-name="WW8Num2">
              <text:list-item>
                <text:p text:style-name="P1233">b<text:span text:style-name="T136">b</text:span>_<text:span text:style-name="T179">workspace_templat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2" office:value-type="string">
            <text:list xml:id="list212005087179504" text:continue-numbering="true" text:style-name="WW8Num2">
              <text:list-item>
                <text:p text:style-name="P1055">DataBase</text:p>
              </text:list-item>
            </text:list>
          </table:table-cell>
          <table:table-cell table:style-name="表格48.A2" office:value-type="string">
            <text:list xml:id="list212005087161518" text:continue-numbering="true" text:style-name="WW8Num2">
              <text:list-item>
                <text:p text:style-name="P1135">bbcore</text:p>
              </text:list-item>
            </text:list>
          </table:table-cell>
          <table:table-cell table:style-name="表格48.J1" office:value-type="string">
            <text:list xml:id="list212005087163924" text:continue-numbering="true" text:style-name="WW8Num2">
              <text:list-item>
                <text:p text:style-name="P864"/>
              </text:list-item>
            </text:list>
          </table:table-cell>
          <table:table-cell table:style-name="表格48.K1" office:value-type="string">
            <text:list xml:id="list212005087175603" text:continue-numbering="true" text:style-name="WW8Num2">
              <text:list-item>
                <text:p text:style-name="P864"/>
              </text:list-item>
            </text:list>
          </table:table-cell>
          <table:table-cell table:style-name="表格48.K1" office:value-type="string">
            <text:list xml:id="list212005087179858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48.1">
          <table:table-cell table:style-name="表格48.A4" office:value-type="string">
            <text:list xml:id="list212005087170861" text:continue-numbering="true" text:style-name="WW8Num2">
              <text:list-item>
                <text:p text:style-name="P1055">Descript</text:p>
              </text:list-item>
            </text:list>
          </table:table-cell>
          <table:table-cell table:style-name="表格48.A4" table:number-columns-spanned="8" office:value-type="string">
            <text:list xml:id="list212005087165666" text:continue-numbering="true" text:style-name="WW8Num2">
              <text:list-item>
                <text:p text:style-name="P119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8.J1" office:value-type="string">
            <text:list xml:id="list212005087160229" text:continue-numbering="true" text:style-name="WW8Num2">
              <text:list-item>
                <text:p text:style-name="P864"/>
              </text:list-item>
            </text:list>
          </table:table-cell>
          <table:table-cell table:style-name="表格48.K1" office:value-type="string">
            <text:list xml:id="list212005087182764" text:continue-numbering="true" text:style-name="WW8Num2">
              <text:list-item>
                <text:p text:style-name="P864"/>
              </text:list-item>
            </text:list>
          </table:table-cell>
          <table:table-cell table:style-name="表格48.K1" office:value-type="string">
            <text:list xml:id="list212005087152341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48.1">
          <table:table-cell table:style-name="表格48.A5" table:number-columns-spanned="9" office:value-type="string">
            <text:list xml:id="list212005087177487" text:continue-numbering="true" text:style-name="WW8Num2">
              <text:list-item>
                <text:p text:style-name="P9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8.J5" table:number-columns-spanned="3" office:value-type="string">
            <text:list xml:id="list212005087180524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212005087180965" text:continue-numbering="true" text:style-name="WW8Num2">
              <text:list-item>
                <text:p text:style-name="P1095">Field</text:p>
              </text:list-item>
            </text:list>
          </table:table-cell>
          <table:table-cell table:style-name="表格48.A5" office:value-type="string">
            <text:list xml:id="list212005087153336" text:continue-numbering="true" text:style-name="WW8Num2">
              <text:list-item>
                <text:p text:style-name="P1095">Datatype</text:p>
              </text:list-item>
            </text:list>
          </table:table-cell>
          <table:table-cell table:style-name="表格48.A5" office:value-type="string">
            <text:list xml:id="list212005087160628" text:continue-numbering="true" text:style-name="WW8Num2">
              <text:list-item>
                <text:p text:style-name="P1095">PK</text:p>
              </text:list-item>
            </text:list>
          </table:table-cell>
          <table:table-cell table:style-name="表格48.A5" office:value-type="string">
            <text:list xml:id="list212005087157329" text:continue-numbering="true" text:style-name="WW8Num2">
              <text:list-item>
                <text:p text:style-name="P1095">UK</text:p>
              </text:list-item>
            </text:list>
          </table:table-cell>
          <table:table-cell table:style-name="表格48.A5" office:value-type="string">
            <text:list xml:id="list212005087162679" text:continue-numbering="true" text:style-name="WW8Num2">
              <text:list-item>
                <text:p text:style-name="P1095">IDX</text:p>
              </text:list-item>
            </text:list>
          </table:table-cell>
          <table:table-cell table:style-name="表格48.A5" office:value-type="string">
            <text:list xml:id="list212005087154177" text:continue-numbering="true" text:style-name="WW8Num2">
              <text:list-item>
                <text:p text:style-name="P1015"><text:span text:style-name="T2">S</text:span><text:span text:style-name="T3">IZE</text:span></text:p>
              </text:list-item>
            </text:list>
          </table:table-cell>
          <table:table-cell table:style-name="表格48.A5" office:value-type="string">
            <text:list xml:id="list212005087158945" text:continue-numbering="true" text:style-name="WW8Num2">
              <text:list-item>
                <text:p text:style-name="P1015"><text:span text:style-name="T2">D</text:span><text:span text:style-name="T3">EF</text:span></text:p>
              </text:list-item>
            </text:list>
          </table:table-cell>
          <table:table-cell table:style-name="表格48.A5" office:value-type="string">
            <text:list xml:id="list212005087151991" text:continue-numbering="true" text:style-name="WW8Num2">
              <text:list-item>
                <text:p text:style-name="P1095">Description</text:p>
              </text:list-item>
            </text:list>
          </table:table-cell>
          <table:table-cell table:style-name="表格48.A5" office:value-type="string">
            <text:list xml:id="list212005087167944" text:continue-numbering="true" text:style-name="WW8Num2">
              <text:list-item>
                <text:p text:style-name="P1095">Remarks</text:p>
              </text:list-item>
            </text:list>
          </table:table-cell>
          <table:table-cell table:style-name="表格48.J5" table:number-columns-spanned="3" office:value-type="string">
            <text:list xml:id="list212005087165320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212005087158942" text:continue-numbering="true" text:style-name="WW8Num2">
              <text:list-item>
                <text:p text:style-name="P1333">OID</text:p>
              </text:list-item>
            </text:list>
          </table:table-cell>
          <table:table-cell table:style-name="表格48.A5" office:value-type="string">
            <text:list xml:id="list212005087167757" text:continue-numbering="true" text:style-name="WW8Num2">
              <text:list-item>
                <text:p text:style-name="P1333">CHAR</text:p>
              </text:list-item>
            </text:list>
          </table:table-cell>
          <table:table-cell table:style-name="表格48.A5" office:value-type="string">
            <text:list xml:id="list212005087151255" text:continue-numbering="true" text:style-name="WW8Num2">
              <text:list-item>
                <text:p text:style-name="P1333">Y</text:p>
              </text:list-item>
            </text:list>
          </table:table-cell>
          <table:table-cell table:style-name="表格48.A5" office:value-type="string">
            <text:list xml:id="list212005087152035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087172343" text:continue-numbering="true" text:style-name="WW8Num2">
              <text:list-item>
                <text:p text:style-name="P1333"><text:s/></text:p>
              </text:list-item>
            </text:list>
          </table:table-cell>
          <table:table-cell table:style-name="表格48.A5" office:value-type="string">
            <text:list xml:id="list212005087168328" text:continue-numbering="true" text:style-name="WW8Num2">
              <text:list-item>
                <text:p text:style-name="P1333">36</text:p>
              </text:list-item>
            </text:list>
          </table:table-cell>
          <table:table-cell table:style-name="表格48.A5" office:value-type="string">
            <text:list xml:id="list212005087175770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087176766" text:continue-numbering="true" text:style-name="WW8Num2">
              <text:list-item>
                <text:p text:style-name="P1333">PK / UUID</text:p>
              </text:list-item>
            </text:list>
          </table:table-cell>
          <table:table-cell table:style-name="表格48.A5" office:value-type="string">
            <text:list xml:id="list212005087157175" text:continue-numbering="true" text:style-name="WW8Num2">
              <text:list-item>
                <text:p text:style-name="P1333">Default java UUID</text:p>
              </text:list-item>
            </text:list>
          </table:table-cell>
          <table:table-cell table:style-name="表格48.J5" table:number-columns-spanned="3" office:value-type="string">
            <text:list xml:id="list212005087154833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00">TEMPLATE_ID</text:p>
          </table:table-cell>
          <table:table-cell table:style-name="表格48.A8" office:value-type="string">
            <text:list xml:id="list212005087170086" text:continue-numbering="true" text:style-name="WW8Num2">
              <text:list-item>
                <text:p text:style-name="P1331">VARCHAR</text:p>
              </text:list-item>
            </text:list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501">Y</text:p>
          </table:table-cell>
          <table:table-cell table:style-name="表格48.A8" office:value-type="string">
            <text:p text:style-name="P817"/>
          </table:table-cell>
          <table:table-cell table:style-name="表格48.A8" office:value-type="string">
            <text:p text:style-name="P500">20</text:p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704"/>
          </table:table-cell>
          <table:table-cell table:style-name="表格48.A8" office:value-type="string">
            <text:p text:style-name="P578"/>
          </table:table-cell>
          <table:table-cell table:style-name="表格48.J5" table:number-columns-spanned="3" office:value-type="string">
            <text:list xml:id="list212005087182638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11">NAME</text:p>
          </table:table-cell>
          <table:table-cell table:style-name="表格48.A8" office:value-type="string">
            <text:list xml:id="list212005087163443" text:continue-numbering="true" text:style-name="WW8Num2">
              <text:list-item>
                <text:p text:style-name="P1334">VARCHAR</text:p>
              </text:list-item>
            </text:list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471"/>
          </table:table-cell>
          <table:table-cell table:style-name="表格48.A8" office:value-type="string">
            <text:p text:style-name="P791"/>
          </table:table-cell>
          <table:table-cell table:style-name="表格48.A8" office:value-type="string">
            <text:p text:style-name="P511">100</text:p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716"/>
          </table:table-cell>
          <table:table-cell table:style-name="表格48.A8" office:value-type="string">
            <text:p text:style-name="P578"/>
          </table:table-cell>
          <table:table-cell table:style-name="表格48.J5" table:number-columns-spanned="3" office:value-type="string">
            <text:list xml:id="list212005087158907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00">RESOURCE</text:p>
          </table:table-cell>
          <table:table-cell table:style-name="表格48.A8" office:value-type="string">
            <text:list xml:id="list212005087166094" text:continue-numbering="true" text:style-name="WW8Num2">
              <text:list-item>
                <text:p text:style-name="P1331">VARCHAR</text:p>
              </text:list-item>
            </text:list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471"/>
          </table:table-cell>
          <table:table-cell table:style-name="表格48.A8" office:value-type="string">
            <text:p text:style-name="P791"/>
          </table:table-cell>
          <table:table-cell table:style-name="表格48.A8" office:value-type="string">
            <text:p text:style-name="P500">50</text:p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716">Template resource file name</text:p>
          </table:table-cell>
          <table:table-cell table:style-name="表格48.A8" office:value-type="string">
            <text:p text:style-name="P578"/>
          </table:table-cell>
          <table:table-cell table:style-name="表格48.J5" table:number-columns-spanned="3" office:value-type="string">
            <text:list xml:id="list212005103168706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14">RESOURCE_<text:span text:style-name="T182">CONF</text:span></text:p>
          </table:table-cell>
          <table:table-cell table:style-name="表格48.A8" office:value-type="string">
            <text:list xml:id="list212005103155530" text:continue-numbering="true" text:style-name="WW8Num2">
              <text:list-item>
                <text:p text:style-name="P1335">VARCHAR</text:p>
              </text:list-item>
            </text:list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471"/>
          </table:table-cell>
          <table:table-cell table:style-name="表格48.A8" office:value-type="string">
            <text:p text:style-name="P791"/>
          </table:table-cell>
          <table:table-cell table:style-name="表格48.A8" office:value-type="string">
            <text:p text:style-name="P514">50</text:p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720">Template resource file name <text:span text:style-name="T183">for settings</text:span></text:p>
          </table:table-cell>
          <table:table-cell table:style-name="表格48.A8" office:value-type="string">
            <text:p text:style-name="P578"/>
          </table:table-cell>
          <table:table-cell table:style-name="表格48.J5" table:number-columns-spanned="3" office:value-type="string">
            <text:list xml:id="list212005103156983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15">POSITION_SIZE</text:p>
          </table:table-cell>
          <table:table-cell table:style-name="表格48.A8" office:value-type="string">
            <text:list xml:id="list212005103150607" text:continue-numbering="true" text:style-name="WW8Num2">
              <text:list-item>
                <text:p text:style-name="P1441">INT</text:p>
              </text:list-item>
            </text:list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471"/>
          </table:table-cell>
          <table:table-cell table:style-name="表格48.A8" office:value-type="string">
            <text:p text:style-name="P791"/>
          </table:table-cell>
          <table:table-cell table:style-name="表格48.A8" office:value-type="string">
            <text:p text:style-name="P515">3</text:p>
          </table:table-cell>
          <table:table-cell table:style-name="表格48.A8" office:value-type="string">
            <text:p text:style-name="P222"/>
          </table:table-cell>
          <table:table-cell table:style-name="表格48.A8" office:value-type="string">
            <text:p text:style-name="P720"/>
          </table:table-cell>
          <table:table-cell table:style-name="表格48.A8" office:value-type="string">
            <text:p text:style-name="P578"/>
          </table:table-cell>
          <table:table-cell table:style-name="表格48.J5" table:number-columns-spanned="3" office:value-type="string">
            <text:list xml:id="list212005103180443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list xml:id="list212005103159532" text:continue-numbering="true" text:style-name="WW8Num2">
              <text:list-item>
                <text:p text:style-name="P1333">CUSERID</text:p>
              </text:list-item>
            </text:list>
          </table:table-cell>
          <table:table-cell table:style-name="表格48.A8" office:value-type="string">
            <text:list xml:id="list212005103156683" text:continue-numbering="true" text:style-name="WW8Num2">
              <text:list-item>
                <text:p text:style-name="P1333">VARCHAR</text:p>
              </text:list-item>
            </text:list>
          </table:table-cell>
          <table:table-cell table:style-name="表格48.A8" office:value-type="string">
            <text:list xml:id="list212005103154348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8" office:value-type="string">
            <text:list xml:id="list212005103177918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8" office:value-type="string">
            <text:list xml:id="list212005103154905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8" office:value-type="string">
            <text:list xml:id="list212005103165504" text:continue-numbering="true" text:style-name="WW8Num2">
              <text:list-item>
                <text:p text:style-name="P1333">24</text:p>
              </text:list-item>
            </text:list>
          </table:table-cell>
          <table:table-cell table:style-name="表格48.A8" office:value-type="string">
            <text:list xml:id="list212005103169749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8" office:value-type="string">
            <text:list xml:id="list212005103155432" text:continue-numbering="true" text:style-name="WW8Num2">
              <text:list-item>
                <text:p text:style-name="P1333">Create data user</text:p>
              </text:list-item>
            </text:list>
          </table:table-cell>
          <table:table-cell table:style-name="表格48.A8" office:value-type="string">
            <text:list xml:id="list212005103162027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J5" table:number-columns-spanned="3" office:value-type="string">
            <text:list xml:id="list212005103161627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212005103160717" text:continue-numbering="true" text:style-name="WW8Num2">
              <text:list-item>
                <text:p text:style-name="P1333">CDATE</text:p>
              </text:list-item>
            </text:list>
          </table:table-cell>
          <table:table-cell table:style-name="表格48.A5" office:value-type="string">
            <text:list xml:id="list212005103181858" text:continue-numbering="true" text:style-name="WW8Num2">
              <text:list-item>
                <text:p text:style-name="P1333">DATETIME</text:p>
              </text:list-item>
            </text:list>
          </table:table-cell>
          <table:table-cell table:style-name="表格48.A5" office:value-type="string">
            <text:list xml:id="list212005103174423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103170255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103181772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103178388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103157872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103172081" text:continue-numbering="true" text:style-name="WW8Num2">
              <text:list-item>
                <text:p text:style-name="P1333">Create time</text:p>
              </text:list-item>
            </text:list>
          </table:table-cell>
          <table:table-cell table:style-name="表格48.A5" office:value-type="string">
            <text:list xml:id="list212005103181602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J5" table:number-columns-spanned="3" office:value-type="string">
            <text:list xml:id="list212005103151518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212005103158380" text:continue-numbering="true" text:style-name="WW8Num2">
              <text:list-item>
                <text:p text:style-name="P1333">UUSERID</text:p>
              </text:list-item>
            </text:list>
          </table:table-cell>
          <table:table-cell table:style-name="表格48.A5" office:value-type="string">
            <text:list xml:id="list212005103176684" text:continue-numbering="true" text:style-name="WW8Num2">
              <text:list-item>
                <text:p text:style-name="P1333">VARCHAR</text:p>
              </text:list-item>
            </text:list>
          </table:table-cell>
          <table:table-cell table:style-name="表格48.A5" office:value-type="string">
            <text:list xml:id="list212005103163806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103173669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103151403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103154678" text:continue-numbering="true" text:style-name="WW8Num2">
              <text:list-item>
                <text:p text:style-name="P1333">24</text:p>
              </text:list-item>
            </text:list>
          </table:table-cell>
          <table:table-cell table:style-name="表格48.A5" office:value-type="string">
            <text:list xml:id="list212005103181550" text:continue-numbering="true" text:style-name="WW8Num2">
              <text:list-item>
                <text:p text:style-name="P1333">null</text:p>
              </text:list-item>
            </text:list>
          </table:table-cell>
          <table:table-cell table:style-name="表格48.A5" office:value-type="string">
            <text:list xml:id="list212005103173931" text:continue-numbering="true" text:style-name="WW8Num2">
              <text:list-item>
                <text:p text:style-name="P1333">Update date user</text:p>
              </text:list-item>
            </text:list>
          </table:table-cell>
          <table:table-cell table:style-name="表格48.A5" office:value-type="string">
            <text:list xml:id="list212005103165813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J5" table:number-columns-spanned="3" office:value-type="string">
            <text:list xml:id="list212005103161411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212005103150791" text:continue-numbering="true" text:style-name="WW8Num2">
              <text:list-item>
                <text:p text:style-name="P1333">UDATE</text:p>
              </text:list-item>
            </text:list>
          </table:table-cell>
          <table:table-cell table:style-name="表格48.A5" office:value-type="string">
            <text:list xml:id="list212005103174819" text:continue-numbering="true" text:style-name="WW8Num2">
              <text:list-item>
                <text:p text:style-name="P1333">DATETIME</text:p>
              </text:list-item>
            </text:list>
          </table:table-cell>
          <table:table-cell table:style-name="表格48.A5" office:value-type="string">
            <text:list xml:id="list212005103151172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120182200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120171208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120152771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A5" office:value-type="string">
            <text:list xml:id="list212005120154562" text:continue-numbering="true" text:style-name="WW8Num2">
              <text:list-item>
                <text:p text:style-name="P1333">null</text:p>
              </text:list-item>
            </text:list>
          </table:table-cell>
          <table:table-cell table:style-name="表格48.A5" office:value-type="string">
            <text:list xml:id="list212005120162978" text:continue-numbering="true" text:style-name="WW8Num2">
              <text:list-item>
                <text:p text:style-name="P1333">Update time</text:p>
              </text:list-item>
            </text:list>
          </table:table-cell>
          <table:table-cell table:style-name="表格48.A5" office:value-type="string">
            <text:list xml:id="list212005120159834" text:continue-numbering="true" text:style-name="WW8Num2">
              <text:list-item>
                <text:p text:style-name="P1274"/>
              </text:list-item>
            </text:list>
          </table:table-cell>
          <table:table-cell table:style-name="表格48.J5" table:number-columns-spanned="3" office:value-type="string">
            <text:list xml:id="list212005120158298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</table:table>
      <text:p text:style-name="P53"/>
      <text:p text:style-name="P53"/>
      <text:list xml:id="list212005120177235" text:continue-numbering="true" text:style-name="WW8Num2">
        <text:list-item>
          <text:h text:style-name="P937" text:outline-level="1"><text:bookmark-start text:name="__RefHeading__21878_718747835"/><text:soft-page-break/><text:span text:style-name="T47">B</text:span><text:span text:style-name="T65">B</text:span><text:span text:style-name="T47">_</text:span><text:span text:style-name="T87">WORKSPACE_</text:span><text:span text:style-name="T89">COMPOMENT</text:span><text:bookmark-end text:name="__RefHeading__21878_718747835"/></text:h>
        </text:list-item>
      </text:list>
      <table:table table:name="表格49" table:style-name="表格49">
        <table:table-column table:style-name="表格49.A"/>
        <table:table-column table:style-name="表格49.B"/>
        <table:table-column table:style-name="表格49.C" table:number-columns-repeated="2"/>
        <table:table-column table:style-name="表格49.E" table:number-columns-repeated="3"/>
        <table:table-column table:style-name="表格49.H"/>
        <table:table-column table:style-name="表格49.I"/>
        <table:table-column table:style-name="表格49.J"/>
        <table:table-column table:style-name="表格49.K"/>
        <table:table-column table:style-name="表格49.L"/>
        <table:table-row table:style-name="表格49.1">
          <table:table-cell table:style-name="表格49.A1" office:value-type="string">
            <text:list xml:id="list212005120182312" text:continue-numbering="true" text:style-name="WW8Num2">
              <text:list-item>
                <text:p text:style-name="P1056">Project</text:p>
              </text:list-item>
            </text:list>
          </table:table-cell>
          <table:table-cell table:style-name="表格49.A1" table:number-columns-spanned="6" office:value-type="string">
            <text:list xml:id="list212005120174682" text:continue-numbering="true" text:style-name="WW8Num2">
              <text:list-item>
                <text:p text:style-name="P113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1" office:value-type="string">
            <text:list xml:id="list212005120168420" text:continue-numbering="true" text:style-name="WW8Num2">
              <text:list-item>
                <text:p text:style-name="P1056">Ver</text:p>
              </text:list-item>
            </text:list>
          </table:table-cell>
          <table:table-cell table:style-name="表格49.A1" office:value-type="string">
            <text:list xml:id="list212005120179030" text:continue-numbering="true" text:style-name="WW8Num2">
              <text:list-item>
                <text:p text:style-name="P1136">0.5</text:p>
              </text:list-item>
            </text:list>
          </table:table-cell>
          <table:table-cell table:style-name="表格49.J1" office:value-type="string">
            <text:list xml:id="list212005120180094" text:continue-numbering="true" text:style-name="WW8Num2">
              <text:list-item>
                <text:p text:style-name="P865"/>
              </text:list-item>
            </text:list>
          </table:table-cell>
          <table:table-cell table:style-name="表格49.K1" office:value-type="string">
            <text:list xml:id="list212005120167802" text:continue-numbering="true" text:style-name="WW8Num2">
              <text:list-item>
                <text:p text:style-name="P865"/>
              </text:list-item>
            </text:list>
          </table:table-cell>
          <table:table-cell table:style-name="表格49.K1" office:value-type="string">
            <text:list xml:id="list212005120176220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49.1">
          <table:table-cell table:style-name="表格49.A2" office:value-type="string">
            <text:list xml:id="list212005120157864" text:continue-numbering="true" text:style-name="WW8Num2">
              <text:list-item>
                <text:p text:style-name="P1056">Maintain</text:p>
              </text:list-item>
            </text:list>
          </table:table-cell>
          <table:table-cell table:style-name="表格49.A2" table:number-columns-spanned="6" office:value-type="string">
            <text:list xml:id="list212005120181916" text:continue-numbering="true" text:style-name="WW8Num2">
              <text:list-item>
                <text:p text:style-name="P113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2" office:value-type="string">
            <text:list xml:id="list212005120151844" text:continue-numbering="true" text:style-name="WW8Num2">
              <text:list-item>
                <text:p text:style-name="P1056">Date</text:p>
              </text:list-item>
            </text:list>
          </table:table-cell>
          <table:table-cell table:style-name="表格49.A2" office:value-type="string">
            <text:list xml:id="list212005120154001" text:continue-numbering="true" text:style-name="WW8Num2">
              <text:list-item>
                <text:p text:style-name="P1136">2014/1<text:span text:style-name="T169">2</text:span>/<text:span text:style-name="T173">28</text:span></text:p>
              </text:list-item>
            </text:list>
          </table:table-cell>
          <table:table-cell table:style-name="表格49.J1" office:value-type="string">
            <text:list xml:id="list212005120182442" text:continue-numbering="true" text:style-name="WW8Num2">
              <text:list-item>
                <text:p text:style-name="P865"/>
              </text:list-item>
            </text:list>
          </table:table-cell>
          <table:table-cell table:style-name="表格49.K1" office:value-type="string">
            <text:list xml:id="list212005120172271" text:continue-numbering="true" text:style-name="WW8Num2">
              <text:list-item>
                <text:p text:style-name="P865"/>
              </text:list-item>
            </text:list>
          </table:table-cell>
          <table:table-cell table:style-name="表格49.K1" office:value-type="string">
            <text:list xml:id="list212005120174945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49.1">
          <table:table-cell table:style-name="表格49.A2" office:value-type="string">
            <text:list xml:id="list212005120165500" text:continue-numbering="true" text:style-name="WW8Num2">
              <text:list-item>
                <text:p text:style-name="P1056">Table</text:p>
              </text:list-item>
            </text:list>
          </table:table-cell>
          <table:table-cell table:style-name="表格49.A2" table:number-columns-spanned="6" office:value-type="string">
            <text:list xml:id="list212005120174405" text:continue-numbering="true" text:style-name="WW8Num2">
              <text:list-item>
                <text:p text:style-name="P1234">b<text:span text:style-name="T136">b</text:span>_<text:span text:style-name="T179">workspace_compomen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2" office:value-type="string">
            <text:list xml:id="list212005120162382" text:continue-numbering="true" text:style-name="WW8Num2">
              <text:list-item>
                <text:p text:style-name="P1056">DataBase</text:p>
              </text:list-item>
            </text:list>
          </table:table-cell>
          <table:table-cell table:style-name="表格49.A2" office:value-type="string">
            <text:list xml:id="list212005120170490" text:continue-numbering="true" text:style-name="WW8Num2">
              <text:list-item>
                <text:p text:style-name="P1136">bbcore</text:p>
              </text:list-item>
            </text:list>
          </table:table-cell>
          <table:table-cell table:style-name="表格49.J1" office:value-type="string">
            <text:list xml:id="list212005120165329" text:continue-numbering="true" text:style-name="WW8Num2">
              <text:list-item>
                <text:p text:style-name="P865"/>
              </text:list-item>
            </text:list>
          </table:table-cell>
          <table:table-cell table:style-name="表格49.K1" office:value-type="string">
            <text:list xml:id="list212005120170027" text:continue-numbering="true" text:style-name="WW8Num2">
              <text:list-item>
                <text:p text:style-name="P865"/>
              </text:list-item>
            </text:list>
          </table:table-cell>
          <table:table-cell table:style-name="表格49.K1" office:value-type="string">
            <text:list xml:id="list212005120162863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49.1">
          <table:table-cell table:style-name="表格49.A4" office:value-type="string">
            <text:list xml:id="list212005120157917" text:continue-numbering="true" text:style-name="WW8Num2">
              <text:list-item>
                <text:p text:style-name="P1056">Descript</text:p>
              </text:list-item>
            </text:list>
          </table:table-cell>
          <table:table-cell table:style-name="表格49.A4" table:number-columns-spanned="8" office:value-type="string">
            <text:list xml:id="list212005120154324" text:continue-numbering="true" text:style-name="WW8Num2">
              <text:list-item>
                <text:p text:style-name="P11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9.J1" office:value-type="string">
            <text:list xml:id="list212005120169567" text:continue-numbering="true" text:style-name="WW8Num2">
              <text:list-item>
                <text:p text:style-name="P865"/>
              </text:list-item>
            </text:list>
          </table:table-cell>
          <table:table-cell table:style-name="表格49.K1" office:value-type="string">
            <text:list xml:id="list212005120181019" text:continue-numbering="true" text:style-name="WW8Num2">
              <text:list-item>
                <text:p text:style-name="P865"/>
              </text:list-item>
            </text:list>
          </table:table-cell>
          <table:table-cell table:style-name="表格49.K1" office:value-type="string">
            <text:list xml:id="list212005120172993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49.1">
          <table:table-cell table:style-name="表格49.A5" table:number-columns-spanned="9" office:value-type="string">
            <text:list xml:id="list212005120163438" text:continue-numbering="true" text:style-name="WW8Num2">
              <text:list-item>
                <text:p text:style-name="P9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9.J5" table:number-columns-spanned="3" office:value-type="string">
            <text:list xml:id="list212005120173303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212005120182367" text:continue-numbering="true" text:style-name="WW8Num2">
              <text:list-item>
                <text:p text:style-name="P1096">Field</text:p>
              </text:list-item>
            </text:list>
          </table:table-cell>
          <table:table-cell table:style-name="表格49.A5" office:value-type="string">
            <text:list xml:id="list212005120174349" text:continue-numbering="true" text:style-name="WW8Num2">
              <text:list-item>
                <text:p text:style-name="P1096">Datatype</text:p>
              </text:list-item>
            </text:list>
          </table:table-cell>
          <table:table-cell table:style-name="表格49.A5" office:value-type="string">
            <text:list xml:id="list212005120177792" text:continue-numbering="true" text:style-name="WW8Num2">
              <text:list-item>
                <text:p text:style-name="P1096">PK</text:p>
              </text:list-item>
            </text:list>
          </table:table-cell>
          <table:table-cell table:style-name="表格49.A5" office:value-type="string">
            <text:list xml:id="list212005120167713" text:continue-numbering="true" text:style-name="WW8Num2">
              <text:list-item>
                <text:p text:style-name="P1096">UK</text:p>
              </text:list-item>
            </text:list>
          </table:table-cell>
          <table:table-cell table:style-name="表格49.A5" office:value-type="string">
            <text:list xml:id="list212005120168965" text:continue-numbering="true" text:style-name="WW8Num2">
              <text:list-item>
                <text:p text:style-name="P1096">IDX</text:p>
              </text:list-item>
            </text:list>
          </table:table-cell>
          <table:table-cell table:style-name="表格49.A5" office:value-type="string">
            <text:list xml:id="list212005120156662" text:continue-numbering="true" text:style-name="WW8Num2">
              <text:list-item>
                <text:p text:style-name="P1016"><text:span text:style-name="T2">S</text:span><text:span text:style-name="T3">IZE</text:span></text:p>
              </text:list-item>
            </text:list>
          </table:table-cell>
          <table:table-cell table:style-name="表格49.A5" office:value-type="string">
            <text:list xml:id="list212005120161655" text:continue-numbering="true" text:style-name="WW8Num2">
              <text:list-item>
                <text:p text:style-name="P1016"><text:span text:style-name="T2">D</text:span><text:span text:style-name="T3">EF</text:span></text:p>
              </text:list-item>
            </text:list>
          </table:table-cell>
          <table:table-cell table:style-name="表格49.A5" office:value-type="string">
            <text:list xml:id="list212005120169316" text:continue-numbering="true" text:style-name="WW8Num2">
              <text:list-item>
                <text:p text:style-name="P1096">Description</text:p>
              </text:list-item>
            </text:list>
          </table:table-cell>
          <table:table-cell table:style-name="表格49.A5" office:value-type="string">
            <text:list xml:id="list212005120183042" text:continue-numbering="true" text:style-name="WW8Num2">
              <text:list-item>
                <text:p text:style-name="P1096">Remarks</text:p>
              </text:list-item>
            </text:list>
          </table:table-cell>
          <table:table-cell table:style-name="表格49.J5" table:number-columns-spanned="3" office:value-type="string">
            <text:list xml:id="list212005120160232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212005120164897" text:continue-numbering="true" text:style-name="WW8Num2">
              <text:list-item>
                <text:p text:style-name="P1336">OID</text:p>
              </text:list-item>
            </text:list>
          </table:table-cell>
          <table:table-cell table:style-name="表格49.A5" office:value-type="string">
            <text:list xml:id="list212005120155176" text:continue-numbering="true" text:style-name="WW8Num2">
              <text:list-item>
                <text:p text:style-name="P1336">CHAR</text:p>
              </text:list-item>
            </text:list>
          </table:table-cell>
          <table:table-cell table:style-name="表格49.A5" office:value-type="string">
            <text:list xml:id="list212005120159153" text:continue-numbering="true" text:style-name="WW8Num2">
              <text:list-item>
                <text:p text:style-name="P1336">Y</text:p>
              </text:list-item>
            </text:list>
          </table:table-cell>
          <table:table-cell table:style-name="表格49.A5" office:value-type="string">
            <text:list xml:id="list212005120177960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20180159" text:continue-numbering="true" text:style-name="WW8Num2">
              <text:list-item>
                <text:p text:style-name="P1336"><text:s/></text:p>
              </text:list-item>
            </text:list>
          </table:table-cell>
          <table:table-cell table:style-name="表格49.A5" office:value-type="string">
            <text:list xml:id="list212005120151417" text:continue-numbering="true" text:style-name="WW8Num2">
              <text:list-item>
                <text:p text:style-name="P1336">36</text:p>
              </text:list-item>
            </text:list>
          </table:table-cell>
          <table:table-cell table:style-name="表格49.A5" office:value-type="string">
            <text:list xml:id="list212005120154240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20173751" text:continue-numbering="true" text:style-name="WW8Num2">
              <text:list-item>
                <text:p text:style-name="P1336">PK / UUID</text:p>
              </text:list-item>
            </text:list>
          </table:table-cell>
          <table:table-cell table:style-name="表格49.A5" office:value-type="string">
            <text:list xml:id="list212005120157275" text:continue-numbering="true" text:style-name="WW8Num2">
              <text:list-item>
                <text:p text:style-name="P1336">Default java UUID</text:p>
              </text:list-item>
            </text:list>
          </table:table-cell>
          <table:table-cell table:style-name="表格49.J5" table:number-columns-spanned="3" office:value-type="string">
            <text:list xml:id="list212005120177672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07">COMP_ID</text:p>
          </table:table-cell>
          <table:table-cell table:style-name="表格49.A8" office:value-type="string">
            <text:list xml:id="list212005120157930" text:continue-numbering="true" text:style-name="WW8Num2">
              <text:list-item>
                <text:p text:style-name="P1337">VARCHAR</text:p>
              </text:list-item>
            </text:list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508">Y</text:p>
          </table:table-cell>
          <table:table-cell table:style-name="表格49.A8" office:value-type="string">
            <text:p text:style-name="P818"/>
          </table:table-cell>
          <table:table-cell table:style-name="表格49.A8" office:value-type="string">
            <text:p text:style-name="P507">20</text:p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705"/>
          </table:table-cell>
          <table:table-cell table:style-name="表格49.A8" office:value-type="string">
            <text:p text:style-name="P579"/>
          </table:table-cell>
          <table:table-cell table:style-name="表格49.J5" table:number-columns-spanned="3" office:value-type="string">
            <text:list xml:id="list212005136180601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07">NAME</text:p>
          </table:table-cell>
          <table:table-cell table:style-name="表格49.A8" office:value-type="string">
            <text:list xml:id="list212005136171867" text:continue-numbering="true" text:style-name="WW8Num2">
              <text:list-item>
                <text:p text:style-name="P1337">VARCHAR</text:p>
              </text:list-item>
            </text:list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472"/>
          </table:table-cell>
          <table:table-cell table:style-name="表格49.A8" office:value-type="string">
            <text:p text:style-name="P792"/>
          </table:table-cell>
          <table:table-cell table:style-name="表格49.A8" office:value-type="string">
            <text:p text:style-name="P507">100</text:p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717"/>
          </table:table-cell>
          <table:table-cell table:style-name="表格49.A8" office:value-type="string">
            <text:p text:style-name="P579"/>
          </table:table-cell>
          <table:table-cell table:style-name="表格49.J5" table:number-columns-spanned="3" office:value-type="string">
            <text:list xml:id="list212005136154994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07">IMAGE</text:p>
          </table:table-cell>
          <table:table-cell table:style-name="表格49.A8" office:value-type="string">
            <text:list xml:id="list212005136176293" text:continue-numbering="true" text:style-name="WW8Num2">
              <text:list-item>
                <text:p text:style-name="P1337">VARCHAR</text:p>
              </text:list-item>
            </text:list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472"/>
          </table:table-cell>
          <table:table-cell table:style-name="表格49.A8" office:value-type="string">
            <text:p text:style-name="P792"/>
          </table:table-cell>
          <table:table-cell table:style-name="表格49.A8" office:value-type="string">
            <text:p text:style-name="P507">50</text:p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717"/>
          </table:table-cell>
          <table:table-cell table:style-name="表格49.A8" office:value-type="string">
            <text:p text:style-name="P579"/>
          </table:table-cell>
          <table:table-cell table:style-name="表格49.J5" table:number-columns-spanned="3" office:value-type="string">
            <text:list xml:id="list212005136168086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07">CLASS_NAME</text:p>
          </table:table-cell>
          <table:table-cell table:style-name="表格49.A8" office:value-type="string">
            <text:list xml:id="list212005136171607" text:continue-numbering="true" text:style-name="WW8Num2">
              <text:list-item>
                <text:p text:style-name="P1337">VARCHAR</text:p>
              </text:list-item>
            </text:list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472"/>
          </table:table-cell>
          <table:table-cell table:style-name="表格49.A8" office:value-type="string">
            <text:p text:style-name="P792"/>
          </table:table-cell>
          <table:table-cell table:style-name="表格49.A8" office:value-type="string">
            <text:p text:style-name="P507">25<text:span text:style-name="T180">5</text:span></text:p>
          </table:table-cell>
          <table:table-cell table:style-name="表格49.A8" office:value-type="string">
            <text:p text:style-name="P223"/>
          </table:table-cell>
          <table:table-cell table:style-name="表格49.A8" office:value-type="string">
            <text:p text:style-name="P717"/>
          </table:table-cell>
          <table:table-cell table:style-name="表格49.A8" office:value-type="string">
            <text:p text:style-name="P579"/>
          </table:table-cell>
          <table:table-cell table:style-name="表格49.J5" table:number-columns-spanned="3" office:value-type="string">
            <text:list xml:id="list212005136163269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list xml:id="list212005136151836" text:continue-numbering="true" text:style-name="WW8Num2">
              <text:list-item>
                <text:p text:style-name="P1336">CUSERID</text:p>
              </text:list-item>
            </text:list>
          </table:table-cell>
          <table:table-cell table:style-name="表格49.A8" office:value-type="string">
            <text:list xml:id="list212005136171809" text:continue-numbering="true" text:style-name="WW8Num2">
              <text:list-item>
                <text:p text:style-name="P1336">VARCHAR</text:p>
              </text:list-item>
            </text:list>
          </table:table-cell>
          <table:table-cell table:style-name="表格49.A8" office:value-type="string">
            <text:list xml:id="list212005136181800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8" office:value-type="string">
            <text:list xml:id="list212005136172609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8" office:value-type="string">
            <text:list xml:id="list212005136150815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8" office:value-type="string">
            <text:list xml:id="list212005136177912" text:continue-numbering="true" text:style-name="WW8Num2">
              <text:list-item>
                <text:p text:style-name="P1336">24</text:p>
              </text:list-item>
            </text:list>
          </table:table-cell>
          <table:table-cell table:style-name="表格49.A8" office:value-type="string">
            <text:list xml:id="list212005136164417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8" office:value-type="string">
            <text:list xml:id="list212005136159067" text:continue-numbering="true" text:style-name="WW8Num2">
              <text:list-item>
                <text:p text:style-name="P1336">Create data user</text:p>
              </text:list-item>
            </text:list>
          </table:table-cell>
          <table:table-cell table:style-name="表格49.A8" office:value-type="string">
            <text:list xml:id="list212005136151257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J5" table:number-columns-spanned="3" office:value-type="string">
            <text:list xml:id="list212005136156907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212005136182851" text:continue-numbering="true" text:style-name="WW8Num2">
              <text:list-item>
                <text:p text:style-name="P1336">CDATE</text:p>
              </text:list-item>
            </text:list>
          </table:table-cell>
          <table:table-cell table:style-name="表格49.A5" office:value-type="string">
            <text:list xml:id="list212005136155144" text:continue-numbering="true" text:style-name="WW8Num2">
              <text:list-item>
                <text:p text:style-name="P1336">DATETIME</text:p>
              </text:list-item>
            </text:list>
          </table:table-cell>
          <table:table-cell table:style-name="表格49.A5" office:value-type="string">
            <text:list xml:id="list212005136157699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36165920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36164811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36162359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36172632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36159925" text:continue-numbering="true" text:style-name="WW8Num2">
              <text:list-item>
                <text:p text:style-name="P1336">Create time</text:p>
              </text:list-item>
            </text:list>
          </table:table-cell>
          <table:table-cell table:style-name="表格49.A5" office:value-type="string">
            <text:list xml:id="list212005136177806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J5" table:number-columns-spanned="3" office:value-type="string">
            <text:list xml:id="list212005136164511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212005136160841" text:continue-numbering="true" text:style-name="WW8Num2">
              <text:list-item>
                <text:p text:style-name="P1336">UUSERID</text:p>
              </text:list-item>
            </text:list>
          </table:table-cell>
          <table:table-cell table:style-name="表格49.A5" office:value-type="string">
            <text:list xml:id="list212005136151976" text:continue-numbering="true" text:style-name="WW8Num2">
              <text:list-item>
                <text:p text:style-name="P1336">VARCHAR</text:p>
              </text:list-item>
            </text:list>
          </table:table-cell>
          <table:table-cell table:style-name="表格49.A5" office:value-type="string">
            <text:list xml:id="list212005136181929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36168892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36159217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36166388" text:continue-numbering="true" text:style-name="WW8Num2">
              <text:list-item>
                <text:p text:style-name="P1336">24</text:p>
              </text:list-item>
            </text:list>
          </table:table-cell>
          <table:table-cell table:style-name="表格49.A5" office:value-type="string">
            <text:list xml:id="list212005136174386" text:continue-numbering="true" text:style-name="WW8Num2">
              <text:list-item>
                <text:p text:style-name="P1336">null</text:p>
              </text:list-item>
            </text:list>
          </table:table-cell>
          <table:table-cell table:style-name="表格49.A5" office:value-type="string">
            <text:list xml:id="list212005136153620" text:continue-numbering="true" text:style-name="WW8Num2">
              <text:list-item>
                <text:p text:style-name="P1336">Update date user</text:p>
              </text:list-item>
            </text:list>
          </table:table-cell>
          <table:table-cell table:style-name="表格49.A5" office:value-type="string">
            <text:list xml:id="list212005136176715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J5" table:number-columns-spanned="3" office:value-type="string">
            <text:list xml:id="list212005153166141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212005153182035" text:continue-numbering="true" text:style-name="WW8Num2">
              <text:list-item>
                <text:p text:style-name="P1336">UDATE</text:p>
              </text:list-item>
            </text:list>
          </table:table-cell>
          <table:table-cell table:style-name="表格49.A5" office:value-type="string">
            <text:list xml:id="list212005153176063" text:continue-numbering="true" text:style-name="WW8Num2">
              <text:list-item>
                <text:p text:style-name="P1336">DATETIME</text:p>
              </text:list-item>
            </text:list>
          </table:table-cell>
          <table:table-cell table:style-name="表格49.A5" office:value-type="string">
            <text:list xml:id="list212005153168099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53152110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53164376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53160038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A5" office:value-type="string">
            <text:list xml:id="list212005153152138" text:continue-numbering="true" text:style-name="WW8Num2">
              <text:list-item>
                <text:p text:style-name="P1336">null</text:p>
              </text:list-item>
            </text:list>
          </table:table-cell>
          <table:table-cell table:style-name="表格49.A5" office:value-type="string">
            <text:list xml:id="list212005153156641" text:continue-numbering="true" text:style-name="WW8Num2">
              <text:list-item>
                <text:p text:style-name="P1336">Update time</text:p>
              </text:list-item>
            </text:list>
          </table:table-cell>
          <table:table-cell table:style-name="表格49.A5" office:value-type="string">
            <text:list xml:id="list212005153168006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49.J5" table:number-columns-spanned="3" office:value-type="string">
            <text:list xml:id="list212005153173835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</table:table>
      <text:p text:style-name="P54"/>
      <text:p text:style-name="P54"/>
      <text:p text:style-name="P54"/>
      <text:list xml:id="list212005153168078" text:continue-numbering="true" text:style-name="WW8Num2">
        <text:list-item>
          <text:h text:style-name="P938" text:outline-level="1"><text:bookmark-start text:name="__RefHeading__21880_718747835"/><text:span text:style-name="T47">B</text:span><text:span text:style-name="T65">B</text:span><text:span text:style-name="T47">_</text:span><text:span text:style-name="T87">WORKSPACE_</text:span><text:span text:style-name="T89">C</text:span><text:span text:style-name="T90">ONFIG</text:span><text:bookmark-end text:name="__RefHeading__21880_718747835"/></text:h>
        </text:list-item>
      </text:list>
      <table:table table:name="表格50" table:style-name="表格50">
        <table:table-column table:style-name="表格50.A"/>
        <table:table-column table:style-name="表格50.B"/>
        <table:table-column table:style-name="表格50.C" table:number-columns-repeated="2"/>
        <table:table-column table:style-name="表格50.E" table:number-columns-repeated="3"/>
        <table:table-column table:style-name="表格50.H"/>
        <table:table-column table:style-name="表格50.I"/>
        <table:table-column table:style-name="表格50.J"/>
        <table:table-column table:style-name="表格50.K"/>
        <table:table-column table:style-name="表格50.L"/>
        <table:table-row table:style-name="表格50.1">
          <table:table-cell table:style-name="表格50.A1" office:value-type="string">
            <text:list xml:id="list212005153165247" text:continue-numbering="true" text:style-name="WW8Num2">
              <text:list-item>
                <text:p text:style-name="P1057">Project</text:p>
              </text:list-item>
            </text:list>
          </table:table-cell>
          <table:table-cell table:style-name="表格50.A1" table:number-columns-spanned="6" office:value-type="string">
            <text:list xml:id="list212005153172399" text:continue-numbering="true" text:style-name="WW8Num2">
              <text:list-item>
                <text:p text:style-name="P113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1" office:value-type="string">
            <text:list xml:id="list212005153159690" text:continue-numbering="true" text:style-name="WW8Num2">
              <text:list-item>
                <text:p text:style-name="P1057">Ver</text:p>
              </text:list-item>
            </text:list>
          </table:table-cell>
          <table:table-cell table:style-name="表格50.A1" office:value-type="string">
            <text:list xml:id="list212005153173801" text:continue-numbering="true" text:style-name="WW8Num2">
              <text:list-item>
                <text:p text:style-name="P1137">0.5</text:p>
              </text:list-item>
            </text:list>
          </table:table-cell>
          <table:table-cell table:style-name="表格50.J1" office:value-type="string">
            <text:list xml:id="list21200515318045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0.K1" office:value-type="string">
            <text:list xml:id="list21200515316461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0.K1" office:value-type="string">
            <text:list xml:id="list212005153156126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50.1">
          <table:table-cell table:style-name="表格50.A2" office:value-type="string">
            <text:list xml:id="list212005153169337" text:continue-numbering="true" text:style-name="WW8Num2">
              <text:list-item>
                <text:p text:style-name="P1057">Maintain</text:p>
              </text:list-item>
            </text:list>
          </table:table-cell>
          <table:table-cell table:style-name="表格50.A2" table:number-columns-spanned="6" office:value-type="string">
            <text:list xml:id="list212005153166677" text:continue-numbering="true" text:style-name="WW8Num2">
              <text:list-item>
                <text:p text:style-name="P113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2" office:value-type="string">
            <text:list xml:id="list212005153177705" text:continue-numbering="true" text:style-name="WW8Num2">
              <text:list-item>
                <text:p text:style-name="P1057">Date</text:p>
              </text:list-item>
            </text:list>
          </table:table-cell>
          <table:table-cell table:style-name="表格50.A2" office:value-type="string">
            <text:list xml:id="list212005153170406" text:continue-numbering="true" text:style-name="WW8Num2">
              <text:list-item>
                <text:p text:style-name="P1137">2014/1<text:span text:style-name="T169">2</text:span>/<text:span text:style-name="T173">28</text:span></text:p>
              </text:list-item>
            </text:list>
          </table:table-cell>
          <table:table-cell table:style-name="表格50.J1" office:value-type="string">
            <text:list xml:id="list21200515315761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0.K1" office:value-type="string">
            <text:list xml:id="list212005153155644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0.K1" office:value-type="string">
            <text:list xml:id="list212005153175118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50.1">
          <table:table-cell table:style-name="表格50.A2" office:value-type="string">
            <text:list xml:id="list212005153152681" text:continue-numbering="true" text:style-name="WW8Num2">
              <text:list-item>
                <text:p text:style-name="P1057">Table</text:p>
              </text:list-item>
            </text:list>
          </table:table-cell>
          <table:table-cell table:style-name="表格50.A2" table:number-columns-spanned="6" office:value-type="string">
            <text:list xml:id="list212005153160589" text:continue-numbering="true" text:style-name="WW8Num2">
              <text:list-item>
                <text:p text:style-name="P1235">b<text:span text:style-name="T136">b</text:span>_<text:span text:style-name="T179">workspace_confi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2" office:value-type="string">
            <text:list xml:id="list212005153153011" text:continue-numbering="true" text:style-name="WW8Num2">
              <text:list-item>
                <text:p text:style-name="P1057">DataBase</text:p>
              </text:list-item>
            </text:list>
          </table:table-cell>
          <table:table-cell table:style-name="表格50.A2" office:value-type="string">
            <text:list xml:id="list212005153171133" text:continue-numbering="true" text:style-name="WW8Num2">
              <text:list-item>
                <text:p text:style-name="P1137">bbcore</text:p>
              </text:list-item>
            </text:list>
          </table:table-cell>
          <table:table-cell table:style-name="表格50.J1" office:value-type="string">
            <text:list xml:id="list212005153179353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0.K1" office:value-type="string">
            <text:list xml:id="list212005153164747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0.K1" office:value-type="string">
            <text:list xml:id="list212005153158425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50.1">
          <table:table-cell table:style-name="表格50.A4" office:value-type="string">
            <text:list xml:id="list212005153174769" text:continue-numbering="true" text:style-name="WW8Num2">
              <text:list-item>
                <text:p text:style-name="P1057">Descript</text:p>
              </text:list-item>
            </text:list>
          </table:table-cell>
          <table:table-cell table:style-name="表格50.A4" table:number-columns-spanned="8" office:value-type="string">
            <text:list xml:id="list212005153150356" text:continue-numbering="true" text:style-name="WW8Num2">
              <text:list-item>
                <text:p text:style-name="P11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0.J1" office:value-type="string">
            <text:list xml:id="list212005153181400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0.K1" office:value-type="string">
            <text:list xml:id="list212005153169010" text:continue-numbering="true" text:style-name="WW8Num2">
              <text:list-item>
                <text:p text:style-name="P866"/>
              </text:list-item>
            </text:list>
          </table:table-cell>
          <table:table-cell table:style-name="表格50.K1" office:value-type="string">
            <text:list xml:id="list212005153150631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50.1">
          <table:table-cell table:style-name="表格50.A5" table:number-columns-spanned="9" office:value-type="string">
            <text:list xml:id="list212005153156464" text:continue-numbering="true" text:style-name="WW8Num2">
              <text:list-item>
                <text:p text:style-name="P9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0.J5" table:number-columns-spanned="3" office:value-type="string">
            <text:list xml:id="list212005153164680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212005153150929" text:continue-numbering="true" text:style-name="WW8Num2">
              <text:list-item>
                <text:p text:style-name="P1097">Field</text:p>
              </text:list-item>
            </text:list>
          </table:table-cell>
          <table:table-cell table:style-name="表格50.A5" office:value-type="string">
            <text:list xml:id="list212005153173879" text:continue-numbering="true" text:style-name="WW8Num2">
              <text:list-item>
                <text:p text:style-name="P1097">Datatype</text:p>
              </text:list-item>
            </text:list>
          </table:table-cell>
          <table:table-cell table:style-name="表格50.A5" office:value-type="string">
            <text:list xml:id="list212005153165944" text:continue-numbering="true" text:style-name="WW8Num2">
              <text:list-item>
                <text:p text:style-name="P1097">PK</text:p>
              </text:list-item>
            </text:list>
          </table:table-cell>
          <table:table-cell table:style-name="表格50.A5" office:value-type="string">
            <text:list xml:id="list212005153169227" text:continue-numbering="true" text:style-name="WW8Num2">
              <text:list-item>
                <text:p text:style-name="P1097">UK</text:p>
              </text:list-item>
            </text:list>
          </table:table-cell>
          <table:table-cell table:style-name="表格50.A5" office:value-type="string">
            <text:list xml:id="list212005153176635" text:continue-numbering="true" text:style-name="WW8Num2">
              <text:list-item>
                <text:p text:style-name="P1097">IDX</text:p>
              </text:list-item>
            </text:list>
          </table:table-cell>
          <table:table-cell table:style-name="表格50.A5" office:value-type="string">
            <text:list xml:id="list212005153153635" text:continue-numbering="true" text:style-name="WW8Num2">
              <text:list-item>
                <text:p text:style-name="P1017"><text:span text:style-name="T2">S</text:span><text:span text:style-name="T3">IZE</text:span></text:p>
              </text:list-item>
            </text:list>
          </table:table-cell>
          <table:table-cell table:style-name="表格50.A5" office:value-type="string">
            <text:list xml:id="list212005153153906" text:continue-numbering="true" text:style-name="WW8Num2">
              <text:list-item>
                <text:p text:style-name="P1017"><text:span text:style-name="T2">D</text:span><text:span text:style-name="T3">EF</text:span></text:p>
              </text:list-item>
            </text:list>
          </table:table-cell>
          <table:table-cell table:style-name="表格50.A5" office:value-type="string">
            <text:list xml:id="list212005153162845" text:continue-numbering="true" text:style-name="WW8Num2">
              <text:list-item>
                <text:p text:style-name="P1097">Description</text:p>
              </text:list-item>
            </text:list>
          </table:table-cell>
          <table:table-cell table:style-name="表格50.A5" office:value-type="string">
            <text:list xml:id="list212005153155401" text:continue-numbering="true" text:style-name="WW8Num2">
              <text:list-item>
                <text:p text:style-name="P1097">Remarks</text:p>
              </text:list-item>
            </text:list>
          </table:table-cell>
          <table:table-cell table:style-name="表格50.J5" table:number-columns-spanned="3" office:value-type="string">
            <text:list xml:id="list212005153153969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212005153175652" text:continue-numbering="true" text:style-name="WW8Num2">
              <text:list-item>
                <text:p text:style-name="P1338">OID</text:p>
              </text:list-item>
            </text:list>
          </table:table-cell>
          <table:table-cell table:style-name="表格50.A5" office:value-type="string">
            <text:list xml:id="list212005153171004" text:continue-numbering="true" text:style-name="WW8Num2">
              <text:list-item>
                <text:p text:style-name="P1338">CHAR</text:p>
              </text:list-item>
            </text:list>
          </table:table-cell>
          <table:table-cell table:style-name="表格50.A5" office:value-type="string">
            <text:list xml:id="list212005153173966" text:continue-numbering="true" text:style-name="WW8Num2">
              <text:list-item>
                <text:p text:style-name="P1338">Y</text:p>
              </text:list-item>
            </text:list>
          </table:table-cell>
          <table:table-cell table:style-name="表格50.A5" office:value-type="string">
            <text:list xml:id="list212005153162486" text:continue-numbering="true" text:style-name="WW8Num2">
              <text:list-item>
                <text:p text:style-name="P1276"/>
              </text:list-item>
            </text:list>
          </table:table-cell>
          <table:table-cell table:style-name="表格50.A5" office:value-type="string">
            <text:list xml:id="list212005153163862" text:continue-numbering="true" text:style-name="WW8Num2">
              <text:list-item>
                <text:p text:style-name="P1338"><text:s/></text:p>
              </text:list-item>
            </text:list>
          </table:table-cell>
          <table:table-cell table:style-name="表格50.A5" office:value-type="string">
            <text:list xml:id="list212005153168479" text:continue-numbering="true" text:style-name="WW8Num2">
              <text:list-item>
                <text:p text:style-name="P1338">36</text:p>
              </text:list-item>
            </text:list>
          </table:table-cell>
          <table:table-cell table:style-name="表格50.A5" office:value-type="string">
            <text:list xml:id="list212005153153978" text:continue-numbering="true" text:style-name="WW8Num2">
              <text:list-item>
                <text:p text:style-name="P1276"/>
              </text:list-item>
            </text:list>
          </table:table-cell>
          <table:table-cell table:style-name="表格50.A5" office:value-type="string">
            <text:list xml:id="list212005153171828" text:continue-numbering="true" text:style-name="WW8Num2">
              <text:list-item>
                <text:p text:style-name="P1338">PK / UUID</text:p>
              </text:list-item>
            </text:list>
          </table:table-cell>
          <table:table-cell table:style-name="表格50.A5" office:value-type="string">
            <text:list xml:id="list212005153163352" text:continue-numbering="true" text:style-name="WW8Num2">
              <text:list-item>
                <text:p text:style-name="P1338">Default java UUID</text:p>
              </text:list-item>
            </text:list>
          </table:table-cell>
          <table:table-cell table:style-name="表格50.J5" table:number-columns-spanned="3" office:value-type="string">
            <text:list xml:id="list212005153165605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494">SPACE_ID</text:p>
          </table:table-cell>
          <table:table-cell table:style-name="表格50.A8" office:value-type="string">
            <text:list xml:id="list212005169170750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50.A8" office:value-type="string">
            <text:p text:style-name="P221"/>
          </table:table-cell>
          <table:table-cell table:style-name="表格50.A8" office:value-type="string">
            <text:p text:style-name="P495">Y</text:p>
          </table:table-cell>
          <table:table-cell table:style-name="表格50.A8" office:value-type="string">
            <text:p text:style-name="P816"/>
          </table:table-cell>
          <table:table-cell table:style-name="表格50.A8" office:value-type="string">
            <text:p text:style-name="P494">20</text:p>
          </table:table-cell>
          <table:table-cell table:style-name="表格50.A8" office:value-type="string">
            <text:p text:style-name="P221"/>
          </table:table-cell>
          <table:table-cell table:style-name="表格50.A8" office:value-type="string">
            <text:p text:style-name="P703"/>
          </table:table-cell>
          <table:table-cell table:style-name="表格50.A8" office:value-type="string">
            <text:p text:style-name="P577"/>
          </table:table-cell>
          <table:table-cell table:style-name="表格50.J5" table:number-columns-spanned="3" office:value-type="string">
            <text:list xml:id="list212005169177765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09">COMP_ID</text:p>
          </table:table-cell>
          <table:table-cell table:style-name="表格50.A8" office:value-type="string">
            <text:list xml:id="list212005169160647" text:continue-numbering="true" text:style-name="WW8Num2">
              <text:list-item>
                <text:p text:style-name="P1331">VARCHAR</text:p>
              </text:list-item>
            </text:list>
          </table:table-cell>
          <table:table-cell table:style-name="表格50.A8" office:value-type="string">
            <text:p text:style-name="P222"/>
          </table:table-cell>
          <table:table-cell table:style-name="表格50.A8" office:value-type="string">
            <text:p text:style-name="P501">Y</text:p>
          </table:table-cell>
          <table:table-cell table:style-name="表格50.A8" office:value-type="string">
            <text:p text:style-name="P817"/>
          </table:table-cell>
          <table:table-cell table:style-name="表格50.A8" office:value-type="string">
            <text:p text:style-name="P500">20</text:p>
          </table:table-cell>
          <table:table-cell table:style-name="表格50.A8" office:value-type="string">
            <text:p text:style-name="P222"/>
          </table:table-cell>
          <table:table-cell table:style-name="表格50.A8" office:value-type="string">
            <text:p text:style-name="P704"/>
          </table:table-cell>
          <table:table-cell table:style-name="表格50.A8" office:value-type="string">
            <text:p text:style-name="P578"/>
          </table:table-cell>
          <table:table-cell table:style-name="表格50.J5" table:number-columns-spanned="3" office:value-type="string">
            <text:list xml:id="list212005169166604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09">POSITION</text:p>
          </table:table-cell>
          <table:table-cell table:style-name="表格50.A8" office:value-type="string">
            <text:list xml:id="list212005169172785" text:continue-numbering="true" text:style-name="WW8Num2">
              <text:list-item>
                <text:p text:style-name="P1442">INT</text:p>
              </text:list-item>
            </text:list>
          </table:table-cell>
          <table:table-cell table:style-name="表格50.A8" office:value-type="string">
            <text:p text:style-name="P224"/>
          </table:table-cell>
          <table:table-cell table:style-name="表格50.A8" office:value-type="string">
            <text:p text:style-name="P473"/>
          </table:table-cell>
          <table:table-cell table:style-name="表格50.A8" office:value-type="string">
            <text:p text:style-name="P793"/>
          </table:table-cell>
          <table:table-cell table:style-name="表格50.A8" office:value-type="string">
            <text:p text:style-name="P509">3</text:p>
          </table:table-cell>
          <table:table-cell table:style-name="表格50.A8" office:value-type="string">
            <text:p text:style-name="P224"/>
          </table:table-cell>
          <table:table-cell table:style-name="表格50.A8" office:value-type="string">
            <text:p text:style-name="P718"/>
          </table:table-cell>
          <table:table-cell table:style-name="表格50.A8" office:value-type="string">
            <text:p text:style-name="P580"/>
          </table:table-cell>
          <table:table-cell table:style-name="表格50.J5" table:number-columns-spanned="3" office:value-type="string">
            <text:list xml:id="list212005169172760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list xml:id="list212005169156557" text:continue-numbering="true" text:style-name="WW8Num2">
              <text:list-item>
                <text:p text:style-name="P1336">CUSERID</text:p>
              </text:list-item>
            </text:list>
          </table:table-cell>
          <table:table-cell table:style-name="表格50.A8" office:value-type="string">
            <text:list xml:id="list212005169152547" text:continue-numbering="true" text:style-name="WW8Num2">
              <text:list-item>
                <text:p text:style-name="P1336">VARCHAR</text:p>
              </text:list-item>
            </text:list>
          </table:table-cell>
          <table:table-cell table:style-name="表格50.A8" office:value-type="string">
            <text:list xml:id="list212005169151667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8" office:value-type="string">
            <text:list xml:id="list212005169164668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8" office:value-type="string">
            <text:list xml:id="list212005169163303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8" office:value-type="string">
            <text:list xml:id="list212005169159618" text:continue-numbering="true" text:style-name="WW8Num2">
              <text:list-item>
                <text:p text:style-name="P1336">24</text:p>
              </text:list-item>
            </text:list>
          </table:table-cell>
          <table:table-cell table:style-name="表格50.A8" office:value-type="string">
            <text:list xml:id="list212005169157136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8" office:value-type="string">
            <text:list xml:id="list212005169168379" text:continue-numbering="true" text:style-name="WW8Num2">
              <text:list-item>
                <text:p text:style-name="P1336">Create data user</text:p>
              </text:list-item>
            </text:list>
          </table:table-cell>
          <table:table-cell table:style-name="表格50.A8" office:value-type="string">
            <text:list xml:id="list212005169151787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J5" table:number-columns-spanned="3" office:value-type="string">
            <text:list xml:id="list212005169179256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212005169158375" text:continue-numbering="true" text:style-name="WW8Num2">
              <text:list-item>
                <text:p text:style-name="P1336">CDATE</text:p>
              </text:list-item>
            </text:list>
          </table:table-cell>
          <table:table-cell table:style-name="表格50.A5" office:value-type="string">
            <text:list xml:id="list212005169167305" text:continue-numbering="true" text:style-name="WW8Num2">
              <text:list-item>
                <text:p text:style-name="P1336">DATETIME</text:p>
              </text:list-item>
            </text:list>
          </table:table-cell>
          <table:table-cell table:style-name="表格50.A5" office:value-type="string">
            <text:list xml:id="list212005169154825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5" office:value-type="string">
            <text:list xml:id="list212005169180229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5" office:value-type="string">
            <text:list xml:id="list212005169162123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5" office:value-type="string">
            <text:list xml:id="list212005169156348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5" office:value-type="string">
            <text:list xml:id="list212005169158737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5" office:value-type="string">
            <text:list xml:id="list212005169175817" text:continue-numbering="true" text:style-name="WW8Num2">
              <text:list-item>
                <text:p text:style-name="P1336">Create time</text:p>
              </text:list-item>
            </text:list>
          </table:table-cell>
          <table:table-cell table:style-name="表格50.A5" office:value-type="string">
            <text:list xml:id="list212005169162665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J5" table:number-columns-spanned="3" office:value-type="string">
            <text:list xml:id="list212005169164958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212005169152949" text:continue-numbering="true" text:style-name="WW8Num2">
              <text:list-item>
                <text:p text:style-name="P1336">UUSERID</text:p>
              </text:list-item>
            </text:list>
          </table:table-cell>
          <table:table-cell table:style-name="表格50.A5" office:value-type="string">
            <text:list xml:id="list212005169177405" text:continue-numbering="true" text:style-name="WW8Num2">
              <text:list-item>
                <text:p text:style-name="P1336">VARCHAR</text:p>
              </text:list-item>
            </text:list>
          </table:table-cell>
          <table:table-cell table:style-name="表格50.A5" office:value-type="string">
            <text:list xml:id="list212005169170475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5" office:value-type="string">
            <text:list xml:id="list212005169175296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5" office:value-type="string">
            <text:list xml:id="list212005169166609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5" office:value-type="string">
            <text:list xml:id="list212005169154273" text:continue-numbering="true" text:style-name="WW8Num2">
              <text:list-item>
                <text:p text:style-name="P1336">24</text:p>
              </text:list-item>
            </text:list>
          </table:table-cell>
          <table:table-cell table:style-name="表格50.A5" office:value-type="string">
            <text:list xml:id="list212005169156701" text:continue-numbering="true" text:style-name="WW8Num2">
              <text:list-item>
                <text:p text:style-name="P1336">null</text:p>
              </text:list-item>
            </text:list>
          </table:table-cell>
          <table:table-cell table:style-name="表格50.A5" office:value-type="string">
            <text:list xml:id="list212005169161810" text:continue-numbering="true" text:style-name="WW8Num2">
              <text:list-item>
                <text:p text:style-name="P1336">Update date user</text:p>
              </text:list-item>
            </text:list>
          </table:table-cell>
          <table:table-cell table:style-name="表格50.A5" office:value-type="string">
            <text:list xml:id="list212005169170344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J5" table:number-columns-spanned="3" office:value-type="string">
            <text:list xml:id="list212005169168565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212005169160270" text:continue-numbering="true" text:style-name="WW8Num2">
              <text:list-item>
                <text:p text:style-name="P1336">UDATE</text:p>
              </text:list-item>
            </text:list>
          </table:table-cell>
          <table:table-cell table:style-name="表格50.A5" office:value-type="string">
            <text:list xml:id="list212005169167217" text:continue-numbering="true" text:style-name="WW8Num2">
              <text:list-item>
                <text:p text:style-name="P1336">DATETIME</text:p>
              </text:list-item>
            </text:list>
          </table:table-cell>
          <table:table-cell table:style-name="表格50.A5" office:value-type="string">
            <text:list xml:id="list212005169163696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5" office:value-type="string">
            <text:list xml:id="list212005169182636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5" office:value-type="string">
            <text:list xml:id="list212005169165434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5" office:value-type="string">
            <text:list xml:id="list212005169182464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A5" office:value-type="string">
            <text:list xml:id="list212005169162514" text:continue-numbering="true" text:style-name="WW8Num2">
              <text:list-item>
                <text:p text:style-name="P1336">null</text:p>
              </text:list-item>
            </text:list>
          </table:table-cell>
          <table:table-cell table:style-name="表格50.A5" office:value-type="string">
            <text:list xml:id="list212005169166494" text:continue-numbering="true" text:style-name="WW8Num2">
              <text:list-item>
                <text:p text:style-name="P1336">Update time</text:p>
              </text:list-item>
            </text:list>
          </table:table-cell>
          <table:table-cell table:style-name="表格50.A5" office:value-type="string">
            <text:list xml:id="list212005186160357" text:continue-numbering="true" text:style-name="WW8Num2">
              <text:list-item>
                <text:p text:style-name="P1275"/>
              </text:list-item>
            </text:list>
          </table:table-cell>
          <table:table-cell table:style-name="表格50.J5" table:number-columns-spanned="3" office:value-type="string">
            <text:list xml:id="list212005186171642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</table:table>
      <text:p text:style-name="P55"/>
      <text:p text:style-name="P55"/>
      <text:p text:style-name="P55"/>
      <text:p text:style-name="P55"/>
      <text:list xml:id="list212005186177451" text:continue-numbering="true" text:style-name="WW8Num2">
        <text:list-item>
          <text:h text:style-name="P939" text:outline-level="1"><text:bookmark-start text:name="__RefHeading__23499_2053230135"/><text:soft-page-break/><text:span text:style-name="T47">B</text:span><text:span text:style-name="T65">B</text:span><text:span text:style-name="T47">_</text:span><text:span text:style-name="T87">WORKSPACE_</text:span><text:span text:style-name="T91">LABEL</text:span><text:bookmark-end text:name="__RefHeading__23499_2053230135"/></text:h>
        </text:list-item>
      </text:list>
      <table:table table:name="表格51" table:style-name="表格51">
        <table:table-column table:style-name="表格51.A"/>
        <table:table-column table:style-name="表格51.B"/>
        <table:table-column table:style-name="表格51.C" table:number-columns-repeated="2"/>
        <table:table-column table:style-name="表格51.E" table:number-columns-repeated="3"/>
        <table:table-column table:style-name="表格51.H"/>
        <table:table-column table:style-name="表格51.I"/>
        <table:table-column table:style-name="表格51.J"/>
        <table:table-column table:style-name="表格51.K"/>
        <table:table-column table:style-name="表格51.L"/>
        <table:table-row table:style-name="表格51.1">
          <table:table-cell table:style-name="表格51.A1" office:value-type="string">
            <text:list xml:id="list212005186166397" text:continue-numbering="true" text:style-name="WW8Num2">
              <text:list-item>
                <text:p text:style-name="P1058">Project</text:p>
              </text:list-item>
            </text:list>
          </table:table-cell>
          <table:table-cell table:style-name="表格51.A1" table:number-columns-spanned="6" office:value-type="string">
            <text:list xml:id="list212005186181194" text:continue-numbering="true" text:style-name="WW8Num2">
              <text:list-item>
                <text:p text:style-name="P113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1" office:value-type="string">
            <text:list xml:id="list212005186173254" text:continue-numbering="true" text:style-name="WW8Num2">
              <text:list-item>
                <text:p text:style-name="P1058">Ver</text:p>
              </text:list-item>
            </text:list>
          </table:table-cell>
          <table:table-cell table:style-name="表格51.A1" office:value-type="string">
            <text:list xml:id="list212005186160022" text:continue-numbering="true" text:style-name="WW8Num2">
              <text:list-item>
                <text:p text:style-name="P1138">0.5</text:p>
              </text:list-item>
            </text:list>
          </table:table-cell>
          <table:table-cell table:style-name="表格51.J1" office:value-type="string">
            <text:list xml:id="list21200518617588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1.K1" office:value-type="string">
            <text:list xml:id="list212005186162421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1.K1" office:value-type="string">
            <text:list xml:id="list212005186163468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51.1">
          <table:table-cell table:style-name="表格51.A2" office:value-type="string">
            <text:list xml:id="list212005186171181" text:continue-numbering="true" text:style-name="WW8Num2">
              <text:list-item>
                <text:p text:style-name="P1058">Maintain</text:p>
              </text:list-item>
            </text:list>
          </table:table-cell>
          <table:table-cell table:style-name="表格51.A2" table:number-columns-spanned="6" office:value-type="string">
            <text:list xml:id="list212005186158409" text:continue-numbering="true" text:style-name="WW8Num2">
              <text:list-item>
                <text:p text:style-name="P113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2" office:value-type="string">
            <text:list xml:id="list212005186151534" text:continue-numbering="true" text:style-name="WW8Num2">
              <text:list-item>
                <text:p text:style-name="P1058">Date</text:p>
              </text:list-item>
            </text:list>
          </table:table-cell>
          <table:table-cell table:style-name="表格51.A2" office:value-type="string">
            <text:list xml:id="list212005186169800" text:continue-numbering="true" text:style-name="WW8Num2">
              <text:list-item>
                <text:p text:style-name="P1138">2014/1<text:span text:style-name="T169">2</text:span>/<text:span text:style-name="T181">30</text:span></text:p>
              </text:list-item>
            </text:list>
          </table:table-cell>
          <table:table-cell table:style-name="表格51.J1" office:value-type="string">
            <text:list xml:id="list21200518615905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1.K1" office:value-type="string">
            <text:list xml:id="list21200518616120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1.K1" office:value-type="string">
            <text:list xml:id="list212005186151831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51.1">
          <table:table-cell table:style-name="表格51.A2" office:value-type="string">
            <text:list xml:id="list212005186157021" text:continue-numbering="true" text:style-name="WW8Num2">
              <text:list-item>
                <text:p text:style-name="P1058">Table</text:p>
              </text:list-item>
            </text:list>
          </table:table-cell>
          <table:table-cell table:style-name="表格51.A2" table:number-columns-spanned="6" office:value-type="string">
            <text:list xml:id="list212005186157850" text:continue-numbering="true" text:style-name="WW8Num2">
              <text:list-item>
                <text:p text:style-name="P1236">b<text:span text:style-name="T136">b</text:span>_<text:span text:style-name="T179">workspace_labe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2" office:value-type="string">
            <text:list xml:id="list212005186181353" text:continue-numbering="true" text:style-name="WW8Num2">
              <text:list-item>
                <text:p text:style-name="P1058">DataBase</text:p>
              </text:list-item>
            </text:list>
          </table:table-cell>
          <table:table-cell table:style-name="表格51.A2" office:value-type="string">
            <text:list xml:id="list212005186151383" text:continue-numbering="true" text:style-name="WW8Num2">
              <text:list-item>
                <text:p text:style-name="P1138">bbcore</text:p>
              </text:list-item>
            </text:list>
          </table:table-cell>
          <table:table-cell table:style-name="表格51.J1" office:value-type="string">
            <text:list xml:id="list212005186173739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1.K1" office:value-type="string">
            <text:list xml:id="list21200518616352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1.K1" office:value-type="string">
            <text:list xml:id="list212005186182512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51.1">
          <table:table-cell table:style-name="表格51.A4" office:value-type="string">
            <text:list xml:id="list212005186158968" text:continue-numbering="true" text:style-name="WW8Num2">
              <text:list-item>
                <text:p text:style-name="P1058">Descript</text:p>
              </text:list-item>
            </text:list>
          </table:table-cell>
          <table:table-cell table:style-name="表格51.A4" table:number-columns-spanned="8" office:value-type="string">
            <text:list xml:id="list212005186150371" text:continue-numbering="true" text:style-name="WW8Num2">
              <text:list-item>
                <text:p text:style-name="P119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1.J1" office:value-type="string">
            <text:list xml:id="list212005186170504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1.K1" office:value-type="string">
            <text:list xml:id="list212005186152604" text:continue-numbering="true" text:style-name="WW8Num2">
              <text:list-item>
                <text:p text:style-name="P867"/>
              </text:list-item>
            </text:list>
          </table:table-cell>
          <table:table-cell table:style-name="表格51.K1" office:value-type="string">
            <text:list xml:id="list212005186182478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51.1">
          <table:table-cell table:style-name="表格51.A5" table:number-columns-spanned="9" office:value-type="string">
            <text:list xml:id="list212005186164634" text:continue-numbering="true" text:style-name="WW8Num2">
              <text:list-item>
                <text:p text:style-name="P9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1.J5" table:number-columns-spanned="3" office:value-type="string">
            <text:list xml:id="list212005186182137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212005186174917" text:continue-numbering="true" text:style-name="WW8Num2">
              <text:list-item>
                <text:p text:style-name="P1098">Field</text:p>
              </text:list-item>
            </text:list>
          </table:table-cell>
          <table:table-cell table:style-name="表格51.A5" office:value-type="string">
            <text:list xml:id="list212005186167194" text:continue-numbering="true" text:style-name="WW8Num2">
              <text:list-item>
                <text:p text:style-name="P1098">Datatype</text:p>
              </text:list-item>
            </text:list>
          </table:table-cell>
          <table:table-cell table:style-name="表格51.A5" office:value-type="string">
            <text:list xml:id="list212005186172061" text:continue-numbering="true" text:style-name="WW8Num2">
              <text:list-item>
                <text:p text:style-name="P1098">PK</text:p>
              </text:list-item>
            </text:list>
          </table:table-cell>
          <table:table-cell table:style-name="表格51.A5" office:value-type="string">
            <text:list xml:id="list212005186154880" text:continue-numbering="true" text:style-name="WW8Num2">
              <text:list-item>
                <text:p text:style-name="P1098">UK</text:p>
              </text:list-item>
            </text:list>
          </table:table-cell>
          <table:table-cell table:style-name="表格51.A5" office:value-type="string">
            <text:list xml:id="list212005186173634" text:continue-numbering="true" text:style-name="WW8Num2">
              <text:list-item>
                <text:p text:style-name="P1098">IDX</text:p>
              </text:list-item>
            </text:list>
          </table:table-cell>
          <table:table-cell table:style-name="表格51.A5" office:value-type="string">
            <text:list xml:id="list212005186157101" text:continue-numbering="true" text:style-name="WW8Num2">
              <text:list-item>
                <text:p text:style-name="P1018"><text:span text:style-name="T2">S</text:span><text:span text:style-name="T3">IZE</text:span></text:p>
              </text:list-item>
            </text:list>
          </table:table-cell>
          <table:table-cell table:style-name="表格51.A5" office:value-type="string">
            <text:list xml:id="list212005186181509" text:continue-numbering="true" text:style-name="WW8Num2">
              <text:list-item>
                <text:p text:style-name="P1018"><text:span text:style-name="T2">D</text:span><text:span text:style-name="T3">EF</text:span></text:p>
              </text:list-item>
            </text:list>
          </table:table-cell>
          <table:table-cell table:style-name="表格51.A5" office:value-type="string">
            <text:list xml:id="list212005186180385" text:continue-numbering="true" text:style-name="WW8Num2">
              <text:list-item>
                <text:p text:style-name="P1098">Description</text:p>
              </text:list-item>
            </text:list>
          </table:table-cell>
          <table:table-cell table:style-name="表格51.A5" office:value-type="string">
            <text:list xml:id="list212005186158100" text:continue-numbering="true" text:style-name="WW8Num2">
              <text:list-item>
                <text:p text:style-name="P1098">Remarks</text:p>
              </text:list-item>
            </text:list>
          </table:table-cell>
          <table:table-cell table:style-name="表格51.J5" table:number-columns-spanned="3" office:value-type="string">
            <text:list xml:id="list212005186172369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212005186168075" text:continue-numbering="true" text:style-name="WW8Num2">
              <text:list-item>
                <text:p text:style-name="P1339">OID</text:p>
              </text:list-item>
            </text:list>
          </table:table-cell>
          <table:table-cell table:style-name="表格51.A5" office:value-type="string">
            <text:list xml:id="list212005186177409" text:continue-numbering="true" text:style-name="WW8Num2">
              <text:list-item>
                <text:p text:style-name="P1339">CHAR</text:p>
              </text:list-item>
            </text:list>
          </table:table-cell>
          <table:table-cell table:style-name="表格51.A5" office:value-type="string">
            <text:list xml:id="list212005186168162" text:continue-numbering="true" text:style-name="WW8Num2">
              <text:list-item>
                <text:p text:style-name="P1339">Y</text:p>
              </text:list-item>
            </text:list>
          </table:table-cell>
          <table:table-cell table:style-name="表格51.A5" office:value-type="string">
            <text:list xml:id="list212005186164452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186179101" text:continue-numbering="true" text:style-name="WW8Num2">
              <text:list-item>
                <text:p text:style-name="P1339"><text:s/></text:p>
              </text:list-item>
            </text:list>
          </table:table-cell>
          <table:table-cell table:style-name="表格51.A5" office:value-type="string">
            <text:list xml:id="list212005186151333" text:continue-numbering="true" text:style-name="WW8Num2">
              <text:list-item>
                <text:p text:style-name="P1339">36</text:p>
              </text:list-item>
            </text:list>
          </table:table-cell>
          <table:table-cell table:style-name="表格51.A5" office:value-type="string">
            <text:list xml:id="list212005186155046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186164550" text:continue-numbering="true" text:style-name="WW8Num2">
              <text:list-item>
                <text:p text:style-name="P1339">PK / UUID</text:p>
              </text:list-item>
            </text:list>
          </table:table-cell>
          <table:table-cell table:style-name="表格51.A5" office:value-type="string">
            <text:list xml:id="list212005186155057" text:continue-numbering="true" text:style-name="WW8Num2">
              <text:list-item>
                <text:p text:style-name="P1339">Default java UUID</text:p>
              </text:list-item>
            </text:list>
          </table:table-cell>
          <table:table-cell table:style-name="表格51.J5" table:number-columns-spanned="3" office:value-type="string">
            <text:list xml:id="list212005186162173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499">SPACE_ID</text:p>
          </table:table-cell>
          <table:table-cell table:style-name="表格51.A8" office:value-type="string">
            <text:list xml:id="list212005186179749" text:continue-numbering="true" text:style-name="WW8Num2">
              <text:list-item>
                <text:p text:style-name="P1339">VARCHAR</text:p>
              </text:list-item>
            </text:list>
          </table:table-cell>
          <table:table-cell table:style-name="表格51.A8" office:value-type="string">
            <text:p text:style-name="P225"/>
          </table:table-cell>
          <table:table-cell table:style-name="表格51.A8" office:value-type="string">
            <text:p text:style-name="P496"/>
          </table:table-cell>
          <table:table-cell table:style-name="表格51.A8" office:value-type="string">
            <text:p text:style-name="P823">Y</text:p>
          </table:table-cell>
          <table:table-cell table:style-name="表格51.A8" office:value-type="string">
            <text:p text:style-name="P499">20</text:p>
          </table:table-cell>
          <table:table-cell table:style-name="表格51.A8" office:value-type="string">
            <text:p text:style-name="P225"/>
          </table:table-cell>
          <table:table-cell table:style-name="表格51.A8" office:value-type="string">
            <text:p text:style-name="P706"/>
          </table:table-cell>
          <table:table-cell table:style-name="表格51.A8" office:value-type="string">
            <text:p text:style-name="P581"/>
          </table:table-cell>
          <table:table-cell table:style-name="表格51.J5" table:number-columns-spanned="3" office:value-type="string">
            <text:list xml:id="list212005202167670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13">LABEL</text:p>
          </table:table-cell>
          <table:table-cell table:style-name="表格51.A8" office:value-type="string">
            <text:list xml:id="list212005202150361" text:continue-numbering="true" text:style-name="WW8Num2">
              <text:list-item>
                <text:p text:style-name="P1339">VARCHAR</text:p>
              </text:list-item>
            </text:list>
          </table:table-cell>
          <table:table-cell table:style-name="表格51.A8" office:value-type="string">
            <text:p text:style-name="P225"/>
          </table:table-cell>
          <table:table-cell table:style-name="表格51.A8" office:value-type="string">
            <text:p text:style-name="P502"/>
          </table:table-cell>
          <table:table-cell table:style-name="表格51.A8" office:value-type="string">
            <text:p text:style-name="P819"/>
          </table:table-cell>
          <table:table-cell table:style-name="表格51.A8" office:value-type="string">
            <text:p text:style-name="P513">100</text:p>
          </table:table-cell>
          <table:table-cell table:style-name="表格51.A8" office:value-type="string">
            <text:p text:style-name="P225"/>
          </table:table-cell>
          <table:table-cell table:style-name="表格51.A8" office:value-type="string">
            <text:p text:style-name="P706"/>
          </table:table-cell>
          <table:table-cell table:style-name="表格51.A8" office:value-type="string">
            <text:p text:style-name="P581"/>
          </table:table-cell>
          <table:table-cell table:style-name="表格51.J5" table:number-columns-spanned="3" office:value-type="string">
            <text:list xml:id="list212005202174113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10">POSITION</text:p>
          </table:table-cell>
          <table:table-cell table:style-name="表格51.A8" office:value-type="string">
            <text:list xml:id="list212005202180388" text:continue-numbering="true" text:style-name="WW8Num2">
              <text:list-item>
                <text:p text:style-name="P1443">INT</text:p>
              </text:list-item>
            </text:list>
          </table:table-cell>
          <table:table-cell table:style-name="表格51.A8" office:value-type="string">
            <text:p text:style-name="P225"/>
          </table:table-cell>
          <table:table-cell table:style-name="表格51.A8" office:value-type="string">
            <text:p text:style-name="P474"/>
          </table:table-cell>
          <table:table-cell table:style-name="表格51.A8" office:value-type="string">
            <text:p text:style-name="P794"/>
          </table:table-cell>
          <table:table-cell table:style-name="表格51.A8" office:value-type="string">
            <text:p text:style-name="P510">3</text:p>
          </table:table-cell>
          <table:table-cell table:style-name="表格51.A8" office:value-type="string">
            <text:p text:style-name="P225"/>
          </table:table-cell>
          <table:table-cell table:style-name="表格51.A8" office:value-type="string">
            <text:p text:style-name="P719"/>
          </table:table-cell>
          <table:table-cell table:style-name="表格51.A8" office:value-type="string">
            <text:p text:style-name="P581"/>
          </table:table-cell>
          <table:table-cell table:style-name="表格51.J5" table:number-columns-spanned="3" office:value-type="string">
            <text:list xml:id="list212005202162935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list xml:id="list212005202181015" text:continue-numbering="true" text:style-name="WW8Num2">
              <text:list-item>
                <text:p text:style-name="P1339">CUSERID</text:p>
              </text:list-item>
            </text:list>
          </table:table-cell>
          <table:table-cell table:style-name="表格51.A8" office:value-type="string">
            <text:list xml:id="list212005202172634" text:continue-numbering="true" text:style-name="WW8Num2">
              <text:list-item>
                <text:p text:style-name="P1339">VARCHAR</text:p>
              </text:list-item>
            </text:list>
          </table:table-cell>
          <table:table-cell table:style-name="表格51.A8" office:value-type="string">
            <text:list xml:id="list212005202181977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8" office:value-type="string">
            <text:list xml:id="list212005202180089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8" office:value-type="string">
            <text:list xml:id="list212005202154739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8" office:value-type="string">
            <text:list xml:id="list212005202165220" text:continue-numbering="true" text:style-name="WW8Num2">
              <text:list-item>
                <text:p text:style-name="P1339">24</text:p>
              </text:list-item>
            </text:list>
          </table:table-cell>
          <table:table-cell table:style-name="表格51.A8" office:value-type="string">
            <text:list xml:id="list212005202167328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8" office:value-type="string">
            <text:list xml:id="list212005202172981" text:continue-numbering="true" text:style-name="WW8Num2">
              <text:list-item>
                <text:p text:style-name="P1339">Create data user</text:p>
              </text:list-item>
            </text:list>
          </table:table-cell>
          <table:table-cell table:style-name="表格51.A8" office:value-type="string">
            <text:list xml:id="list212005202159052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J5" table:number-columns-spanned="3" office:value-type="string">
            <text:list xml:id="list212005202156786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212005202154863" text:continue-numbering="true" text:style-name="WW8Num2">
              <text:list-item>
                <text:p text:style-name="P1339">CDATE</text:p>
              </text:list-item>
            </text:list>
          </table:table-cell>
          <table:table-cell table:style-name="表格51.A5" office:value-type="string">
            <text:list xml:id="list212005202167065" text:continue-numbering="true" text:style-name="WW8Num2">
              <text:list-item>
                <text:p text:style-name="P1339">DATETIME</text:p>
              </text:list-item>
            </text:list>
          </table:table-cell>
          <table:table-cell table:style-name="表格51.A5" office:value-type="string">
            <text:list xml:id="list212005202153964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202174579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202160780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202164005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202163935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202171540" text:continue-numbering="true" text:style-name="WW8Num2">
              <text:list-item>
                <text:p text:style-name="P1339">Create time</text:p>
              </text:list-item>
            </text:list>
          </table:table-cell>
          <table:table-cell table:style-name="表格51.A5" office:value-type="string">
            <text:list xml:id="list212005202165373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J5" table:number-columns-spanned="3" office:value-type="string">
            <text:list xml:id="list212005202164885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212005202179588" text:continue-numbering="true" text:style-name="WW8Num2">
              <text:list-item>
                <text:p text:style-name="P1339">UUSERID</text:p>
              </text:list-item>
            </text:list>
          </table:table-cell>
          <table:table-cell table:style-name="表格51.A5" office:value-type="string">
            <text:list xml:id="list212005202177798" text:continue-numbering="true" text:style-name="WW8Num2">
              <text:list-item>
                <text:p text:style-name="P1339">VARCHAR</text:p>
              </text:list-item>
            </text:list>
          </table:table-cell>
          <table:table-cell table:style-name="表格51.A5" office:value-type="string">
            <text:list xml:id="list212005202154177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202165568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202175716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202168833" text:continue-numbering="true" text:style-name="WW8Num2">
              <text:list-item>
                <text:p text:style-name="P1339">24</text:p>
              </text:list-item>
            </text:list>
          </table:table-cell>
          <table:table-cell table:style-name="表格51.A5" office:value-type="string">
            <text:list xml:id="list212005202157117" text:continue-numbering="true" text:style-name="WW8Num2">
              <text:list-item>
                <text:p text:style-name="P1339">null</text:p>
              </text:list-item>
            </text:list>
          </table:table-cell>
          <table:table-cell table:style-name="表格51.A5" office:value-type="string">
            <text:list xml:id="list212005202158016" text:continue-numbering="true" text:style-name="WW8Num2">
              <text:list-item>
                <text:p text:style-name="P1339">Update date user</text:p>
              </text:list-item>
            </text:list>
          </table:table-cell>
          <table:table-cell table:style-name="表格51.A5" office:value-type="string">
            <text:list xml:id="list212005202176963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J5" table:number-columns-spanned="3" office:value-type="string">
            <text:list xml:id="list212005202151049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212005202159737" text:continue-numbering="true" text:style-name="WW8Num2">
              <text:list-item>
                <text:p text:style-name="P1339">UDATE</text:p>
              </text:list-item>
            </text:list>
          </table:table-cell>
          <table:table-cell table:style-name="表格51.A5" office:value-type="string">
            <text:list xml:id="list212005202154963" text:continue-numbering="true" text:style-name="WW8Num2">
              <text:list-item>
                <text:p text:style-name="P1339">DATETIME</text:p>
              </text:list-item>
            </text:list>
          </table:table-cell>
          <table:table-cell table:style-name="表格51.A5" office:value-type="string">
            <text:list xml:id="list212005202155125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202162672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202170124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202173441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A5" office:value-type="string">
            <text:list xml:id="list212005202180979" text:continue-numbering="true" text:style-name="WW8Num2">
              <text:list-item>
                <text:p text:style-name="P1339">null</text:p>
              </text:list-item>
            </text:list>
          </table:table-cell>
          <table:table-cell table:style-name="表格51.A5" office:value-type="string">
            <text:list xml:id="list212005202166428" text:continue-numbering="true" text:style-name="WW8Num2">
              <text:list-item>
                <text:p text:style-name="P1339">Update time</text:p>
              </text:list-item>
            </text:list>
          </table:table-cell>
          <table:table-cell table:style-name="表格51.A5" office:value-type="string">
            <text:list xml:id="list212005202151765" text:continue-numbering="true" text:style-name="WW8Num2">
              <text:list-item>
                <text:p text:style-name="P1277"/>
              </text:list-item>
            </text:list>
          </table:table-cell>
          <table:table-cell table:style-name="表格51.J5" table:number-columns-spanned="3" office:value-type="string">
            <text:list xml:id="list212005219161791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212005219155822" text:continue-numbering="true" text:style-name="WW8Num2">
        <text:list-item>
          <text:h text:style-name="P940" text:outline-level="1"><text:bookmark-start text:name="__RefHeading__23963_88937974"/><text:soft-page-break/><text:span text:style-name="T92">QC</text:span><text:span text:style-name="T47">_</text:span><text:span text:style-name="T92">DATA_SOURCE_</text:span><text:span text:style-name="T94">DRIVER</text:span><text:bookmark-end text:name="__RefHeading__23963_88937974"/></text:h>
        </text:list-item>
      </text:list>
      <table:table table:name="表格53" table:style-name="表格53">
        <table:table-column table:style-name="表格53.A"/>
        <table:table-column table:style-name="表格53.B"/>
        <table:table-column table:style-name="表格53.C" table:number-columns-repeated="2"/>
        <table:table-column table:style-name="表格53.E" table:number-columns-repeated="3"/>
        <table:table-column table:style-name="表格53.H"/>
        <table:table-column table:style-name="表格53.I"/>
        <table:table-column table:style-name="表格53.J"/>
        <table:table-column table:style-name="表格53.K"/>
        <table:table-column table:style-name="表格53.L"/>
        <table:table-row table:style-name="表格53.1">
          <table:table-cell table:style-name="表格53.A1" office:value-type="string">
            <text:list xml:id="list212005219154506" text:continue-numbering="true" text:style-name="WW8Num2">
              <text:list-item>
                <text:p text:style-name="P1059">Project</text:p>
              </text:list-item>
            </text:list>
          </table:table-cell>
          <table:table-cell table:style-name="表格53.A1" table:number-columns-spanned="6" office:value-type="string">
            <text:list xml:id="list212005219171500" text:continue-numbering="true" text:style-name="WW8Num2">
              <text:list-item>
                <text:p text:style-name="P113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1" office:value-type="string">
            <text:list xml:id="list212005219166100" text:continue-numbering="true" text:style-name="WW8Num2">
              <text:list-item>
                <text:p text:style-name="P1059">Ver</text:p>
              </text:list-item>
            </text:list>
          </table:table-cell>
          <table:table-cell table:style-name="表格53.A1" office:value-type="string">
            <text:list xml:id="list212005219168227" text:continue-numbering="true" text:style-name="WW8Num2">
              <text:list-item>
                <text:p text:style-name="P1139">0.5</text:p>
              </text:list-item>
            </text:list>
          </table:table-cell>
          <table:table-cell table:style-name="表格53.J1" office:value-type="string">
            <text:list xml:id="list212005219180115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3.K1" office:value-type="string">
            <text:list xml:id="list212005219177880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3.K1" office:value-type="string">
            <text:list xml:id="list212005219163642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53.1">
          <table:table-cell table:style-name="表格53.A2" office:value-type="string">
            <text:list xml:id="list212005219178608" text:continue-numbering="true" text:style-name="WW8Num2">
              <text:list-item>
                <text:p text:style-name="P1059">Maintain</text:p>
              </text:list-item>
            </text:list>
          </table:table-cell>
          <table:table-cell table:style-name="表格53.A2" table:number-columns-spanned="6" office:value-type="string">
            <text:list xml:id="list212005219177390" text:continue-numbering="true" text:style-name="WW8Num2">
              <text:list-item>
                <text:p text:style-name="P113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2" office:value-type="string">
            <text:list xml:id="list212005219152323" text:continue-numbering="true" text:style-name="WW8Num2">
              <text:list-item>
                <text:p text:style-name="P1059">Date</text:p>
              </text:list-item>
            </text:list>
          </table:table-cell>
          <table:table-cell table:style-name="表格53.A2" office:value-type="string">
            <text:list xml:id="list212005219154183" text:continue-numbering="true" text:style-name="WW8Num2">
              <text:list-item>
                <text:p text:style-name="P1139">201<text:span text:style-name="T184">5</text:span>/<text:span text:style-name="T184">01</text:span>/<text:span text:style-name="T184">10</text:span></text:p>
              </text:list-item>
            </text:list>
          </table:table-cell>
          <table:table-cell table:style-name="表格53.J1" office:value-type="string">
            <text:list xml:id="list212005219175398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3.K1" office:value-type="string">
            <text:list xml:id="list212005219168695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3.K1" office:value-type="string">
            <text:list xml:id="list212005219179435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53.1">
          <table:table-cell table:style-name="表格53.A2" office:value-type="string">
            <text:list xml:id="list212005219166092" text:continue-numbering="true" text:style-name="WW8Num2">
              <text:list-item>
                <text:p text:style-name="P1059">Table</text:p>
              </text:list-item>
            </text:list>
          </table:table-cell>
          <table:table-cell table:style-name="表格53.A2" table:number-columns-spanned="6" office:value-type="string">
            <text:list xml:id="list212005219160799" text:continue-numbering="true" text:style-name="WW8Num2">
              <text:list-item>
                <text:p text:style-name="P1237">qc_data_source_<text:span text:style-name="T185">driv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2" office:value-type="string">
            <text:list xml:id="list212005219164014" text:continue-numbering="true" text:style-name="WW8Num2">
              <text:list-item>
                <text:p text:style-name="P1059">DataBase</text:p>
              </text:list-item>
            </text:list>
          </table:table-cell>
          <table:table-cell table:style-name="表格53.A2" office:value-type="string">
            <text:list xml:id="list212005219163097" text:continue-numbering="true" text:style-name="WW8Num2">
              <text:list-item>
                <text:p text:style-name="P1139">bbcore</text:p>
              </text:list-item>
            </text:list>
          </table:table-cell>
          <table:table-cell table:style-name="表格53.J1" office:value-type="string">
            <text:list xml:id="list212005219178302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3.K1" office:value-type="string">
            <text:list xml:id="list212005219159634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3.K1" office:value-type="string">
            <text:list xml:id="list212005219154883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53.1">
          <table:table-cell table:style-name="表格53.A4" office:value-type="string">
            <text:list xml:id="list212005219176471" text:continue-numbering="true" text:style-name="WW8Num2">
              <text:list-item>
                <text:p text:style-name="P1059">Descript</text:p>
              </text:list-item>
            </text:list>
          </table:table-cell>
          <table:table-cell table:style-name="表格53.A4" table:number-columns-spanned="8" office:value-type="string">
            <text:list xml:id="list212005219172115" text:continue-numbering="true" text:style-name="WW8Num2">
              <text:list-item>
                <text:p text:style-name="P119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3.J1" office:value-type="string">
            <text:list xml:id="list212005219166308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3.K1" office:value-type="string">
            <text:list xml:id="list212005219162897" text:continue-numbering="true" text:style-name="WW8Num2">
              <text:list-item>
                <text:p text:style-name="P868"/>
              </text:list-item>
            </text:list>
          </table:table-cell>
          <table:table-cell table:style-name="表格53.K1" office:value-type="string">
            <text:list xml:id="list212005219156702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53.1">
          <table:table-cell table:style-name="表格53.A5" table:number-columns-spanned="9" office:value-type="string">
            <text:list xml:id="list212005219182831" text:continue-numbering="true" text:style-name="WW8Num2">
              <text:list-item>
                <text:p text:style-name="P9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3.J5" table:number-columns-spanned="3" office:value-type="string">
            <text:list xml:id="list212005219157889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212005219155432" text:continue-numbering="true" text:style-name="WW8Num2">
              <text:list-item>
                <text:p text:style-name="P1099">Field</text:p>
              </text:list-item>
            </text:list>
          </table:table-cell>
          <table:table-cell table:style-name="表格53.A5" office:value-type="string">
            <text:list xml:id="list212005219161870" text:continue-numbering="true" text:style-name="WW8Num2">
              <text:list-item>
                <text:p text:style-name="P1099">Datatype</text:p>
              </text:list-item>
            </text:list>
          </table:table-cell>
          <table:table-cell table:style-name="表格53.A5" office:value-type="string">
            <text:list xml:id="list212005219171968" text:continue-numbering="true" text:style-name="WW8Num2">
              <text:list-item>
                <text:p text:style-name="P1099">PK</text:p>
              </text:list-item>
            </text:list>
          </table:table-cell>
          <table:table-cell table:style-name="表格53.A5" office:value-type="string">
            <text:list xml:id="list212005219153836" text:continue-numbering="true" text:style-name="WW8Num2">
              <text:list-item>
                <text:p text:style-name="P1099">UK</text:p>
              </text:list-item>
            </text:list>
          </table:table-cell>
          <table:table-cell table:style-name="表格53.A5" office:value-type="string">
            <text:list xml:id="list212005219181839" text:continue-numbering="true" text:style-name="WW8Num2">
              <text:list-item>
                <text:p text:style-name="P1099">IDX</text:p>
              </text:list-item>
            </text:list>
          </table:table-cell>
          <table:table-cell table:style-name="表格53.A5" office:value-type="string">
            <text:list xml:id="list212005219163105" text:continue-numbering="true" text:style-name="WW8Num2">
              <text:list-item>
                <text:p text:style-name="P1019"><text:span text:style-name="T2">S</text:span><text:span text:style-name="T3">IZE</text:span></text:p>
              </text:list-item>
            </text:list>
          </table:table-cell>
          <table:table-cell table:style-name="表格53.A5" office:value-type="string">
            <text:list xml:id="list212005219179878" text:continue-numbering="true" text:style-name="WW8Num2">
              <text:list-item>
                <text:p text:style-name="P1019"><text:span text:style-name="T2">D</text:span><text:span text:style-name="T3">EF</text:span></text:p>
              </text:list-item>
            </text:list>
          </table:table-cell>
          <table:table-cell table:style-name="表格53.A5" office:value-type="string">
            <text:list xml:id="list212005219155475" text:continue-numbering="true" text:style-name="WW8Num2">
              <text:list-item>
                <text:p text:style-name="P1099">Description</text:p>
              </text:list-item>
            </text:list>
          </table:table-cell>
          <table:table-cell table:style-name="表格53.A5" office:value-type="string">
            <text:list xml:id="list212005219182281" text:continue-numbering="true" text:style-name="WW8Num2">
              <text:list-item>
                <text:p text:style-name="P1099">Remarks</text:p>
              </text:list-item>
            </text:list>
          </table:table-cell>
          <table:table-cell table:style-name="表格53.J5" table:number-columns-spanned="3" office:value-type="string">
            <text:list xml:id="list212005219163426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212005219153560" text:continue-numbering="true" text:style-name="WW8Num2">
              <text:list-item>
                <text:p text:style-name="P1340">OID</text:p>
              </text:list-item>
            </text:list>
          </table:table-cell>
          <table:table-cell table:style-name="表格53.A5" office:value-type="string">
            <text:list xml:id="list212005219175143" text:continue-numbering="true" text:style-name="WW8Num2">
              <text:list-item>
                <text:p text:style-name="P1340">CHAR</text:p>
              </text:list-item>
            </text:list>
          </table:table-cell>
          <table:table-cell table:style-name="表格53.A5" office:value-type="string">
            <text:list xml:id="list212005219182936" text:continue-numbering="true" text:style-name="WW8Num2">
              <text:list-item>
                <text:p text:style-name="P1340">Y</text:p>
              </text:list-item>
            </text:list>
          </table:table-cell>
          <table:table-cell table:style-name="表格53.A5" office:value-type="string">
            <text:list xml:id="list212005219173274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19171587" text:continue-numbering="true" text:style-name="WW8Num2">
              <text:list-item>
                <text:p text:style-name="P1340"><text:s/></text:p>
              </text:list-item>
            </text:list>
          </table:table-cell>
          <table:table-cell table:style-name="表格53.A5" office:value-type="string">
            <text:list xml:id="list212005219155306" text:continue-numbering="true" text:style-name="WW8Num2">
              <text:list-item>
                <text:p text:style-name="P1340">36</text:p>
              </text:list-item>
            </text:list>
          </table:table-cell>
          <table:table-cell table:style-name="表格53.A5" office:value-type="string">
            <text:list xml:id="list212005235165888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35178956" text:continue-numbering="true" text:style-name="WW8Num2">
              <text:list-item>
                <text:p text:style-name="P1340">PK / UUID</text:p>
              </text:list-item>
            </text:list>
          </table:table-cell>
          <table:table-cell table:style-name="表格53.A5" office:value-type="string">
            <text:list xml:id="list212005235166068" text:continue-numbering="true" text:style-name="WW8Num2">
              <text:list-item>
                <text:p text:style-name="P1340">Default java UUID</text:p>
              </text:list-item>
            </text:list>
          </table:table-cell>
          <table:table-cell table:style-name="表格53.J5" table:number-columns-spanned="3" office:value-type="string">
            <text:list xml:id="list212005235151434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20">ID</text:p>
          </table:table-cell>
          <table:table-cell table:style-name="表格53.A8" office:value-type="string">
            <text:list xml:id="list212005235163597" text:continue-numbering="true" text:style-name="WW8Num2">
              <text:list-item>
                <text:p text:style-name="P1341">VARCHAR</text:p>
              </text:list-item>
            </text:list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521">Y</text:p>
          </table:table-cell>
          <table:table-cell table:style-name="表格53.A8" office:value-type="string">
            <text:p text:style-name="P825"/>
          </table:table-cell>
          <table:table-cell table:style-name="表格53.A8" office:value-type="string">
            <text:p text:style-name="P520">20</text:p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708"/>
          </table:table-cell>
          <table:table-cell table:style-name="表格53.A8" office:value-type="string">
            <text:p text:style-name="P583"/>
          </table:table-cell>
          <table:table-cell table:style-name="表格53.J5" table:number-columns-spanned="3" office:value-type="string">
            <text:list xml:id="list212005235158242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16">NAME</text:p>
          </table:table-cell>
          <table:table-cell table:style-name="表格53.A8" office:value-type="string">
            <text:list xml:id="list212005235158455" text:continue-numbering="true" text:style-name="WW8Num2">
              <text:list-item>
                <text:p text:style-name="P1340">VARCHAR</text:p>
              </text:list-item>
            </text:list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517"/>
          </table:table-cell>
          <table:table-cell table:style-name="表格53.A8" office:value-type="string">
            <text:p text:style-name="P825"/>
          </table:table-cell>
          <table:table-cell table:style-name="表格53.A8" office:value-type="string">
            <text:p text:style-name="P516">50</text:p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708"/>
          </table:table-cell>
          <table:table-cell table:style-name="表格53.A8" office:value-type="string">
            <text:p text:style-name="P583"/>
          </table:table-cell>
          <table:table-cell table:style-name="表格53.J5" table:number-columns-spanned="3" office:value-type="string">
            <text:list xml:id="list212005235152941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16">CLASS_<text:span text:style-name="T187">NAME</text:span></text:p>
          </table:table-cell>
          <table:table-cell table:style-name="表格53.A8" office:value-type="string">
            <text:list xml:id="list212005235161175" text:continue-numbering="true" text:style-name="WW8Num2">
              <text:list-item>
                <text:p text:style-name="P1340">VARCHAR</text:p>
              </text:list-item>
            </text:list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504"/>
          </table:table-cell>
          <table:table-cell table:style-name="表格53.A8" office:value-type="string">
            <text:p text:style-name="P820"/>
          </table:table-cell>
          <table:table-cell table:style-name="表格53.A8" office:value-type="string">
            <text:p text:style-name="P516">100</text:p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708"/>
          </table:table-cell>
          <table:table-cell table:style-name="表格53.A8" office:value-type="string">
            <text:p text:style-name="P583"/>
          </table:table-cell>
          <table:table-cell table:style-name="表格53.J5" table:number-columns-spanned="3" office:value-type="string">
            <text:list xml:id="list212005235181030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16">DESCRIPTION</text:p>
          </table:table-cell>
          <table:table-cell table:style-name="表格53.A8" office:value-type="string">
            <text:list xml:id="list212005235174657" text:continue-numbering="true" text:style-name="WW8Num2">
              <text:list-item>
                <text:p text:style-name="P1444">VARCHAR</text:p>
              </text:list-item>
            </text:list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476"/>
          </table:table-cell>
          <table:table-cell table:style-name="表格53.A8" office:value-type="string">
            <text:p text:style-name="P796"/>
          </table:table-cell>
          <table:table-cell table:style-name="表格53.A8" office:value-type="string">
            <text:p text:style-name="P516">500</text:p>
          </table:table-cell>
          <table:table-cell table:style-name="表格53.A8" office:value-type="string">
            <text:p text:style-name="P227"/>
          </table:table-cell>
          <table:table-cell table:style-name="表格53.A8" office:value-type="string">
            <text:p text:style-name="P722"/>
          </table:table-cell>
          <table:table-cell table:style-name="表格53.A8" office:value-type="string">
            <text:p text:style-name="P583"/>
          </table:table-cell>
          <table:table-cell table:style-name="表格53.J5" table:number-columns-spanned="3" office:value-type="string">
            <text:list xml:id="list212005235178125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list xml:id="list212005235159749" text:continue-numbering="true" text:style-name="WW8Num2">
              <text:list-item>
                <text:p text:style-name="P1340">CUSERID</text:p>
              </text:list-item>
            </text:list>
          </table:table-cell>
          <table:table-cell table:style-name="表格53.A8" office:value-type="string">
            <text:list xml:id="list212005235157813" text:continue-numbering="true" text:style-name="WW8Num2">
              <text:list-item>
                <text:p text:style-name="P1340">VARCHAR</text:p>
              </text:list-item>
            </text:list>
          </table:table-cell>
          <table:table-cell table:style-name="表格53.A8" office:value-type="string">
            <text:list xml:id="list212005235168139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8" office:value-type="string">
            <text:list xml:id="list212005235181254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8" office:value-type="string">
            <text:list xml:id="list212005235180752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8" office:value-type="string">
            <text:list xml:id="list212005235158577" text:continue-numbering="true" text:style-name="WW8Num2">
              <text:list-item>
                <text:p text:style-name="P1340">24</text:p>
              </text:list-item>
            </text:list>
          </table:table-cell>
          <table:table-cell table:style-name="表格53.A8" office:value-type="string">
            <text:list xml:id="list212005235165056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8" office:value-type="string">
            <text:list xml:id="list212005235178349" text:continue-numbering="true" text:style-name="WW8Num2">
              <text:list-item>
                <text:p text:style-name="P1340">Create data user</text:p>
              </text:list-item>
            </text:list>
          </table:table-cell>
          <table:table-cell table:style-name="表格53.A8" office:value-type="string">
            <text:list xml:id="list212005235171210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J5" table:number-columns-spanned="3" office:value-type="string">
            <text:list xml:id="list212005235176759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212005235173657" text:continue-numbering="true" text:style-name="WW8Num2">
              <text:list-item>
                <text:p text:style-name="P1340">CDATE</text:p>
              </text:list-item>
            </text:list>
          </table:table-cell>
          <table:table-cell table:style-name="表格53.A5" office:value-type="string">
            <text:list xml:id="list212005235162596" text:continue-numbering="true" text:style-name="WW8Num2">
              <text:list-item>
                <text:p text:style-name="P1340">DATETIME</text:p>
              </text:list-item>
            </text:list>
          </table:table-cell>
          <table:table-cell table:style-name="表格53.A5" office:value-type="string">
            <text:list xml:id="list212005235179678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35162577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35170310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35150379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35173081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35150636" text:continue-numbering="true" text:style-name="WW8Num2">
              <text:list-item>
                <text:p text:style-name="P1340">Create time</text:p>
              </text:list-item>
            </text:list>
          </table:table-cell>
          <table:table-cell table:style-name="表格53.A5" office:value-type="string">
            <text:list xml:id="list212005235163153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J5" table:number-columns-spanned="3" office:value-type="string">
            <text:list xml:id="list212005235158265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212005235159017" text:continue-numbering="true" text:style-name="WW8Num2">
              <text:list-item>
                <text:p text:style-name="P1340">UUSERID</text:p>
              </text:list-item>
            </text:list>
          </table:table-cell>
          <table:table-cell table:style-name="表格53.A5" office:value-type="string">
            <text:list xml:id="list212005235159244" text:continue-numbering="true" text:style-name="WW8Num2">
              <text:list-item>
                <text:p text:style-name="P1340">VARCHAR</text:p>
              </text:list-item>
            </text:list>
          </table:table-cell>
          <table:table-cell table:style-name="表格53.A5" office:value-type="string">
            <text:list xml:id="list212005235154174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35157004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52180389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52177854" text:continue-numbering="true" text:style-name="WW8Num2">
              <text:list-item>
                <text:p text:style-name="P1340">24</text:p>
              </text:list-item>
            </text:list>
          </table:table-cell>
          <table:table-cell table:style-name="表格53.A5" office:value-type="string">
            <text:list xml:id="list212005252164597" text:continue-numbering="true" text:style-name="WW8Num2">
              <text:list-item>
                <text:p text:style-name="P1340">null</text:p>
              </text:list-item>
            </text:list>
          </table:table-cell>
          <table:table-cell table:style-name="表格53.A5" office:value-type="string">
            <text:list xml:id="list212005252163325" text:continue-numbering="true" text:style-name="WW8Num2">
              <text:list-item>
                <text:p text:style-name="P1340">Update date user</text:p>
              </text:list-item>
            </text:list>
          </table:table-cell>
          <table:table-cell table:style-name="表格53.A5" office:value-type="string">
            <text:list xml:id="list212005252158798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J5" table:number-columns-spanned="3" office:value-type="string">
            <text:list xml:id="list212005252182222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212005252177123" text:continue-numbering="true" text:style-name="WW8Num2">
              <text:list-item>
                <text:p text:style-name="P1340">UDATE</text:p>
              </text:list-item>
            </text:list>
          </table:table-cell>
          <table:table-cell table:style-name="表格53.A5" office:value-type="string">
            <text:list xml:id="list212005252155159" text:continue-numbering="true" text:style-name="WW8Num2">
              <text:list-item>
                <text:p text:style-name="P1340">DATETIME</text:p>
              </text:list-item>
            </text:list>
          </table:table-cell>
          <table:table-cell table:style-name="表格53.A5" office:value-type="string">
            <text:list xml:id="list212005252169365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52166011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52159901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52167657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A5" office:value-type="string">
            <text:list xml:id="list212005252173149" text:continue-numbering="true" text:style-name="WW8Num2">
              <text:list-item>
                <text:p text:style-name="P1340">null</text:p>
              </text:list-item>
            </text:list>
          </table:table-cell>
          <table:table-cell table:style-name="表格53.A5" office:value-type="string">
            <text:list xml:id="list212005252161192" text:continue-numbering="true" text:style-name="WW8Num2">
              <text:list-item>
                <text:p text:style-name="P1340">Update time</text:p>
              </text:list-item>
            </text:list>
          </table:table-cell>
          <table:table-cell table:style-name="表格53.A5" office:value-type="string">
            <text:list xml:id="list212005252156870" text:continue-numbering="true" text:style-name="WW8Num2">
              <text:list-item>
                <text:p text:style-name="P1278"/>
              </text:list-item>
            </text:list>
          </table:table-cell>
          <table:table-cell table:style-name="表格53.J5" table:number-columns-spanned="3" office:value-type="string">
            <text:list xml:id="list212005252157338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</table:table>
      <text:p text:style-name="P57"/>
      <text:p text:style-name="P56"/>
      <text:p text:style-name="P56"/>
      <text:list xml:id="list212005252183041" text:continue-numbering="true" text:style-name="WW8Num2">
        <text:list-item>
          <text:h text:style-name="P941" text:outline-level="1"><text:bookmark-start text:name="__RefHeading__23965_88937974"/><text:span text:style-name="T92">QC</text:span><text:span text:style-name="T47">_</text:span><text:span text:style-name="T92">DATA_SOURCE_</text:span><text:span text:style-name="T93">CONF</text:span><text:bookmark-end text:name="__RefHeading__23965_88937974"/></text:h>
        </text:list-item>
      </text:list>
      <table:table table:name="表格52" table:style-name="表格52">
        <table:table-column table:style-name="表格52.A"/>
        <table:table-column table:style-name="表格52.B"/>
        <table:table-column table:style-name="表格52.C" table:number-columns-repeated="2"/>
        <table:table-column table:style-name="表格52.E" table:number-columns-repeated="3"/>
        <table:table-column table:style-name="表格52.H"/>
        <table:table-column table:style-name="表格52.I"/>
        <table:table-column table:style-name="表格52.J"/>
        <table:table-column table:style-name="表格52.K"/>
        <table:table-column table:style-name="表格52.L"/>
        <table:table-row table:style-name="表格52.1">
          <table:table-cell table:style-name="表格52.A1" office:value-type="string">
            <text:list xml:id="list212005252170452" text:continue-numbering="true" text:style-name="WW8Num2">
              <text:list-item>
                <text:p text:style-name="P1060">Project</text:p>
              </text:list-item>
            </text:list>
          </table:table-cell>
          <table:table-cell table:style-name="表格52.A1" table:number-columns-spanned="6" office:value-type="string">
            <text:list xml:id="list212005252150580" text:continue-numbering="true" text:style-name="WW8Num2">
              <text:list-item>
                <text:p text:style-name="P11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1" office:value-type="string">
            <text:list xml:id="list212005252155581" text:continue-numbering="true" text:style-name="WW8Num2">
              <text:list-item>
                <text:p text:style-name="P1060">Ver</text:p>
              </text:list-item>
            </text:list>
          </table:table-cell>
          <table:table-cell table:style-name="表格52.A1" office:value-type="string">
            <text:list xml:id="list212005252151449" text:continue-numbering="true" text:style-name="WW8Num2">
              <text:list-item>
                <text:p text:style-name="P1140">0.5</text:p>
              </text:list-item>
            </text:list>
          </table:table-cell>
          <table:table-cell table:style-name="表格52.J1" office:value-type="string">
            <text:list xml:id="list212005252180556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2.K1" office:value-type="string">
            <text:list xml:id="list212005252173646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2.K1" office:value-type="string">
            <text:list xml:id="list212005252167717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52.1">
          <table:table-cell table:style-name="表格52.A2" office:value-type="string">
            <text:list xml:id="list212005252162425" text:continue-numbering="true" text:style-name="WW8Num2">
              <text:list-item>
                <text:p text:style-name="P1060">Maintain</text:p>
              </text:list-item>
            </text:list>
          </table:table-cell>
          <table:table-cell table:style-name="表格52.A2" table:number-columns-spanned="6" office:value-type="string">
            <text:list xml:id="list212005252179871" text:continue-numbering="true" text:style-name="WW8Num2">
              <text:list-item>
                <text:p text:style-name="P11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2" office:value-type="string">
            <text:list xml:id="list212005252178360" text:continue-numbering="true" text:style-name="WW8Num2">
              <text:list-item>
                <text:p text:style-name="P1060">Date</text:p>
              </text:list-item>
            </text:list>
          </table:table-cell>
          <table:table-cell table:style-name="表格52.A2" office:value-type="string">
            <text:list xml:id="list212005252175099" text:continue-numbering="true" text:style-name="WW8Num2">
              <text:list-item>
                <text:p text:style-name="P1140">201<text:span text:style-name="T184">5</text:span>/<text:span text:style-name="T184">01</text:span>/<text:span text:style-name="T184">10</text:span></text:p>
              </text:list-item>
            </text:list>
          </table:table-cell>
          <table:table-cell table:style-name="表格52.J1" office:value-type="string">
            <text:list xml:id="list212005252151035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2.K1" office:value-type="string">
            <text:list xml:id="list212005252152403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2.K1" office:value-type="string">
            <text:list xml:id="list212005252173363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52.1">
          <table:table-cell table:style-name="表格52.A2" office:value-type="string">
            <text:list xml:id="list212005252155149" text:continue-numbering="true" text:style-name="WW8Num2">
              <text:list-item>
                <text:p text:style-name="P1060">Table</text:p>
              </text:list-item>
            </text:list>
          </table:table-cell>
          <table:table-cell table:style-name="表格52.A2" table:number-columns-spanned="6" office:value-type="string">
            <text:list xml:id="list212005252158591" text:continue-numbering="true" text:style-name="WW8Num2">
              <text:list-item>
                <text:p text:style-name="P1238">qc_data_source_<text:span text:style-name="T184">conf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2" office:value-type="string">
            <text:list xml:id="list212005252168150" text:continue-numbering="true" text:style-name="WW8Num2">
              <text:list-item>
                <text:p text:style-name="P1060">DataBase</text:p>
              </text:list-item>
            </text:list>
          </table:table-cell>
          <table:table-cell table:style-name="表格52.A2" office:value-type="string">
            <text:list xml:id="list212005252169662" text:continue-numbering="true" text:style-name="WW8Num2">
              <text:list-item>
                <text:p text:style-name="P1140">bbcore</text:p>
              </text:list-item>
            </text:list>
          </table:table-cell>
          <table:table-cell table:style-name="表格52.J1" office:value-type="string">
            <text:list xml:id="list212005252181865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2.K1" office:value-type="string">
            <text:list xml:id="list212005252182703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2.K1" office:value-type="string">
            <text:list xml:id="list212005252181687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52.1">
          <table:table-cell table:style-name="表格52.A4" office:value-type="string">
            <text:list xml:id="list212005252182785" text:continue-numbering="true" text:style-name="WW8Num2">
              <text:list-item>
                <text:p text:style-name="P1060">Descript</text:p>
              </text:list-item>
            </text:list>
          </table:table-cell>
          <table:table-cell table:style-name="表格52.A4" table:number-columns-spanned="8" office:value-type="string">
            <text:list xml:id="list212005252161323" text:continue-numbering="true" text:style-name="WW8Num2">
              <text:list-item>
                <text:p text:style-name="P11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2.J1" office:value-type="string">
            <text:list xml:id="list212005252172040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2.K1" office:value-type="string">
            <text:list xml:id="list212005252183062" text:continue-numbering="true" text:style-name="WW8Num2">
              <text:list-item>
                <text:p text:style-name="P869"/>
              </text:list-item>
            </text:list>
          </table:table-cell>
          <table:table-cell table:style-name="表格52.K1" office:value-type="string">
            <text:list xml:id="list212005252161004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52.1">
          <table:table-cell table:style-name="表格52.A5" table:number-columns-spanned="9" office:value-type="string">
            <text:list xml:id="list212005252182163" text:continue-numbering="true" text:style-name="WW8Num2">
              <text:list-item>
                <text:p text:style-name="P9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2.J5" table:number-columns-spanned="3" office:value-type="string">
            <text:list xml:id="list212005252174998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212005252181850" text:continue-numbering="true" text:style-name="WW8Num2">
              <text:list-item>
                <text:p text:style-name="P1100">Field</text:p>
              </text:list-item>
            </text:list>
          </table:table-cell>
          <table:table-cell table:style-name="表格52.A5" office:value-type="string">
            <text:list xml:id="list212005252151964" text:continue-numbering="true" text:style-name="WW8Num2">
              <text:list-item>
                <text:p text:style-name="P1100">Datatype</text:p>
              </text:list-item>
            </text:list>
          </table:table-cell>
          <table:table-cell table:style-name="表格52.A5" office:value-type="string">
            <text:list xml:id="list212005252150875" text:continue-numbering="true" text:style-name="WW8Num2">
              <text:list-item>
                <text:p text:style-name="P1100">PK</text:p>
              </text:list-item>
            </text:list>
          </table:table-cell>
          <table:table-cell table:style-name="表格52.A5" office:value-type="string">
            <text:list xml:id="list212005252176382" text:continue-numbering="true" text:style-name="WW8Num2">
              <text:list-item>
                <text:p text:style-name="P1100">UK</text:p>
              </text:list-item>
            </text:list>
          </table:table-cell>
          <table:table-cell table:style-name="表格52.A5" office:value-type="string">
            <text:list xml:id="list212005252176930" text:continue-numbering="true" text:style-name="WW8Num2">
              <text:list-item>
                <text:p text:style-name="P1100">IDX</text:p>
              </text:list-item>
            </text:list>
          </table:table-cell>
          <table:table-cell table:style-name="表格52.A5" office:value-type="string">
            <text:list xml:id="list212005252151678" text:continue-numbering="true" text:style-name="WW8Num2">
              <text:list-item>
                <text:p text:style-name="P1020"><text:span text:style-name="T2">S</text:span><text:span text:style-name="T3">IZE</text:span></text:p>
              </text:list-item>
            </text:list>
          </table:table-cell>
          <table:table-cell table:style-name="表格52.A5" office:value-type="string">
            <text:list xml:id="list212005252150599" text:continue-numbering="true" text:style-name="WW8Num2">
              <text:list-item>
                <text:p text:style-name="P1020"><text:span text:style-name="T2">D</text:span><text:span text:style-name="T3">EF</text:span></text:p>
              </text:list-item>
            </text:list>
          </table:table-cell>
          <table:table-cell table:style-name="表格52.A5" office:value-type="string">
            <text:list xml:id="list212005252155586" text:continue-numbering="true" text:style-name="WW8Num2">
              <text:list-item>
                <text:p text:style-name="P1100">Description</text:p>
              </text:list-item>
            </text:list>
          </table:table-cell>
          <table:table-cell table:style-name="表格52.A5" office:value-type="string">
            <text:list xml:id="list212005252182653" text:continue-numbering="true" text:style-name="WW8Num2">
              <text:list-item>
                <text:p text:style-name="P1100">Remarks</text:p>
              </text:list-item>
            </text:list>
          </table:table-cell>
          <table:table-cell table:style-name="表格52.J5" table:number-columns-spanned="3" office:value-type="string">
            <text:list xml:id="list212005268177590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212005268160509" text:continue-numbering="true" text:style-name="WW8Num2">
              <text:list-item>
                <text:p text:style-name="P1342">OID</text:p>
              </text:list-item>
            </text:list>
          </table:table-cell>
          <table:table-cell table:style-name="表格52.A5" office:value-type="string">
            <text:list xml:id="list212005268162497" text:continue-numbering="true" text:style-name="WW8Num2">
              <text:list-item>
                <text:p text:style-name="P1342">CHAR</text:p>
              </text:list-item>
            </text:list>
          </table:table-cell>
          <table:table-cell table:style-name="表格52.A5" office:value-type="string">
            <text:list xml:id="list212005268169053" text:continue-numbering="true" text:style-name="WW8Num2">
              <text:list-item>
                <text:p text:style-name="P1342">Y</text:p>
              </text:list-item>
            </text:list>
          </table:table-cell>
          <table:table-cell table:style-name="表格52.A5" office:value-type="string">
            <text:list xml:id="list212005268173506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68181271" text:continue-numbering="true" text:style-name="WW8Num2">
              <text:list-item>
                <text:p text:style-name="P1342"><text:s/></text:p>
              </text:list-item>
            </text:list>
          </table:table-cell>
          <table:table-cell table:style-name="表格52.A5" office:value-type="string">
            <text:list xml:id="list212005268158205" text:continue-numbering="true" text:style-name="WW8Num2">
              <text:list-item>
                <text:p text:style-name="P1342">36</text:p>
              </text:list-item>
            </text:list>
          </table:table-cell>
          <table:table-cell table:style-name="表格52.A5" office:value-type="string">
            <text:list xml:id="list212005268150601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68157018" text:continue-numbering="true" text:style-name="WW8Num2">
              <text:list-item>
                <text:p text:style-name="P1342">PK / UUID</text:p>
              </text:list-item>
            </text:list>
          </table:table-cell>
          <table:table-cell table:style-name="表格52.A5" office:value-type="string">
            <text:list xml:id="list212005268157303" text:continue-numbering="true" text:style-name="WW8Num2">
              <text:list-item>
                <text:p text:style-name="P1342">Default java UUID</text:p>
              </text:list-item>
            </text:list>
          </table:table-cell>
          <table:table-cell table:style-name="表格52.J5" table:number-columns-spanned="3" office:value-type="string">
            <text:list xml:id="list212005268170401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6">ID</text:p>
          </table:table-cell>
          <table:table-cell table:style-name="表格52.A8" office:value-type="string">
            <text:list xml:id="list212005268182867" text:continue-numbering="true" text:style-name="WW8Num2">
              <text:list-item>
                <text:p text:style-name="P1343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527">Y</text:p>
          </table:table-cell>
          <table:table-cell table:style-name="表格52.A8" office:value-type="string">
            <text:p text:style-name="P824"/>
          </table:table-cell>
          <table:table-cell table:style-name="表格52.A8" office:value-type="string">
            <text:p text:style-name="P526">2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07"/>
          </table:table-cell>
          <table:table-cell table:style-name="表格52.A8" office:value-type="string">
            <text:p text:style-name="P582"/>
          </table:table-cell>
          <table:table-cell table:style-name="表格52.J5" table:number-columns-spanned="3" office:value-type="string">
            <text:list xml:id="list212005268151707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0">NAME</text:p>
          </table:table-cell>
          <table:table-cell table:style-name="表格52.A8" office:value-type="string">
            <text:list xml:id="list212005268151514" text:continue-numbering="true" text:style-name="WW8Num2">
              <text:list-item>
                <text:p text:style-name="P1341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497"/>
          </table:table-cell>
          <table:table-cell table:style-name="表格52.A8" office:value-type="string">
            <text:p text:style-name="P824"/>
          </table:table-cell>
          <table:table-cell table:style-name="表格52.A8" office:value-type="string">
            <text:p text:style-name="P520">10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07"/>
          </table:table-cell>
          <table:table-cell table:style-name="表格52.A8" office:value-type="string">
            <text:p text:style-name="P582"/>
          </table:table-cell>
          <table:table-cell table:style-name="表格52.J5" table:number-columns-spanned="3" office:value-type="string">
            <text:list xml:id="list212005268182851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0">DRIVER_ID</text:p>
          </table:table-cell>
          <table:table-cell table:style-name="表格52.A8" office:value-type="string">
            <text:list xml:id="list212005268173898" text:continue-numbering="true" text:style-name="WW8Num2">
              <text:list-item>
                <text:p text:style-name="P1341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503"/>
          </table:table-cell>
          <table:table-cell table:style-name="表格52.A8" office:value-type="string">
            <text:p text:style-name="P830">Y</text:p>
          </table:table-cell>
          <table:table-cell table:style-name="表格52.A8" office:value-type="string">
            <text:p text:style-name="P523">2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26">QC_DATA_SOURCE_DRIVER.ID</text:p>
          </table:table-cell>
          <table:table-cell table:style-name="表格52.A8" office:value-type="string">
            <text:p text:style-name="P582"/>
          </table:table-cell>
          <table:table-cell table:style-name="表格52.J5" table:number-columns-spanned="3" office:value-type="string">
            <text:list xml:id="list212005268150885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6">JDBC_URL</text:p>
          </table:table-cell>
          <table:table-cell table:style-name="表格52.A8" office:value-type="string">
            <text:list xml:id="list212005268163248" text:continue-numbering="true" text:style-name="WW8Num2">
              <text:list-item>
                <text:p text:style-name="P1445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475"/>
          </table:table-cell>
          <table:table-cell table:style-name="表格52.A8" office:value-type="string">
            <text:p text:style-name="P795"/>
          </table:table-cell>
          <table:table-cell table:style-name="表格52.A8" office:value-type="string">
            <text:p text:style-name="P526">50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21"/>
          </table:table-cell>
          <table:table-cell table:style-name="表格52.A8" office:value-type="string">
            <text:p text:style-name="P582"/>
          </table:table-cell>
          <table:table-cell table:style-name="表格52.J5" table:number-columns-spanned="3" office:value-type="string">
            <text:list xml:id="list212005268177766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6">DB_ACCOUNT</text:p>
          </table:table-cell>
          <table:table-cell table:style-name="表格52.A8" office:value-type="string">
            <text:list xml:id="list212005268154416" text:continue-numbering="true" text:style-name="WW8Num2">
              <text:list-item>
                <text:p text:style-name="P1445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475"/>
          </table:table-cell>
          <table:table-cell table:style-name="表格52.A8" office:value-type="string">
            <text:p text:style-name="P795"/>
          </table:table-cell>
          <table:table-cell table:style-name="表格52.A8" office:value-type="string">
            <text:p text:style-name="P525">5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21"/>
          </table:table-cell>
          <table:table-cell table:style-name="表格52.A8" office:value-type="string">
            <text:p text:style-name="P582"/>
          </table:table-cell>
          <table:table-cell table:style-name="表格52.J5" table:number-columns-spanned="3" office:value-type="string">
            <text:list xml:id="list212005268179458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6">DB_PASSWORD</text:p>
          </table:table-cell>
          <table:table-cell table:style-name="表格52.A8" office:value-type="string">
            <text:list xml:id="list212005268176172" text:continue-numbering="true" text:style-name="WW8Num2">
              <text:list-item>
                <text:p text:style-name="P1445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475"/>
          </table:table-cell>
          <table:table-cell table:style-name="表格52.A8" office:value-type="string">
            <text:p text:style-name="P795"/>
          </table:table-cell>
          <table:table-cell table:style-name="表格52.A8" office:value-type="string">
            <text:p text:style-name="P526">10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21"/>
          </table:table-cell>
          <table:table-cell table:style-name="表格52.A8" office:value-type="string">
            <text:p text:style-name="P582"/>
          </table:table-cell>
          <table:table-cell table:style-name="表格52.J5" table:number-columns-spanned="3" office:value-type="string">
            <text:list xml:id="list212005268176451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6">DESCRIPTION</text:p>
          </table:table-cell>
          <table:table-cell table:style-name="表格52.A8" office:value-type="string">
            <text:list xml:id="list212005268159982" text:continue-numbering="true" text:style-name="WW8Num2">
              <text:list-item>
                <text:p text:style-name="P1445">VARCHAR</text:p>
              </text:list-item>
            </text:list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475"/>
          </table:table-cell>
          <table:table-cell table:style-name="表格52.A8" office:value-type="string">
            <text:p text:style-name="P795"/>
          </table:table-cell>
          <table:table-cell table:style-name="表格52.A8" office:value-type="string">
            <text:p text:style-name="P526">500</text:p>
          </table:table-cell>
          <table:table-cell table:style-name="表格52.A8" office:value-type="string">
            <text:p text:style-name="P226"/>
          </table:table-cell>
          <table:table-cell table:style-name="表格52.A8" office:value-type="string">
            <text:p text:style-name="P721"/>
          </table:table-cell>
          <table:table-cell table:style-name="表格52.A8" office:value-type="string">
            <text:p text:style-name="P582"/>
          </table:table-cell>
          <table:table-cell table:style-name="表格52.J5" table:number-columns-spanned="3" office:value-type="string">
            <text:list xml:id="list212005285176392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list xml:id="list212005285154519" text:continue-numbering="true" text:style-name="WW8Num2">
              <text:list-item>
                <text:p text:style-name="P1342">CUSERID</text:p>
              </text:list-item>
            </text:list>
          </table:table-cell>
          <table:table-cell table:style-name="表格52.A8" office:value-type="string">
            <text:list xml:id="list212005285172745" text:continue-numbering="true" text:style-name="WW8Num2">
              <text:list-item>
                <text:p text:style-name="P1342">VARCHAR</text:p>
              </text:list-item>
            </text:list>
          </table:table-cell>
          <table:table-cell table:style-name="表格52.A8" office:value-type="string">
            <text:list xml:id="list212005285172615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8" office:value-type="string">
            <text:list xml:id="list212005285157568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8" office:value-type="string">
            <text:list xml:id="list212005285181225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8" office:value-type="string">
            <text:list xml:id="list212005285165090" text:continue-numbering="true" text:style-name="WW8Num2">
              <text:list-item>
                <text:p text:style-name="P1342">24</text:p>
              </text:list-item>
            </text:list>
          </table:table-cell>
          <table:table-cell table:style-name="表格52.A8" office:value-type="string">
            <text:list xml:id="list212005285159755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8" office:value-type="string">
            <text:list xml:id="list212005285152135" text:continue-numbering="true" text:style-name="WW8Num2">
              <text:list-item>
                <text:p text:style-name="P1342">Create data user</text:p>
              </text:list-item>
            </text:list>
          </table:table-cell>
          <table:table-cell table:style-name="表格52.A8" office:value-type="string">
            <text:list xml:id="list212005285161434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J5" table:number-columns-spanned="3" office:value-type="string">
            <text:list xml:id="list212005285181752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212005285166541" text:continue-numbering="true" text:style-name="WW8Num2">
              <text:list-item>
                <text:p text:style-name="P1342">CDATE</text:p>
              </text:list-item>
            </text:list>
          </table:table-cell>
          <table:table-cell table:style-name="表格52.A5" office:value-type="string">
            <text:list xml:id="list212005285175541" text:continue-numbering="true" text:style-name="WW8Num2">
              <text:list-item>
                <text:p text:style-name="P1342">DATETIME</text:p>
              </text:list-item>
            </text:list>
          </table:table-cell>
          <table:table-cell table:style-name="表格52.A5" office:value-type="string">
            <text:list xml:id="list212005285169654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85177336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85171606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85158333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85175920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85153877" text:continue-numbering="true" text:style-name="WW8Num2">
              <text:list-item>
                <text:p text:style-name="P1342">Create time</text:p>
              </text:list-item>
            </text:list>
          </table:table-cell>
          <table:table-cell table:style-name="表格52.A5" office:value-type="string">
            <text:list xml:id="list212005285153883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J5" table:number-columns-spanned="3" office:value-type="string">
            <text:list xml:id="list212005285159444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212005285163704" text:continue-numbering="true" text:style-name="WW8Num2">
              <text:list-item>
                <text:p text:style-name="P1342">UUSERID</text:p>
              </text:list-item>
            </text:list>
          </table:table-cell>
          <table:table-cell table:style-name="表格52.A5" office:value-type="string">
            <text:list xml:id="list212005285155280" text:continue-numbering="true" text:style-name="WW8Num2">
              <text:list-item>
                <text:p text:style-name="P1342">VARCHAR</text:p>
              </text:list-item>
            </text:list>
          </table:table-cell>
          <table:table-cell table:style-name="表格52.A5" office:value-type="string">
            <text:list xml:id="list212005285178925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85160470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85161359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85160695" text:continue-numbering="true" text:style-name="WW8Num2">
              <text:list-item>
                <text:p text:style-name="P1342">24</text:p>
              </text:list-item>
            </text:list>
          </table:table-cell>
          <table:table-cell table:style-name="表格52.A5" office:value-type="string">
            <text:list xml:id="list212005285165808" text:continue-numbering="true" text:style-name="WW8Num2">
              <text:list-item>
                <text:p text:style-name="P1342">null</text:p>
              </text:list-item>
            </text:list>
          </table:table-cell>
          <table:table-cell table:style-name="表格52.A5" office:value-type="string">
            <text:list xml:id="list212005285162853" text:continue-numbering="true" text:style-name="WW8Num2">
              <text:list-item>
                <text:p text:style-name="P1342">Update date user</text:p>
              </text:list-item>
            </text:list>
          </table:table-cell>
          <table:table-cell table:style-name="表格52.A5" office:value-type="string">
            <text:list xml:id="list212005285151259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J5" table:number-columns-spanned="3" office:value-type="string">
            <text:list xml:id="list212005285180972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212005285158926" text:continue-numbering="true" text:style-name="WW8Num2">
              <text:list-item>
                <text:p text:style-name="P1342">UDATE</text:p>
              </text:list-item>
            </text:list>
          </table:table-cell>
          <table:table-cell table:style-name="表格52.A5" office:value-type="string">
            <text:list xml:id="list212005285179411" text:continue-numbering="true" text:style-name="WW8Num2">
              <text:list-item>
                <text:p text:style-name="P1342">DATETIME</text:p>
              </text:list-item>
            </text:list>
          </table:table-cell>
          <table:table-cell table:style-name="表格52.A5" office:value-type="string">
            <text:list xml:id="list212005285164854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85157800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85175917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85153986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A5" office:value-type="string">
            <text:list xml:id="list212005285167372" text:continue-numbering="true" text:style-name="WW8Num2">
              <text:list-item>
                <text:p text:style-name="P1342">null</text:p>
              </text:list-item>
            </text:list>
          </table:table-cell>
          <table:table-cell table:style-name="表格52.A5" office:value-type="string">
            <text:list xml:id="list212005285166272" text:continue-numbering="true" text:style-name="WW8Num2">
              <text:list-item>
                <text:p text:style-name="P1342">Update time</text:p>
              </text:list-item>
            </text:list>
          </table:table-cell>
          <table:table-cell table:style-name="表格52.A5" office:value-type="string">
            <text:list xml:id="list212005285161118" text:continue-numbering="true" text:style-name="WW8Num2">
              <text:list-item>
                <text:p text:style-name="P1279"/>
              </text:list-item>
            </text:list>
          </table:table-cell>
          <table:table-cell table:style-name="表格52.J5" table:number-columns-spanned="3" office:value-type="string">
            <text:p text:style-name="P12"/>
          </table:table-cell>
          <table:covered-table-cell/>
          <table:covered-table-cell/>
        </table:table-row>
      </table:table>
      <text:list xml:id="list212005285154313" text:continue-numbering="true" text:style-name="WW8Num2">
        <text:list-item>
          <text:h text:style-name="P942" text:outline-level="1"><text:bookmark-start text:name="__RefHeading__23967_88937974"/><text:soft-page-break/><text:span text:style-name="T92">QC</text:span><text:span text:style-name="T47">_</text:span><text:span text:style-name="T95">DATA_QUERY</text:span><text:bookmark-end text:name="__RefHeading__23967_88937974"/></text:h>
        </text:list-item>
      </text:list>
      <table:table table:name="表格54" table:style-name="表格54">
        <table:table-column table:style-name="表格54.A"/>
        <table:table-column table:style-name="表格54.B"/>
        <table:table-column table:style-name="表格54.C" table:number-columns-repeated="2"/>
        <table:table-column table:style-name="表格54.E" table:number-columns-repeated="3"/>
        <table:table-column table:style-name="表格54.H"/>
        <table:table-column table:style-name="表格54.I"/>
        <table:table-column table:style-name="表格54.J"/>
        <table:table-column table:style-name="表格54.K"/>
        <table:table-column table:style-name="表格54.L"/>
        <table:table-row table:style-name="表格54.1">
          <table:table-cell table:style-name="表格54.A1" office:value-type="string">
            <text:list xml:id="list212005285171429" text:continue-numbering="true" text:style-name="WW8Num2">
              <text:list-item>
                <text:p text:style-name="P1061">Project</text:p>
              </text:list-item>
            </text:list>
          </table:table-cell>
          <table:table-cell table:style-name="表格54.A1" table:number-columns-spanned="6" office:value-type="string">
            <text:list xml:id="list212005285160038" text:continue-numbering="true" text:style-name="WW8Num2">
              <text:list-item>
                <text:p text:style-name="P11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1" office:value-type="string">
            <text:list xml:id="list212005285164375" text:continue-numbering="true" text:style-name="WW8Num2">
              <text:list-item>
                <text:p text:style-name="P1061">Ver</text:p>
              </text:list-item>
            </text:list>
          </table:table-cell>
          <table:table-cell table:style-name="表格54.A1" office:value-type="string">
            <text:list xml:id="list212005285151002" text:continue-numbering="true" text:style-name="WW8Num2">
              <text:list-item>
                <text:p text:style-name="P1141">0.5</text:p>
              </text:list-item>
            </text:list>
          </table:table-cell>
          <table:table-cell table:style-name="表格54.J1" office:value-type="string">
            <text:list xml:id="list212005285150527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4.K1" office:value-type="string">
            <text:list xml:id="list212005285153010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4.K1" office:value-type="string">
            <text:list xml:id="list212005285160483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54.1">
          <table:table-cell table:style-name="表格54.A2" office:value-type="string">
            <text:list xml:id="list212005285153698" text:continue-numbering="true" text:style-name="WW8Num2">
              <text:list-item>
                <text:p text:style-name="P1061">Maintain</text:p>
              </text:list-item>
            </text:list>
          </table:table-cell>
          <table:table-cell table:style-name="表格54.A2" table:number-columns-spanned="6" office:value-type="string">
            <text:list xml:id="list212005285158944" text:continue-numbering="true" text:style-name="WW8Num2">
              <text:list-item>
                <text:p text:style-name="P11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2" office:value-type="string">
            <text:list xml:id="list212005285175075" text:continue-numbering="true" text:style-name="WW8Num2">
              <text:list-item>
                <text:p text:style-name="P1061">Date</text:p>
              </text:list-item>
            </text:list>
          </table:table-cell>
          <table:table-cell table:style-name="表格54.A2" office:value-type="string">
            <text:list xml:id="list212005285153368" text:continue-numbering="true" text:style-name="WW8Num2">
              <text:list-item>
                <text:p text:style-name="P1141">201<text:span text:style-name="T184">5</text:span>/<text:span text:style-name="T184">01</text:span>/<text:span text:style-name="T184">10</text:span></text:p>
              </text:list-item>
            </text:list>
          </table:table-cell>
          <table:table-cell table:style-name="表格54.J1" office:value-type="string">
            <text:list xml:id="list212005285181169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4.K1" office:value-type="string">
            <text:list xml:id="list212005285163434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4.K1" office:value-type="string">
            <text:list xml:id="list212005285174880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54.1">
          <table:table-cell table:style-name="表格54.A2" office:value-type="string">
            <text:list xml:id="list212005285176905" text:continue-numbering="true" text:style-name="WW8Num2">
              <text:list-item>
                <text:p text:style-name="P1061">Table</text:p>
              </text:list-item>
            </text:list>
          </table:table-cell>
          <table:table-cell table:style-name="表格54.A2" table:number-columns-spanned="6" office:value-type="string">
            <text:list xml:id="list212005285181019" text:continue-numbering="true" text:style-name="WW8Num2">
              <text:list-item>
                <text:p text:style-name="P1239">qc_<text:span text:style-name="T186">data_query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2" office:value-type="string">
            <text:list xml:id="list212005301157104" text:continue-numbering="true" text:style-name="WW8Num2">
              <text:list-item>
                <text:p text:style-name="P1061">DataBase</text:p>
              </text:list-item>
            </text:list>
          </table:table-cell>
          <table:table-cell table:style-name="表格54.A2" office:value-type="string">
            <text:list xml:id="list212005301157444" text:continue-numbering="true" text:style-name="WW8Num2">
              <text:list-item>
                <text:p text:style-name="P1141">bbcore</text:p>
              </text:list-item>
            </text:list>
          </table:table-cell>
          <table:table-cell table:style-name="表格54.J1" office:value-type="string">
            <text:list xml:id="list212005301181118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4.K1" office:value-type="string">
            <text:list xml:id="list212005301162206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4.K1" office:value-type="string">
            <text:list xml:id="list212005301159176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54.1">
          <table:table-cell table:style-name="表格54.A4" office:value-type="string">
            <text:list xml:id="list212005301172570" text:continue-numbering="true" text:style-name="WW8Num2">
              <text:list-item>
                <text:p text:style-name="P1061">Descript</text:p>
              </text:list-item>
            </text:list>
          </table:table-cell>
          <table:table-cell table:style-name="表格54.A4" table:number-columns-spanned="8" office:value-type="string">
            <text:list xml:id="list212005301169313" text:continue-numbering="true" text:style-name="WW8Num2">
              <text:list-item>
                <text:p text:style-name="P11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4.J1" office:value-type="string">
            <text:list xml:id="list212005301164549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4.K1" office:value-type="string">
            <text:list xml:id="list212005301179490" text:continue-numbering="true" text:style-name="WW8Num2">
              <text:list-item>
                <text:p text:style-name="P870"/>
              </text:list-item>
            </text:list>
          </table:table-cell>
          <table:table-cell table:style-name="表格54.K1" office:value-type="string">
            <text:list xml:id="list212005301179685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54.1">
          <table:table-cell table:style-name="表格54.A5" table:number-columns-spanned="9" office:value-type="string">
            <text:list xml:id="list212005301181690" text:continue-numbering="true" text:style-name="WW8Num2">
              <text:list-item>
                <text:p text:style-name="P9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4.J5" table:number-columns-spanned="3" office:value-type="string">
            <text:list xml:id="list212005301164555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212005301177431" text:continue-numbering="true" text:style-name="WW8Num2">
              <text:list-item>
                <text:p text:style-name="P1101">Field</text:p>
              </text:list-item>
            </text:list>
          </table:table-cell>
          <table:table-cell table:style-name="表格54.A5" office:value-type="string">
            <text:list xml:id="list212005301158756" text:continue-numbering="true" text:style-name="WW8Num2">
              <text:list-item>
                <text:p text:style-name="P1101">Datatype</text:p>
              </text:list-item>
            </text:list>
          </table:table-cell>
          <table:table-cell table:style-name="表格54.A5" office:value-type="string">
            <text:list xml:id="list212005301163294" text:continue-numbering="true" text:style-name="WW8Num2">
              <text:list-item>
                <text:p text:style-name="P1101">PK</text:p>
              </text:list-item>
            </text:list>
          </table:table-cell>
          <table:table-cell table:style-name="表格54.A5" office:value-type="string">
            <text:list xml:id="list212005301164356" text:continue-numbering="true" text:style-name="WW8Num2">
              <text:list-item>
                <text:p text:style-name="P1101">UK</text:p>
              </text:list-item>
            </text:list>
          </table:table-cell>
          <table:table-cell table:style-name="表格54.A5" office:value-type="string">
            <text:list xml:id="list212005301159685" text:continue-numbering="true" text:style-name="WW8Num2">
              <text:list-item>
                <text:p text:style-name="P1101">IDX</text:p>
              </text:list-item>
            </text:list>
          </table:table-cell>
          <table:table-cell table:style-name="表格54.A5" office:value-type="string">
            <text:list xml:id="list212005301165203" text:continue-numbering="true" text:style-name="WW8Num2">
              <text:list-item>
                <text:p text:style-name="P1021"><text:span text:style-name="T2">S</text:span><text:span text:style-name="T3">IZE</text:span></text:p>
              </text:list-item>
            </text:list>
          </table:table-cell>
          <table:table-cell table:style-name="表格54.A5" office:value-type="string">
            <text:list xml:id="list212005301163810" text:continue-numbering="true" text:style-name="WW8Num2">
              <text:list-item>
                <text:p text:style-name="P1021"><text:span text:style-name="T2">D</text:span><text:span text:style-name="T3">EF</text:span></text:p>
              </text:list-item>
            </text:list>
          </table:table-cell>
          <table:table-cell table:style-name="表格54.A5" office:value-type="string">
            <text:list xml:id="list212005301169849" text:continue-numbering="true" text:style-name="WW8Num2">
              <text:list-item>
                <text:p text:style-name="P1101">Description</text:p>
              </text:list-item>
            </text:list>
          </table:table-cell>
          <table:table-cell table:style-name="表格54.A5" office:value-type="string">
            <text:list xml:id="list212005301151579" text:continue-numbering="true" text:style-name="WW8Num2">
              <text:list-item>
                <text:p text:style-name="P1101">Remarks</text:p>
              </text:list-item>
            </text:list>
          </table:table-cell>
          <table:table-cell table:style-name="表格54.J5" table:number-columns-spanned="3" office:value-type="string">
            <text:list xml:id="list212005301174197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212005301153430" text:continue-numbering="true" text:style-name="WW8Num2">
              <text:list-item>
                <text:p text:style-name="P1344">OID</text:p>
              </text:list-item>
            </text:list>
          </table:table-cell>
          <table:table-cell table:style-name="表格54.A5" office:value-type="string">
            <text:list xml:id="list212005301173778" text:continue-numbering="true" text:style-name="WW8Num2">
              <text:list-item>
                <text:p text:style-name="P1344">CHAR</text:p>
              </text:list-item>
            </text:list>
          </table:table-cell>
          <table:table-cell table:style-name="表格54.A5" office:value-type="string">
            <text:list xml:id="list212005301153648" text:continue-numbering="true" text:style-name="WW8Num2">
              <text:list-item>
                <text:p text:style-name="P1344">Y</text:p>
              </text:list-item>
            </text:list>
          </table:table-cell>
          <table:table-cell table:style-name="表格54.A5" office:value-type="string">
            <text:list xml:id="list212005301165905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01164400" text:continue-numbering="true" text:style-name="WW8Num2">
              <text:list-item>
                <text:p text:style-name="P1344"><text:s/></text:p>
              </text:list-item>
            </text:list>
          </table:table-cell>
          <table:table-cell table:style-name="表格54.A5" office:value-type="string">
            <text:list xml:id="list212005301177530" text:continue-numbering="true" text:style-name="WW8Num2">
              <text:list-item>
                <text:p text:style-name="P1344">36</text:p>
              </text:list-item>
            </text:list>
          </table:table-cell>
          <table:table-cell table:style-name="表格54.A5" office:value-type="string">
            <text:list xml:id="list212005301178649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01166011" text:continue-numbering="true" text:style-name="WW8Num2">
              <text:list-item>
                <text:p text:style-name="P1344">PK / UUID</text:p>
              </text:list-item>
            </text:list>
          </table:table-cell>
          <table:table-cell table:style-name="表格54.A5" office:value-type="string">
            <text:list xml:id="list212005301173575" text:continue-numbering="true" text:style-name="WW8Num2">
              <text:list-item>
                <text:p text:style-name="P1344">Default java UUID</text:p>
              </text:list-item>
            </text:list>
          </table:table-cell>
          <table:table-cell table:style-name="表格54.J5" table:number-columns-spanned="3" office:value-type="string">
            <text:list xml:id="list212005301170749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18">NAME</text:p>
          </table:table-cell>
          <table:table-cell table:style-name="表格54.A8" office:value-type="string">
            <text:list xml:id="list212005301152954" text:continue-numbering="true" text:style-name="WW8Num2">
              <text:list-item>
                <text:p text:style-name="P1344">VARCHAR</text:p>
              </text:list-item>
            </text:list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530">Y</text:p>
          </table:table-cell>
          <table:table-cell table:style-name="表格54.A8" office:value-type="string">
            <text:p text:style-name="P826"/>
          </table:table-cell>
          <table:table-cell table:style-name="表格54.A8" office:value-type="string">
            <text:p text:style-name="P518">50</text:p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709"/>
          </table:table-cell>
          <table:table-cell table:style-name="表格54.A8" office:value-type="string">
            <text:p text:style-name="P584"/>
          </table:table-cell>
          <table:table-cell table:style-name="表格54.J5" table:number-columns-spanned="3" office:value-type="string">
            <text:list xml:id="list212005301168788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32">CONF</text:p>
          </table:table-cell>
          <table:table-cell table:style-name="表格54.A8" office:value-type="string">
            <text:list xml:id="list212005301173442" text:continue-numbering="true" text:style-name="WW8Num2">
              <text:list-item>
                <text:p text:style-name="P1345">VARCHAR</text:p>
              </text:list-item>
            </text:list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505"/>
          </table:table-cell>
          <table:table-cell table:style-name="表格54.A8" office:value-type="string">
            <text:p text:style-name="P830">Y</text:p>
          </table:table-cell>
          <table:table-cell table:style-name="表格54.A8" office:value-type="string">
            <text:p text:style-name="P534">20</text:p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728">QC_DATA_SOURCE_CONF.ID</text:p>
          </table:table-cell>
          <table:table-cell table:style-name="表格54.A8" office:value-type="string">
            <text:p text:style-name="P584"/>
          </table:table-cell>
          <table:table-cell table:style-name="表格54.J5" table:number-columns-spanned="3" office:value-type="string">
            <text:list xml:id="list212005301168117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33">QUERY_EXPRESSION</text:p>
          </table:table-cell>
          <table:table-cell table:style-name="表格54.A8" office:value-type="string">
            <text:list xml:id="list212005301170780" text:continue-numbering="true" text:style-name="WW8Num2">
              <text:list-item>
                <text:p text:style-name="P1448">BLOB</text:p>
              </text:list-item>
            </text:list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477"/>
          </table:table-cell>
          <table:table-cell table:style-name="表格54.A8" office:value-type="string">
            <text:p text:style-name="P797"/>
          </table:table-cell>
          <table:table-cell table:style-name="表格54.A8" office:value-type="string">
            <text:p text:style-name="P533"/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723"/>
          </table:table-cell>
          <table:table-cell table:style-name="表格54.A8" office:value-type="string">
            <text:p text:style-name="P584"/>
          </table:table-cell>
          <table:table-cell table:style-name="表格54.J5" table:number-columns-spanned="3" office:value-type="string">
            <text:list xml:id="list212005301181332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35">MAPPER_OID</text:p>
          </table:table-cell>
          <table:table-cell table:style-name="表格54.A8" office:value-type="string">
            <text:list xml:id="list212005318174607" text:continue-numbering="true" text:style-name="WW8Num2">
              <text:list-item>
                <text:p text:style-name="P1449">CHAR</text:p>
              </text:list-item>
            </text:list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477"/>
          </table:table-cell>
          <table:table-cell table:style-name="表格54.A8" office:value-type="string">
            <text:p text:style-name="P834">Y</text:p>
          </table:table-cell>
          <table:table-cell table:style-name="表格54.A8" office:value-type="string">
            <text:p text:style-name="P535">36</text:p>
          </table:table-cell>
          <table:table-cell table:style-name="表格54.A8" office:value-type="string">
            <text:p text:style-name="P228"/>
          </table:table-cell>
          <table:table-cell table:style-name="表格54.A8" office:value-type="string">
            <text:p text:style-name="P731">QC_DATA_QUERY_MAPPER.OID</text:p>
          </table:table-cell>
          <table:table-cell table:style-name="表格54.A8" office:value-type="string">
            <text:p text:style-name="P584"/>
          </table:table-cell>
          <table:table-cell table:style-name="表格54.J5" table:number-columns-spanned="3" office:value-type="string">
            <text:list xml:id="list212005318156837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list xml:id="list212005318164288" text:continue-numbering="true" text:style-name="WW8Num2">
              <text:list-item>
                <text:p text:style-name="P1344">CUSERID</text:p>
              </text:list-item>
            </text:list>
          </table:table-cell>
          <table:table-cell table:style-name="表格54.A8" office:value-type="string">
            <text:list xml:id="list212005318152391" text:continue-numbering="true" text:style-name="WW8Num2">
              <text:list-item>
                <text:p text:style-name="P1344">VARCHAR</text:p>
              </text:list-item>
            </text:list>
          </table:table-cell>
          <table:table-cell table:style-name="表格54.A8" office:value-type="string">
            <text:list xml:id="list212005318161240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8" office:value-type="string">
            <text:list xml:id="list212005318152485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8" office:value-type="string">
            <text:list xml:id="list212005318166131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8" office:value-type="string">
            <text:list xml:id="list212005318155478" text:continue-numbering="true" text:style-name="WW8Num2">
              <text:list-item>
                <text:p text:style-name="P1344">24</text:p>
              </text:list-item>
            </text:list>
          </table:table-cell>
          <table:table-cell table:style-name="表格54.A8" office:value-type="string">
            <text:list xml:id="list212005318168435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8" office:value-type="string">
            <text:list xml:id="list212005318151232" text:continue-numbering="true" text:style-name="WW8Num2">
              <text:list-item>
                <text:p text:style-name="P1344">Create data user</text:p>
              </text:list-item>
            </text:list>
          </table:table-cell>
          <table:table-cell table:style-name="表格54.A8" office:value-type="string">
            <text:list xml:id="list212005318161955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J5" table:number-columns-spanned="3" office:value-type="string">
            <text:list xml:id="list212005318163720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212005318175320" text:continue-numbering="true" text:style-name="WW8Num2">
              <text:list-item>
                <text:p text:style-name="P1344">CDATE</text:p>
              </text:list-item>
            </text:list>
          </table:table-cell>
          <table:table-cell table:style-name="表格54.A5" office:value-type="string">
            <text:list xml:id="list212005318176090" text:continue-numbering="true" text:style-name="WW8Num2">
              <text:list-item>
                <text:p text:style-name="P1344">DATETIME</text:p>
              </text:list-item>
            </text:list>
          </table:table-cell>
          <table:table-cell table:style-name="表格54.A5" office:value-type="string">
            <text:list xml:id="list212005318152369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18179337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18179481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18172437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18175559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18153513" text:continue-numbering="true" text:style-name="WW8Num2">
              <text:list-item>
                <text:p text:style-name="P1344">Create time</text:p>
              </text:list-item>
            </text:list>
          </table:table-cell>
          <table:table-cell table:style-name="表格54.A5" office:value-type="string">
            <text:list xml:id="list212005318179277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J5" table:number-columns-spanned="3" office:value-type="string">
            <text:list xml:id="list212005318179830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212005318156396" text:continue-numbering="true" text:style-name="WW8Num2">
              <text:list-item>
                <text:p text:style-name="P1344">UUSERID</text:p>
              </text:list-item>
            </text:list>
          </table:table-cell>
          <table:table-cell table:style-name="表格54.A5" office:value-type="string">
            <text:list xml:id="list212005318164647" text:continue-numbering="true" text:style-name="WW8Num2">
              <text:list-item>
                <text:p text:style-name="P1344">VARCHAR</text:p>
              </text:list-item>
            </text:list>
          </table:table-cell>
          <table:table-cell table:style-name="表格54.A5" office:value-type="string">
            <text:list xml:id="list212005318167501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18174916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18152406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18159664" text:continue-numbering="true" text:style-name="WW8Num2">
              <text:list-item>
                <text:p text:style-name="P1344">24</text:p>
              </text:list-item>
            </text:list>
          </table:table-cell>
          <table:table-cell table:style-name="表格54.A5" office:value-type="string">
            <text:list xml:id="list212005318157860" text:continue-numbering="true" text:style-name="WW8Num2">
              <text:list-item>
                <text:p text:style-name="P1344">null</text:p>
              </text:list-item>
            </text:list>
          </table:table-cell>
          <table:table-cell table:style-name="表格54.A5" office:value-type="string">
            <text:list xml:id="list212005318176305" text:continue-numbering="true" text:style-name="WW8Num2">
              <text:list-item>
                <text:p text:style-name="P1344">Update date user</text:p>
              </text:list-item>
            </text:list>
          </table:table-cell>
          <table:table-cell table:style-name="表格54.A5" office:value-type="string">
            <text:list xml:id="list212005318174335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J5" table:number-columns-spanned="3" office:value-type="string">
            <text:list xml:id="list212005318152355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212005318151104" text:continue-numbering="true" text:style-name="WW8Num2">
              <text:list-item>
                <text:p text:style-name="P1344">UDATE</text:p>
              </text:list-item>
            </text:list>
          </table:table-cell>
          <table:table-cell table:style-name="表格54.A5" office:value-type="string">
            <text:list xml:id="list212005318170045" text:continue-numbering="true" text:style-name="WW8Num2">
              <text:list-item>
                <text:p text:style-name="P1344">DATETIME</text:p>
              </text:list-item>
            </text:list>
          </table:table-cell>
          <table:table-cell table:style-name="表格54.A5" office:value-type="string">
            <text:list xml:id="list212005318151675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18150679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18160622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18151638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A5" office:value-type="string">
            <text:list xml:id="list212005318171144" text:continue-numbering="true" text:style-name="WW8Num2">
              <text:list-item>
                <text:p text:style-name="P1344">null</text:p>
              </text:list-item>
            </text:list>
          </table:table-cell>
          <table:table-cell table:style-name="表格54.A5" office:value-type="string">
            <text:list xml:id="list212005318182687" text:continue-numbering="true" text:style-name="WW8Num2">
              <text:list-item>
                <text:p text:style-name="P1344">Update time</text:p>
              </text:list-item>
            </text:list>
          </table:table-cell>
          <table:table-cell table:style-name="表格54.A5" office:value-type="string">
            <text:list xml:id="list212005318171525" text:continue-numbering="true" text:style-name="WW8Num2">
              <text:list-item>
                <text:p text:style-name="P1280"/>
              </text:list-item>
            </text:list>
          </table:table-cell>
          <table:table-cell table:style-name="表格54.J5" table:number-columns-spanned="3" office:value-type="string">
            <text:list xml:id="list212005318170948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</table:table>
      <text:p text:style-name="P58"/>
      <text:p text:style-name="P58"/>
      <text:p text:style-name="P58"/>
      <text:list xml:id="list212005318182247" text:continue-numbering="true" text:style-name="WW8Num2">
        <text:list-item>
          <text:h text:style-name="P943" text:outline-level="1"><text:bookmark-start text:name="__RefHeading__25322_72617355"/><text:span text:style-name="T92">QC</text:span><text:span text:style-name="T47">_</text:span><text:span text:style-name="T95">DATA_QUERY_</text:span><text:span text:style-name="T96">MAPPER</text:span><text:bookmark-end text:name="__RefHeading__25322_72617355"/></text:h>
        </text:list-item>
      </text:list>
      <table:table table:name="表格55" table:style-name="表格55">
        <table:table-column table:style-name="表格55.A"/>
        <table:table-column table:style-name="表格55.B"/>
        <table:table-column table:style-name="表格55.C" table:number-columns-repeated="2"/>
        <table:table-column table:style-name="表格55.E" table:number-columns-repeated="3"/>
        <table:table-column table:style-name="表格55.H"/>
        <table:table-column table:style-name="表格55.I"/>
        <table:table-column table:style-name="表格55.J"/>
        <table:table-column table:style-name="表格55.K"/>
        <table:table-column table:style-name="表格55.L"/>
        <table:table-row table:style-name="表格55.1">
          <table:table-cell table:style-name="表格55.A1" office:value-type="string">
            <text:list xml:id="list212005318151757" text:continue-numbering="true" text:style-name="WW8Num2">
              <text:list-item>
                <text:p text:style-name="P1062">Project</text:p>
              </text:list-item>
            </text:list>
          </table:table-cell>
          <table:table-cell table:style-name="表格55.A1" table:number-columns-spanned="6" office:value-type="string">
            <text:list xml:id="list212005318153056" text:continue-numbering="true" text:style-name="WW8Num2">
              <text:list-item>
                <text:p text:style-name="P11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1" office:value-type="string">
            <text:list xml:id="list212005318151620" text:continue-numbering="true" text:style-name="WW8Num2">
              <text:list-item>
                <text:p text:style-name="P1062">Ver</text:p>
              </text:list-item>
            </text:list>
          </table:table-cell>
          <table:table-cell table:style-name="表格55.A1" office:value-type="string">
            <text:list xml:id="list212005318182634" text:continue-numbering="true" text:style-name="WW8Num2">
              <text:list-item>
                <text:p text:style-name="P1142">0.5</text:p>
              </text:list-item>
            </text:list>
          </table:table-cell>
          <table:table-cell table:style-name="表格55.J1" office:value-type="string">
            <text:list xml:id="list212005318152948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5.K1" office:value-type="string">
            <text:list xml:id="list212005318162194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5.K1" office:value-type="string">
            <text:list xml:id="list212005318157811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55.1">
          <table:table-cell table:style-name="表格55.A2" office:value-type="string">
            <text:list xml:id="list212005318175695" text:continue-numbering="true" text:style-name="WW8Num2">
              <text:list-item>
                <text:p text:style-name="P1062">Maintain</text:p>
              </text:list-item>
            </text:list>
          </table:table-cell>
          <table:table-cell table:style-name="表格55.A2" table:number-columns-spanned="6" office:value-type="string">
            <text:list xml:id="list212005318161970" text:continue-numbering="true" text:style-name="WW8Num2">
              <text:list-item>
                <text:p text:style-name="P11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2" office:value-type="string">
            <text:list xml:id="list212005318166742" text:continue-numbering="true" text:style-name="WW8Num2">
              <text:list-item>
                <text:p text:style-name="P1062">Date</text:p>
              </text:list-item>
            </text:list>
          </table:table-cell>
          <table:table-cell table:style-name="表格55.A2" office:value-type="string">
            <text:list xml:id="list212005334158958" text:continue-numbering="true" text:style-name="WW8Num2">
              <text:list-item>
                <text:p text:style-name="P1142">201<text:span text:style-name="T184">5</text:span>/<text:span text:style-name="T184">01</text:span>/<text:span text:style-name="T184">13</text:span></text:p>
              </text:list-item>
            </text:list>
          </table:table-cell>
          <table:table-cell table:style-name="表格55.J1" office:value-type="string">
            <text:list xml:id="list212005334159436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5.K1" office:value-type="string">
            <text:list xml:id="list212005334154542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5.K1" office:value-type="string">
            <text:list xml:id="list212005334182853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55.1">
          <table:table-cell table:style-name="表格55.A2" office:value-type="string">
            <text:list xml:id="list212005334161976" text:continue-numbering="true" text:style-name="WW8Num2">
              <text:list-item>
                <text:p text:style-name="P1062">Table</text:p>
              </text:list-item>
            </text:list>
          </table:table-cell>
          <table:table-cell table:style-name="表格55.A2" table:number-columns-spanned="6" office:value-type="string">
            <text:list xml:id="list212005334159979" text:continue-numbering="true" text:style-name="WW8Num2">
              <text:list-item>
                <text:p text:style-name="P1240">qc_<text:span text:style-name="T186">data_query_map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2" office:value-type="string">
            <text:list xml:id="list212005334157471" text:continue-numbering="true" text:style-name="WW8Num2">
              <text:list-item>
                <text:p text:style-name="P1062">DataBase</text:p>
              </text:list-item>
            </text:list>
          </table:table-cell>
          <table:table-cell table:style-name="表格55.A2" office:value-type="string">
            <text:list xml:id="list212005334158668" text:continue-numbering="true" text:style-name="WW8Num2">
              <text:list-item>
                <text:p text:style-name="P1142">bbcore</text:p>
              </text:list-item>
            </text:list>
          </table:table-cell>
          <table:table-cell table:style-name="表格55.J1" office:value-type="string">
            <text:list xml:id="list212005334154844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5.K1" office:value-type="string">
            <text:list xml:id="list212005334175512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5.K1" office:value-type="string">
            <text:list xml:id="list212005334175118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55.1">
          <table:table-cell table:style-name="表格55.A4" office:value-type="string">
            <text:list xml:id="list212005334166236" text:continue-numbering="true" text:style-name="WW8Num2">
              <text:list-item>
                <text:p text:style-name="P1062">Descript</text:p>
              </text:list-item>
            </text:list>
          </table:table-cell>
          <table:table-cell table:style-name="表格55.A4" table:number-columns-spanned="8" office:value-type="string">
            <text:list xml:id="list212005334173907" text:continue-numbering="true" text:style-name="WW8Num2">
              <text:list-item>
                <text:p text:style-name="P11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5.J1" office:value-type="string">
            <text:list xml:id="list212005334175096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5.K1" office:value-type="string">
            <text:list xml:id="list212005334180700" text:continue-numbering="true" text:style-name="WW8Num2">
              <text:list-item>
                <text:p text:style-name="P871"/>
              </text:list-item>
            </text:list>
          </table:table-cell>
          <table:table-cell table:style-name="表格55.K1" office:value-type="string">
            <text:list xml:id="list212005334169571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55.1">
          <table:table-cell table:style-name="表格55.A5" table:number-columns-spanned="9" office:value-type="string">
            <text:list xml:id="list212005334168231" text:continue-numbering="true" text:style-name="WW8Num2">
              <text:list-item>
                <text:p text:style-name="P9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5.J5" table:number-columns-spanned="3" office:value-type="string">
            <text:list xml:id="list212005334182013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212005334181638" text:continue-numbering="true" text:style-name="WW8Num2">
              <text:list-item>
                <text:p text:style-name="P1102">Field</text:p>
              </text:list-item>
            </text:list>
          </table:table-cell>
          <table:table-cell table:style-name="表格55.A5" office:value-type="string">
            <text:list xml:id="list212005334160380" text:continue-numbering="true" text:style-name="WW8Num2">
              <text:list-item>
                <text:p text:style-name="P1102">Datatype</text:p>
              </text:list-item>
            </text:list>
          </table:table-cell>
          <table:table-cell table:style-name="表格55.A5" office:value-type="string">
            <text:list xml:id="list212005334169945" text:continue-numbering="true" text:style-name="WW8Num2">
              <text:list-item>
                <text:p text:style-name="P1102">PK</text:p>
              </text:list-item>
            </text:list>
          </table:table-cell>
          <table:table-cell table:style-name="表格55.A5" office:value-type="string">
            <text:list xml:id="list212005334160056" text:continue-numbering="true" text:style-name="WW8Num2">
              <text:list-item>
                <text:p text:style-name="P1102">UK</text:p>
              </text:list-item>
            </text:list>
          </table:table-cell>
          <table:table-cell table:style-name="表格55.A5" office:value-type="string">
            <text:list xml:id="list212005334155176" text:continue-numbering="true" text:style-name="WW8Num2">
              <text:list-item>
                <text:p text:style-name="P1102">IDX</text:p>
              </text:list-item>
            </text:list>
          </table:table-cell>
          <table:table-cell table:style-name="表格55.A5" office:value-type="string">
            <text:list xml:id="list212005334158690" text:continue-numbering="true" text:style-name="WW8Num2">
              <text:list-item>
                <text:p text:style-name="P1022"><text:span text:style-name="T2">S</text:span><text:span text:style-name="T3">IZE</text:span></text:p>
              </text:list-item>
            </text:list>
          </table:table-cell>
          <table:table-cell table:style-name="表格55.A5" office:value-type="string">
            <text:list xml:id="list212005334181761" text:continue-numbering="true" text:style-name="WW8Num2">
              <text:list-item>
                <text:p text:style-name="P1022"><text:span text:style-name="T2">D</text:span><text:span text:style-name="T3">EF</text:span></text:p>
              </text:list-item>
            </text:list>
          </table:table-cell>
          <table:table-cell table:style-name="表格55.A5" office:value-type="string">
            <text:list xml:id="list212005334158446" text:continue-numbering="true" text:style-name="WW8Num2">
              <text:list-item>
                <text:p text:style-name="P1102">Description</text:p>
              </text:list-item>
            </text:list>
          </table:table-cell>
          <table:table-cell table:style-name="表格55.A5" office:value-type="string">
            <text:list xml:id="list212005334158400" text:continue-numbering="true" text:style-name="WW8Num2">
              <text:list-item>
                <text:p text:style-name="P1102">Remarks</text:p>
              </text:list-item>
            </text:list>
          </table:table-cell>
          <table:table-cell table:style-name="表格55.J5" table:number-columns-spanned="3" office:value-type="string">
            <text:list xml:id="list212005334181803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212005334159540" text:continue-numbering="true" text:style-name="WW8Num2">
              <text:list-item>
                <text:p text:style-name="P1346">OID</text:p>
              </text:list-item>
            </text:list>
          </table:table-cell>
          <table:table-cell table:style-name="表格55.A5" office:value-type="string">
            <text:list xml:id="list212005334171629" text:continue-numbering="true" text:style-name="WW8Num2">
              <text:list-item>
                <text:p text:style-name="P1346">CHAR</text:p>
              </text:list-item>
            </text:list>
          </table:table-cell>
          <table:table-cell table:style-name="表格55.A5" office:value-type="string">
            <text:list xml:id="list212005334179509" text:continue-numbering="true" text:style-name="WW8Num2">
              <text:list-item>
                <text:p text:style-name="P1346">Y</text:p>
              </text:list-item>
            </text:list>
          </table:table-cell>
          <table:table-cell table:style-name="表格55.A5" office:value-type="string">
            <text:list xml:id="list212005334170291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34156458" text:continue-numbering="true" text:style-name="WW8Num2">
              <text:list-item>
                <text:p text:style-name="P1346"><text:s/></text:p>
              </text:list-item>
            </text:list>
          </table:table-cell>
          <table:table-cell table:style-name="表格55.A5" office:value-type="string">
            <text:list xml:id="list212005334169632" text:continue-numbering="true" text:style-name="WW8Num2">
              <text:list-item>
                <text:p text:style-name="P1346">36</text:p>
              </text:list-item>
            </text:list>
          </table:table-cell>
          <table:table-cell table:style-name="表格55.A5" office:value-type="string">
            <text:list xml:id="list212005334165528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34171094" text:continue-numbering="true" text:style-name="WW8Num2">
              <text:list-item>
                <text:p text:style-name="P1346">PK / UUID</text:p>
              </text:list-item>
            </text:list>
          </table:table-cell>
          <table:table-cell table:style-name="表格55.A5" office:value-type="string">
            <text:list xml:id="list212005334154656" text:continue-numbering="true" text:style-name="WW8Num2">
              <text:list-item>
                <text:p text:style-name="P1346">Default java UUID</text:p>
              </text:list-item>
            </text:list>
          </table:table-cell>
          <table:table-cell table:style-name="表格55.J5" table:number-columns-spanned="3" office:value-type="string">
            <text:list xml:id="list212005334181218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p text:style-name="P519">NAME</text:p>
          </table:table-cell>
          <table:table-cell table:style-name="表格55.A8" office:value-type="string">
            <text:list xml:id="list212005334153769" text:continue-numbering="true" text:style-name="WW8Num2">
              <text:list-item>
                <text:p text:style-name="P1346">VARCHAR</text:p>
              </text:list-item>
            </text:list>
          </table:table-cell>
          <table:table-cell table:style-name="表格55.A8" office:value-type="string">
            <text:p text:style-name="P229"/>
          </table:table-cell>
          <table:table-cell table:style-name="表格55.A8" office:value-type="string">
            <text:p text:style-name="P531">Y</text:p>
          </table:table-cell>
          <table:table-cell table:style-name="表格55.A8" office:value-type="string">
            <text:p text:style-name="P827"/>
          </table:table-cell>
          <table:table-cell table:style-name="表格55.A8" office:value-type="string">
            <text:p text:style-name="P519">50</text:p>
          </table:table-cell>
          <table:table-cell table:style-name="表格55.A8" office:value-type="string">
            <text:p text:style-name="P229"/>
          </table:table-cell>
          <table:table-cell table:style-name="表格55.A8" office:value-type="string">
            <text:p text:style-name="P710"/>
          </table:table-cell>
          <table:table-cell table:style-name="表格55.A8" office:value-type="string">
            <text:p text:style-name="P585"/>
          </table:table-cell>
          <table:table-cell table:style-name="表格55.J5" table:number-columns-spanned="3" office:value-type="string">
            <text:list xml:id="list212005334176610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p text:style-name="P537">DESCRIPTION</text:p>
          </table:table-cell>
          <table:table-cell table:style-name="表格55.A8" office:value-type="string">
            <text:list xml:id="list212005334175228" text:continue-numbering="true" text:style-name="WW8Num2">
              <text:list-item>
                <text:p text:style-name="P1347">VARCHAR</text:p>
              </text:list-item>
            </text:list>
          </table:table-cell>
          <table:table-cell table:style-name="表格55.A8" office:value-type="string">
            <text:p text:style-name="P229"/>
          </table:table-cell>
          <table:table-cell table:style-name="表格55.A8" office:value-type="string">
            <text:p text:style-name="P536"/>
          </table:table-cell>
          <table:table-cell table:style-name="表格55.A8" office:value-type="string">
            <text:p text:style-name="P831"/>
          </table:table-cell>
          <table:table-cell table:style-name="表格55.A8" office:value-type="string">
            <text:p text:style-name="P537">500</text:p>
          </table:table-cell>
          <table:table-cell table:style-name="表格55.A8" office:value-type="string">
            <text:p text:style-name="P538">null</text:p>
          </table:table-cell>
          <table:table-cell table:style-name="表格55.A8" office:value-type="string">
            <text:p text:style-name="P729"/>
          </table:table-cell>
          <table:table-cell table:style-name="表格55.A8" office:value-type="string">
            <text:p text:style-name="P585"/>
          </table:table-cell>
          <table:table-cell table:style-name="表格55.J5" table:number-columns-spanned="3" office:value-type="string">
            <text:list xml:id="list212005334164624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list xml:id="list212005334155805" text:continue-numbering="true" text:style-name="WW8Num2">
              <text:list-item>
                <text:p text:style-name="P1346">CUSERID</text:p>
              </text:list-item>
            </text:list>
          </table:table-cell>
          <table:table-cell table:style-name="表格55.A8" office:value-type="string">
            <text:list xml:id="list212005334181963" text:continue-numbering="true" text:style-name="WW8Num2">
              <text:list-item>
                <text:p text:style-name="P1346">VARCHAR</text:p>
              </text:list-item>
            </text:list>
          </table:table-cell>
          <table:table-cell table:style-name="表格55.A8" office:value-type="string">
            <text:list xml:id="list212005334159664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8" office:value-type="string">
            <text:list xml:id="list212005351170722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8" office:value-type="string">
            <text:list xml:id="list212005351179998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8" office:value-type="string">
            <text:list xml:id="list212005351154273" text:continue-numbering="true" text:style-name="WW8Num2">
              <text:list-item>
                <text:p text:style-name="P1346">24</text:p>
              </text:list-item>
            </text:list>
          </table:table-cell>
          <table:table-cell table:style-name="表格55.A8" office:value-type="string">
            <text:list xml:id="list212005351180832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8" office:value-type="string">
            <text:list xml:id="list212005351172923" text:continue-numbering="true" text:style-name="WW8Num2">
              <text:list-item>
                <text:p text:style-name="P1346">Create data user</text:p>
              </text:list-item>
            </text:list>
          </table:table-cell>
          <table:table-cell table:style-name="表格55.A8" office:value-type="string">
            <text:list xml:id="list212005351172436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J5" table:number-columns-spanned="3" office:value-type="string">
            <text:list xml:id="list212005351181184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212005351181703" text:continue-numbering="true" text:style-name="WW8Num2">
              <text:list-item>
                <text:p text:style-name="P1346">CDATE</text:p>
              </text:list-item>
            </text:list>
          </table:table-cell>
          <table:table-cell table:style-name="表格55.A5" office:value-type="string">
            <text:list xml:id="list212005351166974" text:continue-numbering="true" text:style-name="WW8Num2">
              <text:list-item>
                <text:p text:style-name="P1346">DATETIME</text:p>
              </text:list-item>
            </text:list>
          </table:table-cell>
          <table:table-cell table:style-name="表格55.A5" office:value-type="string">
            <text:list xml:id="list212005351164003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51164807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51160343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51177124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51174068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51180299" text:continue-numbering="true" text:style-name="WW8Num2">
              <text:list-item>
                <text:p text:style-name="P1346">Create time</text:p>
              </text:list-item>
            </text:list>
          </table:table-cell>
          <table:table-cell table:style-name="表格55.A5" office:value-type="string">
            <text:list xml:id="list212005351163231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J5" table:number-columns-spanned="3" office:value-type="string">
            <text:list xml:id="list212005351181963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212005351158521" text:continue-numbering="true" text:style-name="WW8Num2">
              <text:list-item>
                <text:p text:style-name="P1346">UUSERID</text:p>
              </text:list-item>
            </text:list>
          </table:table-cell>
          <table:table-cell table:style-name="表格55.A5" office:value-type="string">
            <text:list xml:id="list212005351177100" text:continue-numbering="true" text:style-name="WW8Num2">
              <text:list-item>
                <text:p text:style-name="P1346">VARCHAR</text:p>
              </text:list-item>
            </text:list>
          </table:table-cell>
          <table:table-cell table:style-name="表格55.A5" office:value-type="string">
            <text:list xml:id="list212005351153458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51153489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51175211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51174823" text:continue-numbering="true" text:style-name="WW8Num2">
              <text:list-item>
                <text:p text:style-name="P1346">24</text:p>
              </text:list-item>
            </text:list>
          </table:table-cell>
          <table:table-cell table:style-name="表格55.A5" office:value-type="string">
            <text:list xml:id="list212005351164422" text:continue-numbering="true" text:style-name="WW8Num2">
              <text:list-item>
                <text:p text:style-name="P1346">null</text:p>
              </text:list-item>
            </text:list>
          </table:table-cell>
          <table:table-cell table:style-name="表格55.A5" office:value-type="string">
            <text:list xml:id="list212005351157154" text:continue-numbering="true" text:style-name="WW8Num2">
              <text:list-item>
                <text:p text:style-name="P1346">Update date user</text:p>
              </text:list-item>
            </text:list>
          </table:table-cell>
          <table:table-cell table:style-name="表格55.A5" office:value-type="string">
            <text:list xml:id="list212005351169814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J5" table:number-columns-spanned="3" office:value-type="string">
            <text:list xml:id="list212005351156110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212005351183002" text:continue-numbering="true" text:style-name="WW8Num2">
              <text:list-item>
                <text:p text:style-name="P1346">UDATE</text:p>
              </text:list-item>
            </text:list>
          </table:table-cell>
          <table:table-cell table:style-name="表格55.A5" office:value-type="string">
            <text:list xml:id="list212005351182158" text:continue-numbering="true" text:style-name="WW8Num2">
              <text:list-item>
                <text:p text:style-name="P1346">DATETIME</text:p>
              </text:list-item>
            </text:list>
          </table:table-cell>
          <table:table-cell table:style-name="表格55.A5" office:value-type="string">
            <text:list xml:id="list212005351177752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51153078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51172828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51174047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A5" office:value-type="string">
            <text:list xml:id="list212005351181350" text:continue-numbering="true" text:style-name="WW8Num2">
              <text:list-item>
                <text:p text:style-name="P1346">null</text:p>
              </text:list-item>
            </text:list>
          </table:table-cell>
          <table:table-cell table:style-name="表格55.A5" office:value-type="string">
            <text:list xml:id="list212005351155663" text:continue-numbering="true" text:style-name="WW8Num2">
              <text:list-item>
                <text:p text:style-name="P1346">Update time</text:p>
              </text:list-item>
            </text:list>
          </table:table-cell>
          <table:table-cell table:style-name="表格55.A5" office:value-type="string">
            <text:list xml:id="list212005351173129" text:continue-numbering="true" text:style-name="WW8Num2">
              <text:list-item>
                <text:p text:style-name="P1281"/>
              </text:list-item>
            </text:list>
          </table:table-cell>
          <table:table-cell table:style-name="表格55.J5" table:number-columns-spanned="3" office:value-type="string">
            <text:list xml:id="list212005351168233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</table:table>
      <text:p text:style-name="P59"/>
      <text:p text:style-name="P59"/>
      <text:p text:style-name="P59"/>
      <text:p text:style-name="P59"/>
      <text:list xml:id="list212005351155727" text:continue-numbering="true" text:style-name="WW8Num2">
        <text:list-item>
          <text:h text:style-name="P944" text:outline-level="1"><text:bookmark-start text:name="__RefHeading__25744_471428104"/><text:soft-page-break/><text:span text:style-name="T92">QC</text:span><text:span text:style-name="T47">_</text:span><text:span text:style-name="T95">DATA_QUERY_</text:span><text:span text:style-name="T96">MAPPER_</text:span><text:span text:style-name="T97">SET</text:span><text:bookmark-end text:name="__RefHeading__25744_471428104"/></text:h>
        </text:list-item>
      </text:list>
      <table:table table:name="表格56" table:style-name="表格56">
        <table:table-column table:style-name="表格56.A"/>
        <table:table-column table:style-name="表格56.B"/>
        <table:table-column table:style-name="表格56.C" table:number-columns-repeated="2"/>
        <table:table-column table:style-name="表格56.E" table:number-columns-repeated="3"/>
        <table:table-column table:style-name="表格56.H"/>
        <table:table-column table:style-name="表格56.I"/>
        <table:table-column table:style-name="表格56.J"/>
        <table:table-column table:style-name="表格56.K"/>
        <table:table-column table:style-name="表格56.L"/>
        <table:table-row table:style-name="表格56.1">
          <table:table-cell table:style-name="表格56.A1" office:value-type="string">
            <text:list xml:id="list212005351174649" text:continue-numbering="true" text:style-name="WW8Num2">
              <text:list-item>
                <text:p text:style-name="P1063">Project</text:p>
              </text:list-item>
            </text:list>
          </table:table-cell>
          <table:table-cell table:style-name="表格56.A1" table:number-columns-spanned="6" office:value-type="string">
            <text:list xml:id="list212005351162902" text:continue-numbering="true" text:style-name="WW8Num2">
              <text:list-item>
                <text:p text:style-name="P11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1" office:value-type="string">
            <text:list xml:id="list212005351177314" text:continue-numbering="true" text:style-name="WW8Num2">
              <text:list-item>
                <text:p text:style-name="P1063">Ver</text:p>
              </text:list-item>
            </text:list>
          </table:table-cell>
          <table:table-cell table:style-name="表格56.A1" office:value-type="string">
            <text:list xml:id="list212005351165189" text:continue-numbering="true" text:style-name="WW8Num2">
              <text:list-item>
                <text:p text:style-name="P1143">0.5</text:p>
              </text:list-item>
            </text:list>
          </table:table-cell>
          <table:table-cell table:style-name="表格56.J1" office:value-type="string">
            <text:list xml:id="list212005351153205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6.K1" office:value-type="string">
            <text:list xml:id="list212005351182927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6.K1" office:value-type="string">
            <text:list xml:id="list212005351156788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56.1">
          <table:table-cell table:style-name="表格56.A2" office:value-type="string">
            <text:list xml:id="list212005351158873" text:continue-numbering="true" text:style-name="WW8Num2">
              <text:list-item>
                <text:p text:style-name="P1063">Maintain</text:p>
              </text:list-item>
            </text:list>
          </table:table-cell>
          <table:table-cell table:style-name="表格56.A2" table:number-columns-spanned="6" office:value-type="string">
            <text:list xml:id="list212005351158041" text:continue-numbering="true" text:style-name="WW8Num2">
              <text:list-item>
                <text:p text:style-name="P11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2" office:value-type="string">
            <text:list xml:id="list212005351175998" text:continue-numbering="true" text:style-name="WW8Num2">
              <text:list-item>
                <text:p text:style-name="P1063">Date</text:p>
              </text:list-item>
            </text:list>
          </table:table-cell>
          <table:table-cell table:style-name="表格56.A2" office:value-type="string">
            <text:list xml:id="list212005351160785" text:continue-numbering="true" text:style-name="WW8Num2">
              <text:list-item>
                <text:p text:style-name="P1143">201<text:span text:style-name="T184">5</text:span>/<text:span text:style-name="T184">01</text:span>/<text:span text:style-name="T184">14</text:span></text:p>
              </text:list-item>
            </text:list>
          </table:table-cell>
          <table:table-cell table:style-name="表格56.J1" office:value-type="string">
            <text:list xml:id="list212005351179398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6.K1" office:value-type="string">
            <text:list xml:id="list212005351150793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6.K1" office:value-type="string">
            <text:list xml:id="list212005351168974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56.1">
          <table:table-cell table:style-name="表格56.A2" office:value-type="string">
            <text:list xml:id="list212005351160455" text:continue-numbering="true" text:style-name="WW8Num2">
              <text:list-item>
                <text:p text:style-name="P1063">Table</text:p>
              </text:list-item>
            </text:list>
          </table:table-cell>
          <table:table-cell table:style-name="表格56.A2" table:number-columns-spanned="6" office:value-type="string">
            <text:list xml:id="list212005351174513" text:continue-numbering="true" text:style-name="WW8Num2">
              <text:list-item>
                <text:p text:style-name="P1241">qc_<text:span text:style-name="T186">data_query_mapper_se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2" office:value-type="string">
            <text:list xml:id="list212005351163938" text:continue-numbering="true" text:style-name="WW8Num2">
              <text:list-item>
                <text:p text:style-name="P1063">DataBase</text:p>
              </text:list-item>
            </text:list>
          </table:table-cell>
          <table:table-cell table:style-name="表格56.A2" office:value-type="string">
            <text:list xml:id="list212005351158704" text:continue-numbering="true" text:style-name="WW8Num2">
              <text:list-item>
                <text:p text:style-name="P1143">bbcore</text:p>
              </text:list-item>
            </text:list>
          </table:table-cell>
          <table:table-cell table:style-name="表格56.J1" office:value-type="string">
            <text:list xml:id="list212005351160916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6.K1" office:value-type="string">
            <text:list xml:id="list212005351158255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6.K1" office:value-type="string">
            <text:list xml:id="list212005351181880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56.1">
          <table:table-cell table:style-name="表格56.A4" office:value-type="string">
            <text:list xml:id="list212005367161598" text:continue-numbering="true" text:style-name="WW8Num2">
              <text:list-item>
                <text:p text:style-name="P1063">Descript</text:p>
              </text:list-item>
            </text:list>
          </table:table-cell>
          <table:table-cell table:style-name="表格56.A4" table:number-columns-spanned="8" office:value-type="string">
            <text:list xml:id="list212005367154939" text:continue-numbering="true" text:style-name="WW8Num2">
              <text:list-item>
                <text:p text:style-name="P1201">Pie chart 模式只能1對1 , 一個LABEL_FIELD 對一個VALUE_FIELD</text:p>
              </text:list-item>
              <text:list-item>
                <text:p text:style-name="P1202">Bar chart 或 Line chart<text:span text:style-name="T189">,</text:span> 一個LABEL_FIELD 能對多個VALUE_FIELD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6.J1" office:value-type="string">
            <text:list xml:id="list212005367173768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6.K1" office:value-type="string">
            <text:list xml:id="list212005367158275" text:continue-numbering="true" text:style-name="WW8Num2">
              <text:list-item>
                <text:p text:style-name="P872"/>
              </text:list-item>
            </text:list>
          </table:table-cell>
          <table:table-cell table:style-name="表格56.K1" office:value-type="string">
            <text:list xml:id="list212005367182110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56.1">
          <table:table-cell table:style-name="表格56.A5" table:number-columns-spanned="9" office:value-type="string">
            <text:list xml:id="list212005367156055" text:continue-numbering="true" text:style-name="WW8Num2">
              <text:list-item>
                <text:p text:style-name="P9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6.J5" table:number-columns-spanned="3" office:value-type="string">
            <text:list xml:id="list212005367181691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212005367158357" text:continue-numbering="true" text:style-name="WW8Num2">
              <text:list-item>
                <text:p text:style-name="P1103">Field</text:p>
              </text:list-item>
            </text:list>
          </table:table-cell>
          <table:table-cell table:style-name="表格56.A5" office:value-type="string">
            <text:list xml:id="list212005367166698" text:continue-numbering="true" text:style-name="WW8Num2">
              <text:list-item>
                <text:p text:style-name="P1103">Datatype</text:p>
              </text:list-item>
            </text:list>
          </table:table-cell>
          <table:table-cell table:style-name="表格56.A5" office:value-type="string">
            <text:list xml:id="list212005367176944" text:continue-numbering="true" text:style-name="WW8Num2">
              <text:list-item>
                <text:p text:style-name="P1103">PK</text:p>
              </text:list-item>
            </text:list>
          </table:table-cell>
          <table:table-cell table:style-name="表格56.A5" office:value-type="string">
            <text:list xml:id="list212005367178241" text:continue-numbering="true" text:style-name="WW8Num2">
              <text:list-item>
                <text:p text:style-name="P1103">UK</text:p>
              </text:list-item>
            </text:list>
          </table:table-cell>
          <table:table-cell table:style-name="表格56.A5" office:value-type="string">
            <text:list xml:id="list212005367172623" text:continue-numbering="true" text:style-name="WW8Num2">
              <text:list-item>
                <text:p text:style-name="P1103">IDX</text:p>
              </text:list-item>
            </text:list>
          </table:table-cell>
          <table:table-cell table:style-name="表格56.A5" office:value-type="string">
            <text:list xml:id="list212005367157261" text:continue-numbering="true" text:style-name="WW8Num2">
              <text:list-item>
                <text:p text:style-name="P1023"><text:span text:style-name="T2">S</text:span><text:span text:style-name="T3">IZE</text:span></text:p>
              </text:list-item>
            </text:list>
          </table:table-cell>
          <table:table-cell table:style-name="表格56.A5" office:value-type="string">
            <text:list xml:id="list212005367166412" text:continue-numbering="true" text:style-name="WW8Num2">
              <text:list-item>
                <text:p text:style-name="P1023"><text:span text:style-name="T2">D</text:span><text:span text:style-name="T3">EF</text:span></text:p>
              </text:list-item>
            </text:list>
          </table:table-cell>
          <table:table-cell table:style-name="表格56.A5" office:value-type="string">
            <text:list xml:id="list212005367175382" text:continue-numbering="true" text:style-name="WW8Num2">
              <text:list-item>
                <text:p text:style-name="P1103">Description</text:p>
              </text:list-item>
            </text:list>
          </table:table-cell>
          <table:table-cell table:style-name="表格56.A5" office:value-type="string">
            <text:list xml:id="list212005367180437" text:continue-numbering="true" text:style-name="WW8Num2">
              <text:list-item>
                <text:p text:style-name="P1103">Remarks</text:p>
              </text:list-item>
            </text:list>
          </table:table-cell>
          <table:table-cell table:style-name="表格56.J5" table:number-columns-spanned="3" office:value-type="string">
            <text:list xml:id="list212005367153584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212005367164040" text:continue-numbering="true" text:style-name="WW8Num2">
              <text:list-item>
                <text:p text:style-name="P1348">OID</text:p>
              </text:list-item>
            </text:list>
          </table:table-cell>
          <table:table-cell table:style-name="表格56.A5" office:value-type="string">
            <text:list xml:id="list212005367150582" text:continue-numbering="true" text:style-name="WW8Num2">
              <text:list-item>
                <text:p text:style-name="P1348">CHAR</text:p>
              </text:list-item>
            </text:list>
          </table:table-cell>
          <table:table-cell table:style-name="表格56.A5" office:value-type="string">
            <text:list xml:id="list212005367173759" text:continue-numbering="true" text:style-name="WW8Num2">
              <text:list-item>
                <text:p text:style-name="P1348">Y</text:p>
              </text:list-item>
            </text:list>
          </table:table-cell>
          <table:table-cell table:style-name="表格56.A5" office:value-type="string">
            <text:list xml:id="list212005367160919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67161511" text:continue-numbering="true" text:style-name="WW8Num2">
              <text:list-item>
                <text:p text:style-name="P1348"><text:s/></text:p>
              </text:list-item>
            </text:list>
          </table:table-cell>
          <table:table-cell table:style-name="表格56.A5" office:value-type="string">
            <text:list xml:id="list212005367155620" text:continue-numbering="true" text:style-name="WW8Num2">
              <text:list-item>
                <text:p text:style-name="P1348">36</text:p>
              </text:list-item>
            </text:list>
          </table:table-cell>
          <table:table-cell table:style-name="表格56.A5" office:value-type="string">
            <text:list xml:id="list212005367162514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67161605" text:continue-numbering="true" text:style-name="WW8Num2">
              <text:list-item>
                <text:p text:style-name="P1348">PK / UUID</text:p>
              </text:list-item>
            </text:list>
          </table:table-cell>
          <table:table-cell table:style-name="表格56.A5" office:value-type="string">
            <text:list xml:id="list212005367159081" text:continue-numbering="true" text:style-name="WW8Num2">
              <text:list-item>
                <text:p text:style-name="P1348">Default java UUID</text:p>
              </text:list-item>
            </text:list>
          </table:table-cell>
          <table:table-cell table:style-name="表格56.J5" table:number-columns-spanned="3" office:value-type="string">
            <text:list xml:id="list212005367167665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41">MAPPER_OID</text:p>
          </table:table-cell>
          <table:table-cell table:style-name="表格56.A8" office:value-type="string">
            <text:list xml:id="list212005367166702" text:continue-numbering="true" text:style-name="WW8Num2">
              <text:list-item>
                <text:p text:style-name="P1346">CHAR</text:p>
              </text:list-item>
            </text:list>
          </table:table-cell>
          <table:table-cell table:style-name="表格56.A8" office:value-type="string">
            <text:list xml:id="list212005367159207" text:continue-numbering="true" text:style-name="WW8Num2">
              <text:list-item>
                <text:p text:style-name="P1346"/>
              </text:list-item>
            </text:list>
          </table:table-cell>
          <table:table-cell table:style-name="表格56.A8" office:value-type="string">
            <text:list xml:id="list212005367168351" text:continue-numbering="true" text:style-name="WW8Num2">
              <text:list-item>
                <text:p text:style-name="P1450">Y</text:p>
              </text:list-item>
            </text:list>
          </table:table-cell>
          <table:table-cell table:style-name="表格56.A8" office:value-type="string">
            <text:list xml:id="list212005367166971" text:continue-numbering="true" text:style-name="WW8Num2">
              <text:list-item>
                <text:p text:style-name="P1346"><text:s/><text:span text:style-name="T188">Y</text:span></text:p>
              </text:list-item>
            </text:list>
          </table:table-cell>
          <table:table-cell table:style-name="表格56.A8" office:value-type="string">
            <text:list xml:id="list212005367151240" text:continue-numbering="true" text:style-name="WW8Num2">
              <text:list-item>
                <text:p text:style-name="P1346">36</text:p>
              </text:list-item>
            </text:list>
          </table:table-cell>
          <table:table-cell table:style-name="表格56.A8" office:value-type="string">
            <text:p text:style-name="P230"/>
          </table:table-cell>
          <table:table-cell table:style-name="表格56.A8" office:value-type="string">
            <text:p text:style-name="P732">QC_DATA_QUERY_MAPPER.OID</text:p>
          </table:table-cell>
          <table:table-cell table:style-name="表格56.A8" office:value-type="string">
            <text:p text:style-name="P586"/>
          </table:table-cell>
          <table:table-cell table:style-name="表格56.J5" table:number-columns-spanned="3" office:value-type="string">
            <text:list xml:id="list212005367165103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42">LABEL_FIELD</text:p>
          </table:table-cell>
          <table:table-cell table:style-name="表格56.A8" office:value-type="string">
            <text:list xml:id="list212005367158271" text:continue-numbering="true" text:style-name="WW8Num2">
              <text:list-item>
                <text:p text:style-name="P1349">VARCHAR</text:p>
              </text:list-item>
            </text:list>
          </table:table-cell>
          <table:table-cell table:style-name="表格56.A8" office:value-type="string">
            <text:p text:style-name="P230"/>
          </table:table-cell>
          <table:table-cell table:style-name="表格56.A8" office:value-type="string">
            <text:p text:style-name="P543">Y</text:p>
          </table:table-cell>
          <table:table-cell table:style-name="表格56.A8" office:value-type="string">
            <text:p text:style-name="P828"/>
          </table:table-cell>
          <table:table-cell table:style-name="表格56.A8" office:value-type="string">
            <text:p text:style-name="P542">50</text:p>
          </table:table-cell>
          <table:table-cell table:style-name="表格56.A8" office:value-type="string">
            <text:p text:style-name="P230"/>
          </table:table-cell>
          <table:table-cell table:style-name="表格56.A8" office:value-type="string">
            <text:p text:style-name="P711"/>
          </table:table-cell>
          <table:table-cell table:style-name="表格56.A8" office:value-type="string">
            <text:p text:style-name="P586"/>
          </table:table-cell>
          <table:table-cell table:style-name="表格56.J5" table:number-columns-spanned="3" office:value-type="string">
            <text:list xml:id="list212005367155508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42">VALUE_FIELD</text:p>
          </table:table-cell>
          <table:table-cell table:style-name="表格56.A8" office:value-type="string">
            <text:list xml:id="list212005367170779" text:continue-numbering="true" text:style-name="WW8Num2">
              <text:list-item>
                <text:p text:style-name="P1349">VARCHAR</text:p>
              </text:list-item>
            </text:list>
          </table:table-cell>
          <table:table-cell table:style-name="表格56.A8" office:value-type="string">
            <text:p text:style-name="P230"/>
          </table:table-cell>
          <table:table-cell table:style-name="表格56.A8" office:value-type="string">
            <text:p text:style-name="P544">Y</text:p>
          </table:table-cell>
          <table:table-cell table:style-name="表格56.A8" office:value-type="string">
            <text:p text:style-name="P832"/>
          </table:table-cell>
          <table:table-cell table:style-name="表格56.A8" office:value-type="string">
            <text:p text:style-name="P542">50</text:p>
          </table:table-cell>
          <table:table-cell table:style-name="表格56.A8" office:value-type="string">
            <text:p text:style-name="P539"/>
          </table:table-cell>
          <table:table-cell table:style-name="表格56.A8" office:value-type="string">
            <text:p text:style-name="P730"/>
          </table:table-cell>
          <table:table-cell table:style-name="表格56.A8" office:value-type="string">
            <text:p text:style-name="P586"/>
          </table:table-cell>
          <table:table-cell table:style-name="表格56.J5" table:number-columns-spanned="3" office:value-type="string">
            <text:list xml:id="list212005367177728" text:continue-numbering="true" text:style-name="WW8Num2">
              <text:list-item>
                <text:p text:style-name="P889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list xml:id="list212005367154292" text:continue-numbering="true" text:style-name="WW8Num2">
              <text:list-item>
                <text:p text:style-name="P1348">CUSERID</text:p>
              </text:list-item>
            </text:list>
          </table:table-cell>
          <table:table-cell table:style-name="表格56.A8" office:value-type="string">
            <text:list xml:id="list212005367174885" text:continue-numbering="true" text:style-name="WW8Num2">
              <text:list-item>
                <text:p text:style-name="P1348">VARCHAR</text:p>
              </text:list-item>
            </text:list>
          </table:table-cell>
          <table:table-cell table:style-name="表格56.A8" office:value-type="string">
            <text:list xml:id="list212005367156187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8" office:value-type="string">
            <text:list xml:id="list212005367155466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8" office:value-type="string">
            <text:list xml:id="list212005367159927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8" office:value-type="string">
            <text:list xml:id="list212005384168946" text:continue-numbering="true" text:style-name="WW8Num2">
              <text:list-item>
                <text:p text:style-name="P1348">24</text:p>
              </text:list-item>
            </text:list>
          </table:table-cell>
          <table:table-cell table:style-name="表格56.A8" office:value-type="string">
            <text:list xml:id="list212005384167019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8" office:value-type="string">
            <text:list xml:id="list212005384164470" text:continue-numbering="true" text:style-name="WW8Num2">
              <text:list-item>
                <text:p text:style-name="P1348">Create data user</text:p>
              </text:list-item>
            </text:list>
          </table:table-cell>
          <table:table-cell table:style-name="表格56.A8" office:value-type="string">
            <text:list xml:id="list212005384176163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J5" table:number-columns-spanned="3" office:value-type="string">
            <text:list xml:id="list212005384175391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212005384181199" text:continue-numbering="true" text:style-name="WW8Num2">
              <text:list-item>
                <text:p text:style-name="P1348">CDATE</text:p>
              </text:list-item>
            </text:list>
          </table:table-cell>
          <table:table-cell table:style-name="表格56.A5" office:value-type="string">
            <text:list xml:id="list212005384178116" text:continue-numbering="true" text:style-name="WW8Num2">
              <text:list-item>
                <text:p text:style-name="P1348">DATETIME</text:p>
              </text:list-item>
            </text:list>
          </table:table-cell>
          <table:table-cell table:style-name="表格56.A5" office:value-type="string">
            <text:list xml:id="list212005384151813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84167507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84180708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84168114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84173043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84161436" text:continue-numbering="true" text:style-name="WW8Num2">
              <text:list-item>
                <text:p text:style-name="P1348">Create time</text:p>
              </text:list-item>
            </text:list>
          </table:table-cell>
          <table:table-cell table:style-name="表格56.A5" office:value-type="string">
            <text:list xml:id="list212005384161551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J5" table:number-columns-spanned="3" office:value-type="string">
            <text:list xml:id="list212005384160609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212005384168096" text:continue-numbering="true" text:style-name="WW8Num2">
              <text:list-item>
                <text:p text:style-name="P1348">UUSERID</text:p>
              </text:list-item>
            </text:list>
          </table:table-cell>
          <table:table-cell table:style-name="表格56.A5" office:value-type="string">
            <text:list xml:id="list212005384172212" text:continue-numbering="true" text:style-name="WW8Num2">
              <text:list-item>
                <text:p text:style-name="P1348">VARCHAR</text:p>
              </text:list-item>
            </text:list>
          </table:table-cell>
          <table:table-cell table:style-name="表格56.A5" office:value-type="string">
            <text:list xml:id="list212005384171443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84176371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84156333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84175235" text:continue-numbering="true" text:style-name="WW8Num2">
              <text:list-item>
                <text:p text:style-name="P1348">24</text:p>
              </text:list-item>
            </text:list>
          </table:table-cell>
          <table:table-cell table:style-name="表格56.A5" office:value-type="string">
            <text:list xml:id="list212005384167335" text:continue-numbering="true" text:style-name="WW8Num2">
              <text:list-item>
                <text:p text:style-name="P1348">null</text:p>
              </text:list-item>
            </text:list>
          </table:table-cell>
          <table:table-cell table:style-name="表格56.A5" office:value-type="string">
            <text:list xml:id="list212005384154423" text:continue-numbering="true" text:style-name="WW8Num2">
              <text:list-item>
                <text:p text:style-name="P1348">Update date user</text:p>
              </text:list-item>
            </text:list>
          </table:table-cell>
          <table:table-cell table:style-name="表格56.A5" office:value-type="string">
            <text:list xml:id="list212005384153793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J5" table:number-columns-spanned="3" office:value-type="string">
            <text:list xml:id="list2120053841807081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212005384156647" text:continue-numbering="true" text:style-name="WW8Num2">
              <text:list-item>
                <text:p text:style-name="P1348">UDATE</text:p>
              </text:list-item>
            </text:list>
          </table:table-cell>
          <table:table-cell table:style-name="表格56.A5" office:value-type="string">
            <text:list xml:id="list212005384171400" text:continue-numbering="true" text:style-name="WW8Num2">
              <text:list-item>
                <text:p text:style-name="P1348">DATETIME</text:p>
              </text:list-item>
            </text:list>
          </table:table-cell>
          <table:table-cell table:style-name="表格56.A5" office:value-type="string">
            <text:list xml:id="list212005384174555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84151724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84152201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84171250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A5" office:value-type="string">
            <text:list xml:id="list212005384160999" text:continue-numbering="true" text:style-name="WW8Num2">
              <text:list-item>
                <text:p text:style-name="P1348">null</text:p>
              </text:list-item>
            </text:list>
          </table:table-cell>
          <table:table-cell table:style-name="表格56.A5" office:value-type="string">
            <text:list xml:id="list212005384168425" text:continue-numbering="true" text:style-name="WW8Num2">
              <text:list-item>
                <text:p text:style-name="P1348">Update time</text:p>
              </text:list-item>
            </text:list>
          </table:table-cell>
          <table:table-cell table:style-name="表格56.A5" office:value-type="string">
            <text:list xml:id="list212005384175347" text:continue-numbering="true" text:style-name="WW8Num2">
              <text:list-item>
                <text:p text:style-name="P1282"/>
              </text:list-item>
            </text:list>
          </table:table-cell>
          <table:table-cell table:style-name="表格56.J5" table:number-columns-spanned="3" office:value-type="string">
            <text:list xml:id="list212005384172951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212005384151184" text:continue-numbering="true" text:style-name="WW8Num2">
        <text:list-item>
          <text:h text:style-name="P945" text:outline-level="1"><text:bookmark-start text:name="__RefHeading__26121_455019284"/><text:soft-page-break/><text:span text:style-name="T92">QC</text:span><text:span text:style-name="T47">_</text:span><text:span text:style-name="T98">OLAP</text:span><text:span text:style-name="T92">_</text:span><text:span text:style-name="T93">CONF</text:span><text:bookmark-end text:name="__RefHeading__26121_455019284"/></text:h>
        </text:list-item>
      </text:list>
      <table:table table:name="表格57" table:style-name="表格57">
        <table:table-column table:style-name="表格57.A"/>
        <table:table-column table:style-name="表格57.B"/>
        <table:table-column table:style-name="表格57.C" table:number-columns-repeated="2"/>
        <table:table-column table:style-name="表格57.E" table:number-columns-repeated="3"/>
        <table:table-column table:style-name="表格57.H"/>
        <table:table-column table:style-name="表格57.I"/>
        <table:table-column table:style-name="表格57.J"/>
        <table:table-column table:style-name="表格57.K"/>
        <table:table-column table:style-name="表格57.L"/>
        <table:table-row table:style-name="表格57.1">
          <table:table-cell table:style-name="表格57.A1" office:value-type="string">
            <text:list xml:id="list212005384175719" text:continue-numbering="true" text:style-name="WW8Num2">
              <text:list-item>
                <text:p text:style-name="P1064">Project</text:p>
              </text:list-item>
            </text:list>
          </table:table-cell>
          <table:table-cell table:style-name="表格57.A1" table:number-columns-spanned="6" office:value-type="string">
            <text:list xml:id="list212005384164940" text:continue-numbering="true" text:style-name="WW8Num2">
              <text:list-item>
                <text:p text:style-name="P11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1" office:value-type="string">
            <text:list xml:id="list212005384170833" text:continue-numbering="true" text:style-name="WW8Num2">
              <text:list-item>
                <text:p text:style-name="P1064">Ver</text:p>
              </text:list-item>
            </text:list>
          </table:table-cell>
          <table:table-cell table:style-name="表格57.A1" office:value-type="string">
            <text:list xml:id="list212005384155990" text:continue-numbering="true" text:style-name="WW8Num2">
              <text:list-item>
                <text:p text:style-name="P1144">0.5</text:p>
              </text:list-item>
            </text:list>
          </table:table-cell>
          <table:table-cell table:style-name="表格57.J1" office:value-type="string">
            <text:list xml:id="list212005384175737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7.K1" office:value-type="string">
            <text:list xml:id="list212005384157744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7.K1" office:value-type="string">
            <text:list xml:id="list212005384170905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57.1">
          <table:table-cell table:style-name="表格57.A2" office:value-type="string">
            <text:list xml:id="list212005384152544" text:continue-numbering="true" text:style-name="WW8Num2">
              <text:list-item>
                <text:p text:style-name="P1064">Maintain</text:p>
              </text:list-item>
            </text:list>
          </table:table-cell>
          <table:table-cell table:style-name="表格57.A2" table:number-columns-spanned="6" office:value-type="string">
            <text:list xml:id="list212005384169717" text:continue-numbering="true" text:style-name="WW8Num2">
              <text:list-item>
                <text:p text:style-name="P11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2" office:value-type="string">
            <text:list xml:id="list212005400171944" text:continue-numbering="true" text:style-name="WW8Num2">
              <text:list-item>
                <text:p text:style-name="P1064">Date</text:p>
              </text:list-item>
            </text:list>
          </table:table-cell>
          <table:table-cell table:style-name="表格57.A2" office:value-type="string">
            <text:list xml:id="list212005400167592" text:continue-numbering="true" text:style-name="WW8Num2">
              <text:list-item>
                <text:p text:style-name="P1144">201<text:span text:style-name="T184">5</text:span>/<text:span text:style-name="T184">03</text:span>/<text:span text:style-name="T184">02</text:span></text:p>
              </text:list-item>
            </text:list>
          </table:table-cell>
          <table:table-cell table:style-name="表格57.J1" office:value-type="string">
            <text:list xml:id="list212005400158099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7.K1" office:value-type="string">
            <text:list xml:id="list212005400153473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7.K1" office:value-type="string">
            <text:list xml:id="list212005400159321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57.1">
          <table:table-cell table:style-name="表格57.A2" office:value-type="string">
            <text:list xml:id="list212005400176603" text:continue-numbering="true" text:style-name="WW8Num2">
              <text:list-item>
                <text:p text:style-name="P1064">Table</text:p>
              </text:list-item>
            </text:list>
          </table:table-cell>
          <table:table-cell table:style-name="表格57.A2" table:number-columns-spanned="6" office:value-type="string">
            <text:list xml:id="list212005400168291" text:continue-numbering="true" text:style-name="WW8Num2">
              <text:list-item>
                <text:p text:style-name="P1242">qc_<text:span text:style-name="T190">olap_conf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2" office:value-type="string">
            <text:list xml:id="list212005400159245" text:continue-numbering="true" text:style-name="WW8Num2">
              <text:list-item>
                <text:p text:style-name="P1064">DataBase</text:p>
              </text:list-item>
            </text:list>
          </table:table-cell>
          <table:table-cell table:style-name="表格57.A2" office:value-type="string">
            <text:list xml:id="list212005400178683" text:continue-numbering="true" text:style-name="WW8Num2">
              <text:list-item>
                <text:p text:style-name="P1144">bbcore</text:p>
              </text:list-item>
            </text:list>
          </table:table-cell>
          <table:table-cell table:style-name="表格57.J1" office:value-type="string">
            <text:list xml:id="list212005400161116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7.K1" office:value-type="string">
            <text:list xml:id="list212005400153321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7.K1" office:value-type="string">
            <text:list xml:id="list212005400156577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57.1">
          <table:table-cell table:style-name="表格57.A4" office:value-type="string">
            <text:list xml:id="list212005400173069" text:continue-numbering="true" text:style-name="WW8Num2">
              <text:list-item>
                <text:p text:style-name="P1064">Descript</text:p>
              </text:list-item>
            </text:list>
          </table:table-cell>
          <table:table-cell table:style-name="表格57.A4" table:number-columns-spanned="8" office:value-type="string">
            <text:list xml:id="list212005400163583" text:continue-numbering="true" text:style-name="WW8Num2">
              <text:list-item>
                <text:p text:style-name="P11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7.J1" office:value-type="string">
            <text:list xml:id="list212005400158134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7.K1" office:value-type="string">
            <text:list xml:id="list212005400165465" text:continue-numbering="true" text:style-name="WW8Num2">
              <text:list-item>
                <text:p text:style-name="P873"/>
              </text:list-item>
            </text:list>
          </table:table-cell>
          <table:table-cell table:style-name="表格57.K1" office:value-type="string">
            <text:list xml:id="list212005400158663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57.1">
          <table:table-cell table:style-name="表格57.A5" table:number-columns-spanned="9" office:value-type="string">
            <text:list xml:id="list212005400152682" text:continue-numbering="true" text:style-name="WW8Num2">
              <text:list-item>
                <text:p text:style-name="P9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7.J5" table:number-columns-spanned="3" office:value-type="string">
            <text:list xml:id="list212005400175848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212005400165038" text:continue-numbering="true" text:style-name="WW8Num2">
              <text:list-item>
                <text:p text:style-name="P1104">Field</text:p>
              </text:list-item>
            </text:list>
          </table:table-cell>
          <table:table-cell table:style-name="表格57.A5" office:value-type="string">
            <text:list xml:id="list212005400175185" text:continue-numbering="true" text:style-name="WW8Num2">
              <text:list-item>
                <text:p text:style-name="P1104">Datatype</text:p>
              </text:list-item>
            </text:list>
          </table:table-cell>
          <table:table-cell table:style-name="表格57.A5" office:value-type="string">
            <text:list xml:id="list212005400159865" text:continue-numbering="true" text:style-name="WW8Num2">
              <text:list-item>
                <text:p text:style-name="P1104">PK</text:p>
              </text:list-item>
            </text:list>
          </table:table-cell>
          <table:table-cell table:style-name="表格57.A5" office:value-type="string">
            <text:list xml:id="list212005400168187" text:continue-numbering="true" text:style-name="WW8Num2">
              <text:list-item>
                <text:p text:style-name="P1104">UK</text:p>
              </text:list-item>
            </text:list>
          </table:table-cell>
          <table:table-cell table:style-name="表格57.A5" office:value-type="string">
            <text:list xml:id="list212005400151030" text:continue-numbering="true" text:style-name="WW8Num2">
              <text:list-item>
                <text:p text:style-name="P1104">IDX</text:p>
              </text:list-item>
            </text:list>
          </table:table-cell>
          <table:table-cell table:style-name="表格57.A5" office:value-type="string">
            <text:list xml:id="list212005400150322" text:continue-numbering="true" text:style-name="WW8Num2">
              <text:list-item>
                <text:p text:style-name="P1024"><text:span text:style-name="T2">S</text:span><text:span text:style-name="T3">IZE</text:span></text:p>
              </text:list-item>
            </text:list>
          </table:table-cell>
          <table:table-cell table:style-name="表格57.A5" office:value-type="string">
            <text:list xml:id="list212005400182241" text:continue-numbering="true" text:style-name="WW8Num2">
              <text:list-item>
                <text:p text:style-name="P1024"><text:span text:style-name="T2">D</text:span><text:span text:style-name="T3">EF</text:span></text:p>
              </text:list-item>
            </text:list>
          </table:table-cell>
          <table:table-cell table:style-name="表格57.A5" office:value-type="string">
            <text:list xml:id="list212005400164321" text:continue-numbering="true" text:style-name="WW8Num2">
              <text:list-item>
                <text:p text:style-name="P1104">Description</text:p>
              </text:list-item>
            </text:list>
          </table:table-cell>
          <table:table-cell table:style-name="表格57.A5" office:value-type="string">
            <text:list xml:id="list212005400154670" text:continue-numbering="true" text:style-name="WW8Num2">
              <text:list-item>
                <text:p text:style-name="P1104">Remarks</text:p>
              </text:list-item>
            </text:list>
          </table:table-cell>
          <table:table-cell table:style-name="表格57.J5" table:number-columns-spanned="3" office:value-type="string">
            <text:list xml:id="list212005400174859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212005400164115" text:continue-numbering="true" text:style-name="WW8Num2">
              <text:list-item>
                <text:p text:style-name="P1350">OID</text:p>
              </text:list-item>
            </text:list>
          </table:table-cell>
          <table:table-cell table:style-name="表格57.A5" office:value-type="string">
            <text:list xml:id="list212005400156500" text:continue-numbering="true" text:style-name="WW8Num2">
              <text:list-item>
                <text:p text:style-name="P1350">CHAR</text:p>
              </text:list-item>
            </text:list>
          </table:table-cell>
          <table:table-cell table:style-name="表格57.A5" office:value-type="string">
            <text:list xml:id="list212005400183032" text:continue-numbering="true" text:style-name="WW8Num2">
              <text:list-item>
                <text:p text:style-name="P1350">Y</text:p>
              </text:list-item>
            </text:list>
          </table:table-cell>
          <table:table-cell table:style-name="表格57.A5" office:value-type="string">
            <text:list xml:id="list212005400161413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00156515" text:continue-numbering="true" text:style-name="WW8Num2">
              <text:list-item>
                <text:p text:style-name="P1350"><text:s/></text:p>
              </text:list-item>
            </text:list>
          </table:table-cell>
          <table:table-cell table:style-name="表格57.A5" office:value-type="string">
            <text:list xml:id="list212005400182635" text:continue-numbering="true" text:style-name="WW8Num2">
              <text:list-item>
                <text:p text:style-name="P1350">36</text:p>
              </text:list-item>
            </text:list>
          </table:table-cell>
          <table:table-cell table:style-name="表格57.A5" office:value-type="string">
            <text:list xml:id="list212005400155616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00169864" text:continue-numbering="true" text:style-name="WW8Num2">
              <text:list-item>
                <text:p text:style-name="P1350">PK / UUID</text:p>
              </text:list-item>
            </text:list>
          </table:table-cell>
          <table:table-cell table:style-name="表格57.A5" office:value-type="string">
            <text:list xml:id="list212005400180585" text:continue-numbering="true" text:style-name="WW8Num2">
              <text:list-item>
                <text:p text:style-name="P1350">Default java UUID</text:p>
              </text:list-item>
            </text:list>
          </table:table-cell>
          <table:table-cell table:style-name="表格57.J5" table:number-columns-spanned="3" office:value-type="string">
            <text:list xml:id="list212005400150379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29">ID</text:p>
          </table:table-cell>
          <table:table-cell table:style-name="表格57.A8" office:value-type="string">
            <text:list xml:id="list212005400157667" text:continue-numbering="true" text:style-name="WW8Num2">
              <text:list-item>
                <text:p text:style-name="P1350">VARCHAR</text:p>
              </text:list-item>
            </text:list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528">Y</text:p>
          </table:table-cell>
          <table:table-cell table:style-name="表格57.A8" office:value-type="string">
            <text:p text:style-name="P829"/>
          </table:table-cell>
          <table:table-cell table:style-name="表格57.A8" office:value-type="string">
            <text:p text:style-name="P529">20</text:p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712"/>
          </table:table-cell>
          <table:table-cell table:style-name="表格57.A8" office:value-type="string">
            <text:p text:style-name="P587"/>
          </table:table-cell>
          <table:table-cell table:style-name="表格57.J5" table:number-columns-spanned="3" office:value-type="string">
            <text:list xml:id="list212005400175790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22">NAME</text:p>
          </table:table-cell>
          <table:table-cell table:style-name="表格57.A8" office:value-type="string">
            <text:list xml:id="list212005400156327" text:continue-numbering="true" text:style-name="WW8Num2">
              <text:list-item>
                <text:p text:style-name="P1350">VARCHAR</text:p>
              </text:list-item>
            </text:list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498"/>
          </table:table-cell>
          <table:table-cell table:style-name="表格57.A8" office:value-type="string">
            <text:p text:style-name="P829"/>
          </table:table-cell>
          <table:table-cell table:style-name="表格57.A8" office:value-type="string">
            <text:p text:style-name="P522">100</text:p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712"/>
          </table:table-cell>
          <table:table-cell table:style-name="表格57.A8" office:value-type="string">
            <text:p text:style-name="P587"/>
          </table:table-cell>
          <table:table-cell table:style-name="表格57.J5" table:number-columns-spanned="3" office:value-type="string">
            <text:list xml:id="list212005417153312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45">JDBC_DRIVERS</text:p>
          </table:table-cell>
          <table:table-cell table:style-name="表格57.A8" office:value-type="string">
            <text:list xml:id="list212005417167474" text:continue-numbering="true" text:style-name="WW8Num2">
              <text:list-item>
                <text:p text:style-name="P1350">VARCHAR</text:p>
              </text:list-item>
            </text:list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506"/>
          </table:table-cell>
          <table:table-cell table:style-name="表格57.A8" office:value-type="string">
            <text:p text:style-name="P833"/>
          </table:table-cell>
          <table:table-cell table:style-name="表格57.A8" office:value-type="string">
            <text:p text:style-name="P524"><text:span text:style-name="T192">5</text:span>0</text:p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727"/>
          </table:table-cell>
          <table:table-cell table:style-name="表格57.A8" office:value-type="string">
            <text:p text:style-name="P587"/>
          </table:table-cell>
          <table:table-cell table:style-name="表格57.J5" table:number-columns-spanned="3" office:value-type="string">
            <text:list xml:id="list212005417171767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29">JDBC_URL</text:p>
          </table:table-cell>
          <table:table-cell table:style-name="表格57.A8" office:value-type="string">
            <text:list xml:id="list212005417176237" text:continue-numbering="true" text:style-name="WW8Num2">
              <text:list-item>
                <text:p text:style-name="P1446">VARCHAR</text:p>
              </text:list-item>
            </text:list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478"/>
          </table:table-cell>
          <table:table-cell table:style-name="表格57.A8" office:value-type="string">
            <text:p text:style-name="P798"/>
          </table:table-cell>
          <table:table-cell table:style-name="表格57.A8" office:value-type="string">
            <text:p text:style-name="P529">500</text:p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733">jdbc:mysql://localhost:3306/bbcore?user=root&amp;password=password&amp;useUnicode=true&amp;characterEncoding=utf8</text:p>
          </table:table-cell>
          <table:table-cell table:style-name="表格57.A8" office:value-type="string">
            <text:p text:style-name="P587"/>
          </table:table-cell>
          <table:table-cell table:style-name="表格57.J5" table:number-columns-spanned="3" office:value-type="string">
            <text:list xml:id="list212005417178413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29">DESCRIPTION</text:p>
          </table:table-cell>
          <table:table-cell table:style-name="表格57.A8" office:value-type="string">
            <text:list xml:id="list212005417167987" text:continue-numbering="true" text:style-name="WW8Num2">
              <text:list-item>
                <text:p text:style-name="P1446">VARCHAR</text:p>
              </text:list-item>
            </text:list>
          </table:table-cell>
          <table:table-cell table:style-name="表格57.A8" office:value-type="string">
            <text:p text:style-name="P231"/>
          </table:table-cell>
          <table:table-cell table:style-name="表格57.A8" office:value-type="string">
            <text:p text:style-name="P478"/>
          </table:table-cell>
          <table:table-cell table:style-name="表格57.A8" office:value-type="string">
            <text:p text:style-name="P798"/>
          </table:table-cell>
          <table:table-cell table:style-name="表格57.A8" office:value-type="string">
            <text:p text:style-name="P529">500</text:p>
          </table:table-cell>
          <table:table-cell table:style-name="表格57.A8" office:value-type="string">
            <text:p text:style-name="P540">null</text:p>
          </table:table-cell>
          <table:table-cell table:style-name="表格57.A8" office:value-type="string">
            <text:p text:style-name="P724"/>
          </table:table-cell>
          <table:table-cell table:style-name="表格57.A8" office:value-type="string">
            <text:p text:style-name="P587"/>
          </table:table-cell>
          <table:table-cell table:style-name="表格57.J5" table:number-columns-spanned="3" office:value-type="string">
            <text:list xml:id="list212005417164286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list xml:id="list212005417174586" text:continue-numbering="true" text:style-name="WW8Num2">
              <text:list-item>
                <text:p text:style-name="P1350">CUSERID</text:p>
              </text:list-item>
            </text:list>
          </table:table-cell>
          <table:table-cell table:style-name="表格57.A8" office:value-type="string">
            <text:list xml:id="list212005417152033" text:continue-numbering="true" text:style-name="WW8Num2">
              <text:list-item>
                <text:p text:style-name="P1350">VARCHAR</text:p>
              </text:list-item>
            </text:list>
          </table:table-cell>
          <table:table-cell table:style-name="表格57.A8" office:value-type="string">
            <text:list xml:id="list212005417160457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8" office:value-type="string">
            <text:list xml:id="list212005417169707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8" office:value-type="string">
            <text:list xml:id="list212005417156644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8" office:value-type="string">
            <text:list xml:id="list212005417173834" text:continue-numbering="true" text:style-name="WW8Num2">
              <text:list-item>
                <text:p text:style-name="P1350">24</text:p>
              </text:list-item>
            </text:list>
          </table:table-cell>
          <table:table-cell table:style-name="表格57.A8" office:value-type="string">
            <text:list xml:id="list212005417171221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8" office:value-type="string">
            <text:list xml:id="list212005417165227" text:continue-numbering="true" text:style-name="WW8Num2">
              <text:list-item>
                <text:p text:style-name="P1350">Create data user</text:p>
              </text:list-item>
            </text:list>
          </table:table-cell>
          <table:table-cell table:style-name="表格57.A8" office:value-type="string">
            <text:list xml:id="list212005417169658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J5" table:number-columns-spanned="3" office:value-type="string">
            <text:list xml:id="list212005417181966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212005417162557" text:continue-numbering="true" text:style-name="WW8Num2">
              <text:list-item>
                <text:p text:style-name="P1350">CDATE</text:p>
              </text:list-item>
            </text:list>
          </table:table-cell>
          <table:table-cell table:style-name="表格57.A5" office:value-type="string">
            <text:list xml:id="list212005417163805" text:continue-numbering="true" text:style-name="WW8Num2">
              <text:list-item>
                <text:p text:style-name="P1350">DATETIME</text:p>
              </text:list-item>
            </text:list>
          </table:table-cell>
          <table:table-cell table:style-name="表格57.A5" office:value-type="string">
            <text:list xml:id="list212005417164071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17176887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17168108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17172430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17171993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17181583" text:continue-numbering="true" text:style-name="WW8Num2">
              <text:list-item>
                <text:p text:style-name="P1350">Create time</text:p>
              </text:list-item>
            </text:list>
          </table:table-cell>
          <table:table-cell table:style-name="表格57.A5" office:value-type="string">
            <text:list xml:id="list212005417170585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J5" table:number-columns-spanned="3" office:value-type="string">
            <text:list xml:id="list212005417169896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212005417164963" text:continue-numbering="true" text:style-name="WW8Num2">
              <text:list-item>
                <text:p text:style-name="P1350">UUSERID</text:p>
              </text:list-item>
            </text:list>
          </table:table-cell>
          <table:table-cell table:style-name="表格57.A5" office:value-type="string">
            <text:list xml:id="list212005417180845" text:continue-numbering="true" text:style-name="WW8Num2">
              <text:list-item>
                <text:p text:style-name="P1350">VARCHAR</text:p>
              </text:list-item>
            </text:list>
          </table:table-cell>
          <table:table-cell table:style-name="表格57.A5" office:value-type="string">
            <text:list xml:id="list212005417173325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17158374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17181856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17167630" text:continue-numbering="true" text:style-name="WW8Num2">
              <text:list-item>
                <text:p text:style-name="P1350">24</text:p>
              </text:list-item>
            </text:list>
          </table:table-cell>
          <table:table-cell table:style-name="表格57.A5" office:value-type="string">
            <text:list xml:id="list212005417179999" text:continue-numbering="true" text:style-name="WW8Num2">
              <text:list-item>
                <text:p text:style-name="P1350">null</text:p>
              </text:list-item>
            </text:list>
          </table:table-cell>
          <table:table-cell table:style-name="表格57.A5" office:value-type="string">
            <text:list xml:id="list212005417162827" text:continue-numbering="true" text:style-name="WW8Num2">
              <text:list-item>
                <text:p text:style-name="P1350">Update date user</text:p>
              </text:list-item>
            </text:list>
          </table:table-cell>
          <table:table-cell table:style-name="表格57.A5" office:value-type="string">
            <text:list xml:id="list212005417154522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J5" table:number-columns-spanned="3" office:value-type="string">
            <text:list xml:id="list212005417178728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212005417173634" text:continue-numbering="true" text:style-name="WW8Num2">
              <text:list-item>
                <text:p text:style-name="P1350">UDATE</text:p>
              </text:list-item>
            </text:list>
          </table:table-cell>
          <table:table-cell table:style-name="表格57.A5" office:value-type="string">
            <text:list xml:id="list212005417166996" text:continue-numbering="true" text:style-name="WW8Num2">
              <text:list-item>
                <text:p text:style-name="P1350">DATETIME</text:p>
              </text:list-item>
            </text:list>
          </table:table-cell>
          <table:table-cell table:style-name="表格57.A5" office:value-type="string">
            <text:list xml:id="list212005417153066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17152826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17169667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17154923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A5" office:value-type="string">
            <text:list xml:id="list212005433150688" text:continue-numbering="true" text:style-name="WW8Num2">
              <text:list-item>
                <text:p text:style-name="P1350">null</text:p>
              </text:list-item>
            </text:list>
          </table:table-cell>
          <table:table-cell table:style-name="表格57.A5" office:value-type="string">
            <text:list xml:id="list212005433181352" text:continue-numbering="true" text:style-name="WW8Num2">
              <text:list-item>
                <text:p text:style-name="P1350">Update time</text:p>
              </text:list-item>
            </text:list>
          </table:table-cell>
          <table:table-cell table:style-name="表格57.A5" office:value-type="string">
            <text:list xml:id="list212005433172043" text:continue-numbering="true" text:style-name="WW8Num2">
              <text:list-item>
                <text:p text:style-name="P1283"/>
              </text:list-item>
            </text:list>
          </table:table-cell>
          <table:table-cell table:style-name="表格57.J5" table:number-columns-spanned="3" office:value-type="string">
            <text:p text:style-name="P13"/>
          </table:table-cell>
          <table:covered-table-cell/>
          <table:covered-table-cell/>
        </table:table-row>
      </table:table>
      <text:h text:style-name="P899" text:outline-level="1"/>
      <text:list xml:id="list212005433181213" text:continue-numbering="true" text:style-name="WW8Num2">
        <text:list-item>
          <text:h text:style-name="P946" text:outline-level="1"><text:bookmark-start text:name="__RefHeading__26123_455019284"/><text:span text:style-name="T92">QC</text:span><text:span text:style-name="T47">_</text:span><text:span text:style-name="T98">OLAP</text:span><text:span text:style-name="T92">_</text:span><text:span text:style-name="T99">CATALOG</text:span><text:bookmark-end text:name="__RefHeading__26123_455019284"/></text:h>
        </text:list-item>
      </text:list>
      <table:table table:name="表格58" table:style-name="表格58">
        <table:table-column table:style-name="表格58.A"/>
        <table:table-column table:style-name="表格58.B"/>
        <table:table-column table:style-name="表格58.C" table:number-columns-repeated="2"/>
        <table:table-column table:style-name="表格58.E" table:number-columns-repeated="3"/>
        <table:table-column table:style-name="表格58.H"/>
        <table:table-column table:style-name="表格58.I"/>
        <table:table-column table:style-name="表格58.J"/>
        <table:table-column table:style-name="表格58.K"/>
        <table:table-column table:style-name="表格58.L"/>
        <table:table-row table:style-name="表格58.1">
          <table:table-cell table:style-name="表格58.A1" office:value-type="string">
            <text:list xml:id="list212005433161060" text:continue-numbering="true" text:style-name="WW8Num2">
              <text:list-item>
                <text:p text:style-name="P1065">Project</text:p>
              </text:list-item>
            </text:list>
          </table:table-cell>
          <table:table-cell table:style-name="表格58.A1" table:number-columns-spanned="6" office:value-type="string">
            <text:list xml:id="list212005433165958" text:continue-numbering="true" text:style-name="WW8Num2">
              <text:list-item>
                <text:p text:style-name="P11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1" office:value-type="string">
            <text:list xml:id="list212005433172651" text:continue-numbering="true" text:style-name="WW8Num2">
              <text:list-item>
                <text:p text:style-name="P1065">Ver</text:p>
              </text:list-item>
            </text:list>
          </table:table-cell>
          <table:table-cell table:style-name="表格58.A1" office:value-type="string">
            <text:list xml:id="list212005433180238" text:continue-numbering="true" text:style-name="WW8Num2">
              <text:list-item>
                <text:p text:style-name="P1145">0.5</text:p>
              </text:list-item>
            </text:list>
          </table:table-cell>
          <table:table-cell table:style-name="表格58.J1" office:value-type="string">
            <text:list xml:id="list21200543317583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58.K1" office:value-type="string">
            <text:list xml:id="list212005433173939" text:continue-numbering="true" text:style-name="WW8Num2">
              <text:list-item>
                <text:p text:style-name="P874"/>
              </text:list-item>
            </text:list>
          </table:table-cell>
          <table:table-cell table:style-name="表格58.K1" office:value-type="string">
            <text:list xml:id="list212005433154137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58.1">
          <table:table-cell table:style-name="表格58.A2" office:value-type="string">
            <text:list xml:id="list212005433158380" text:continue-numbering="true" text:style-name="WW8Num2">
              <text:list-item>
                <text:p text:style-name="P1065">Maintain</text:p>
              </text:list-item>
            </text:list>
          </table:table-cell>
          <table:table-cell table:style-name="表格58.A2" table:number-columns-spanned="6" office:value-type="string">
            <text:list xml:id="list212005433165460" text:continue-numbering="true" text:style-name="WW8Num2">
              <text:list-item>
                <text:p text:style-name="P11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2" office:value-type="string">
            <text:list xml:id="list212005433177768" text:continue-numbering="true" text:style-name="WW8Num2">
              <text:list-item>
                <text:p text:style-name="P1065">Date</text:p>
              </text:list-item>
            </text:list>
          </table:table-cell>
          <table:table-cell table:style-name="表格58.A2" office:value-type="string">
            <text:list xml:id="list212005433170869" text:continue-numbering="true" text:style-name="WW8Num2">
              <text:list-item>
                <text:p text:style-name="P1145">201<text:span text:style-name="T184">5</text:span>/<text:span text:style-name="T184">03</text:span>/<text:span text:style-name="T184">02</text:span></text:p>
              </text:list-item>
            </text:list>
          </table:table-cell>
          <table:table-cell table:style-name="表格58.J1" office:value-type="string">
            <text:list xml:id="list212005433151841" text:continue-numbering="true" text:style-name="WW8Num2">
              <text:list-item>
                <text:p text:style-name="P874"/>
              </text:list-item>
            </text:list>
          </table:table-cell>
          <table:table-cell table:style-name="表格58.K1" office:value-type="string">
            <text:list xml:id="list21200543316065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58.K1" office:value-type="string">
            <text:list xml:id="list212005433175120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58.1">
          <table:table-cell table:style-name="表格58.A2" office:value-type="string">
            <text:list xml:id="list212005433173201" text:continue-numbering="true" text:style-name="WW8Num2">
              <text:list-item>
                <text:p text:style-name="P1065">Table</text:p>
              </text:list-item>
            </text:list>
          </table:table-cell>
          <table:table-cell table:style-name="表格58.A2" table:number-columns-spanned="6" office:value-type="string">
            <text:list xml:id="list212005433168141" text:continue-numbering="true" text:style-name="WW8Num2">
              <text:list-item>
                <text:p text:style-name="P1243">qc_<text:span text:style-name="T190">olap_cata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2" office:value-type="string">
            <text:list xml:id="list212005433153551" text:continue-numbering="true" text:style-name="WW8Num2">
              <text:list-item>
                <text:p text:style-name="P1065">DataBase</text:p>
              </text:list-item>
            </text:list>
          </table:table-cell>
          <table:table-cell table:style-name="表格58.A2" office:value-type="string">
            <text:list xml:id="list212005433162011" text:continue-numbering="true" text:style-name="WW8Num2">
              <text:list-item>
                <text:p text:style-name="P1145">bbcore</text:p>
              </text:list-item>
            </text:list>
          </table:table-cell>
          <table:table-cell table:style-name="表格58.J1" office:value-type="string">
            <text:list xml:id="list21200543317406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58.K1" office:value-type="string">
            <text:list xml:id="list212005433181939" text:continue-numbering="true" text:style-name="WW8Num2">
              <text:list-item>
                <text:p text:style-name="P874"/>
              </text:list-item>
            </text:list>
          </table:table-cell>
          <table:table-cell table:style-name="表格58.K1" office:value-type="string">
            <text:list xml:id="list212005433163405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58.1">
          <table:table-cell table:style-name="表格58.A4" office:value-type="string">
            <text:list xml:id="list212005433168974" text:continue-numbering="true" text:style-name="WW8Num2">
              <text:list-item>
                <text:p text:style-name="P1065">Descript</text:p>
              </text:list-item>
            </text:list>
          </table:table-cell>
          <table:table-cell table:style-name="表格58.A4" table:number-columns-spanned="8" office:value-type="string">
            <text:list xml:id="list212005433160911" text:continue-numbering="true" text:style-name="WW8Num2">
              <text:list-item>
                <text:p text:style-name="P11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8.J1" office:value-type="string">
            <text:list xml:id="list21200543317393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58.K1" office:value-type="string">
            <text:list xml:id="list21200543317318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58.K1" office:value-type="string">
            <text:list xml:id="list212005433160605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58.1">
          <table:table-cell table:style-name="表格58.A5" table:number-columns-spanned="9" office:value-type="string">
            <text:list xml:id="list212005433155426" text:continue-numbering="true" text:style-name="WW8Num2">
              <text:list-item>
                <text:p text:style-name="P9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8.J5" table:number-columns-spanned="3" office:value-type="string">
            <text:list xml:id="list212005433152440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212005433150900" text:continue-numbering="true" text:style-name="WW8Num2">
              <text:list-item>
                <text:p text:style-name="P1105">Field</text:p>
              </text:list-item>
            </text:list>
          </table:table-cell>
          <table:table-cell table:style-name="表格58.A5" office:value-type="string">
            <text:list xml:id="list212005433172219" text:continue-numbering="true" text:style-name="WW8Num2">
              <text:list-item>
                <text:p text:style-name="P1105">Datatype</text:p>
              </text:list-item>
            </text:list>
          </table:table-cell>
          <table:table-cell table:style-name="表格58.A5" office:value-type="string">
            <text:list xml:id="list212005450151712" text:continue-numbering="true" text:style-name="WW8Num2">
              <text:list-item>
                <text:p text:style-name="P1105">PK</text:p>
              </text:list-item>
            </text:list>
          </table:table-cell>
          <table:table-cell table:style-name="表格58.A5" office:value-type="string">
            <text:list xml:id="list212005450179058" text:continue-numbering="true" text:style-name="WW8Num2">
              <text:list-item>
                <text:p text:style-name="P1105">UK</text:p>
              </text:list-item>
            </text:list>
          </table:table-cell>
          <table:table-cell table:style-name="表格58.A5" office:value-type="string">
            <text:list xml:id="list212005450156777" text:continue-numbering="true" text:style-name="WW8Num2">
              <text:list-item>
                <text:p text:style-name="P1105">IDX</text:p>
              </text:list-item>
            </text:list>
          </table:table-cell>
          <table:table-cell table:style-name="表格58.A5" office:value-type="string">
            <text:list xml:id="list212005450156273" text:continue-numbering="true" text:style-name="WW8Num2">
              <text:list-item>
                <text:p text:style-name="P1025"><text:span text:style-name="T2">S</text:span><text:span text:style-name="T3">IZE</text:span></text:p>
              </text:list-item>
            </text:list>
          </table:table-cell>
          <table:table-cell table:style-name="表格58.A5" office:value-type="string">
            <text:list xml:id="list212005450171522" text:continue-numbering="true" text:style-name="WW8Num2">
              <text:list-item>
                <text:p text:style-name="P1025"><text:span text:style-name="T2">D</text:span><text:span text:style-name="T3">EF</text:span></text:p>
              </text:list-item>
            </text:list>
          </table:table-cell>
          <table:table-cell table:style-name="表格58.A5" office:value-type="string">
            <text:list xml:id="list212005450174342" text:continue-numbering="true" text:style-name="WW8Num2">
              <text:list-item>
                <text:p text:style-name="P1105">Description</text:p>
              </text:list-item>
            </text:list>
          </table:table-cell>
          <table:table-cell table:style-name="表格58.A5" office:value-type="string">
            <text:list xml:id="list212005450160448" text:continue-numbering="true" text:style-name="WW8Num2">
              <text:list-item>
                <text:p text:style-name="P1105">Remarks</text:p>
              </text:list-item>
            </text:list>
          </table:table-cell>
          <table:table-cell table:style-name="表格58.J5" table:number-columns-spanned="3" office:value-type="string">
            <text:list xml:id="list21200545017444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212005450167239" text:continue-numbering="true" text:style-name="WW8Num2">
              <text:list-item>
                <text:p text:style-name="P1351">OID</text:p>
              </text:list-item>
            </text:list>
          </table:table-cell>
          <table:table-cell table:style-name="表格58.A5" office:value-type="string">
            <text:list xml:id="list212005450180165" text:continue-numbering="true" text:style-name="WW8Num2">
              <text:list-item>
                <text:p text:style-name="P1351">CHAR</text:p>
              </text:list-item>
            </text:list>
          </table:table-cell>
          <table:table-cell table:style-name="表格58.A5" office:value-type="string">
            <text:list xml:id="list212005450159002" text:continue-numbering="true" text:style-name="WW8Num2">
              <text:list-item>
                <text:p text:style-name="P1351">Y</text:p>
              </text:list-item>
            </text:list>
          </table:table-cell>
          <table:table-cell table:style-name="表格58.A5" office:value-type="string">
            <text:list xml:id="list212005450178653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50175035" text:continue-numbering="true" text:style-name="WW8Num2">
              <text:list-item>
                <text:p text:style-name="P1351"><text:s/></text:p>
              </text:list-item>
            </text:list>
          </table:table-cell>
          <table:table-cell table:style-name="表格58.A5" office:value-type="string">
            <text:list xml:id="list212005450166491" text:continue-numbering="true" text:style-name="WW8Num2">
              <text:list-item>
                <text:p text:style-name="P1351">36</text:p>
              </text:list-item>
            </text:list>
          </table:table-cell>
          <table:table-cell table:style-name="表格58.A5" office:value-type="string">
            <text:list xml:id="list212005450154558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50180733" text:continue-numbering="true" text:style-name="WW8Num2">
              <text:list-item>
                <text:p text:style-name="P1351">PK / UUID</text:p>
              </text:list-item>
            </text:list>
          </table:table-cell>
          <table:table-cell table:style-name="表格58.A5" office:value-type="string">
            <text:list xml:id="list212005450153977" text:continue-numbering="true" text:style-name="WW8Num2">
              <text:list-item>
                <text:p text:style-name="P1351">Default java UUID</text:p>
              </text:list-item>
            </text:list>
          </table:table-cell>
          <table:table-cell table:style-name="表格58.J5" table:number-columns-spanned="3" office:value-type="string">
            <text:list xml:id="list21200545015770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212005450156220" text:continue-numbering="true" text:style-name="WW8Num2">
              <text:list-item>
                <text:p text:style-name="P1451">ID</text:p>
              </text:list-item>
            </text:list>
          </table:table-cell>
          <table:table-cell table:style-name="表格58.A8" office:value-type="string">
            <text:list xml:id="list212005450152365" text:continue-numbering="true" text:style-name="WW8Num2">
              <text:list-item>
                <text:p text:style-name="P1351">VARCHAR</text:p>
              </text:list-item>
            </text:list>
          </table:table-cell>
          <table:table-cell table:style-name="表格58.A8" office:value-type="string">
            <text:list xml:id="list212005450175663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8" office:value-type="string">
            <text:list xml:id="list212005450159318" text:continue-numbering="true" text:style-name="WW8Num2">
              <text:list-item>
                <text:p text:style-name="P1452">Y</text:p>
              </text:list-item>
            </text:list>
          </table:table-cell>
          <table:table-cell table:style-name="表格58.A8" office:value-type="string">
            <text:list xml:id="list212005450158288" text:continue-numbering="true" text:style-name="WW8Num2">
              <text:list-item>
                <text:p text:style-name="P1454"/>
              </text:list-item>
            </text:list>
          </table:table-cell>
          <table:table-cell table:style-name="表格58.A8" office:value-type="string">
            <text:list xml:id="list212005450160071" text:continue-numbering="true" text:style-name="WW8Num2">
              <text:list-item>
                <text:p text:style-name="P1451">20</text:p>
              </text:list-item>
            </text:list>
          </table:table-cell>
          <table:table-cell table:style-name="表格58.A8" office:value-type="string">
            <text:list xml:id="list212005450170785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8" office:value-type="string">
            <text:list xml:id="list212005450168705" text:continue-numbering="true" text:style-name="WW8Num2">
              <text:list-item>
                <text:p text:style-name="P1478"/>
              </text:list-item>
            </text:list>
          </table:table-cell>
          <table:table-cell table:style-name="表格58.A8" office:value-type="string">
            <text:list xml:id="list212005450161288" text:continue-numbering="true" text:style-name="WW8Num2">
              <text:list-item>
                <text:p text:style-name="P1495"/>
              </text:list-item>
            </text:list>
          </table:table-cell>
          <table:table-cell table:style-name="表格58.J5" table:number-columns-spanned="3" office:value-type="string">
            <text:list xml:id="list212005450175151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212005450159345" text:continue-numbering="true" text:style-name="WW8Num2">
              <text:list-item>
                <text:p text:style-name="P1456">NAME</text:p>
              </text:list-item>
            </text:list>
          </table:table-cell>
          <table:table-cell table:style-name="表格58.A8" office:value-type="string">
            <text:list xml:id="list212005450176697" text:continue-numbering="true" text:style-name="WW8Num2">
              <text:list-item>
                <text:p text:style-name="P1351">VARCHAR</text:p>
              </text:list-item>
            </text:list>
          </table:table-cell>
          <table:table-cell table:style-name="表格58.A8" office:value-type="string">
            <text:list xml:id="list212005450154921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8" office:value-type="string">
            <text:list xml:id="list212005450161708" text:continue-numbering="true" text:style-name="WW8Num2">
              <text:list-item>
                <text:p text:style-name="P1458"/>
              </text:list-item>
            </text:list>
          </table:table-cell>
          <table:table-cell table:style-name="表格58.A8" office:value-type="string">
            <text:list xml:id="list212005450170909" text:continue-numbering="true" text:style-name="WW8Num2">
              <text:list-item>
                <text:p text:style-name="P1454"/>
              </text:list-item>
            </text:list>
          </table:table-cell>
          <table:table-cell table:style-name="表格58.A8" office:value-type="string">
            <text:list xml:id="list212005450181520" text:continue-numbering="true" text:style-name="WW8Num2">
              <text:list-item>
                <text:p text:style-name="P1456">1<text:span text:style-name="T191">5</text:span>0</text:p>
              </text:list-item>
            </text:list>
          </table:table-cell>
          <table:table-cell table:style-name="表格58.A8" office:value-type="string">
            <text:list xml:id="list212005450162256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8" office:value-type="string">
            <text:list xml:id="list212005450177526" text:continue-numbering="true" text:style-name="WW8Num2">
              <text:list-item>
                <text:p text:style-name="P1481">Test.xml</text:p>
              </text:list-item>
            </text:list>
          </table:table-cell>
          <table:table-cell table:style-name="表格58.A8" office:value-type="string">
            <text:list xml:id="list212005450159049" text:continue-numbering="true" text:style-name="WW8Num2">
              <text:list-item>
                <text:p text:style-name="P1495"/>
              </text:list-item>
            </text:list>
          </table:table-cell>
          <table:table-cell table:style-name="表格58.J5" table:number-columns-spanned="3" office:value-type="string">
            <text:list xml:id="list212005450154670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212005450165973" text:continue-numbering="true" text:style-name="WW8Num2">
              <text:list-item>
                <text:p text:style-name="P1459">CONTENT</text:p>
              </text:list-item>
            </text:list>
          </table:table-cell>
          <table:table-cell table:style-name="表格58.A8" office:value-type="string">
            <text:list xml:id="list212005450173456" text:continue-numbering="true" text:style-name="WW8Num2">
              <text:list-item>
                <text:p text:style-name="P1459">BLOG</text:p>
              </text:list-item>
            </text:list>
          </table:table-cell>
          <table:table-cell table:style-name="表格58.A8" office:value-type="string">
            <text:list xml:id="list212005450164927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8" office:value-type="string">
            <text:list xml:id="list212005450176834" text:continue-numbering="true" text:style-name="WW8Num2">
              <text:list-item>
                <text:p text:style-name="P1431"/>
              </text:list-item>
            </text:list>
          </table:table-cell>
          <table:table-cell table:style-name="表格58.A8" office:value-type="string">
            <text:list xml:id="list212005450179828" text:continue-numbering="true" text:style-name="WW8Num2">
              <text:list-item>
                <text:p text:style-name="P1435"/>
              </text:list-item>
            </text:list>
          </table:table-cell>
          <table:table-cell table:style-name="表格58.A8" office:value-type="string">
            <text:list xml:id="list212005450176343" text:continue-numbering="true" text:style-name="WW8Num2">
              <text:list-item>
                <text:p text:style-name="P1451"/>
              </text:list-item>
            </text:list>
          </table:table-cell>
          <table:table-cell table:style-name="表格58.A8" office:value-type="string">
            <text:list xml:id="list212005450182196" text:continue-numbering="true" text:style-name="WW8Num2">
              <text:list-item>
                <text:p text:style-name="P1461">null</text:p>
              </text:list-item>
            </text:list>
          </table:table-cell>
          <table:table-cell table:style-name="表格58.A8" office:value-type="string">
            <text:list xml:id="list212005450159167" text:continue-numbering="true" text:style-name="WW8Num2">
              <text:list-item>
                <text:p text:style-name="P1483"/>
              </text:list-item>
            </text:list>
          </table:table-cell>
          <table:table-cell table:style-name="表格58.A8" office:value-type="string">
            <text:list xml:id="list212005450155055" text:continue-numbering="true" text:style-name="WW8Num2">
              <text:list-item>
                <text:p text:style-name="P1495"/>
              </text:list-item>
            </text:list>
          </table:table-cell>
          <table:table-cell table:style-name="表格58.J5" table:number-columns-spanned="3" office:value-type="string">
            <text:list xml:id="list212005450180700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212005450174797" text:continue-numbering="true" text:style-name="WW8Num2">
              <text:list-item>
                <text:p text:style-name="P1451">DESCRIPTION</text:p>
              </text:list-item>
            </text:list>
          </table:table-cell>
          <table:table-cell table:style-name="表格58.A8" office:value-type="string">
            <text:list xml:id="list212005450154436" text:continue-numbering="true" text:style-name="WW8Num2">
              <text:list-item>
                <text:p text:style-name="P1447">VARCHAR</text:p>
              </text:list-item>
            </text:list>
          </table:table-cell>
          <table:table-cell table:style-name="表格58.A8" office:value-type="string">
            <text:list xml:id="list212005450181486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8" office:value-type="string">
            <text:list xml:id="list212005450172015" text:continue-numbering="true" text:style-name="WW8Num2">
              <text:list-item>
                <text:p text:style-name="P1431"/>
              </text:list-item>
            </text:list>
          </table:table-cell>
          <table:table-cell table:style-name="表格58.A8" office:value-type="string">
            <text:list xml:id="list212005450158561" text:continue-numbering="true" text:style-name="WW8Num2">
              <text:list-item>
                <text:p text:style-name="P1435"/>
              </text:list-item>
            </text:list>
          </table:table-cell>
          <table:table-cell table:style-name="表格58.A8" office:value-type="string">
            <text:list xml:id="list212005450181851" text:continue-numbering="true" text:style-name="WW8Num2">
              <text:list-item>
                <text:p text:style-name="P1451">500</text:p>
              </text:list-item>
            </text:list>
          </table:table-cell>
          <table:table-cell table:style-name="表格58.A8" office:value-type="string">
            <text:list xml:id="list212005450181609" text:continue-numbering="true" text:style-name="WW8Num2">
              <text:list-item>
                <text:p text:style-name="P1462">null</text:p>
              </text:list-item>
            </text:list>
          </table:table-cell>
          <table:table-cell table:style-name="表格58.A8" office:value-type="string">
            <text:list xml:id="list212005450163964" text:continue-numbering="true" text:style-name="WW8Num2">
              <text:list-item>
                <text:p text:style-name="P1485"/>
              </text:list-item>
            </text:list>
          </table:table-cell>
          <table:table-cell table:style-name="表格58.A8" office:value-type="string">
            <text:list xml:id="list212005450175617" text:continue-numbering="true" text:style-name="WW8Num2">
              <text:list-item>
                <text:p text:style-name="P1495"/>
              </text:list-item>
            </text:list>
          </table:table-cell>
          <table:table-cell table:style-name="表格58.J5" table:number-columns-spanned="3" office:value-type="string">
            <text:list xml:id="list212005450176871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212005466179911" text:continue-numbering="true" text:style-name="WW8Num2">
              <text:list-item>
                <text:p text:style-name="P1351">CUSERID</text:p>
              </text:list-item>
            </text:list>
          </table:table-cell>
          <table:table-cell table:style-name="表格58.A8" office:value-type="string">
            <text:list xml:id="list212005466180891" text:continue-numbering="true" text:style-name="WW8Num2">
              <text:list-item>
                <text:p text:style-name="P1351">VARCHAR</text:p>
              </text:list-item>
            </text:list>
          </table:table-cell>
          <table:table-cell table:style-name="表格58.A8" office:value-type="string">
            <text:list xml:id="list212005466170805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8" office:value-type="string">
            <text:list xml:id="list212005466169432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8" office:value-type="string">
            <text:list xml:id="list212005466181895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8" office:value-type="string">
            <text:list xml:id="list212005466166114" text:continue-numbering="true" text:style-name="WW8Num2">
              <text:list-item>
                <text:p text:style-name="P1351">24</text:p>
              </text:list-item>
            </text:list>
          </table:table-cell>
          <table:table-cell table:style-name="表格58.A8" office:value-type="string">
            <text:list xml:id="list212005466156169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8" office:value-type="string">
            <text:list xml:id="list212005466155041" text:continue-numbering="true" text:style-name="WW8Num2">
              <text:list-item>
                <text:p text:style-name="P1351">Create data user</text:p>
              </text:list-item>
            </text:list>
          </table:table-cell>
          <table:table-cell table:style-name="表格58.A8" office:value-type="string">
            <text:list xml:id="list212005466155296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J5" table:number-columns-spanned="3" office:value-type="string">
            <text:list xml:id="list212005466173437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212005466181192" text:continue-numbering="true" text:style-name="WW8Num2">
              <text:list-item>
                <text:p text:style-name="P1351">CDATE</text:p>
              </text:list-item>
            </text:list>
          </table:table-cell>
          <table:table-cell table:style-name="表格58.A5" office:value-type="string">
            <text:list xml:id="list212005466155372" text:continue-numbering="true" text:style-name="WW8Num2">
              <text:list-item>
                <text:p text:style-name="P1351">DATETIME</text:p>
              </text:list-item>
            </text:list>
          </table:table-cell>
          <table:table-cell table:style-name="表格58.A5" office:value-type="string">
            <text:list xml:id="list212005466163684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66167041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66167176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66162188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66161962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66180350" text:continue-numbering="true" text:style-name="WW8Num2">
              <text:list-item>
                <text:p text:style-name="P1351">Create time</text:p>
              </text:list-item>
            </text:list>
          </table:table-cell>
          <table:table-cell table:style-name="表格58.A5" office:value-type="string">
            <text:list xml:id="list212005466172006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J5" table:number-columns-spanned="3" office:value-type="string">
            <text:list xml:id="list212005466166323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212005466159276" text:continue-numbering="true" text:style-name="WW8Num2">
              <text:list-item>
                <text:p text:style-name="P1351">UUSERID</text:p>
              </text:list-item>
            </text:list>
          </table:table-cell>
          <table:table-cell table:style-name="表格58.A5" office:value-type="string">
            <text:list xml:id="list212005466159060" text:continue-numbering="true" text:style-name="WW8Num2">
              <text:list-item>
                <text:p text:style-name="P1351">VARCHAR</text:p>
              </text:list-item>
            </text:list>
          </table:table-cell>
          <table:table-cell table:style-name="表格58.A5" office:value-type="string">
            <text:list xml:id="list212005466160659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66162149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66160558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66173383" text:continue-numbering="true" text:style-name="WW8Num2">
              <text:list-item>
                <text:p text:style-name="P1351">24</text:p>
              </text:list-item>
            </text:list>
          </table:table-cell>
          <table:table-cell table:style-name="表格58.A5" office:value-type="string">
            <text:list xml:id="list212005466175376" text:continue-numbering="true" text:style-name="WW8Num2">
              <text:list-item>
                <text:p text:style-name="P1351">null</text:p>
              </text:list-item>
            </text:list>
          </table:table-cell>
          <table:table-cell table:style-name="表格58.A5" office:value-type="string">
            <text:list xml:id="list212005466165420" text:continue-numbering="true" text:style-name="WW8Num2">
              <text:list-item>
                <text:p text:style-name="P1351">Update date user</text:p>
              </text:list-item>
            </text:list>
          </table:table-cell>
          <table:table-cell table:style-name="表格58.A5" office:value-type="string">
            <text:list xml:id="list212005466166241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J5" table:number-columns-spanned="3" office:value-type="string">
            <text:list xml:id="list212005466160853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212005466177461" text:continue-numbering="true" text:style-name="WW8Num2">
              <text:list-item>
                <text:p text:style-name="P1351">UDATE</text:p>
              </text:list-item>
            </text:list>
          </table:table-cell>
          <table:table-cell table:style-name="表格58.A5" office:value-type="string">
            <text:list xml:id="list212005466167694" text:continue-numbering="true" text:style-name="WW8Num2">
              <text:list-item>
                <text:p text:style-name="P1351">DATETIME</text:p>
              </text:list-item>
            </text:list>
          </table:table-cell>
          <table:table-cell table:style-name="表格58.A5" office:value-type="string">
            <text:list xml:id="list212005466165638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66179654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66159736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66163516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A5" office:value-type="string">
            <text:list xml:id="list212005466174166" text:continue-numbering="true" text:style-name="WW8Num2">
              <text:list-item>
                <text:p text:style-name="P1351">null</text:p>
              </text:list-item>
            </text:list>
          </table:table-cell>
          <table:table-cell table:style-name="表格58.A5" office:value-type="string">
            <text:list xml:id="list212005466169990" text:continue-numbering="true" text:style-name="WW8Num2">
              <text:list-item>
                <text:p text:style-name="P1351">Update time</text:p>
              </text:list-item>
            </text:list>
          </table:table-cell>
          <table:table-cell table:style-name="表格58.A5" office:value-type="string">
            <text:list xml:id="list212005466162028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8.J5" table:number-columns-spanned="3" office:value-type="string">
            <text:p text:style-name="P14"/>
          </table:table-cell>
          <table:covered-table-cell/>
          <table:covered-table-cell/>
        </table:table-row>
      </table:table>
      <text:list xml:id="list212005466173580" text:continue-numbering="true" text:style-name="WW8Num2">
        <text:list-item>
          <text:h text:style-name="P947" text:outline-level="1"><text:bookmark-start text:name="__RefHeading__26125_455019284"/><text:soft-page-break/><text:span text:style-name="T92">QC</text:span><text:span text:style-name="T47">_</text:span><text:span text:style-name="T98">OLAP</text:span><text:span text:style-name="T92">_</text:span><text:span text:style-name="T100">MDX</text:span><text:bookmark-end text:name="__RefHeading__26125_455019284"/></text:h>
        </text:list-item>
      </text:list>
      <table:table table:name="表格59" table:style-name="表格59">
        <table:table-column table:style-name="表格59.A"/>
        <table:table-column table:style-name="表格59.B"/>
        <table:table-column table:style-name="表格59.C" table:number-columns-repeated="2"/>
        <table:table-column table:style-name="表格59.E" table:number-columns-repeated="3"/>
        <table:table-column table:style-name="表格59.H"/>
        <table:table-column table:style-name="表格59.I"/>
        <table:table-column table:style-name="表格59.J"/>
        <table:table-column table:style-name="表格59.K"/>
        <table:table-column table:style-name="表格59.L"/>
        <table:table-row table:style-name="表格59.1">
          <table:table-cell table:style-name="表格59.A1" office:value-type="string">
            <text:list xml:id="list212005466151586" text:continue-numbering="true" text:style-name="WW8Num2">
              <text:list-item>
                <text:p text:style-name="P1066">Project</text:p>
              </text:list-item>
            </text:list>
          </table:table-cell>
          <table:table-cell table:style-name="表格59.A1" table:number-columns-spanned="6" office:value-type="string">
            <text:list xml:id="list212005466170672" text:continue-numbering="true" text:style-name="WW8Num2">
              <text:list-item>
                <text:p text:style-name="P11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1" office:value-type="string">
            <text:list xml:id="list212005466166152" text:continue-numbering="true" text:style-name="WW8Num2">
              <text:list-item>
                <text:p text:style-name="P1066">Ver</text:p>
              </text:list-item>
            </text:list>
          </table:table-cell>
          <table:table-cell table:style-name="表格59.A1" office:value-type="string">
            <text:list xml:id="list212005466170665" text:continue-numbering="true" text:style-name="WW8Num2">
              <text:list-item>
                <text:p text:style-name="P1146">0.5</text:p>
              </text:list-item>
            </text:list>
          </table:table-cell>
          <table:table-cell table:style-name="表格59.J1" office:value-type="string">
            <text:list xml:id="list212005466179127" text:continue-numbering="true" text:style-name="WW8Num2">
              <text:list-item>
                <text:p text:style-name="P875"/>
              </text:list-item>
            </text:list>
          </table:table-cell>
          <table:table-cell table:style-name="表格59.K1" office:value-type="string">
            <text:list xml:id="list212005466152299" text:continue-numbering="true" text:style-name="WW8Num2">
              <text:list-item>
                <text:p text:style-name="P875"/>
              </text:list-item>
            </text:list>
          </table:table-cell>
          <table:table-cell table:style-name="表格59.K1" office:value-type="string">
            <text:list xml:id="list212005466158122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59.1">
          <table:table-cell table:style-name="表格59.A2" office:value-type="string">
            <text:list xml:id="list212005466159241" text:continue-numbering="true" text:style-name="WW8Num2">
              <text:list-item>
                <text:p text:style-name="P1066">Maintain</text:p>
              </text:list-item>
            </text:list>
          </table:table-cell>
          <table:table-cell table:style-name="表格59.A2" table:number-columns-spanned="6" office:value-type="string">
            <text:list xml:id="list212005466175620" text:continue-numbering="true" text:style-name="WW8Num2">
              <text:list-item>
                <text:p text:style-name="P11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2" office:value-type="string">
            <text:list xml:id="list212005466152057" text:continue-numbering="true" text:style-name="WW8Num2">
              <text:list-item>
                <text:p text:style-name="P1066">Date</text:p>
              </text:list-item>
            </text:list>
          </table:table-cell>
          <table:table-cell table:style-name="表格59.A2" office:value-type="string">
            <text:list xml:id="list212005466170203" text:continue-numbering="true" text:style-name="WW8Num2">
              <text:list-item>
                <text:p text:style-name="P1146">201<text:span text:style-name="T184">5</text:span>/<text:span text:style-name="T184">03</text:span>/<text:span text:style-name="T184">02</text:span></text:p>
              </text:list-item>
            </text:list>
          </table:table-cell>
          <table:table-cell table:style-name="表格59.J1" office:value-type="string">
            <text:list xml:id="list212005466151712" text:continue-numbering="true" text:style-name="WW8Num2">
              <text:list-item>
                <text:p text:style-name="P875"/>
              </text:list-item>
            </text:list>
          </table:table-cell>
          <table:table-cell table:style-name="表格59.K1" office:value-type="string">
            <text:list xml:id="list212005466153087" text:continue-numbering="true" text:style-name="WW8Num2">
              <text:list-item>
                <text:p text:style-name="P875"/>
              </text:list-item>
            </text:list>
          </table:table-cell>
          <table:table-cell table:style-name="表格59.K1" office:value-type="string">
            <text:list xml:id="list212005466166413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59.1">
          <table:table-cell table:style-name="表格59.A2" office:value-type="string">
            <text:list xml:id="list212005466164565" text:continue-numbering="true" text:style-name="WW8Num2">
              <text:list-item>
                <text:p text:style-name="P1066">Table</text:p>
              </text:list-item>
            </text:list>
          </table:table-cell>
          <table:table-cell table:style-name="表格59.A2" table:number-columns-spanned="6" office:value-type="string">
            <text:list xml:id="list212005466161108" text:continue-numbering="true" text:style-name="WW8Num2">
              <text:list-item>
                <text:p text:style-name="P1244">qc_<text:span text:style-name="T190">olap_mdx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2" office:value-type="string">
            <text:list xml:id="list212005466160836" text:continue-numbering="true" text:style-name="WW8Num2">
              <text:list-item>
                <text:p text:style-name="P1066">DataBase</text:p>
              </text:list-item>
            </text:list>
          </table:table-cell>
          <table:table-cell table:style-name="表格59.A2" office:value-type="string">
            <text:list xml:id="list212005466159069" text:continue-numbering="true" text:style-name="WW8Num2">
              <text:list-item>
                <text:p text:style-name="P1146">bbcore</text:p>
              </text:list-item>
            </text:list>
          </table:table-cell>
          <table:table-cell table:style-name="表格59.J1" office:value-type="string">
            <text:list xml:id="list212005483160963" text:continue-numbering="true" text:style-name="WW8Num2">
              <text:list-item>
                <text:p text:style-name="P875"/>
              </text:list-item>
            </text:list>
          </table:table-cell>
          <table:table-cell table:style-name="表格59.K1" office:value-type="string">
            <text:list xml:id="list212005483182576" text:continue-numbering="true" text:style-name="WW8Num2">
              <text:list-item>
                <text:p text:style-name="P875"/>
              </text:list-item>
            </text:list>
          </table:table-cell>
          <table:table-cell table:style-name="表格59.K1" office:value-type="string">
            <text:list xml:id="list212005483164863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59.1">
          <table:table-cell table:style-name="表格59.A4" office:value-type="string">
            <text:list xml:id="list212005483164729" text:continue-numbering="true" text:style-name="WW8Num2">
              <text:list-item>
                <text:p text:style-name="P1066">Descript</text:p>
              </text:list-item>
            </text:list>
          </table:table-cell>
          <table:table-cell table:style-name="表格59.A4" table:number-columns-spanned="8" office:value-type="string">
            <text:list xml:id="list212005483175303" text:continue-numbering="true" text:style-name="WW8Num2">
              <text:list-item>
                <text:p text:style-name="P12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9.J1" office:value-type="string">
            <text:list xml:id="list212005483152412" text:continue-numbering="true" text:style-name="WW8Num2">
              <text:list-item>
                <text:p text:style-name="P875"/>
              </text:list-item>
            </text:list>
          </table:table-cell>
          <table:table-cell table:style-name="表格59.K1" office:value-type="string">
            <text:list xml:id="list212005483158477" text:continue-numbering="true" text:style-name="WW8Num2">
              <text:list-item>
                <text:p text:style-name="P875"/>
              </text:list-item>
            </text:list>
          </table:table-cell>
          <table:table-cell table:style-name="表格59.K1" office:value-type="string">
            <text:list xml:id="list212005483157915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59.1">
          <table:table-cell table:style-name="表格59.A5" table:number-columns-spanned="9" office:value-type="string">
            <text:list xml:id="list212005483174913" text:continue-numbering="true" text:style-name="WW8Num2">
              <text:list-item>
                <text:p text:style-name="P9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9.J5" table:number-columns-spanned="3" office:value-type="string">
            <text:list xml:id="list212005483151885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212005483161118" text:continue-numbering="true" text:style-name="WW8Num2">
              <text:list-item>
                <text:p text:style-name="P1106">Field</text:p>
              </text:list-item>
            </text:list>
          </table:table-cell>
          <table:table-cell table:style-name="表格59.A5" office:value-type="string">
            <text:list xml:id="list212005483158911" text:continue-numbering="true" text:style-name="WW8Num2">
              <text:list-item>
                <text:p text:style-name="P1106">Datatype</text:p>
              </text:list-item>
            </text:list>
          </table:table-cell>
          <table:table-cell table:style-name="表格59.A5" office:value-type="string">
            <text:list xml:id="list212005483174415" text:continue-numbering="true" text:style-name="WW8Num2">
              <text:list-item>
                <text:p text:style-name="P1106">PK</text:p>
              </text:list-item>
            </text:list>
          </table:table-cell>
          <table:table-cell table:style-name="表格59.A5" office:value-type="string">
            <text:list xml:id="list212005483156473" text:continue-numbering="true" text:style-name="WW8Num2">
              <text:list-item>
                <text:p text:style-name="P1106">UK</text:p>
              </text:list-item>
            </text:list>
          </table:table-cell>
          <table:table-cell table:style-name="表格59.A5" office:value-type="string">
            <text:list xml:id="list212005483171934" text:continue-numbering="true" text:style-name="WW8Num2">
              <text:list-item>
                <text:p text:style-name="P1106">IDX</text:p>
              </text:list-item>
            </text:list>
          </table:table-cell>
          <table:table-cell table:style-name="表格59.A5" office:value-type="string">
            <text:list xml:id="list212005483180533" text:continue-numbering="true" text:style-name="WW8Num2">
              <text:list-item>
                <text:p text:style-name="P1026"><text:span text:style-name="T2">S</text:span><text:span text:style-name="T3">IZE</text:span></text:p>
              </text:list-item>
            </text:list>
          </table:table-cell>
          <table:table-cell table:style-name="表格59.A5" office:value-type="string">
            <text:list xml:id="list212005483153744" text:continue-numbering="true" text:style-name="WW8Num2">
              <text:list-item>
                <text:p text:style-name="P1026"><text:span text:style-name="T2">D</text:span><text:span text:style-name="T3">EF</text:span></text:p>
              </text:list-item>
            </text:list>
          </table:table-cell>
          <table:table-cell table:style-name="表格59.A5" office:value-type="string">
            <text:list xml:id="list212005483154830" text:continue-numbering="true" text:style-name="WW8Num2">
              <text:list-item>
                <text:p text:style-name="P1106">Description</text:p>
              </text:list-item>
            </text:list>
          </table:table-cell>
          <table:table-cell table:style-name="表格59.A5" office:value-type="string">
            <text:list xml:id="list212005483161044" text:continue-numbering="true" text:style-name="WW8Num2">
              <text:list-item>
                <text:p text:style-name="P1106">Remarks</text:p>
              </text:list-item>
            </text:list>
          </table:table-cell>
          <table:table-cell table:style-name="表格59.J5" table:number-columns-spanned="3" office:value-type="string">
            <text:list xml:id="list212005483160116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212005483151598" text:continue-numbering="true" text:style-name="WW8Num2">
              <text:list-item>
                <text:p text:style-name="P1352">OID</text:p>
              </text:list-item>
            </text:list>
          </table:table-cell>
          <table:table-cell table:style-name="表格59.A5" office:value-type="string">
            <text:list xml:id="list212005483167459" text:continue-numbering="true" text:style-name="WW8Num2">
              <text:list-item>
                <text:p text:style-name="P1352">CHAR</text:p>
              </text:list-item>
            </text:list>
          </table:table-cell>
          <table:table-cell table:style-name="表格59.A5" office:value-type="string">
            <text:list xml:id="list212005483165066" text:continue-numbering="true" text:style-name="WW8Num2">
              <text:list-item>
                <text:p text:style-name="P1352">Y</text:p>
              </text:list-item>
            </text:list>
          </table:table-cell>
          <table:table-cell table:style-name="表格59.A5" office:value-type="string">
            <text:list xml:id="list212005483168561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83183067" text:continue-numbering="true" text:style-name="WW8Num2">
              <text:list-item>
                <text:p text:style-name="P1352"><text:s/></text:p>
              </text:list-item>
            </text:list>
          </table:table-cell>
          <table:table-cell table:style-name="表格59.A5" office:value-type="string">
            <text:list xml:id="list212005483170223" text:continue-numbering="true" text:style-name="WW8Num2">
              <text:list-item>
                <text:p text:style-name="P1352">36</text:p>
              </text:list-item>
            </text:list>
          </table:table-cell>
          <table:table-cell table:style-name="表格59.A5" office:value-type="string">
            <text:list xml:id="list212005483176622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83156080" text:continue-numbering="true" text:style-name="WW8Num2">
              <text:list-item>
                <text:p text:style-name="P1352">PK / UUID</text:p>
              </text:list-item>
            </text:list>
          </table:table-cell>
          <table:table-cell table:style-name="表格59.A5" office:value-type="string">
            <text:list xml:id="list212005483170906" text:continue-numbering="true" text:style-name="WW8Num2">
              <text:list-item>
                <text:p text:style-name="P1352">Default java UUID</text:p>
              </text:list-item>
            </text:list>
          </table:table-cell>
          <table:table-cell table:style-name="表格59.J5" table:number-columns-spanned="3" office:value-type="string">
            <text:list xml:id="list212005483173561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212005483156536" text:continue-numbering="true" text:style-name="WW8Num2">
              <text:list-item>
                <text:p text:style-name="P1457">NAME</text:p>
              </text:list-item>
            </text:list>
          </table:table-cell>
          <table:table-cell table:style-name="表格59.A8" office:value-type="string">
            <text:list xml:id="list212005483181850" text:continue-numbering="true" text:style-name="WW8Num2">
              <text:list-item>
                <text:p text:style-name="P1352">VARCHAR</text:p>
              </text:list-item>
            </text:list>
          </table:table-cell>
          <table:table-cell table:style-name="表格59.A8" office:value-type="string">
            <text:list xml:id="list212005483161794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8" office:value-type="string">
            <text:list xml:id="list212005483167631" text:continue-numbering="true" text:style-name="WW8Num2">
              <text:list-item>
                <text:p text:style-name="P1463">Y</text:p>
              </text:list-item>
            </text:list>
          </table:table-cell>
          <table:table-cell table:style-name="表格59.A8" office:value-type="string">
            <text:list xml:id="list212005483153357" text:continue-numbering="true" text:style-name="WW8Num2">
              <text:list-item>
                <text:p text:style-name="P1455"/>
              </text:list-item>
            </text:list>
          </table:table-cell>
          <table:table-cell table:style-name="表格59.A8" office:value-type="string">
            <text:list xml:id="list212005483157841" text:continue-numbering="true" text:style-name="WW8Num2">
              <text:list-item>
                <text:p text:style-name="P1457">100</text:p>
              </text:list-item>
            </text:list>
          </table:table-cell>
          <table:table-cell table:style-name="表格59.A8" office:value-type="string">
            <text:list xml:id="list212005483165054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8" office:value-type="string">
            <text:list xml:id="list212005483151483" text:continue-numbering="true" text:style-name="WW8Num2">
              <text:list-item>
                <text:p text:style-name="P1482"/>
              </text:list-item>
            </text:list>
          </table:table-cell>
          <table:table-cell table:style-name="表格59.A8" office:value-type="string">
            <text:list xml:id="list212005483170787" text:continue-numbering="true" text:style-name="WW8Num2">
              <text:list-item>
                <text:p text:style-name="P1496"/>
              </text:list-item>
            </text:list>
          </table:table-cell>
          <table:table-cell table:style-name="表格59.J5" table:number-columns-spanned="3" office:value-type="string">
            <text:list xml:id="list212005483152320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212005483180121" text:continue-numbering="true" text:style-name="WW8Num2">
              <text:list-item>
                <text:p text:style-name="P1464">EXPRESSION</text:p>
              </text:list-item>
            </text:list>
          </table:table-cell>
          <table:table-cell table:style-name="表格59.A8" office:value-type="string">
            <text:list xml:id="list212005483153075" text:continue-numbering="true" text:style-name="WW8Num2">
              <text:list-item>
                <text:p text:style-name="P1460">BLOG</text:p>
              </text:list-item>
            </text:list>
          </table:table-cell>
          <table:table-cell table:style-name="表格59.A8" office:value-type="string">
            <text:list xml:id="list212005483160871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8" office:value-type="string">
            <text:list xml:id="list212005483152246" text:continue-numbering="true" text:style-name="WW8Num2">
              <text:list-item>
                <text:p text:style-name="P1432"/>
              </text:list-item>
            </text:list>
          </table:table-cell>
          <table:table-cell table:style-name="表格59.A8" office:value-type="string">
            <text:list xml:id="list212005483176185" text:continue-numbering="true" text:style-name="WW8Num2">
              <text:list-item>
                <text:p text:style-name="P1436"/>
              </text:list-item>
            </text:list>
          </table:table-cell>
          <table:table-cell table:style-name="表格59.A8" office:value-type="string">
            <text:list xml:id="list212005483163344" text:continue-numbering="true" text:style-name="WW8Num2">
              <text:list-item>
                <text:p text:style-name="P1453"/>
              </text:list-item>
            </text:list>
          </table:table-cell>
          <table:table-cell table:style-name="表格59.A8" office:value-type="string">
            <text:list xml:id="list212005483176731" text:continue-numbering="true" text:style-name="WW8Num2">
              <text:list-item>
                <text:p text:style-name="P1465"/>
              </text:list-item>
            </text:list>
          </table:table-cell>
          <table:table-cell table:style-name="表格59.A8" office:value-type="string">
            <text:list xml:id="list212005483166196" text:continue-numbering="true" text:style-name="WW8Num2">
              <text:list-item>
                <text:p text:style-name="P1484"/>
              </text:list-item>
            </text:list>
          </table:table-cell>
          <table:table-cell table:style-name="表格59.A8" office:value-type="string">
            <text:list xml:id="list212005483164328" text:continue-numbering="true" text:style-name="WW8Num2">
              <text:list-item>
                <text:p text:style-name="P1496"/>
              </text:list-item>
            </text:list>
          </table:table-cell>
          <table:table-cell table:style-name="表格59.J5" table:number-columns-spanned="3" office:value-type="string">
            <text:list xml:id="list212005483153281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212005483177988" text:continue-numbering="true" text:style-name="WW8Num2">
              <text:list-item>
                <text:p text:style-name="P1466">CONF_OID</text:p>
              </text:list-item>
            </text:list>
          </table:table-cell>
          <table:table-cell table:style-name="表格59.A8" office:value-type="string">
            <text:list xml:id="list212005483156868" text:continue-numbering="true" text:style-name="WW8Num2">
              <text:list-item>
                <text:p text:style-name="P1351">CHAR</text:p>
              </text:list-item>
            </text:list>
          </table:table-cell>
          <table:table-cell table:style-name="表格59.A8" office:value-type="string">
            <text:list xml:id="list212005483158363" text:continue-numbering="true" text:style-name="WW8Num2">
              <text:list-item>
                <text:p text:style-name="P1351"/>
              </text:list-item>
            </text:list>
          </table:table-cell>
          <table:table-cell table:style-name="表格59.A8" office:value-type="string">
            <text:list xml:id="list212005483162753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9.A8" office:value-type="string">
            <text:list xml:id="list212005483177987" text:continue-numbering="true" text:style-name="WW8Num2">
              <text:list-item>
                <text:p text:style-name="P1351"><text:s/><text:span text:style-name="T193">Y</text:span></text:p>
              </text:list-item>
            </text:list>
          </table:table-cell>
          <table:table-cell table:style-name="表格59.A8" office:value-type="string">
            <text:list xml:id="list212005483160525" text:continue-numbering="true" text:style-name="WW8Num2">
              <text:list-item>
                <text:p text:style-name="P1351">36</text:p>
              </text:list-item>
            </text:list>
          </table:table-cell>
          <table:table-cell table:style-name="表格59.A8" office:value-type="string">
            <text:list xml:id="list212005483164652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9.A8" office:value-type="string">
            <text:list xml:id="list212005483171270" text:continue-numbering="true" text:style-name="WW8Num2">
              <text:list-item>
                <text:p text:style-name="P1484"/>
              </text:list-item>
            </text:list>
          </table:table-cell>
          <table:table-cell table:style-name="表格59.A8" office:value-type="string">
            <text:list xml:id="list212005483160450" text:continue-numbering="true" text:style-name="WW8Num2">
              <text:list-item>
                <text:p text:style-name="P1496"/>
              </text:list-item>
            </text:list>
          </table:table-cell>
          <table:table-cell table:style-name="表格59.J5" table:number-columns-spanned="3" office:value-type="string">
            <text:list xml:id="list212005483180709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212005483161003" text:continue-numbering="true" text:style-name="WW8Num2">
              <text:list-item>
                <text:p text:style-name="P1466">CATALOG_OID</text:p>
              </text:list-item>
            </text:list>
          </table:table-cell>
          <table:table-cell table:style-name="表格59.A8" office:value-type="string">
            <text:list xml:id="list212005483165436" text:continue-numbering="true" text:style-name="WW8Num2">
              <text:list-item>
                <text:p text:style-name="P1351">CHAR</text:p>
              </text:list-item>
            </text:list>
          </table:table-cell>
          <table:table-cell table:style-name="表格59.A8" office:value-type="string">
            <text:list xml:id="list212005483159761" text:continue-numbering="true" text:style-name="WW8Num2">
              <text:list-item>
                <text:p text:style-name="P1351"/>
              </text:list-item>
            </text:list>
          </table:table-cell>
          <table:table-cell table:style-name="表格59.A8" office:value-type="string">
            <text:list xml:id="list212005499180838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9.A8" office:value-type="string">
            <text:list xml:id="list212005499172117" text:continue-numbering="true" text:style-name="WW8Num2">
              <text:list-item>
                <text:p text:style-name="P1351"><text:s/><text:span text:style-name="T193">Y</text:span></text:p>
              </text:list-item>
            </text:list>
          </table:table-cell>
          <table:table-cell table:style-name="表格59.A8" office:value-type="string">
            <text:list xml:id="list212005499178801" text:continue-numbering="true" text:style-name="WW8Num2">
              <text:list-item>
                <text:p text:style-name="P1351">36</text:p>
              </text:list-item>
            </text:list>
          </table:table-cell>
          <table:table-cell table:style-name="表格59.A8" office:value-type="string">
            <text:list xml:id="list212005499161873" text:continue-numbering="true" text:style-name="WW8Num2">
              <text:list-item>
                <text:p text:style-name="P1284"/>
              </text:list-item>
            </text:list>
          </table:table-cell>
          <table:table-cell table:style-name="表格59.A8" office:value-type="string">
            <text:list xml:id="list212005499156228" text:continue-numbering="true" text:style-name="WW8Num2">
              <text:list-item>
                <text:p text:style-name="P1484"/>
              </text:list-item>
            </text:list>
          </table:table-cell>
          <table:table-cell table:style-name="表格59.A8" office:value-type="string">
            <text:list xml:id="list212005499172323" text:continue-numbering="true" text:style-name="WW8Num2">
              <text:list-item>
                <text:p text:style-name="P1496"/>
              </text:list-item>
            </text:list>
          </table:table-cell>
          <table:table-cell table:style-name="表格59.J5" table:number-columns-spanned="3" office:value-type="string">
            <text:list xml:id="list212005499161810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212005499154514" text:continue-numbering="true" text:style-name="WW8Num2">
              <text:list-item>
                <text:p text:style-name="P1352">CUSERID</text:p>
              </text:list-item>
            </text:list>
          </table:table-cell>
          <table:table-cell table:style-name="表格59.A8" office:value-type="string">
            <text:list xml:id="list212005499151389" text:continue-numbering="true" text:style-name="WW8Num2">
              <text:list-item>
                <text:p text:style-name="P1352">VARCHAR</text:p>
              </text:list-item>
            </text:list>
          </table:table-cell>
          <table:table-cell table:style-name="表格59.A8" office:value-type="string">
            <text:list xml:id="list212005499152455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8" office:value-type="string">
            <text:list xml:id="list212005499178454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8" office:value-type="string">
            <text:list xml:id="list212005499180280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8" office:value-type="string">
            <text:list xml:id="list212005499170386" text:continue-numbering="true" text:style-name="WW8Num2">
              <text:list-item>
                <text:p text:style-name="P1352">24</text:p>
              </text:list-item>
            </text:list>
          </table:table-cell>
          <table:table-cell table:style-name="表格59.A8" office:value-type="string">
            <text:list xml:id="list212005499179890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8" office:value-type="string">
            <text:list xml:id="list212005499164729" text:continue-numbering="true" text:style-name="WW8Num2">
              <text:list-item>
                <text:p text:style-name="P1352">Create data user</text:p>
              </text:list-item>
            </text:list>
          </table:table-cell>
          <table:table-cell table:style-name="表格59.A8" office:value-type="string">
            <text:list xml:id="list212005499164259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J5" table:number-columns-spanned="3" office:value-type="string">
            <text:list xml:id="list212005499173782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212005499166041" text:continue-numbering="true" text:style-name="WW8Num2">
              <text:list-item>
                <text:p text:style-name="P1352">CDATE</text:p>
              </text:list-item>
            </text:list>
          </table:table-cell>
          <table:table-cell table:style-name="表格59.A5" office:value-type="string">
            <text:list xml:id="list212005499171500" text:continue-numbering="true" text:style-name="WW8Num2">
              <text:list-item>
                <text:p text:style-name="P1352">DATETIME</text:p>
              </text:list-item>
            </text:list>
          </table:table-cell>
          <table:table-cell table:style-name="表格59.A5" office:value-type="string">
            <text:list xml:id="list212005499156175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99175492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99153337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99163019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99168888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99174326" text:continue-numbering="true" text:style-name="WW8Num2">
              <text:list-item>
                <text:p text:style-name="P1352">Create time</text:p>
              </text:list-item>
            </text:list>
          </table:table-cell>
          <table:table-cell table:style-name="表格59.A5" office:value-type="string">
            <text:list xml:id="list212005499180632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J5" table:number-columns-spanned="3" office:value-type="string">
            <text:list xml:id="list212005499162639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212005499154946" text:continue-numbering="true" text:style-name="WW8Num2">
              <text:list-item>
                <text:p text:style-name="P1352">UUSERID</text:p>
              </text:list-item>
            </text:list>
          </table:table-cell>
          <table:table-cell table:style-name="表格59.A5" office:value-type="string">
            <text:list xml:id="list212005499162899" text:continue-numbering="true" text:style-name="WW8Num2">
              <text:list-item>
                <text:p text:style-name="P1352">VARCHAR</text:p>
              </text:list-item>
            </text:list>
          </table:table-cell>
          <table:table-cell table:style-name="表格59.A5" office:value-type="string">
            <text:list xml:id="list212005499178639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99177413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99154969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99178088" text:continue-numbering="true" text:style-name="WW8Num2">
              <text:list-item>
                <text:p text:style-name="P1352">24</text:p>
              </text:list-item>
            </text:list>
          </table:table-cell>
          <table:table-cell table:style-name="表格59.A5" office:value-type="string">
            <text:list xml:id="list212005499166725" text:continue-numbering="true" text:style-name="WW8Num2">
              <text:list-item>
                <text:p text:style-name="P1352">null</text:p>
              </text:list-item>
            </text:list>
          </table:table-cell>
          <table:table-cell table:style-name="表格59.A5" office:value-type="string">
            <text:list xml:id="list212005499168830" text:continue-numbering="true" text:style-name="WW8Num2">
              <text:list-item>
                <text:p text:style-name="P1352">Update date user</text:p>
              </text:list-item>
            </text:list>
          </table:table-cell>
          <table:table-cell table:style-name="表格59.A5" office:value-type="string">
            <text:list xml:id="list212005499176533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J5" table:number-columns-spanned="3" office:value-type="string">
            <text:list xml:id="list212005499176955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212005499154109" text:continue-numbering="true" text:style-name="WW8Num2">
              <text:list-item>
                <text:p text:style-name="P1352">UDATE</text:p>
              </text:list-item>
            </text:list>
          </table:table-cell>
          <table:table-cell table:style-name="表格59.A5" office:value-type="string">
            <text:list xml:id="list212005499156744" text:continue-numbering="true" text:style-name="WW8Num2">
              <text:list-item>
                <text:p text:style-name="P1352">DATETIME</text:p>
              </text:list-item>
            </text:list>
          </table:table-cell>
          <table:table-cell table:style-name="表格59.A5" office:value-type="string">
            <text:list xml:id="list212005499165024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99161052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99180627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99166686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A5" office:value-type="string">
            <text:list xml:id="list212005499182170" text:continue-numbering="true" text:style-name="WW8Num2">
              <text:list-item>
                <text:p text:style-name="P1352">null</text:p>
              </text:list-item>
            </text:list>
          </table:table-cell>
          <table:table-cell table:style-name="表格59.A5" office:value-type="string">
            <text:list xml:id="list212005499169212" text:continue-numbering="true" text:style-name="WW8Num2">
              <text:list-item>
                <text:p text:style-name="P1352">Update time</text:p>
              </text:list-item>
            </text:list>
          </table:table-cell>
          <table:table-cell table:style-name="表格59.A5" office:value-type="string">
            <text:list xml:id="list212005499162242" text:continue-numbering="true" text:style-name="WW8Num2">
              <text:list-item>
                <text:p text:style-name="P1285"/>
              </text:list-item>
            </text:list>
          </table:table-cell>
          <table:table-cell table:style-name="表格59.J5" table:number-columns-spanned="3" office:value-type="string">
            <text:list xml:id="list212005499173148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</table:table>
      <text:list xml:id="list212005499170684" text:continue-numbering="true" text:style-name="WW8Num2">
        <text:list-item>
          <text:h text:style-name="P900" text:outline-level="1"/>
        </text:list-item>
      </text:list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5-03-11T21:20:03.217000000</dc:date>
    <meta:editing-cycles>620</meta:editing-cycles>
    <meta:editing-duration>PT8H49M33S</meta:editing-duration>
    <meta:generator>LibreOffice/4.2.4.2$Windows_x86 LibreOffice_project/63150712c6d317d27ce2db16eb94c2f3d7b699f8</meta:generator>
    <meta:document-statistic meta:table-count="60" meta:image-count="0" meta:object-count="0" meta:page-count="45" meta:paragraph-count="4092" meta:word-count="5755" meta:character-count="30029" meta:non-whitespace-character-count="28759"/>
  </office:meta>
</office:document-meta>
</file>